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0.5929in"/>
    </style:style>
    <style:style style:name="co4" style:family="table-column">
      <style:table-column-properties fo:break-before="auto" style:column-width="1.6327in"/>
    </style:style>
    <style:style style:name="co5" style:family="table-column">
      <style:table-column-properties fo:break-before="auto" style:column-width="1.4827in"/>
    </style:style>
    <style:style style:name="co6" style:family="table-column">
      <style:table-column-properties fo:break-before="auto" style:column-width="1.5146in"/>
    </style:style>
    <style:style style:name="co7" style:family="table-column">
      <style:table-column-properties fo:break-before="auto" style:column-width="1.4508in"/>
    </style:style>
    <style:style style:name="co8" style:family="table-column">
      <style:table-column-properties fo:break-before="auto" style:column-width="1.6008in"/>
    </style:style>
    <style:style style:name="co9" style:family="table-column">
      <style:table-column-properties fo:break-before="auto" style:column-width="2.1799in"/>
    </style:style>
    <style:style style:name="co10" style:family="table-column">
      <style:table-column-properties fo:break-before="auto" style:column-width="2.0291in"/>
    </style:style>
    <style:style style:name="co11" style:family="table-column">
      <style:table-column-properties fo:break-before="auto" style:column-width="1.3646in"/>
    </style:style>
    <style:style style:name="co12" style:family="table-column">
      <style:table-column-properties fo:break-before="auto" style:column-width="2.0937in"/>
    </style:style>
    <style:style style:name="co13" style:family="table-column">
      <style:table-column-properties fo:break-before="auto" style:column-width="1.9437in"/>
    </style:style>
    <style:style style:name="co14" style:family="table-column">
      <style:table-column-properties fo:break-before="auto" style:column-width="1.8791in"/>
    </style:style>
    <style:style style:name="co15" style:family="table-column">
      <style:table-column-properties fo:break-before="auto" style:column-width="2.6083in"/>
    </style:style>
    <style:style style:name="co16" style:family="table-column">
      <style:table-column-properties fo:break-before="auto" style:column-width="2.4583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0.6626in"/>
    </style:style>
    <style:style style:name="co19" style:family="table-column">
      <style:table-column-properties fo:break-before="auto" style:column-width="0.6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ce2" style:family="table-cell" style:parent-style-name="Default" style:data-style-name="N122">
      <style:table-cell-properties fo:background-color="transparent"/>
      <style:text-properties fo:color="#000000"/>
    </style:style>
    <style:style style:name="ce3" style:family="table-cell" style:parent-style-name="Default" style:data-style-name="N122">
      <style:table-cell-properties fo:background-color="transparent"/>
    </style:style>
    <style:style style:name="ce4" style:family="table-cell" style:parent-style-name="Default" style:data-style-name="N122">
      <style:table-cell-properties fo:background-color="#d4ea6b"/>
      <style:text-properties fo:color="#000000"/>
    </style:style>
    <style:style style:name="ce5" style:family="table-cell" style:parent-style-name="Default" style:data-style-name="N123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 style:data-style-name="N122">
      <style:table-cell-properties fo:background-color="#d4ea6b"/>
      <style:text-properties fo:font-weight="normal" style:font-weight-asian="normal" style:font-weight-complex="normal"/>
    </style:style>
    <style:style style:name="ce9" style:family="table-cell" style:parent-style-name="Default" style:data-style-name="N122">
      <style:table-cell-properties fo:background-color="transparent"/>
      <style:text-properties fo:font-weight="normal" style:font-weight-asian="normal" style:font-weight-complex="normal"/>
    </style:style>
    <style:style style:name="ce10" style:family="table-cell" style:parent-style-name="Default" style:data-style-name="N123">
      <style:table-cell-properties fo:background-color="transparent"/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ResAccuracyPerMeasure_Bagging_N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/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accuracy_mean_easy</text:p>
          </table:table-cell>
          <table:table-cell office:value-type="string" calcext:value-type="string">
            <text:p>accuracy_std_easy</text:p>
          </table:table-cell>
          <table:table-cell office:value-type="string" calcext:value-type="string">
            <text:p>accuracy_mean_hard</text:p>
          </table:table-cell>
          <table:table-cell office:value-type="string" calcext:value-type="string">
            <text:p>accuracy_std_hard</text:p>
          </table:table-cell>
          <table:table-cell office:value-type="string" calcext:value-type="string">
            <text:p>accuracy_mean_combo</text:p>
          </table:table-cell>
          <table:table-cell office:value-type="string" calcext:value-type="string">
            <text:p>accuracy_std_combo</text:p>
          </table:table-cell>
          <table:table-cell office:value-type="string" calcext:value-type="string">
            <text:p>accuracy_mean_combo_extreme</text:p>
          </table:table-cell>
          <table:table-cell office:value-type="string" calcext:value-type="string">
            <text:p>accuracy_std_combo_extreme</text:p>
          </table:table-cell>
          <table:table-cell office:value-type="string" calcext:value-type="string">
            <text:p>accuracy_mean_split2</text:p>
          </table:table-cell>
          <table:table-cell office:value-type="string" calcext:value-type="string">
            <text:p>accuracy_std_split2</text:p>
          </table:table-cell>
          <table:table-cell office:value-type="string" calcext:value-type="string">
            <text:p>accuracy_mean_split2_extreme</text:p>
          </table:table-cell>
          <table:table-cell office:value-type="string" calcext:value-type="string">
            <text:p>accuracy_std_split2_extreme</text:p>
          </table:table-cell>
          <table:table-cell office:value-type="string" calcext:value-type="string">
            <text:p>accuracy_mean_split1_classic</text:p>
          </table:table-cell>
          <table:table-cell office:value-type="string" calcext:value-type="string">
            <text:p>accuracy_std_split1_classic</text:p>
          </table:table-cell>
          <table:table-cell office:value-type="string" calcext:value-type="string">
            <text:p>accuracy_mean_split1_classic_extreme</text:p>
          </table:table-cell>
          <table:table-cell office:value-type="string" calcext:value-type="string">
            <text:p>accuracy_std_split1_classic_extreme</text:p>
          </table:table-cell>
          <table:table-cell office:value-type="string" calcext:value-type="string">
            <text:p>accuracy_mean_split4</text:p>
          </table:table-cell>
          <table:table-cell office:value-type="string" calcext:value-type="string">
            <text:p>accuracy_std_split4</text:p>
          </table:table-cell>
          <table:table-cell office:value-type="string" calcext:value-type="string">
            <text:p>accuracy_mean_split4_extreme</text:p>
          </table:table-cell>
          <table:table-cell office:value-type="string" calcext:value-type="string">
            <text:p>accuracy_std_split4_extreme</text:p>
          </table:table-cell>
          <table:table-cell office:value-type="string" calcext:value-type="string">
            <text:p>accuracy_mean_split2_classic</text:p>
          </table:table-cell>
          <table:table-cell office:value-type="string" calcext:value-type="string">
            <text:p>accuracy_std_split2_classic</text:p>
          </table:table-cell>
          <table:table-cell office:value-type="string" calcext:value-type="string">
            <text:p>accuracy_mean_split2_classic_extreme</text:p>
          </table:table-cell>
          <table:table-cell office:value-type="string" calcext:value-type="string">
            <text:p>accuracy_std_split2_classic_extreme</text:p>
          </table:table-cell>
          <table:table-cell office:value-type="string" calcext:value-type="string">
            <text:p>accuracy_mean_split9</text:p>
          </table:table-cell>
          <table:table-cell office:value-type="string" calcext:value-type="string">
            <text:p>accuracy_std_split9</text:p>
          </table:table-cell>
          <table:table-cell office:value-type="string" calcext:value-type="string">
            <text:p>accuracy_mean_split9_extreme</text:p>
          </table:table-cell>
          <table:table-cell office:value-type="string" calcext:value-type="string">
            <text:p>accuracy_std_split9_extreme</text:p>
          </table:table-cell>
          <table:table-cell office:value-type="string" calcext:value-type="string">
            <text:p>accuracy_mean_split4_classic</text:p>
          </table:table-cell>
          <table:table-cell office:value-type="string" calcext:value-type="string">
            <text:p>accuracy_std_split4_classic</text:p>
          </table:table-cell>
          <table:table-cell office:value-type="string" calcext:value-type="string">
            <text:p>accuracy_mean_split4_classic_extreme</text:p>
          </table:table-cell>
          <table:table-cell office:value-type="string" calcext:value-type="string">
            <text:p>accuracy_std_split4_classic_extreme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0_</text:p>
          </table:table-cell>
          <table:table-cell office:value-type="float" office:value="0.903666666666667" calcext:value-type="float">
            <text:p>0.903666666666667</text:p>
          </table:table-cell>
          <table:table-cell office:value-type="float" office:value="0.0106327586051577" calcext:value-type="float">
            <text:p>0.0106327586051577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76011695006608" calcext:value-type="float">
            <text:p>0.0076011695006608</text:p>
          </table:table-cell>
          <table:table-cell office:value-type="float" office:value="0.903666666666667" calcext:value-type="float">
            <text:p>0.903666666666667</text:p>
          </table:table-cell>
          <table:table-cell office:value-type="float" office:value="0.0077638764659013" calcext:value-type="float">
            <text:p>0.0077638764659013</text:p>
          </table:table-cell>
          <table:table-cell office:value-type="float" office:value="0.902333333333333" calcext:value-type="float">
            <text:p>0.902333333333333</text:p>
          </table:table-cell>
          <table:table-cell office:value-type="float" office:value="0.0104482853457716" calcext:value-type="float">
            <text:p>0.0104482853457716</text:p>
          </table:table-cell>
          <table:table-cell office:value-type="float" office:value="0.902666666666667" calcext:value-type="float">
            <text:p>0.902666666666667</text:p>
          </table:table-cell>
          <table:table-cell office:value-type="float" office:value="0.0069322114476952" calcext:value-type="float">
            <text:p>0.0069322114476952</text:p>
          </table:table-cell>
          <table:table-cell office:value-type="float" office:value="0.903666666666667" calcext:value-type="float">
            <text:p>0.903666666666667</text:p>
          </table:table-cell>
          <table:table-cell office:value-type="float" office:value="0.010434983894999" calcext:value-type="float">
            <text:p>0.010434983894999</text:p>
          </table:table-cell>
          <table:table-cell office:value-type="float" office:value="0.903" calcext:value-type="float">
            <text:p>0.903</text:p>
          </table:table-cell>
          <table:table-cell office:value-type="float" office:value="0.0047726070210921" calcext:value-type="float">
            <text:p>0.0047726070210921</text:p>
          </table:table-cell>
          <table:table-cell office:value-type="float" office:value="0.899666666666667" calcext:value-type="float">
            <text:p>0.899666666666667</text:p>
          </table:table-cell>
          <table:table-cell office:value-type="float" office:value="0.0086922698736035" calcext:value-type="float">
            <text:p>0.0086922698736035</text:p>
          </table:table-cell>
          <table:table-cell office:value-type="float" office:value="0.901666666666667" calcext:value-type="float">
            <text:p>0.901666666666667</text:p>
          </table:table-cell>
          <table:table-cell office:value-type="float" office:value="0.0103413947049923" calcext:value-type="float">
            <text:p>0.0103413947049923</text:p>
          </table:table-cell>
          <table:table-cell office:value-type="float" office:value="0.9" calcext:value-type="float">
            <text:p>0.9</text:p>
          </table:table-cell>
          <table:table-cell office:value-type="float" office:value="0.0103413947049923" calcext:value-type="float">
            <text:p>0.0103413947049923</text:p>
          </table:table-cell>
          <table:table-cell office:value-type="float" office:value="0.900666666666667" calcext:value-type="float">
            <text:p>0.900666666666667</text:p>
          </table:table-cell>
          <table:table-cell office:value-type="float" office:value="0.0077817450199525" calcext:value-type="float">
            <text:p>0.0077817450199525</text:p>
          </table:table-cell>
          <table:table-cell office:value-type="float" office:value="0.901" calcext:value-type="float">
            <text:p>0.901</text:p>
          </table:table-cell>
          <table:table-cell office:value-type="float" office:value="0.0109671225842414" calcext:value-type="float">
            <text:p>0.0109671225842414</text:p>
          </table:table-cell>
          <table:table-cell office:value-type="float" office:value="0.904" calcext:value-type="float">
            <text:p>0.904</text:p>
          </table:table-cell>
          <table:table-cell office:value-type="float" office:value="0.0099023005183419" calcext:value-type="float">
            <text:p>0.0099023005183419</text:p>
          </table:table-cell>
          <table:table-cell office:value-type="float" office:value="0.904" calcext:value-type="float">
            <text:p>0.904</text:p>
          </table:table-cell>
          <table:table-cell office:value-type="float" office:value="0.0097610336428975" calcext:value-type="float">
            <text:p>0.0097610336428975</text:p>
          </table:table-cell>
          <table:table-cell office:value-type="float" office:value="0.898666666666667" calcext:value-type="float">
            <text:p>0.898666666666667</text:p>
          </table:table-cell>
          <table:table-cell office:value-type="float" office:value="0.0055777335102271" calcext:value-type="float">
            <text:p>0.0055777335102271</text:p>
          </table:table-cell>
          <table:table-cell office:value-type="float" office:value="0.896" calcext:value-type="float">
            <text:p>0.896</text:p>
          </table:table-cell>
          <table:table-cell office:value-type="float" office:value="0.0103816076682649" calcext:value-type="float">
            <text:p>0.0103816076682649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0_</text:p>
          </table:table-cell>
          <table:table-cell office:value-type="float" office:value="0.904" calcext:value-type="float">
            <text:p>0.904</text:p>
          </table:table-cell>
          <table:table-cell office:value-type="float" office:value="0.0132077418374393" calcext:value-type="float">
            <text:p>0.0132077418374393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94280904158206" calcext:value-type="float">
            <text:p>0.0094280904158206</text:p>
          </table:table-cell>
          <table:table-cell office:value-type="float" office:value="0.904333333333333" calcext:value-type="float">
            <text:p>0.904333333333333</text:p>
          </table:table-cell>
          <table:table-cell office:value-type="float" office:value="0.0117615191762515" calcext:value-type="float">
            <text:p>0.0117615191762515</text:p>
          </table:table-cell>
          <table:table-cell office:value-type="float" office:value="0.904666666666667" calcext:value-type="float">
            <text:p>0.904666666666667</text:p>
          </table:table-cell>
          <table:table-cell office:value-type="float" office:value="0.0116904519445001" calcext:value-type="float">
            <text:p>0.0116904519445001</text:p>
          </table:table-cell>
          <table:table-cell office:value-type="float" office:value="0.904333333333333" calcext:value-type="float">
            <text:p>0.904333333333333</text:p>
          </table:table-cell>
          <table:table-cell office:value-type="float" office:value="0.0092496246170077" calcext:value-type="float">
            <text:p>0.0092496246170077</text:p>
          </table:table-cell>
          <table:table-cell office:value-type="float" office:value="0.906" calcext:value-type="float">
            <text:p>0.906</text:p>
          </table:table-cell>
          <table:table-cell office:value-type="float" office:value="0.0118204154843314" calcext:value-type="float">
            <text:p>0.0118204154843314</text:p>
          </table:table-cell>
          <table:table-cell office:value-type="float" office:value="0.904" calcext:value-type="float">
            <text:p>0.904</text:p>
          </table:table-cell>
          <table:table-cell office:value-type="float" office:value="0.0064117946872238" calcext:value-type="float">
            <text:p>0.0064117946872238</text:p>
          </table:table-cell>
          <table:table-cell office:value-type="float" office:value="0.902333333333333" calcext:value-type="float">
            <text:p>0.902333333333333</text:p>
          </table:table-cell>
          <table:table-cell office:value-type="float" office:value="0.0109671225842414" calcext:value-type="float">
            <text:p>0.0109671225842414</text:p>
          </table:table-cell>
          <table:table-cell office:value-type="float" office:value="0.902" calcext:value-type="float">
            <text:p>0.902</text:p>
          </table:table-cell>
          <table:table-cell office:value-type="float" office:value="0.0098177843166821" calcext:value-type="float">
            <text:p>0.0098177843166821</text:p>
          </table:table-cell>
          <table:table-cell office:value-type="float" office:value="0.903" calcext:value-type="float">
            <text:p>0.903</text:p>
          </table:table-cell>
          <table:table-cell office:value-type="float" office:value="0.0127693208729186" calcext:value-type="float">
            <text:p>0.0127693208729186</text:p>
          </table:table-cell>
          <table:table-cell office:value-type="float" office:value="0.903" calcext:value-type="float">
            <text:p>0.903</text:p>
          </table:table-cell>
          <table:table-cell office:value-type="float" office:value="0.0083666002653407" calcext:value-type="float">
            <text:p>0.0083666002653407</text:p>
          </table:table-cell>
          <table:table-cell office:value-type="float" office:value="0.902333333333333" calcext:value-type="float">
            <text:p>0.902333333333333</text:p>
          </table:table-cell>
          <table:table-cell office:value-type="float" office:value="0.0075092535507125" calcext:value-type="float">
            <text:p>0.0075092535507125</text:p>
          </table:table-cell>
          <table:table-cell office:value-type="float" office:value="0.899666666666667" calcext:value-type="float">
            <text:p>0.899666666666667</text:p>
          </table:table-cell>
          <table:table-cell office:value-type="float" office:value="0.0072072494368132" calcext:value-type="float">
            <text:p>0.0072072494368132</text:p>
          </table:table-cell>
          <table:table-cell office:value-type="float" office:value="0.903" calcext:value-type="float">
            <text:p>0.903</text:p>
          </table:table-cell>
          <table:table-cell office:value-type="float" office:value="0.0095306523036639" calcext:value-type="float">
            <text:p>0.0095306523036639</text:p>
          </table:table-cell>
          <table:table-cell office:value-type="float" office:value="0.901" calcext:value-type="float">
            <text:p>0.901</text:p>
          </table:table-cell>
          <table:table-cell office:value-type="float" office:value="0.0076011695006609" calcext:value-type="float">
            <text:p>0.0076011695006609</text:p>
          </table:table-cell>
          <table:table-cell office:value-type="float" office:value="0.902" calcext:value-type="float">
            <text:p>0.902</text:p>
          </table:table-cell>
          <table:table-cell office:value-type="float" office:value="0.0039791121287711" calcext:value-type="float">
            <text:p>0.003979112128771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0_</text:p>
          </table:table-cell>
          <table:table-cell office:value-type="float" office:value="0.904" calcext:value-type="float">
            <text:p>0.904</text:p>
          </table:table-cell>
          <table:table-cell office:value-type="float" office:value="0.0144144988736264" calcext:value-type="float">
            <text:p>0.0144144988736264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089442719099991" calcext:value-type="float">
            <text:p>0.0089442719099991</text:p>
          </table:table-cell>
          <table:table-cell office:value-type="float" office:value="0.904666666666667" calcext:value-type="float">
            <text:p>0.904666666666667</text:p>
          </table:table-cell>
          <table:table-cell office:value-type="float" office:value="0.0102333876220058" calcext:value-type="float">
            <text:p>0.0102333876220058</text:p>
          </table:table-cell>
          <table:table-cell office:value-type="float" office:value="0.903333333333333" calcext:value-type="float">
            <text:p>0.903333333333333</text:p>
          </table:table-cell>
          <table:table-cell office:value-type="float" office:value="0.011960583412006" calcext:value-type="float">
            <text:p>0.011960583412006</text:p>
          </table:table-cell>
          <table:table-cell office:value-type="float" office:value="0.902" calcext:value-type="float">
            <text:p>0.902</text:p>
          </table:table-cell>
          <table:table-cell office:value-type="float" office:value="0.0099582461641931" calcext:value-type="float">
            <text:p>0.0099582461641931</text:p>
          </table:table-cell>
          <table:table-cell office:value-type="float" office:value="0.906666666666667" calcext:value-type="float">
            <text:p>0.906666666666667</text:p>
          </table:table-cell>
          <table:table-cell office:value-type="float" office:value="0.0126381257400859" calcext:value-type="float">
            <text:p>0.0126381257400859</text:p>
          </table:table-cell>
          <table:table-cell office:value-type="float" office:value="0.904333333333333" calcext:value-type="float">
            <text:p>0.904333333333333</text:p>
          </table:table-cell>
          <table:table-cell office:value-type="float" office:value="0.0090215790684829" calcext:value-type="float">
            <text:p>0.0090215790684829</text:p>
          </table:table-cell>
          <table:table-cell office:value-type="float" office:value="0.903" calcext:value-type="float">
            <text:p>0.903</text:p>
          </table:table-cell>
          <table:table-cell office:value-type="float" office:value="0.0098177843166821" calcext:value-type="float">
            <text:p>0.0098177843166821</text:p>
          </table:table-cell>
          <table:table-cell office:value-type="float" office:value="0.901666666666667" calcext:value-type="float">
            <text:p>0.901666666666667</text:p>
          </table:table-cell>
          <table:table-cell office:value-type="float" office:value="0.0100692049779954" calcext:value-type="float">
            <text:p>0.0100692049779954</text:p>
          </table:table-cell>
          <table:table-cell office:value-type="float" office:value="0.903666666666667" calcext:value-type="float">
            <text:p>0.903666666666667</text:p>
          </table:table-cell>
          <table:table-cell office:value-type="float" office:value="0.0113284303119776" calcext:value-type="float">
            <text:p>0.0113284303119776</text:p>
          </table:table-cell>
          <table:table-cell office:value-type="float" office:value="0.901666666666667" calcext:value-type="float">
            <text:p>0.901666666666667</text:p>
          </table:table-cell>
          <table:table-cell office:value-type="float" office:value="0.0088975652100261" calcext:value-type="float">
            <text:p>0.0088975652100261</text:p>
          </table:table-cell>
          <table:table-cell office:value-type="float" office:value="0.901" calcext:value-type="float">
            <text:p>0.901</text:p>
          </table:table-cell>
          <table:table-cell office:value-type="float" office:value="0.0061913918736689" calcext:value-type="float">
            <text:p>0.0061913918736689</text:p>
          </table:table-cell>
          <table:table-cell office:value-type="float" office:value="0.899666666666667" calcext:value-type="float">
            <text:p>0.899666666666667</text:p>
          </table:table-cell>
          <table:table-cell office:value-type="float" office:value="0.0089287301573191" calcext:value-type="float">
            <text:p>0.0089287301573191</text:p>
          </table:table-cell>
          <table:table-cell office:value-type="float" office:value="0.903666666666667" calcext:value-type="float">
            <text:p>0.903666666666667</text:p>
          </table:table-cell>
          <table:table-cell office:value-type="float" office:value="0.0082831824265261" calcext:value-type="float">
            <text:p>0.0082831824265261</text:p>
          </table:table-cell>
          <table:table-cell office:value-type="float" office:value="0.902666666666667" calcext:value-type="float">
            <text:p>0.902666666666667</text:p>
          </table:table-cell>
          <table:table-cell office:value-type="float" office:value="0.0083831842266395" calcext:value-type="float">
            <text:p>0.0083831842266395</text:p>
          </table:table-cell>
          <table:table-cell office:value-type="float" office:value="0.904333333333333" calcext:value-type="float">
            <text:p>0.904333333333333</text:p>
          </table:table-cell>
          <table:table-cell office:value-type="float" office:value="0.0076011695006609" calcext:value-type="float">
            <text:p>0.0076011695006609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0_</text:p>
          </table:table-cell>
          <table:table-cell office:value-type="float" office:value="0.904" calcext:value-type="float">
            <text:p>0.904</text:p>
          </table:table-cell>
          <table:table-cell office:value-type="float" office:value="0.0130490527540422" calcext:value-type="float">
            <text:p>0.0130490527540422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90829510622924" calcext:value-type="float">
            <text:p>0.0090829510622924</text:p>
          </table:table-cell>
          <table:table-cell office:value-type="float" office:value="0.904333333333333" calcext:value-type="float">
            <text:p>0.904333333333333</text:p>
          </table:table-cell>
          <table:table-cell office:value-type="float" office:value="0.0097610336428975" calcext:value-type="float">
            <text:p>0.0097610336428975</text:p>
          </table:table-cell>
          <table:table-cell office:value-type="float" office:value="0.904666666666667" calcext:value-type="float">
            <text:p>0.904666666666667</text:p>
          </table:table-cell>
          <table:table-cell office:value-type="float" office:value="0.009457507306074" calcext:value-type="float">
            <text:p>0.009457507306074</text:p>
          </table:table-cell>
          <table:table-cell office:value-type="float" office:value="0.904333333333333" calcext:value-type="float">
            <text:p>0.904333333333333</text:p>
          </table:table-cell>
          <table:table-cell office:value-type="float" office:value="0.0068313005106397" calcext:value-type="float">
            <text:p>0.0068313005106397</text:p>
          </table:table-cell>
          <table:table-cell office:value-type="float" office:value="0.907333333333333" calcext:value-type="float">
            <text:p>0.907333333333333</text:p>
          </table:table-cell>
          <table:table-cell office:value-type="float" office:value="0.0103144989645105" calcext:value-type="float">
            <text:p>0.0103144989645105</text:p>
          </table:table-cell>
          <table:table-cell office:value-type="float" office:value="0.903" calcext:value-type="float">
            <text:p>0.903</text:p>
          </table:table-cell>
          <table:table-cell office:value-type="float" office:value="0.0083666002653407" calcext:value-type="float">
            <text:p>0.0083666002653407</text:p>
          </table:table-cell>
          <table:table-cell office:value-type="float" office:value="0.903666666666667" calcext:value-type="float">
            <text:p>0.903666666666667</text:p>
          </table:table-cell>
          <table:table-cell office:value-type="float" office:value="0.0087717982446272" calcext:value-type="float">
            <text:p>0.0087717982446272</text:p>
          </table:table-cell>
          <table:table-cell office:value-type="float" office:value="0.902666666666667" calcext:value-type="float">
            <text:p>0.902666666666667</text:p>
          </table:table-cell>
          <table:table-cell office:value-type="float" office:value="0.0090982293759707" calcext:value-type="float">
            <text:p>0.0090982293759707</text:p>
          </table:table-cell>
          <table:table-cell office:value-type="float" office:value="0.904" calcext:value-type="float">
            <text:p>0.904</text:p>
          </table:table-cell>
          <table:table-cell office:value-type="float" office:value="0.0080450122574314" calcext:value-type="float">
            <text:p>0.0080450122574314</text:p>
          </table:table-cell>
          <table:table-cell office:value-type="float" office:value="0.902333333333333" calcext:value-type="float">
            <text:p>0.902333333333333</text:p>
          </table:table-cell>
          <table:table-cell office:value-type="float" office:value="0.0078704793020784" calcext:value-type="float">
            <text:p>0.0078704793020784</text:p>
          </table:table-cell>
          <table:table-cell office:value-type="float" office:value="0.902666666666667" calcext:value-type="float">
            <text:p>0.902666666666667</text:p>
          </table:table-cell>
          <table:table-cell office:value-type="float" office:value="0.00584522597225" calcext:value-type="float">
            <text:p>0.00584522597225</text:p>
          </table:table-cell>
          <table:table-cell office:value-type="float" office:value="0.902" calcext:value-type="float">
            <text:p>0.902</text:p>
          </table:table-cell>
          <table:table-cell office:value-type="float" office:value="0.0090829510622924" calcext:value-type="float">
            <text:p>0.0090829510622924</text:p>
          </table:table-cell>
          <table:table-cell office:value-type="float" office:value="0.904333333333333" calcext:value-type="float">
            <text:p>0.904333333333333</text:p>
          </table:table-cell>
          <table:table-cell office:value-type="float" office:value="0.0077817450199525" calcext:value-type="float">
            <text:p>0.0077817450199525</text:p>
          </table:table-cell>
          <table:table-cell office:value-type="float" office:value="0.901666666666667" calcext:value-type="float">
            <text:p>0.901666666666667</text:p>
          </table:table-cell>
          <table:table-cell office:value-type="float" office:value="0.0095014618758261" calcext:value-type="float">
            <text:p>0.0095014618758261</text:p>
          </table:table-cell>
          <table:table-cell office:value-type="float" office:value="0.905333333333333" calcext:value-type="float">
            <text:p>0.905333333333333</text:p>
          </table:table-cell>
          <table:table-cell office:value-type="float" office:value="0.0073974470070574" calcext:value-type="float">
            <text:p>0.007397447007057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0_</text:p>
          </table:table-cell>
          <table:table-cell office:value-type="float" office:value="0.904333333333333" calcext:value-type="float">
            <text:p>0.904333333333333</text:p>
          </table:table-cell>
          <table:table-cell office:value-type="float" office:value="0.0128884099527874" calcext:value-type="float">
            <text:p>0.0128884099527874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96176920308356" calcext:value-type="float">
            <text:p>0.0096176920308356</text:p>
          </table:table-cell>
          <table:table-cell office:value-type="float" office:value="0.905333333333333" calcext:value-type="float">
            <text:p>0.905333333333333</text:p>
          </table:table-cell>
          <table:table-cell office:value-type="float" office:value="0.009457507306074" calcext:value-type="float">
            <text:p>0.009457507306074</text:p>
          </table:table-cell>
          <table:table-cell office:value-type="float" office:value="0.903666666666667" calcext:value-type="float">
            <text:p>0.903666666666667</text:p>
          </table:table-cell>
          <table:table-cell office:value-type="float" office:value="0.0119837853414983" calcext:value-type="float">
            <text:p>0.0119837853414983</text:p>
          </table:table-cell>
          <table:table-cell office:value-type="float" office:value="0.904666666666667" calcext:value-type="float">
            <text:p>0.904666666666667</text:p>
          </table:table-cell>
          <table:table-cell office:value-type="float" office:value="0.0072072494368132" calcext:value-type="float">
            <text:p>0.0072072494368132</text:p>
          </table:table-cell>
          <table:table-cell office:value-type="float" office:value="0.906333333333333" calcext:value-type="float">
            <text:p>0.906333333333333</text:p>
          </table:table-cell>
          <table:table-cell office:value-type="float" office:value="0.010434983894999" calcext:value-type="float">
            <text:p>0.010434983894999</text:p>
          </table:table-cell>
          <table:table-cell office:value-type="float" office:value="0.903" calcext:value-type="float">
            <text:p>0.903</text:p>
          </table:table-cell>
          <table:table-cell office:value-type="float" office:value="0.0073974470070573" calcext:value-type="float">
            <text:p>0.0073974470070573</text:p>
          </table:table-cell>
          <table:table-cell office:value-type="float" office:value="0.904333333333333" calcext:value-type="float">
            <text:p>0.904333333333333</text:p>
          </table:table-cell>
          <table:table-cell office:value-type="float" office:value="0.008787617550976" calcext:value-type="float">
            <text:p>0.008787617550976</text:p>
          </table:table-cell>
          <table:table-cell office:value-type="float" office:value="0.903" calcext:value-type="float">
            <text:p>0.903</text:p>
          </table:table-cell>
          <table:table-cell office:value-type="float" office:value="0.0087717982446271" calcext:value-type="float">
            <text:p>0.0087717982446271</text:p>
          </table:table-cell>
          <table:table-cell office:value-type="float" office:value="0.905" calcext:value-type="float">
            <text:p>0.905</text:p>
          </table:table-cell>
          <table:table-cell office:value-type="float" office:value="0.0112422813026933" calcext:value-type="float">
            <text:p>0.0112422813026933</text:p>
          </table:table-cell>
          <table:table-cell office:value-type="float" office:value="0.903333333333333" calcext:value-type="float">
            <text:p>0.903333333333333</text:p>
          </table:table-cell>
          <table:table-cell office:value-type="float" office:value="0.0062360956446232" calcext:value-type="float">
            <text:p>0.0062360956446232</text:p>
          </table:table-cell>
          <table:table-cell office:value-type="float" office:value="0.902666666666667" calcext:value-type="float">
            <text:p>0.902666666666667</text:p>
          </table:table-cell>
          <table:table-cell office:value-type="float" office:value="0.0060781941762701" calcext:value-type="float">
            <text:p>0.0060781941762701</text:p>
          </table:table-cell>
          <table:table-cell office:value-type="float" office:value="0.901666666666667" calcext:value-type="float">
            <text:p>0.901666666666667</text:p>
          </table:table-cell>
          <table:table-cell office:value-type="float" office:value="0.0094280904158206" calcext:value-type="float">
            <text:p>0.0094280904158206</text:p>
          </table:table-cell>
          <table:table-cell office:value-type="float" office:value="0.904333333333333" calcext:value-type="float">
            <text:p>0.904333333333333</text:p>
          </table:table-cell>
          <table:table-cell office:value-type="float" office:value="0.0082999330653258" calcext:value-type="float">
            <text:p>0.0082999330653258</text:p>
          </table:table-cell>
          <table:table-cell office:value-type="float" office:value="0.903333333333333" calcext:value-type="float">
            <text:p>0.903333333333333</text:p>
          </table:table-cell>
          <table:table-cell office:value-type="float" office:value="0.0103413947049924" calcext:value-type="float">
            <text:p>0.0103413947049924</text:p>
          </table:table-cell>
          <table:table-cell office:value-type="float" office:value="0.904666666666667" calcext:value-type="float">
            <text:p>0.904666666666667</text:p>
          </table:table-cell>
          <table:table-cell office:value-type="float" office:value="0.0066038709187196" calcext:value-type="float">
            <text:p>0.00660387091871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0_</text:p>
          </table:table-cell>
          <table:table-cell office:value-type="float" office:value="0.904" calcext:value-type="float">
            <text:p>0.904</text:p>
          </table:table-cell>
          <table:table-cell office:value-type="float" office:value="0.0128384924046106" calcext:value-type="float">
            <text:p>0.0128384924046106</text:p>
          </table:table-cell>
          <table:table-cell office:value-type="float" office:value="0.8928" calcext:value-type="float">
            <text:p>0.8928</text:p>
          </table:table-cell>
          <table:table-cell office:value-type="float" office:value="0.0089348349839217" calcext:value-type="float">
            <text:p>0.0089348349839217</text:p>
          </table:table-cell>
          <table:table-cell office:value-type="float" office:value="0.904466666666667" calcext:value-type="float">
            <text:p>0.904466666666667</text:p>
          </table:table-cell>
          <table:table-cell office:value-type="float" office:value="0.00979546484262602" calcext:value-type="float">
            <text:p>0.00979546484262602</text:p>
          </table:table-cell>
          <table:table-cell office:value-type="float" office:value="0.903733333333333" calcext:value-type="float">
            <text:p>0.903733333333333</text:p>
          </table:table-cell>
          <table:table-cell office:value-type="float" office:value="0.01110812266997" calcext:value-type="float">
            <text:p>0.01110812266997</text:p>
          </table:table-cell>
          <table:table-cell office:value-type="float" office:value="0.9036" calcext:value-type="float">
            <text:p>0.9036</text:p>
          </table:table-cell>
          <table:table-cell office:value-type="float" office:value="0.00803572643526978" calcext:value-type="float">
            <text:p>0.00803572643526978</text:p>
          </table:table-cell>
          <table:table-cell office:value-type="float" office:value="0.906" calcext:value-type="float">
            <text:p>0.906</text:p>
          </table:table-cell>
          <table:table-cell office:value-type="float" office:value="0.0111286015957852" calcext:value-type="float">
            <text:p>0.0111286015957852</text:p>
          </table:table-cell>
          <table:table-cell office:value-type="float" office:value="0.903466666666667" calcext:value-type="float">
            <text:p>0.903466666666667</text:p>
          </table:table-cell>
          <table:table-cell office:value-type="float" office:value="0.00719400560983936" calcext:value-type="float">
            <text:p>0.00719400560983936</text:p>
          </table:table-cell>
          <table:table-cell office:value-type="float" office:value="0.9026" calcext:value-type="float">
            <text:p>0.9026</text:p>
          </table:table-cell>
          <table:table-cell office:value-type="float" office:value="0.00940731851402604" calcext:value-type="float">
            <text:p>0.00940731851402604</text:p>
          </table:table-cell>
          <table:table-cell office:value-type="float" office:value="0.9022" calcext:value-type="float">
            <text:p>0.9022</text:p>
          </table:table-cell>
          <table:table-cell office:value-type="float" office:value="0.00961968232405352" calcext:value-type="float">
            <text:p>0.00961968232405352</text:p>
          </table:table-cell>
          <table:table-cell office:value-type="float" office:value="0.903133333333333" calcext:value-type="float">
            <text:p>0.903133333333333</text:p>
          </table:table-cell>
          <table:table-cell office:value-type="float" office:value="0.0107452878900026" calcext:value-type="float">
            <text:p>0.0107452878900026</text:p>
          </table:table-cell>
          <table:table-cell office:value-type="float" office:value="0.9022" calcext:value-type="float">
            <text:p>0.9022</text:p>
          </table:table-cell>
          <table:table-cell office:value-type="float" office:value="0.00783049708840418" calcext:value-type="float">
            <text:p>0.00783049708840418</text:p>
          </table:table-cell>
          <table:table-cell office:value-type="float" office:value="0.901933333333333" calcext:value-type="float">
            <text:p>0.901933333333333</text:p>
          </table:table-cell>
          <table:table-cell office:value-type="float" office:value="0.00731823763142858" calcext:value-type="float">
            <text:p>0.00731823763142858</text:p>
          </table:table-cell>
          <table:table-cell office:value-type="float" office:value="0.9014" calcext:value-type="float">
            <text:p>0.9014</text:p>
          </table:table-cell>
          <table:table-cell office:value-type="float" office:value="0.00890986431811744" calcext:value-type="float">
            <text:p>0.00890986431811744</text:p>
          </table:table-cell>
          <table:table-cell office:value-type="float" office:value="0.903866666666667" calcext:value-type="float">
            <text:p>0.903866666666667</text:p>
          </table:table-cell>
          <table:table-cell office:value-type="float" office:value="0.00873130929167316" calcext:value-type="float">
            <text:p>0.00873130929167316</text:p>
          </table:table-cell>
          <table:table-cell office:value-type="float" office:value="0.901466666666667" calcext:value-type="float">
            <text:p>0.901466666666667</text:p>
          </table:table-cell>
          <table:table-cell office:value-type="float" office:value="0.0082809887636692" calcext:value-type="float">
            <text:p>0.0082809887636692</text:p>
          </table:table-cell>
          <table:table-cell office:value-type="float" office:value="0.902466666666667" calcext:value-type="float">
            <text:p>0.902466666666667</text:p>
          </table:table-cell>
          <table:table-cell office:value-type="float" office:value="0.00719264144469478" calcext:value-type="float">
            <text:p>0.0071926414446947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0_</text:p>
          </table:table-cell>
          <table:table-cell office:value-type="float" office:value="0.89" calcext:value-type="float">
            <text:p>0.89</text:p>
          </table:table-cell>
          <table:table-cell office:value-type="float" office:value="0.0083333333333333" calcext:value-type="float">
            <text:p>0.0083333333333333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059395098937351" calcext:value-type="float">
            <text:p>0.0059395098937351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121335164821341" calcext:value-type="float">
            <text:p>0.0121335164821341</text:p>
          </table:table-cell>
          <table:table-cell office:value-type="float" office:value="0.89" calcext:value-type="float">
            <text:p>0.89</text:p>
          </table:table-cell>
          <table:table-cell office:value-type="float" office:value="0.0055277079839256" calcext:value-type="float">
            <text:p>0.0055277079839256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101789543230682" calcext:value-type="float">
            <text:p>0.0101789543230682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75092535507125" calcext:value-type="float">
            <text:p>0.0075092535507125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68109389139008" calcext:value-type="float">
            <text:p>0.0068109389139008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081137742964253" calcext:value-type="float">
            <text:p>0.0081137742964253</text:p>
          </table:table-cell>
          <table:table-cell office:value-type="float" office:value="0.89" calcext:value-type="float">
            <text:p>0.89</text:p>
          </table:table-cell>
          <table:table-cell office:value-type="float" office:value="0.0085796917841558" calcext:value-type="float">
            <text:p>0.0085796917841558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584522597225" calcext:value-type="float">
            <text:p>0.00584522597225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80450122574314" calcext:value-type="float">
            <text:p>0.0080450122574314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57938103206428" calcext:value-type="float">
            <text:p>0.0157938103206428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10903618155864" calcext:value-type="float">
            <text:p>0.010903618155864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076739096221475" calcext:value-type="float">
            <text:p>0.0076739096221475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054518090779319" calcext:value-type="float">
            <text:p>0.0054518090779319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091742392963485" calcext:value-type="float">
            <text:p>0.009174239296348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0_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114624992426996" calcext:value-type="float">
            <text:p>0.0114624992426996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089752746785574" calcext:value-type="float">
            <text:p>0.0089752746785574</text:p>
          </table:table-cell>
          <table:table-cell office:value-type="float" office:value="0.897333333333333" calcext:value-type="float">
            <text:p>0.897333333333333</text:p>
          </table:table-cell>
          <table:table-cell office:value-type="float" office:value="0.0090215790684829" calcext:value-type="float">
            <text:p>0.0090215790684829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75092535507125" calcext:value-type="float">
            <text:p>0.0075092535507125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076739096221475" calcext:value-type="float">
            <text:p>0.0076739096221475</text:p>
          </table:table-cell>
          <table:table-cell office:value-type="float" office:value="0.895" calcext:value-type="float">
            <text:p>0.895</text:p>
          </table:table-cell>
          <table:table-cell office:value-type="float" office:value="0.0106066017177982" calcext:value-type="float">
            <text:p>0.0106066017177982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100692049779954" calcext:value-type="float">
            <text:p>0.0100692049779954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060092521257733" calcext:value-type="float">
            <text:p>0.0060092521257733</text:p>
          </table:table-cell>
          <table:table-cell office:value-type="float" office:value="0.894" calcext:value-type="float">
            <text:p>0.894</text:p>
          </table:table-cell>
          <table:table-cell office:value-type="float" office:value="0.0107108460087063" calcext:value-type="float">
            <text:p>0.0107108460087063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069322114476951" calcext:value-type="float">
            <text:p>0.0069322114476951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87082336517421" calcext:value-type="float">
            <text:p>0.0087082336517421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92496246170077" calcext:value-type="float">
            <text:p>0.0092496246170077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058214163988576" calcext:value-type="float">
            <text:p>0.0058214163988576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08249579113843" calcext:value-type="float">
            <text:p>0.008249579113843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84162541153017" calcext:value-type="float">
            <text:p>0.0084162541153017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93985814532478" calcext:value-type="float">
            <text:p>0.009398581453247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0_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85309892613798" calcext:value-type="float">
            <text:p>0.0085309892613798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63025568003963" calcext:value-type="float">
            <text:p>0.0063025568003963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81308739451003" calcext:value-type="float">
            <text:p>0.0081308739451003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075461542817811" calcext:value-type="float">
            <text:p>0.0075461542817811</text:p>
          </table:table-cell>
          <table:table-cell office:value-type="float" office:value="0.895333333333333" calcext:value-type="float">
            <text:p>0.895333333333333</text:p>
          </table:table-cell>
          <table:table-cell office:value-type="float" office:value="0.0079407528330477" calcext:value-type="float">
            <text:p>0.0079407528330477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77817450199525" calcext:value-type="float">
            <text:p>0.0077817450199525</text:p>
          </table:table-cell>
          <table:table-cell office:value-type="float" office:value="0.895333333333333" calcext:value-type="float">
            <text:p>0.895333333333333</text:p>
          </table:table-cell>
          <table:table-cell office:value-type="float" office:value="0.0078528126595931" calcext:value-type="float">
            <text:p>0.0078528126595931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65192024052026" calcext:value-type="float">
            <text:p>0.0065192024052026</text:p>
          </table:table-cell>
          <table:table-cell office:value-type="float" office:value="0.896666666666667" calcext:value-type="float">
            <text:p>0.896666666666667</text:p>
          </table:table-cell>
          <table:table-cell office:value-type="float" office:value="0.0099999999999999" calcext:value-type="float">
            <text:p>0.0099999999999999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92496246170077" calcext:value-type="float">
            <text:p>0.0092496246170077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075092535507125" calcext:value-type="float">
            <text:p>0.0075092535507125</text:p>
          </table:table-cell>
          <table:table-cell office:value-type="float" office:value="0.892" calcext:value-type="float">
            <text:p>0.892</text:p>
          </table:table-cell>
          <table:table-cell office:value-type="float" office:value="0.0067082039324993" calcext:value-type="float">
            <text:p>0.0067082039324993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056519416526043" calcext:value-type="float">
            <text:p>0.0056519416526043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8787617550976" calcext:value-type="float">
            <text:p>0.008787617550976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090215790684828" calcext:value-type="float">
            <text:p>0.0090215790684828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091590877760227" calcext:value-type="float">
            <text:p>0.0091590877760227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0_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07625895273086" calcext:value-type="float">
            <text:p>0.0107625895273086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114503760248784" calcext:value-type="float">
            <text:p>0.0114503760248784</text:p>
          </table:table-cell>
          <table:table-cell office:value-type="float" office:value="0.897666666666667" calcext:value-type="float">
            <text:p>0.897666666666667</text:p>
          </table:table-cell>
          <table:table-cell office:value-type="float" office:value="0.0101105005920686" calcext:value-type="float">
            <text:p>0.0101105005920686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065616732283431" calcext:value-type="float">
            <text:p>0.0065616732283431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66248689714506" calcext:value-type="float">
            <text:p>0.0066248689714506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93244004871328" calcext:value-type="float">
            <text:p>0.0093244004871328</text:p>
          </table:table-cell>
          <table:table-cell office:value-type="float" office:value="0.896666666666667" calcext:value-type="float">
            <text:p>0.896666666666667</text:p>
          </table:table-cell>
          <table:table-cell office:value-type="float" office:value="0.0076376261582597" calcext:value-type="float">
            <text:p>0.0076376261582597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63025568003963" calcext:value-type="float">
            <text:p>0.0063025568003963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89442719099991" calcext:value-type="float">
            <text:p>0.0089442719099991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69322114476951" calcext:value-type="float">
            <text:p>0.0069322114476951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84983658559879" calcext:value-type="float">
            <text:p>0.0084983658559879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60781941762701" calcext:value-type="float">
            <text:p>0.0060781941762701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65192024052026" calcext:value-type="float">
            <text:p>0.0065192024052026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091590877760226" calcext:value-type="float">
            <text:p>0.0091590877760226</text:p>
          </table:table-cell>
          <table:table-cell office:value-type="float" office:value="0.896666666666667" calcext:value-type="float">
            <text:p>0.896666666666667</text:p>
          </table:table-cell>
          <table:table-cell office:value-type="float" office:value="0.0068718427093627" calcext:value-type="float">
            <text:p>0.0068718427093627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81308739451002" calcext:value-type="float">
            <text:p>0.008130873945100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0_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109671225842413" calcext:value-type="float">
            <text:p>0.0109671225842413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116308975482452" calcext:value-type="float">
            <text:p>0.0116308975482452</text:p>
          </table:table-cell>
          <table:table-cell office:value-type="float" office:value="0.896666666666667" calcext:value-type="float">
            <text:p>0.896666666666667</text:p>
          </table:table-cell>
          <table:table-cell office:value-type="float" office:value="0.0103413947049923" calcext:value-type="float">
            <text:p>0.0103413947049923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78704793020783" calcext:value-type="float">
            <text:p>0.0078704793020783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69322114476951" calcext:value-type="float">
            <text:p>0.0069322114476951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69322114476951" calcext:value-type="float">
            <text:p>0.0069322114476951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070316743699096" calcext:value-type="float">
            <text:p>0.0070316743699096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78704793020783" calcext:value-type="float">
            <text:p>0.0078704793020783</text:p>
          </table:table-cell>
          <table:table-cell office:value-type="float" office:value="0.897" calcext:value-type="float">
            <text:p>0.897</text:p>
          </table:table-cell>
          <table:table-cell office:value-type="float" office:value="0.0069121471177758" calcext:value-type="float">
            <text:p>0.0069121471177758</text:p>
          </table:table-cell>
          <table:table-cell office:value-type="float" office:value="0.896333333333333" calcext:value-type="float">
            <text:p>0.896333333333333</text:p>
          </table:table-cell>
          <table:table-cell office:value-type="float" office:value="0.0073029674334021" calcext:value-type="float">
            <text:p>0.0073029674334021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072264944628929" calcext:value-type="float">
            <text:p>0.0072264944628929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87717982446271" calcext:value-type="float">
            <text:p>0.0087717982446271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8249579113843" calcext:value-type="float">
            <text:p>0.008249579113843</text:p>
          </table:table-cell>
          <table:table-cell office:value-type="float" office:value="0.895333333333333" calcext:value-type="float">
            <text:p>0.895333333333333</text:p>
          </table:table-cell>
          <table:table-cell office:value-type="float" office:value="0.0097467943448089" calcext:value-type="float">
            <text:p>0.0097467943448089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69721668877839" calcext:value-type="float">
            <text:p>0.0069721668877839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94280904158206" calcext:value-type="float">
            <text:p>0.00942809041582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0_</text:p>
          </table:table-cell>
          <table:table-cell office:value-type="float" office:value="0.892533333333333" calcext:value-type="float">
            <text:p>0.892533333333333</text:p>
          </table:table-cell>
          <table:table-cell office:value-type="float" office:value="0.0100113067897925" calcext:value-type="float">
            <text:p>0.0100113067897925</text:p>
          </table:table-cell>
          <table:table-cell office:value-type="float" office:value="0.892533333333333" calcext:value-type="float">
            <text:p>0.892533333333333</text:p>
          </table:table-cell>
          <table:table-cell office:value-type="float" office:value="0.00885972298916248" calcext:value-type="float">
            <text:p>0.00885972298916248</text:p>
          </table:table-cell>
          <table:table-cell office:value-type="float" office:value="0.895866666666667" calcext:value-type="float">
            <text:p>0.895866666666667</text:p>
          </table:table-cell>
          <table:table-cell office:value-type="float" office:value="0.00994757295855564" calcext:value-type="float">
            <text:p>0.00994757295855564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700305366936812" calcext:value-type="float">
            <text:p>0.00700305366936812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787013943948182" calcext:value-type="float">
            <text:p>0.00787013943948182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0843084244465822" calcext:value-type="float">
            <text:p>0.00843084244465822</text:p>
          </table:table-cell>
          <table:table-cell office:value-type="float" office:value="0.893466666666667" calcext:value-type="float">
            <text:p>0.893466666666667</text:p>
          </table:table-cell>
          <table:table-cell office:value-type="float" office:value="0.00788045141593172" calcext:value-type="float">
            <text:p>0.00788045141593172</text:p>
          </table:table-cell>
          <table:table-cell office:value-type="float" office:value="0.8936" calcext:value-type="float">
            <text:p>0.8936</text:p>
          </table:table-cell>
          <table:table-cell office:value-type="float" office:value="0.00696305298597516" calcext:value-type="float">
            <text:p>0.00696305298597516</text:p>
          </table:table-cell>
          <table:table-cell office:value-type="float" office:value="0.894733333333333" calcext:value-type="float">
            <text:p>0.894733333333333</text:p>
          </table:table-cell>
          <table:table-cell office:value-type="float" office:value="0.00902939136412738" calcext:value-type="float">
            <text:p>0.00902939136412738</text:p>
          </table:table-cell>
          <table:table-cell office:value-type="float" office:value="0.894666666666667" calcext:value-type="float">
            <text:p>0.894666666666667</text:p>
          </table:table-cell>
          <table:table-cell office:value-type="float" office:value="0.00725244818361" calcext:value-type="float">
            <text:p>0.00725244818361</text:p>
          </table:table-cell>
          <table:table-cell office:value-type="float" office:value="0.893933333333333" calcext:value-type="float">
            <text:p>0.893933333333333</text:p>
          </table:table-cell>
          <table:table-cell office:value-type="float" office:value="0.00799747195575336" calcext:value-type="float">
            <text:p>0.00799747195575336</text:p>
          </table:table-cell>
          <table:table-cell office:value-type="float" office:value="0.891466666666667" calcext:value-type="float">
            <text:p>0.891466666666667</text:p>
          </table:table-cell>
          <table:table-cell office:value-type="float" office:value="0.0093203262582094" calcext:value-type="float">
            <text:p>0.0093203262582094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074291515452743" calcext:value-type="float">
            <text:p>0.0074291515452743</text:p>
          </table:table-cell>
          <table:table-cell office:value-type="float" office:value="0.891866666666667" calcext:value-type="float">
            <text:p>0.891866666666667</text:p>
          </table:table-cell>
          <table:table-cell office:value-type="float" office:value="0.0087233976815596" calcext:value-type="float">
            <text:p>0.0087233976815596</text:p>
          </table:table-cell>
          <table:table-cell office:value-type="float" office:value="0.8952" calcext:value-type="float">
            <text:p>0.8952</text:p>
          </table:table-cell>
          <table:table-cell office:value-type="float" office:value="0.0073467303717726" calcext:value-type="float">
            <text:p>0.0073467303717726</text:p>
          </table:table-cell>
          <table:table-cell office:value-type="float" office:value="0.893933333333333" calcext:value-type="float">
            <text:p>0.893933333333333</text:p>
          </table:table-cell>
          <table:table-cell office:value-type="float" office:value="0.00905817457730796" calcext:value-type="float">
            <text:p>0.0090581745773079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1_</text:p>
          </table:table-cell>
          <table:table-cell office:value-type="float" office:value="0.855" calcext:value-type="float">
            <text:p>0.855</text:p>
          </table:table-cell>
          <table:table-cell office:value-type="float" office:value="0.0092702481088696" calcext:value-type="float">
            <text:p>0.0092702481088696</text:p>
          </table:table-cell>
          <table:table-cell office:value-type="float" office:value="0.82875" calcext:value-type="float">
            <text:p>0.82875</text:p>
          </table:table-cell>
          <table:table-cell office:value-type="float" office:value="0.0135784756140002" calcext:value-type="float">
            <text:p>0.0135784756140002</text:p>
          </table:table-cell>
          <table:table-cell office:value-type="float" office:value="0.85075" calcext:value-type="float">
            <text:p>0.85075</text:p>
          </table:table-cell>
          <table:table-cell office:value-type="float" office:value="0.0140479090970863" calcext:value-type="float">
            <text:p>0.0140479090970863</text:p>
          </table:table-cell>
          <table:table-cell office:value-type="float" office:value="0.8535" calcext:value-type="float">
            <text:p>0.8535</text:p>
          </table:table-cell>
          <table:table-cell office:value-type="float" office:value="0.0082632469405191" calcext:value-type="float">
            <text:p>0.0082632469405191</text:p>
          </table:table-cell>
          <table:table-cell office:value-type="float" office:value="0.84975" calcext:value-type="float">
            <text:p>0.84975</text:p>
          </table:table-cell>
          <table:table-cell office:value-type="float" office:value="0.0081681546263522" calcext:value-type="float">
            <text:p>0.0081681546263522</text:p>
          </table:table-cell>
          <table:table-cell office:value-type="float" office:value="0.85075" calcext:value-type="float">
            <text:p>0.85075</text:p>
          </table:table-cell>
          <table:table-cell office:value-type="float" office:value="0.0115447498890188" calcext:value-type="float">
            <text:p>0.0115447498890188</text:p>
          </table:table-cell>
          <table:table-cell office:value-type="float" office:value="0.85025" calcext:value-type="float">
            <text:p>0.85025</text:p>
          </table:table-cell>
          <table:table-cell office:value-type="float" office:value="0.0111593570603328" calcext:value-type="float">
            <text:p>0.0111593570603328</text:p>
          </table:table-cell>
          <table:table-cell office:value-type="float" office:value="0.85175" calcext:value-type="float">
            <text:p>0.85175</text:p>
          </table:table-cell>
          <table:table-cell office:value-type="float" office:value="0.0137670349022584" calcext:value-type="float">
            <text:p>0.0137670349022584</text:p>
          </table:table-cell>
          <table:table-cell office:value-type="float" office:value="0.85025" calcext:value-type="float">
            <text:p>0.85025</text:p>
          </table:table-cell>
          <table:table-cell office:value-type="float" office:value="0.01209984504033" calcext:value-type="float">
            <text:p>0.01209984504033</text:p>
          </table:table-cell>
          <table:table-cell office:value-type="float" office:value="0.84825" calcext:value-type="float">
            <text:p>0.84825</text:p>
          </table:table-cell>
          <table:table-cell office:value-type="float" office:value="0.0109900523201666" calcext:value-type="float">
            <text:p>0.0109900523201666</text:p>
          </table:table-cell>
          <table:table-cell office:value-type="float" office:value="0.842" calcext:value-type="float">
            <text:p>0.842</text:p>
          </table:table-cell>
          <table:table-cell office:value-type="float" office:value="0.0154515371403624" calcext:value-type="float">
            <text:p>0.0154515371403624</text:p>
          </table:table-cell>
          <table:table-cell office:value-type="float" office:value="0.848" calcext:value-type="float">
            <text:p>0.848</text:p>
          </table:table-cell>
          <table:table-cell office:value-type="float" office:value="0.0118123346549275" calcext:value-type="float">
            <text:p>0.0118123346549275</text:p>
          </table:table-cell>
          <table:table-cell office:value-type="float" office:value="0.84975" calcext:value-type="float">
            <text:p>0.84975</text:p>
          </table:table-cell>
          <table:table-cell office:value-type="float" office:value="0.0110184504355195" calcext:value-type="float">
            <text:p>0.0110184504355195</text:p>
          </table:table-cell>
          <table:table-cell office:value-type="float" office:value="0.8525" calcext:value-type="float">
            <text:p>0.8525</text:p>
          </table:table-cell>
          <table:table-cell office:value-type="float" office:value="0.008003905296791" calcext:value-type="float">
            <text:p>0.008003905296791</text:p>
          </table:table-cell>
          <table:table-cell office:value-type="float" office:value="0.8435" calcext:value-type="float">
            <text:p>0.8435</text:p>
          </table:table-cell>
          <table:table-cell office:value-type="float" office:value="0.0146415504643463" calcext:value-type="float">
            <text:p>0.0146415504643463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010643366478704" calcext:value-type="float">
            <text:p>0.010643366478704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1_</text:p>
          </table:table-cell>
          <table:table-cell office:value-type="float" office:value="0.85875" calcext:value-type="float">
            <text:p>0.85875</text:p>
          </table:table-cell>
          <table:table-cell office:value-type="float" office:value="0.0089704375590046" calcext:value-type="float">
            <text:p>0.0089704375590046</text:p>
          </table:table-cell>
          <table:table-cell office:value-type="float" office:value="0.836" calcext:value-type="float">
            <text:p>0.836</text:p>
          </table:table-cell>
          <table:table-cell office:value-type="float" office:value="0.0121320855585509" calcext:value-type="float">
            <text:p>0.0121320855585509</text:p>
          </table:table-cell>
          <table:table-cell office:value-type="float" office:value="0.853" calcext:value-type="float">
            <text:p>0.853</text:p>
          </table:table-cell>
          <table:table-cell office:value-type="float" office:value="0.0095443045844105" calcext:value-type="float">
            <text:p>0.0095443045844105</text:p>
          </table:table-cell>
          <table:table-cell office:value-type="float" office:value="0.85975" calcext:value-type="float">
            <text:p>0.85975</text:p>
          </table:table-cell>
          <table:table-cell office:value-type="float" office:value="0.0093290540785226" calcext:value-type="float">
            <text:p>0.0093290540785226</text:p>
          </table:table-cell>
          <table:table-cell office:value-type="float" office:value="0.8545" calcext:value-type="float">
            <text:p>0.8545</text:p>
          </table:table-cell>
          <table:table-cell office:value-type="float" office:value="0.0158754921183565" calcext:value-type="float">
            <text:p>0.0158754921183565</text:p>
          </table:table-cell>
          <table:table-cell office:value-type="float" office:value="0.85425" calcext:value-type="float">
            <text:p>0.85425</text:p>
          </table:table-cell>
          <table:table-cell office:value-type="float" office:value="0.0064710895527723" calcext:value-type="float">
            <text:p>0.0064710895527723</text:p>
          </table:table-cell>
          <table:table-cell office:value-type="float" office:value="0.85175" calcext:value-type="float">
            <text:p>0.85175</text:p>
          </table:table-cell>
          <table:table-cell office:value-type="float" office:value="0.0126737918556365" calcext:value-type="float">
            <text:p>0.0126737918556365</text:p>
          </table:table-cell>
          <table:table-cell office:value-type="float" office:value="0.854" calcext:value-type="float">
            <text:p>0.854</text:p>
          </table:table-cell>
          <table:table-cell office:value-type="float" office:value="0.010875718367078" calcext:value-type="float">
            <text:p>0.010875718367078</text:p>
          </table:table-cell>
          <table:table-cell office:value-type="float" office:value="0.854" calcext:value-type="float">
            <text:p>0.854</text:p>
          </table:table-cell>
          <table:table-cell office:value-type="float" office:value="0.0118387604925515" calcext:value-type="float">
            <text:p>0.0118387604925515</text:p>
          </table:table-cell>
          <table:table-cell office:value-type="float" office:value="0.8525" calcext:value-type="float">
            <text:p>0.8525</text:p>
          </table:table-cell>
          <table:table-cell office:value-type="float" office:value="0.0131991950512142" calcext:value-type="float">
            <text:p>0.0131991950512142</text:p>
          </table:table-cell>
          <table:table-cell office:value-type="float" office:value="0.84675" calcext:value-type="float">
            <text:p>0.84675</text:p>
          </table:table-cell>
          <table:table-cell office:value-type="float" office:value="0.0114086042091045" calcext:value-type="float">
            <text:p>0.0114086042091045</text:p>
          </table:table-cell>
          <table:table-cell office:value-type="float" office:value="0.8495" calcext:value-type="float">
            <text:p>0.8495</text:p>
          </table:table-cell>
          <table:table-cell office:value-type="float" office:value="0.0110609109028144" calcext:value-type="float">
            <text:p>0.0110609109028144</text:p>
          </table:table-cell>
          <table:table-cell office:value-type="float" office:value="0.8485" calcext:value-type="float">
            <text:p>0.8485</text:p>
          </table:table-cell>
          <table:table-cell office:value-type="float" office:value="0.0084502218905777" calcext:value-type="float">
            <text:p>0.0084502218905777</text:p>
          </table:table-cell>
          <table:table-cell office:value-type="float" office:value="0.8465" calcext:value-type="float">
            <text:p>0.8465</text:p>
          </table:table-cell>
          <table:table-cell office:value-type="float" office:value="0.0112638803260688" calcext:value-type="float">
            <text:p>0.0112638803260688</text:p>
          </table:table-cell>
          <table:table-cell office:value-type="float" office:value="0.848" calcext:value-type="float">
            <text:p>0.848</text:p>
          </table:table-cell>
          <table:table-cell office:value-type="float" office:value="0.0141034127075683" calcext:value-type="float">
            <text:p>0.0141034127075683</text:p>
          </table:table-cell>
          <table:table-cell office:value-type="float" office:value="0.84825" calcext:value-type="float">
            <text:p>0.84825</text:p>
          </table:table-cell>
          <table:table-cell office:value-type="float" office:value="0.0125187359585542" calcext:value-type="float">
            <text:p>0.0125187359585542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1_</text:p>
          </table:table-cell>
          <table:table-cell office:value-type="float" office:value="0.857" calcext:value-type="float">
            <text:p>0.857</text:p>
          </table:table-cell>
          <table:table-cell office:value-type="float" office:value="0.0111313184304465" calcext:value-type="float">
            <text:p>0.0111313184304465</text:p>
          </table:table-cell>
          <table:table-cell office:value-type="float" office:value="0.8385" calcext:value-type="float">
            <text:p>0.8385</text:p>
          </table:table-cell>
          <table:table-cell office:value-type="float" office:value="0.0133287752625662" calcext:value-type="float">
            <text:p>0.0133287752625662</text:p>
          </table:table-cell>
          <table:table-cell office:value-type="float" office:value="0.85425" calcext:value-type="float">
            <text:p>0.85425</text:p>
          </table:table-cell>
          <table:table-cell office:value-type="float" office:value="0.0120739906410432" calcext:value-type="float">
            <text:p>0.0120739906410432</text:p>
          </table:table-cell>
          <table:table-cell office:value-type="float" office:value="0.8575" calcext:value-type="float">
            <text:p>0.8575</text:p>
          </table:table-cell>
          <table:table-cell office:value-type="float" office:value="0.0104582503316759" calcext:value-type="float">
            <text:p>0.0104582503316759</text:p>
          </table:table-cell>
          <table:table-cell office:value-type="float" office:value="0.85725" calcext:value-type="float">
            <text:p>0.85725</text:p>
          </table:table-cell>
          <table:table-cell office:value-type="float" office:value="0.0121642406257029" calcext:value-type="float">
            <text:p>0.0121642406257029</text:p>
          </table:table-cell>
          <table:table-cell office:value-type="float" office:value="0.854" calcext:value-type="float">
            <text:p>0.854</text:p>
          </table:table-cell>
          <table:table-cell office:value-type="float" office:value="0.0081681546263522" calcext:value-type="float">
            <text:p>0.0081681546263522</text:p>
          </table:table-cell>
          <table:table-cell office:value-type="float" office:value="0.85075" calcext:value-type="float">
            <text:p>0.85075</text:p>
          </table:table-cell>
          <table:table-cell office:value-type="float" office:value="0.0137101695831962" calcext:value-type="float">
            <text:p>0.0137101695831962</text:p>
          </table:table-cell>
          <table:table-cell office:value-type="float" office:value="0.854" calcext:value-type="float">
            <text:p>0.854</text:p>
          </table:table-cell>
          <table:table-cell office:value-type="float" office:value="0.0114017542509913" calcext:value-type="float">
            <text:p>0.0114017542509913</text:p>
          </table:table-cell>
          <table:table-cell office:value-type="float" office:value="0.85625" calcext:value-type="float">
            <text:p>0.85625</text:p>
          </table:table-cell>
          <table:table-cell office:value-type="float" office:value="0.0106800046816469" calcext:value-type="float">
            <text:p>0.0106800046816469</text:p>
          </table:table-cell>
          <table:table-cell office:value-type="float" office:value="0.85175" calcext:value-type="float">
            <text:p>0.85175</text:p>
          </table:table-cell>
          <table:table-cell office:value-type="float" office:value="0.0141034127075683" calcext:value-type="float">
            <text:p>0.0141034127075683</text:p>
          </table:table-cell>
          <table:table-cell office:value-type="float" office:value="0.85" calcext:value-type="float">
            <text:p>0.85</text:p>
          </table:table-cell>
          <table:table-cell office:value-type="float" office:value="0.0114564392373895" calcext:value-type="float">
            <text:p>0.0114564392373895</text:p>
          </table:table-cell>
          <table:table-cell office:value-type="float" office:value="0.85175" calcext:value-type="float">
            <text:p>0.85175</text:p>
          </table:table-cell>
          <table:table-cell office:value-type="float" office:value="0.0108108741552198" calcext:value-type="float">
            <text:p>0.0108108741552198</text:p>
          </table:table-cell>
          <table:table-cell office:value-type="float" office:value="0.8525" calcext:value-type="float">
            <text:p>0.8525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84875" calcext:value-type="float">
            <text:p>0.84875</text:p>
          </table:table-cell>
          <table:table-cell office:value-type="float" office:value="0.0123427610363321" calcext:value-type="float">
            <text:p>0.0123427610363321</text:p>
          </table:table-cell>
          <table:table-cell office:value-type="float" office:value="0.851" calcext:value-type="float">
            <text:p>0.851</text:p>
          </table:table-cell>
          <table:table-cell office:value-type="float" office:value="0.0130922209727761" calcext:value-type="float">
            <text:p>0.0130922209727761</text:p>
          </table:table-cell>
          <table:table-cell office:value-type="float" office:value="0.84925" calcext:value-type="float">
            <text:p>0.84925</text:p>
          </table:table-cell>
          <table:table-cell office:value-type="float" office:value="0.011476878931138" calcext:value-type="float">
            <text:p>0.01147687893113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1_</text:p>
          </table:table-cell>
          <table:table-cell office:value-type="float" office:value="0.85775" calcext:value-type="float">
            <text:p>0.85775</text:p>
          </table:table-cell>
          <table:table-cell office:value-type="float" office:value="0.0115379807592143" calcext:value-type="float">
            <text:p>0.0115379807592143</text:p>
          </table:table-cell>
          <table:table-cell office:value-type="float" office:value="0.8385" calcext:value-type="float">
            <text:p>0.8385</text:p>
          </table:table-cell>
          <table:table-cell office:value-type="float" office:value="0.0126984250992002" calcext:value-type="float">
            <text:p>0.0126984250992002</text:p>
          </table:table-cell>
          <table:table-cell office:value-type="float" office:value="0.8535" calcext:value-type="float">
            <text:p>0.8535</text:p>
          </table:table-cell>
          <table:table-cell office:value-type="float" office:value="0.0137329439669722" calcext:value-type="float">
            <text:p>0.0137329439669722</text:p>
          </table:table-cell>
          <table:table-cell office:value-type="float" office:value="0.85925" calcext:value-type="float">
            <text:p>0.85925</text:p>
          </table:table-cell>
          <table:table-cell office:value-type="float" office:value="0.0105178419839813" calcext:value-type="float">
            <text:p>0.0105178419839813</text:p>
          </table:table-cell>
          <table:table-cell office:value-type="float" office:value="0.857" calcext:value-type="float">
            <text:p>0.857</text:p>
          </table:table-cell>
          <table:table-cell office:value-type="float" office:value="0.0136530674209131" calcext:value-type="float">
            <text:p>0.0136530674209131</text:p>
          </table:table-cell>
          <table:table-cell office:value-type="float" office:value="0.85525" calcext:value-type="float">
            <text:p>0.85525</text:p>
          </table:table-cell>
          <table:table-cell office:value-type="float" office:value="0.0108757183670781" calcext:value-type="float">
            <text:p>0.0108757183670781</text:p>
          </table:table-cell>
          <table:table-cell office:value-type="float" office:value="0.85375" calcext:value-type="float">
            <text:p>0.85375</text:p>
          </table:table-cell>
          <table:table-cell office:value-type="float" office:value="0.0119569540435681" calcext:value-type="float">
            <text:p>0.0119569540435681</text:p>
          </table:table-cell>
          <table:table-cell office:value-type="float" office:value="0.85425" calcext:value-type="float">
            <text:p>0.85425</text:p>
          </table:table-cell>
          <table:table-cell office:value-type="float" office:value="0.0106653645038508" calcext:value-type="float">
            <text:p>0.0106653645038508</text:p>
          </table:table-cell>
          <table:table-cell office:value-type="float" office:value="0.8515" calcext:value-type="float">
            <text:p>0.8515</text:p>
          </table:table-cell>
          <table:table-cell office:value-type="float" office:value="0.0110891275581084" calcext:value-type="float">
            <text:p>0.0110891275581084</text:p>
          </table:table-cell>
          <table:table-cell office:value-type="float" office:value="0.85125" calcext:value-type="float">
            <text:p>0.85125</text:p>
          </table:table-cell>
          <table:table-cell office:value-type="float" office:value="0.0143341811764746" calcext:value-type="float">
            <text:p>0.0143341811764746</text:p>
          </table:table-cell>
          <table:table-cell office:value-type="float" office:value="0.85075" calcext:value-type="float">
            <text:p>0.85075</text:p>
          </table:table-cell>
          <table:table-cell office:value-type="float" office:value="0.0105918600821573" calcext:value-type="float">
            <text:p>0.0105918600821573</text:p>
          </table:table-cell>
          <table:table-cell office:value-type="float" office:value="0.8525" calcext:value-type="float">
            <text:p>0.8525</text:p>
          </table:table-cell>
          <table:table-cell office:value-type="float" office:value="0.0099608609065683" calcext:value-type="float">
            <text:p>0.0099608609065683</text:p>
          </table:table-cell>
          <table:table-cell office:value-type="float" office:value="0.85325" calcext:value-type="float">
            <text:p>0.85325</text:p>
          </table:table-cell>
          <table:table-cell office:value-type="float" office:value="0.0130981868974296" calcext:value-type="float">
            <text:p>0.0130981868974296</text:p>
          </table:table-cell>
          <table:table-cell office:value-type="float" office:value="0.84825" calcext:value-type="float">
            <text:p>0.84825</text:p>
          </table:table-cell>
          <table:table-cell office:value-type="float" office:value="0.0115447498890188" calcext:value-type="float">
            <text:p>0.0115447498890188</text:p>
          </table:table-cell>
          <table:table-cell office:value-type="float" office:value="0.851" calcext:value-type="float">
            <text:p>0.851</text:p>
          </table:table-cell>
          <table:table-cell office:value-type="float" office:value="0.0098979164474145" calcext:value-type="float">
            <text:p>0.0098979164474145</text:p>
          </table:table-cell>
          <table:table-cell office:value-type="float" office:value="0.84925" calcext:value-type="float">
            <text:p>0.84925</text:p>
          </table:table-cell>
          <table:table-cell office:value-type="float" office:value="0.0133053090907351" calcext:value-type="float">
            <text:p>0.0133053090907351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1_</text:p>
          </table:table-cell>
          <table:table-cell office:value-type="float" office:value="0.85775" calcext:value-type="float">
            <text:p>0.85775</text:p>
          </table:table-cell>
          <table:table-cell office:value-type="float" office:value="0.0124812359163665" calcext:value-type="float">
            <text:p>0.0124812359163665</text:p>
          </table:table-cell>
          <table:table-cell office:value-type="float" office:value="0.8385" calcext:value-type="float">
            <text:p>0.8385</text:p>
          </table:table-cell>
          <table:table-cell office:value-type="float" office:value="0.0130324115189783" calcext:value-type="float">
            <text:p>0.0130324115189783</text:p>
          </table:table-cell>
          <table:table-cell office:value-type="float" office:value="0.8545" calcext:value-type="float">
            <text:p>0.8545</text:p>
          </table:table-cell>
          <table:table-cell office:value-type="float" office:value="0.012266570425347" calcext:value-type="float">
            <text:p>0.012266570425347</text:p>
          </table:table-cell>
          <table:table-cell office:value-type="float" office:value="0.8595" calcext:value-type="float">
            <text:p>0.8595</text:p>
          </table:table-cell>
          <table:table-cell office:value-type="float" office:value="0.010062305898749" calcext:value-type="float">
            <text:p>0.010062305898749</text:p>
          </table:table-cell>
          <table:table-cell office:value-type="float" office:value="0.856" calcext:value-type="float">
            <text:p>0.856</text:p>
          </table:table-cell>
          <table:table-cell office:value-type="float" office:value="0.0121963109176504" calcext:value-type="float">
            <text:p>0.0121963109176504</text:p>
          </table:table-cell>
          <table:table-cell office:value-type="float" office:value="0.853" calcext:value-type="float">
            <text:p>0.853</text:p>
          </table:table-cell>
          <table:table-cell office:value-type="float" office:value="0.0098662936303355" calcext:value-type="float">
            <text:p>0.0098662936303355</text:p>
          </table:table-cell>
          <table:table-cell office:value-type="float" office:value="0.852" calcext:value-type="float">
            <text:p>0.852</text:p>
          </table:table-cell>
          <table:table-cell office:value-type="float" office:value="0.0120415945787923" calcext:value-type="float">
            <text:p>0.0120415945787923</text:p>
          </table:table-cell>
          <table:table-cell office:value-type="float" office:value="0.85325" calcext:value-type="float">
            <text:p>0.85325</text:p>
          </table:table-cell>
          <table:table-cell office:value-type="float" office:value="0.0121385233863102" calcext:value-type="float">
            <text:p>0.0121385233863102</text:p>
          </table:table-cell>
          <table:table-cell office:value-type="float" office:value="0.8515" calcext:value-type="float">
            <text:p>0.8515</text:p>
          </table:table-cell>
          <table:table-cell office:value-type="float" office:value="0.0110891275581084" calcext:value-type="float">
            <text:p>0.0110891275581084</text:p>
          </table:table-cell>
          <table:table-cell office:value-type="float" office:value="0.85175" calcext:value-type="float">
            <text:p>0.85175</text:p>
          </table:table-cell>
          <table:table-cell office:value-type="float" office:value="0.0132759180473517" calcext:value-type="float">
            <text:p>0.0132759180473517</text:p>
          </table:table-cell>
          <table:table-cell office:value-type="float" office:value="0.851" calcext:value-type="float">
            <text:p>0.851</text:p>
          </table:table-cell>
          <table:table-cell office:value-type="float" office:value="0.0116054943884351" calcext:value-type="float">
            <text:p>0.0116054943884351</text:p>
          </table:table-cell>
          <table:table-cell office:value-type="float" office:value="0.8535" calcext:value-type="float">
            <text:p>0.8535</text:p>
          </table:table-cell>
          <table:table-cell office:value-type="float" office:value="0.0109829413182444" calcext:value-type="float">
            <text:p>0.0109829413182444</text:p>
          </table:table-cell>
          <table:table-cell office:value-type="float" office:value="0.8535" calcext:value-type="float">
            <text:p>0.8535</text:p>
          </table:table-cell>
          <table:table-cell office:value-type="float" office:value="0.0142357384775079" calcext:value-type="float">
            <text:p>0.0142357384775079</text:p>
          </table:table-cell>
          <table:table-cell office:value-type="float" office:value="0.84725" calcext:value-type="float">
            <text:p>0.84725</text:p>
          </table:table-cell>
          <table:table-cell office:value-type="float" office:value="0.0111242977306435" calcext:value-type="float">
            <text:p>0.0111242977306435</text:p>
          </table:table-cell>
          <table:table-cell office:value-type="float" office:value="0.84975" calcext:value-type="float">
            <text:p>0.84975</text:p>
          </table:table-cell>
          <table:table-cell office:value-type="float" office:value="0.010658036873646" calcext:value-type="float">
            <text:p>0.010658036873646</text:p>
          </table:table-cell>
          <table:table-cell office:value-type="float" office:value="0.84875" calcext:value-type="float">
            <text:p>0.84875</text:p>
          </table:table-cell>
          <table:table-cell office:value-type="float" office:value="0.0144157032433385" calcext:value-type="float">
            <text:p>0.01441570324333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1_</text:p>
          </table:table-cell>
          <table:table-cell office:value-type="float" office:value="0.85725" calcext:value-type="float">
            <text:p>0.85725</text:p>
          </table:table-cell>
          <table:table-cell office:value-type="float" office:value="0.0106782441547803" calcext:value-type="float">
            <text:p>0.0106782441547803</text:p>
          </table:table-cell>
          <table:table-cell office:value-type="float" office:value="0.83605" calcext:value-type="float">
            <text:p>0.83605</text:p>
          </table:table-cell>
          <table:table-cell office:value-type="float" office:value="0.0129540346106592" calcext:value-type="float">
            <text:p>0.0129540346106592</text:p>
          </table:table-cell>
          <table:table-cell office:value-type="float" office:value="0.8532" calcext:value-type="float">
            <text:p>0.8532</text:p>
          </table:table-cell>
          <table:table-cell office:value-type="float" office:value="0.0123331437429718" calcext:value-type="float">
            <text:p>0.0123331437429718</text:p>
          </table:table-cell>
          <table:table-cell office:value-type="float" office:value="0.8579" calcext:value-type="float">
            <text:p>0.8579</text:p>
          </table:table-cell>
          <table:table-cell office:value-type="float" office:value="0.00972613984668958" calcext:value-type="float">
            <text:p>0.00972613984668958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012411453141795" calcext:value-type="float">
            <text:p>0.012411453141795</text:p>
          </table:table-cell>
          <table:table-cell office:value-type="float" office:value="0.85345" calcext:value-type="float">
            <text:p>0.85345</text:p>
          </table:table-cell>
          <table:table-cell office:value-type="float" office:value="0.00938520121311138" calcext:value-type="float">
            <text:p>0.00938520121311138</text:p>
          </table:table-cell>
          <table:table-cell office:value-type="float" office:value="0.8517" calcext:value-type="float">
            <text:p>0.8517</text:p>
          </table:table-cell>
          <table:table-cell office:value-type="float" office:value="0.0123083734243052" calcext:value-type="float">
            <text:p>0.0123083734243052</text:p>
          </table:table-cell>
          <table:table-cell office:value-type="float" office:value="0.85345" calcext:value-type="float">
            <text:p>0.85345</text:p>
          </table:table-cell>
          <table:table-cell office:value-type="float" office:value="0.0117696790820977" calcext:value-type="float">
            <text:p>0.0117696790820977</text:p>
          </table:table-cell>
          <table:table-cell office:value-type="float" office:value="0.8527" calcext:value-type="float">
            <text:p>0.8527</text:p>
          </table:table-cell>
          <table:table-cell office:value-type="float" office:value="0.011359373066149" calcext:value-type="float">
            <text:p>0.011359373066149</text:p>
          </table:table-cell>
          <table:table-cell office:value-type="float" office:value="0.8511" calcext:value-type="float">
            <text:p>0.8511</text:p>
          </table:table-cell>
          <table:table-cell office:value-type="float" office:value="0.0131805518605551" calcext:value-type="float">
            <text:p>0.0131805518605551</text:p>
          </table:table-cell>
          <table:table-cell office:value-type="float" office:value="0.8481" calcext:value-type="float">
            <text:p>0.8481</text:p>
          </table:table-cell>
          <table:table-cell office:value-type="float" office:value="0.0121027870114898" calcext:value-type="float">
            <text:p>0.0121027870114898</text:p>
          </table:table-cell>
          <table:table-cell office:value-type="float" office:value="0.85105" calcext:value-type="float">
            <text:p>0.85105</text:p>
          </table:table-cell>
          <table:table-cell office:value-type="float" office:value="0.0109255843875549" calcext:value-type="float">
            <text:p>0.0109255843875549</text:p>
          </table:table-cell>
          <table:table-cell office:value-type="float" office:value="0.8515" calcext:value-type="float">
            <text:p>0.8515</text:p>
          </table:table-cell>
          <table:table-cell office:value-type="float" office:value="0.0121105195402069" calcext:value-type="float">
            <text:p>0.0121105195402069</text:p>
          </table:table-cell>
          <table:table-cell office:value-type="float" office:value="0.84865" calcext:value-type="float">
            <text:p>0.84865</text:p>
          </table:table-cell>
          <table:table-cell office:value-type="float" office:value="0.0108559188557708" calcext:value-type="float">
            <text:p>0.0108559188557708</text:p>
          </table:table-cell>
          <table:table-cell office:value-type="float" office:value="0.84865" calcext:value-type="float">
            <text:p>0.84865</text:p>
          </table:table-cell>
          <table:table-cell office:value-type="float" office:value="0.0124786274931502" calcext:value-type="float">
            <text:p>0.0124786274931502</text:p>
          </table:table-cell>
          <table:table-cell office:value-type="float" office:value="0.84785" calcext:value-type="float">
            <text:p>0.84785</text:p>
          </table:table-cell>
          <table:table-cell office:value-type="float" office:value="0.012471998740494" calcext:value-type="float">
            <text:p>0.01247199874049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1_</text:p>
          </table:table-cell>
          <table:table-cell office:value-type="float" office:value="0.83925" calcext:value-type="float">
            <text:p>0.83925</text:p>
          </table:table-cell>
          <table:table-cell office:value-type="float" office:value="0.0121385233863102" calcext:value-type="float">
            <text:p>0.0121385233863102</text:p>
          </table:table-cell>
          <table:table-cell office:value-type="float" office:value="0.8415" calcext:value-type="float">
            <text:p>0.8415</text:p>
          </table:table-cell>
          <table:table-cell office:value-type="float" office:value="0.0189241908677755" calcext:value-type="float">
            <text:p>0.0189241908677755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0107746809697549" calcext:value-type="float">
            <text:p>0.0107746809697549</text:p>
          </table:table-cell>
          <table:table-cell office:value-type="float" office:value="0.83875" calcext:value-type="float">
            <text:p>0.83875</text:p>
          </table:table-cell>
          <table:table-cell office:value-type="float" office:value="0.0143341811764746" calcext:value-type="float">
            <text:p>0.0143341811764746</text:p>
          </table:table-cell>
          <table:table-cell office:value-type="float" office:value="0.83525" calcext:value-type="float">
            <text:p>0.83525</text:p>
          </table:table-cell>
          <table:table-cell office:value-type="float" office:value="0.018758331482304" calcext:value-type="float">
            <text:p>0.018758331482304</text:p>
          </table:table-cell>
          <table:table-cell office:value-type="float" office:value="0.8335" calcext:value-type="float">
            <text:p>0.8335</text:p>
          </table:table-cell>
          <table:table-cell office:value-type="float" office:value="0.0130024036239458" calcext:value-type="float">
            <text:p>0.0130024036239458</text:p>
          </table:table-cell>
          <table:table-cell office:value-type="float" office:value="0.84175" calcext:value-type="float">
            <text:p>0.84175</text:p>
          </table:table-cell>
          <table:table-cell office:value-type="float" office:value="0.0119111292495715" calcext:value-type="float">
            <text:p>0.0119111292495715</text:p>
          </table:table-cell>
          <table:table-cell office:value-type="float" office:value="0.836" calcext:value-type="float">
            <text:p>0.836</text:p>
          </table:table-cell>
          <table:table-cell office:value-type="float" office:value="0.0174418677325565" calcext:value-type="float">
            <text:p>0.0174418677325565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0066497180391352" calcext:value-type="float">
            <text:p>0.0066497180391352</text:p>
          </table:table-cell>
          <table:table-cell office:value-type="float" office:value="0.8395" calcext:value-type="float">
            <text:p>0.8395</text:p>
          </table:table-cell>
          <table:table-cell office:value-type="float" office:value="0.0119111292495715" calcext:value-type="float">
            <text:p>0.0119111292495715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0158853312839235" calcext:value-type="float">
            <text:p>0.0158853312839235</text:p>
          </table:table-cell>
          <table:table-cell office:value-type="float" office:value="0.841" calcext:value-type="float">
            <text:p>0.841</text:p>
          </table:table-cell>
          <table:table-cell office:value-type="float" office:value="0.0099765349696174" calcext:value-type="float">
            <text:p>0.0099765349696174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0095443045844105" calcext:value-type="float">
            <text:p>0.0095443045844105</text:p>
          </table:table-cell>
          <table:table-cell office:value-type="float" office:value="0.8365" calcext:value-type="float">
            <text:p>0.8365</text:p>
          </table:table-cell>
          <table:table-cell office:value-type="float" office:value="0.0132110275906152" calcext:value-type="float">
            <text:p>0.0132110275906152</text:p>
          </table:table-cell>
          <table:table-cell office:value-type="float" office:value="0.83725" calcext:value-type="float">
            <text:p>0.83725</text:p>
          </table:table-cell>
          <table:table-cell office:value-type="float" office:value="0.0096985823706354" calcext:value-type="float">
            <text:p>0.0096985823706354</text:p>
          </table:table-cell>
          <table:table-cell office:value-type="float" office:value="0.84225" calcext:value-type="float">
            <text:p>0.84225</text:p>
          </table:table-cell>
          <table:table-cell office:value-type="float" office:value="0.0164981059518964" calcext:value-type="float">
            <text:p>0.0164981059518964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1_</text:p>
          </table:table-cell>
          <table:table-cell office:value-type="float" office:value="0.842" calcext:value-type="float">
            <text:p>0.842</text:p>
          </table:table-cell>
          <table:table-cell office:value-type="float" office:value="0.0160468065358811" calcext:value-type="float">
            <text:p>0.0160468065358811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84325" calcext:value-type="float">
            <text:p>0.84325</text:p>
          </table:table-cell>
          <table:table-cell office:value-type="float" office:value="0.0101010519254184" calcext:value-type="float">
            <text:p>0.0101010519254184</text:p>
          </table:table-cell>
          <table:table-cell office:value-type="float" office:value="0.84175" calcext:value-type="float">
            <text:p>0.84175</text:p>
          </table:table-cell>
          <table:table-cell office:value-type="float" office:value="0.0133638972609041" calcext:value-type="float">
            <text:p>0.0133638972609041</text:p>
          </table:table-cell>
          <table:table-cell office:value-type="float" office:value="0.84075" calcext:value-type="float">
            <text:p>0.84075</text:p>
          </table:table-cell>
          <table:table-cell office:value-type="float" office:value="0.0121385233863101" calcext:value-type="float">
            <text:p>0.0121385233863101</text:p>
          </table:table-cell>
          <table:table-cell office:value-type="float" office:value="0.84175" calcext:value-type="float">
            <text:p>0.84175</text:p>
          </table:table-cell>
          <table:table-cell office:value-type="float" office:value="0.0127045759472718" calcext:value-type="float">
            <text:p>0.0127045759472718</text:p>
          </table:table-cell>
          <table:table-cell office:value-type="float" office:value="0.845" calcext:value-type="float">
            <text:p>0.845</text:p>
          </table:table-cell>
          <table:table-cell office:value-type="float" office:value="0.0106800046816468" calcext:value-type="float">
            <text:p>0.0106800046816468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119895788082817" calcext:value-type="float">
            <text:p>0.0119895788082817</text:p>
          </table:table-cell>
          <table:table-cell office:value-type="float" office:value="0.84025" calcext:value-type="float">
            <text:p>0.84025</text:p>
          </table:table-cell>
          <table:table-cell office:value-type="float" office:value="0.0130324115189783" calcext:value-type="float">
            <text:p>0.0130324115189783</text:p>
          </table:table-cell>
          <table:table-cell office:value-type="float" office:value="0.842" calcext:value-type="float">
            <text:p>0.842</text:p>
          </table:table-cell>
          <table:table-cell office:value-type="float" office:value="0.0137670349022583" calcext:value-type="float">
            <text:p>0.0137670349022583</text:p>
          </table:table-cell>
          <table:table-cell office:value-type="float" office:value="0.8445" calcext:value-type="float">
            <text:p>0.8445</text:p>
          </table:table-cell>
          <table:table-cell office:value-type="float" office:value="0.0077358742233828" calcext:value-type="float">
            <text:p>0.0077358742233828</text:p>
          </table:table-cell>
          <table:table-cell office:value-type="float" office:value="0.84125" calcext:value-type="float">
            <text:p>0.84125</text:p>
          </table:table-cell>
          <table:table-cell office:value-type="float" office:value="0.0124373429638327" calcext:value-type="float">
            <text:p>0.0124373429638327</text:p>
          </table:table-cell>
          <table:table-cell office:value-type="float" office:value="0.84475" calcext:value-type="float">
            <text:p>0.84475</text:p>
          </table:table-cell>
          <table:table-cell office:value-type="float" office:value="0.0102469507659596" calcext:value-type="float">
            <text:p>0.0102469507659596</text:p>
          </table:table-cell>
          <table:table-cell office:value-type="float" office:value="0.8395" calcext:value-type="float">
            <text:p>0.8395</text:p>
          </table:table-cell>
          <table:table-cell office:value-type="float" office:value="0.0120091111244755" calcext:value-type="float">
            <text:p>0.0120091111244755</text:p>
          </table:table-cell>
          <table:table-cell office:value-type="float" office:value="0.84125" calcext:value-type="float">
            <text:p>0.84125</text:p>
          </table:table-cell>
          <table:table-cell office:value-type="float" office:value="0.0066731739075196" calcext:value-type="float">
            <text:p>0.0066731739075196</text:p>
          </table:table-cell>
          <table:table-cell office:value-type="float" office:value="0.84725" calcext:value-type="float">
            <text:p>0.84725</text:p>
          </table:table-cell>
          <table:table-cell office:value-type="float" office:value="0.0120351049019108" calcext:value-type="float">
            <text:p>0.012035104901910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1_</text:p>
          </table:table-cell>
          <table:table-cell office:value-type="float" office:value="0.84325" calcext:value-type="float">
            <text:p>0.84325</text:p>
          </table:table-cell>
          <table:table-cell office:value-type="float" office:value="0.0143232765106311" calcext:value-type="float">
            <text:p>0.0143232765106311</text:p>
          </table:table-cell>
          <table:table-cell office:value-type="float" office:value="0.846" calcext:value-type="float">
            <text:p>0.846</text:p>
          </table:table-cell>
          <table:table-cell office:value-type="float" office:value="0.0091600354802806" calcext:value-type="float">
            <text:p>0.0091600354802806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102316909648405" calcext:value-type="float">
            <text:p>0.0102316909648405</text:p>
          </table:table-cell>
          <table:table-cell office:value-type="float" office:value="0.8465" calcext:value-type="float">
            <text:p>0.8465</text:p>
          </table:table-cell>
          <table:table-cell office:value-type="float" office:value="0.0127291496181009" calcext:value-type="float">
            <text:p>0.0127291496181009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0119111292495715" calcext:value-type="float">
            <text:p>0.0119111292495715</text:p>
          </table:table-cell>
          <table:table-cell office:value-type="float" office:value="0.844" calcext:value-type="float">
            <text:p>0.844</text:p>
          </table:table-cell>
          <table:table-cell office:value-type="float" office:value="0.0095361155613803" calcext:value-type="float">
            <text:p>0.0095361155613803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24812359163665" calcext:value-type="float">
            <text:p>0.0124812359163665</text:p>
          </table:table-cell>
          <table:table-cell office:value-type="float" office:value="0.8435" calcext:value-type="float">
            <text:p>0.8435</text:p>
          </table:table-cell>
          <table:table-cell office:value-type="float" office:value="0.0139586442751436" calcext:value-type="float">
            <text:p>0.0139586442751436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116926793336685" calcext:value-type="float">
            <text:p>0.0116926793336685</text:p>
          </table:table-cell>
          <table:table-cell office:value-type="float" office:value="0.84525" calcext:value-type="float">
            <text:p>0.84525</text:p>
          </table:table-cell>
          <table:table-cell office:value-type="float" office:value="0.0104731800328267" calcext:value-type="float">
            <text:p>0.0104731800328267</text:p>
          </table:table-cell>
          <table:table-cell office:value-type="float" office:value="0.84525" calcext:value-type="float">
            <text:p>0.84525</text:p>
          </table:table-cell>
          <table:table-cell office:value-type="float" office:value="0.0100545387760951" calcext:value-type="float">
            <text:p>0.0100545387760951</text:p>
          </table:table-cell>
          <table:table-cell office:value-type="float" office:value="0.8415" calcext:value-type="float">
            <text:p>0.8415</text:p>
          </table:table-cell>
          <table:table-cell office:value-type="float" office:value="0.011333026956643" calcext:value-type="float">
            <text:p>0.011333026956643</text:p>
          </table:table-cell>
          <table:table-cell office:value-type="float" office:value="0.843" calcext:value-type="float">
            <text:p>0.843</text:p>
          </table:table-cell>
          <table:table-cell office:value-type="float" office:value="0.0120739906410432" calcext:value-type="float">
            <text:p>0.0120739906410432</text:p>
          </table:table-cell>
          <table:table-cell office:value-type="float" office:value="0.8445" calcext:value-type="float">
            <text:p>0.8445</text:p>
          </table:table-cell>
          <table:table-cell office:value-type="float" office:value="0.0120091111244754" calcext:value-type="float">
            <text:p>0.0120091111244754</text:p>
          </table:table-cell>
          <table:table-cell office:value-type="float" office:value="0.844" calcext:value-type="float">
            <text:p>0.844</text:p>
          </table:table-cell>
          <table:table-cell office:value-type="float" office:value="0.0091172912644052" calcext:value-type="float">
            <text:p>0.0091172912644052</text:p>
          </table:table-cell>
          <table:table-cell office:value-type="float" office:value="0.8445" calcext:value-type="float">
            <text:p>0.8445</text:p>
          </table:table-cell>
          <table:table-cell office:value-type="float" office:value="0.0109900523201666" calcext:value-type="float">
            <text:p>0.0109900523201666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1_</text:p>
          </table:table-cell>
          <table:table-cell office:value-type="float" office:value="0.842" calcext:value-type="float">
            <text:p>0.842</text:p>
          </table:table-cell>
          <table:table-cell office:value-type="float" office:value="0.0126429328084903" calcext:value-type="float">
            <text:p>0.0126429328084903</text:p>
          </table:table-cell>
          <table:table-cell office:value-type="float" office:value="0.845" calcext:value-type="float">
            <text:p>0.845</text:p>
          </table:table-cell>
          <table:table-cell office:value-type="float" office:value="0.0104582503316759" calcext:value-type="float">
            <text:p>0.0104582503316759</text:p>
          </table:table-cell>
          <table:table-cell office:value-type="float" office:value="0.84525" calcext:value-type="float">
            <text:p>0.84525</text:p>
          </table:table-cell>
          <table:table-cell office:value-type="float" office:value="0.0085421747816349" calcext:value-type="float">
            <text:p>0.0085421747816349</text:p>
          </table:table-cell>
          <table:table-cell office:value-type="float" office:value="0.846" calcext:value-type="float">
            <text:p>0.846</text:p>
          </table:table-cell>
          <table:table-cell office:value-type="float" office:value="0.0090743457064407" calcext:value-type="float">
            <text:p>0.0090743457064407</text:p>
          </table:table-cell>
          <table:table-cell office:value-type="float" office:value="0.84275" calcext:value-type="float">
            <text:p>0.84275</text:p>
          </table:table-cell>
          <table:table-cell office:value-type="float" office:value="0.0126676260601582" calcext:value-type="float">
            <text:p>0.0126676260601582</text:p>
          </table:table-cell>
          <table:table-cell office:value-type="float" office:value="0.843" calcext:value-type="float">
            <text:p>0.843</text:p>
          </table:table-cell>
          <table:table-cell office:value-type="float" office:value="0.0113054190545949" calcext:value-type="float">
            <text:p>0.0113054190545949</text:p>
          </table:table-cell>
          <table:table-cell office:value-type="float" office:value="0.845" calcext:value-type="float">
            <text:p>0.845</text:p>
          </table:table-cell>
          <table:table-cell office:value-type="float" office:value="0.0128086884574494" calcext:value-type="float">
            <text:p>0.0128086884574494</text:p>
          </table:table-cell>
          <table:table-cell office:value-type="float" office:value="0.84325" calcext:value-type="float">
            <text:p>0.84325</text:p>
          </table:table-cell>
          <table:table-cell office:value-type="float" office:value="0.0117792189893897" calcext:value-type="float">
            <text:p>0.0117792189893897</text:p>
          </table:table-cell>
          <table:table-cell office:value-type="float" office:value="0.84225" calcext:value-type="float">
            <text:p>0.84225</text:p>
          </table:table-cell>
          <table:table-cell office:value-type="float" office:value="0.0124498995979887" calcext:value-type="float">
            <text:p>0.0124498995979887</text:p>
          </table:table-cell>
          <table:table-cell office:value-type="float" office:value="0.84275" calcext:value-type="float">
            <text:p>0.84275</text:p>
          </table:table-cell>
          <table:table-cell office:value-type="float" office:value="0.013930631715755" calcext:value-type="float">
            <text:p>0.013930631715755</text:p>
          </table:table-cell>
          <table:table-cell office:value-type="float" office:value="0.84325" calcext:value-type="float">
            <text:p>0.84325</text:p>
          </table:table-cell>
          <table:table-cell office:value-type="float" office:value="0.0097066343291585" calcext:value-type="float">
            <text:p>0.0097066343291585</text:p>
          </table:table-cell>
          <table:table-cell office:value-type="float" office:value="0.84425" calcext:value-type="float">
            <text:p>0.84425</text:p>
          </table:table-cell>
          <table:table-cell office:value-type="float" office:value="0.0101010519254184" calcext:value-type="float">
            <text:p>0.0101010519254184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107529065838033" calcext:value-type="float">
            <text:p>0.0107529065838033</text:p>
          </table:table-cell>
          <table:table-cell office:value-type="float" office:value="0.844" calcext:value-type="float">
            <text:p>0.844</text:p>
          </table:table-cell>
          <table:table-cell office:value-type="float" office:value="0.0096582218860409" calcext:value-type="float">
            <text:p>0.0096582218860409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0100778221853731" calcext:value-type="float">
            <text:p>0.0100778221853731</text:p>
          </table:table-cell>
          <table:table-cell office:value-type="float" office:value="0.8455" calcext:value-type="float">
            <text:p>0.8455</text:p>
          </table:table-cell>
          <table:table-cell office:value-type="float" office:value="0.0116122241624936" calcext:value-type="float">
            <text:p>0.0116122241624936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1_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39866007306993" calcext:value-type="float">
            <text:p>0.0139866007306993</text:p>
          </table:table-cell>
          <table:table-cell office:value-type="float" office:value="0.8445" calcext:value-type="float">
            <text:p>0.8445</text:p>
          </table:table-cell>
          <table:table-cell office:value-type="float" office:value="0.0116122241624935" calcext:value-type="float">
            <text:p>0.0116122241624935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113536888278655" calcext:value-type="float">
            <text:p>0.0113536888278655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07310880156673" calcext:value-type="float">
            <text:p>0.0107310880156673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110042605385368" calcext:value-type="float">
            <text:p>0.0110042605385368</text:p>
          </table:table-cell>
          <table:table-cell office:value-type="float" office:value="0.84275" calcext:value-type="float">
            <text:p>0.84275</text:p>
          </table:table-cell>
          <table:table-cell office:value-type="float" office:value="0.012543673704302" calcext:value-type="float">
            <text:p>0.012543673704302</text:p>
          </table:table-cell>
          <table:table-cell office:value-type="float" office:value="0.845" calcext:value-type="float">
            <text:p>0.845</text:p>
          </table:table-cell>
          <table:table-cell office:value-type="float" office:value="0.0111102430216445" calcext:value-type="float">
            <text:p>0.0111102430216445</text:p>
          </table:table-cell>
          <table:table-cell office:value-type="float" office:value="0.843" calcext:value-type="float">
            <text:p>0.843</text:p>
          </table:table-cell>
          <table:table-cell office:value-type="float" office:value="0.0105178419839813" calcext:value-type="float">
            <text:p>0.0105178419839813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108253175473054" calcext:value-type="float">
            <text:p>0.0108253175473054</text:p>
          </table:table-cell>
          <table:table-cell office:value-type="float" office:value="0.84275" calcext:value-type="float">
            <text:p>0.84275</text:p>
          </table:table-cell>
          <table:table-cell office:value-type="float" office:value="0.0139025627133992" calcext:value-type="float">
            <text:p>0.0139025627133992</text:p>
          </table:table-cell>
          <table:table-cell office:value-type="float" office:value="0.84475" calcext:value-type="float">
            <text:p>0.84475</text:p>
          </table:table-cell>
          <table:table-cell office:value-type="float" office:value="0.0108757183670781" calcext:value-type="float">
            <text:p>0.0108757183670781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05844815650082" calcext:value-type="float">
            <text:p>0.0105844815650082</text:p>
          </table:table-cell>
          <table:table-cell office:value-type="float" office:value="0.84225" calcext:value-type="float">
            <text:p>0.84225</text:p>
          </table:table-cell>
          <table:table-cell office:value-type="float" office:value="0.0117393568818738" calcext:value-type="float">
            <text:p>0.0117393568818738</text:p>
          </table:table-cell>
          <table:table-cell office:value-type="float" office:value="0.845" calcext:value-type="float">
            <text:p>0.845</text:p>
          </table:table-cell>
          <table:table-cell office:value-type="float" office:value="0.0082443162239205" calcext:value-type="float">
            <text:p>0.0082443162239205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0097227182413149" calcext:value-type="float">
            <text:p>0.0097227182413149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15717868110331" calcext:value-type="float">
            <text:p>0.01157178681103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1_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0138276279944024" calcext:value-type="float">
            <text:p>0.0138276279944024</text:p>
          </table:table-cell>
          <table:table-cell office:value-type="float" office:value="0.84415" calcext:value-type="float">
            <text:p>0.84415</text:p>
          </table:table-cell>
          <table:table-cell office:value-type="float" office:value="0.0127809401684451" calcext:value-type="float">
            <text:p>0.0127809401684451</text:p>
          </table:table-cell>
          <table:table-cell office:value-type="float" office:value="0.8428" calcext:value-type="float">
            <text:p>0.8428</text:p>
          </table:table-cell>
          <table:table-cell office:value-type="float" office:value="0.0102006574939028" calcext:value-type="float">
            <text:p>0.0102006574939028</text:p>
          </table:table-cell>
          <table:table-cell office:value-type="float" office:value="0.8434" calcext:value-type="float">
            <text:p>0.8434</text:p>
          </table:table-cell>
          <table:table-cell office:value-type="float" office:value="0.0120465323555175" calcext:value-type="float">
            <text:p>0.0120465323555175</text:p>
          </table:table-cell>
          <table:table-cell office:value-type="float" office:value="0.84035" calcext:value-type="float">
            <text:p>0.84035</text:p>
          </table:table-cell>
          <table:table-cell office:value-type="float" office:value="0.0132959741433761" calcext:value-type="float">
            <text:p>0.0132959741433761</text:p>
          </table:table-cell>
          <table:table-cell office:value-type="float" office:value="0.841" calcext:value-type="float">
            <text:p>0.841</text:p>
          </table:table-cell>
          <table:table-cell office:value-type="float" office:value="0.011818437578299" calcext:value-type="float">
            <text:p>0.011818437578299</text:p>
          </table:table-cell>
          <table:table-cell office:value-type="float" office:value="0.84415" calcext:value-type="float">
            <text:p>0.84415</text:p>
          </table:table-cell>
          <table:table-cell office:value-type="float" office:value="0.0117982602653357" calcext:value-type="float">
            <text:p>0.0117982602653357</text:p>
          </table:table-cell>
          <table:table-cell office:value-type="float" office:value="0.84165" calcext:value-type="float">
            <text:p>0.84165</text:p>
          </table:table-cell>
          <table:table-cell office:value-type="float" office:value="0.0131374303578706" calcext:value-type="float">
            <text:p>0.0131374303578706</text:p>
          </table:table-cell>
          <table:table-cell office:value-type="float" office:value="0.8416" calcext:value-type="float">
            <text:p>0.8416</text:p>
          </table:table-cell>
          <table:table-cell office:value-type="float" office:value="0.0109300052074152" calcext:value-type="float">
            <text:p>0.0109300052074152</text:p>
          </table:table-cell>
          <table:table-cell office:value-type="float" office:value="0.84245" calcext:value-type="float">
            <text:p>0.84245</text:p>
          </table:table-cell>
          <table:table-cell office:value-type="float" office:value="0.0127969077227621" calcext:value-type="float">
            <text:p>0.0127969077227621</text:p>
          </table:table-cell>
          <table:table-cell office:value-type="float" office:value="0.84305" calcext:value-type="float">
            <text:p>0.84305</text:p>
          </table:table-cell>
          <table:table-cell office:value-type="float" office:value="0.0108516193959276" calcext:value-type="float">
            <text:p>0.0108516193959276</text:p>
          </table:table-cell>
          <table:table-cell office:value-type="float" office:value="0.8424" calcext:value-type="float">
            <text:p>0.8424</text:p>
          </table:table-cell>
          <table:table-cell office:value-type="float" office:value="0.0108864876761039" calcext:value-type="float">
            <text:p>0.0108864876761039</text:p>
          </table:table-cell>
          <table:table-cell office:value-type="float" office:value="0.8426" calcext:value-type="float">
            <text:p>0.8426</text:p>
          </table:table-cell>
          <table:table-cell office:value-type="float" office:value="0.0108715018914181" calcext:value-type="float">
            <text:p>0.0108715018914181</text:p>
          </table:table-cell>
          <table:table-cell office:value-type="float" office:value="0.8419" calcext:value-type="float">
            <text:p>0.8419</text:p>
          </table:table-cell>
          <table:table-cell office:value-type="float" office:value="0.0110263575899055" calcext:value-type="float">
            <text:p>0.0110263575899055</text:p>
          </table:table-cell>
          <table:table-cell office:value-type="float" office:value="0.842" calcext:value-type="float">
            <text:p>0.842</text:p>
          </table:table-cell>
          <table:table-cell office:value-type="float" office:value="0.00905791759384964" calcext:value-type="float">
            <text:p>0.00905791759384964</text:p>
          </table:table-cell>
          <table:table-cell office:value-type="float" office:value="0.8447" calcext:value-type="float">
            <text:p>0.8447</text:p>
          </table:table-cell>
          <table:table-cell office:value-type="float" office:value="0.0125414548295001" calcext:value-type="float">
            <text:p>0.012541454829500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2_</text:p>
          </table:table-cell>
          <table:table-cell office:value-type="float" office:value="0.960333333333333" calcext:value-type="float">
            <text:p>0.960333333333333</text:p>
          </table:table-cell>
          <table:table-cell office:value-type="float" office:value="0.0112051575426477" calcext:value-type="float">
            <text:p>0.0112051575426477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51908038341324" calcext:value-type="float">
            <text:p>0.0051908038341324</text:p>
          </table:table-cell>
          <table:table-cell office:value-type="float" office:value="0.970333333333333" calcext:value-type="float">
            <text:p>0.970333333333333</text:p>
          </table:table-cell>
          <table:table-cell office:value-type="float" office:value="0.0064978628965393" calcext:value-type="float">
            <text:p>0.0064978628965393</text:p>
          </table:table-cell>
          <table:table-cell office:value-type="float" office:value="0.970333333333333" calcext:value-type="float">
            <text:p>0.970333333333333</text:p>
          </table:table-cell>
          <table:table-cell office:value-type="float" office:value="0.0090829510622925" calcext:value-type="float">
            <text:p>0.0090829510622925</text:p>
          </table:table-cell>
          <table:table-cell office:value-type="float" office:value="0.970333333333333" calcext:value-type="float">
            <text:p>0.970333333333333</text:p>
          </table:table-cell>
          <table:table-cell office:value-type="float" office:value="0.006055300708195" calcext:value-type="float">
            <text:p>0.006055300708195</text:p>
          </table:table-cell>
          <table:table-cell office:value-type="float" office:value="0.970666666666667" calcext:value-type="float">
            <text:p>0.970666666666667</text:p>
          </table:table-cell>
          <table:table-cell office:value-type="float" office:value="0.0053489355119604" calcext:value-type="float">
            <text:p>0.0053489355119604</text:p>
          </table:table-cell>
          <table:table-cell office:value-type="float" office:value="0.971" calcext:value-type="float">
            <text:p>0.971</text:p>
          </table:table-cell>
          <table:table-cell office:value-type="float" office:value="0.0107108460087064" calcext:value-type="float">
            <text:p>0.0107108460087064</text:p>
          </table:table-cell>
          <table:table-cell office:value-type="float" office:value="0.972333333333333" calcext:value-type="float">
            <text:p>0.972333333333333</text:p>
          </table:table-cell>
          <table:table-cell office:value-type="float" office:value="0.0076919871728095" calcext:value-type="float">
            <text:p>0.0076919871728095</text:p>
          </table:table-cell>
          <table:table-cell office:value-type="float" office:value="0.968333333333333" calcext:value-type="float">
            <text:p>0.968333333333333</text:p>
          </table:table-cell>
          <table:table-cell office:value-type="float" office:value="0.0065616732283431" calcext:value-type="float">
            <text:p>0.0065616732283431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0037267799624996" calcext:value-type="float">
            <text:p>0.0037267799624996</text:p>
          </table:table-cell>
          <table:table-cell office:value-type="float" office:value="0.973666666666667" calcext:value-type="float">
            <text:p>0.973666666666667</text:p>
          </table:table-cell>
          <table:table-cell office:value-type="float" office:value="0.005451809077932" calcext:value-type="float">
            <text:p>0.005451809077932</text:p>
          </table:table-cell>
          <table:table-cell office:value-type="float" office:value="0.972666666666667" calcext:value-type="float">
            <text:p>0.972666666666667</text:p>
          </table:table-cell>
          <table:table-cell office:value-type="float" office:value="0.0072264944628929" calcext:value-type="float">
            <text:p>0.0072264944628929</text:p>
          </table:table-cell>
          <table:table-cell office:value-type="float" office:value="0.969666666666667" calcext:value-type="float">
            <text:p>0.969666666666667</text:p>
          </table:table-cell>
          <table:table-cell office:value-type="float" office:value="0.0072072494368132" calcext:value-type="float">
            <text:p>0.0072072494368132</text:p>
          </table:table-cell>
          <table:table-cell office:value-type="float" office:value="0.968" calcext:value-type="float">
            <text:p>0.968</text:p>
          </table:table-cell>
          <table:table-cell office:value-type="float" office:value="0.0069121471177759" calcext:value-type="float">
            <text:p>0.0069121471177759</text:p>
          </table:table-cell>
          <table:table-cell office:value-type="float" office:value="0.972333333333333" calcext:value-type="float">
            <text:p>0.972333333333333</text:p>
          </table:table-cell>
          <table:table-cell office:value-type="float" office:value="0.0060781941762701" calcext:value-type="float">
            <text:p>0.0060781941762701</text:p>
          </table:table-cell>
          <table:table-cell office:value-type="float" office:value="0.973" calcext:value-type="float">
            <text:p>0.973</text:p>
          </table:table-cell>
          <table:table-cell office:value-type="float" office:value="0.0089287301573192" calcext:value-type="float">
            <text:p>0.0089287301573192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2_</text:p>
          </table:table-cell>
          <table:table-cell office:value-type="float" office:value="0.963666666666667" calcext:value-type="float">
            <text:p>0.963666666666667</text:p>
          </table:table-cell>
          <table:table-cell office:value-type="float" office:value="0.0084491945704243" calcext:value-type="float">
            <text:p>0.0084491945704243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54772255750516" calcext:value-type="float">
            <text:p>0.0054772255750516</text:p>
          </table:table-cell>
          <table:table-cell office:value-type="float" office:value="0.973" calcext:value-type="float">
            <text:p>0.973</text:p>
          </table:table-cell>
          <table:table-cell office:value-type="float" office:value="0.0046248123085038" calcext:value-type="float">
            <text:p>0.0046248123085038</text:p>
          </table:table-cell>
          <table:table-cell office:value-type="float" office:value="0.969" calcext:value-type="float">
            <text:p>0.969</text:p>
          </table:table-cell>
          <table:table-cell office:value-type="float" office:value="0.0076919871728095" calcext:value-type="float">
            <text:p>0.0076919871728095</text:p>
          </table:table-cell>
          <table:table-cell office:value-type="float" office:value="0.971666666666667" calcext:value-type="float">
            <text:p>0.971666666666667</text:p>
          </table:table-cell>
          <table:table-cell office:value-type="float" office:value="0.0069721668877839" calcext:value-type="float">
            <text:p>0.0069721668877839</text:p>
          </table:table-cell>
          <table:table-cell office:value-type="float" office:value="0.972" calcext:value-type="float">
            <text:p>0.972</text:p>
          </table:table-cell>
          <table:table-cell office:value-type="float" office:value="0.0044721359549995" calcext:value-type="float">
            <text:p>0.0044721359549995</text:p>
          </table:table-cell>
          <table:table-cell office:value-type="float" office:value="0.974" calcext:value-type="float">
            <text:p>0.974</text:p>
          </table:table-cell>
          <table:table-cell office:value-type="float" office:value="0.0048016200969627" calcext:value-type="float">
            <text:p>0.0048016200969627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0065616732283432" calcext:value-type="float">
            <text:p>0.0065616732283432</text:p>
          </table:table-cell>
          <table:table-cell office:value-type="float" office:value="0.972666666666667" calcext:value-type="float">
            <text:p>0.972666666666667</text:p>
          </table:table-cell>
          <table:table-cell office:value-type="float" office:value="0.0049441323247305" calcext:value-type="float">
            <text:p>0.0049441323247305</text:p>
          </table:table-cell>
          <table:table-cell office:value-type="float" office:value="0.971333333333333" calcext:value-type="float">
            <text:p>0.971333333333333</text:p>
          </table:table-cell>
          <table:table-cell office:value-type="float" office:value="0.0047726070210921" calcext:value-type="float">
            <text:p>0.0047726070210921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58214163988576" calcext:value-type="float">
            <text:p>0.0058214163988576</text:p>
          </table:table-cell>
          <table:table-cell office:value-type="float" office:value="0.973666666666667" calcext:value-type="float">
            <text:p>0.973666666666667</text:p>
          </table:table-cell>
          <table:table-cell office:value-type="float" office:value="0.0073974470070574" calcext:value-type="float">
            <text:p>0.0073974470070574</text:p>
          </table:table-cell>
          <table:table-cell office:value-type="float" office:value="0.970666666666667" calcext:value-type="float">
            <text:p>0.970666666666667</text:p>
          </table:table-cell>
          <table:table-cell office:value-type="float" office:value="0.0078704793020783" calcext:value-type="float">
            <text:p>0.0078704793020783</text:p>
          </table:table-cell>
          <table:table-cell office:value-type="float" office:value="0.971333333333333" calcext:value-type="float">
            <text:p>0.971333333333333</text:p>
          </table:table-cell>
          <table:table-cell office:value-type="float" office:value="0.0046248123085038" calcext:value-type="float">
            <text:p>0.0046248123085038</text:p>
          </table:table-cell>
          <table:table-cell office:value-type="float" office:value="0.974333333333333" calcext:value-type="float">
            <text:p>0.974333333333333</text:p>
          </table:table-cell>
          <table:table-cell office:value-type="float" office:value="0.0046547466812563" calcext:value-type="float">
            <text:p>0.0046547466812563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5451809077932" calcext:value-type="float">
            <text:p>0.005451809077932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2_</text:p>
          </table:table-cell>
          <table:table-cell office:value-type="float" office:value="0.962" calcext:value-type="float">
            <text:p>0.962</text:p>
          </table:table-cell>
          <table:table-cell office:value-type="float" office:value="0.0115710366384731" calcext:value-type="float">
            <text:p>0.0115710366384731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584522597225" calcext:value-type="float">
            <text:p>0.00584522597225</text:p>
          </table:table-cell>
          <table:table-cell office:value-type="float" office:value="0.972666666666667" calcext:value-type="float">
            <text:p>0.972666666666667</text:p>
          </table:table-cell>
          <table:table-cell office:value-type="float" office:value="0.00584522597225" calcext:value-type="float">
            <text:p>0.00584522597225</text:p>
          </table:table-cell>
          <table:table-cell office:value-type="float" office:value="0.969" calcext:value-type="float">
            <text:p>0.969</text:p>
          </table:table-cell>
          <table:table-cell office:value-type="float" office:value="0.0076919871728095" calcext:value-type="float">
            <text:p>0.0076919871728095</text:p>
          </table:table-cell>
          <table:table-cell office:value-type="float" office:value="0.970333333333333" calcext:value-type="float">
            <text:p>0.970333333333333</text:p>
          </table:table-cell>
          <table:table-cell office:value-type="float" office:value="0.005451809077932" calcext:value-type="float">
            <text:p>0.005451809077932</text:p>
          </table:table-cell>
          <table:table-cell office:value-type="float" office:value="0.971666666666667" calcext:value-type="float">
            <text:p>0.971666666666667</text:p>
          </table:table-cell>
          <table:table-cell office:value-type="float" office:value="0.0061237243569579" calcext:value-type="float">
            <text:p>0.0061237243569579</text:p>
          </table:table-cell>
          <table:table-cell office:value-type="float" office:value="0.974333333333333" calcext:value-type="float">
            <text:p>0.974333333333333</text:p>
          </table:table-cell>
          <table:table-cell office:value-type="float" office:value="0.0046547466812563" calcext:value-type="float">
            <text:p>0.0046547466812563</text:p>
          </table:table-cell>
          <table:table-cell office:value-type="float" office:value="0.973" calcext:value-type="float">
            <text:p>0.973</text:p>
          </table:table-cell>
          <table:table-cell office:value-type="float" office:value="0.0063900965042269" calcext:value-type="float">
            <text:p>0.0063900965042269</text:p>
          </table:table-cell>
          <table:table-cell office:value-type="float" office:value="0.973666666666667" calcext:value-type="float">
            <text:p>0.973666666666667</text:p>
          </table:table-cell>
          <table:table-cell office:value-type="float" office:value="0.005451809077932" calcext:value-type="float">
            <text:p>0.005451809077932</text:p>
          </table:table-cell>
          <table:table-cell office:value-type="float" office:value="0.972666666666667" calcext:value-type="float">
            <text:p>0.972666666666667</text:p>
          </table:table-cell>
          <table:table-cell office:value-type="float" office:value="0.0049441323247304" calcext:value-type="float">
            <text:p>0.0049441323247304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2704627669473" calcext:value-type="float">
            <text:p>0.0052704627669473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6055300708195" calcext:value-type="float">
            <text:p>0.006055300708195</text:p>
          </table:table-cell>
          <table:table-cell office:value-type="float" office:value="0.971" calcext:value-type="float">
            <text:p>0.971</text:p>
          </table:table-cell>
          <table:table-cell office:value-type="float" office:value="0.0066248689714506" calcext:value-type="float">
            <text:p>0.0066248689714506</text:p>
          </table:table-cell>
          <table:table-cell office:value-type="float" office:value="0.97" calcext:value-type="float">
            <text:p>0.97</text:p>
          </table:table-cell>
          <table:table-cell office:value-type="float" office:value="0.0052704627669473" calcext:value-type="float">
            <text:p>0.0052704627669473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64978628965393" calcext:value-type="float">
            <text:p>0.0064978628965393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60092521257733" calcext:value-type="float">
            <text:p>0.0060092521257733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2_</text:p>
          </table:table-cell>
          <table:table-cell office:value-type="float" office:value="0.962333333333333" calcext:value-type="float">
            <text:p>0.962333333333333</text:p>
          </table:table-cell>
          <table:table-cell office:value-type="float" office:value="0.0107108460087063" calcext:value-type="float">
            <text:p>0.0107108460087063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51908038341324" calcext:value-type="float">
            <text:p>0.0051908038341324</text:p>
          </table:table-cell>
          <table:table-cell office:value-type="float" office:value="0.971666666666667" calcext:value-type="float">
            <text:p>0.971666666666667</text:p>
          </table:table-cell>
          <table:table-cell office:value-type="float" office:value="0.0070710678118654" calcext:value-type="float">
            <text:p>0.0070710678118654</text:p>
          </table:table-cell>
          <table:table-cell office:value-type="float" office:value="0.969333333333333" calcext:value-type="float">
            <text:p>0.969333333333333</text:p>
          </table:table-cell>
          <table:table-cell office:value-type="float" office:value="0.0060781941762701" calcext:value-type="float">
            <text:p>0.0060781941762701</text:p>
          </table:table-cell>
          <table:table-cell office:value-type="float" office:value="0.97" calcext:value-type="float">
            <text:p>0.97</text:p>
          </table:table-cell>
          <table:table-cell office:value-type="float" office:value="0.0060092521257733" calcext:value-type="float">
            <text:p>0.0060092521257733</text:p>
          </table:table-cell>
          <table:table-cell office:value-type="float" office:value="0.972333333333333" calcext:value-type="float">
            <text:p>0.972333333333333</text:p>
          </table:table-cell>
          <table:table-cell office:value-type="float" office:value="0.0050826502273256" calcext:value-type="float">
            <text:p>0.0050826502273256</text:p>
          </table:table-cell>
          <table:table-cell office:value-type="float" office:value="0.972333333333333" calcext:value-type="float">
            <text:p>0.972333333333333</text:p>
          </table:table-cell>
          <table:table-cell office:value-type="float" office:value="0.0034560735588879" calcext:value-type="float">
            <text:p>0.0034560735588879</text:p>
          </table:table-cell>
          <table:table-cell office:value-type="float" office:value="0.973666666666667" calcext:value-type="float">
            <text:p>0.973666666666667</text:p>
          </table:table-cell>
          <table:table-cell office:value-type="float" office:value="0.0061689185077739" calcext:value-type="float">
            <text:p>0.0061689185077739</text:p>
          </table:table-cell>
          <table:table-cell office:value-type="float" office:value="0.973" calcext:value-type="float">
            <text:p>0.973</text:p>
          </table:table-cell>
          <table:table-cell office:value-type="float" office:value="0.0062804812271388" calcext:value-type="float">
            <text:p>0.0062804812271388</text:p>
          </table:table-cell>
          <table:table-cell office:value-type="float" office:value="0.971666666666667" calcext:value-type="float">
            <text:p>0.971666666666667</text:p>
          </table:table-cell>
          <table:table-cell office:value-type="float" office:value="0.005" calcext:value-type="float">
            <text:p>0.005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68109389139008" calcext:value-type="float">
            <text:p>0.0068109389139008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67288764127287" calcext:value-type="float">
            <text:p>0.0067288764127287</text:p>
          </table:table-cell>
          <table:table-cell office:value-type="float" office:value="0.971333333333333" calcext:value-type="float">
            <text:p>0.971333333333333</text:p>
          </table:table-cell>
          <table:table-cell office:value-type="float" office:value="0.0049159604012509" calcext:value-type="float">
            <text:p>0.0049159604012509</text:p>
          </table:table-cell>
          <table:table-cell office:value-type="float" office:value="0.971" calcext:value-type="float">
            <text:p>0.971</text:p>
          </table:table-cell>
          <table:table-cell office:value-type="float" office:value="0.0063025568003963" calcext:value-type="float">
            <text:p>0.0063025568003963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46248123085038" calcext:value-type="float">
            <text:p>0.0046248123085038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584522597225" calcext:value-type="float">
            <text:p>0.0058452259722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2_</text:p>
          </table:table-cell>
          <table:table-cell office:value-type="float" office:value="0.963333333333333" calcext:value-type="float">
            <text:p>0.963333333333333</text:p>
          </table:table-cell>
          <table:table-cell office:value-type="float" office:value="0.010992421631894" calcext:value-type="float">
            <text:p>0.010992421631894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48591265790377" calcext:value-type="float">
            <text:p>0.0048591265790377</text:p>
          </table:table-cell>
          <table:table-cell office:value-type="float" office:value="0.970666666666667" calcext:value-type="float">
            <text:p>0.970666666666667</text:p>
          </table:table-cell>
          <table:table-cell office:value-type="float" office:value="0.0054772255750516" calcext:value-type="float">
            <text:p>0.0054772255750516</text:p>
          </table:table-cell>
          <table:table-cell office:value-type="float" office:value="0.97" calcext:value-type="float">
            <text:p>0.97</text:p>
          </table:table-cell>
          <table:table-cell office:value-type="float" office:value="0.0048591265790377" calcext:value-type="float">
            <text:p>0.0048591265790377</text:p>
          </table:table-cell>
          <table:table-cell office:value-type="float" office:value="0.970333333333333" calcext:value-type="float">
            <text:p>0.970333333333333</text:p>
          </table:table-cell>
          <table:table-cell office:value-type="float" office:value="0.0066038709187196" calcext:value-type="float">
            <text:p>0.0066038709187196</text:p>
          </table:table-cell>
          <table:table-cell office:value-type="float" office:value="0.971333333333333" calcext:value-type="float">
            <text:p>0.971333333333333</text:p>
          </table:table-cell>
          <table:table-cell office:value-type="float" office:value="0.0046248123085038" calcext:value-type="float">
            <text:p>0.0046248123085038</text:p>
          </table:table-cell>
          <table:table-cell office:value-type="float" office:value="0.972666666666667" calcext:value-type="float">
            <text:p>0.972666666666667</text:p>
          </table:table-cell>
          <table:table-cell office:value-type="float" office:value="0.0043461349368017" calcext:value-type="float">
            <text:p>0.0043461349368017</text:p>
          </table:table-cell>
          <table:table-cell office:value-type="float" office:value="0.974" calcext:value-type="float">
            <text:p>0.974</text:p>
          </table:table-cell>
          <table:table-cell office:value-type="float" office:value="0.0069322114476951" calcext:value-type="float">
            <text:p>0.0069322114476951</text:p>
          </table:table-cell>
          <table:table-cell office:value-type="float" office:value="0.973" calcext:value-type="float">
            <text:p>0.973</text:p>
          </table:table-cell>
          <table:table-cell office:value-type="float" office:value="0.0057008771254957" calcext:value-type="float">
            <text:p>0.0057008771254957</text:p>
          </table:table-cell>
          <table:table-cell office:value-type="float" office:value="0.972" calcext:value-type="float">
            <text:p>0.972</text:p>
          </table:table-cell>
          <table:table-cell office:value-type="float" office:value="0.0055777335102271" calcext:value-type="float">
            <text:p>0.0055777335102271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61237243569579" calcext:value-type="float">
            <text:p>0.0061237243569579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66038709187195" calcext:value-type="float">
            <text:p>0.0066038709187195</text:p>
          </table:table-cell>
          <table:table-cell office:value-type="float" office:value="0.971" calcext:value-type="float">
            <text:p>0.971</text:p>
          </table:table-cell>
          <table:table-cell office:value-type="float" office:value="0.0059628479399994" calcext:value-type="float">
            <text:p>0.0059628479399994</text:p>
          </table:table-cell>
          <table:table-cell office:value-type="float" office:value="0.971" calcext:value-type="float">
            <text:p>0.971</text:p>
          </table:table-cell>
          <table:table-cell office:value-type="float" office:value="0.0060781941762701" calcext:value-type="float">
            <text:p>0.0060781941762701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49159604012508" calcext:value-type="float">
            <text:p>0.0049159604012508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62804812271388" calcext:value-type="float">
            <text:p>0.00628048122713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2_</text:p>
          </table:table-cell>
          <table:table-cell office:value-type="float" office:value="0.962333333333333" calcext:value-type="float">
            <text:p>0.962333333333333</text:p>
          </table:table-cell>
          <table:table-cell office:value-type="float" office:value="0.0105857312784291" calcext:value-type="float">
            <text:p>0.0105857312784291</text:p>
          </table:table-cell>
          <table:table-cell office:value-type="float" office:value="0.976466666666667" calcext:value-type="float">
            <text:p>0.976466666666667</text:p>
          </table:table-cell>
          <table:table-cell office:value-type="float" office:value="0.00531263715892082" calcext:value-type="float">
            <text:p>0.00531263715892082</text:p>
          </table:table-cell>
          <table:table-cell office:value-type="float" office:value="0.971666666666667" calcext:value-type="float">
            <text:p>0.971666666666667</text:p>
          </table:table-cell>
          <table:table-cell office:value-type="float" office:value="0.00590323891284202" calcext:value-type="float">
            <text:p>0.00590323891284202</text:p>
          </table:table-cell>
          <table:table-cell office:value-type="float" office:value="0.969533333333333" calcext:value-type="float">
            <text:p>0.969533333333333</text:p>
          </table:table-cell>
          <table:table-cell office:value-type="float" office:value="0.00708084923264386" calcext:value-type="float">
            <text:p>0.00708084923264386</text:p>
          </table:table-cell>
          <table:table-cell office:value-type="float" office:value="0.970533333333333" calcext:value-type="float">
            <text:p>0.970533333333333</text:p>
          </table:table-cell>
          <table:table-cell office:value-type="float" office:value="0.00621847994368076" calcext:value-type="float">
            <text:p>0.00621847994368076</text:p>
          </table:table-cell>
          <table:table-cell office:value-type="float" office:value="0.9716" calcext:value-type="float">
            <text:p>0.9716</text:p>
          </table:table-cell>
          <table:table-cell office:value-type="float" office:value="0.00513045167194944" calcext:value-type="float">
            <text:p>0.00513045167194944</text:p>
          </table:table-cell>
          <table:table-cell office:value-type="float" office:value="0.972866666666667" calcext:value-type="float">
            <text:p>0.972866666666667</text:p>
          </table:table-cell>
          <table:table-cell office:value-type="float" office:value="0.005593884256523" calcext:value-type="float">
            <text:p>0.005593884256523</text:p>
          </table:table-cell>
          <table:table-cell office:value-type="float" office:value="0.973266666666667" calcext:value-type="float">
            <text:p>0.973266666666667</text:p>
          </table:table-cell>
          <table:table-cell office:value-type="float" office:value="0.00674897737216972" calcext:value-type="float">
            <text:p>0.00674897737216972</text:p>
          </table:table-cell>
          <table:table-cell office:value-type="float" office:value="0.972133333333333" calcext:value-type="float">
            <text:p>0.972133333333333</text:p>
          </table:table-cell>
          <table:table-cell office:value-type="float" office:value="0.00578779459672802" calcext:value-type="float">
            <text:p>0.00578779459672802</text:p>
          </table:table-cell>
          <table:table-cell office:value-type="float" office:value="0.9722" calcext:value-type="float">
            <text:p>0.9722</text:p>
          </table:table-cell>
          <table:table-cell office:value-type="float" office:value="0.00480425056370984" calcext:value-type="float">
            <text:p>0.00480425056370984</text:p>
          </table:table-cell>
          <table:table-cell office:value-type="float" office:value="0.9746" calcext:value-type="float">
            <text:p>0.9746</text:p>
          </table:table-cell>
          <table:table-cell office:value-type="float" office:value="0.00589567030291912" calcext:value-type="float">
            <text:p>0.00589567030291912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0068023979019187" calcext:value-type="float">
            <text:p>0.0068023979019187</text:p>
          </table:table-cell>
          <table:table-cell office:value-type="float" office:value="0.970733333333333" calcext:value-type="float">
            <text:p>0.970733333333333</text:p>
          </table:table-cell>
          <table:table-cell office:value-type="float" office:value="0.00651628121031848" calcext:value-type="float">
            <text:p>0.00651628121031848</text:p>
          </table:table-cell>
          <table:table-cell office:value-type="float" office:value="0.970266666666667" calcext:value-type="float">
            <text:p>0.970266666666667</text:p>
          </table:table-cell>
          <table:table-cell office:value-type="float" office:value="0.00583763463397868" calcext:value-type="float">
            <text:p>0.00583763463397868</text:p>
          </table:table-cell>
          <table:table-cell office:value-type="float" office:value="0.974266666666667" calcext:value-type="float">
            <text:p>0.974266666666667</text:p>
          </table:table-cell>
          <table:table-cell office:value-type="float" office:value="0.00535431529276406" calcext:value-type="float">
            <text:p>0.00535431529276406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650309971208266" calcext:value-type="float">
            <text:p>0.00650309971208266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2_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60092521257733" calcext:value-type="float">
            <text:p>0.0060092521257733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63900965042269" calcext:value-type="float">
            <text:p>0.0063900965042269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61689185077739" calcext:value-type="float">
            <text:p>0.0061689185077739</text:p>
          </table:table-cell>
          <table:table-cell office:value-type="float" office:value="0.977666666666667" calcext:value-type="float">
            <text:p>0.977666666666667</text:p>
          </table:table-cell>
          <table:table-cell office:value-type="float" office:value="0.0025276251480172" calcext:value-type="float">
            <text:p>0.0025276251480172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67700320038632" calcext:value-type="float">
            <text:p>0.0067700320038632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57008771254957" calcext:value-type="float">
            <text:p>0.0057008771254957</text:p>
          </table:table-cell>
          <table:table-cell office:value-type="float" office:value="0.974" calcext:value-type="float">
            <text:p>0.974</text:p>
          </table:table-cell>
          <table:table-cell office:value-type="float" office:value="0.0060781941762701" calcext:value-type="float">
            <text:p>0.0060781941762701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71102430025671" calcext:value-type="float">
            <text:p>0.0071102430025671</text:p>
          </table:table-cell>
          <table:table-cell office:value-type="float" office:value="0.974" calcext:value-type="float">
            <text:p>0.974</text:p>
          </table:table-cell>
          <table:table-cell office:value-type="float" office:value="0.0053489355119603" calcext:value-type="float">
            <text:p>0.0053489355119603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61237243569579" calcext:value-type="float">
            <text:p>0.0061237243569579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89287301573192" calcext:value-type="float">
            <text:p>0.0089287301573192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74161984870956" calcext:value-type="float">
            <text:p>0.0074161984870956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80450122574314" calcext:value-type="float">
            <text:p>0.0080450122574314</text:p>
          </table:table-cell>
          <table:table-cell office:value-type="float" office:value="0.974" calcext:value-type="float">
            <text:p>0.974</text:p>
          </table:table-cell>
          <table:table-cell office:value-type="float" office:value="0.0080450122574314" calcext:value-type="float">
            <text:p>0.0080450122574314</text:p>
          </table:table-cell>
          <table:table-cell office:value-type="float" office:value="0.971666666666667" calcext:value-type="float">
            <text:p>0.971666666666667</text:p>
          </table:table-cell>
          <table:table-cell office:value-type="float" office:value="0.0070710678118655" calcext:value-type="float">
            <text:p>0.0070710678118655</text:p>
          </table:table-cell>
          <table:table-cell office:value-type="float" office:value="0.973666666666667" calcext:value-type="float">
            <text:p>0.973666666666667</text:p>
          </table:table-cell>
          <table:table-cell office:value-type="float" office:value="0.0107625895273086" calcext:value-type="float">
            <text:p>0.0107625895273086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2_</text:p>
          </table:table-cell>
          <table:table-cell office:value-type="float" office:value="0.978333333333333" calcext:value-type="float">
            <text:p>0.978333333333333</text:p>
          </table:table-cell>
          <table:table-cell office:value-type="float" office:value="0.0062360956446232" calcext:value-type="float">
            <text:p>0.0062360956446232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70118946559875" calcext:value-type="float">
            <text:p>0.0070118946559875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61237243569579" calcext:value-type="float">
            <text:p>0.0061237243569579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50826502273256" calcext:value-type="float">
            <text:p>0.0050826502273256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8925565098879" calcext:value-type="float">
            <text:p>0.0058925565098879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51908038341325" calcext:value-type="float">
            <text:p>0.0051908038341325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3456073558888" calcext:value-type="float">
            <text:p>0.003456073558888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5451809077932" calcext:value-type="float">
            <text:p>0.005451809077932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34560735588879" calcext:value-type="float">
            <text:p>0.0034560735588879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63025568003963" calcext:value-type="float">
            <text:p>0.0063025568003963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48591265790377" calcext:value-type="float">
            <text:p>0.0048591265790377</text:p>
          </table:table-cell>
          <table:table-cell office:value-type="float" office:value="0.977666666666667" calcext:value-type="float">
            <text:p>0.977666666666667</text:p>
          </table:table-cell>
          <table:table-cell office:value-type="float" office:value="0.0053489355119604" calcext:value-type="float">
            <text:p>0.0053489355119604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73974470070573" calcext:value-type="float">
            <text:p>0.0073974470070573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61913918736688" calcext:value-type="float">
            <text:p>0.0061913918736688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8925565098879" calcext:value-type="float">
            <text:p>0.0058925565098879</text:p>
          </table:table-cell>
          <table:table-cell office:value-type="float" office:value="0.977666666666667" calcext:value-type="float">
            <text:p>0.977666666666667</text:p>
          </table:table-cell>
          <table:table-cell office:value-type="float" office:value="0.0082158383625774" calcext:value-type="float">
            <text:p>0.0082158383625774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2_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72072494368132" calcext:value-type="float">
            <text:p>0.0072072494368132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5451809077932" calcext:value-type="float">
            <text:p>0.005451809077932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38005847503304" calcext:value-type="float">
            <text:p>0.0038005847503304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3651483716701" calcext:value-type="float">
            <text:p>0.003651483716701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54772255750516" calcext:value-type="float">
            <text:p>0.0054772255750516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45643546458764" calcext:value-type="float">
            <text:p>0.0045643546458764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43140597018482" calcext:value-type="float">
            <text:p>0.0043140597018482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52174919474994" calcext:value-type="float">
            <text:p>0.0052174919474994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39086797998529" calcext:value-type="float">
            <text:p>0.0039086797998529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66038709187196" calcext:value-type="float">
            <text:p>0.0066038709187196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44721359549996" calcext:value-type="float">
            <text:p>0.0044721359549996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59395098937351" calcext:value-type="float">
            <text:p>0.0059395098937351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66038709187196" calcext:value-type="float">
            <text:p>0.0066038709187196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59395098937351" calcext:value-type="float">
            <text:p>0.0059395098937351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57008771254957" calcext:value-type="float">
            <text:p>0.0057008771254957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56519416526044" calcext:value-type="float">
            <text:p>0.0056519416526044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2_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63025568003963" calcext:value-type="float">
            <text:p>0.0063025568003963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57735026918962" calcext:value-type="float">
            <text:p>0.0057735026918962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56025787713238" calcext:value-type="float">
            <text:p>0.0056025787713238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39791121287711" calcext:value-type="float">
            <text:p>0.0039791121287711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51908038341325" calcext:value-type="float">
            <text:p>0.0051908038341325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38005847503304" calcext:value-type="float">
            <text:p>0.0038005847503304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41833001326703" calcext:value-type="float">
            <text:p>0.0041833001326703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46248123085038" calcext:value-type="float">
            <text:p>0.0046248123085038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45030853620354" calcext:value-type="float">
            <text:p>0.0045030853620354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53489355119603" calcext:value-type="float">
            <text:p>0.0053489355119603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48016200969627" calcext:value-type="float">
            <text:p>0.0048016200969627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53489355119603" calcext:value-type="float">
            <text:p>0.0053489355119603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57735026918962" calcext:value-type="float">
            <text:p>0.0057735026918962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55777335102271" calcext:value-type="float">
            <text:p>0.0055777335102271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6519416526043" calcext:value-type="float">
            <text:p>0.0056519416526043</text:p>
          </table:table-cell>
          <table:table-cell office:value-type="float" office:value="0.978" calcext:value-type="float">
            <text:p>0.978</text:p>
          </table:table-cell>
          <table:table-cell office:value-type="float" office:value="0.0046248123085039" calcext:value-type="float">
            <text:p>0.0046248123085039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2_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60781941762701" calcext:value-type="float">
            <text:p>0.0060781941762701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61237243569579" calcext:value-type="float">
            <text:p>0.0061237243569579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58925565098878" calcext:value-type="float">
            <text:p>0.0058925565098878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43461349368017" calcext:value-type="float">
            <text:p>0.0043461349368017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52174919474995" calcext:value-type="float">
            <text:p>0.0052174919474995</text:p>
          </table:table-cell>
          <table:table-cell office:value-type="float" office:value="0.978" calcext:value-type="float">
            <text:p>0.978</text:p>
          </table:table-cell>
          <table:table-cell office:value-type="float" office:value="0.0050552502960343" calcext:value-type="float">
            <text:p>0.0050552502960343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45030853620354" calcext:value-type="float">
            <text:p>0.0045030853620354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41499665326629" calcext:value-type="float">
            <text:p>0.0041499665326629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56025787713238" calcext:value-type="float">
            <text:p>0.0056025787713238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52174919474995" calcext:value-type="float">
            <text:p>0.0052174919474995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57251880124392" calcext:value-type="float">
            <text:p>0.0057251880124392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6055300708195" calcext:value-type="float">
            <text:p>0.006055300708195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55777335102271" calcext:value-type="float">
            <text:p>0.0055777335102271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50552502960343" calcext:value-type="float">
            <text:p>0.0050552502960343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44721359549996" calcext:value-type="float">
            <text:p>0.0044721359549996</text:p>
          </table:table-cell>
          <table:table-cell office:value-type="float" office:value="0.977666666666667" calcext:value-type="float">
            <text:p>0.977666666666667</text:p>
          </table:table-cell>
          <table:table-cell office:value-type="float" office:value="0.0056025787713238" calcext:value-type="float">
            <text:p>0.00560257877132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2_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636666963677522" calcext:value-type="float">
            <text:p>0.00636666963677522</text:p>
          </table:table-cell>
          <table:table-cell office:value-type="float" office:value="0.976266666666667" calcext:value-type="float">
            <text:p>0.976266666666667</text:p>
          </table:table-cell>
          <table:table-cell office:value-type="float" office:value="0.0061502054574001" calcext:value-type="float">
            <text:p>0.0061502054574001</text:p>
          </table:table-cell>
          <table:table-cell office:value-type="float" office:value="0.975866666666667" calcext:value-type="float">
            <text:p>0.975866666666667</text:p>
          </table:table-cell>
          <table:table-cell office:value-type="float" office:value="0.00551767257925476" calcext:value-type="float">
            <text:p>0.00551767257925476</text:p>
          </table:table-cell>
          <table:table-cell office:value-type="float" office:value="0.976533333333333" calcext:value-type="float">
            <text:p>0.976533333333333</text:p>
          </table:table-cell>
          <table:table-cell office:value-type="float" office:value="0.00391740123152332" calcext:value-type="float">
            <text:p>0.00391740123152332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570962197408694" calcext:value-type="float">
            <text:p>0.00570962197408694</text:p>
          </table:table-cell>
          <table:table-cell office:value-type="float" office:value="0.976066666666667" calcext:value-type="float">
            <text:p>0.976066666666667</text:p>
          </table:table-cell>
          <table:table-cell office:value-type="float" office:value="0.00486237413037386" calcext:value-type="float">
            <text:p>0.00486237413037386</text:p>
          </table:table-cell>
          <table:table-cell office:value-type="float" office:value="0.975266666666667" calcext:value-type="float">
            <text:p>0.975266666666667</text:p>
          </table:table-cell>
          <table:table-cell office:value-type="float" office:value="0.0045069425863424" calcext:value-type="float">
            <text:p>0.0045069425863424</text:p>
          </table:table-cell>
          <table:table-cell office:value-type="float" office:value="0.9758" calcext:value-type="float">
            <text:p>0.9758</text:p>
          </table:table-cell>
          <table:table-cell office:value-type="float" office:value="0.00531086457383304" calcext:value-type="float">
            <text:p>0.00531086457383304</text:p>
          </table:table-cell>
          <table:table-cell office:value-type="float" office:value="0.9756" calcext:value-type="float">
            <text:p>0.9756</text:p>
          </table:table-cell>
          <table:table-cell office:value-type="float" office:value="0.00456387060081206" calcext:value-type="float">
            <text:p>0.00456387060081206</text:p>
          </table:table-cell>
          <table:table-cell office:value-type="float" office:value="0.9758" calcext:value-type="float">
            <text:p>0.9758</text:p>
          </table:table-cell>
          <table:table-cell office:value-type="float" office:value="0.00591931590710672" calcext:value-type="float">
            <text:p>0.00591931590710672</text:p>
          </table:table-cell>
          <table:table-cell office:value-type="float" office:value="0.9766" calcext:value-type="float">
            <text:p>0.9766</text:p>
          </table:table-cell>
          <table:table-cell office:value-type="float" office:value="0.00575736016015168" calcext:value-type="float">
            <text:p>0.00575736016015168</text:p>
          </table:table-cell>
          <table:table-cell office:value-type="float" office:value="0.976133333333334" calcext:value-type="float">
            <text:p>0.976133333333334</text:p>
          </table:table-cell>
          <table:table-cell office:value-type="float" office:value="0.00602177602258928" calcext:value-type="float">
            <text:p>0.00602177602258928</text:p>
          </table:table-cell>
          <table:table-cell office:value-type="float" office:value="0.976266666666667" calcext:value-type="float">
            <text:p>0.976266666666667</text:p>
          </table:table-cell>
          <table:table-cell office:value-type="float" office:value="0.00667951327706632" calcext:value-type="float">
            <text:p>0.00667951327706632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616177956621934" calcext:value-type="float">
            <text:p>0.00616177956621934</text:p>
          </table:table-cell>
          <table:table-cell office:value-type="float" office:value="0.974333333333333" calcext:value-type="float">
            <text:p>0.974333333333333</text:p>
          </table:table-cell>
          <table:table-cell office:value-type="float" office:value="0.0057577158109706" calcext:value-type="float">
            <text:p>0.0057577158109706</text:p>
          </table:table-cell>
          <table:table-cell office:value-type="float" office:value="0.976733333333333" calcext:value-type="float">
            <text:p>0.976733333333333</text:p>
          </table:table-cell>
          <table:table-cell office:value-type="float" office:value="0.00697155212446362" calcext:value-type="float">
            <text:p>0.00697155212446362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3_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119373363863133" calcext:value-type="float">
            <text:p>0.0119373363863133</text:p>
          </table:table-cell>
          <table:table-cell office:value-type="float" office:value="0.881333333333333" calcext:value-type="float">
            <text:p>0.881333333333333</text:p>
          </table:table-cell>
          <table:table-cell office:value-type="float" office:value="0.0096032401939253" calcext:value-type="float">
            <text:p>0.0096032401939253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96176920308356" calcext:value-type="float">
            <text:p>0.0096176920308356</text:p>
          </table:table-cell>
          <table:table-cell office:value-type="float" office:value="0.896333333333333" calcext:value-type="float">
            <text:p>0.896333333333333</text:p>
          </table:table-cell>
          <table:table-cell office:value-type="float" office:value="0.0066038709187196" calcext:value-type="float">
            <text:p>0.0066038709187196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99023005183419" calcext:value-type="float">
            <text:p>0.0099023005183419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064117946872237" calcext:value-type="float">
            <text:p>0.0064117946872237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096752835157999" calcext:value-type="float">
            <text:p>0.0096752835157999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63025568003963" calcext:value-type="float">
            <text:p>0.0063025568003963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148136573621926" calcext:value-type="float">
            <text:p>0.0148136573621926</text:p>
          </table:table-cell>
          <table:table-cell office:value-type="float" office:value="0.892" calcext:value-type="float">
            <text:p>0.892</text:p>
          </table:table-cell>
          <table:table-cell office:value-type="float" office:value="0.0055777335102271" calcext:value-type="float">
            <text:p>0.0055777335102271</text:p>
          </table:table-cell>
          <table:table-cell office:value-type="float" office:value="0.895" calcext:value-type="float">
            <text:p>0.895</text:p>
          </table:table-cell>
          <table:table-cell office:value-type="float" office:value="0.0130703226177984" calcext:value-type="float">
            <text:p>0.0130703226177984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069721668877839" calcext:value-type="float">
            <text:p>0.0069721668877839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91742392963485" calcext:value-type="float">
            <text:p>0.0091742392963485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123827837473378" calcext:value-type="float">
            <text:p>0.0123827837473378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132602161872773" calcext:value-type="float">
            <text:p>0.0132602161872773</text:p>
          </table:table-cell>
          <table:table-cell office:value-type="float" office:value="0.892" calcext:value-type="float">
            <text:p>0.892</text:p>
          </table:table-cell>
          <table:table-cell office:value-type="float" office:value="0.0084491945704243" calcext:value-type="float">
            <text:p>0.0084491945704243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3_</text:p>
          </table:table-cell>
          <table:table-cell office:value-type="float" office:value="0.896333333333333" calcext:value-type="float">
            <text:p>0.896333333333333</text:p>
          </table:table-cell>
          <table:table-cell office:value-type="float" office:value="0.0093837921735061" calcext:value-type="float">
            <text:p>0.0093837921735061</text:p>
          </table:table-cell>
          <table:table-cell office:value-type="float" office:value="0.881666666666666" calcext:value-type="float">
            <text:p>0.881666666666666</text:p>
          </table:table-cell>
          <table:table-cell office:value-type="float" office:value="0.0076376261582597" calcext:value-type="float">
            <text:p>0.0076376261582597</text:p>
          </table:table-cell>
          <table:table-cell office:value-type="float" office:value="0.898333333333333" calcext:value-type="float">
            <text:p>0.898333333333333</text:p>
          </table:table-cell>
          <table:table-cell office:value-type="float" office:value="0.006454972243679" calcext:value-type="float">
            <text:p>0.006454972243679</text:p>
          </table:table-cell>
          <table:table-cell office:value-type="float" office:value="0.895" calcext:value-type="float">
            <text:p>0.895</text:p>
          </table:table-cell>
          <table:table-cell office:value-type="float" office:value="0.0105409255338945" calcext:value-type="float">
            <text:p>0.0105409255338945</text:p>
          </table:table-cell>
          <table:table-cell office:value-type="float" office:value="0.897" calcext:value-type="float">
            <text:p>0.897</text:p>
          </table:table-cell>
          <table:table-cell office:value-type="float" office:value="0.0100277393043275" calcext:value-type="float">
            <text:p>0.0100277393043275</text:p>
          </table:table-cell>
          <table:table-cell office:value-type="float" office:value="0.896333333333333" calcext:value-type="float">
            <text:p>0.896333333333333</text:p>
          </table:table-cell>
          <table:table-cell office:value-type="float" office:value="0.0077638764659013" calcext:value-type="float">
            <text:p>0.0077638764659013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23939949617187" calcext:value-type="float">
            <text:p>0.0123939949617187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9817784316682" calcext:value-type="float">
            <text:p>0.009817784316682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89442719099991" calcext:value-type="float">
            <text:p>0.0089442719099991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82158383625774" calcext:value-type="float">
            <text:p>0.0082158383625774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2505554321536" calcext:value-type="float">
            <text:p>0.012505554321536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112792828771257" calcext:value-type="float">
            <text:p>0.0112792828771257</text:p>
          </table:table-cell>
          <table:table-cell office:value-type="float" office:value="0.896333333333333" calcext:value-type="float">
            <text:p>0.896333333333333</text:p>
          </table:table-cell>
          <table:table-cell office:value-type="float" office:value="0.0090829510622924" calcext:value-type="float">
            <text:p>0.0090829510622924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105803801654025" calcext:value-type="float">
            <text:p>0.0105803801654025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114624992426996" calcext:value-type="float">
            <text:p>0.0114624992426996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124163870214594" calcext:value-type="float">
            <text:p>0.0124163870214594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3_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93244004871328" calcext:value-type="float">
            <text:p>0.0093244004871328</text:p>
          </table:table-cell>
          <table:table-cell office:value-type="float" office:value="0.878666666666667" calcext:value-type="float">
            <text:p>0.878666666666667</text:p>
          </table:table-cell>
          <table:table-cell office:value-type="float" office:value="0.0062804812271389" calcext:value-type="float">
            <text:p>0.0062804812271389</text:p>
          </table:table-cell>
          <table:table-cell office:value-type="float" office:value="0.896666666666667" calcext:value-type="float">
            <text:p>0.896666666666667</text:p>
          </table:table-cell>
          <table:table-cell office:value-type="float" office:value="0.0092044675143227" calcext:value-type="float">
            <text:p>0.0092044675143227</text:p>
          </table:table-cell>
          <table:table-cell office:value-type="float" office:value="0.895333333333333" calcext:value-type="float">
            <text:p>0.895333333333333</text:p>
          </table:table-cell>
          <table:table-cell office:value-type="float" office:value="0.0088506120315678" calcext:value-type="float">
            <text:p>0.0088506120315678</text:p>
          </table:table-cell>
          <table:table-cell office:value-type="float" office:value="0.896666666666667" calcext:value-type="float">
            <text:p>0.896666666666667</text:p>
          </table:table-cell>
          <table:table-cell office:value-type="float" office:value="0.0118438920029599" calcext:value-type="float">
            <text:p>0.0118438920029599</text:p>
          </table:table-cell>
          <table:table-cell office:value-type="float" office:value="0.897666666666667" calcext:value-type="float">
            <text:p>0.897666666666667</text:p>
          </table:table-cell>
          <table:table-cell office:value-type="float" office:value="0.0091742392963485" calcext:value-type="float">
            <text:p>0.0091742392963485</text:p>
          </table:table-cell>
          <table:table-cell office:value-type="float" office:value="0.894" calcext:value-type="float">
            <text:p>0.894</text:p>
          </table:table-cell>
          <table:table-cell office:value-type="float" office:value="0.0121678081656293" calcext:value-type="float">
            <text:p>0.0121678081656293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114624992426995" calcext:value-type="float">
            <text:p>0.0114624992426995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092496246170077" calcext:value-type="float">
            <text:p>0.0092496246170077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85796917841558" calcext:value-type="float">
            <text:p>0.0085796917841558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03010247602416" calcext:value-type="float">
            <text:p>0.0103010247602416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95452140421842" calcext:value-type="float">
            <text:p>0.0095452140421842</text:p>
          </table:table-cell>
          <table:table-cell office:value-type="float" office:value="0.896666666666667" calcext:value-type="float">
            <text:p>0.896666666666667</text:p>
          </table:table-cell>
          <table:table-cell office:value-type="float" office:value="0.0085796917841558" calcext:value-type="float">
            <text:p>0.0085796917841558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98601329718326" calcext:value-type="float">
            <text:p>0.0098601329718326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103816076682649" calcext:value-type="float">
            <text:p>0.0103816076682649</text:p>
          </table:table-cell>
          <table:table-cell office:value-type="float" office:value="0.894666666666667" calcext:value-type="float">
            <text:p>0.894666666666667</text:p>
          </table:table-cell>
          <table:table-cell office:value-type="float" office:value="0.0118673220792785" calcext:value-type="float">
            <text:p>0.011867322079278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3_</text:p>
          </table:table-cell>
          <table:table-cell office:value-type="float" office:value="0.894666666666667" calcext:value-type="float">
            <text:p>0.894666666666667</text:p>
          </table:table-cell>
          <table:table-cell office:value-type="float" office:value="0.0079407528330477" calcext:value-type="float">
            <text:p>0.0079407528330477</text:p>
          </table:table-cell>
          <table:table-cell office:value-type="float" office:value="0.879333333333333" calcext:value-type="float">
            <text:p>0.879333333333333</text:p>
          </table:table-cell>
          <table:table-cell office:value-type="float" office:value="0.0082158383625775" calcext:value-type="float">
            <text:p>0.0082158383625775</text:p>
          </table:table-cell>
          <table:table-cell office:value-type="float" office:value="0.896333333333333" calcext:value-type="float">
            <text:p>0.896333333333333</text:p>
          </table:table-cell>
          <table:table-cell office:value-type="float" office:value="0.0108908728351363" calcext:value-type="float">
            <text:p>0.0108908728351363</text:p>
          </table:table-cell>
          <table:table-cell office:value-type="float" office:value="0.895333333333333" calcext:value-type="float">
            <text:p>0.895333333333333</text:p>
          </table:table-cell>
          <table:table-cell office:value-type="float" office:value="0.0079407528330477" calcext:value-type="float">
            <text:p>0.0079407528330477</text:p>
          </table:table-cell>
          <table:table-cell office:value-type="float" office:value="0.896" calcext:value-type="float">
            <text:p>0.896</text:p>
          </table:table-cell>
          <table:table-cell office:value-type="float" office:value="0.0106458129484475" calcext:value-type="float">
            <text:p>0.0106458129484475</text:p>
          </table:table-cell>
          <table:table-cell office:value-type="float" office:value="0.896666666666667" calcext:value-type="float">
            <text:p>0.896666666666667</text:p>
          </table:table-cell>
          <table:table-cell office:value-type="float" office:value="0.0080794664290272" calcext:value-type="float">
            <text:p>0.0080794664290272</text:p>
          </table:table-cell>
          <table:table-cell office:value-type="float" office:value="0.894666666666667" calcext:value-type="float">
            <text:p>0.894666666666667</text:p>
          </table:table-cell>
          <table:table-cell office:value-type="float" office:value="0.0110805134257297" calcext:value-type="float">
            <text:p>0.0110805134257297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91742392963486" calcext:value-type="float">
            <text:p>0.0091742392963486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96465307523251" calcext:value-type="float">
            <text:p>0.0096465307523251</text:p>
          </table:table-cell>
          <table:table-cell office:value-type="float" office:value="0.896333333333333" calcext:value-type="float">
            <text:p>0.896333333333333</text:p>
          </table:table-cell>
          <table:table-cell office:value-type="float" office:value="0.0090061707240708" calcext:value-type="float">
            <text:p>0.0090061707240708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081649658092772" calcext:value-type="float">
            <text:p>0.0081649658092772</text:p>
          </table:table-cell>
          <table:table-cell office:value-type="float" office:value="0.895333333333333" calcext:value-type="float">
            <text:p>0.895333333333333</text:p>
          </table:table-cell>
          <table:table-cell office:value-type="float" office:value="0.009958246164193" calcext:value-type="float">
            <text:p>0.009958246164193</text:p>
          </table:table-cell>
          <table:table-cell office:value-type="float" office:value="0.896666666666667" calcext:value-type="float">
            <text:p>0.896666666666667</text:p>
          </table:table-cell>
          <table:table-cell office:value-type="float" office:value="0.008249579113843" calcext:value-type="float">
            <text:p>0.008249579113843</text:p>
          </table:table-cell>
          <table:table-cell office:value-type="float" office:value="0.896" calcext:value-type="float">
            <text:p>0.896</text:p>
          </table:table-cell>
          <table:table-cell office:value-type="float" office:value="0.0101789543230683" calcext:value-type="float">
            <text:p>0.0101789543230683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112175457803092" calcext:value-type="float">
            <text:p>0.0112175457803092</text:p>
          </table:table-cell>
          <table:table-cell office:value-type="float" office:value="0.894" calcext:value-type="float">
            <text:p>0.894</text:p>
          </table:table-cell>
          <table:table-cell office:value-type="float" office:value="0.0118204154843314" calcext:value-type="float">
            <text:p>0.0118204154843314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3_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080277297191948" calcext:value-type="float">
            <text:p>0.0080277297191948</text:p>
          </table:table-cell>
          <table:table-cell office:value-type="float" office:value="0.880666666666667" calcext:value-type="float">
            <text:p>0.880666666666667</text:p>
          </table:table-cell>
          <table:table-cell office:value-type="float" office:value="0.0070316743699096" calcext:value-type="float">
            <text:p>0.0070316743699096</text:p>
          </table:table-cell>
          <table:table-cell office:value-type="float" office:value="0.895333333333333" calcext:value-type="float">
            <text:p>0.895333333333333</text:p>
          </table:table-cell>
          <table:table-cell office:value-type="float" office:value="0.0103010247602416" calcext:value-type="float">
            <text:p>0.0103010247602416</text:p>
          </table:table-cell>
          <table:table-cell office:value-type="float" office:value="0.895333333333333" calcext:value-type="float">
            <text:p>0.895333333333333</text:p>
          </table:table-cell>
          <table:table-cell office:value-type="float" office:value="0.0088506120315678" calcext:value-type="float">
            <text:p>0.0088506120315678</text:p>
          </table:table-cell>
          <table:table-cell office:value-type="float" office:value="0.896" calcext:value-type="float">
            <text:p>0.896</text:p>
          </table:table-cell>
          <table:table-cell office:value-type="float" office:value="0.0106458129484475" calcext:value-type="float">
            <text:p>0.0106458129484475</text:p>
          </table:table-cell>
          <table:table-cell office:value-type="float" office:value="0.896333333333333" calcext:value-type="float">
            <text:p>0.896333333333333</text:p>
          </table:table-cell>
          <table:table-cell office:value-type="float" office:value="0.0074907350180813" calcext:value-type="float">
            <text:p>0.0074907350180813</text:p>
          </table:table-cell>
          <table:table-cell office:value-type="float" office:value="0.896333333333333" calcext:value-type="float">
            <text:p>0.896333333333333</text:p>
          </table:table-cell>
          <table:table-cell office:value-type="float" office:value="0.0098177843166821" calcext:value-type="float">
            <text:p>0.0098177843166821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8547254269972" calcext:value-type="float">
            <text:p>0.008547254269972</text:p>
          </table:table-cell>
          <table:table-cell office:value-type="float" office:value="0.894666666666667" calcext:value-type="float">
            <text:p>0.894666666666667</text:p>
          </table:table-cell>
          <table:table-cell office:value-type="float" office:value="0.0103010247602416" calcext:value-type="float">
            <text:p>0.0103010247602416</text:p>
          </table:table-cell>
          <table:table-cell office:value-type="float" office:value="0.896333333333333" calcext:value-type="float">
            <text:p>0.896333333333333</text:p>
          </table:table-cell>
          <table:table-cell office:value-type="float" office:value="0.0097467943448089" calcext:value-type="float">
            <text:p>0.0097467943448089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083333333333333" calcext:value-type="float">
            <text:p>0.0083333333333333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103144989645105" calcext:value-type="float">
            <text:p>0.0103144989645105</text:p>
          </table:table-cell>
          <table:table-cell office:value-type="float" office:value="0.896666666666667" calcext:value-type="float">
            <text:p>0.896666666666667</text:p>
          </table:table-cell>
          <table:table-cell office:value-type="float" office:value="0.0094280904158205" calcext:value-type="float">
            <text:p>0.0094280904158205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094721814922552" calcext:value-type="float">
            <text:p>0.0094721814922552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03682206766638" calcext:value-type="float">
            <text:p>0.0103682206766638</text:p>
          </table:table-cell>
          <table:table-cell office:value-type="float" office:value="0.894" calcext:value-type="float">
            <text:p>0.894</text:p>
          </table:table-cell>
          <table:table-cell office:value-type="float" office:value="0.010903618155864" calcext:value-type="float">
            <text:p>0.0109036181558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3_</text:p>
          </table:table-cell>
          <table:table-cell office:value-type="float" office:value="0.8946" calcext:value-type="float">
            <text:p>0.8946</text:p>
          </table:table-cell>
          <table:table-cell office:value-type="float" office:value="0.00932280231983894" calcext:value-type="float">
            <text:p>0.00932280231983894</text:p>
          </table:table-cell>
          <table:table-cell office:value-type="float" office:value="0.880333333333333" calcext:value-type="float">
            <text:p>0.880333333333333</text:p>
          </table:table-cell>
          <table:table-cell office:value-type="float" office:value="0.0077537720623622" calcext:value-type="float">
            <text:p>0.0077537720623622</text:p>
          </table:table-cell>
          <table:table-cell office:value-type="float" office:value="0.896133333333333" calcext:value-type="float">
            <text:p>0.896133333333333</text:p>
          </table:table-cell>
          <table:table-cell office:value-type="float" office:value="0.00929380587684304" calcext:value-type="float">
            <text:p>0.00929380587684304</text:p>
          </table:table-cell>
          <table:table-cell office:value-type="float" office:value="0.895466666666667" calcext:value-type="float">
            <text:p>0.895466666666667</text:p>
          </table:table-cell>
          <table:table-cell office:value-type="float" office:value="0.00855735466975948" calcext:value-type="float">
            <text:p>0.00855735466975948</text:p>
          </table:table-cell>
          <table:table-cell office:value-type="float" office:value="0.896333333333333" calcext:value-type="float">
            <text:p>0.896333333333333</text:p>
          </table:table-cell>
          <table:table-cell office:value-type="float" office:value="0.0106131115445049" calcext:value-type="float">
            <text:p>0.0106131115445049</text:p>
          </table:table-cell>
          <table:table-cell office:value-type="float" office:value="0.895933333333333" calcext:value-type="float">
            <text:p>0.895933333333333</text:p>
          </table:table-cell>
          <table:table-cell office:value-type="float" office:value="0.0077840223793164" calcext:value-type="float">
            <text:p>0.0077840223793164</text:p>
          </table:table-cell>
          <table:table-cell office:value-type="float" office:value="0.893466666666667" calcext:value-type="float">
            <text:p>0.893466666666667</text:p>
          </table:table-cell>
          <table:table-cell office:value-type="float" office:value="0.0110270768771119" calcext:value-type="float">
            <text:p>0.0110270768771119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906086678521968" calcext:value-type="float">
            <text:p>0.00906086678521968</text:p>
          </table:table-cell>
          <table:table-cell office:value-type="float" office:value="0.893933333333333" calcext:value-type="float">
            <text:p>0.893933333333333</text:p>
          </table:table-cell>
          <table:table-cell office:value-type="float" office:value="0.0105910218803532" calcext:value-type="float">
            <text:p>0.0105910218803532</text:p>
          </table:table-cell>
          <table:table-cell office:value-type="float" office:value="0.8948" calcext:value-type="float">
            <text:p>0.8948</text:p>
          </table:table-cell>
          <table:table-cell office:value-type="float" office:value="0.008225245745168" calcext:value-type="float">
            <text:p>0.008225245745168</text:p>
          </table:table-cell>
          <table:table-cell office:value-type="float" office:value="0.8926" calcext:value-type="float">
            <text:p>0.8926</text:p>
          </table:table-cell>
          <table:table-cell office:value-type="float" office:value="0.0104750401684373" calcext:value-type="float">
            <text:p>0.0104750401684373</text:p>
          </table:table-cell>
          <table:table-cell office:value-type="float" office:value="0.893266666666667" calcext:value-type="float">
            <text:p>0.893266666666667</text:p>
          </table:table-cell>
          <table:table-cell office:value-type="float" office:value="0.00961388178715946" calcext:value-type="float">
            <text:p>0.00961388178715946</text:p>
          </table:table-cell>
          <table:table-cell office:value-type="float" office:value="0.895733333333333" calcext:value-type="float">
            <text:p>0.895733333333333</text:p>
          </table:table-cell>
          <table:table-cell office:value-type="float" office:value="0.00890291033449204" calcext:value-type="float">
            <text:p>0.00890291033449204</text:p>
          </table:table-cell>
          <table:table-cell office:value-type="float" office:value="0.894533333333333" calcext:value-type="float">
            <text:p>0.894533333333333</text:p>
          </table:table-cell>
          <table:table-cell office:value-type="float" office:value="0.0104948865399793" calcext:value-type="float">
            <text:p>0.0104948865399793</text:p>
          </table:table-cell>
          <table:table-cell office:value-type="float" office:value="0.892533333333333" calcext:value-type="float">
            <text:p>0.892533333333333</text:p>
          </table:table-cell>
          <table:table-cell office:value-type="float" office:value="0.011338017911043" calcext:value-type="float">
            <text:p>0.011338017911043</text:p>
          </table:table-cell>
          <table:table-cell office:value-type="float" office:value="0.893266666666667" calcext:value-type="float">
            <text:p>0.893266666666667</text:p>
          </table:table-cell>
          <table:table-cell office:value-type="float" office:value="0.0110913874622715" calcext:value-type="float">
            <text:p>0.011091387462271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3_</text:p>
          </table:table-cell>
          <table:table-cell office:value-type="float" office:value="0.878666666666667" calcext:value-type="float">
            <text:p>0.878666666666667</text:p>
          </table:table-cell>
          <table:table-cell office:value-type="float" office:value="0.0105013226680155" calcext:value-type="float">
            <text:p>0.0105013226680155</text:p>
          </table:table-cell>
          <table:table-cell office:value-type="float" office:value="0.882333333333333" calcext:value-type="float">
            <text:p>0.882333333333333</text:p>
          </table:table-cell>
          <table:table-cell office:value-type="float" office:value="0.0109671225842414" calcext:value-type="float">
            <text:p>0.0109671225842414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03010247602416" calcext:value-type="float">
            <text:p>0.0103010247602416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90061707240708" calcext:value-type="float">
            <text:p>0.0090061707240708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099023005183419" calcext:value-type="float">
            <text:p>0.0099023005183419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74535599249992" calcext:value-type="float">
            <text:p>0.0074535599249992</text:p>
          </table:table-cell>
          <table:table-cell office:value-type="float" office:value="0.882333333333333" calcext:value-type="float">
            <text:p>0.882333333333333</text:p>
          </table:table-cell>
          <table:table-cell office:value-type="float" office:value="0.0119953694769643" calcext:value-type="float">
            <text:p>0.0119953694769643</text:p>
          </table:table-cell>
          <table:table-cell office:value-type="float" office:value="0.880333333333333" calcext:value-type="float">
            <text:p>0.880333333333333</text:p>
          </table:table-cell>
          <table:table-cell office:value-type="float" office:value="0.0108908728351363" calcext:value-type="float">
            <text:p>0.0108908728351363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141224801095432" calcext:value-type="float">
            <text:p>0.0141224801095432</text:p>
          </table:table-cell>
          <table:table-cell office:value-type="float" office:value="0.877666666666667" calcext:value-type="float">
            <text:p>0.877666666666667</text:p>
          </table:table-cell>
          <table:table-cell office:value-type="float" office:value="0.0107108460087063" calcext:value-type="float">
            <text:p>0.0107108460087063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02333876220058" calcext:value-type="float">
            <text:p>0.0102333876220058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34370962471642" calcext:value-type="float">
            <text:p>0.0134370962471642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107108460087064" calcext:value-type="float">
            <text:p>0.0107108460087064</text:p>
          </table:table-cell>
          <table:table-cell office:value-type="float" office:value="0.883666666666667" calcext:value-type="float">
            <text:p>0.883666666666667</text:p>
          </table:table-cell>
          <table:table-cell office:value-type="float" office:value="0.0096752835157999" calcext:value-type="float">
            <text:p>0.0096752835157999</text:p>
          </table:table-cell>
          <table:table-cell office:value-type="float" office:value="0.880666666666667" calcext:value-type="float">
            <text:p>0.880666666666667</text:p>
          </table:table-cell>
          <table:table-cell office:value-type="float" office:value="0.012505554321536" calcext:value-type="float">
            <text:p>0.012505554321536</text:p>
          </table:table-cell>
          <table:table-cell office:value-type="float" office:value="0.881333333333333" calcext:value-type="float">
            <text:p>0.881333333333333</text:p>
          </table:table-cell>
          <table:table-cell office:value-type="float" office:value="0.0087717982446272" calcext:value-type="float">
            <text:p>0.0087717982446272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3_</text:p>
          </table:table-cell>
          <table:table-cell office:value-type="float" office:value="0.883666666666667" calcext:value-type="float">
            <text:p>0.883666666666667</text:p>
          </table:table-cell>
          <table:table-cell office:value-type="float" office:value="0.0103682206766638" calcext:value-type="float">
            <text:p>0.0103682206766638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102333876220058" calcext:value-type="float">
            <text:p>0.0102333876220058</text:p>
          </table:table-cell>
          <table:table-cell office:value-type="float" office:value="0.883333333333333" calcext:value-type="float">
            <text:p>0.883333333333333</text:p>
          </table:table-cell>
          <table:table-cell office:value-type="float" office:value="0.0088975652100261" calcext:value-type="float">
            <text:p>0.0088975652100261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93985814532477" calcext:value-type="float">
            <text:p>0.0093985814532477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85796917841557" calcext:value-type="float">
            <text:p>0.0085796917841557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73598007219398" calcext:value-type="float">
            <text:p>0.0073598007219398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86281194036965" calcext:value-type="float">
            <text:p>0.0086281194036965</text:p>
          </table:table-cell>
          <table:table-cell office:value-type="float" office:value="0.882" calcext:value-type="float">
            <text:p>0.882</text:p>
          </table:table-cell>
          <table:table-cell office:value-type="float" office:value="0.0079407528330477" calcext:value-type="float">
            <text:p>0.0079407528330477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06458129484475" calcext:value-type="float">
            <text:p>0.0106458129484475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97610336428975" calcext:value-type="float">
            <text:p>0.0097610336428975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92796072713833" calcext:value-type="float">
            <text:p>0.0092796072713833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32077418374392" calcext:value-type="float">
            <text:p>0.0132077418374392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128235893744475" calcext:value-type="float">
            <text:p>0.0128235893744475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26929551764398" calcext:value-type="float">
            <text:p>0.0126929551764398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099999999999999" calcext:value-type="float">
            <text:p>0.0099999999999999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074907350180814" calcext:value-type="float">
            <text:p>0.0074907350180814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3_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126710518724987" calcext:value-type="float">
            <text:p>0.0126710518724987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88662907188469" calcext:value-type="float">
            <text:p>0.0088662907188469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106458129484475" calcext:value-type="float">
            <text:p>0.0106458129484475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105672449894315" calcext:value-type="float">
            <text:p>0.0105672449894315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064978628965393" calcext:value-type="float">
            <text:p>0.0064978628965393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78704793020783" calcext:value-type="float">
            <text:p>0.0078704793020783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07108460087064" calcext:value-type="float">
            <text:p>0.0107108460087064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30915579244369" calcext:value-type="float">
            <text:p>0.0130915579244369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120991276085876" calcext:value-type="float">
            <text:p>0.0120991276085876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24498995979886" calcext:value-type="float">
            <text:p>0.0124498995979886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93244004871328" calcext:value-type="float">
            <text:p>0.0093244004871328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117023264543613" calcext:value-type="float">
            <text:p>0.0117023264543613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14017542509913" calcext:value-type="float">
            <text:p>0.0114017542509913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95014618758261" calcext:value-type="float">
            <text:p>0.0095014618758261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072072494368132" calcext:value-type="float">
            <text:p>0.0072072494368132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064117946872238" calcext:value-type="float">
            <text:p>0.0064117946872238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3_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108908728351363" calcext:value-type="float">
            <text:p>0.0108908728351363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10805134257297" calcext:value-type="float">
            <text:p>0.0110805134257297</text:p>
          </table:table-cell>
          <table:table-cell office:value-type="float" office:value="0.885" calcext:value-type="float">
            <text:p>0.885</text:p>
          </table:table-cell>
          <table:table-cell office:value-type="float" office:value="0.0113651514141548" calcext:value-type="float">
            <text:p>0.0113651514141548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08653373420044" calcext:value-type="float">
            <text:p>0.0108653373420044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73029674334022" calcext:value-type="float">
            <text:p>0.0073029674334022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093244004871329" calcext:value-type="float">
            <text:p>0.0093244004871329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74907350180813" calcext:value-type="float">
            <text:p>0.0074907350180813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07754865834963" calcext:value-type="float">
            <text:p>0.0107754865834963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105013226680155" calcext:value-type="float">
            <text:p>0.0105013226680155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44625954332777" calcext:value-type="float">
            <text:p>0.0144625954332777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098882646494608" calcext:value-type="float">
            <text:p>0.0098882646494608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077817450199524" calcext:value-type="float">
            <text:p>0.0077817450199524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124387387713634" calcext:value-type="float">
            <text:p>0.0124387387713634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096032401939252" calcext:value-type="float">
            <text:p>0.0096032401939252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061237243569579" calcext:value-type="float">
            <text:p>0.0061237243569579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88506120315678" calcext:value-type="float">
            <text:p>0.008850612031567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3_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9817784316682" calcext:value-type="float">
            <text:p>0.009817784316682</text:p>
          </table:table-cell>
          <table:table-cell office:value-type="float" office:value="0.883" calcext:value-type="float">
            <text:p>0.883</text:p>
          </table:table-cell>
          <table:table-cell office:value-type="float" office:value="0.0106327586051577" calcext:value-type="float">
            <text:p>0.0106327586051577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116308975482452" calcext:value-type="float">
            <text:p>0.0116308975482452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19605834120061" calcext:value-type="float">
            <text:p>0.0119605834120061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88662907188469" calcext:value-type="float">
            <text:p>0.0088662907188469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094721814922552" calcext:value-type="float">
            <text:p>0.009472181492255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92345967847967" calcext:value-type="float">
            <text:p>0.0092345967847967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090829510622924" calcext:value-type="float">
            <text:p>0.0090829510622924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100967541539072" calcext:value-type="float">
            <text:p>0.0100967541539072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27257394458807" calcext:value-type="float">
            <text:p>0.0127257394458807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73974470070573" calcext:value-type="float">
            <text:p>0.0073974470070573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93244004871329" calcext:value-type="float">
            <text:p>0.0093244004871329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21906156986065" calcext:value-type="float">
            <text:p>0.0121906156986065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95452140421842" calcext:value-type="float">
            <text:p>0.009545214042184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59395098937351" calcext:value-type="float">
            <text:p>0.0059395098937351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075092535507125" calcext:value-type="float">
            <text:p>0.00750925355071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3_</text:p>
          </table:table-cell>
          <table:table-cell office:value-type="float" office:value="0.883666666666667" calcext:value-type="float">
            <text:p>0.883666666666667</text:p>
          </table:table-cell>
          <table:table-cell office:value-type="float" office:value="0.0108498504737993" calcext:value-type="float">
            <text:p>0.0108498504737993</text:p>
          </table:table-cell>
          <table:table-cell office:value-type="float" office:value="0.883866666666667" calcext:value-type="float">
            <text:p>0.883866666666667</text:p>
          </table:table-cell>
          <table:table-cell office:value-type="float" office:value="0.0103560145911963" calcext:value-type="float">
            <text:p>0.0103560145911963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0568090376223" calcext:value-type="float">
            <text:p>0.010568090376223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0103595835841521" calcext:value-type="float">
            <text:p>0.0103595835841521</text:p>
          </table:table-cell>
          <table:table-cell office:value-type="float" office:value="0.8854" calcext:value-type="float">
            <text:p>0.8854</text:p>
          </table:table-cell>
          <table:table-cell office:value-type="float" office:value="0.0082298226702572" calcext:value-type="float">
            <text:p>0.0082298226702572</text:p>
          </table:table-cell>
          <table:table-cell office:value-type="float" office:value="0.884533333333333" calcext:value-type="float">
            <text:p>0.884533333333333</text:p>
          </table:table-cell>
          <table:table-cell office:value-type="float" office:value="0.00829608438568108" calcext:value-type="float">
            <text:p>0.00829608438568108</text:p>
          </table:table-cell>
          <table:table-cell office:value-type="float" office:value="0.8866" calcext:value-type="float">
            <text:p>0.8866</text:p>
          </table:table-cell>
          <table:table-cell office:value-type="float" office:value="0.00961193333844904" calcext:value-type="float">
            <text:p>0.00961193333844904</text:p>
          </table:table-cell>
          <table:table-cell office:value-type="float" office:value="0.884" calcext:value-type="float">
            <text:p>0.884</text:p>
          </table:table-cell>
          <table:table-cell office:value-type="float" office:value="0.0103563242476819" calcext:value-type="float">
            <text:p>0.0103563242476819</text:p>
          </table:table-cell>
          <table:table-cell office:value-type="float" office:value="0.885533333333333" calcext:value-type="float">
            <text:p>0.885533333333333</text:p>
          </table:table-cell>
          <table:table-cell office:value-type="float" office:value="0.0114930994977002" calcext:value-type="float">
            <text:p>0.0114930994977002</text:p>
          </table:table-cell>
          <table:table-cell office:value-type="float" office:value="0.885733333333333" calcext:value-type="float">
            <text:p>0.885733333333333</text:p>
          </table:table-cell>
          <table:table-cell office:value-type="float" office:value="0.0120220228257502" calcext:value-type="float">
            <text:p>0.012022022825750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9224621407408" calcext:value-type="float">
            <text:p>0.009224621407408</text:p>
          </table:table-cell>
          <table:table-cell office:value-type="float" office:value="0.8854" calcext:value-type="float">
            <text:p>0.8854</text:p>
          </table:table-cell>
          <table:table-cell office:value-type="float" office:value="0.01109066200921" calcext:value-type="float">
            <text:p>0.01109066200921</text:p>
          </table:table-cell>
          <table:table-cell office:value-type="float" office:value="0.885866666666666" calcext:value-type="float">
            <text:p>0.885866666666666</text:p>
          </table:table-cell>
          <table:table-cell office:value-type="float" office:value="0.011913108820823" calcext:value-type="float">
            <text:p>0.011913108820823</text:p>
          </table:table-cell>
          <table:table-cell office:value-type="float" office:value="0.885133333333333" calcext:value-type="float">
            <text:p>0.885133333333333</text:p>
          </table:table-cell>
          <table:table-cell office:value-type="float" office:value="0.010203630960835" calcext:value-type="float">
            <text:p>0.010203630960835</text:p>
          </table:table-cell>
          <table:table-cell office:value-type="float" office:value="0.885133333333333" calcext:value-type="float">
            <text:p>0.885133333333333</text:p>
          </table:table-cell>
          <table:table-cell office:value-type="float" office:value="0.00835520760180842" calcext:value-type="float">
            <text:p>0.00835520760180842</text:p>
          </table:table-cell>
          <table:table-cell office:value-type="float" office:value="0.885733333333333" calcext:value-type="float">
            <text:p>0.885733333333333</text:p>
          </table:table-cell>
          <table:table-cell office:value-type="float" office:value="0.00780683870644254" calcext:value-type="float">
            <text:p>0.0078068387064425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_</text:p>
          </table:table-cell>
          <table:table-cell office:value-type="float" office:value="0.722" calcext:value-type="float">
            <text:p>0.722</text:p>
          </table:table-cell>
          <table:table-cell office:value-type="float" office:value="0.00887020606049" calcext:value-type="float">
            <text:p>0.00887020606049</text:p>
          </table:table-cell>
          <table:table-cell office:value-type="float" office:value="0.683" calcext:value-type="float">
            <text:p>0.683</text:p>
          </table:table-cell>
          <table:table-cell office:value-type="float" office:value="0.0090061707240708" calcext:value-type="float">
            <text:p>0.0090061707240708</text:p>
          </table:table-cell>
          <table:table-cell office:value-type="float" office:value="0.713833333333333" calcext:value-type="float">
            <text:p>0.713833333333333</text:p>
          </table:table-cell>
          <table:table-cell office:value-type="float" office:value="0.0094941502457507" calcext:value-type="float">
            <text:p>0.0094941502457507</text:p>
          </table:table-cell>
          <table:table-cell office:value-type="float" office:value="0.714166666666667" calcext:value-type="float">
            <text:p>0.714166666666667</text:p>
          </table:table-cell>
          <table:table-cell office:value-type="float" office:value="0.0052704627669472" calcext:value-type="float">
            <text:p>0.0052704627669472</text:p>
          </table:table-cell>
          <table:table-cell office:value-type="float" office:value="0.709" calcext:value-type="float">
            <text:p>0.709</text:p>
          </table:table-cell>
          <table:table-cell office:value-type="float" office:value="0.0040138648595974" calcext:value-type="float">
            <text:p>0.0040138648595974</text:p>
          </table:table-cell>
          <table:table-cell office:value-type="float" office:value="0.7175" calcext:value-type="float">
            <text:p>0.7175</text:p>
          </table:table-cell>
          <table:table-cell office:value-type="float" office:value="0.0058034951154934" calcext:value-type="float">
            <text:p>0.0058034951154934</text:p>
          </table:table-cell>
          <table:table-cell office:value-type="float" office:value="0.7095" calcext:value-type="float">
            <text:p>0.7095</text:p>
          </table:table-cell>
          <table:table-cell office:value-type="float" office:value="0.0050207901104639" calcext:value-type="float">
            <text:p>0.0050207901104639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006106690320187" calcext:value-type="float">
            <text:p>0.006106690320187</text:p>
          </table:table-cell>
          <table:table-cell office:value-type="float" office:value="0.7075" calcext:value-type="float">
            <text:p>0.7075</text:p>
          </table:table-cell>
          <table:table-cell office:value-type="float" office:value="0.0039086797998528" calcext:value-type="float">
            <text:p>0.0039086797998528</text:p>
          </table:table-cell>
          <table:table-cell office:value-type="float" office:value="0.705833333333333" calcext:value-type="float">
            <text:p>0.705833333333333</text:p>
          </table:table-cell>
          <table:table-cell office:value-type="float" office:value="0.0084368569713819" calcext:value-type="float">
            <text:p>0.0084368569713819</text:p>
          </table:table-cell>
          <table:table-cell office:value-type="float" office:value="0.7105" calcext:value-type="float">
            <text:p>0.7105</text:p>
          </table:table-cell>
          <table:table-cell office:value-type="float" office:value="0.0078528126595931" calcext:value-type="float">
            <text:p>0.0078528126595931</text:p>
          </table:table-cell>
          <table:table-cell office:value-type="float" office:value="0.710166666666667" calcext:value-type="float">
            <text:p>0.710166666666667</text:p>
          </table:table-cell>
          <table:table-cell office:value-type="float" office:value="0.0091931435803477" calcext:value-type="float">
            <text:p>0.0091931435803477</text:p>
          </table:table-cell>
          <table:table-cell office:value-type="float" office:value="0.709666666666667" calcext:value-type="float">
            <text:p>0.709666666666667</text:p>
          </table:table-cell>
          <table:table-cell office:value-type="float" office:value="0.0100450374702027" calcext:value-type="float">
            <text:p>0.0100450374702027</text:p>
          </table:table-cell>
          <table:table-cell office:value-type="float" office:value="0.715666666666667" calcext:value-type="float">
            <text:p>0.715666666666667</text:p>
          </table:table-cell>
          <table:table-cell office:value-type="float" office:value="0.0053489355119603" calcext:value-type="float">
            <text:p>0.0053489355119603</text:p>
          </table:table-cell>
          <table:table-cell office:value-type="float" office:value="0.710833333333333" calcext:value-type="float">
            <text:p>0.710833333333333</text:p>
          </table:table-cell>
          <table:table-cell office:value-type="float" office:value="0.0024295632895188" calcext:value-type="float">
            <text:p>0.0024295632895188</text:p>
          </table:table-cell>
          <table:table-cell office:value-type="float" office:value="0.714" calcext:value-type="float">
            <text:p>0.714</text:p>
          </table:table-cell>
          <table:table-cell office:value-type="float" office:value="0.0114776352578007" calcext:value-type="float">
            <text:p>0.011477635257800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_</text:p>
          </table:table-cell>
          <table:table-cell office:value-type="float" office:value="0.724166666666667" calcext:value-type="float">
            <text:p>0.724166666666667</text:p>
          </table:table-cell>
          <table:table-cell office:value-type="float" office:value="0.0072408946654094" calcext:value-type="float">
            <text:p>0.0072408946654094</text:p>
          </table:table-cell>
          <table:table-cell office:value-type="float" office:value="0.693166666666667" calcext:value-type="float">
            <text:p>0.693166666666667</text:p>
          </table:table-cell>
          <table:table-cell office:value-type="float" office:value="0.0057855183192366" calcext:value-type="float">
            <text:p>0.0057855183192366</text:p>
          </table:table-cell>
          <table:table-cell office:value-type="float" office:value="0.719" calcext:value-type="float">
            <text:p>0.719</text:p>
          </table:table-cell>
          <table:table-cell office:value-type="float" office:value="0.0073219608788296" calcext:value-type="float">
            <text:p>0.0073219608788296</text:p>
          </table:table-cell>
          <table:table-cell office:value-type="float" office:value="0.717166666666667" calcext:value-type="float">
            <text:p>0.717166666666667</text:p>
          </table:table-cell>
          <table:table-cell office:value-type="float" office:value="0.0072552662865596" calcext:value-type="float">
            <text:p>0.0072552662865596</text:p>
          </table:table-cell>
          <table:table-cell office:value-type="float" office:value="0.713666666666667" calcext:value-type="float">
            <text:p>0.713666666666667</text:p>
          </table:table-cell>
          <table:table-cell office:value-type="float" office:value="0.0070857838898271" calcext:value-type="float">
            <text:p>0.0070857838898271</text:p>
          </table:table-cell>
          <table:table-cell office:value-type="float" office:value="0.7195" calcext:value-type="float">
            <text:p>0.7195</text:p>
          </table:table-cell>
          <table:table-cell office:value-type="float" office:value="0.0074675222724066" calcext:value-type="float">
            <text:p>0.0074675222724066</text:p>
          </table:table-cell>
          <table:table-cell office:value-type="float" office:value="0.711833333333333" calcext:value-type="float">
            <text:p>0.711833333333333</text:p>
          </table:table-cell>
          <table:table-cell office:value-type="float" office:value="0.0095633850352965" calcext:value-type="float">
            <text:p>0.0095633850352965</text:p>
          </table:table-cell>
          <table:table-cell office:value-type="float" office:value="0.714666666666667" calcext:value-type="float">
            <text:p>0.714666666666667</text:p>
          </table:table-cell>
          <table:table-cell office:value-type="float" office:value="0.0058511632271806" calcext:value-type="float">
            <text:p>0.0058511632271806</text:p>
          </table:table-cell>
          <table:table-cell office:value-type="float" office:value="0.713166666666667" calcext:value-type="float">
            <text:p>0.713166666666667</text:p>
          </table:table-cell>
          <table:table-cell office:value-type="float" office:value="0.0033541019662496" calcext:value-type="float">
            <text:p>0.0033541019662496</text:p>
          </table:table-cell>
          <table:table-cell office:value-type="float" office:value="0.7165" calcext:value-type="float">
            <text:p>0.7165</text:p>
          </table:table-cell>
          <table:table-cell office:value-type="float" office:value="0.0083624491362014" calcext:value-type="float">
            <text:p>0.0083624491362014</text:p>
          </table:table-cell>
          <table:table-cell office:value-type="float" office:value="0.713666666666667" calcext:value-type="float">
            <text:p>0.713666666666667</text:p>
          </table:table-cell>
          <table:table-cell office:value-type="float" office:value="0.0078748897699516" calcext:value-type="float">
            <text:p>0.0078748897699516</text:p>
          </table:table-cell>
          <table:table-cell office:value-type="float" office:value="0.712666666666667" calcext:value-type="float">
            <text:p>0.712666666666667</text:p>
          </table:table-cell>
          <table:table-cell office:value-type="float" office:value="0.0088466880180601" calcext:value-type="float">
            <text:p>0.0088466880180601</text:p>
          </table:table-cell>
          <table:table-cell office:value-type="float" office:value="0.709833333333333" calcext:value-type="float">
            <text:p>0.709833333333333</text:p>
          </table:table-cell>
          <table:table-cell office:value-type="float" office:value="0.0058748522440048" calcext:value-type="float">
            <text:p>0.0058748522440048</text:p>
          </table:table-cell>
          <table:table-cell office:value-type="float" office:value="0.7205" calcext:value-type="float">
            <text:p>0.7205</text:p>
          </table:table-cell>
          <table:table-cell office:value-type="float" office:value="0.0087519839020773" calcext:value-type="float">
            <text:p>0.0087519839020773</text:p>
          </table:table-cell>
          <table:table-cell office:value-type="float" office:value="0.712833333333333" calcext:value-type="float">
            <text:p>0.712833333333333</text:p>
          </table:table-cell>
          <table:table-cell office:value-type="float" office:value="0.007808471183415" calcext:value-type="float">
            <text:p>0.007808471183415</text:p>
          </table:table-cell>
          <table:table-cell office:value-type="float" office:value="0.711666666666667" calcext:value-type="float">
            <text:p>0.711666666666667</text:p>
          </table:table-cell>
          <table:table-cell office:value-type="float" office:value="0.0094096581588635" calcext:value-type="float">
            <text:p>0.009409658158863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_</text:p>
          </table:table-cell>
          <table:table-cell office:value-type="float" office:value="0.725833333333333" calcext:value-type="float">
            <text:p>0.725833333333333</text:p>
          </table:table-cell>
          <table:table-cell office:value-type="float" office:value="0.0081009258730098" calcext:value-type="float">
            <text:p>0.0081009258730098</text:p>
          </table:table-cell>
          <table:table-cell office:value-type="float" office:value="0.696" calcext:value-type="float">
            <text:p>0.696</text:p>
          </table:table-cell>
          <table:table-cell office:value-type="float" office:value="0.007848389785314" calcext:value-type="float">
            <text:p>0.007848389785314</text:p>
          </table:table-cell>
          <table:table-cell office:value-type="float" office:value="0.719666666666667" calcext:value-type="float">
            <text:p>0.719666666666667</text:p>
          </table:table-cell>
          <table:table-cell office:value-type="float" office:value="0.0040654369725501" calcext:value-type="float">
            <text:p>0.0040654369725501</text:p>
          </table:table-cell>
          <table:table-cell office:value-type="float" office:value="0.723" calcext:value-type="float">
            <text:p>0.723</text:p>
          </table:table-cell>
          <table:table-cell office:value-type="float" office:value="0.0036132472314464" calcext:value-type="float">
            <text:p>0.0036132472314464</text:p>
          </table:table-cell>
          <table:table-cell office:value-type="float" office:value="0.715166666666667" calcext:value-type="float">
            <text:p>0.715166666666667</text:p>
          </table:table-cell>
          <table:table-cell office:value-type="float" office:value="0.0063846604364593" calcext:value-type="float">
            <text:p>0.0063846604364593</text:p>
          </table:table-cell>
          <table:table-cell office:value-type="float" office:value="0.716333333333333" calcext:value-type="float">
            <text:p>0.716333333333333</text:p>
          </table:table-cell>
          <table:table-cell office:value-type="float" office:value="0.0060265615772548" calcext:value-type="float">
            <text:p>0.0060265615772548</text:p>
          </table:table-cell>
          <table:table-cell office:value-type="float" office:value="0.7135" calcext:value-type="float">
            <text:p>0.7135</text:p>
          </table:table-cell>
          <table:table-cell office:value-type="float" office:value="0.0125194293444673" calcext:value-type="float">
            <text:p>0.0125194293444673</text:p>
          </table:table-cell>
          <table:table-cell office:value-type="float" office:value="0.719" calcext:value-type="float">
            <text:p>0.719</text:p>
          </table:table-cell>
          <table:table-cell office:value-type="float" office:value="0.002386303510546" calcext:value-type="float">
            <text:p>0.002386303510546</text:p>
          </table:table-cell>
          <table:table-cell office:value-type="float" office:value="0.714666666666667" calcext:value-type="float">
            <text:p>0.714666666666667</text:p>
          </table:table-cell>
          <table:table-cell office:value-type="float" office:value="0.0048805168214487" calcext:value-type="float">
            <text:p>0.0048805168214487</text:p>
          </table:table-cell>
          <table:table-cell office:value-type="float" office:value="0.718" calcext:value-type="float">
            <text:p>0.718</text:p>
          </table:table-cell>
          <table:table-cell office:value-type="float" office:value="0.0058511632271806" calcext:value-type="float">
            <text:p>0.0058511632271806</text:p>
          </table:table-cell>
          <table:table-cell office:value-type="float" office:value="0.713333333333333" calcext:value-type="float">
            <text:p>0.713333333333333</text:p>
          </table:table-cell>
          <table:table-cell office:value-type="float" office:value="0.00719278187568" calcext:value-type="float">
            <text:p>0.00719278187568</text:p>
          </table:table-cell>
          <table:table-cell office:value-type="float" office:value="0.7155" calcext:value-type="float">
            <text:p>0.7155</text:p>
          </table:table-cell>
          <table:table-cell office:value-type="float" office:value="0.0071831206465033" calcext:value-type="float">
            <text:p>0.0071831206465033</text:p>
          </table:table-cell>
          <table:table-cell office:value-type="float" office:value="0.712166666666667" calcext:value-type="float">
            <text:p>0.712166666666667</text:p>
          </table:table-cell>
          <table:table-cell office:value-type="float" office:value="0.0056087728901546" calcext:value-type="float">
            <text:p>0.0056087728901546</text:p>
          </table:table-cell>
          <table:table-cell office:value-type="float" office:value="0.7175" calcext:value-type="float">
            <text:p>0.7175</text:p>
          </table:table-cell>
          <table:table-cell office:value-type="float" office:value="0.0069721668877839" calcext:value-type="float">
            <text:p>0.0069721668877839</text:p>
          </table:table-cell>
          <table:table-cell office:value-type="float" office:value="0.713666666666667" calcext:value-type="float">
            <text:p>0.713666666666667</text:p>
          </table:table-cell>
          <table:table-cell office:value-type="float" office:value="0.0054198708471697" calcext:value-type="float">
            <text:p>0.0054198708471697</text:p>
          </table:table-cell>
          <table:table-cell office:value-type="float" office:value="0.713666666666667" calcext:value-type="float">
            <text:p>0.713666666666667</text:p>
          </table:table-cell>
          <table:table-cell office:value-type="float" office:value="0.0073739406018763" calcext:value-type="float">
            <text:p>0.007373940601876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_</text:p>
          </table:table-cell>
          <table:table-cell office:value-type="float" office:value="0.723666666666667" calcext:value-type="float">
            <text:p>0.723666666666667</text:p>
          </table:table-cell>
          <table:table-cell office:value-type="float" office:value="0.0060553007081949" calcext:value-type="float">
            <text:p>0.0060553007081949</text:p>
          </table:table-cell>
          <table:table-cell office:value-type="float" office:value="0.696666666666667" calcext:value-type="float">
            <text:p>0.696666666666667</text:p>
          </table:table-cell>
          <table:table-cell office:value-type="float" office:value="0.006180165405913" calcext:value-type="float">
            <text:p>0.006180165405913</text:p>
          </table:table-cell>
          <table:table-cell office:value-type="float" office:value="0.719333333333333" calcext:value-type="float">
            <text:p>0.719333333333333</text:p>
          </table:table-cell>
          <table:table-cell office:value-type="float" office:value="0.0057554322166106" calcext:value-type="float">
            <text:p>0.0057554322166106</text:p>
          </table:table-cell>
          <table:table-cell office:value-type="float" office:value="0.7205" calcext:value-type="float">
            <text:p>0.7205</text:p>
          </table:table-cell>
          <table:table-cell office:value-type="float" office:value="0.0047360907461276" calcext:value-type="float">
            <text:p>0.0047360907461276</text:p>
          </table:table-cell>
          <table:table-cell office:value-type="float" office:value="0.714" calcext:value-type="float">
            <text:p>0.714</text:p>
          </table:table-cell>
          <table:table-cell office:value-type="float" office:value="0.0048376417578999" calcext:value-type="float">
            <text:p>0.0048376417578999</text:p>
          </table:table-cell>
          <table:table-cell office:value-type="float" office:value="0.721333333333333" calcext:value-type="float">
            <text:p>0.721333333333333</text:p>
          </table:table-cell>
          <table:table-cell office:value-type="float" office:value="0.0051234753829797" calcext:value-type="float">
            <text:p>0.0051234753829797</text:p>
          </table:table-cell>
          <table:table-cell office:value-type="float" office:value="0.7165" calcext:value-type="float">
            <text:p>0.7165</text:p>
          </table:table-cell>
          <table:table-cell office:value-type="float" office:value="0.0099547587726786" calcext:value-type="float">
            <text:p>0.0099547587726786</text:p>
          </table:table-cell>
          <table:table-cell office:value-type="float" office:value="0.718833333333333" calcext:value-type="float">
            <text:p>0.718833333333333</text:p>
          </table:table-cell>
          <table:table-cell office:value-type="float" office:value="0.0038459935864047" calcext:value-type="float">
            <text:p>0.0038459935864047</text:p>
          </table:table-cell>
          <table:table-cell office:value-type="float" office:value="0.714" calcext:value-type="float">
            <text:p>0.714</text:p>
          </table:table-cell>
          <table:table-cell office:value-type="float" office:value="0.0064925170602608" calcext:value-type="float">
            <text:p>0.0064925170602608</text:p>
          </table:table-cell>
          <table:table-cell office:value-type="float" office:value="0.717833333333333" calcext:value-type="float">
            <text:p>0.717833333333333</text:p>
          </table:table-cell>
          <table:table-cell office:value-type="float" office:value="0.0054198708471696" calcext:value-type="float">
            <text:p>0.0054198708471696</text:p>
          </table:table-cell>
          <table:table-cell office:value-type="float" office:value="0.713" calcext:value-type="float">
            <text:p>0.713</text:p>
          </table:table-cell>
          <table:table-cell office:value-type="float" office:value="0.0071346182643346" calcext:value-type="float">
            <text:p>0.0071346182643346</text:p>
          </table:table-cell>
          <table:table-cell office:value-type="float" office:value="0.716333333333333" calcext:value-type="float">
            <text:p>0.716333333333333</text:p>
          </table:table-cell>
          <table:table-cell office:value-type="float" office:value="0.0032058973436118" calcext:value-type="float">
            <text:p>0.0032058973436118</text:p>
          </table:table-cell>
          <table:table-cell office:value-type="float" office:value="0.714" calcext:value-type="float">
            <text:p>0.714</text:p>
          </table:table-cell>
          <table:table-cell office:value-type="float" office:value="0.0055402567128649" calcext:value-type="float">
            <text:p>0.0055402567128649</text:p>
          </table:table-cell>
          <table:table-cell office:value-type="float" office:value="0.717666666666667" calcext:value-type="float">
            <text:p>0.717666666666667</text:p>
          </table:table-cell>
          <table:table-cell office:value-type="float" office:value="0.0057251880124392" calcext:value-type="float">
            <text:p>0.0057251880124392</text:p>
          </table:table-cell>
          <table:table-cell office:value-type="float" office:value="0.713666666666667" calcext:value-type="float">
            <text:p>0.713666666666667</text:p>
          </table:table-cell>
          <table:table-cell office:value-type="float" office:value="0.0061689185077739" calcext:value-type="float">
            <text:p>0.0061689185077739</text:p>
          </table:table-cell>
          <table:table-cell office:value-type="float" office:value="0.717" calcext:value-type="float">
            <text:p>0.717</text:p>
          </table:table-cell>
          <table:table-cell office:value-type="float" office:value="0.0075599456200278" calcext:value-type="float">
            <text:p>0.007559945620027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_</text:p>
          </table:table-cell>
          <table:table-cell office:value-type="float" office:value="0.724666666666667" calcext:value-type="float">
            <text:p>0.724666666666667</text:p>
          </table:table-cell>
          <table:table-cell office:value-type="float" office:value="0.0079188593454697" calcext:value-type="float">
            <text:p>0.0079188593454697</text:p>
          </table:table-cell>
          <table:table-cell office:value-type="float" office:value="0.696333333333333" calcext:value-type="float">
            <text:p>0.696333333333333</text:p>
          </table:table-cell>
          <table:table-cell office:value-type="float" office:value="0.0039791121287711" calcext:value-type="float">
            <text:p>0.0039791121287711</text:p>
          </table:table-cell>
          <table:table-cell office:value-type="float" office:value="0.718" calcext:value-type="float">
            <text:p>0.718</text:p>
          </table:table-cell>
          <table:table-cell office:value-type="float" office:value="0.0039791121287711" calcext:value-type="float">
            <text:p>0.0039791121287711</text:p>
          </table:table-cell>
          <table:table-cell office:value-type="float" office:value="0.722" calcext:value-type="float">
            <text:p>0.722</text:p>
          </table:table-cell>
          <table:table-cell office:value-type="float" office:value="0.0055777335102271" calcext:value-type="float">
            <text:p>0.0055777335102271</text:p>
          </table:table-cell>
          <table:table-cell office:value-type="float" office:value="0.715333333333333" calcext:value-type="float">
            <text:p>0.715333333333333</text:p>
          </table:table-cell>
          <table:table-cell office:value-type="float" office:value="0.0076964999260125" calcext:value-type="float">
            <text:p>0.0076964999260125</text:p>
          </table:table-cell>
          <table:table-cell office:value-type="float" office:value="0.720166666666667" calcext:value-type="float">
            <text:p>0.720166666666667</text:p>
          </table:table-cell>
          <table:table-cell office:value-type="float" office:value="0.0043060035609212" calcext:value-type="float">
            <text:p>0.0043060035609212</text:p>
          </table:table-cell>
          <table:table-cell office:value-type="float" office:value="0.714833333333333" calcext:value-type="float">
            <text:p>0.714833333333333</text:p>
          </table:table-cell>
          <table:table-cell office:value-type="float" office:value="0.0056642151559888" calcext:value-type="float">
            <text:p>0.0056642151559888</text:p>
          </table:table-cell>
          <table:table-cell office:value-type="float" office:value="0.7185" calcext:value-type="float">
            <text:p>0.7185</text:p>
          </table:table-cell>
          <table:table-cell office:value-type="float" office:value="0.002725904538966" calcext:value-type="float">
            <text:p>0.002725904538966</text:p>
          </table:table-cell>
          <table:table-cell office:value-type="float" office:value="0.713833333333333" calcext:value-type="float">
            <text:p>0.713833333333333</text:p>
          </table:table-cell>
          <table:table-cell office:value-type="float" office:value="0.004273627134986" calcext:value-type="float">
            <text:p>0.004273627134986</text:p>
          </table:table-cell>
          <table:table-cell office:value-type="float" office:value="0.716666666666667" calcext:value-type="float">
            <text:p>0.716666666666667</text:p>
          </table:table-cell>
          <table:table-cell office:value-type="float" office:value="0.0047871355387816" calcext:value-type="float">
            <text:p>0.0047871355387816</text:p>
          </table:table-cell>
          <table:table-cell office:value-type="float" office:value="0.714333333333333" calcext:value-type="float">
            <text:p>0.714333333333333</text:p>
          </table:table-cell>
          <table:table-cell office:value-type="float" office:value="0.0056334812603851" calcext:value-type="float">
            <text:p>0.0056334812603851</text:p>
          </table:table-cell>
          <table:table-cell office:value-type="float" office:value="0.715333333333333" calcext:value-type="float">
            <text:p>0.715333333333333</text:p>
          </table:table-cell>
          <table:table-cell office:value-type="float" office:value="0.0035158371849548" calcext:value-type="float">
            <text:p>0.0035158371849548</text:p>
          </table:table-cell>
          <table:table-cell office:value-type="float" office:value="0.714666666666667" calcext:value-type="float">
            <text:p>0.714666666666667</text:p>
          </table:table-cell>
          <table:table-cell office:value-type="float" office:value="0.0066301080936387" calcext:value-type="float">
            <text:p>0.0066301080936387</text:p>
          </table:table-cell>
          <table:table-cell office:value-type="float" office:value="0.718166666666667" calcext:value-type="float">
            <text:p>0.718166666666667</text:p>
          </table:table-cell>
          <table:table-cell office:value-type="float" office:value="0.0055088312936794" calcext:value-type="float">
            <text:p>0.0055088312936794</text:p>
          </table:table-cell>
          <table:table-cell office:value-type="float" office:value="0.7145" calcext:value-type="float">
            <text:p>0.7145</text:p>
          </table:table-cell>
          <table:table-cell office:value-type="float" office:value="0.0064172077693928" calcext:value-type="float">
            <text:p>0.0064172077693928</text:p>
          </table:table-cell>
          <table:table-cell office:value-type="float" office:value="0.717" calcext:value-type="float">
            <text:p>0.717</text:p>
          </table:table-cell>
          <table:table-cell office:value-type="float" office:value="0.0071346182643346" calcext:value-type="float">
            <text:p>0.00713461826433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_</text:p>
          </table:table-cell>
          <table:table-cell office:value-type="float" office:value="0.724066666666667" calcext:value-type="float">
            <text:p>0.724066666666667</text:p>
          </table:table-cell>
          <table:table-cell office:value-type="float" office:value="0.00763723733051476" calcext:value-type="float">
            <text:p>0.00763723733051476</text:p>
          </table:table-cell>
          <table:table-cell office:value-type="float" office:value="0.693033333333333" calcext:value-type="float">
            <text:p>0.693033333333333</text:p>
          </table:table-cell>
          <table:table-cell office:value-type="float" office:value="0.0065598712726611" calcext:value-type="float">
            <text:p>0.0065598712726611</text:p>
          </table:table-cell>
          <table:table-cell office:value-type="float" office:value="0.717966666666667" calcext:value-type="float">
            <text:p>0.717966666666667</text:p>
          </table:table-cell>
          <table:table-cell office:value-type="float" office:value="0.00612321848850242" calcext:value-type="float">
            <text:p>0.00612321848850242</text:p>
          </table:table-cell>
          <table:table-cell office:value-type="float" office:value="0.719366666666667" calcext:value-type="float">
            <text:p>0.719366666666667</text:p>
          </table:table-cell>
          <table:table-cell office:value-type="float" office:value="0.00529056010826158" calcext:value-type="float">
            <text:p>0.00529056010826158</text:p>
          </table:table-cell>
          <table:table-cell office:value-type="float" office:value="0.713433333333333" calcext:value-type="float">
            <text:p>0.713433333333333</text:p>
          </table:table-cell>
          <table:table-cell office:value-type="float" office:value="0.00600369017395924" calcext:value-type="float">
            <text:p>0.00600369017395924</text:p>
          </table:table-cell>
          <table:table-cell office:value-type="float" office:value="0.718966666666667" calcext:value-type="float">
            <text:p>0.718966666666667</text:p>
          </table:table-cell>
          <table:table-cell office:value-type="float" office:value="0.00574541158181114" calcext:value-type="float">
            <text:p>0.00574541158181114</text:p>
          </table:table-cell>
          <table:table-cell office:value-type="float" office:value="0.713233333333333" calcext:value-type="float">
            <text:p>0.713233333333333</text:p>
          </table:table-cell>
          <table:table-cell office:value-type="float" office:value="0.00854451568377902" calcext:value-type="float">
            <text:p>0.00854451568377902</text:p>
          </table:table-cell>
          <table:table-cell office:value-type="float" office:value="0.7165" calcext:value-type="float">
            <text:p>0.7165</text:p>
          </table:table-cell>
          <table:table-cell office:value-type="float" office:value="0.00418321103665686" calcext:value-type="float">
            <text:p>0.00418321103665686</text:p>
          </table:table-cell>
          <table:table-cell office:value-type="float" office:value="0.712633333333333" calcext:value-type="float">
            <text:p>0.712633333333333</text:p>
          </table:table-cell>
          <table:table-cell office:value-type="float" office:value="0.00458188855655958" calcext:value-type="float">
            <text:p>0.00458188855655958</text:p>
          </table:table-cell>
          <table:table-cell office:value-type="float" office:value="0.714966666666667" calcext:value-type="float">
            <text:p>0.714966666666667</text:p>
          </table:table-cell>
          <table:table-cell office:value-type="float" office:value="0.00657149514414302" calcext:value-type="float">
            <text:p>0.00657149514414302</text:p>
          </table:table-cell>
          <table:table-cell office:value-type="float" office:value="0.712966666666667" calcext:value-type="float">
            <text:p>0.712966666666667</text:p>
          </table:table-cell>
          <table:table-cell office:value-type="float" office:value="0.00713771676598888" calcext:value-type="float">
            <text:p>0.00713771676598888</text:p>
          </table:table-cell>
          <table:table-cell office:value-type="float" office:value="0.714" calcext:value-type="float">
            <text:p>0.714</text:p>
          </table:table-cell>
          <table:table-cell office:value-type="float" office:value="0.00638893735469554" calcext:value-type="float">
            <text:p>0.00638893735469554</text:p>
          </table:table-cell>
          <table:table-cell office:value-type="float" office:value="0.712066666666667" calcext:value-type="float">
            <text:p>0.712066666666667</text:p>
          </table:table-cell>
          <table:table-cell office:value-type="float" office:value="0.00673980548217314" calcext:value-type="float">
            <text:p>0.00673980548217314</text:p>
          </table:table-cell>
          <table:table-cell office:value-type="float" office:value="0.7179" calcext:value-type="float">
            <text:p>0.7179</text:p>
          </table:table-cell>
          <table:table-cell office:value-type="float" office:value="0.00646142112158802" calcext:value-type="float">
            <text:p>0.00646142112158802</text:p>
          </table:table-cell>
          <table:table-cell office:value-type="float" office:value="0.7131" calcext:value-type="float">
            <text:p>0.7131</text:p>
          </table:table-cell>
          <table:table-cell office:value-type="float" office:value="0.00564880631945404" calcext:value-type="float">
            <text:p>0.00564880631945404</text:p>
          </table:table-cell>
          <table:table-cell office:value-type="float" office:value="0.714666666666667" calcext:value-type="float">
            <text:p>0.714666666666667</text:p>
          </table:table-cell>
          <table:table-cell office:value-type="float" office:value="0.00859115958058058" calcext:value-type="float">
            <text:p>0.0085911595805805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_</text:p>
          </table:table-cell>
          <table:table-cell office:value-type="float" office:value="0.698166666666667" calcext:value-type="float">
            <text:p>0.698166666666667</text:p>
          </table:table-cell>
          <table:table-cell office:value-type="float" office:value="0.0077145245406887" calcext:value-type="float">
            <text:p>0.0077145245406887</text:p>
          </table:table-cell>
          <table:table-cell office:value-type="float" office:value="0.699333333333333" calcext:value-type="float">
            <text:p>0.699333333333333</text:p>
          </table:table-cell>
          <table:table-cell office:value-type="float" office:value="0.0057554322166106" calcext:value-type="float">
            <text:p>0.0057554322166106</text:p>
          </table:table-cell>
          <table:table-cell office:value-type="float" office:value="0.702" calcext:value-type="float">
            <text:p>0.702</text:p>
          </table:table-cell>
          <table:table-cell office:value-type="float" office:value="0.0083249958291614" calcext:value-type="float">
            <text:p>0.0083249958291614</text:p>
          </table:table-cell>
          <table:table-cell office:value-type="float" office:value="0.701833333333333" calcext:value-type="float">
            <text:p>0.701833333333333</text:p>
          </table:table-cell>
          <table:table-cell office:value-type="float" office:value="0.0090791274666432" calcext:value-type="float">
            <text:p>0.0090791274666432</text:p>
          </table:table-cell>
          <table:table-cell office:value-type="float" office:value="0.703833333333333" calcext:value-type="float">
            <text:p>0.703833333333333</text:p>
          </table:table-cell>
          <table:table-cell office:value-type="float" office:value="0.0071831206465033" calcext:value-type="float">
            <text:p>0.0071831206465033</text:p>
          </table:table-cell>
          <table:table-cell office:value-type="float" office:value="0.693333333333333" calcext:value-type="float">
            <text:p>0.693333333333333</text:p>
          </table:table-cell>
          <table:table-cell office:value-type="float" office:value="0.0076603234628543" calcext:value-type="float">
            <text:p>0.0076603234628543</text:p>
          </table:table-cell>
          <table:table-cell office:value-type="float" office:value="0.703166666666667" calcext:value-type="float">
            <text:p>0.703166666666667</text:p>
          </table:table-cell>
          <table:table-cell office:value-type="float" office:value="0.0049441323247304" calcext:value-type="float">
            <text:p>0.0049441323247304</text:p>
          </table:table-cell>
          <table:table-cell office:value-type="float" office:value="0.697166666666667" calcext:value-type="float">
            <text:p>0.697166666666667</text:p>
          </table:table-cell>
          <table:table-cell office:value-type="float" office:value="0.0078306733072223" calcext:value-type="float">
            <text:p>0.0078306733072223</text:p>
          </table:table-cell>
          <table:table-cell office:value-type="float" office:value="0.700666666666667" calcext:value-type="float">
            <text:p>0.700666666666667</text:p>
          </table:table-cell>
          <table:table-cell office:value-type="float" office:value="0.0064657215804235" calcext:value-type="float">
            <text:p>0.0064657215804235</text:p>
          </table:table-cell>
          <table:table-cell office:value-type="float" office:value="0.703833333333333" calcext:value-type="float">
            <text:p>0.703833333333333</text:p>
          </table:table-cell>
          <table:table-cell office:value-type="float" office:value="0.0086120071218425" calcext:value-type="float">
            <text:p>0.0086120071218425</text:p>
          </table:table-cell>
          <table:table-cell office:value-type="float" office:value="0.697833333333333" calcext:value-type="float">
            <text:p>0.697833333333333</text:p>
          </table:table-cell>
          <table:table-cell office:value-type="float" office:value="0.0065775290868903" calcext:value-type="float">
            <text:p>0.0065775290868903</text:p>
          </table:table-cell>
          <table:table-cell office:value-type="float" office:value="0.696666666666667" calcext:value-type="float">
            <text:p>0.696666666666667</text:p>
          </table:table-cell>
          <table:table-cell office:value-type="float" office:value="0.0087994633674761" calcext:value-type="float">
            <text:p>0.0087994633674761</text:p>
          </table:table-cell>
          <table:table-cell office:value-type="float" office:value="0.700833333333333" calcext:value-type="float">
            <text:p>0.700833333333333</text:p>
          </table:table-cell>
          <table:table-cell office:value-type="float" office:value="0.0088584548439455" calcext:value-type="float">
            <text:p>0.0088584548439455</text:p>
          </table:table-cell>
          <table:table-cell office:value-type="float" office:value="0.7015" calcext:value-type="float">
            <text:p>0.7015</text:p>
          </table:table-cell>
          <table:table-cell office:value-type="float" office:value="0.0057251880124392" calcext:value-type="float">
            <text:p>0.0057251880124392</text:p>
          </table:table-cell>
          <table:table-cell office:value-type="float" office:value="0.703833333333333" calcext:value-type="float">
            <text:p>0.703833333333333</text:p>
          </table:table-cell>
          <table:table-cell office:value-type="float" office:value="0.0037546267753563" calcext:value-type="float">
            <text:p>0.0037546267753563</text:p>
          </table:table-cell>
          <table:table-cell office:value-type="float" office:value="0.7" calcext:value-type="float">
            <text:p>0.7</text:p>
          </table:table-cell>
          <table:table-cell office:value-type="float" office:value="0.01244432043589" calcext:value-type="float">
            <text:p>0.0124443204358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_</text:p>
          </table:table-cell>
          <table:table-cell office:value-type="float" office:value="0.705166666666667" calcext:value-type="float">
            <text:p>0.705166666666667</text:p>
          </table:table-cell>
          <table:table-cell office:value-type="float" office:value="0.0094538352005945" calcext:value-type="float">
            <text:p>0.0094538352005945</text:p>
          </table:table-cell>
          <table:table-cell office:value-type="float" office:value="0.700666666666667" calcext:value-type="float">
            <text:p>0.700666666666667</text:p>
          </table:table-cell>
          <table:table-cell office:value-type="float" office:value="0.004141591213263" calcext:value-type="float">
            <text:p>0.004141591213263</text:p>
          </table:table-cell>
          <table:table-cell office:value-type="float" office:value="0.7065" calcext:value-type="float">
            <text:p>0.7065</text:p>
          </table:table-cell>
          <table:table-cell office:value-type="float" office:value="0.008547254269972" calcext:value-type="float">
            <text:p>0.008547254269972</text:p>
          </table:table-cell>
          <table:table-cell office:value-type="float" office:value="0.706333333333333" calcext:value-type="float">
            <text:p>0.706333333333333</text:p>
          </table:table-cell>
          <table:table-cell office:value-type="float" office:value="0.0091401130554641" calcext:value-type="float">
            <text:p>0.0091401130554641</text:p>
          </table:table-cell>
          <table:table-cell office:value-type="float" office:value="0.707833333333333" calcext:value-type="float">
            <text:p>0.707833333333333</text:p>
          </table:table-cell>
          <table:table-cell office:value-type="float" office:value="0.006759766596891" calcext:value-type="float">
            <text:p>0.006759766596891</text:p>
          </table:table-cell>
          <table:table-cell office:value-type="float" office:value="0.704333333333333" calcext:value-type="float">
            <text:p>0.704333333333333</text:p>
          </table:table-cell>
          <table:table-cell office:value-type="float" office:value="0.002725904538966" calcext:value-type="float">
            <text:p>0.002725904538966</text:p>
          </table:table-cell>
          <table:table-cell office:value-type="float" office:value="0.707666666666667" calcext:value-type="float">
            <text:p>0.707666666666667</text:p>
          </table:table-cell>
          <table:table-cell office:value-type="float" office:value="0.0072504789113853" calcext:value-type="float">
            <text:p>0.0072504789113853</text:p>
          </table:table-cell>
          <table:table-cell office:value-type="float" office:value="0.708" calcext:value-type="float">
            <text:p>0.708</text:p>
          </table:table-cell>
          <table:table-cell office:value-type="float" office:value="0.0064710895527724" calcext:value-type="float">
            <text:p>0.0064710895527724</text:p>
          </table:table-cell>
          <table:table-cell office:value-type="float" office:value="0.705333333333333" calcext:value-type="float">
            <text:p>0.705333333333333</text:p>
          </table:table-cell>
          <table:table-cell office:value-type="float" office:value="0.0043140597018482" calcext:value-type="float">
            <text:p>0.0043140597018482</text:p>
          </table:table-cell>
          <table:table-cell office:value-type="float" office:value="0.706333333333333" calcext:value-type="float">
            <text:p>0.706333333333333</text:p>
          </table:table-cell>
          <table:table-cell office:value-type="float" office:value="0.0076512526207587" calcext:value-type="float">
            <text:p>0.0076512526207587</text:p>
          </table:table-cell>
          <table:table-cell office:value-type="float" office:value="0.706166666666667" calcext:value-type="float">
            <text:p>0.706166666666667</text:p>
          </table:table-cell>
          <table:table-cell office:value-type="float" office:value="0.0079843597113356" calcext:value-type="float">
            <text:p>0.0079843597113356</text:p>
          </table:table-cell>
          <table:table-cell office:value-type="float" office:value="0.704666666666667" calcext:value-type="float">
            <text:p>0.704666666666667</text:p>
          </table:table-cell>
          <table:table-cell office:value-type="float" office:value="0.0066038709187196" calcext:value-type="float">
            <text:p>0.0066038709187196</text:p>
          </table:table-cell>
          <table:table-cell office:value-type="float" office:value="0.707333333333333" calcext:value-type="float">
            <text:p>0.707333333333333</text:p>
          </table:table-cell>
          <table:table-cell office:value-type="float" office:value="0.0069071219283673" calcext:value-type="float">
            <text:p>0.0069071219283673</text:p>
          </table:table-cell>
          <table:table-cell office:value-type="float" office:value="0.7025" calcext:value-type="float">
            <text:p>0.7025</text:p>
          </table:table-cell>
          <table:table-cell office:value-type="float" office:value="0.0038640077064565" calcext:value-type="float">
            <text:p>0.0038640077064565</text:p>
          </table:table-cell>
          <table:table-cell office:value-type="float" office:value="0.705" calcext:value-type="float">
            <text:p>0.705</text:p>
          </table:table-cell>
          <table:table-cell office:value-type="float" office:value="0.0064818121608767" calcext:value-type="float">
            <text:p>0.0064818121608767</text:p>
          </table:table-cell>
          <table:table-cell office:value-type="float" office:value="0.706" calcext:value-type="float">
            <text:p>0.706</text:p>
          </table:table-cell>
          <table:table-cell office:value-type="float" office:value="0.0059918926707491" calcext:value-type="float">
            <text:p>0.005991892670749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_</text:p>
          </table:table-cell>
          <table:table-cell office:value-type="float" office:value="0.706333333333333" calcext:value-type="float">
            <text:p>0.706333333333333</text:p>
          </table:table-cell>
          <table:table-cell office:value-type="float" office:value="0.0041499665326628" calcext:value-type="float">
            <text:p>0.0041499665326628</text:p>
          </table:table-cell>
          <table:table-cell office:value-type="float" office:value="0.705666666666667" calcext:value-type="float">
            <text:p>0.705666666666667</text:p>
          </table:table-cell>
          <table:table-cell office:value-type="float" office:value="0.0054134605896372" calcext:value-type="float">
            <text:p>0.0054134605896372</text:p>
          </table:table-cell>
          <table:table-cell office:value-type="float" office:value="0.705666666666667" calcext:value-type="float">
            <text:p>0.705666666666667</text:p>
          </table:table-cell>
          <table:table-cell office:value-type="float" office:value="0.0075323376923177" calcext:value-type="float">
            <text:p>0.0075323376923177</text:p>
          </table:table-cell>
          <table:table-cell office:value-type="float" office:value="0.7065" calcext:value-type="float">
            <text:p>0.7065</text:p>
          </table:table-cell>
          <table:table-cell office:value-type="float" office:value="0.0105967762393412" calcext:value-type="float">
            <text:p>0.0105967762393412</text:p>
          </table:table-cell>
          <table:table-cell office:value-type="float" office:value="0.707333333333333" calcext:value-type="float">
            <text:p>0.707333333333333</text:p>
          </table:table-cell>
          <table:table-cell office:value-type="float" office:value="0.0056947831877565" calcext:value-type="float">
            <text:p>0.0056947831877565</text:p>
          </table:table-cell>
          <table:table-cell office:value-type="float" office:value="0.711166666666667" calcext:value-type="float">
            <text:p>0.711166666666667</text:p>
          </table:table-cell>
          <table:table-cell office:value-type="float" office:value="0.0047726070210921" calcext:value-type="float">
            <text:p>0.0047726070210921</text:p>
          </table:table-cell>
          <table:table-cell office:value-type="float" office:value="0.707333333333333" calcext:value-type="float">
            <text:p>0.707333333333333</text:p>
          </table:table-cell>
          <table:table-cell office:value-type="float" office:value="0.004691896086753" calcext:value-type="float">
            <text:p>0.004691896086753</text:p>
          </table:table-cell>
          <table:table-cell office:value-type="float" office:value="0.7085" calcext:value-type="float">
            <text:p>0.7085</text:p>
          </table:table-cell>
          <table:table-cell office:value-type="float" office:value="0.0075323376923177" calcext:value-type="float">
            <text:p>0.0075323376923177</text:p>
          </table:table-cell>
          <table:table-cell office:value-type="float" office:value="0.706333333333333" calcext:value-type="float">
            <text:p>0.706333333333333</text:p>
          </table:table-cell>
          <table:table-cell office:value-type="float" office:value="0.0073267015467777" calcext:value-type="float">
            <text:p>0.0073267015467777</text:p>
          </table:table-cell>
          <table:table-cell office:value-type="float" office:value="0.707166666666667" calcext:value-type="float">
            <text:p>0.707166666666667</text:p>
          </table:table-cell>
          <table:table-cell office:value-type="float" office:value="0.0094207218407083" calcext:value-type="float">
            <text:p>0.0094207218407083</text:p>
          </table:table-cell>
          <table:table-cell office:value-type="float" office:value="0.707166666666667" calcext:value-type="float">
            <text:p>0.707166666666667</text:p>
          </table:table-cell>
          <table:table-cell office:value-type="float" office:value="0.0053554230043532" calcext:value-type="float">
            <text:p>0.0053554230043532</text:p>
          </table:table-cell>
          <table:table-cell office:value-type="float" office:value="0.7075" calcext:value-type="float">
            <text:p>0.7075</text:p>
          </table:table-cell>
          <table:table-cell office:value-type="float" office:value="0.0085796917841558" calcext:value-type="float">
            <text:p>0.0085796917841558</text:p>
          </table:table-cell>
          <table:table-cell office:value-type="float" office:value="0.707333333333333" calcext:value-type="float">
            <text:p>0.707333333333333</text:p>
          </table:table-cell>
          <table:table-cell office:value-type="float" office:value="0.0098142470136248" calcext:value-type="float">
            <text:p>0.0098142470136248</text:p>
          </table:table-cell>
          <table:table-cell office:value-type="float" office:value="0.706" calcext:value-type="float">
            <text:p>0.706</text:p>
          </table:table-cell>
          <table:table-cell office:value-type="float" office:value="0.0052174919474994" calcext:value-type="float">
            <text:p>0.0052174919474994</text:p>
          </table:table-cell>
          <table:table-cell office:value-type="float" office:value="0.707666666666667" calcext:value-type="float">
            <text:p>0.707666666666667</text:p>
          </table:table-cell>
          <table:table-cell office:value-type="float" office:value="0.0088858501750441" calcext:value-type="float">
            <text:p>0.0088858501750441</text:p>
          </table:table-cell>
          <table:table-cell office:value-type="float" office:value="0.708166666666667" calcext:value-type="float">
            <text:p>0.708166666666667</text:p>
          </table:table-cell>
          <table:table-cell office:value-type="float" office:value="0.0057251880124392" calcext:value-type="float">
            <text:p>0.005725188012439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_</text:p>
          </table:table-cell>
          <table:table-cell office:value-type="float" office:value="0.707833333333333" calcext:value-type="float">
            <text:p>0.707833333333333</text:p>
          </table:table-cell>
          <table:table-cell office:value-type="float" office:value="0.0053554230043531" calcext:value-type="float">
            <text:p>0.0053554230043531</text:p>
          </table:table-cell>
          <table:table-cell office:value-type="float" office:value="0.708" calcext:value-type="float">
            <text:p>0.708</text:p>
          </table:table-cell>
          <table:table-cell office:value-type="float" office:value="0.0054835612921206" calcext:value-type="float">
            <text:p>0.0054835612921206</text:p>
          </table:table-cell>
          <table:table-cell office:value-type="float" office:value="0.706666666666667" calcext:value-type="float">
            <text:p>0.706666666666667</text:p>
          </table:table-cell>
          <table:table-cell office:value-type="float" office:value="0.0065880784586841" calcext:value-type="float">
            <text:p>0.0065880784586841</text:p>
          </table:table-cell>
          <table:table-cell office:value-type="float" office:value="0.705833333333333" calcext:value-type="float">
            <text:p>0.705833333333333</text:p>
          </table:table-cell>
          <table:table-cell office:value-type="float" office:value="0.0085999031002292" calcext:value-type="float">
            <text:p>0.0085999031002292</text:p>
          </table:table-cell>
          <table:table-cell office:value-type="float" office:value="0.7095" calcext:value-type="float">
            <text:p>0.7095</text:p>
          </table:table-cell>
          <table:table-cell office:value-type="float" office:value="0.0068869845037981" calcext:value-type="float">
            <text:p>0.0068869845037981</text:p>
          </table:table-cell>
          <table:table-cell office:value-type="float" office:value="0.7075" calcext:value-type="float">
            <text:p>0.7075</text:p>
          </table:table-cell>
          <table:table-cell office:value-type="float" office:value="0.0034860834438919" calcext:value-type="float">
            <text:p>0.0034860834438919</text:p>
          </table:table-cell>
          <table:table-cell office:value-type="float" office:value="0.708166666666667" calcext:value-type="float">
            <text:p>0.708166666666667</text:p>
          </table:table-cell>
          <table:table-cell office:value-type="float" office:value="0.0052836224947158" calcext:value-type="float">
            <text:p>0.0052836224947158</text:p>
          </table:table-cell>
          <table:table-cell office:value-type="float" office:value="0.708166666666667" calcext:value-type="float">
            <text:p>0.708166666666667</text:p>
          </table:table-cell>
          <table:table-cell office:value-type="float" office:value="0.0089636612063499" calcext:value-type="float">
            <text:p>0.0089636612063499</text:p>
          </table:table-cell>
          <table:table-cell office:value-type="float" office:value="0.708666666666667" calcext:value-type="float">
            <text:p>0.708666666666667</text:p>
          </table:table-cell>
          <table:table-cell office:value-type="float" office:value="0.006252777160768" calcext:value-type="float">
            <text:p>0.006252777160768</text:p>
          </table:table-cell>
          <table:table-cell office:value-type="float" office:value="0.707666666666667" calcext:value-type="float">
            <text:p>0.707666666666667</text:p>
          </table:table-cell>
          <table:table-cell office:value-type="float" office:value="0.0097075285789489" calcext:value-type="float">
            <text:p>0.0097075285789489</text:p>
          </table:table-cell>
          <table:table-cell office:value-type="float" office:value="0.707666666666667" calcext:value-type="float">
            <text:p>0.707666666666667</text:p>
          </table:table-cell>
          <table:table-cell office:value-type="float" office:value="0.0040138648595974" calcext:value-type="float">
            <text:p>0.0040138648595974</text:p>
          </table:table-cell>
          <table:table-cell office:value-type="float" office:value="0.707" calcext:value-type="float">
            <text:p>0.707</text:p>
          </table:table-cell>
          <table:table-cell office:value-type="float" office:value="0.0070612400547716" calcext:value-type="float">
            <text:p>0.0070612400547716</text:p>
          </table:table-cell>
          <table:table-cell office:value-type="float" office:value="0.707333333333333" calcext:value-type="float">
            <text:p>0.707333333333333</text:p>
          </table:table-cell>
          <table:table-cell office:value-type="float" office:value="0.0085065334367831" calcext:value-type="float">
            <text:p>0.0085065334367831</text:p>
          </table:table-cell>
          <table:table-cell office:value-type="float" office:value="0.704833333333333" calcext:value-type="float">
            <text:p>0.704833333333333</text:p>
          </table:table-cell>
          <table:table-cell office:value-type="float" office:value="0.0067288764127287" calcext:value-type="float">
            <text:p>0.0067288764127287</text:p>
          </table:table-cell>
          <table:table-cell office:value-type="float" office:value="0.707833333333333" calcext:value-type="float">
            <text:p>0.707833333333333</text:p>
          </table:table-cell>
          <table:table-cell office:value-type="float" office:value="0.007444237144709" calcext:value-type="float">
            <text:p>0.007444237144709</text:p>
          </table:table-cell>
          <table:table-cell office:value-type="float" office:value="0.709666666666667" calcext:value-type="float">
            <text:p>0.709666666666667</text:p>
          </table:table-cell>
          <table:table-cell office:value-type="float" office:value="0.0050552502960343" calcext:value-type="float">
            <text:p>0.00505525029603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_</text:p>
          </table:table-cell>
          <table:table-cell office:value-type="float" office:value="0.706166666666667" calcext:value-type="float">
            <text:p>0.706166666666667</text:p>
          </table:table-cell>
          <table:table-cell office:value-type="float" office:value="0.0064172077693928" calcext:value-type="float">
            <text:p>0.0064172077693928</text:p>
          </table:table-cell>
          <table:table-cell office:value-type="float" office:value="0.707666666666667" calcext:value-type="float">
            <text:p>0.707666666666667</text:p>
          </table:table-cell>
          <table:table-cell office:value-type="float" office:value="0.0057554322166106" calcext:value-type="float">
            <text:p>0.0057554322166106</text:p>
          </table:table-cell>
          <table:table-cell office:value-type="float" office:value="0.7075" calcext:value-type="float">
            <text:p>0.7075</text:p>
          </table:table-cell>
          <table:table-cell office:value-type="float" office:value="0.005" calcext:value-type="float">
            <text:p>0.005</text:p>
          </table:table-cell>
          <table:table-cell office:value-type="float" office:value="0.707" calcext:value-type="float">
            <text:p>0.707</text:p>
          </table:table-cell>
          <table:table-cell office:value-type="float" office:value="0.0081351432412438" calcext:value-type="float">
            <text:p>0.0081351432412438</text:p>
          </table:table-cell>
          <table:table-cell office:value-type="float" office:value="0.707166666666667" calcext:value-type="float">
            <text:p>0.707166666666667</text:p>
          </table:table-cell>
          <table:table-cell office:value-type="float" office:value="0.0070612400547716" calcext:value-type="float">
            <text:p>0.0070612400547716</text:p>
          </table:table-cell>
          <table:table-cell office:value-type="float" office:value="0.706" calcext:value-type="float">
            <text:p>0.706</text:p>
          </table:table-cell>
          <table:table-cell office:value-type="float" office:value="0.0044253060157838" calcext:value-type="float">
            <text:p>0.0044253060157838</text:p>
          </table:table-cell>
          <table:table-cell office:value-type="float" office:value="0.707666666666667" calcext:value-type="float">
            <text:p>0.707666666666667</text:p>
          </table:table-cell>
          <table:table-cell office:value-type="float" office:value="0.00670302585073" calcext:value-type="float">
            <text:p>0.00670302585073</text:p>
          </table:table-cell>
          <table:table-cell office:value-type="float" office:value="0.706666666666667" calcext:value-type="float">
            <text:p>0.706666666666667</text:p>
          </table:table-cell>
          <table:table-cell office:value-type="float" office:value="0.0077504480157242" calcext:value-type="float">
            <text:p>0.0077504480157242</text:p>
          </table:table-cell>
          <table:table-cell office:value-type="float" office:value="0.708166666666667" calcext:value-type="float">
            <text:p>0.708166666666667</text:p>
          </table:table-cell>
          <table:table-cell office:value-type="float" office:value="0.00584522597225" calcext:value-type="float">
            <text:p>0.00584522597225</text:p>
          </table:table-cell>
          <table:table-cell office:value-type="float" office:value="0.708666666666667" calcext:value-type="float">
            <text:p>0.708666666666667</text:p>
          </table:table-cell>
          <table:table-cell office:value-type="float" office:value="0.0084697172981812" calcext:value-type="float">
            <text:p>0.0084697172981812</text:p>
          </table:table-cell>
          <table:table-cell office:value-type="float" office:value="0.7075" calcext:value-type="float">
            <text:p>0.7075</text:p>
          </table:table-cell>
          <table:table-cell office:value-type="float" office:value="0.0040824829046386" calcext:value-type="float">
            <text:p>0.0040824829046386</text:p>
          </table:table-cell>
          <table:table-cell office:value-type="float" office:value="0.709833333333333" calcext:value-type="float">
            <text:p>0.709833333333333</text:p>
          </table:table-cell>
          <table:table-cell office:value-type="float" office:value="0.0061350541064353" calcext:value-type="float">
            <text:p>0.0061350541064353</text:p>
          </table:table-cell>
          <table:table-cell office:value-type="float" office:value="0.707833333333333" calcext:value-type="float">
            <text:p>0.707833333333333</text:p>
          </table:table-cell>
          <table:table-cell office:value-type="float" office:value="0.0075599456200278" calcext:value-type="float">
            <text:p>0.0075599456200278</text:p>
          </table:table-cell>
          <table:table-cell office:value-type="float" office:value="0.709333333333333" calcext:value-type="float">
            <text:p>0.709333333333333</text:p>
          </table:table-cell>
          <table:table-cell office:value-type="float" office:value="0.0075323376923177" calcext:value-type="float">
            <text:p>0.0075323376923177</text:p>
          </table:table-cell>
          <table:table-cell office:value-type="float" office:value="0.707166666666667" calcext:value-type="float">
            <text:p>0.707166666666667</text:p>
          </table:table-cell>
          <table:table-cell office:value-type="float" office:value="0.0082200635304384" calcext:value-type="float">
            <text:p>0.0082200635304384</text:p>
          </table:table-cell>
          <table:table-cell office:value-type="float" office:value="0.709333333333333" calcext:value-type="float">
            <text:p>0.709333333333333</text:p>
          </table:table-cell>
          <table:table-cell office:value-type="float" office:value="0.0051841103383319" calcext:value-type="float">
            <text:p>0.00518411033833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_</text:p>
          </table:table-cell>
          <table:table-cell office:value-type="float" office:value="0.704733333333333" calcext:value-type="float">
            <text:p>0.704733333333333</text:p>
          </table:table-cell>
          <table:table-cell office:value-type="float" office:value="0.00661819140953838" calcext:value-type="float">
            <text:p>0.00661819140953838</text:p>
          </table:table-cell>
          <table:table-cell office:value-type="float" office:value="0.704266666666667" calcext:value-type="float">
            <text:p>0.704266666666667</text:p>
          </table:table-cell>
          <table:table-cell office:value-type="float" office:value="0.0053098955056484" calcext:value-type="float">
            <text:p>0.0053098955056484</text:p>
          </table:table-cell>
          <table:table-cell office:value-type="float" office:value="0.705666666666667" calcext:value-type="float">
            <text:p>0.705666666666667</text:p>
          </table:table-cell>
          <table:table-cell office:value-type="float" office:value="0.00719853325002704" calcext:value-type="float">
            <text:p>0.00719853325002704</text:p>
          </table:table-cell>
          <table:table-cell office:value-type="float" office:value="0.7055" calcext:value-type="float">
            <text:p>0.7055</text:p>
          </table:table-cell>
          <table:table-cell office:value-type="float" office:value="0.0091102126205843" calcext:value-type="float">
            <text:p>0.0091102126205843</text:p>
          </table:table-cell>
          <table:table-cell office:value-type="float" office:value="0.707133333333333" calcext:value-type="float">
            <text:p>0.707133333333333</text:p>
          </table:table-cell>
          <table:table-cell office:value-type="float" office:value="0.0067171789979441" calcext:value-type="float">
            <text:p>0.0067171789979441</text:p>
          </table:table-cell>
          <table:table-cell office:value-type="float" office:value="0.704466666666667" calcext:value-type="float">
            <text:p>0.704466666666667</text:p>
          </table:table-cell>
          <table:table-cell office:value-type="float" office:value="0.00461404489651762" calcext:value-type="float">
            <text:p>0.00461404489651762</text:p>
          </table:table-cell>
          <table:table-cell office:value-type="float" office:value="0.7068" calcext:value-type="float">
            <text:p>0.7068</text:p>
          </table:table-cell>
          <table:table-cell office:value-type="float" office:value="0.0057746311336629" calcext:value-type="float">
            <text:p>0.0057746311336629</text:p>
          </table:table-cell>
          <table:table-cell office:value-type="float" office:value="0.7057" calcext:value-type="float">
            <text:p>0.7057</text:p>
          </table:table-cell>
          <table:table-cell office:value-type="float" office:value="0.0077096419548773" calcext:value-type="float">
            <text:p>0.0077096419548773</text:p>
          </table:table-cell>
          <table:table-cell office:value-type="float" office:value="0.705833333333333" calcext:value-type="float">
            <text:p>0.705833333333333</text:p>
          </table:table-cell>
          <table:table-cell office:value-type="float" office:value="0.00604089719241348" calcext:value-type="float">
            <text:p>0.00604089719241348</text:p>
          </table:table-cell>
          <table:table-cell office:value-type="float" office:value="0.706733333333333" calcext:value-type="float">
            <text:p>0.706733333333333</text:p>
          </table:table-cell>
          <table:table-cell office:value-type="float" office:value="0.00877224549208792" calcext:value-type="float">
            <text:p>0.00877224549208792</text:p>
          </table:table-cell>
          <table:table-cell office:value-type="float" office:value="0.705266666666667" calcext:value-type="float">
            <text:p>0.705266666666667</text:p>
          </table:table-cell>
          <table:table-cell office:value-type="float" office:value="0.00560273191336302" calcext:value-type="float">
            <text:p>0.00560273191336302</text:p>
          </table:table-cell>
          <table:table-cell office:value-type="float" office:value="0.705133333333333" calcext:value-type="float">
            <text:p>0.705133333333333</text:p>
          </table:table-cell>
          <table:table-cell office:value-type="float" office:value="0.00743586404631168" calcext:value-type="float">
            <text:p>0.00743586404631168</text:p>
          </table:table-cell>
          <table:table-cell office:value-type="float" office:value="0.706133333333333" calcext:value-type="float">
            <text:p>0.706133333333333</text:p>
          </table:table-cell>
          <table:table-cell office:value-type="float" office:value="0.0083292605685497" calcext:value-type="float">
            <text:p>0.0083292605685497</text:p>
          </table:table-cell>
          <table:table-cell office:value-type="float" office:value="0.704833333333333" calcext:value-type="float">
            <text:p>0.704833333333333</text:p>
          </table:table-cell>
          <table:table-cell office:value-type="float" office:value="0.0058135803542883" calcext:value-type="float">
            <text:p>0.0058135803542883</text:p>
          </table:table-cell>
          <table:table-cell office:value-type="float" office:value="0.7063" calcext:value-type="float">
            <text:p>0.7063</text:p>
          </table:table-cell>
          <table:table-cell office:value-type="float" office:value="0.0069573179572849" calcext:value-type="float">
            <text:p>0.0069573179572849</text:p>
          </table:table-cell>
          <table:table-cell office:value-type="float" office:value="0.706633333333333" calcext:value-type="float">
            <text:p>0.706633333333333</text:p>
          </table:table-cell>
          <table:table-cell office:value-type="float" office:value="0.0068801523506889" calcext:value-type="float">
            <text:p>0.006880152350688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2_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99582461641931" calcext:value-type="float">
            <text:p>0.0099582461641931</text:p>
          </table:table-cell>
          <table:table-cell office:value-type="float" office:value="0.875333333333333" calcext:value-type="float">
            <text:p>0.875333333333333</text:p>
          </table:table-cell>
          <table:table-cell office:value-type="float" office:value="0.0066038709187196" calcext:value-type="float">
            <text:p>0.0066038709187196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93244004871329" calcext:value-type="float">
            <text:p>0.0093244004871329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80450122574313" calcext:value-type="float">
            <text:p>0.0080450122574313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046248123085038" calcext:value-type="float">
            <text:p>0.0046248123085038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61913918736689" calcext:value-type="float">
            <text:p>0.0061913918736689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078528126595931" calcext:value-type="float">
            <text:p>0.0078528126595931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085309892613798" calcext:value-type="float">
            <text:p>0.0085309892613798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64117946872238" calcext:value-type="float">
            <text:p>0.0064117946872238</text:p>
          </table:table-cell>
          <table:table-cell office:value-type="float" office:value="0.89" calcext:value-type="float">
            <text:p>0.89</text:p>
          </table:table-cell>
          <table:table-cell office:value-type="float" office:value="0.0072648315725678" calcext:value-type="float">
            <text:p>0.0072648315725678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055777335102271" calcext:value-type="float">
            <text:p>0.0055777335102271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99023005183419" calcext:value-type="float">
            <text:p>0.0099023005183419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124721912892464" calcext:value-type="float">
            <text:p>0.0124721912892464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057251880124392" calcext:value-type="float">
            <text:p>0.0057251880124392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91742392963485" calcext:value-type="float">
            <text:p>0.0091742392963485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091742392963485" calcext:value-type="float">
            <text:p>0.009174239296348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2_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094280904158206" calcext:value-type="float">
            <text:p>0.0094280904158206</text:p>
          </table:table-cell>
          <table:table-cell office:value-type="float" office:value="0.881" calcext:value-type="float">
            <text:p>0.881</text:p>
          </table:table-cell>
          <table:table-cell office:value-type="float" office:value="0.0038369548110737" calcext:value-type="float">
            <text:p>0.0038369548110737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071102430025671" calcext:value-type="float">
            <text:p>0.0071102430025671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044095855184409" calcext:value-type="float">
            <text:p>0.0044095855184409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60781941762701" calcext:value-type="float">
            <text:p>0.0060781941762701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70118946559875" calcext:value-type="float">
            <text:p>0.0070118946559875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48016200969626" calcext:value-type="float">
            <text:p>0.0048016200969626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48016200969626" calcext:value-type="float">
            <text:p>0.0048016200969626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56025787713238" calcext:value-type="float">
            <text:p>0.0056025787713238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43461349368017" calcext:value-type="float">
            <text:p>0.0043461349368017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93985814532477" calcext:value-type="float">
            <text:p>0.0093985814532477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086922698736035" calcext:value-type="float">
            <text:p>0.0086922698736035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79407528330477" calcext:value-type="float">
            <text:p>0.0079407528330477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71297498787357" calcext:value-type="float">
            <text:p>0.0071297498787357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8547254269972" calcext:value-type="float">
            <text:p>0.008547254269972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90215790684828" calcext:value-type="float">
            <text:p>0.009021579068482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2_</text:p>
          </table:table-cell>
          <table:table-cell office:value-type="float" office:value="0.894" calcext:value-type="float">
            <text:p>0.894</text:p>
          </table:table-cell>
          <table:table-cell office:value-type="float" office:value="0.0103144989645105" calcext:value-type="float">
            <text:p>0.0103144989645105</text:p>
          </table:table-cell>
          <table:table-cell office:value-type="float" office:value="0.882" calcext:value-type="float">
            <text:p>0.882</text:p>
          </table:table-cell>
          <table:table-cell office:value-type="float" office:value="0.0069121471177758" calcext:value-type="float">
            <text:p>0.0069121471177758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61913918736688" calcext:value-type="float">
            <text:p>0.0061913918736688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054518090779319" calcext:value-type="float">
            <text:p>0.0054518090779319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86922698736034" calcext:value-type="float">
            <text:p>0.0086922698736034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064978628965392" calcext:value-type="float">
            <text:p>0.0064978628965392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069721668877839" calcext:value-type="float">
            <text:p>0.0069721668877839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584522597225" calcext:value-type="float">
            <text:p>0.00584522597225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068109389139008" calcext:value-type="float">
            <text:p>0.0068109389139008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64117946872237" calcext:value-type="float">
            <text:p>0.0064117946872237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072072494368132" calcext:value-type="float">
            <text:p>0.0072072494368132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058925565098878" calcext:value-type="float">
            <text:p>0.0058925565098878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075828754440515" calcext:value-type="float">
            <text:p>0.0075828754440515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056519416526043" calcext:value-type="float">
            <text:p>0.0056519416526043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93837921735062" calcext:value-type="float">
            <text:p>0.0093837921735062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061237243569579" calcext:value-type="float">
            <text:p>0.006123724356957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2_</text:p>
          </table:table-cell>
          <table:table-cell office:value-type="float" office:value="0.894666666666667" calcext:value-type="float">
            <text:p>0.894666666666667</text:p>
          </table:table-cell>
          <table:table-cell office:value-type="float" office:value="0.0113895663755133" calcext:value-type="float">
            <text:p>0.0113895663755133</text:p>
          </table:table-cell>
          <table:table-cell office:value-type="float" office:value="0.881333333333333" calcext:value-type="float">
            <text:p>0.881333333333333</text:p>
          </table:table-cell>
          <table:table-cell office:value-type="float" office:value="0.0063900965042269" calcext:value-type="float">
            <text:p>0.0063900965042269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063025568003963" calcext:value-type="float">
            <text:p>0.0063025568003963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053489355119603" calcext:value-type="float">
            <text:p>0.0053489355119603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091590877760227" calcext:value-type="float">
            <text:p>0.0091590877760227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062360956446232" calcext:value-type="float">
            <text:p>0.0062360956446232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066666666666666" calcext:value-type="float">
            <text:p>0.0066666666666666</text:p>
          </table:table-cell>
          <table:table-cell office:value-type="float" office:value="0.892" calcext:value-type="float">
            <text:p>0.892</text:p>
          </table:table-cell>
          <table:table-cell office:value-type="float" office:value="0.0061689185077738" calcext:value-type="float">
            <text:p>0.0061689185077738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63025568003963" calcext:value-type="float">
            <text:p>0.0063025568003963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069721668877839" calcext:value-type="float">
            <text:p>0.0069721668877839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76919871728095" calcext:value-type="float">
            <text:p>0.0076919871728095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051370116691408" calcext:value-type="float">
            <text:p>0.0051370116691408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065192024052025" calcext:value-type="float">
            <text:p>0.0065192024052025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73219608788295" calcext:value-type="float">
            <text:p>0.0073219608788295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06932211447695" calcext:value-type="float">
            <text:p>0.006932211447695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57008771254956" calcext:value-type="float">
            <text:p>0.005700877125495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2_</text:p>
          </table:table-cell>
          <table:table-cell office:value-type="float" office:value="0.894666666666667" calcext:value-type="float">
            <text:p>0.894666666666667</text:p>
          </table:table-cell>
          <table:table-cell office:value-type="float" office:value="0.0115108644332212" calcext:value-type="float">
            <text:p>0.0115108644332212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54772255750516" calcext:value-type="float">
            <text:p>0.0054772255750516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051908038341324" calcext:value-type="float">
            <text:p>0.0051908038341324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60553007081949" calcext:value-type="float">
            <text:p>0.0060553007081949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8283182426526" calcext:value-type="float">
            <text:p>0.008283182426526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76011695006609" calcext:value-type="float">
            <text:p>0.0076011695006609</text:p>
          </table:table-cell>
          <table:table-cell office:value-type="float" office:value="0.892" calcext:value-type="float">
            <text:p>0.892</text:p>
          </table:table-cell>
          <table:table-cell office:value-type="float" office:value="0.0064978628965393" calcext:value-type="float">
            <text:p>0.0064978628965393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34560735588879" calcext:value-type="float">
            <text:p>0.0034560735588879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080794664290272" calcext:value-type="float">
            <text:p>0.0080794664290272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081649658092772" calcext:value-type="float">
            <text:p>0.0081649658092772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53489355119603" calcext:value-type="float">
            <text:p>0.0053489355119603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54772255750516" calcext:value-type="float">
            <text:p>0.0054772255750516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73219608788295" calcext:value-type="float">
            <text:p>0.0073219608788295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065192024052026" calcext:value-type="float">
            <text:p>0.0065192024052026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60553007081949" calcext:value-type="float">
            <text:p>0.0060553007081949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76011695006609" calcext:value-type="float">
            <text:p>0.00760116950066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2_</text:p>
          </table:table-cell>
          <table:table-cell office:value-type="float" office:value="0.893933333333333" calcext:value-type="float">
            <text:p>0.893933333333333</text:p>
          </table:table-cell>
          <table:table-cell office:value-type="float" office:value="0.0105202532706517" calcext:value-type="float">
            <text:p>0.0105202532706517</text:p>
          </table:table-cell>
          <table:table-cell office:value-type="float" office:value="0.880733333333333" calcext:value-type="float">
            <text:p>0.880733333333333</text:p>
          </table:table-cell>
          <table:table-cell office:value-type="float" office:value="0.00584405898536952" calcext:value-type="float">
            <text:p>0.00584405898536952</text:p>
          </table:table-cell>
          <table:table-cell office:value-type="float" office:value="0.891466666666667" calcext:value-type="float">
            <text:p>0.891466666666667</text:p>
          </table:table-cell>
          <table:table-cell office:value-type="float" office:value="0.0068238791995795" calcext:value-type="float">
            <text:p>0.0068238791995795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586212861479186" calcext:value-type="float">
            <text:p>0.00586212861479186</text:p>
          </table:table-cell>
          <table:table-cell office:value-type="float" office:value="0.892466666666667" calcext:value-type="float">
            <text:p>0.892466666666667</text:p>
          </table:table-cell>
          <table:table-cell office:value-type="float" office:value="0.0073675093121852" calcext:value-type="float">
            <text:p>0.0073675093121852</text:p>
          </table:table-cell>
          <table:table-cell office:value-type="float" office:value="0.8912" calcext:value-type="float">
            <text:p>0.8912</text:p>
          </table:table-cell>
          <table:table-cell office:value-type="float" office:value="0.00670768291429594" calcext:value-type="float">
            <text:p>0.00670768291429594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65582258415091" calcext:value-type="float">
            <text:p>0.0065582258415091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0576056547945082" calcext:value-type="float">
            <text:p>0.00576056547945082</text:p>
          </table:table-cell>
          <table:table-cell office:value-type="float" office:value="0.8908" calcext:value-type="float">
            <text:p>0.8908</text:p>
          </table:table-cell>
          <table:table-cell office:value-type="float" office:value="0.00664146712037438" calcext:value-type="float">
            <text:p>0.00664146712037438</text:p>
          </table:table-cell>
          <table:table-cell office:value-type="float" office:value="0.891066666666667" calcext:value-type="float">
            <text:p>0.891066666666667</text:p>
          </table:table-cell>
          <table:table-cell office:value-type="float" office:value="0.00663197877873086" calcext:value-type="float">
            <text:p>0.00663197877873086</text:p>
          </table:table-cell>
          <table:table-cell office:value-type="float" office:value="0.891733333333333" calcext:value-type="float">
            <text:p>0.891733333333333</text:p>
          </table:table-cell>
          <table:table-cell office:value-type="float" office:value="0.00704489741701156" calcext:value-type="float">
            <text:p>0.00704489741701156</text:p>
          </table:table-cell>
          <table:table-cell office:value-type="float" office:value="0.8912" calcext:value-type="float">
            <text:p>0.8912</text:p>
          </table:table-cell>
          <table:table-cell office:value-type="float" office:value="0.00702027282920512" calcext:value-type="float">
            <text:p>0.00702027282920512</text:p>
          </table:table-cell>
          <table:table-cell office:value-type="float" office:value="0.891533333333333" calcext:value-type="float">
            <text:p>0.891533333333333</text:p>
          </table:table-cell>
          <table:table-cell office:value-type="float" office:value="0.00836739657007552" calcext:value-type="float">
            <text:p>0.00836739657007552</text:p>
          </table:table-cell>
          <table:table-cell office:value-type="float" office:value="0.892" calcext:value-type="float">
            <text:p>0.892</text:p>
          </table:table-cell>
          <table:table-cell office:value-type="float" office:value="0.00646960856556226" calcext:value-type="float">
            <text:p>0.00646960856556226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801855957914332" calcext:value-type="float">
            <text:p>0.00801855957914332</text:p>
          </table:table-cell>
          <table:table-cell office:value-type="float" office:value="0.8924" calcext:value-type="float">
            <text:p>0.8924</text:p>
          </table:table-cell>
          <table:table-cell office:value-type="float" office:value="0.00752431786958914" calcext:value-type="float">
            <text:p>0.0075243178695891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2_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49159604012509" calcext:value-type="float">
            <text:p>0.0049159604012509</text:p>
          </table:table-cell>
          <table:table-cell office:value-type="float" office:value="0.882" calcext:value-type="float">
            <text:p>0.882</text:p>
          </table:table-cell>
          <table:table-cell office:value-type="float" office:value="0.0057008771254956" calcext:value-type="float">
            <text:p>0.0057008771254956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043140597018482" calcext:value-type="float">
            <text:p>0.0043140597018482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40138648595974" calcext:value-type="float">
            <text:p>0.0040138648595974</text:p>
          </table:table-cell>
          <table:table-cell office:value-type="float" office:value="0.879" calcext:value-type="float">
            <text:p>0.879</text:p>
          </table:table-cell>
          <table:table-cell office:value-type="float" office:value="0.0048016200969626" calcext:value-type="float">
            <text:p>0.0048016200969626</text:p>
          </table:table-cell>
          <table:table-cell office:value-type="float" office:value="0.879666666666667" calcext:value-type="float">
            <text:p>0.879666666666667</text:p>
          </table:table-cell>
          <table:table-cell office:value-type="float" office:value="0.0059395098937352" calcext:value-type="float">
            <text:p>0.0059395098937352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63464775882199" calcext:value-type="float">
            <text:p>0.0063464775882199</text:p>
          </table:table-cell>
          <table:table-cell office:value-type="float" office:value="0.882666666666667" calcext:value-type="float">
            <text:p>0.882666666666667</text:p>
          </table:table-cell>
          <table:table-cell office:value-type="float" office:value="0.0064117946872238" calcext:value-type="float">
            <text:p>0.0064117946872238</text:p>
          </table:table-cell>
          <table:table-cell office:value-type="float" office:value="0.881" calcext:value-type="float">
            <text:p>0.881</text:p>
          </table:table-cell>
          <table:table-cell office:value-type="float" office:value="0.0045030853620354" calcext:value-type="float">
            <text:p>0.0045030853620354</text:p>
          </table:table-cell>
          <table:table-cell office:value-type="float" office:value="0.880666666666667" calcext:value-type="float">
            <text:p>0.880666666666667</text:p>
          </table:table-cell>
          <table:table-cell office:value-type="float" office:value="0.0065192024052026" calcext:value-type="float">
            <text:p>0.0065192024052026</text:p>
          </table:table-cell>
          <table:table-cell office:value-type="float" office:value="0.881333333333333" calcext:value-type="float">
            <text:p>0.881333333333333</text:p>
          </table:table-cell>
          <table:table-cell office:value-type="float" office:value="0.0079407528330477" calcext:value-type="float">
            <text:p>0.0079407528330477</text:p>
          </table:table-cell>
          <table:table-cell office:value-type="float" office:value="0.877666666666667" calcext:value-type="float">
            <text:p>0.877666666666667</text:p>
          </table:table-cell>
          <table:table-cell office:value-type="float" office:value="0.0099023005183419" calcext:value-type="float">
            <text:p>0.0099023005183419</text:p>
          </table:table-cell>
          <table:table-cell office:value-type="float" office:value="0.879" calcext:value-type="float">
            <text:p>0.879</text:p>
          </table:table-cell>
          <table:table-cell office:value-type="float" office:value="0.0049441323247304" calcext:value-type="float">
            <text:p>0.0049441323247304</text:p>
          </table:table-cell>
          <table:table-cell office:value-type="float" office:value="0.882333333333333" calcext:value-type="float">
            <text:p>0.882333333333333</text:p>
          </table:table-cell>
          <table:table-cell office:value-type="float" office:value="0.0032489314482696" calcext:value-type="float">
            <text:p>0.0032489314482696</text:p>
          </table:table-cell>
          <table:table-cell office:value-type="float" office:value="0.879" calcext:value-type="float">
            <text:p>0.879</text:p>
          </table:table-cell>
          <table:table-cell office:value-type="float" office:value="0.007226494462893" calcext:value-type="float">
            <text:p>0.007226494462893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59395098937351" calcext:value-type="float">
            <text:p>0.005939509893735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2_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72072494368132" calcext:value-type="float">
            <text:p>0.0072072494368132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75828754440515" calcext:value-type="float">
            <text:p>0.0075828754440515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76919871728095" calcext:value-type="float">
            <text:p>0.0076919871728095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055777335102271" calcext:value-type="float">
            <text:p>0.0055777335102271</text:p>
          </table:table-cell>
          <table:table-cell office:value-type="float" office:value="0.882666666666667" calcext:value-type="float">
            <text:p>0.882666666666667</text:p>
          </table:table-cell>
          <table:table-cell office:value-type="float" office:value="0.0092496246170077" calcext:value-type="float">
            <text:p>0.0092496246170077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75828754440515" calcext:value-type="float">
            <text:p>0.0075828754440515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63025568003963" calcext:value-type="float">
            <text:p>0.0063025568003963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84656167328001" calcext:value-type="float">
            <text:p>0.0084656167328001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064978628965392" calcext:value-type="float">
            <text:p>0.006497862896539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74907350180813" calcext:value-type="float">
            <text:p>0.0074907350180813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043140597018482" calcext:value-type="float">
            <text:p>0.0043140597018482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60781941762701" calcext:value-type="float">
            <text:p>0.0060781941762701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41833001326703" calcext:value-type="float">
            <text:p>0.0041833001326703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60781941762701" calcext:value-type="float">
            <text:p>0.0060781941762701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77817450199525" calcext:value-type="float">
            <text:p>0.0077817450199525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73219608788296" calcext:value-type="float">
            <text:p>0.007321960878829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2_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22360679774997" calcext:value-type="float">
            <text:p>0.0022360679774997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48591265790377" calcext:value-type="float">
            <text:p>0.0048591265790377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45030853620354" calcext:value-type="float">
            <text:p>0.0045030853620354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34560735588879" calcext:value-type="float">
            <text:p>0.0034560735588879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080794664290272" calcext:value-type="float">
            <text:p>0.008079466429027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46248123085038" calcext:value-type="float">
            <text:p>0.0046248123085038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36514837167011" calcext:value-type="float">
            <text:p>0.0036514837167011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69322114476951" calcext:value-type="float">
            <text:p>0.0069322114476951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55277079839256" calcext:value-type="float">
            <text:p>0.0055277079839256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073974470070574" calcext:value-type="float">
            <text:p>0.0073974470070574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69721668877839" calcext:value-type="float">
            <text:p>0.0069721668877839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19002923751652" calcext:value-type="float">
            <text:p>0.001900292375165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5451809077932" calcext:value-type="float">
            <text:p>0.00545180907793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43140597018482" calcext:value-type="float">
            <text:p>0.004314059701848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53229064742237" calcext:value-type="float">
            <text:p>0.0053229064742237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43461349368017" calcext:value-type="float">
            <text:p>0.004346134936801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2_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25276251480172" calcext:value-type="float">
            <text:p>0.0025276251480172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041833001326703" calcext:value-type="float">
            <text:p>0.0041833001326703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45643546458764" calcext:value-type="float">
            <text:p>0.0045643546458764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38369548110737" calcext:value-type="float">
            <text:p>0.0038369548110737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031180478223116" calcext:value-type="float">
            <text:p>0.0031180478223116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027386127875258" calcext:value-type="float">
            <text:p>0.0027386127875258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48016200969626" calcext:value-type="float">
            <text:p>0.0048016200969626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76919871728095" calcext:value-type="float">
            <text:p>0.0076919871728095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070316743699096" calcext:value-type="float">
            <text:p>0.0070316743699096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59395098937351" calcext:value-type="float">
            <text:p>0.0059395098937351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057735026918962" calcext:value-type="float">
            <text:p>0.0057735026918962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40138648595974" calcext:value-type="float">
            <text:p>0.0040138648595974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49159604012508" calcext:value-type="float">
            <text:p>0.0049159604012508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43140597018482" calcext:value-type="float">
            <text:p>0.004314059701848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6055300708195" calcext:value-type="float">
            <text:p>0.006055300708195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66038709187196" calcext:value-type="float">
            <text:p>0.006603870918719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2_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30276503540974" calcext:value-type="float">
            <text:p>0.0030276503540974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40824829046386" calcext:value-type="float">
            <text:p>0.0040824829046386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055777335102271" calcext:value-type="float">
            <text:p>0.0055777335102271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41833001326703" calcext:value-type="float">
            <text:p>0.0041833001326703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49441323247304" calcext:value-type="float">
            <text:p>0.0049441323247304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29814239699997" calcext:value-type="float">
            <text:p>0.0029814239699997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19002923751652" calcext:value-type="float">
            <text:p>0.0019002923751652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060553007081949" calcext:value-type="float">
            <text:p>0.0060553007081949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38369548110737" calcext:value-type="float">
            <text:p>0.0038369548110737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041833001326703" calcext:value-type="float">
            <text:p>0.0041833001326703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041499665326629" calcext:value-type="float">
            <text:p>0.0041499665326629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27888667551135" calcext:value-type="float">
            <text:p>0.0027888667551135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42491829279939" calcext:value-type="float">
            <text:p>0.0042491829279939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58214163988576" calcext:value-type="float">
            <text:p>0.0058214163988576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067288764127287" calcext:value-type="float">
            <text:p>0.0067288764127287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48591265790377" calcext:value-type="float">
            <text:p>0.00485912657903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2_</text:p>
          </table:table-cell>
          <table:table-cell office:value-type="float" office:value="0.887933333333333" calcext:value-type="float">
            <text:p>0.887933333333333</text:p>
          </table:table-cell>
          <table:table-cell office:value-type="float" office:value="0.00398291066353568" calcext:value-type="float">
            <text:p>0.00398291066353568</text:p>
          </table:table-cell>
          <table:table-cell office:value-type="float" office:value="0.885133333333333" calcext:value-type="float">
            <text:p>0.885133333333333</text:p>
          </table:table-cell>
          <table:table-cell office:value-type="float" office:value="0.00528173243717874" calcext:value-type="float">
            <text:p>0.00528173243717874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533024407855932" calcext:value-type="float">
            <text:p>0.00533024407855932</text:p>
          </table:table-cell>
          <table:table-cell office:value-type="float" office:value="0.889133333333333" calcext:value-type="float">
            <text:p>0.889133333333333</text:p>
          </table:table-cell>
          <table:table-cell office:value-type="float" office:value="0.00421358537449128" calcext:value-type="float">
            <text:p>0.00421358537449128</text:p>
          </table:table-cell>
          <table:table-cell office:value-type="float" office:value="0.8848" calcext:value-type="float">
            <text:p>0.8848</text:p>
          </table:table-cell>
          <table:table-cell office:value-type="float" office:value="0.0060385782580079" calcext:value-type="float">
            <text:p>0.0060385782580079</text:p>
          </table:table-cell>
          <table:table-cell office:value-type="float" office:value="0.8856" calcext:value-type="float">
            <text:p>0.8856</text:p>
          </table:table-cell>
          <table:table-cell office:value-type="float" office:value="0.0047734468807632" calcext:value-type="float">
            <text:p>0.0047734468807632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460048611548902" calcext:value-type="float">
            <text:p>0.0046004861154890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711138214974468" calcext:value-type="float">
            <text:p>0.00711138214974468</text:p>
          </table:table-cell>
          <table:table-cell office:value-type="float" office:value="0.887266666666667" calcext:value-type="float">
            <text:p>0.887266666666667</text:p>
          </table:table-cell>
          <table:table-cell office:value-type="float" office:value="0.0054794570846967" calcext:value-type="float">
            <text:p>0.0054794570846967</text:p>
          </table:table-cell>
          <table:table-cell office:value-type="float" office:value="0.885733333333333" calcext:value-type="float">
            <text:p>0.885733333333333</text:p>
          </table:table-cell>
          <table:table-cell office:value-type="float" office:value="0.00630603889134934" calcext:value-type="float">
            <text:p>0.00630603889134934</text:p>
          </table:table-cell>
          <table:table-cell office:value-type="float" office:value="0.8854" calcext:value-type="float">
            <text:p>0.8854</text:p>
          </table:table-cell>
          <table:table-cell office:value-type="float" office:value="0.00583008972944778" calcext:value-type="float">
            <text:p>0.00583008972944778</text:p>
          </table:table-cell>
          <table:table-cell office:value-type="float" office:value="0.8858" calcext:value-type="float">
            <text:p>0.8858</text:p>
          </table:table-cell>
          <table:table-cell office:value-type="float" office:value="0.00493670373689762" calcext:value-type="float">
            <text:p>0.00493670373689762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474887697291548" calcext:value-type="float">
            <text:p>0.00474887697291548</text:p>
          </table:table-cell>
          <table:table-cell office:value-type="float" office:value="0.8862" calcext:value-type="float">
            <text:p>0.8862</text:p>
          </table:table-cell>
          <table:table-cell office:value-type="float" office:value="0.00475533228541874" calcext:value-type="float">
            <text:p>0.00475533228541874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662306461559858" calcext:value-type="float">
            <text:p>0.00662306461559858</text:p>
          </table:table-cell>
          <table:table-cell office:value-type="float" office:value="0.885266666666667" calcext:value-type="float">
            <text:p>0.885266666666667</text:p>
          </table:table-cell>
          <table:table-cell office:value-type="float" office:value="0.00581412064142474" calcext:value-type="float">
            <text:p>0.0058141206414247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3_</text:p>
          </table:table-cell>
          <table:table-cell office:value-type="float" office:value="0.681" calcext:value-type="float">
            <text:p>0.681</text:p>
          </table:table-cell>
          <table:table-cell office:value-type="float" office:value="0.032672618505409" calcext:value-type="float">
            <text:p>0.032672618505409</text:p>
          </table:table-cell>
          <table:table-cell office:value-type="float" office:value="0.635" calcext:value-type="float">
            <text:p>0.635</text:p>
          </table:table-cell>
          <table:table-cell office:value-type="float" office:value="0.0237170824512628" calcext:value-type="float">
            <text:p>0.0237170824512628</text:p>
          </table:table-cell>
          <table:table-cell office:value-type="float" office:value="0.666" calcext:value-type="float">
            <text:p>0.666</text:p>
          </table:table-cell>
          <table:table-cell office:value-type="float" office:value="0.0277037903543901" calcext:value-type="float">
            <text:p>0.0277037903543901</text:p>
          </table:table-cell>
          <table:table-cell office:value-type="float" office:value="0.679" calcext:value-type="float">
            <text:p>0.679</text:p>
          </table:table-cell>
          <table:table-cell office:value-type="float" office:value="0.0433589667773575" calcext:value-type="float">
            <text:p>0.0433589667773575</text:p>
          </table:table-cell>
          <table:table-cell office:value-type="float" office:value="0.661" calcext:value-type="float">
            <text:p>0.661</text:p>
          </table:table-cell>
          <table:table-cell office:value-type="float" office:value="0.0267861904719577" calcext:value-type="float">
            <text:p>0.0267861904719577</text:p>
          </table:table-cell>
          <table:table-cell office:value-type="float" office:value="0.688" calcext:value-type="float">
            <text:p>0.688</text:p>
          </table:table-cell>
          <table:table-cell office:value-type="float" office:value="0.0160468065358811" calcext:value-type="float">
            <text:p>0.0160468065358811</text:p>
          </table:table-cell>
          <table:table-cell office:value-type="float" office:value="0.652" calcext:value-type="float">
            <text:p>0.652</text:p>
          </table:table-cell>
          <table:table-cell office:value-type="float" office:value="0.0391471582621267" calcext:value-type="float">
            <text:p>0.0391471582621267</text:p>
          </table:table-cell>
          <table:table-cell office:value-type="float" office:value="0.664" calcext:value-type="float">
            <text:p>0.664</text:p>
          </table:table-cell>
          <table:table-cell office:value-type="float" office:value="0.0332415402771893" calcext:value-type="float">
            <text:p>0.0332415402771893</text:p>
          </table:table-cell>
          <table:table-cell office:value-type="float" office:value="0.662" calcext:value-type="float">
            <text:p>0.662</text:p>
          </table:table-cell>
          <table:table-cell office:value-type="float" office:value="0.0288530760925069" calcext:value-type="float">
            <text:p>0.0288530760925069</text:p>
          </table:table-cell>
          <table:table-cell office:value-type="float" office:value="0.67" calcext:value-type="float">
            <text:p>0.67</text:p>
          </table:table-cell>
          <table:table-cell office:value-type="float" office:value="0.0106066017177982" calcext:value-type="float">
            <text:p>0.0106066017177982</text:p>
          </table:table-cell>
          <table:table-cell office:value-type="float" office:value="0.662" calcext:value-type="float">
            <text:p>0.662</text:p>
          </table:table-cell>
          <table:table-cell office:value-type="float" office:value="0.0317411404962077" calcext:value-type="float">
            <text:p>0.0317411404962077</text:p>
          </table:table-cell>
          <table:table-cell office:value-type="float" office:value="0.674" calcext:value-type="float">
            <text:p>0.674</text:p>
          </table:table-cell>
          <table:table-cell office:value-type="float" office:value="0.036297382825763" calcext:value-type="float">
            <text:p>0.036297382825763</text:p>
          </table:table-cell>
          <table:table-cell office:value-type="float" office:value="0.658" calcext:value-type="float">
            <text:p>0.658</text:p>
          </table:table-cell>
          <table:table-cell office:value-type="float" office:value="0.0241350367722943" calcext:value-type="float">
            <text:p>0.0241350367722943</text:p>
          </table:table-cell>
          <table:table-cell office:value-type="float" office:value="0.666" calcext:value-type="float">
            <text:p>0.666</text:p>
          </table:table-cell>
          <table:table-cell office:value-type="float" office:value="0.0227486263321546" calcext:value-type="float">
            <text:p>0.0227486263321546</text:p>
          </table:table-cell>
          <table:table-cell office:value-type="float" office:value="0.665" calcext:value-type="float">
            <text:p>0.665</text:p>
          </table:table-cell>
          <table:table-cell office:value-type="float" office:value="0.0285043856274783" calcext:value-type="float">
            <text:p>0.0285043856274783</text:p>
          </table:table-cell>
          <table:table-cell office:value-type="float" office:value="0.668" calcext:value-type="float">
            <text:p>0.668</text:p>
          </table:table-cell>
          <table:table-cell office:value-type="float" office:value="0.0347491007077881" calcext:value-type="float">
            <text:p>0.034749100707788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3_</text:p>
          </table:table-cell>
          <table:table-cell office:value-type="float" office:value="0.687" calcext:value-type="float">
            <text:p>0.687</text:p>
          </table:table-cell>
          <table:table-cell office:value-type="float" office:value="0.0270647372054487" calcext:value-type="float">
            <text:p>0.0270647372054487</text:p>
          </table:table-cell>
          <table:table-cell office:value-type="float" office:value="0.648" calcext:value-type="float">
            <text:p>0.648</text:p>
          </table:table-cell>
          <table:table-cell office:value-type="float" office:value="0.0301247406627841" calcext:value-type="float">
            <text:p>0.0301247406627841</text:p>
          </table:table-cell>
          <table:table-cell office:value-type="float" office:value="0.672" calcext:value-type="float">
            <text:p>0.672</text:p>
          </table:table-cell>
          <table:table-cell office:value-type="float" office:value="0.0238746727726266" calcext:value-type="float">
            <text:p>0.0238746727726266</text:p>
          </table:table-cell>
          <table:table-cell office:value-type="float" office:value="0.669" calcext:value-type="float">
            <text:p>0.669</text:p>
          </table:table-cell>
          <table:table-cell office:value-type="float" office:value="0.035951356024495" calcext:value-type="float">
            <text:p>0.035951356024495</text:p>
          </table:table-cell>
          <table:table-cell office:value-type="float" office:value="0.666" calcext:value-type="float">
            <text:p>0.666</text:p>
          </table:table-cell>
          <table:table-cell office:value-type="float" office:value="0.0230217288664426" calcext:value-type="float">
            <text:p>0.0230217288664426</text:p>
          </table:table-cell>
          <table:table-cell office:value-type="float" office:value="0.676" calcext:value-type="float">
            <text:p>0.676</text:p>
          </table:table-cell>
          <table:table-cell office:value-type="float" office:value="0.0185067555233217" calcext:value-type="float">
            <text:p>0.0185067555233217</text:p>
          </table:table-cell>
          <table:table-cell office:value-type="float" office:value="0.655" calcext:value-type="float">
            <text:p>0.655</text:p>
          </table:table-cell>
          <table:table-cell office:value-type="float" office:value="0.0403112887414927" calcext:value-type="float">
            <text:p>0.0403112887414927</text:p>
          </table:table-cell>
          <table:table-cell office:value-type="float" office:value="0.679" calcext:value-type="float">
            <text:p>0.679</text:p>
          </table:table-cell>
          <table:table-cell office:value-type="float" office:value="0.0298747384925792" calcext:value-type="float">
            <text:p>0.0298747384925792</text:p>
          </table:table-cell>
          <table:table-cell office:value-type="float" office:value="0.672" calcext:value-type="float">
            <text:p>0.672</text:p>
          </table:table-cell>
          <table:table-cell office:value-type="float" office:value="0.0228035085019827" calcext:value-type="float">
            <text:p>0.0228035085019827</text:p>
          </table:table-cell>
          <table:table-cell office:value-type="float" office:value="0.668" calcext:value-type="float">
            <text:p>0.668</text:p>
          </table:table-cell>
          <table:table-cell office:value-type="float" office:value="0.0192353840616713" calcext:value-type="float">
            <text:p>0.0192353840616713</text:p>
          </table:table-cell>
          <table:table-cell office:value-type="float" office:value="0.661" calcext:value-type="float">
            <text:p>0.661</text:p>
          </table:table-cell>
          <table:table-cell office:value-type="float" office:value="0.0374833296279826" calcext:value-type="float">
            <text:p>0.0374833296279826</text:p>
          </table:table-cell>
          <table:table-cell office:value-type="float" office:value="0.677" calcext:value-type="float">
            <text:p>0.677</text:p>
          </table:table-cell>
          <table:table-cell office:value-type="float" office:value="0.031543620591175" calcext:value-type="float">
            <text:p>0.031543620591175</text:p>
          </table:table-cell>
          <table:table-cell office:value-type="float" office:value="0.668" calcext:value-type="float">
            <text:p>0.668</text:p>
          </table:table-cell>
          <table:table-cell office:value-type="float" office:value="0.0290688837074972" calcext:value-type="float">
            <text:p>0.0290688837074972</text:p>
          </table:table-cell>
          <table:table-cell office:value-type="float" office:value="0.661" calcext:value-type="float">
            <text:p>0.661</text:p>
          </table:table-cell>
          <table:table-cell office:value-type="float" office:value="0.017102631376487" calcext:value-type="float">
            <text:p>0.017102631376487</text:p>
          </table:table-cell>
          <table:table-cell office:value-type="float" office:value="0.67" calcext:value-type="float">
            <text:p>0.67</text:p>
          </table:table-cell>
          <table:table-cell office:value-type="float" office:value="0.0302076149339864" calcext:value-type="float">
            <text:p>0.0302076149339864</text:p>
          </table:table-cell>
          <table:table-cell office:value-type="float" office:value="0.665" calcext:value-type="float">
            <text:p>0.665</text:p>
          </table:table-cell>
          <table:table-cell office:value-type="float" office:value="0.0370809924354783" calcext:value-type="float">
            <text:p>0.037080992435478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3_</text:p>
          </table:table-cell>
          <table:table-cell office:value-type="float" office:value="0.683" calcext:value-type="float">
            <text:p>0.683</text:p>
          </table:table-cell>
          <table:table-cell office:value-type="float" office:value="0.0219658826364887" calcext:value-type="float">
            <text:p>0.0219658826364887</text:p>
          </table:table-cell>
          <table:table-cell office:value-type="float" office:value="0.642" calcext:value-type="float">
            <text:p>0.642</text:p>
          </table:table-cell>
          <table:table-cell office:value-type="float" office:value="0.0292831009286926" calcext:value-type="float">
            <text:p>0.0292831009286926</text:p>
          </table:table-cell>
          <table:table-cell office:value-type="float" office:value="0.677" calcext:value-type="float">
            <text:p>0.677</text:p>
          </table:table-cell>
          <table:table-cell office:value-type="float" office:value="0.0307408522978787" calcext:value-type="float">
            <text:p>0.0307408522978787</text:p>
          </table:table-cell>
          <table:table-cell office:value-type="float" office:value="0.682" calcext:value-type="float">
            <text:p>0.682</text:p>
          </table:table-cell>
          <table:table-cell office:value-type="float" office:value="0.0256417628099161" calcext:value-type="float">
            <text:p>0.0256417628099161</text:p>
          </table:table-cell>
          <table:table-cell office:value-type="float" office:value="0.668" calcext:value-type="float">
            <text:p>0.668</text:p>
          </table:table-cell>
          <table:table-cell office:value-type="float" office:value="0.028853076092507" calcext:value-type="float">
            <text:p>0.028853076092507</text:p>
          </table:table-cell>
          <table:table-cell office:value-type="float" office:value="0.683" calcext:value-type="float">
            <text:p>0.683</text:p>
          </table:table-cell>
          <table:table-cell office:value-type="float" office:value="0.0213892496362074" calcext:value-type="float">
            <text:p>0.0213892496362074</text:p>
          </table:table-cell>
          <table:table-cell office:value-type="float" office:value="0.665" calcext:value-type="float">
            <text:p>0.665</text:p>
          </table:table-cell>
          <table:table-cell office:value-type="float" office:value="0.0322102468168128" calcext:value-type="float">
            <text:p>0.0322102468168128</text:p>
          </table:table-cell>
          <table:table-cell office:value-type="float" office:value="0.667" calcext:value-type="float">
            <text:p>0.667</text:p>
          </table:table-cell>
          <table:table-cell office:value-type="float" office:value="0.0258843582110895" calcext:value-type="float">
            <text:p>0.0258843582110895</text:p>
          </table:table-cell>
          <table:table-cell office:value-type="float" office:value="0.67" calcext:value-type="float">
            <text:p>0.67</text:p>
          </table:table-cell>
          <table:table-cell office:value-type="float" office:value="0.0280624304008045" calcext:value-type="float">
            <text:p>0.0280624304008045</text:p>
          </table:table-cell>
          <table:table-cell office:value-type="float" office:value="0.67" calcext:value-type="float">
            <text:p>0.67</text:p>
          </table:table-cell>
          <table:table-cell office:value-type="float" office:value="0.0203100960115898" calcext:value-type="float">
            <text:p>0.0203100960115898</text:p>
          </table:table-cell>
          <table:table-cell office:value-type="float" office:value="0.663" calcext:value-type="float">
            <text:p>0.663</text:p>
          </table:table-cell>
          <table:table-cell office:value-type="float" office:value="0.0370135110466434" calcext:value-type="float">
            <text:p>0.0370135110466434</text:p>
          </table:table-cell>
          <table:table-cell office:value-type="float" office:value="0.674" calcext:value-type="float">
            <text:p>0.674</text:p>
          </table:table-cell>
          <table:table-cell office:value-type="float" office:value="0.0270185121722125" calcext:value-type="float">
            <text:p>0.0270185121722125</text:p>
          </table:table-cell>
          <table:table-cell office:value-type="float" office:value="0.668" calcext:value-type="float">
            <text:p>0.668</text:p>
          </table:table-cell>
          <table:table-cell office:value-type="float" office:value="0.0342052627529741" calcext:value-type="float">
            <text:p>0.0342052627529741</text:p>
          </table:table-cell>
          <table:table-cell office:value-type="float" office:value="0.664" calcext:value-type="float">
            <text:p>0.664</text:p>
          </table:table-cell>
          <table:table-cell office:value-type="float" office:value="0.0178185296812054" calcext:value-type="float">
            <text:p>0.0178185296812054</text:p>
          </table:table-cell>
          <table:table-cell office:value-type="float" office:value="0.676" calcext:value-type="float">
            <text:p>0.676</text:p>
          </table:table-cell>
          <table:table-cell office:value-type="float" office:value="0.0384707681233426" calcext:value-type="float">
            <text:p>0.0384707681233426</text:p>
          </table:table-cell>
          <table:table-cell office:value-type="float" office:value="0.673" calcext:value-type="float">
            <text:p>0.673</text:p>
          </table:table-cell>
          <table:table-cell office:value-type="float" office:value="0.0376828873628335" calcext:value-type="float">
            <text:p>0.037682887362833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3_</text:p>
          </table:table-cell>
          <table:table-cell office:value-type="float" office:value="0.679" calcext:value-type="float">
            <text:p>0.679</text:p>
          </table:table-cell>
          <table:table-cell office:value-type="float" office:value="0.0227486263321546" calcext:value-type="float">
            <text:p>0.0227486263321546</text:p>
          </table:table-cell>
          <table:table-cell office:value-type="float" office:value="0.65" calcext:value-type="float">
            <text:p>0.65</text:p>
          </table:table-cell>
          <table:table-cell office:value-type="float" office:value="0.0325960120260132" calcext:value-type="float">
            <text:p>0.0325960120260132</text:p>
          </table:table-cell>
          <table:table-cell office:value-type="float" office:value="0.672" calcext:value-type="float">
            <text:p>0.672</text:p>
          </table:table-cell>
          <table:table-cell office:value-type="float" office:value="0.0279732014613986" calcext:value-type="float">
            <text:p>0.0279732014613986</text:p>
          </table:table-cell>
          <table:table-cell office:value-type="float" office:value="0.686" calcext:value-type="float">
            <text:p>0.686</text:p>
          </table:table-cell>
          <table:table-cell office:value-type="float" office:value="0.0230217288664426" calcext:value-type="float">
            <text:p>0.0230217288664426</text:p>
          </table:table-cell>
          <table:table-cell office:value-type="float" office:value="0.669" calcext:value-type="float">
            <text:p>0.669</text:p>
          </table:table-cell>
          <table:table-cell office:value-type="float" office:value="0.0304959013639537" calcext:value-type="float">
            <text:p>0.0304959013639537</text:p>
          </table:table-cell>
          <table:table-cell office:value-type="float" office:value="0.678" calcext:value-type="float">
            <text:p>0.678</text:p>
          </table:table-cell>
          <table:table-cell office:value-type="float" office:value="0.0281957443597433" calcext:value-type="float">
            <text:p>0.0281957443597433</text:p>
          </table:table-cell>
          <table:table-cell office:value-type="float" office:value="0.663" calcext:value-type="float">
            <text:p>0.663</text:p>
          </table:table-cell>
          <table:table-cell office:value-type="float" office:value="0.0297069015550258" calcext:value-type="float">
            <text:p>0.0297069015550258</text:p>
          </table:table-cell>
          <table:table-cell office:value-type="float" office:value="0.668" calcext:value-type="float">
            <text:p>0.668</text:p>
          </table:table-cell>
          <table:table-cell office:value-type="float" office:value="0.0251495526799185" calcext:value-type="float">
            <text:p>0.0251495526799185</text:p>
          </table:table-cell>
          <table:table-cell office:value-type="float" office:value="0.676" calcext:value-type="float">
            <text:p>0.676</text:p>
          </table:table-cell>
          <table:table-cell office:value-type="float" office:value="0.0253475837112731" calcext:value-type="float">
            <text:p>0.0253475837112731</text:p>
          </table:table-cell>
          <table:table-cell office:value-type="float" office:value="0.668" calcext:value-type="float">
            <text:p>0.668</text:p>
          </table:table-cell>
          <table:table-cell office:value-type="float" office:value="0.0207966343430853" calcext:value-type="float">
            <text:p>0.0207966343430853</text:p>
          </table:table-cell>
          <table:table-cell office:value-type="float" office:value="0.668" calcext:value-type="float">
            <text:p>0.668</text:p>
          </table:table-cell>
          <table:table-cell office:value-type="float" office:value="0.0309434968935315" calcext:value-type="float">
            <text:p>0.0309434968935315</text:p>
          </table:table-cell>
          <table:table-cell office:value-type="float" office:value="0.676" calcext:value-type="float">
            <text:p>0.676</text:p>
          </table:table-cell>
          <table:table-cell office:value-type="float" office:value="0.0307001628660175" calcext:value-type="float">
            <text:p>0.0307001628660175</text:p>
          </table:table-cell>
          <table:table-cell office:value-type="float" office:value="0.666" calcext:value-type="float">
            <text:p>0.666</text:p>
          </table:table-cell>
          <table:table-cell office:value-type="float" office:value="0.0304959013639538" calcext:value-type="float">
            <text:p>0.0304959013639538</text:p>
          </table:table-cell>
          <table:table-cell office:value-type="float" office:value="0.67" calcext:value-type="float">
            <text:p>0.67</text:p>
          </table:table-cell>
          <table:table-cell office:value-type="float" office:value="0.0141421356237309" calcext:value-type="float">
            <text:p>0.0141421356237309</text:p>
          </table:table-cell>
          <table:table-cell office:value-type="float" office:value="0.665" calcext:value-type="float">
            <text:p>0.665</text:p>
          </table:table-cell>
          <table:table-cell office:value-type="float" office:value="0.0369120576505835" calcext:value-type="float">
            <text:p>0.0369120576505835</text:p>
          </table:table-cell>
          <table:table-cell office:value-type="float" office:value="0.671" calcext:value-type="float">
            <text:p>0.671</text:p>
          </table:table-cell>
          <table:table-cell office:value-type="float" office:value="0.0330529877620768" calcext:value-type="float">
            <text:p>0.033052987762076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3_</text:p>
          </table:table-cell>
          <table:table-cell office:value-type="float" office:value="0.678" calcext:value-type="float">
            <text:p>0.678</text:p>
          </table:table-cell>
          <table:table-cell office:value-type="float" office:value="0.0243926218353009" calcext:value-type="float">
            <text:p>0.0243926218353009</text:p>
          </table:table-cell>
          <table:table-cell office:value-type="float" office:value="0.652" calcext:value-type="float">
            <text:p>0.652</text:p>
          </table:table-cell>
          <table:table-cell office:value-type="float" office:value="0.0332791225845874" calcext:value-type="float">
            <text:p>0.0332791225845874</text:p>
          </table:table-cell>
          <table:table-cell office:value-type="float" office:value="0.673" calcext:value-type="float">
            <text:p>0.673</text:p>
          </table:table-cell>
          <table:table-cell office:value-type="float" office:value="0.028853076092507" calcext:value-type="float">
            <text:p>0.028853076092507</text:p>
          </table:table-cell>
          <table:table-cell office:value-type="float" office:value="0.675" calcext:value-type="float">
            <text:p>0.675</text:p>
          </table:table-cell>
          <table:table-cell office:value-type="float" office:value="0.0262202212042537" calcext:value-type="float">
            <text:p>0.0262202212042537</text:p>
          </table:table-cell>
          <table:table-cell office:value-type="float" office:value="0.675" calcext:value-type="float">
            <text:p>0.675</text:p>
          </table:table-cell>
          <table:table-cell office:value-type="float" office:value="0.0322102468168127" calcext:value-type="float">
            <text:p>0.0322102468168127</text:p>
          </table:table-cell>
          <table:table-cell office:value-type="float" office:value="0.674" calcext:value-type="float">
            <text:p>0.674</text:p>
          </table:table-cell>
          <table:table-cell office:value-type="float" office:value="0.0281513765205184" calcext:value-type="float">
            <text:p>0.0281513765205184</text:p>
          </table:table-cell>
          <table:table-cell office:value-type="float" office:value="0.667" calcext:value-type="float">
            <text:p>0.667</text:p>
          </table:table-cell>
          <table:table-cell office:value-type="float" office:value="0.0275227178890457" calcext:value-type="float">
            <text:p>0.0275227178890457</text:p>
          </table:table-cell>
          <table:table-cell office:value-type="float" office:value="0.676" calcext:value-type="float">
            <text:p>0.676</text:p>
          </table:table-cell>
          <table:table-cell office:value-type="float" office:value="0.0219089023002066" calcext:value-type="float">
            <text:p>0.0219089023002066</text:p>
          </table:table-cell>
          <table:table-cell office:value-type="float" office:value="0.671" calcext:value-type="float">
            <text:p>0.671</text:p>
          </table:table-cell>
          <table:table-cell office:value-type="float" office:value="0.0285919569109915" calcext:value-type="float">
            <text:p>0.0285919569109915</text:p>
          </table:table-cell>
          <table:table-cell office:value-type="float" office:value="0.669" calcext:value-type="float">
            <text:p>0.669</text:p>
          </table:table-cell>
          <table:table-cell office:value-type="float" office:value="0.0277037903543901" calcext:value-type="float">
            <text:p>0.0277037903543901</text:p>
          </table:table-cell>
          <table:table-cell office:value-type="float" office:value="0.665" calcext:value-type="float">
            <text:p>0.665</text:p>
          </table:table-cell>
          <table:table-cell office:value-type="float" office:value="0.0302076149339864" calcext:value-type="float">
            <text:p>0.0302076149339864</text:p>
          </table:table-cell>
          <table:table-cell office:value-type="float" office:value="0.672" calcext:value-type="float">
            <text:p>0.672</text:p>
          </table:table-cell>
          <table:table-cell office:value-type="float" office:value="0.033466401061363" calcext:value-type="float">
            <text:p>0.033466401061363</text:p>
          </table:table-cell>
          <table:table-cell office:value-type="float" office:value="0.67" calcext:value-type="float">
            <text:p>0.67</text:p>
          </table:table-cell>
          <table:table-cell office:value-type="float" office:value="0.0310241841149771" calcext:value-type="float">
            <text:p>0.0310241841149771</text:p>
          </table:table-cell>
          <table:table-cell office:value-type="float" office:value="0.665" calcext:value-type="float">
            <text:p>0.665</text:p>
          </table:table-cell>
          <table:table-cell office:value-type="float" office:value="0.0122474487139158" calcext:value-type="float">
            <text:p>0.0122474487139158</text:p>
          </table:table-cell>
          <table:table-cell office:value-type="float" office:value="0.668" calcext:value-type="float">
            <text:p>0.668</text:p>
          </table:table-cell>
          <table:table-cell office:value-type="float" office:value="0.0363318042491698" calcext:value-type="float">
            <text:p>0.0363318042491698</text:p>
          </table:table-cell>
          <table:table-cell office:value-type="float" office:value="0.673" calcext:value-type="float">
            <text:p>0.673</text:p>
          </table:table-cell>
          <table:table-cell office:value-type="float" office:value="0.0303315017762062" calcext:value-type="float">
            <text:p>0.03033150177620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3_</text:p>
          </table:table-cell>
          <table:table-cell office:value-type="float" office:value="0.6816" calcext:value-type="float">
            <text:p>0.6816</text:p>
          </table:table-cell>
          <table:table-cell office:value-type="float" office:value="0.0257688973029604" calcext:value-type="float">
            <text:p>0.0257688973029604</text:p>
          </table:table-cell>
          <table:table-cell office:value-type="float" office:value="0.6454" calcext:value-type="float">
            <text:p>0.6454</text:p>
          </table:table-cell>
          <table:table-cell office:value-type="float" office:value="0.029800011730668" calcext:value-type="float">
            <text:p>0.029800011730668</text:p>
          </table:table-cell>
          <table:table-cell office:value-type="float" office:value="0.672" calcext:value-type="float">
            <text:p>0.672</text:p>
          </table:table-cell>
          <table:table-cell office:value-type="float" office:value="0.0278291185957602" calcext:value-type="float">
            <text:p>0.0278291185957602</text:p>
          </table:table-cell>
          <table:table-cell office:value-type="float" office:value="0.6782" calcext:value-type="float">
            <text:p>0.6782</text:p>
          </table:table-cell>
          <table:table-cell office:value-type="float" office:value="0.030838807136493" calcext:value-type="float">
            <text:p>0.030838807136493</text:p>
          </table:table-cell>
          <table:table-cell office:value-type="float" office:value="0.6678" calcext:value-type="float">
            <text:p>0.6678</text:p>
          </table:table-cell>
          <table:table-cell office:value-type="float" office:value="0.0282734287223347" calcext:value-type="float">
            <text:p>0.0282734287223347</text:p>
          </table:table-cell>
          <table:table-cell office:value-type="float" office:value="0.6798" calcext:value-type="float">
            <text:p>0.6798</text:p>
          </table:table-cell>
          <table:table-cell office:value-type="float" office:value="0.0224579865151344" calcext:value-type="float">
            <text:p>0.0224579865151344</text:p>
          </table:table-cell>
          <table:table-cell office:value-type="float" office:value="0.6604" calcext:value-type="float">
            <text:p>0.6604</text:p>
          </table:table-cell>
          <table:table-cell office:value-type="float" office:value="0.0337796626529007" calcext:value-type="float">
            <text:p>0.0337796626529007</text:p>
          </table:table-cell>
          <table:table-cell office:value-type="float" office:value="0.6708" calcext:value-type="float">
            <text:p>0.6708</text:p>
          </table:table-cell>
          <table:table-cell office:value-type="float" office:value="0.0272118183921966" calcext:value-type="float">
            <text:p>0.0272118183921966</text:p>
          </table:table-cell>
          <table:table-cell office:value-type="float" office:value="0.6702" calcext:value-type="float">
            <text:p>0.6702</text:p>
          </table:table-cell>
          <table:table-cell office:value-type="float" office:value="0.0267317111235117" calcext:value-type="float">
            <text:p>0.0267317111235117</text:p>
          </table:table-cell>
          <table:table-cell office:value-type="float" office:value="0.669" calcext:value-type="float">
            <text:p>0.669</text:p>
          </table:table-cell>
          <table:table-cell office:value-type="float" office:value="0.0197305012977069" calcext:value-type="float">
            <text:p>0.0197305012977069</text:p>
          </table:table-cell>
          <table:table-cell office:value-type="float" office:value="0.6638" calcext:value-type="float">
            <text:p>0.6638</text:p>
          </table:table-cell>
          <table:table-cell office:value-type="float" office:value="0.0334778185996703" calcext:value-type="float">
            <text:p>0.0334778185996703</text:p>
          </table:table-cell>
          <table:table-cell office:value-type="float" office:value="0.6746" calcext:value-type="float">
            <text:p>0.6746</text:p>
          </table:table-cell>
          <table:table-cell office:value-type="float" office:value="0.0318052159033062" calcext:value-type="float">
            <text:p>0.0318052159033062</text:p>
          </table:table-cell>
          <table:table-cell office:value-type="float" office:value="0.666" calcext:value-type="float">
            <text:p>0.666</text:p>
          </table:table-cell>
          <table:table-cell office:value-type="float" office:value="0.0297858537423393" calcext:value-type="float">
            <text:p>0.0297858537423393</text:p>
          </table:table-cell>
          <table:table-cell office:value-type="float" office:value="0.6652" calcext:value-type="float">
            <text:p>0.6652</text:p>
          </table:table-cell>
          <table:table-cell office:value-type="float" office:value="0.0168118743454987" calcext:value-type="float">
            <text:p>0.0168118743454987</text:p>
          </table:table-cell>
          <table:table-cell office:value-type="float" office:value="0.6688" calcext:value-type="float">
            <text:p>0.6688</text:p>
          </table:table-cell>
          <table:table-cell office:value-type="float" office:value="0.0340853261169121" calcext:value-type="float">
            <text:p>0.0340853261169121</text:p>
          </table:table-cell>
          <table:table-cell office:value-type="float" office:value="0.67" calcext:value-type="float">
            <text:p>0.67</text:p>
          </table:table-cell>
          <table:table-cell office:value-type="float" office:value="0.0345794940088766" calcext:value-type="float">
            <text:p>0.034579494008876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3_</text:p>
          </table:table-cell>
          <table:table-cell office:value-type="float" office:value="0.657" calcext:value-type="float">
            <text:p>0.657</text:p>
          </table:table-cell>
          <table:table-cell office:value-type="float" office:value="0.0317411404962077" calcext:value-type="float">
            <text:p>0.0317411404962077</text:p>
          </table:table-cell>
          <table:table-cell office:value-type="float" office:value="0.661" calcext:value-type="float">
            <text:p>0.661</text:p>
          </table:table-cell>
          <table:table-cell office:value-type="float" office:value="0.032672618505409" calcext:value-type="float">
            <text:p>0.032672618505409</text:p>
          </table:table-cell>
          <table:table-cell office:value-type="float" office:value="0.653" calcext:value-type="float">
            <text:p>0.653</text:p>
          </table:table-cell>
          <table:table-cell office:value-type="float" office:value="0.0144048602908879" calcext:value-type="float">
            <text:p>0.0144048602908879</text:p>
          </table:table-cell>
          <table:table-cell office:value-type="float" office:value="0.659" calcext:value-type="float">
            <text:p>0.659</text:p>
          </table:table-cell>
          <table:table-cell office:value-type="float" office:value="0.0194935886896179" calcext:value-type="float">
            <text:p>0.0194935886896179</text:p>
          </table:table-cell>
          <table:table-cell office:value-type="float" office:value="0.658" calcext:value-type="float">
            <text:p>0.658</text:p>
          </table:table-cell>
          <table:table-cell office:value-type="float" office:value="0.0394651745213422" calcext:value-type="float">
            <text:p>0.0394651745213422</text:p>
          </table:table-cell>
          <table:table-cell office:value-type="float" office:value="0.665" calcext:value-type="float">
            <text:p>0.665</text:p>
          </table:table-cell>
          <table:table-cell office:value-type="float" office:value="0.0412310562561765" calcext:value-type="float">
            <text:p>0.0412310562561765</text:p>
          </table:table-cell>
          <table:table-cell office:value-type="float" office:value="0.665" calcext:value-type="float">
            <text:p>0.665</text:p>
          </table:table-cell>
          <table:table-cell office:value-type="float" office:value="0.0310241841149771" calcext:value-type="float">
            <text:p>0.0310241841149771</text:p>
          </table:table-cell>
          <table:table-cell office:value-type="float" office:value="0.651" calcext:value-type="float">
            <text:p>0.651</text:p>
          </table:table-cell>
          <table:table-cell office:value-type="float" office:value="0.0318982758154731" calcext:value-type="float">
            <text:p>0.0318982758154731</text:p>
          </table:table-cell>
          <table:table-cell office:value-type="float" office:value="0.65" calcext:value-type="float">
            <text:p>0.65</text:p>
          </table:table-cell>
          <table:table-cell office:value-type="float" office:value="0.0158113883008419" calcext:value-type="float">
            <text:p>0.0158113883008419</text:p>
          </table:table-cell>
          <table:table-cell office:value-type="float" office:value="0.662" calcext:value-type="float">
            <text:p>0.662</text:p>
          </table:table-cell>
          <table:table-cell office:value-type="float" office:value="0.0246475150877324" calcext:value-type="float">
            <text:p>0.0246475150877324</text:p>
          </table:table-cell>
          <table:table-cell office:value-type="float" office:value="0.664" calcext:value-type="float">
            <text:p>0.664</text:p>
          </table:table-cell>
          <table:table-cell office:value-type="float" office:value="0.0277037903543901" calcext:value-type="float">
            <text:p>0.0277037903543901</text:p>
          </table:table-cell>
          <table:table-cell office:value-type="float" office:value="0.648" calcext:value-type="float">
            <text:p>0.648</text:p>
          </table:table-cell>
          <table:table-cell office:value-type="float" office:value="0.0338378486313772" calcext:value-type="float">
            <text:p>0.0338378486313772</text:p>
          </table:table-cell>
          <table:table-cell office:value-type="float" office:value="0.64" calcext:value-type="float">
            <text:p>0.64</text:p>
          </table:table-cell>
          <table:table-cell office:value-type="float" office:value="0.0398434436262731" calcext:value-type="float">
            <text:p>0.0398434436262731</text:p>
          </table:table-cell>
          <table:table-cell office:value-type="float" office:value="0.651" calcext:value-type="float">
            <text:p>0.651</text:p>
          </table:table-cell>
          <table:table-cell office:value-type="float" office:value="0.0429243520626695" calcext:value-type="float">
            <text:p>0.0429243520626695</text:p>
          </table:table-cell>
          <table:table-cell office:value-type="float" office:value="0.663" calcext:value-type="float">
            <text:p>0.663</text:p>
          </table:table-cell>
          <table:table-cell office:value-type="float" office:value="0.0281957443597433" calcext:value-type="float">
            <text:p>0.0281957443597433</text:p>
          </table:table-cell>
          <table:table-cell office:value-type="float" office:value="0.646" calcext:value-type="float">
            <text:p>0.646</text:p>
          </table:table-cell>
          <table:table-cell office:value-type="float" office:value="0.0178185296812054" calcext:value-type="float">
            <text:p>0.017818529681205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3_</text:p>
          </table:table-cell>
          <table:table-cell office:value-type="float" office:value="0.663" calcext:value-type="float">
            <text:p>0.663</text:p>
          </table:table-cell>
          <table:table-cell office:value-type="float" office:value="0.042661458015403" calcext:value-type="float">
            <text:p>0.042661458015403</text:p>
          </table:table-cell>
          <table:table-cell office:value-type="float" office:value="0.663" calcext:value-type="float">
            <text:p>0.663</text:p>
          </table:table-cell>
          <table:table-cell office:value-type="float" office:value="0.0336526373409276" calcext:value-type="float">
            <text:p>0.0336526373409276</text:p>
          </table:table-cell>
          <table:table-cell office:value-type="float" office:value="0.668" calcext:value-type="float">
            <text:p>0.668</text:p>
          </table:table-cell>
          <table:table-cell office:value-type="float" office:value="0.0277488738510231" calcext:value-type="float">
            <text:p>0.0277488738510231</text:p>
          </table:table-cell>
          <table:table-cell office:value-type="float" office:value="0.668" calcext:value-type="float">
            <text:p>0.668</text:p>
          </table:table-cell>
          <table:table-cell office:value-type="float" office:value="0.0299165506033031" calcext:value-type="float">
            <text:p>0.0299165506033031</text:p>
          </table:table-cell>
          <table:table-cell office:value-type="float" office:value="0.663" calcext:value-type="float">
            <text:p>0.663</text:p>
          </table:table-cell>
          <table:table-cell office:value-type="float" office:value="0.0391471582621267" calcext:value-type="float">
            <text:p>0.0391471582621267</text:p>
          </table:table-cell>
          <table:table-cell office:value-type="float" office:value="0.667" calcext:value-type="float">
            <text:p>0.667</text:p>
          </table:table-cell>
          <table:table-cell office:value-type="float" office:value="0.0432434966208793" calcext:value-type="float">
            <text:p>0.0432434966208793</text:p>
          </table:table-cell>
          <table:table-cell office:value-type="float" office:value="0.668" calcext:value-type="float">
            <text:p>0.668</text:p>
          </table:table-cell>
          <table:table-cell office:value-type="float" office:value="0.0373496987939661" calcext:value-type="float">
            <text:p>0.0373496987939661</text:p>
          </table:table-cell>
          <table:table-cell office:value-type="float" office:value="0.662" calcext:value-type="float">
            <text:p>0.662</text:p>
          </table:table-cell>
          <table:table-cell office:value-type="float" office:value="0.0325192250830181" calcext:value-type="float">
            <text:p>0.0325192250830181</text:p>
          </table:table-cell>
          <table:table-cell office:value-type="float" office:value="0.662" calcext:value-type="float">
            <text:p>0.662</text:p>
          </table:table-cell>
          <table:table-cell office:value-type="float" office:value="0.0230759615184286" calcext:value-type="float">
            <text:p>0.0230759615184286</text:p>
          </table:table-cell>
          <table:table-cell office:value-type="float" office:value="0.663" calcext:value-type="float">
            <text:p>0.663</text:p>
          </table:table-cell>
          <table:table-cell office:value-type="float" office:value="0.0265988721565407" calcext:value-type="float">
            <text:p>0.0265988721565407</text:p>
          </table:table-cell>
          <table:table-cell office:value-type="float" office:value="0.654" calcext:value-type="float">
            <text:p>0.654</text:p>
          </table:table-cell>
          <table:table-cell office:value-type="float" office:value="0.0339852909359328" calcext:value-type="float">
            <text:p>0.0339852909359328</text:p>
          </table:table-cell>
          <table:table-cell office:value-type="float" office:value="0.672" calcext:value-type="float">
            <text:p>0.672</text:p>
          </table:table-cell>
          <table:table-cell office:value-type="float" office:value="0.0256417628099161" calcext:value-type="float">
            <text:p>0.0256417628099161</text:p>
          </table:table-cell>
          <table:table-cell office:value-type="float" office:value="0.662" calcext:value-type="float">
            <text:p>0.662</text:p>
          </table:table-cell>
          <table:table-cell office:value-type="float" office:value="0.0265988721565407" calcext:value-type="float">
            <text:p>0.0265988721565407</text:p>
          </table:table-cell>
          <table:table-cell office:value-type="float" office:value="0.661" calcext:value-type="float">
            <text:p>0.661</text:p>
          </table:table-cell>
          <table:table-cell office:value-type="float" office:value="0.0462871472441324" calcext:value-type="float">
            <text:p>0.0462871472441324</text:p>
          </table:table-cell>
          <table:table-cell office:value-type="float" office:value="0.661" calcext:value-type="float">
            <text:p>0.661</text:p>
          </table:table-cell>
          <table:table-cell office:value-type="float" office:value="0.0277037903543901" calcext:value-type="float">
            <text:p>0.0277037903543901</text:p>
          </table:table-cell>
          <table:table-cell office:value-type="float" office:value="0.657" calcext:value-type="float">
            <text:p>0.657</text:p>
          </table:table-cell>
          <table:table-cell office:value-type="float" office:value="0.0286356421265527" calcext:value-type="float">
            <text:p>0.028635642126552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3_</text:p>
          </table:table-cell>
          <table:table-cell office:value-type="float" office:value="0.664" calcext:value-type="float">
            <text:p>0.664</text:p>
          </table:table-cell>
          <table:table-cell office:value-type="float" office:value="0.0330529877620768" calcext:value-type="float">
            <text:p>0.0330529877620768</text:p>
          </table:table-cell>
          <table:table-cell office:value-type="float" office:value="0.66" calcext:value-type="float">
            <text:p>0.66</text:p>
          </table:table-cell>
          <table:table-cell office:value-type="float" office:value="0.0444409720865779" calcext:value-type="float">
            <text:p>0.0444409720865779</text:p>
          </table:table-cell>
          <table:table-cell office:value-type="float" office:value="0.664" calcext:value-type="float">
            <text:p>0.664</text:p>
          </table:table-cell>
          <table:table-cell office:value-type="float" office:value="0.0290258505473999" calcext:value-type="float">
            <text:p>0.0290258505473999</text:p>
          </table:table-cell>
          <table:table-cell office:value-type="float" office:value="0.672" calcext:value-type="float">
            <text:p>0.672</text:p>
          </table:table-cell>
          <table:table-cell office:value-type="float" office:value="0.0347491007077881" calcext:value-type="float">
            <text:p>0.0347491007077881</text:p>
          </table:table-cell>
          <table:table-cell office:value-type="float" office:value="0.673" calcext:value-type="float">
            <text:p>0.673</text:p>
          </table:table-cell>
          <table:table-cell office:value-type="float" office:value="0.0356370593624109" calcext:value-type="float">
            <text:p>0.0356370593624109</text:p>
          </table:table-cell>
          <table:table-cell office:value-type="float" office:value="0.665" calcext:value-type="float">
            <text:p>0.665</text:p>
          </table:table-cell>
          <table:table-cell office:value-type="float" office:value="0.0379143772202577" calcext:value-type="float">
            <text:p>0.0379143772202577</text:p>
          </table:table-cell>
          <table:table-cell office:value-type="float" office:value="0.671" calcext:value-type="float">
            <text:p>0.671</text:p>
          </table:table-cell>
          <table:table-cell office:value-type="float" office:value="0.0426321474945844" calcext:value-type="float">
            <text:p>0.0426321474945844</text:p>
          </table:table-cell>
          <table:table-cell office:value-type="float" office:value="0.657" calcext:value-type="float">
            <text:p>0.657</text:p>
          </table:table-cell>
          <table:table-cell office:value-type="float" office:value="0.0275227178890457" calcext:value-type="float">
            <text:p>0.0275227178890457</text:p>
          </table:table-cell>
          <table:table-cell office:value-type="float" office:value="0.666" calcext:value-type="float">
            <text:p>0.666</text:p>
          </table:table-cell>
          <table:table-cell office:value-type="float" office:value="0.0219089023002066" calcext:value-type="float">
            <text:p>0.0219089023002066</text:p>
          </table:table-cell>
          <table:table-cell office:value-type="float" office:value="0.669" calcext:value-type="float">
            <text:p>0.669</text:p>
          </table:table-cell>
          <table:table-cell office:value-type="float" office:value="0.0334290293008935" calcext:value-type="float">
            <text:p>0.0334290293008935</text:p>
          </table:table-cell>
          <table:table-cell office:value-type="float" office:value="0.645" calcext:value-type="float">
            <text:p>0.645</text:p>
          </table:table-cell>
          <table:table-cell office:value-type="float" office:value="0.0390512483795332" calcext:value-type="float">
            <text:p>0.0390512483795332</text:p>
          </table:table-cell>
          <table:table-cell office:value-type="float" office:value="0.663" calcext:value-type="float">
            <text:p>0.663</text:p>
          </table:table-cell>
          <table:table-cell office:value-type="float" office:value="0.0275227178890457" calcext:value-type="float">
            <text:p>0.0275227178890457</text:p>
          </table:table-cell>
          <table:table-cell office:value-type="float" office:value="0.668" calcext:value-type="float">
            <text:p>0.668</text:p>
          </table:table-cell>
          <table:table-cell office:value-type="float" office:value="0.0288530760925069" calcext:value-type="float">
            <text:p>0.0288530760925069</text:p>
          </table:table-cell>
          <table:table-cell office:value-type="float" office:value="0.661" calcext:value-type="float">
            <text:p>0.661</text:p>
          </table:table-cell>
          <table:table-cell office:value-type="float" office:value="0.0460163014593741" calcext:value-type="float">
            <text:p>0.0460163014593741</text:p>
          </table:table-cell>
          <table:table-cell office:value-type="float" office:value="0.66" calcext:value-type="float">
            <text:p>0.66</text:p>
          </table:table-cell>
          <table:table-cell office:value-type="float" office:value="0.0367423461417476" calcext:value-type="float">
            <text:p>0.0367423461417476</text:p>
          </table:table-cell>
          <table:table-cell office:value-type="float" office:value="0.664" calcext:value-type="float">
            <text:p>0.664</text:p>
          </table:table-cell>
          <table:table-cell office:value-type="float" office:value="0.0311046620299915" calcext:value-type="float">
            <text:p>0.031104662029991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3_</text:p>
          </table:table-cell>
          <table:table-cell office:value-type="float" office:value="0.662" calcext:value-type="float">
            <text:p>0.662</text:p>
          </table:table-cell>
          <table:table-cell office:value-type="float" office:value="0.0309434968935315" calcext:value-type="float">
            <text:p>0.0309434968935315</text:p>
          </table:table-cell>
          <table:table-cell office:value-type="float" office:value="0.664" calcext:value-type="float">
            <text:p>0.664</text:p>
          </table:table-cell>
          <table:table-cell office:value-type="float" office:value="0.0405277682583188" calcext:value-type="float">
            <text:p>0.0405277682583188</text:p>
          </table:table-cell>
          <table:table-cell office:value-type="float" office:value="0.664" calcext:value-type="float">
            <text:p>0.664</text:p>
          </table:table-cell>
          <table:table-cell office:value-type="float" office:value="0.0260768096208105" calcext:value-type="float">
            <text:p>0.0260768096208105</text:p>
          </table:table-cell>
          <table:table-cell office:value-type="float" office:value="0.673" calcext:value-type="float">
            <text:p>0.673</text:p>
          </table:table-cell>
          <table:table-cell office:value-type="float" office:value="0.0416233107765348" calcext:value-type="float">
            <text:p>0.0416233107765348</text:p>
          </table:table-cell>
          <table:table-cell office:value-type="float" office:value="0.678" calcext:value-type="float">
            <text:p>0.678</text:p>
          </table:table-cell>
          <table:table-cell office:value-type="float" office:value="0.0313448560373149" calcext:value-type="float">
            <text:p>0.0313448560373149</text:p>
          </table:table-cell>
          <table:table-cell office:value-type="float" office:value="0.665" calcext:value-type="float">
            <text:p>0.665</text:p>
          </table:table-cell>
          <table:table-cell office:value-type="float" office:value="0.0344601218802255" calcext:value-type="float">
            <text:p>0.0344601218802255</text:p>
          </table:table-cell>
          <table:table-cell office:value-type="float" office:value="0.671" calcext:value-type="float">
            <text:p>0.671</text:p>
          </table:table-cell>
          <table:table-cell office:value-type="float" office:value="0.0397492138287036" calcext:value-type="float">
            <text:p>0.0397492138287036</text:p>
          </table:table-cell>
          <table:table-cell office:value-type="float" office:value="0.661" calcext:value-type="float">
            <text:p>0.661</text:p>
          </table:table-cell>
          <table:table-cell office:value-type="float" office:value="0.0258360213655276" calcext:value-type="float">
            <text:p>0.0258360213655276</text:p>
          </table:table-cell>
          <table:table-cell office:value-type="float" office:value="0.67" calcext:value-type="float">
            <text:p>0.67</text:p>
          </table:table-cell>
          <table:table-cell office:value-type="float" office:value="0.0318198051533946" calcext:value-type="float">
            <text:p>0.0318198051533946</text:p>
          </table:table-cell>
          <table:table-cell office:value-type="float" office:value="0.667" calcext:value-type="float">
            <text:p>0.667</text:p>
          </table:table-cell>
          <table:table-cell office:value-type="float" office:value="0.0265988721565407" calcext:value-type="float">
            <text:p>0.0265988721565407</text:p>
          </table:table-cell>
          <table:table-cell office:value-type="float" office:value="0.659" calcext:value-type="float">
            <text:p>0.659</text:p>
          </table:table-cell>
          <table:table-cell office:value-type="float" office:value="0.0350713558335003" calcext:value-type="float">
            <text:p>0.0350713558335003</text:p>
          </table:table-cell>
          <table:table-cell office:value-type="float" office:value="0.666" calcext:value-type="float">
            <text:p>0.666</text:p>
          </table:table-cell>
          <table:table-cell office:value-type="float" office:value="0.0302902624617218" calcext:value-type="float">
            <text:p>0.0302902624617218</text:p>
          </table:table-cell>
          <table:table-cell office:value-type="float" office:value="0.667" calcext:value-type="float">
            <text:p>0.667</text:p>
          </table:table-cell>
          <table:table-cell office:value-type="float" office:value="0.0370135110466434" calcext:value-type="float">
            <text:p>0.0370135110466434</text:p>
          </table:table-cell>
          <table:table-cell office:value-type="float" office:value="0.661" calcext:value-type="float">
            <text:p>0.661</text:p>
          </table:table-cell>
          <table:table-cell office:value-type="float" office:value="0.037815340802378" calcext:value-type="float">
            <text:p>0.037815340802378</text:p>
          </table:table-cell>
          <table:table-cell office:value-type="float" office:value="0.661" calcext:value-type="float">
            <text:p>0.661</text:p>
          </table:table-cell>
          <table:table-cell office:value-type="float" office:value="0.0309030742807248" calcext:value-type="float">
            <text:p>0.0309030742807248</text:p>
          </table:table-cell>
          <table:table-cell office:value-type="float" office:value="0.662" calcext:value-type="float">
            <text:p>0.662</text:p>
          </table:table-cell>
          <table:table-cell office:value-type="float" office:value="0.0279732014613987" calcext:value-type="float">
            <text:p>0.027973201461398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3_</text:p>
          </table:table-cell>
          <table:table-cell office:value-type="float" office:value="0.663" calcext:value-type="float">
            <text:p>0.663</text:p>
          </table:table-cell>
          <table:table-cell office:value-type="float" office:value="0.0330907842155486" calcext:value-type="float">
            <text:p>0.0330907842155486</text:p>
          </table:table-cell>
          <table:table-cell office:value-type="float" office:value="0.664" calcext:value-type="float">
            <text:p>0.664</text:p>
          </table:table-cell>
          <table:table-cell office:value-type="float" office:value="0.0433589667773575" calcext:value-type="float">
            <text:p>0.0433589667773575</text:p>
          </table:table-cell>
          <table:table-cell office:value-type="float" office:value="0.669" calcext:value-type="float">
            <text:p>0.669</text:p>
          </table:table-cell>
          <table:table-cell office:value-type="float" office:value="0.0288097205817758" calcext:value-type="float">
            <text:p>0.0288097205817758</text:p>
          </table:table-cell>
          <table:table-cell office:value-type="float" office:value="0.675" calcext:value-type="float">
            <text:p>0.675</text:p>
          </table:table-cell>
          <table:table-cell office:value-type="float" office:value="0.0404660351405966" calcext:value-type="float">
            <text:p>0.0404660351405966</text:p>
          </table:table-cell>
          <table:table-cell office:value-type="float" office:value="0.677" calcext:value-type="float">
            <text:p>0.677</text:p>
          </table:table-cell>
          <table:table-cell office:value-type="float" office:value="0.0294957624075052" calcext:value-type="float">
            <text:p>0.0294957624075052</text:p>
          </table:table-cell>
          <table:table-cell office:value-type="float" office:value="0.67" calcext:value-type="float">
            <text:p>0.67</text:p>
          </table:table-cell>
          <table:table-cell office:value-type="float" office:value="0.0353553390593273" calcext:value-type="float">
            <text:p>0.0353553390593273</text:p>
          </table:table-cell>
          <table:table-cell office:value-type="float" office:value="0.669" calcext:value-type="float">
            <text:p>0.669</text:p>
          </table:table-cell>
          <table:table-cell office:value-type="float" office:value="0.0384707681233426" calcext:value-type="float">
            <text:p>0.0384707681233426</text:p>
          </table:table-cell>
          <table:table-cell office:value-type="float" office:value="0.663" calcext:value-type="float">
            <text:p>0.663</text:p>
          </table:table-cell>
          <table:table-cell office:value-type="float" office:value="0.0329013677527241" calcext:value-type="float">
            <text:p>0.0329013677527241</text:p>
          </table:table-cell>
          <table:table-cell office:value-type="float" office:value="0.671" calcext:value-type="float">
            <text:p>0.671</text:p>
          </table:table-cell>
          <table:table-cell office:value-type="float" office:value="0.0267861904719577" calcext:value-type="float">
            <text:p>0.0267861904719577</text:p>
          </table:table-cell>
          <table:table-cell office:value-type="float" office:value="0.67" calcext:value-type="float">
            <text:p>0.67</text:p>
          </table:table-cell>
          <table:table-cell office:value-type="float" office:value="0.0280624304008045" calcext:value-type="float">
            <text:p>0.0280624304008045</text:p>
          </table:table-cell>
          <table:table-cell office:value-type="float" office:value="0.664" calcext:value-type="float">
            <text:p>0.664</text:p>
          </table:table-cell>
          <table:table-cell office:value-type="float" office:value="0.035951356024495" calcext:value-type="float">
            <text:p>0.035951356024495</text:p>
          </table:table-cell>
          <table:table-cell office:value-type="float" office:value="0.674" calcext:value-type="float">
            <text:p>0.674</text:p>
          </table:table-cell>
          <table:table-cell office:value-type="float" office:value="0.0294533529500462" calcext:value-type="float">
            <text:p>0.0294533529500462</text:p>
          </table:table-cell>
          <table:table-cell office:value-type="float" office:value="0.67" calcext:value-type="float">
            <text:p>0.67</text:p>
          </table:table-cell>
          <table:table-cell office:value-type="float" office:value="0.0333541601603157" calcext:value-type="float">
            <text:p>0.0333541601603157</text:p>
          </table:table-cell>
          <table:table-cell office:value-type="float" office:value="0.664" calcext:value-type="float">
            <text:p>0.664</text:p>
          </table:table-cell>
          <table:table-cell office:value-type="float" office:value="0.0356019662378357" calcext:value-type="float">
            <text:p>0.0356019662378357</text:p>
          </table:table-cell>
          <table:table-cell office:value-type="float" office:value="0.666" calcext:value-type="float">
            <text:p>0.666</text:p>
          </table:table-cell>
          <table:table-cell office:value-type="float" office:value="0.0311046620299915" calcext:value-type="float">
            <text:p>0.0311046620299915</text:p>
          </table:table-cell>
          <table:table-cell office:value-type="float" office:value="0.663" calcext:value-type="float">
            <text:p>0.663</text:p>
          </table:table-cell>
          <table:table-cell office:value-type="float" office:value="0.0290688837074972" calcext:value-type="float">
            <text:p>0.02906888370749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3_</text:p>
          </table:table-cell>
          <table:table-cell office:value-type="float" office:value="0.6618" calcext:value-type="float">
            <text:p>0.6618</text:p>
          </table:table-cell>
          <table:table-cell office:value-type="float" office:value="0.0342979734765535" calcext:value-type="float">
            <text:p>0.0342979734765535</text:p>
          </table:table-cell>
          <table:table-cell office:value-type="float" office:value="0.6624" calcext:value-type="float">
            <text:p>0.6624</text:p>
          </table:table-cell>
          <table:table-cell office:value-type="float" office:value="0.0389305925937182" calcext:value-type="float">
            <text:p>0.0389305925937182</text:p>
          </table:table-cell>
          <table:table-cell office:value-type="float" office:value="0.6636" calcext:value-type="float">
            <text:p>0.6636</text:p>
          </table:table-cell>
          <table:table-cell office:value-type="float" office:value="0.0252132229783794" calcext:value-type="float">
            <text:p>0.0252132229783794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0332497171835681" calcext:value-type="float">
            <text:p>0.0332497171835681</text:p>
          </table:table-cell>
          <table:table-cell office:value-type="float" office:value="0.6698" calcext:value-type="float">
            <text:p>0.6698</text:p>
          </table:table-cell>
          <table:table-cell office:value-type="float" office:value="0.03501800211814" calcext:value-type="float">
            <text:p>0.03501800211814</text:p>
          </table:table-cell>
          <table:table-cell office:value-type="float" office:value="0.6664" calcext:value-type="float">
            <text:p>0.6664</text:p>
          </table:table-cell>
          <table:table-cell office:value-type="float" office:value="0.0384408782073733" calcext:value-type="float">
            <text:p>0.0384408782073733</text:p>
          </table:table-cell>
          <table:table-cell office:value-type="float" office:value="0.6688" calcext:value-type="float">
            <text:p>0.6688</text:p>
          </table:table-cell>
          <table:table-cell office:value-type="float" office:value="0.0378452024711148" calcext:value-type="float">
            <text:p>0.0378452024711148</text:p>
          </table:table-cell>
          <table:table-cell office:value-type="float" office:value="0.6588" calcext:value-type="float">
            <text:p>0.6588</text:p>
          </table:table-cell>
          <table:table-cell office:value-type="float" office:value="0.0301355215811577" calcext:value-type="float">
            <text:p>0.0301355215811577</text:p>
          </table:table-cell>
          <table:table-cell office:value-type="float" office:value="0.6638" calcext:value-type="float">
            <text:p>0.6638</text:p>
          </table:table-cell>
          <table:table-cell office:value-type="float" office:value="0.0238804495489659" calcext:value-type="float">
            <text:p>0.0238804495489659</text:p>
          </table:table-cell>
          <table:table-cell office:value-type="float" office:value="0.6662" calcext:value-type="float">
            <text:p>0.6662</text:p>
          </table:table-cell>
          <table:table-cell office:value-type="float" office:value="0.0278673438205024" calcext:value-type="float">
            <text:p>0.0278673438205024</text:p>
          </table:table-cell>
          <table:table-cell office:value-type="float" office:value="0.6572" calcext:value-type="float">
            <text:p>0.6572</text:p>
          </table:table-cell>
          <table:table-cell office:value-type="float" office:value="0.0343526083055703" calcext:value-type="float">
            <text:p>0.0343526083055703</text:p>
          </table:table-cell>
          <table:table-cell office:value-type="float" office:value="0.6646" calcext:value-type="float">
            <text:p>0.6646</text:p>
          </table:table-cell>
          <table:table-cell office:value-type="float" office:value="0.0293491889484214" calcext:value-type="float">
            <text:p>0.0293491889484214</text:p>
          </table:table-cell>
          <table:table-cell office:value-type="float" office:value="0.6614" calcext:value-type="float">
            <text:p>0.6614</text:p>
          </table:table-cell>
          <table:table-cell office:value-type="float" office:value="0.033132612616456" calcext:value-type="float">
            <text:p>0.033132612616456</text:p>
          </table:table-cell>
          <table:table-cell office:value-type="float" office:value="0.6596" calcext:value-type="float">
            <text:p>0.6596</text:p>
          </table:table-cell>
          <table:table-cell office:value-type="float" office:value="0.0417290215612779" calcext:value-type="float">
            <text:p>0.0417290215612779</text:p>
          </table:table-cell>
          <table:table-cell office:value-type="float" office:value="0.6622" calcext:value-type="float">
            <text:p>0.6622</text:p>
          </table:table-cell>
          <table:table-cell office:value-type="float" office:value="0.0309299234333195" calcext:value-type="float">
            <text:p>0.0309299234333195</text:p>
          </table:table-cell>
          <table:table-cell office:value-type="float" office:value="0.6584" calcext:value-type="float">
            <text:p>0.6584</text:p>
          </table:table-cell>
          <table:table-cell office:value-type="float" office:value="0.0269201838013291" calcext:value-type="float">
            <text:p>0.026920183801329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4_</text:p>
          </table:table-cell>
          <table:table-cell office:value-type="float" office:value="0.945333333333333" calcext:value-type="float">
            <text:p>0.945333333333333</text:p>
          </table:table-cell>
          <table:table-cell office:value-type="float" office:value="0.0186488009742658" calcext:value-type="float">
            <text:p>0.0186488009742658</text:p>
          </table:table-cell>
          <table:table-cell office:value-type="float" office:value="0.946" calcext:value-type="float">
            <text:p>0.946</text:p>
          </table:table-cell>
          <table:table-cell office:value-type="float" office:value="0.0165663648530522" calcext:value-type="float">
            <text:p>0.0165663648530522</text:p>
          </table:table-cell>
          <table:table-cell office:value-type="float" office:value="0.954" calcext:value-type="float">
            <text:p>0.954</text:p>
          </table:table-cell>
          <table:table-cell office:value-type="float" office:value="0.0138242942355518" calcext:value-type="float">
            <text:p>0.0138242942355518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46059348668044" calcext:value-type="float">
            <text:p>0.0146059348668044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75752351019521" calcext:value-type="float">
            <text:p>0.0175752351019521</text:p>
          </table:table-cell>
          <table:table-cell office:value-type="float" office:value="0.954666666666667" calcext:value-type="float">
            <text:p>0.954666666666667</text:p>
          </table:table-cell>
          <table:table-cell office:value-type="float" office:value="0.0148323969741913" calcext:value-type="float">
            <text:p>0.0148323969741913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0184089350286454" calcext:value-type="float">
            <text:p>0.0184089350286454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57409586041567" calcext:value-type="float">
            <text:p>0.0157409586041567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90904280843684" calcext:value-type="float">
            <text:p>0.0190904280843684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27801930084538" calcext:value-type="float">
            <text:p>0.0127801930084538</text:p>
          </table:table-cell>
          <table:table-cell office:value-type="float" office:value="0.954" calcext:value-type="float">
            <text:p>0.954</text:p>
          </table:table-cell>
          <table:table-cell office:value-type="float" office:value="0.0144144988736263" calcext:value-type="float">
            <text:p>0.0144144988736263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62617478902005" calcext:value-type="float">
            <text:p>0.0162617478902005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136218778278016" calcext:value-type="float">
            <text:p>0.0136218778278016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109036181558641" calcext:value-type="float">
            <text:p>0.0109036181558641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14023789311975" calcext:value-type="float">
            <text:p>0.014023789311975</text:p>
          </table:table-cell>
          <table:table-cell office:value-type="float" office:value="0.95" calcext:value-type="float">
            <text:p>0.95</text:p>
          </table:table-cell>
          <table:table-cell office:value-type="float" office:value="0.0171593835683116" calcext:value-type="float">
            <text:p>0.017159383568311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4_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65663648530522" calcext:value-type="float">
            <text:p>0.0165663648530522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59164485150844" calcext:value-type="float">
            <text:p>0.0159164485150844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0147196014438797" calcext:value-type="float">
            <text:p>0.0147196014438797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153478192442951" calcext:value-type="float">
            <text:p>0.0153478192442951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64316767251549" calcext:value-type="float">
            <text:p>0.0164316767251549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53839743456191" calcext:value-type="float">
            <text:p>0.0153839743456191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84992492340154" calcext:value-type="float">
            <text:p>0.0184992492340154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53478192442951" calcext:value-type="float">
            <text:p>0.0153478192442951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62617478902006" calcext:value-type="float">
            <text:p>0.0162617478902006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26051136007926" calcext:value-type="float">
            <text:p>0.0126051136007926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15165750888103" calcext:value-type="float">
            <text:p>0.015165750888103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7256238807393" calcext:value-type="float">
            <text:p>0.017256238807393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27801930084538" calcext:value-type="float">
            <text:p>0.0127801930084538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28235893744475" calcext:value-type="float">
            <text:p>0.0128235893744475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44529889257858" calcext:value-type="float">
            <text:p>0.0144529889257858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38242942355518" calcext:value-type="float">
            <text:p>0.013824294235551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4_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89443629845104" calcext:value-type="float">
            <text:p>0.0189443629845104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90904280843684" calcext:value-type="float">
            <text:p>0.0190904280843684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60900245148628" calcext:value-type="float">
            <text:p>0.0160900245148628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58815056660954" calcext:value-type="float">
            <text:p>0.0158815056660954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15165750888103" calcext:value-type="float">
            <text:p>0.015165750888103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38242942355518" calcext:value-type="float">
            <text:p>0.0138242942355518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46439217576592" calcext:value-type="float">
            <text:p>0.0146439217576592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0133333333333333" calcext:value-type="float">
            <text:p>0.0133333333333333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15165750888103" calcext:value-type="float">
            <text:p>0.015165750888103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40633487398193" calcext:value-type="float">
            <text:p>0.0140633487398193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5165750888103" calcext:value-type="float">
            <text:p>0.015165750888103</text:p>
          </table:table-cell>
          <table:table-cell office:value-type="float" office:value="0.95" calcext:value-type="float">
            <text:p>0.95</text:p>
          </table:table-cell>
          <table:table-cell office:value-type="float" office:value="0.0147196014438797" calcext:value-type="float">
            <text:p>0.0147196014438797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59164485150844" calcext:value-type="float">
            <text:p>0.0159164485150844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42594997574716" calcext:value-type="float">
            <text:p>0.0142594997574716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57409586041567" calcext:value-type="float">
            <text:p>0.0157409586041567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30384048104053" calcext:value-type="float">
            <text:p>0.013038404810405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4_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83181755520455" calcext:value-type="float">
            <text:p>0.0183181755520455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78885438199983" calcext:value-type="float">
            <text:p>0.0178885438199983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60900245148628" calcext:value-type="float">
            <text:p>0.0160900245148628</text:p>
          </table:table-cell>
          <table:table-cell office:value-type="float" office:value="0.95" calcext:value-type="float">
            <text:p>0.95</text:p>
          </table:table-cell>
          <table:table-cell office:value-type="float" office:value="0.0149071198499986" calcext:value-type="float">
            <text:p>0.0149071198499986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58815056660954" calcext:value-type="float">
            <text:p>0.0158815056660954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40633487398192" calcext:value-type="float">
            <text:p>0.0140633487398192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46439217576591" calcext:value-type="float">
            <text:p>0.0146439217576591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34577528254575" calcext:value-type="float">
            <text:p>0.0134577528254575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55634900399049" calcext:value-type="float">
            <text:p>0.0155634900399049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4023789311975" calcext:value-type="float">
            <text:p>0.014023789311975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0149071198499985" calcext:value-type="float">
            <text:p>0.0149071198499985</text:p>
          </table:table-cell>
          <table:table-cell office:value-type="float" office:value="0.95" calcext:value-type="float">
            <text:p>0.95</text:p>
          </table:table-cell>
          <table:table-cell office:value-type="float" office:value="0.0156347191994114" calcext:value-type="float">
            <text:p>0.0156347191994114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144144988736263" calcext:value-type="float">
            <text:p>0.0144144988736263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38644228953902" calcext:value-type="float">
            <text:p>0.0138644228953902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5018507101425" calcext:value-type="float">
            <text:p>0.015018507101425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5165750888103" calcext:value-type="float">
            <text:p>0.01516575088810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4_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80431581369658" calcext:value-type="float">
            <text:p>0.0180431581369658</text:p>
          </table:table-cell>
          <table:table-cell office:value-type="float" office:value="0.95" calcext:value-type="float">
            <text:p>0.95</text:p>
          </table:table-cell>
          <table:table-cell office:value-type="float" office:value="0.0177951304200521" calcext:value-type="float">
            <text:p>0.0177951304200521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34577528254575" calcext:value-type="float">
            <text:p>0.0134577528254575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44144988736264" calcext:value-type="float">
            <text:p>0.0144144988736264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53839743456191" calcext:value-type="float">
            <text:p>0.0153839743456191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34577528254575" calcext:value-type="float">
            <text:p>0.0134577528254575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46439217576591" calcext:value-type="float">
            <text:p>0.0146439217576591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40633487398192" calcext:value-type="float">
            <text:p>0.0140633487398192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55634900399049" calcext:value-type="float">
            <text:p>0.0155634900399049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42594997574716" calcext:value-type="float">
            <text:p>0.0142594997574716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65998661306516" calcext:value-type="float">
            <text:p>0.0165998661306516</text:p>
          </table:table-cell>
          <table:table-cell office:value-type="float" office:value="0.95" calcext:value-type="float">
            <text:p>0.95</text:p>
          </table:table-cell>
          <table:table-cell office:value-type="float" office:value="0.0156347191994114" calcext:value-type="float">
            <text:p>0.0156347191994114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55634900399049" calcext:value-type="float">
            <text:p>0.0155634900399049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38644228953902" calcext:value-type="float">
            <text:p>0.0138644228953902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38644228953902" calcext:value-type="float">
            <text:p>0.0138644228953902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5165750888103" calcext:value-type="float">
            <text:p>0.0151657508881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4_</text:p>
          </table:table-cell>
          <table:table-cell office:value-type="float" office:value="0.947866666666667" calcext:value-type="float">
            <text:p>0.947866666666667</text:p>
          </table:table-cell>
          <table:table-cell office:value-type="float" office:value="0.0181041725001679" calcext:value-type="float">
            <text:p>0.0181041725001679</text:p>
          </table:table-cell>
          <table:table-cell office:value-type="float" office:value="0.948266666666667" calcext:value-type="float">
            <text:p>0.948266666666667</text:p>
          </table:table-cell>
          <table:table-cell office:value-type="float" office:value="0.0174513831385111" calcext:value-type="float">
            <text:p>0.0174513831385111</text:p>
          </table:table-cell>
          <table:table-cell office:value-type="float" office:value="0.9524" calcext:value-type="float">
            <text:p>0.9524</text:p>
          </table:table-cell>
          <table:table-cell office:value-type="float" office:value="0.0148363395069229" calcext:value-type="float">
            <text:p>0.0148363395069229</text:p>
          </table:table-cell>
          <table:table-cell office:value-type="float" office:value="0.950933333333333" calcext:value-type="float">
            <text:p>0.950933333333333</text:p>
          </table:table-cell>
          <table:table-cell office:value-type="float" office:value="0.015031375700164" calcext:value-type="float">
            <text:p>0.015031375700164</text:p>
          </table:table-cell>
          <table:table-cell office:value-type="float" office:value="0.9516" calcext:value-type="float">
            <text:p>0.9516</text:p>
          </table:table-cell>
          <table:table-cell office:value-type="float" office:value="0.0160876285453849" calcext:value-type="float">
            <text:p>0.0160876285453849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43123534241278" calcext:value-type="float">
            <text:p>0.0143123534241278</text:p>
          </table:table-cell>
          <table:table-cell office:value-type="float" office:value="0.9492" calcext:value-type="float">
            <text:p>0.9492</text:p>
          </table:table-cell>
          <table:table-cell office:value-type="float" office:value="0.0161679899071276" calcext:value-type="float">
            <text:p>0.0161679899071276</text:p>
          </table:table-cell>
          <table:table-cell office:value-type="float" office:value="0.9508" calcext:value-type="float">
            <text:p>0.9508</text:p>
          </table:table-cell>
          <table:table-cell office:value-type="float" office:value="0.0143886425494124" calcext:value-type="float">
            <text:p>0.0143886425494124</text:p>
          </table:table-cell>
          <table:table-cell office:value-type="float" office:value="0.951866666666667" calcext:value-type="float">
            <text:p>0.951866666666667</text:p>
          </table:table-cell>
          <table:table-cell office:value-type="float" office:value="0.0163289813884964" calcext:value-type="float">
            <text:p>0.0163289813884964</text:p>
          </table:table-cell>
          <table:table-cell office:value-type="float" office:value="0.951066666666666" calcext:value-type="float">
            <text:p>0.951066666666666</text:p>
          </table:table-cell>
          <table:table-cell office:value-type="float" office:value="0.0135463888837025" calcext:value-type="float">
            <text:p>0.0135463888837025</text:p>
          </table:table-cell>
          <table:table-cell office:value-type="float" office:value="0.952533333333333" calcext:value-type="float">
            <text:p>0.952533333333333</text:p>
          </table:table-cell>
          <table:table-cell office:value-type="float" office:value="0.0152505973260965" calcext:value-type="float">
            <text:p>0.0152505973260965</text:p>
          </table:table-cell>
          <table:table-cell office:value-type="float" office:value="0.95" calcext:value-type="float">
            <text:p>0.95</text:p>
          </table:table-cell>
          <table:table-cell office:value-type="float" office:value="0.0159014053080592" calcext:value-type="float">
            <text:p>0.0159014053080592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44593016529742" calcext:value-type="float">
            <text:p>0.0144593016529742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31431106157127" calcext:value-type="float">
            <text:p>0.0131431106157127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46201333677465" calcext:value-type="float">
            <text:p>0.0146201333677465</text:p>
          </table:table-cell>
          <table:table-cell office:value-type="float" office:value="0.9508" calcext:value-type="float">
            <text:p>0.9508</text:p>
          </table:table-cell>
          <table:table-cell office:value-type="float" office:value="0.0148707168780949" calcext:value-type="float">
            <text:p>0.014870716878094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4_</text:p>
          </table:table-cell>
          <table:table-cell office:value-type="float" office:value="0.944" calcext:value-type="float">
            <text:p>0.944</text:p>
          </table:table-cell>
          <table:table-cell office:value-type="float" office:value="0.015165750888103" calcext:value-type="float">
            <text:p>0.015165750888103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0168325082306034" calcext:value-type="float">
            <text:p>0.0168325082306034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23827837473378" calcext:value-type="float">
            <text:p>0.0123827837473378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65998661306516" calcext:value-type="float">
            <text:p>0.0165998661306516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18790197874702" calcext:value-type="float">
            <text:p>0.0118790197874702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65663648530522" calcext:value-type="float">
            <text:p>0.0165663648530522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70945085399441" calcext:value-type="float">
            <text:p>0.0170945085399441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80123414481417" calcext:value-type="float">
            <text:p>0.0180123414481417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14017542509913" calcext:value-type="float">
            <text:p>0.0114017542509913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36626010212794" calcext:value-type="float">
            <text:p>0.0136626010212794</text:p>
          </table:table-cell>
          <table:table-cell office:value-type="float" office:value="0.945333333333333" calcext:value-type="float">
            <text:p>0.945333333333333</text:p>
          </table:table-cell>
          <table:table-cell office:value-type="float" office:value="0.017256238807393" calcext:value-type="float">
            <text:p>0.017256238807393</text:p>
          </table:table-cell>
          <table:table-cell office:value-type="float" office:value="0.946" calcext:value-type="float">
            <text:p>0.946</text:p>
          </table:table-cell>
          <table:table-cell office:value-type="float" office:value="0.0204667752440116" calcext:value-type="float">
            <text:p>0.0204667752440116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28235893744475" calcext:value-type="float">
            <text:p>0.0128235893744475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0171593835683116" calcext:value-type="float">
            <text:p>0.0171593835683116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34577528254575" calcext:value-type="float">
            <text:p>0.0134577528254575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25609624542778" calcext:value-type="float">
            <text:p>0.012560962454277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4_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57056253191863" calcext:value-type="float">
            <text:p>0.0157056253191863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87675843470123" calcext:value-type="float">
            <text:p>0.0187675843470123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89150146121481" calcext:value-type="float">
            <text:p>0.0189150146121481</text:p>
          </table:table-cell>
          <table:table-cell office:value-type="float" office:value="0.95" calcext:value-type="float">
            <text:p>0.95</text:p>
          </table:table-cell>
          <table:table-cell office:value-type="float" office:value="0.0149071198499985" calcext:value-type="float">
            <text:p>0.0149071198499985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36218778278016" calcext:value-type="float">
            <text:p>0.0136218778278016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26051136007926" calcext:value-type="float">
            <text:p>0.0126051136007926</text:p>
          </table:table-cell>
          <table:table-cell office:value-type="float" office:value="0.95" calcext:value-type="float">
            <text:p>0.95</text:p>
          </table:table-cell>
          <table:table-cell office:value-type="float" office:value="0.0154560308258261" calcext:value-type="float">
            <text:p>0.0154560308258261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62275485928507" calcext:value-type="float">
            <text:p>0.0162275485928507</text:p>
          </table:table-cell>
          <table:table-cell office:value-type="float" office:value="0.946" calcext:value-type="float">
            <text:p>0.946</text:p>
          </table:table-cell>
          <table:table-cell office:value-type="float" office:value="0.0149814700361628" calcext:value-type="float">
            <text:p>0.0149814700361628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0192930615046503" calcext:value-type="float">
            <text:p>0.0192930615046503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78885438199983" calcext:value-type="float">
            <text:p>0.0178885438199983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44529889257858" calcext:value-type="float">
            <text:p>0.0144529889257858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47948940141147" calcext:value-type="float">
            <text:p>0.0147948940141147</text:p>
          </table:table-cell>
          <table:table-cell office:value-type="float" office:value="0.948" calcext:value-type="float">
            <text:p>0.948</text:p>
          </table:table-cell>
          <table:table-cell office:value-type="float" office:value="0.0219342451684828" calcext:value-type="float">
            <text:p>0.0219342451684828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65998661306516" calcext:value-type="float">
            <text:p>0.0165998661306516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59164485150844" calcext:value-type="float">
            <text:p>0.015916448515084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4_</text:p>
          </table:table-cell>
          <table:table-cell office:value-type="float" office:value="0.945333333333333" calcext:value-type="float">
            <text:p>0.945333333333333</text:p>
          </table:table-cell>
          <table:table-cell office:value-type="float" office:value="0.016766368453279" calcext:value-type="float">
            <text:p>0.016766368453279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87675843470123" calcext:value-type="float">
            <text:p>0.0187675843470123</text:p>
          </table:table-cell>
          <table:table-cell office:value-type="float" office:value="0.95" calcext:value-type="float">
            <text:p>0.95</text:p>
          </table:table-cell>
          <table:table-cell office:value-type="float" office:value="0.0181046341520003" calcext:value-type="float">
            <text:p>0.0181046341520003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70945085399441" calcext:value-type="float">
            <text:p>0.0170945085399441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70619785227596" calcext:value-type="float">
            <text:p>0.0170619785227596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5383974345619" calcext:value-type="float">
            <text:p>0.015383974345619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7256238807393" calcext:value-type="float">
            <text:p>0.017256238807393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69312334656003" calcext:value-type="float">
            <text:p>0.0169312334656003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26051136007927" calcext:value-type="float">
            <text:p>0.0126051136007927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75435964892543" calcext:value-type="float">
            <text:p>0.0175435964892543</text:p>
          </table:table-cell>
          <table:table-cell office:value-type="float" office:value="0.95" calcext:value-type="float">
            <text:p>0.95</text:p>
          </table:table-cell>
          <table:table-cell office:value-type="float" office:value="0.0201384099559909" calcext:value-type="float">
            <text:p>0.0201384099559909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55277529318027" calcext:value-type="float">
            <text:p>0.0155277529318027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70945085399441" calcext:value-type="float">
            <text:p>0.0170945085399441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89443629845104" calcext:value-type="float">
            <text:p>0.0189443629845104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44529889257858" calcext:value-type="float">
            <text:p>0.0144529889257858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57409586041567" calcext:value-type="float">
            <text:p>0.015740958604156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4_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98046010366839" calcext:value-type="float">
            <text:p>0.0198046010366839</text:p>
          </table:table-cell>
          <table:table-cell office:value-type="float" office:value="0.95" calcext:value-type="float">
            <text:p>0.95</text:p>
          </table:table-cell>
          <table:table-cell office:value-type="float" office:value="0.015986105077709" calcext:value-type="float">
            <text:p>0.015986105077709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75435964892543" calcext:value-type="float">
            <text:p>0.0175435964892543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48323969741913" calcext:value-type="float">
            <text:p>0.0148323969741913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62617478902005" calcext:value-type="float">
            <text:p>0.0162617478902005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75435964892543" calcext:value-type="float">
            <text:p>0.0175435964892543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65998661306516" calcext:value-type="float">
            <text:p>0.0165998661306516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5347819244295" calcext:value-type="float">
            <text:p>0.015347819244295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46439217576591" calcext:value-type="float">
            <text:p>0.0146439217576591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7224014243685" calcext:value-type="float">
            <text:p>0.017224014243685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90613046073277" calcext:value-type="float">
            <text:p>0.0190613046073277</text:p>
          </table:table-cell>
          <table:table-cell office:value-type="float" office:value="0.95" calcext:value-type="float">
            <text:p>0.95</text:p>
          </table:table-cell>
          <table:table-cell office:value-type="float" office:value="0.0169967317119759" calcext:value-type="float">
            <text:p>0.0169967317119759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74164673034841" calcext:value-type="float">
            <text:p>0.0174164673034841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201935083078146" calcext:value-type="float">
            <text:p>0.0201935083078146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51657508881031" calcext:value-type="float">
            <text:p>0.0151657508881031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63978318349984" calcext:value-type="float">
            <text:p>0.016397831834998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4_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83484785926972" calcext:value-type="float">
            <text:p>0.0183484785926972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68983891408487" calcext:value-type="float">
            <text:p>0.0168983891408487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81964587519415" calcext:value-type="float">
            <text:p>0.0181964587519415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58815056660954" calcext:value-type="float">
            <text:p>0.0158815056660954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67332005306815" calcext:value-type="float">
            <text:p>0.0167332005306815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62617478902006" calcext:value-type="float">
            <text:p>0.0162617478902006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36218778278017" calcext:value-type="float">
            <text:p>0.0136218778278017</text:p>
          </table:table-cell>
          <table:table-cell office:value-type="float" office:value="0.95" calcext:value-type="float">
            <text:p>0.95</text:p>
          </table:table-cell>
          <table:table-cell office:value-type="float" office:value="0.0150923085635623" calcext:value-type="float">
            <text:p>0.0150923085635623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40633487398193" calcext:value-type="float">
            <text:p>0.0140633487398193</text:p>
          </table:table-cell>
          <table:table-cell office:value-type="float" office:value="0.95" calcext:value-type="float">
            <text:p>0.95</text:p>
          </table:table-cell>
          <table:table-cell office:value-type="float" office:value="0.016499158227686" calcext:value-type="float">
            <text:p>0.016499158227686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207364413533277" calcext:value-type="float">
            <text:p>0.0207364413533277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7224014243685" calcext:value-type="float">
            <text:p>0.017224014243685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80123414481417" calcext:value-type="float">
            <text:p>0.0180123414481417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201935083078146" calcext:value-type="float">
            <text:p>0.0201935083078146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52023390013218" calcext:value-type="float">
            <text:p>0.0152023390013218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51657508881031" calcext:value-type="float">
            <text:p>0.015165750888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4_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0171581648579899" calcext:value-type="float">
            <text:p>0.0171581648579899</text:p>
          </table:table-cell>
          <table:table-cell office:value-type="float" office:value="0.949466666666667" calcext:value-type="float">
            <text:p>0.949466666666667</text:p>
          </table:table-cell>
          <table:table-cell office:value-type="float" office:value="0.0174504342286371" calcext:value-type="float">
            <text:p>0.0174504342286371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70284975505364" calcext:value-type="float">
            <text:p>0.0170284975505364</text:p>
          </table:table-cell>
          <table:table-cell office:value-type="float" office:value="0.9504" calcext:value-type="float">
            <text:p>0.9504</text:p>
          </table:table-cell>
          <table:table-cell office:value-type="float" office:value="0.0158630794321762" calcext:value-type="float">
            <text:p>0.0158630794321762</text:p>
          </table:table-cell>
          <table:table-cell office:value-type="float" office:value="0.9476" calcext:value-type="float">
            <text:p>0.9476</text:p>
          </table:table-cell>
          <table:table-cell office:value-type="float" office:value="0.0151115649117827" calcext:value-type="float">
            <text:p>0.0151115649117827</text:p>
          </table:table-cell>
          <table:table-cell office:value-type="float" office:value="0.949466666666667" calcext:value-type="float">
            <text:p>0.949466666666667</text:p>
          </table:table-cell>
          <table:table-cell office:value-type="float" office:value="0.0156721594357837" calcext:value-type="float">
            <text:p>0.0156721594357837</text:p>
          </table:table-cell>
          <table:table-cell office:value-type="float" office:value="0.949866666666667" calcext:value-type="float">
            <text:p>0.949866666666667</text:p>
          </table:table-cell>
          <table:table-cell office:value-type="float" office:value="0.0160057044263233" calcext:value-type="float">
            <text:p>0.0160057044263233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632225026289" calcext:value-type="float">
            <text:p>0.01632225026289</text:p>
          </table:table-cell>
          <table:table-cell office:value-type="float" office:value="0.9476" calcext:value-type="float">
            <text:p>0.9476</text:p>
          </table:table-cell>
          <table:table-cell office:value-type="float" office:value="0.013539121677085" calcext:value-type="float">
            <text:p>0.013539121677085</text:p>
          </table:table-cell>
          <table:table-cell office:value-type="float" office:value="0.948266666666667" calcext:value-type="float">
            <text:p>0.948266666666667</text:p>
          </table:table-cell>
          <table:table-cell office:value-type="float" office:value="0.016844486297311" calcext:value-type="float">
            <text:p>0.016844486297311</text:p>
          </table:table-cell>
          <table:table-cell office:value-type="float" office:value="0.9488" calcext:value-type="float">
            <text:p>0.9488</text:p>
          </table:table-cell>
          <table:table-cell office:value-type="float" office:value="0.0190161877088075" calcext:value-type="float">
            <text:p>0.0190161877088075</text:p>
          </table:table-cell>
          <table:table-cell office:value-type="float" office:value="0.9488" calcext:value-type="float">
            <text:p>0.9488</text:p>
          </table:table-cell>
          <table:table-cell office:value-type="float" office:value="0.0169336526114522" calcext:value-type="float">
            <text:p>0.0169336526114522</text:p>
          </table:table-cell>
          <table:table-cell office:value-type="float" office:value="0.9488" calcext:value-type="float">
            <text:p>0.9488</text:p>
          </table:table-cell>
          <table:table-cell office:value-type="float" office:value="0.0160283601360264" calcext:value-type="float">
            <text:p>0.0160283601360264</text:p>
          </table:table-cell>
          <table:table-cell office:value-type="float" office:value="0.9484" calcext:value-type="float">
            <text:p>0.9484</text:p>
          </table:table-cell>
          <table:table-cell office:value-type="float" office:value="0.0196850016673868" calcext:value-type="float">
            <text:p>0.0196850016673868</text:p>
          </table:table-cell>
          <table:table-cell office:value-type="float" office:value="0.950133333333333" calcext:value-type="float">
            <text:p>0.950133333333333</text:p>
          </table:table-cell>
          <table:table-cell office:value-type="float" office:value="0.014975739554264" calcext:value-type="float">
            <text:p>0.014975739554264</text:p>
          </table:table-cell>
          <table:table-cell office:value-type="float" office:value="0.949466666666667" calcext:value-type="float">
            <text:p>0.949466666666667</text:p>
          </table:table-cell>
          <table:table-cell office:value-type="float" office:value="0.0151563904593241" calcext:value-type="float">
            <text:p>0.015156390459324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5_</text:p>
          </table:table-cell>
          <table:table-cell office:value-type="float" office:value="0.895333333333333" calcext:value-type="float">
            <text:p>0.895333333333333</text:p>
          </table:table-cell>
          <table:table-cell office:value-type="float" office:value="0.0154290490813774" calcext:value-type="float">
            <text:p>0.0154290490813774</text:p>
          </table:table-cell>
          <table:table-cell office:value-type="float" office:value="0.872" calcext:value-type="float">
            <text:p>0.872</text:p>
          </table:table-cell>
          <table:table-cell office:value-type="float" office:value="0.016431676725155" calcext:value-type="float">
            <text:p>0.016431676725155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165831239517769" calcext:value-type="float">
            <text:p>0.0165831239517769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147384606462894" calcext:value-type="float">
            <text:p>0.0147384606462894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157497795399033" calcext:value-type="float">
            <text:p>0.0157497795399033</text:p>
          </table:table-cell>
          <table:table-cell office:value-type="float" office:value="0.894666666666667" calcext:value-type="float">
            <text:p>0.894666666666667</text:p>
          </table:table-cell>
          <table:table-cell office:value-type="float" office:value="0.01613312672044" calcext:value-type="float">
            <text:p>0.01613312672044</text:p>
          </table:table-cell>
          <table:table-cell office:value-type="float" office:value="0.89" calcext:value-type="float">
            <text:p>0.89</text:p>
          </table:table-cell>
          <table:table-cell office:value-type="float" office:value="0.012909944487358" calcext:value-type="float">
            <text:p>0.012909944487358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161846978484136" calcext:value-type="float">
            <text:p>0.0161846978484136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52479506819768" calcext:value-type="float">
            <text:p>0.0152479506819768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1211060141639" calcext:value-type="float">
            <text:p>0.01211060141639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22286019533929" calcext:value-type="float">
            <text:p>0.022286019533929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41224801095432" calcext:value-type="float">
            <text:p>0.0141224801095432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45009578227708" calcext:value-type="float">
            <text:p>0.0145009578227708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151198912400556" calcext:value-type="float">
            <text:p>0.0151198912400556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7224014243685" calcext:value-type="float">
            <text:p>0.017224014243685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22247472139281" calcext:value-type="float">
            <text:p>0.012224747213928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5_</text:p>
          </table:table-cell>
          <table:table-cell office:value-type="float" office:value="0.895333333333333" calcext:value-type="float">
            <text:p>0.895333333333333</text:p>
          </table:table-cell>
          <table:table-cell office:value-type="float" office:value="0.0150646753846355" calcext:value-type="float">
            <text:p>0.0150646753846355</text:p>
          </table:table-cell>
          <table:table-cell office:value-type="float" office:value="0.880666666666667" calcext:value-type="float">
            <text:p>0.880666666666667</text:p>
          </table:table-cell>
          <table:table-cell office:value-type="float" office:value="0.0168983891408487" calcext:value-type="float">
            <text:p>0.0168983891408487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56080463579242" calcext:value-type="float">
            <text:p>0.0156080463579242</text:p>
          </table:table-cell>
          <table:table-cell office:value-type="float" office:value="0.895" calcext:value-type="float">
            <text:p>0.895</text:p>
          </table:table-cell>
          <table:table-cell office:value-type="float" office:value="0.0169148192751536" calcext:value-type="float">
            <text:p>0.0169148192751536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135092560861062" calcext:value-type="float">
            <text:p>0.0135092560861062</text:p>
          </table:table-cell>
          <table:table-cell office:value-type="float" office:value="0.896333333333333" calcext:value-type="float">
            <text:p>0.896333333333333</text:p>
          </table:table-cell>
          <table:table-cell office:value-type="float" office:value="0.0189809846366772" calcext:value-type="float">
            <text:p>0.0189809846366772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180431581369657" calcext:value-type="float">
            <text:p>0.0180431581369657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65998661306516" calcext:value-type="float">
            <text:p>0.0165998661306516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28776291813879" calcext:value-type="float">
            <text:p>0.0128776291813879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158113883008418" calcext:value-type="float">
            <text:p>0.0158113883008418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78496809806537" calcext:value-type="float">
            <text:p>0.0178496809806537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145105325731192" calcext:value-type="float">
            <text:p>0.0145105325731192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179737462860572" calcext:value-type="float">
            <text:p>0.0179737462860572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50277521051331" calcext:value-type="float">
            <text:p>0.0150277521051331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126161272451837" calcext:value-type="float">
            <text:p>0.0126161272451837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38644228953902" calcext:value-type="float">
            <text:p>0.013864422895390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5_</text:p>
          </table:table-cell>
          <table:table-cell office:value-type="float" office:value="0.896666666666667" calcext:value-type="float">
            <text:p>0.896666666666667</text:p>
          </table:table-cell>
          <table:table-cell office:value-type="float" office:value="0.0139443337755679" calcext:value-type="float">
            <text:p>0.0139443337755679</text:p>
          </table:table-cell>
          <table:table-cell office:value-type="float" office:value="0.881666666666666" calcext:value-type="float">
            <text:p>0.881666666666666</text:p>
          </table:table-cell>
          <table:table-cell office:value-type="float" office:value="0.0165411943677327" calcext:value-type="float">
            <text:p>0.0165411943677327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169394345963625" calcext:value-type="float">
            <text:p>0.0169394345963625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17183648558376" calcext:value-type="float">
            <text:p>0.017183648558376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160294867180594" calcext:value-type="float">
            <text:p>0.0160294867180594</text:p>
          </table:table-cell>
          <table:table-cell office:value-type="float" office:value="0.895333333333333" calcext:value-type="float">
            <text:p>0.895333333333333</text:p>
          </table:table-cell>
          <table:table-cell office:value-type="float" office:value="0.0151565900591861" calcext:value-type="float">
            <text:p>0.0151565900591861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171836485583759" calcext:value-type="float">
            <text:p>0.0171836485583759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188782649861921" calcext:value-type="float">
            <text:p>0.0188782649861921</text:p>
          </table:table-cell>
          <table:table-cell office:value-type="float" office:value="0.895" calcext:value-type="float">
            <text:p>0.895</text:p>
          </table:table-cell>
          <table:table-cell office:value-type="float" office:value="0.0142400062421958" calcext:value-type="float">
            <text:p>0.0142400062421958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62702864824877" calcext:value-type="float">
            <text:p>0.0162702864824877</text:p>
          </table:table-cell>
          <table:table-cell office:value-type="float" office:value="0.89" calcext:value-type="float">
            <text:p>0.89</text:p>
          </table:table-cell>
          <table:table-cell office:value-type="float" office:value="0.0132811478754243" calcext:value-type="float">
            <text:p>0.0132811478754243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15590239111558" calcext:value-type="float">
            <text:p>0.015590239111558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1613312672044" calcext:value-type="float">
            <text:p>0.01613312672044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154290490813775" calcext:value-type="float">
            <text:p>0.0154290490813775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14023789311975" calcext:value-type="float">
            <text:p>0.014023789311975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168490026081334" calcext:value-type="float">
            <text:p>0.016849002608133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5_</text:p>
          </table:table-cell>
          <table:table-cell office:value-type="float" office:value="0.896333333333333" calcext:value-type="float">
            <text:p>0.896333333333333</text:p>
          </table:table-cell>
          <table:table-cell office:value-type="float" office:value="0.0139144209764945" calcext:value-type="float">
            <text:p>0.0139144209764945</text:p>
          </table:table-cell>
          <table:table-cell office:value-type="float" office:value="0.880666666666667" calcext:value-type="float">
            <text:p>0.880666666666667</text:p>
          </table:table-cell>
          <table:table-cell office:value-type="float" office:value="0.0160986541880577" calcext:value-type="float">
            <text:p>0.0160986541880577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153478192442951" calcext:value-type="float">
            <text:p>0.0153478192442951</text:p>
          </table:table-cell>
          <table:table-cell office:value-type="float" office:value="0.897333333333333" calcext:value-type="float">
            <text:p>0.897333333333333</text:p>
          </table:table-cell>
          <table:table-cell office:value-type="float" office:value="0.017102631376487" calcext:value-type="float">
            <text:p>0.017102631376487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146723473847158" calcext:value-type="float">
            <text:p>0.0146723473847158</text:p>
          </table:table-cell>
          <table:table-cell office:value-type="float" office:value="0.895333333333333" calcext:value-type="float">
            <text:p>0.895333333333333</text:p>
          </table:table-cell>
          <table:table-cell office:value-type="float" office:value="0.0154739925179135" calcext:value-type="float">
            <text:p>0.0154739925179135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172642855501047" calcext:value-type="float">
            <text:p>0.0172642855501047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181429508808976" calcext:value-type="float">
            <text:p>0.0181429508808976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142692365286692" calcext:value-type="float">
            <text:p>0.0142692365286692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160554594383897" calcext:value-type="float">
            <text:p>0.0160554594383897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49350445448131" calcext:value-type="float">
            <text:p>0.0149350445448131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167746501867815" calcext:value-type="float">
            <text:p>0.0167746501867815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152752523165194" calcext:value-type="float">
            <text:p>0.0152752523165194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145583118679482" calcext:value-type="float">
            <text:p>0.0145583118679482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50277521051331" calcext:value-type="float">
            <text:p>0.0150277521051331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158727579344122" calcext:value-type="float">
            <text:p>0.015872757934412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5_</text:p>
          </table:table-cell>
          <table:table-cell office:value-type="float" office:value="0.897666666666667" calcext:value-type="float">
            <text:p>0.897666666666667</text:p>
          </table:table-cell>
          <table:table-cell office:value-type="float" office:value="0.0136727628679957" calcext:value-type="float">
            <text:p>0.0136727628679957</text:p>
          </table:table-cell>
          <table:table-cell office:value-type="float" office:value="0.883" calcext:value-type="float">
            <text:p>0.883</text:p>
          </table:table-cell>
          <table:table-cell office:value-type="float" office:value="0.0159600194931655" calcext:value-type="float">
            <text:p>0.0159600194931655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157056253191863" calcext:value-type="float">
            <text:p>0.0157056253191863</text:p>
          </table:table-cell>
          <table:table-cell office:value-type="float" office:value="0.897" calcext:value-type="float">
            <text:p>0.897</text:p>
          </table:table-cell>
          <table:table-cell office:value-type="float" office:value="0.0174562946303682" calcext:value-type="float">
            <text:p>0.0174562946303682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38142438567347" calcext:value-type="float">
            <text:p>0.0138142438567347</text:p>
          </table:table-cell>
          <table:table-cell office:value-type="float" office:value="0.894666666666667" calcext:value-type="float">
            <text:p>0.894666666666667</text:p>
          </table:table-cell>
          <table:table-cell office:value-type="float" office:value="0.0153387671531247" calcext:value-type="float">
            <text:p>0.0153387671531247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163043961351941" calcext:value-type="float">
            <text:p>0.0163043961351941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178185296812055" calcext:value-type="float">
            <text:p>0.0178185296812055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165411943677326" calcext:value-type="float">
            <text:p>0.0165411943677326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64316767251549" calcext:value-type="float">
            <text:p>0.0164316767251549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158815056660955" calcext:value-type="float">
            <text:p>0.0158815056660955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60468065358811" calcext:value-type="float">
            <text:p>0.0160468065358811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154110350074224" calcext:value-type="float">
            <text:p>0.0154110350074224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143081173542231" calcext:value-type="float">
            <text:p>0.0143081173542231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144144988736264" calcext:value-type="float">
            <text:p>0.0144144988736264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45105325731192" calcext:value-type="float">
            <text:p>0.01451053257311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5_</text:p>
          </table:table-cell>
          <table:table-cell office:value-type="float" office:value="0.896266666666667" calcext:value-type="float">
            <text:p>0.896266666666667</text:p>
          </table:table-cell>
          <table:table-cell office:value-type="float" office:value="0.0144050484172142" calcext:value-type="float">
            <text:p>0.0144050484172142</text:p>
          </table:table-cell>
          <table:table-cell office:value-type="float" office:value="0.8796" calcext:value-type="float">
            <text:p>0.8796</text:p>
          </table:table-cell>
          <table:table-cell office:value-type="float" office:value="0.0163859867829919" calcext:value-type="float">
            <text:p>0.0163859867829919</text:p>
          </table:table-cell>
          <table:table-cell office:value-type="float" office:value="0.892133333333333" calcext:value-type="float">
            <text:p>0.892133333333333</text:p>
          </table:table-cell>
          <table:table-cell office:value-type="float" office:value="0.016036809893909" calcext:value-type="float">
            <text:p>0.016036809893909</text:p>
          </table:table-cell>
          <table:table-cell office:value-type="float" office:value="0.895733333333333" calcext:value-type="float">
            <text:p>0.895733333333333</text:p>
          </table:table-cell>
          <table:table-cell office:value-type="float" office:value="0.0166791708973348" calcext:value-type="float">
            <text:p>0.0166791708973348</text:p>
          </table:table-cell>
          <table:table-cell office:value-type="float" office:value="0.891933333333333" calcext:value-type="float">
            <text:p>0.891933333333333</text:p>
          </table:table-cell>
          <table:table-cell office:value-type="float" office:value="0.0147550227171039" calcext:value-type="float">
            <text:p>0.0147550227171039</text:p>
          </table:table-cell>
          <table:table-cell office:value-type="float" office:value="0.895266666666667" calcext:value-type="float">
            <text:p>0.895266666666667</text:p>
          </table:table-cell>
          <table:table-cell office:value-type="float" office:value="0.0162166922174683" calcext:value-type="float">
            <text:p>0.0162166922174683</text:p>
          </table:table-cell>
          <table:table-cell office:value-type="float" office:value="0.891733333333333" calcext:value-type="float">
            <text:p>0.891733333333333</text:p>
          </table:table-cell>
          <table:table-cell office:value-type="float" office:value="0.0163410865735997" calcext:value-type="float">
            <text:p>0.0163410865735997</text:p>
          </table:table-cell>
          <table:table-cell office:value-type="float" office:value="0.8924" calcext:value-type="float">
            <text:p>0.8924</text:p>
          </table:table-cell>
          <table:table-cell office:value-type="float" office:value="0.0175248619054721" calcext:value-type="float">
            <text:p>0.0175248619054721</text:p>
          </table:table-cell>
          <table:table-cell office:value-type="float" office:value="0.893733333333333" calcext:value-type="float">
            <text:p>0.893733333333333</text:p>
          </table:table-cell>
          <table:table-cell office:value-type="float" office:value="0.0146352034003925" calcext:value-type="float">
            <text:p>0.0146352034003925</text:p>
          </table:table-cell>
          <table:table-cell office:value-type="float" office:value="0.892066666666667" calcext:value-type="float">
            <text:p>0.892066666666667</text:p>
          </table:table-cell>
          <table:table-cell office:value-type="float" office:value="0.0153358824726528" calcext:value-type="float">
            <text:p>0.0153358824726528</text:p>
          </table:table-cell>
          <table:table-cell office:value-type="float" office:value="0.890066666666666" calcext:value-type="float">
            <text:p>0.890066666666666</text:p>
          </table:table-cell>
          <table:table-cell office:value-type="float" office:value="0.0168466797201831" calcext:value-type="float">
            <text:p>0.0168466797201831</text:p>
          </table:table-cell>
          <table:table-cell office:value-type="float" office:value="0.891466666666667" calcext:value-type="float">
            <text:p>0.891466666666667</text:p>
          </table:table-cell>
          <table:table-cell office:value-type="float" office:value="0.0154089417033766" calcext:value-type="float">
            <text:p>0.0154089417033766</text:p>
          </table:table-cell>
          <table:table-cell office:value-type="float" office:value="0.891466666666667" calcext:value-type="float">
            <text:p>0.891466666666667</text:p>
          </table:table-cell>
          <table:table-cell office:value-type="float" office:value="0.015858823630642" calcext:value-type="float">
            <text:p>0.015858823630642</text:p>
          </table:table-cell>
          <table:table-cell office:value-type="float" office:value="0.891733333333333" calcext:value-type="float">
            <text:p>0.891733333333333</text:p>
          </table:table-cell>
          <table:table-cell office:value-type="float" office:value="0.0148886243297475" calcext:value-type="float">
            <text:p>0.0148886243297475</text:p>
          </table:table-cell>
          <table:table-cell office:value-type="float" office:value="0.888933333333333" calcext:value-type="float">
            <text:p>0.888933333333333</text:p>
          </table:table-cell>
          <table:table-cell office:value-type="float" office:value="0.0146612363559206" calcext:value-type="float">
            <text:p>0.0146612363559206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146642926449966" calcext:value-type="float">
            <text:p>0.014664292644996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5_</text:p>
          </table:table-cell>
          <table:table-cell office:value-type="float" office:value="0.882666666666667" calcext:value-type="float">
            <text:p>0.882666666666667</text:p>
          </table:table-cell>
          <table:table-cell office:value-type="float" office:value="0.014073221221723" calcext:value-type="float">
            <text:p>0.014073221221723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8547254269972" calcext:value-type="float">
            <text:p>0.008547254269972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33020466261565" calcext:value-type="float">
            <text:p>0.0133020466261565</text:p>
          </table:table-cell>
          <table:table-cell office:value-type="float" office:value="0.879666666666667" calcext:value-type="float">
            <text:p>0.879666666666667</text:p>
          </table:table-cell>
          <table:table-cell office:value-type="float" office:value="0.0167248982724027" calcext:value-type="float">
            <text:p>0.0167248982724027</text:p>
          </table:table-cell>
          <table:table-cell office:value-type="float" office:value="0.884" calcext:value-type="float">
            <text:p>0.884</text:p>
          </table:table-cell>
          <table:table-cell office:value-type="float" office:value="0.0166499916583229" calcext:value-type="float">
            <text:p>0.0166499916583229</text:p>
          </table:table-cell>
          <table:table-cell office:value-type="float" office:value="0.882333333333333" calcext:value-type="float">
            <text:p>0.882333333333333</text:p>
          </table:table-cell>
          <table:table-cell office:value-type="float" office:value="0.0152114722788062" calcext:value-type="float">
            <text:p>0.0152114722788062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67746501867815" calcext:value-type="float">
            <text:p>0.0167746501867815</text:p>
          </table:table-cell>
          <table:table-cell office:value-type="float" office:value="0.883333333333333" calcext:value-type="float">
            <text:p>0.883333333333333</text:p>
          </table:table-cell>
          <table:table-cell office:value-type="float" office:value="0.0149536320374386" calcext:value-type="float">
            <text:p>0.0149536320374386</text:p>
          </table:table-cell>
          <table:table-cell office:value-type="float" office:value="0.884" calcext:value-type="float">
            <text:p>0.884</text:p>
          </table:table-cell>
          <table:table-cell office:value-type="float" office:value="0.0148417579072621" calcext:value-type="float">
            <text:p>0.0148417579072621</text:p>
          </table:table-cell>
          <table:table-cell office:value-type="float" office:value="0.879" calcext:value-type="float">
            <text:p>0.879</text:p>
          </table:table-cell>
          <table:table-cell office:value-type="float" office:value="0.0128344155387856" calcext:value-type="float">
            <text:p>0.0128344155387856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63469331136523" calcext:value-type="float">
            <text:p>0.0163469331136523</text:p>
          </table:table-cell>
          <table:table-cell office:value-type="float" office:value="0.881666666666666" calcext:value-type="float">
            <text:p>0.881666666666666</text:p>
          </table:table-cell>
          <table:table-cell office:value-type="float" office:value="0.0161589328580544" calcext:value-type="float">
            <text:p>0.0161589328580544</text:p>
          </table:table-cell>
          <table:table-cell office:value-type="float" office:value="0.882" calcext:value-type="float">
            <text:p>0.882</text:p>
          </table:table-cell>
          <table:table-cell office:value-type="float" office:value="0.0130384048104052" calcext:value-type="float">
            <text:p>0.0130384048104052</text:p>
          </table:table-cell>
          <table:table-cell office:value-type="float" office:value="0.882333333333333" calcext:value-type="float">
            <text:p>0.882333333333333</text:p>
          </table:table-cell>
          <table:table-cell office:value-type="float" office:value="0.0182421977233495" calcext:value-type="float">
            <text:p>0.0182421977233495</text:p>
          </table:table-cell>
          <table:table-cell office:value-type="float" office:value="0.881333333333333" calcext:value-type="float">
            <text:p>0.881333333333333</text:p>
          </table:table-cell>
          <table:table-cell office:value-type="float" office:value="0.0112669625207703" calcext:value-type="float">
            <text:p>0.0112669625207703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30490527540422" calcext:value-type="float">
            <text:p>0.013049052754042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5_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54560308258261" calcext:value-type="float">
            <text:p>0.0154560308258261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06327586051577" calcext:value-type="float">
            <text:p>0.0106327586051577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55724115023974" calcext:value-type="float">
            <text:p>0.0155724115023974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166416478884888" calcext:value-type="float">
            <text:p>0.0166416478884888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46723473847158" calcext:value-type="float">
            <text:p>0.0146723473847158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16904519445001" calcext:value-type="float">
            <text:p>0.0116904519445001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60468065358812" calcext:value-type="float">
            <text:p>0.0160468065358812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146912672473592" calcext:value-type="float">
            <text:p>0.0146912672473592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36116779927302" calcext:value-type="float">
            <text:p>0.0136116779927302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71755640373176" calcext:value-type="float">
            <text:p>0.0171755640373176</text:p>
          </table:table-cell>
          <table:table-cell office:value-type="float" office:value="0.885" calcext:value-type="float">
            <text:p>0.885</text:p>
          </table:table-cell>
          <table:table-cell office:value-type="float" office:value="0.0162446572413483" calcext:value-type="float">
            <text:p>0.0162446572413483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43662412930066" calcext:value-type="float">
            <text:p>0.0143662412930066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15710366384732" calcext:value-type="float">
            <text:p>0.0115710366384732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63129124043229" calcext:value-type="float">
            <text:p>0.0163129124043229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26381257400859" calcext:value-type="float">
            <text:p>0.0126381257400859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28776291813879" calcext:value-type="float">
            <text:p>0.012877629181387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5_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128344155387856" calcext:value-type="float">
            <text:p>0.0128344155387856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07625895273086" calcext:value-type="float">
            <text:p>0.0107625895273086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42204860051343" calcext:value-type="float">
            <text:p>0.0142204860051343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45009578227707" calcext:value-type="float">
            <text:p>0.0145009578227707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61158996715113" calcext:value-type="float">
            <text:p>0.0161158996715113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145773797371132" calcext:value-type="float">
            <text:p>0.0145773797371132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170538363230486" calcext:value-type="float">
            <text:p>0.0170538363230486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38644228953902" calcext:value-type="float">
            <text:p>0.0138644228953902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03144989645105" calcext:value-type="float">
            <text:p>0.0103144989645105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60986541880576" calcext:value-type="float">
            <text:p>0.0160986541880576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33645467978196" calcext:value-type="float">
            <text:p>0.0133645467978196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52479506819769" calcext:value-type="float">
            <text:p>0.0152479506819769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50738920727933" calcext:value-type="float">
            <text:p>0.0150738920727933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69967317119759" calcext:value-type="float">
            <text:p>0.0169967317119759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124387387713635" calcext:value-type="float">
            <text:p>0.0124387387713635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27257394458807" calcext:value-type="float">
            <text:p>0.012725739445880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5_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39741825441697" calcext:value-type="float">
            <text:p>0.0139741825441697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21678081656292" calcext:value-type="float">
            <text:p>0.0121678081656292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34680692338912" calcext:value-type="float">
            <text:p>0.0134680692338912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33645467978196" calcext:value-type="float">
            <text:p>0.0133645467978196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46534030935555" calcext:value-type="float">
            <text:p>0.0146534030935555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26600860098885" calcext:value-type="float">
            <text:p>0.0126600860098885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54290490813774" calcext:value-type="float">
            <text:p>0.0154290490813774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48884742894182" calcext:value-type="float">
            <text:p>0.0148884742894182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092906420717" calcext:value-type="float">
            <text:p>0.01092906420717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37133349538161" calcext:value-type="float">
            <text:p>0.0137133349538161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34680692338912" calcext:value-type="float">
            <text:p>0.013468069233891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29850341205216" calcext:value-type="float">
            <text:p>0.0129850341205216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44144988736264" calcext:value-type="float">
            <text:p>0.0144144988736264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80046290344085" calcext:value-type="float">
            <text:p>0.0180046290344085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40138820063852" calcext:value-type="float">
            <text:p>0.0140138820063852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38242942355518" calcext:value-type="float">
            <text:p>0.013824294235551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5_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56613466144446" calcext:value-type="float">
            <text:p>0.0156613466144446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18204154843314" calcext:value-type="float">
            <text:p>0.0118204154843314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132287565553229" calcext:value-type="float">
            <text:p>0.0132287565553229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53025052415173" calcext:value-type="float">
            <text:p>0.0153025052415173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28884099527874" calcext:value-type="float">
            <text:p>0.0128884099527874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34164078649987" calcext:value-type="float">
            <text:p>0.0134164078649987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63893596919193" calcext:value-type="float">
            <text:p>0.0163893596919193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31444961020869" calcext:value-type="float">
            <text:p>0.0131444961020869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21678081656292" calcext:value-type="float">
            <text:p>0.0121678081656292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44337567297406" calcext:value-type="float">
            <text:p>0.0144337567297406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4023789311975" calcext:value-type="float">
            <text:p>0.014023789311975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47948940141147" calcext:value-type="float">
            <text:p>0.0147948940141147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39642400437689" calcext:value-type="float">
            <text:p>0.0139642400437689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67248982724027" calcext:value-type="float">
            <text:p>0.0167248982724027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49350445448132" calcext:value-type="float">
            <text:p>0.014935044544813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33020466261565" calcext:value-type="float">
            <text:p>0.01330204662615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5_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143998393489898" calcext:value-type="float">
            <text:p>0.0143998393489898</text:p>
          </table:table-cell>
          <table:table-cell office:value-type="float" office:value="0.886733333333333" calcext:value-type="float">
            <text:p>0.886733333333333</text:p>
          </table:table-cell>
          <table:table-cell office:value-type="float" office:value="0.0107861652104798" calcext:value-type="float">
            <text:p>0.0107861652104798</text:p>
          </table:table-cell>
          <table:table-cell office:value-type="float" office:value="0.8872" calcext:value-type="float">
            <text:p>0.8872</text:p>
          </table:table-cell>
          <table:table-cell office:value-type="float" office:value="0.0139583539845805" calcext:value-type="float">
            <text:p>0.0139583539845805</text:p>
          </table:table-cell>
          <table:table-cell office:value-type="float" office:value="0.884533333333333" calcext:value-type="float">
            <text:p>0.884533333333333</text:p>
          </table:table-cell>
          <table:table-cell office:value-type="float" office:value="0.0153069112045998" calcext:value-type="float">
            <text:p>0.0153069112045998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0149960103521786" calcext:value-type="float">
            <text:p>0.0149960103521786</text:p>
          </table:table-cell>
          <table:table-cell office:value-type="float" office:value="0.886133333333333" calcext:value-type="float">
            <text:p>0.886133333333333</text:p>
          </table:table-cell>
          <table:table-cell office:value-type="float" office:value="0.0135111595670613" calcext:value-type="float">
            <text:p>0.0135111595670613</text:p>
          </table:table-cell>
          <table:table-cell office:value-type="float" office:value="0.887533333333333" calcext:value-type="float">
            <text:p>0.887533333333333</text:p>
          </table:table-cell>
          <table:table-cell office:value-type="float" office:value="0.0163387403638016" calcext:value-type="float">
            <text:p>0.0163387403638016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43084585143386" calcext:value-type="float">
            <text:p>0.0143084585143386</text:p>
          </table:table-cell>
          <table:table-cell office:value-type="float" office:value="0.886733333333333" calcext:value-type="float">
            <text:p>0.886733333333333</text:p>
          </table:table-cell>
          <table:table-cell office:value-type="float" office:value="0.0123729614474604" calcext:value-type="float">
            <text:p>0.0123729614474604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48511450895435" calcext:value-type="float">
            <text:p>0.0148511450895435</text:p>
          </table:table-cell>
          <table:table-cell office:value-type="float" office:value="0.886266666666666" calcext:value-type="float">
            <text:p>0.886266666666666</text:p>
          </table:table-cell>
          <table:table-cell office:value-type="float" office:value="0.0146895991397373" calcext:value-type="float">
            <text:p>0.0146895991397373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0147106105935348" calcext:value-type="float">
            <text:p>0.0147106105935348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0136124144878134" calcext:value-type="float">
            <text:p>0.0136124144878134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172562738292919" calcext:value-type="float">
            <text:p>0.0172562738292919</text:p>
          </table:table-cell>
          <table:table-cell office:value-type="float" office:value="0.887066666666667" calcext:value-type="float">
            <text:p>0.887066666666667</text:p>
          </table:table-cell>
          <table:table-cell office:value-type="float" office:value="0.0130585507166836" calcext:value-type="float">
            <text:p>0.0130585507166836</text:p>
          </table:table-cell>
          <table:table-cell office:value-type="float" office:value="0.8882" calcext:value-type="float">
            <text:p>0.8882</text:p>
          </table:table-cell>
          <table:table-cell office:value-type="float" office:value="0.0131557524486038" calcext:value-type="float">
            <text:p>0.013155752448603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6_</text:p>
          </table:table-cell>
          <table:table-cell office:value-type="float" office:value="0.914" calcext:value-type="float">
            <text:p>0.914</text:p>
          </table:table-cell>
          <table:table-cell office:value-type="float" office:value="0.0250998007960222" calcext:value-type="float">
            <text:p>0.0250998007960222</text:p>
          </table:table-cell>
          <table:table-cell office:value-type="float" office:value="0.910666666666667" calcext:value-type="float">
            <text:p>0.910666666666667</text:p>
          </table:table-cell>
          <table:table-cell office:value-type="float" office:value="0.0136218778278017" calcext:value-type="float">
            <text:p>0.0136218778278017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206827894099847" calcext:value-type="float">
            <text:p>0.0206827894099847</text:p>
          </table:table-cell>
          <table:table-cell office:value-type="float" office:value="0.918666666666667" calcext:value-type="float">
            <text:p>0.918666666666667</text:p>
          </table:table-cell>
          <table:table-cell office:value-type="float" office:value="0.0186488009742658" calcext:value-type="float">
            <text:p>0.0186488009742658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44529889257858" calcext:value-type="float">
            <text:p>0.0144529889257858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55277529318028" calcext:value-type="float">
            <text:p>0.0155277529318028</text:p>
          </table:table-cell>
          <table:table-cell office:value-type="float" office:value="0.922" calcext:value-type="float">
            <text:p>0.922</text:p>
          </table:table-cell>
          <table:table-cell office:value-type="float" office:value="0.017256238807393" calcext:value-type="float">
            <text:p>0.017256238807393</text:p>
          </table:table-cell>
          <table:table-cell office:value-type="float" office:value="0.920666666666667" calcext:value-type="float">
            <text:p>0.920666666666667</text:p>
          </table:table-cell>
          <table:table-cell office:value-type="float" office:value="0.0144144988736264" calcext:value-type="float">
            <text:p>0.0144144988736264</text:p>
          </table:table-cell>
          <table:table-cell office:value-type="float" office:value="0.92" calcext:value-type="float">
            <text:p>0.92</text:p>
          </table:table-cell>
          <table:table-cell office:value-type="float" office:value="0.0139443337755679" calcext:value-type="float">
            <text:p>0.0139443337755679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67332005306814" calcext:value-type="float">
            <text:p>0.0167332005306814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52023390013218" calcext:value-type="float">
            <text:p>0.0152023390013218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95220672857951" calcext:value-type="float">
            <text:p>0.0195220672857951</text:p>
          </table:table-cell>
          <table:table-cell office:value-type="float" office:value="0.919333333333333" calcext:value-type="float">
            <text:p>0.919333333333333</text:p>
          </table:table-cell>
          <table:table-cell office:value-type="float" office:value="0.0168983891408488" calcext:value-type="float">
            <text:p>0.0168983891408488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80123414481416" calcext:value-type="float">
            <text:p>0.0180123414481416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26929551764398" calcext:value-type="float">
            <text:p>0.0126929551764398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68983891408487" calcext:value-type="float">
            <text:p>0.016898389140848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6_</text:p>
          </table:table-cell>
          <table:table-cell office:value-type="float" office:value="0.914666666666667" calcext:value-type="float">
            <text:p>0.914666666666667</text:p>
          </table:table-cell>
          <table:table-cell office:value-type="float" office:value="0.0208965706915433" calcext:value-type="float">
            <text:p>0.0208965706915433</text:p>
          </table:table-cell>
          <table:table-cell office:value-type="float" office:value="0.909333333333333" calcext:value-type="float">
            <text:p>0.909333333333333</text:p>
          </table:table-cell>
          <table:table-cell office:value-type="float" office:value="0.0147948940141147" calcext:value-type="float">
            <text:p>0.0147948940141147</text:p>
          </table:table-cell>
          <table:table-cell office:value-type="float" office:value="0.919333333333333" calcext:value-type="float">
            <text:p>0.919333333333333</text:p>
          </table:table-cell>
          <table:table-cell office:value-type="float" office:value="0.0201935083078146" calcext:value-type="float">
            <text:p>0.0201935083078146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201384099559909" calcext:value-type="float">
            <text:p>0.0201384099559909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65663648530522" calcext:value-type="float">
            <text:p>0.0165663648530522</text:p>
          </table:table-cell>
          <table:table-cell office:value-type="float" office:value="0.914666666666667" calcext:value-type="float">
            <text:p>0.914666666666667</text:p>
          </table:table-cell>
          <table:table-cell office:value-type="float" office:value="0.0189443629845104" calcext:value-type="float">
            <text:p>0.0189443629845104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89443629845104" calcext:value-type="float">
            <text:p>0.0189443629845104</text:p>
          </table:table-cell>
          <table:table-cell office:value-type="float" office:value="0.921333333333333" calcext:value-type="float">
            <text:p>0.921333333333333</text:p>
          </table:table-cell>
          <table:table-cell office:value-type="float" office:value="0.0146439217576592" calcext:value-type="float">
            <text:p>0.0146439217576592</text:p>
          </table:table-cell>
          <table:table-cell office:value-type="float" office:value="0.919333333333333" calcext:value-type="float">
            <text:p>0.919333333333333</text:p>
          </table:table-cell>
          <table:table-cell office:value-type="float" office:value="0.0129957257930786" calcext:value-type="float">
            <text:p>0.0129957257930786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75752351019521" calcext:value-type="float">
            <text:p>0.0175752351019521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47948940141147" calcext:value-type="float">
            <text:p>0.0147948940141147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58815056660954" calcext:value-type="float">
            <text:p>0.0158815056660954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56347191994114" calcext:value-type="float">
            <text:p>0.0156347191994114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7575235101952" calcext:value-type="float">
            <text:p>0.017575235101952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77012240631357" calcext:value-type="float">
            <text:p>0.0177012240631357</text:p>
          </table:table-cell>
          <table:table-cell office:value-type="float" office:value="0.920666666666667" calcext:value-type="float">
            <text:p>0.920666666666667</text:p>
          </table:table-cell>
          <table:table-cell office:value-type="float" office:value="0.0187675843470123" calcext:value-type="float">
            <text:p>0.018767584347012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6_</text:p>
          </table:table-cell>
          <table:table-cell office:value-type="float" office:value="0.914" calcext:value-type="float">
            <text:p>0.914</text:p>
          </table:table-cell>
          <table:table-cell office:value-type="float" office:value="0.0225339250415407" calcext:value-type="float">
            <text:p>0.0225339250415407</text:p>
          </table:table-cell>
          <table:table-cell office:value-type="float" office:value="0.908666666666667" calcext:value-type="float">
            <text:p>0.908666666666667</text:p>
          </table:table-cell>
          <table:table-cell office:value-type="float" office:value="0.0146439217576591" calcext:value-type="float">
            <text:p>0.0146439217576591</text:p>
          </table:table-cell>
          <table:table-cell office:value-type="float" office:value="0.92" calcext:value-type="float">
            <text:p>0.92</text:p>
          </table:table-cell>
          <table:table-cell office:value-type="float" office:value="0.0192930615046503" calcext:value-type="float">
            <text:p>0.0192930615046503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211607603308051" calcext:value-type="float">
            <text:p>0.0211607603308051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65663648530522" calcext:value-type="float">
            <text:p>0.0165663648530522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78574603146385" calcext:value-type="float">
            <text:p>0.0178574603146385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87971629064955" calcext:value-type="float">
            <text:p>0.0187971629064955</text:p>
          </table:table-cell>
          <table:table-cell office:value-type="float" office:value="0.920666666666667" calcext:value-type="float">
            <text:p>0.920666666666667</text:p>
          </table:table-cell>
          <table:table-cell office:value-type="float" office:value="0.0165663648530522" calcext:value-type="float">
            <text:p>0.0165663648530522</text:p>
          </table:table-cell>
          <table:table-cell office:value-type="float" office:value="0.92" calcext:value-type="float">
            <text:p>0.92</text:p>
          </table:table-cell>
          <table:table-cell office:value-type="float" office:value="0.0143372087784043" calcext:value-type="float">
            <text:p>0.0143372087784043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84691935695934" calcext:value-type="float">
            <text:p>0.0184691935695934</text:p>
          </table:table-cell>
          <table:table-cell office:value-type="float" office:value="0.918666666666667" calcext:value-type="float">
            <text:p>0.918666666666667</text:p>
          </table:table-cell>
          <table:table-cell office:value-type="float" office:value="0.015018507101425" calcext:value-type="float">
            <text:p>0.015018507101425</text:p>
          </table:table-cell>
          <table:table-cell office:value-type="float" office:value="0.918666666666667" calcext:value-type="float">
            <text:p>0.918666666666667</text:p>
          </table:table-cell>
          <table:table-cell office:value-type="float" office:value="0.017256238807393" calcext:value-type="float">
            <text:p>0.017256238807393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36626010212794" calcext:value-type="float">
            <text:p>0.0136626010212794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60554594383897" calcext:value-type="float">
            <text:p>0.0160554594383897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26051136007926" calcext:value-type="float">
            <text:p>0.0126051136007926</text:p>
          </table:table-cell>
          <table:table-cell office:value-type="float" office:value="0.919333333333333" calcext:value-type="float">
            <text:p>0.919333333333333</text:p>
          </table:table-cell>
          <table:table-cell office:value-type="float" office:value="0.0183181755520454" calcext:value-type="float">
            <text:p>0.018318175552045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6_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224845626053867" calcext:value-type="float">
            <text:p>0.0224845626053867</text:p>
          </table:table-cell>
          <table:table-cell office:value-type="float" office:value="0.907333333333333" calcext:value-type="float">
            <text:p>0.907333333333333</text:p>
          </table:table-cell>
          <table:table-cell office:value-type="float" office:value="0.0149814700361628" calcext:value-type="float">
            <text:p>0.0149814700361628</text:p>
          </table:table-cell>
          <table:table-cell office:value-type="float" office:value="0.92" calcext:value-type="float">
            <text:p>0.92</text:p>
          </table:table-cell>
          <table:table-cell office:value-type="float" office:value="0.0192930615046503" calcext:value-type="float">
            <text:p>0.0192930615046503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9436506316151" calcext:value-type="float">
            <text:p>0.019436506316151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47948940141147" calcext:value-type="float">
            <text:p>0.0147948940141147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84691935695934" calcext:value-type="float">
            <text:p>0.0184691935695934</text:p>
          </table:table-cell>
          <table:table-cell office:value-type="float" office:value="0.918666666666667" calcext:value-type="float">
            <text:p>0.918666666666667</text:p>
          </table:table-cell>
          <table:table-cell office:value-type="float" office:value="0.0160900245148628" calcext:value-type="float">
            <text:p>0.0160900245148628</text:p>
          </table:table-cell>
          <table:table-cell office:value-type="float" office:value="0.920666666666667" calcext:value-type="float">
            <text:p>0.920666666666667</text:p>
          </table:table-cell>
          <table:table-cell office:value-type="float" office:value="0.0153478192442951" calcext:value-type="float">
            <text:p>0.0153478192442951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38644228953902" calcext:value-type="float">
            <text:p>0.0138644228953902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70945085399441" calcext:value-type="float">
            <text:p>0.0170945085399441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18790197874702" calcext:value-type="float">
            <text:p>0.0118790197874702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85592145427667" calcext:value-type="float">
            <text:p>0.0185592145427667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36218778278017" calcext:value-type="float">
            <text:p>0.0136218778278017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69967317119759" calcext:value-type="float">
            <text:p>0.0169967317119759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22474487139158" calcext:value-type="float">
            <text:p>0.0122474487139158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62275485928507" calcext:value-type="float">
            <text:p>0.016227548592850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6_</text:p>
          </table:table-cell>
          <table:table-cell office:value-type="float" office:value="0.914" calcext:value-type="float">
            <text:p>0.914</text:p>
          </table:table-cell>
          <table:table-cell office:value-type="float" office:value="0.0217817456702727" calcext:value-type="float">
            <text:p>0.0217817456702727</text:p>
          </table:table-cell>
          <table:table-cell office:value-type="float" office:value="0.907333333333333" calcext:value-type="float">
            <text:p>0.907333333333333</text:p>
          </table:table-cell>
          <table:table-cell office:value-type="float" office:value="0.0162275485928507" calcext:value-type="float">
            <text:p>0.0162275485928507</text:p>
          </table:table-cell>
          <table:table-cell office:value-type="float" office:value="0.918666666666667" calcext:value-type="float">
            <text:p>0.918666666666667</text:p>
          </table:table-cell>
          <table:table-cell office:value-type="float" office:value="0.0178885438199982" calcext:value-type="float">
            <text:p>0.0178885438199982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84691935695934" calcext:value-type="float">
            <text:p>0.0184691935695934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38644228953902" calcext:value-type="float">
            <text:p>0.0138644228953902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65663648530522" calcext:value-type="float">
            <text:p>0.0165663648530522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69312334656003" calcext:value-type="float">
            <text:p>0.0169312334656003</text:p>
          </table:table-cell>
          <table:table-cell office:value-type="float" office:value="0.92" calcext:value-type="float">
            <text:p>0.92</text:p>
          </table:table-cell>
          <table:table-cell office:value-type="float" office:value="0.0161589328580544" calcext:value-type="float">
            <text:p>0.0161589328580544</text:p>
          </table:table-cell>
          <table:table-cell office:value-type="float" office:value="0.918666666666667" calcext:value-type="float">
            <text:p>0.918666666666667</text:p>
          </table:table-cell>
          <table:table-cell office:value-type="float" office:value="0.0142594997574716" calcext:value-type="float">
            <text:p>0.0142594997574716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47948940141147" calcext:value-type="float">
            <text:p>0.0147948940141147</text:p>
          </table:table-cell>
          <table:table-cell office:value-type="float" office:value="0.914666666666667" calcext:value-type="float">
            <text:p>0.914666666666667</text:p>
          </table:table-cell>
          <table:table-cell office:value-type="float" office:value="0.0123827837473378" calcext:value-type="float">
            <text:p>0.0123827837473378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80431581369658" calcext:value-type="float">
            <text:p>0.0180431581369658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42594997574716" calcext:value-type="float">
            <text:p>0.0142594997574716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60554594383897" calcext:value-type="float">
            <text:p>0.0160554594383897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37436854187255" calcext:value-type="float">
            <text:p>0.0137436854187255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70945085399441" calcext:value-type="float">
            <text:p>0.01709450853994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6_</text:p>
          </table:table-cell>
          <table:table-cell office:value-type="float" office:value="0.914" calcext:value-type="float">
            <text:p>0.914</text:p>
          </table:table-cell>
          <table:table-cell office:value-type="float" office:value="0.0225593209609531" calcext:value-type="float">
            <text:p>0.0225593209609531</text:p>
          </table:table-cell>
          <table:table-cell office:value-type="float" office:value="0.908666666666667" calcext:value-type="float">
            <text:p>0.908666666666667</text:p>
          </table:table-cell>
          <table:table-cell office:value-type="float" office:value="0.0148539424457178" calcext:value-type="float">
            <text:p>0.0148539424457178</text:p>
          </table:table-cell>
          <table:table-cell office:value-type="float" office:value="0.918933333333333" calcext:value-type="float">
            <text:p>0.918933333333333</text:p>
          </table:table-cell>
          <table:table-cell office:value-type="float" office:value="0.0194701929094196" calcext:value-type="float">
            <text:p>0.0194701929094196</text:p>
          </table:table-cell>
          <table:table-cell office:value-type="float" office:value="0.916933333333333" calcext:value-type="float">
            <text:p>0.916933333333333</text:p>
          </table:table-cell>
          <table:table-cell office:value-type="float" office:value="0.0195707342293612" calcext:value-type="float">
            <text:p>0.0195707342293612</text:p>
          </table:table-cell>
          <table:table-cell office:value-type="float" office:value="0.917066666666667" calcext:value-type="float">
            <text:p>0.917066666666667</text:p>
          </table:table-cell>
          <table:table-cell office:value-type="float" office:value="0.015249007108279" calcext:value-type="float">
            <text:p>0.015249007108279</text:p>
          </table:table-cell>
          <table:table-cell office:value-type="float" office:value="0.916533333333333" calcext:value-type="float">
            <text:p>0.916533333333333</text:p>
          </table:table-cell>
          <table:table-cell office:value-type="float" office:value="0.0174730269307195" calcext:value-type="float">
            <text:p>0.0174730269307195</text:p>
          </table:table-cell>
          <table:table-cell office:value-type="float" office:value="0.918933333333333" calcext:value-type="float">
            <text:p>0.918933333333333</text:p>
          </table:table-cell>
          <table:table-cell office:value-type="float" office:value="0.0176038045357724" calcext:value-type="float">
            <text:p>0.0176038045357724</text:p>
          </table:table-cell>
          <table:table-cell office:value-type="float" office:value="0.920666666666667" calcext:value-type="float">
            <text:p>0.920666666666667</text:p>
          </table:table-cell>
          <table:table-cell office:value-type="float" office:value="0.0154263075173375" calcext:value-type="float">
            <text:p>0.0154263075173375</text:p>
          </table:table-cell>
          <table:table-cell office:value-type="float" office:value="0.9192" calcext:value-type="float">
            <text:p>0.9192</text:p>
          </table:table-cell>
          <table:table-cell office:value-type="float" office:value="0.0138802381999825" calcext:value-type="float">
            <text:p>0.0138802381999825</text:p>
          </table:table-cell>
          <table:table-cell office:value-type="float" office:value="0.916533333333333" calcext:value-type="float">
            <text:p>0.916533333333333</text:p>
          </table:table-cell>
          <table:table-cell office:value-type="float" office:value="0.0169334063512571" calcext:value-type="float">
            <text:p>0.0169334063512571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0138555087303339" calcext:value-type="float">
            <text:p>0.0138555087303339</text:p>
          </table:table-cell>
          <table:table-cell office:value-type="float" office:value="0.917733333333333" calcext:value-type="float">
            <text:p>0.917733333333333</text:p>
          </table:table-cell>
          <table:table-cell office:value-type="float" office:value="0.0178524368878032" calcext:value-type="float">
            <text:p>0.0178524368878032</text:p>
          </table:table-cell>
          <table:table-cell office:value-type="float" office:value="0.917866666666667" calcext:value-type="float">
            <text:p>0.917866666666667</text:p>
          </table:table-cell>
          <table:table-cell office:value-type="float" office:value="0.0148154173893626" calcext:value-type="float">
            <text:p>0.0148154173893626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69390454277698" calcext:value-type="float">
            <text:p>0.0169390454277698</text:p>
          </table:table-cell>
          <table:table-cell office:value-type="float" office:value="0.916266666666667" calcext:value-type="float">
            <text:p>0.916266666666667</text:p>
          </table:table-cell>
          <table:table-cell office:value-type="float" office:value="0.0137980853946019" calcext:value-type="float">
            <text:p>0.0137980853946019</text:p>
          </table:table-cell>
          <table:table-cell office:value-type="float" office:value="0.918266666666666" calcext:value-type="float">
            <text:p>0.918266666666666</text:p>
          </table:table-cell>
          <table:table-cell office:value-type="float" office:value="0.0174612412345402" calcext:value-type="float">
            <text:p>0.017461241234540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6_</text:p>
          </table:table-cell>
          <table:table-cell office:value-type="float" office:value="0.908" calcext:value-type="float">
            <text:p>0.908</text:p>
          </table:table-cell>
          <table:table-cell office:value-type="float" office:value="0.0153839743456191" calcext:value-type="float">
            <text:p>0.0153839743456191</text:p>
          </table:table-cell>
          <table:table-cell office:value-type="float" office:value="0.907333333333333" calcext:value-type="float">
            <text:p>0.907333333333333</text:p>
          </table:table-cell>
          <table:table-cell office:value-type="float" office:value="0.0165663648530522" calcext:value-type="float">
            <text:p>0.0165663648530522</text:p>
          </table:table-cell>
          <table:table-cell office:value-type="float" office:value="0.909333333333333" calcext:value-type="float">
            <text:p>0.909333333333333</text:p>
          </table:table-cell>
          <table:table-cell office:value-type="float" office:value="0.0103816076682649" calcext:value-type="float">
            <text:p>0.0103816076682649</text:p>
          </table:table-cell>
          <table:table-cell office:value-type="float" office:value="0.909333333333333" calcext:value-type="float">
            <text:p>0.909333333333333</text:p>
          </table:table-cell>
          <table:table-cell office:value-type="float" office:value="0.0146059348668044" calcext:value-type="float">
            <text:p>0.0146059348668044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16428327977153" calcext:value-type="float">
            <text:p>0.0116428327977153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210290803941166" calcext:value-type="float">
            <text:p>0.0210290803941166</text:p>
          </table:table-cell>
          <table:table-cell office:value-type="float" office:value="0.906666666666667" calcext:value-type="float">
            <text:p>0.906666666666667</text:p>
          </table:table-cell>
          <table:table-cell office:value-type="float" office:value="0.0204124145231931" calcext:value-type="float">
            <text:p>0.0204124145231931</text:p>
          </table:table-cell>
          <table:table-cell office:value-type="float" office:value="0.911333333333333" calcext:value-type="float">
            <text:p>0.911333333333333</text:p>
          </table:table-cell>
          <table:table-cell office:value-type="float" office:value="0.0180431581369658" calcext:value-type="float">
            <text:p>0.0180431581369658</text:p>
          </table:table-cell>
          <table:table-cell office:value-type="float" office:value="0.91" calcext:value-type="float">
            <text:p>0.91</text:p>
          </table:table-cell>
          <table:table-cell office:value-type="float" office:value="0.0181046341520003" calcext:value-type="float">
            <text:p>0.0181046341520003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70619785227596" calcext:value-type="float">
            <text:p>0.0170619785227596</text:p>
          </table:table-cell>
          <table:table-cell office:value-type="float" office:value="0.909333333333333" calcext:value-type="float">
            <text:p>0.909333333333333</text:p>
          </table:table-cell>
          <table:table-cell office:value-type="float" office:value="0.0178574603146385" calcext:value-type="float">
            <text:p>0.0178574603146385</text:p>
          </table:table-cell>
          <table:table-cell office:value-type="float" office:value="0.906666666666667" calcext:value-type="float">
            <text:p>0.906666666666667</text:p>
          </table:table-cell>
          <table:table-cell office:value-type="float" office:value="0.0145296631451355" calcext:value-type="float">
            <text:p>0.0145296631451355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34577528254575" calcext:value-type="float">
            <text:p>0.0134577528254575</text:p>
          </table:table-cell>
          <table:table-cell office:value-type="float" office:value="0.908666666666667" calcext:value-type="float">
            <text:p>0.908666666666667</text:p>
          </table:table-cell>
          <table:table-cell office:value-type="float" office:value="0.0210290803941166" calcext:value-type="float">
            <text:p>0.0210290803941166</text:p>
          </table:table-cell>
          <table:table-cell office:value-type="float" office:value="0.909333333333333" calcext:value-type="float">
            <text:p>0.909333333333333</text:p>
          </table:table-cell>
          <table:table-cell office:value-type="float" office:value="0.0116428327977153" calcext:value-type="float">
            <text:p>0.0116428327977153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86189867250252" calcext:value-type="float">
            <text:p>0.018618986725025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6_</text:p>
          </table:table-cell>
          <table:table-cell office:value-type="float" office:value="0.909333333333333" calcext:value-type="float">
            <text:p>0.909333333333333</text:p>
          </table:table-cell>
          <table:table-cell office:value-type="float" office:value="0.0151657508881031" calcext:value-type="float">
            <text:p>0.0151657508881031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47948940141147" calcext:value-type="float">
            <text:p>0.0147948940141147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36218778278017" calcext:value-type="float">
            <text:p>0.0136218778278017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43372087784043" calcext:value-type="float">
            <text:p>0.0143372087784043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19256958799988" calcext:value-type="float">
            <text:p>0.0119256958799988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84089350286454" calcext:value-type="float">
            <text:p>0.0184089350286454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5018507101425" calcext:value-type="float">
            <text:p>0.015018507101425</text:p>
          </table:table-cell>
          <table:table-cell office:value-type="float" office:value="0.911333333333333" calcext:value-type="float">
            <text:p>0.911333333333333</text:p>
          </table:table-cell>
          <table:table-cell office:value-type="float" office:value="0.0146439217576592" calcext:value-type="float">
            <text:p>0.0146439217576592</text:p>
          </table:table-cell>
          <table:table-cell office:value-type="float" office:value="0.910666666666667" calcext:value-type="float">
            <text:p>0.910666666666667</text:p>
          </table:table-cell>
          <table:table-cell office:value-type="float" office:value="0.0127801930084538" calcext:value-type="float">
            <text:p>0.0127801930084538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26051136007927" calcext:value-type="float">
            <text:p>0.0126051136007927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37436854187255" calcext:value-type="float">
            <text:p>0.0137436854187255</text:p>
          </table:table-cell>
          <table:table-cell office:value-type="float" office:value="0.910666666666667" calcext:value-type="float">
            <text:p>0.910666666666667</text:p>
          </table:table-cell>
          <table:table-cell office:value-type="float" office:value="0.0138242942355518" calcext:value-type="float">
            <text:p>0.0138242942355518</text:p>
          </table:table-cell>
          <table:table-cell office:value-type="float" office:value="0.909333333333333" calcext:value-type="float">
            <text:p>0.909333333333333</text:p>
          </table:table-cell>
          <table:table-cell office:value-type="float" office:value="0.0121106014163899" calcext:value-type="float">
            <text:p>0.0121106014163899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68983891408487" calcext:value-type="float">
            <text:p>0.0168983891408487</text:p>
          </table:table-cell>
          <table:table-cell office:value-type="float" office:value="0.911333333333333" calcext:value-type="float">
            <text:p>0.911333333333333</text:p>
          </table:table-cell>
          <table:table-cell office:value-type="float" office:value="0.0140633487398193" calcext:value-type="float">
            <text:p>0.0140633487398193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50923085635623" calcext:value-type="float">
            <text:p>0.015092308563562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6_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32077418374393" calcext:value-type="float">
            <text:p>0.0132077418374393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16904519445" calcext:value-type="float">
            <text:p>0.0116904519445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42594997574715" calcext:value-type="float">
            <text:p>0.0142594997574715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36218778278017" calcext:value-type="float">
            <text:p>0.0136218778278017</text:p>
          </table:table-cell>
          <table:table-cell office:value-type="float" office:value="0.914" calcext:value-type="float">
            <text:p>0.914</text:p>
          </table:table-cell>
          <table:table-cell office:value-type="float" office:value="0.0086281194036965" calcext:value-type="float">
            <text:p>0.0086281194036965</text:p>
          </table:table-cell>
          <table:table-cell office:value-type="float" office:value="0.91" calcext:value-type="float">
            <text:p>0.91</text:p>
          </table:table-cell>
          <table:table-cell office:value-type="float" office:value="0.0150923085635623" calcext:value-type="float">
            <text:p>0.0150923085635623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33333333333333" calcext:value-type="float">
            <text:p>0.0133333333333333</text:p>
          </table:table-cell>
          <table:table-cell office:value-type="float" office:value="0.911333333333333" calcext:value-type="float">
            <text:p>0.911333333333333</text:p>
          </table:table-cell>
          <table:table-cell office:value-type="float" office:value="0.0134577528254576" calcext:value-type="float">
            <text:p>0.0134577528254576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18790197874703" calcext:value-type="float">
            <text:p>0.0118790197874703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47948940141147" calcext:value-type="float">
            <text:p>0.0147948940141147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52752523165195" calcext:value-type="float">
            <text:p>0.0152752523165195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68983891408487" calcext:value-type="float">
            <text:p>0.0168983891408487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36218778278017" calcext:value-type="float">
            <text:p>0.0136218778278017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23378370155478" calcext:value-type="float">
            <text:p>0.0123378370155478</text:p>
          </table:table-cell>
          <table:table-cell office:value-type="float" office:value="0.910666666666667" calcext:value-type="float">
            <text:p>0.910666666666667</text:p>
          </table:table-cell>
          <table:table-cell office:value-type="float" office:value="0.0098319208025017" calcext:value-type="float">
            <text:p>0.0098319208025017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32077418374393" calcext:value-type="float">
            <text:p>0.013207741837439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6_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16428327977153" calcext:value-type="float">
            <text:p>0.0116428327977153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26051136007927" calcext:value-type="float">
            <text:p>0.0126051136007927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28235893744475" calcext:value-type="float">
            <text:p>0.0128235893744475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18790197874702" calcext:value-type="float">
            <text:p>0.0118790197874702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24721912892464" calcext:value-type="float">
            <text:p>0.0124721912892464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34164078649987" calcext:value-type="float">
            <text:p>0.0134164078649987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26929551764398" calcext:value-type="float">
            <text:p>0.0126929551764398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32077418374393" calcext:value-type="float">
            <text:p>0.0132077418374393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2909944487358" calcext:value-type="float">
            <text:p>0.012909944487358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39443337755679" calcext:value-type="float">
            <text:p>0.0139443337755679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46059348668044" calcext:value-type="float">
            <text:p>0.0146059348668044</text:p>
          </table:table-cell>
          <table:table-cell office:value-type="float" office:value="0.914666666666667" calcext:value-type="float">
            <text:p>0.914666666666667</text:p>
          </table:table-cell>
          <table:table-cell office:value-type="float" office:value="0.0138644228953903" calcext:value-type="float">
            <text:p>0.0138644228953903</text:p>
          </table:table-cell>
          <table:table-cell office:value-type="float" office:value="0.910666666666666" calcext:value-type="float">
            <text:p>0.910666666666666</text:p>
          </table:table-cell>
          <table:table-cell office:value-type="float" office:value="0.0136218778278017" calcext:value-type="float">
            <text:p>0.0136218778278017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23378370155478" calcext:value-type="float">
            <text:p>0.0123378370155478</text:p>
          </table:table-cell>
          <table:table-cell office:value-type="float" office:value="0.91" calcext:value-type="float">
            <text:p>0.91</text:p>
          </table:table-cell>
          <table:table-cell office:value-type="float" office:value="0.0113038833052087" calcext:value-type="float">
            <text:p>0.0113038833052087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16428327977153" calcext:value-type="float">
            <text:p>0.011642832797715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6_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39443337755679" calcext:value-type="float">
            <text:p>0.0139443337755679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36218778278017" calcext:value-type="float">
            <text:p>0.0136218778278017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32077418374393" calcext:value-type="float">
            <text:p>0.0132077418374393</text:p>
          </table:table-cell>
          <table:table-cell office:value-type="float" office:value="0.914666666666667" calcext:value-type="float">
            <text:p>0.914666666666667</text:p>
          </table:table-cell>
          <table:table-cell office:value-type="float" office:value="0.0126051136007926" calcext:value-type="float">
            <text:p>0.0126051136007926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26929551764398" calcext:value-type="float">
            <text:p>0.0126929551764398</text:p>
          </table:table-cell>
          <table:table-cell office:value-type="float" office:value="0.914666666666667" calcext:value-type="float">
            <text:p>0.914666666666667</text:p>
          </table:table-cell>
          <table:table-cell office:value-type="float" office:value="0.0140633487398193" calcext:value-type="float">
            <text:p>0.0140633487398193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36218778278017" calcext:value-type="float">
            <text:p>0.0136218778278017</text:p>
          </table:table-cell>
          <table:table-cell office:value-type="float" office:value="0.914666666666667" calcext:value-type="float">
            <text:p>0.914666666666667</text:p>
          </table:table-cell>
          <table:table-cell office:value-type="float" office:value="0.0136626010212794" calcext:value-type="float">
            <text:p>0.0136626010212794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14017542509913" calcext:value-type="float">
            <text:p>0.0114017542509913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39443337755679" calcext:value-type="float">
            <text:p>0.0139443337755679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03816076682649" calcext:value-type="float">
            <text:p>0.0103816076682649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60900245148628" calcext:value-type="float">
            <text:p>0.0160900245148628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26929551764398" calcext:value-type="float">
            <text:p>0.0126929551764398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19256958799988" calcext:value-type="float">
            <text:p>0.0119256958799988</text:p>
          </table:table-cell>
          <table:table-cell office:value-type="float" office:value="0.911333333333333" calcext:value-type="float">
            <text:p>0.911333333333333</text:p>
          </table:table-cell>
          <table:table-cell office:value-type="float" office:value="0.0121563883525403" calcext:value-type="float">
            <text:p>0.0121563883525403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32077418374392" calcext:value-type="float">
            <text:p>0.01320774183743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6_</text:p>
          </table:table-cell>
          <table:table-cell office:value-type="float" office:value="0.911466666666667" calcext:value-type="float">
            <text:p>0.911466666666667</text:p>
          </table:table-cell>
          <table:table-cell office:value-type="float" office:value="0.0138689267288889" calcext:value-type="float">
            <text:p>0.0138689267288889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38557404480523" calcext:value-type="float">
            <text:p>0.0138557404480523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012858863293085" calcext:value-type="float">
            <text:p>0.012858863293085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0134098309722546" calcext:value-type="float">
            <text:p>0.0134098309722546</text:p>
          </table:table-cell>
          <table:table-cell office:value-type="float" office:value="0.913733333333333" calcext:value-type="float">
            <text:p>0.913733333333333</text:p>
          </table:table-cell>
          <table:table-cell office:value-type="float" office:value="0.0114723589094194" calcext:value-type="float">
            <text:p>0.0114723589094194</text:p>
          </table:table-cell>
          <table:table-cell office:value-type="float" office:value="0.913466666666667" calcext:value-type="float">
            <text:p>0.913466666666667</text:p>
          </table:table-cell>
          <table:table-cell office:value-type="float" office:value="0.0164020161182285" calcext:value-type="float">
            <text:p>0.0164020161182285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150158175924386" calcext:value-type="float">
            <text:p>0.0150158175924386</text:p>
          </table:table-cell>
          <table:table-cell office:value-type="float" office:value="0.912266666666667" calcext:value-type="float">
            <text:p>0.912266666666667</text:p>
          </table:table-cell>
          <table:table-cell office:value-type="float" office:value="0.0146030351157603" calcext:value-type="float">
            <text:p>0.0146030351157603</text:p>
          </table:table-cell>
          <table:table-cell office:value-type="float" office:value="0.913066666666667" calcext:value-type="float">
            <text:p>0.913066666666667</text:p>
          </table:table-cell>
          <table:table-cell office:value-type="float" office:value="0.0134151091372547" calcext:value-type="float">
            <text:p>0.0134151091372547</text:p>
          </table:table-cell>
          <table:table-cell office:value-type="float" office:value="0.913733333333333" calcext:value-type="float">
            <text:p>0.913733333333333</text:p>
          </table:table-cell>
          <table:table-cell office:value-type="float" office:value="0.0144701307377606" calcext:value-type="float">
            <text:p>0.0144701307377606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0143727881169906" calcext:value-type="float">
            <text:p>0.0143727881169906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50413587863578" calcext:value-type="float">
            <text:p>0.0150413587863578</text:p>
          </table:table-cell>
          <table:table-cell office:value-type="float" office:value="0.912266666666667" calcext:value-type="float">
            <text:p>0.912266666666667</text:p>
          </table:table-cell>
          <table:table-cell office:value-type="float" office:value="0.0131010130147781" calcext:value-type="float">
            <text:p>0.0131010130147781</text:p>
          </table:table-cell>
          <table:table-cell office:value-type="float" office:value="0.911733333333333" calcext:value-type="float">
            <text:p>0.911733333333333</text:p>
          </table:table-cell>
          <table:table-cell office:value-type="float" office:value="0.0149057678892119" calcext:value-type="float">
            <text:p>0.0149057678892119</text:p>
          </table:table-cell>
          <table:table-cell office:value-type="float" office:value="0.910533333333333" calcext:value-type="float">
            <text:p>0.910533333333333</text:p>
          </table:table-cell>
          <table:table-cell office:value-type="float" office:value="0.0117996747995571" calcext:value-type="float">
            <text:p>0.0117996747995571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0143539223522363" calcext:value-type="float">
            <text:p>0.014353922352236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7_</text:p>
          </table:table-cell>
          <table:table-cell office:value-type="float" office:value="0.950333333333333" calcext:value-type="float">
            <text:p>0.950333333333333</text:p>
          </table:table-cell>
          <table:table-cell office:value-type="float" office:value="0.0132497379429012" calcext:value-type="float">
            <text:p>0.0132497379429012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03010247602416" calcext:value-type="float">
            <text:p>0.0103010247602416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114624992426995" calcext:value-type="float">
            <text:p>0.0114624992426995</text:p>
          </table:table-cell>
          <table:table-cell office:value-type="float" office:value="0.954666666666667" calcext:value-type="float">
            <text:p>0.954666666666667</text:p>
          </table:table-cell>
          <table:table-cell office:value-type="float" office:value="0.0126600860098885" calcext:value-type="float">
            <text:p>0.0126600860098885</text:p>
          </table:table-cell>
          <table:table-cell office:value-type="float" office:value="0.954333333333333" calcext:value-type="float">
            <text:p>0.954333333333333</text:p>
          </table:table-cell>
          <table:table-cell office:value-type="float" office:value="0.0127801930084538" calcext:value-type="float">
            <text:p>0.0127801930084538</text:p>
          </table:table-cell>
          <table:table-cell office:value-type="float" office:value="0.951666666666667" calcext:value-type="float">
            <text:p>0.951666666666667</text:p>
          </table:table-cell>
          <table:table-cell office:value-type="float" office:value="0.0108653373420044" calcext:value-type="float">
            <text:p>0.0108653373420044</text:p>
          </table:table-cell>
          <table:table-cell office:value-type="float" office:value="0.955" calcext:value-type="float">
            <text:p>0.955</text:p>
          </table:table-cell>
          <table:table-cell office:value-type="float" office:value="0.0085796917841558" calcext:value-type="float">
            <text:p>0.0085796917841558</text:p>
          </table:table-cell>
          <table:table-cell office:value-type="float" office:value="0.955333333333333" calcext:value-type="float">
            <text:p>0.955333333333333</text:p>
          </table:table-cell>
          <table:table-cell office:value-type="float" office:value="0.0113284303119775" calcext:value-type="float">
            <text:p>0.0113284303119775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13651514141549" calcext:value-type="float">
            <text:p>0.0113651514141549</text:p>
          </table:table-cell>
          <table:table-cell office:value-type="float" office:value="0.955" calcext:value-type="float">
            <text:p>0.955</text:p>
          </table:table-cell>
          <table:table-cell office:value-type="float" office:value="0.0071686043892022" calcext:value-type="float">
            <text:p>0.0071686043892022</text:p>
          </table:table-cell>
          <table:table-cell office:value-type="float" office:value="0.956333333333333" calcext:value-type="float">
            <text:p>0.956333333333333</text:p>
          </table:table-cell>
          <table:table-cell office:value-type="float" office:value="0.0073974470070574" calcext:value-type="float">
            <text:p>0.0073974470070574</text:p>
          </table:table-cell>
          <table:table-cell office:value-type="float" office:value="0.951" calcext:value-type="float">
            <text:p>0.951</text:p>
          </table:table-cell>
          <table:table-cell office:value-type="float" office:value="0.0103816076682649" calcext:value-type="float">
            <text:p>0.0103816076682649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146534030935555" calcext:value-type="float">
            <text:p>0.0146534030935555</text:p>
          </table:table-cell>
          <table:table-cell office:value-type="float" office:value="0.955333333333333" calcext:value-type="float">
            <text:p>0.955333333333333</text:p>
          </table:table-cell>
          <table:table-cell office:value-type="float" office:value="0.0068109389139008" calcext:value-type="float">
            <text:p>0.0068109389139008</text:p>
          </table:table-cell>
          <table:table-cell office:value-type="float" office:value="0.954" calcext:value-type="float">
            <text:p>0.954</text:p>
          </table:table-cell>
          <table:table-cell office:value-type="float" office:value="0.0088662907188469" calcext:value-type="float">
            <text:p>0.0088662907188469</text:p>
          </table:table-cell>
          <table:table-cell office:value-type="float" office:value="0.955333333333333" calcext:value-type="float">
            <text:p>0.955333333333333</text:p>
          </table:table-cell>
          <table:table-cell office:value-type="float" office:value="0.0124387387713635" calcext:value-type="float">
            <text:p>0.012438738771363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7_</text:p>
          </table:table-cell>
          <table:table-cell office:value-type="float" office:value="0.951666666666667" calcext:value-type="float">
            <text:p>0.951666666666667</text:p>
          </table:table-cell>
          <table:table-cell office:value-type="float" office:value="0.0138944433337775" calcext:value-type="float">
            <text:p>0.0138944433337775</text:p>
          </table:table-cell>
          <table:table-cell office:value-type="float" office:value="0.954" calcext:value-type="float">
            <text:p>0.954</text:p>
          </table:table-cell>
          <table:table-cell office:value-type="float" office:value="0.0114624992426996" calcext:value-type="float">
            <text:p>0.0114624992426996</text:p>
          </table:table-cell>
          <table:table-cell office:value-type="float" office:value="0.955333333333333" calcext:value-type="float">
            <text:p>0.955333333333333</text:p>
          </table:table-cell>
          <table:table-cell office:value-type="float" office:value="0.0122133806403742" calcext:value-type="float">
            <text:p>0.0122133806403742</text:p>
          </table:table-cell>
          <table:table-cell office:value-type="float" office:value="0.954" calcext:value-type="float">
            <text:p>0.954</text:p>
          </table:table-cell>
          <table:table-cell office:value-type="float" office:value="0.0118204154843314" calcext:value-type="float">
            <text:p>0.0118204154843314</text:p>
          </table:table-cell>
          <table:table-cell office:value-type="float" office:value="0.955333333333333" calcext:value-type="float">
            <text:p>0.955333333333333</text:p>
          </table:table-cell>
          <table:table-cell office:value-type="float" office:value="0.0131444961020868" calcext:value-type="float">
            <text:p>0.0131444961020868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35092560861063" calcext:value-type="float">
            <text:p>0.0135092560861063</text:p>
          </table:table-cell>
          <table:table-cell office:value-type="float" office:value="0.956333333333333" calcext:value-type="float">
            <text:p>0.956333333333333</text:p>
          </table:table-cell>
          <table:table-cell office:value-type="float" office:value="0.0113895663755133" calcext:value-type="float">
            <text:p>0.0113895663755133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0095014618758261" calcext:value-type="float">
            <text:p>0.0095014618758261</text:p>
          </table:table-cell>
          <table:table-cell office:value-type="float" office:value="0.958666666666666" calcext:value-type="float">
            <text:p>0.958666666666666</text:p>
          </table:table-cell>
          <table:table-cell office:value-type="float" office:value="0.0119256958799988" calcext:value-type="float">
            <text:p>0.0119256958799988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18790197874702" calcext:value-type="float">
            <text:p>0.0118790197874702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21563883525403" calcext:value-type="float">
            <text:p>0.0121563883525403</text:p>
          </table:table-cell>
          <table:table-cell office:value-type="float" office:value="0.956333333333333" calcext:value-type="float">
            <text:p>0.956333333333333</text:p>
          </table:table-cell>
          <table:table-cell office:value-type="float" office:value="0.0092345967847967" calcext:value-type="float">
            <text:p>0.0092345967847967</text:p>
          </table:table-cell>
          <table:table-cell office:value-type="float" office:value="0.956" calcext:value-type="float">
            <text:p>0.956</text:p>
          </table:table-cell>
          <table:table-cell office:value-type="float" office:value="0.0099023005183419" calcext:value-type="float">
            <text:p>0.0099023005183419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095014618758261" calcext:value-type="float">
            <text:p>0.0095014618758261</text:p>
          </table:table-cell>
          <table:table-cell office:value-type="float" office:value="0.957" calcext:value-type="float">
            <text:p>0.957</text:p>
          </table:table-cell>
          <table:table-cell office:value-type="float" office:value="0.0077638764659014" calcext:value-type="float">
            <text:p>0.0077638764659014</text:p>
          </table:table-cell>
          <table:table-cell office:value-type="float" office:value="0.956333333333333" calcext:value-type="float">
            <text:p>0.956333333333333</text:p>
          </table:table-cell>
          <table:table-cell office:value-type="float" office:value="0.0079407528330477" calcext:value-type="float">
            <text:p>0.007940752833047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7_</text:p>
          </table:table-cell>
          <table:table-cell office:value-type="float" office:value="0.95" calcext:value-type="float">
            <text:p>0.95</text:p>
          </table:table-cell>
          <table:table-cell office:value-type="float" office:value="0.0127475487839819" calcext:value-type="float">
            <text:p>0.0127475487839819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28560405171179" calcext:value-type="float">
            <text:p>0.0128560405171179</text:p>
          </table:table-cell>
          <table:table-cell office:value-type="float" office:value="0.956333333333333" calcext:value-type="float">
            <text:p>0.956333333333333</text:p>
          </table:table-cell>
          <table:table-cell office:value-type="float" office:value="0.0119256958799988" calcext:value-type="float">
            <text:p>0.0119256958799988</text:p>
          </table:table-cell>
          <table:table-cell office:value-type="float" office:value="0.954333333333333" calcext:value-type="float">
            <text:p>0.954333333333333</text:p>
          </table:table-cell>
          <table:table-cell office:value-type="float" office:value="0.0119953694769644" calcext:value-type="float">
            <text:p>0.0119953694769644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36727628679957" calcext:value-type="float">
            <text:p>0.0136727628679957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130490527540422" calcext:value-type="float">
            <text:p>0.0130490527540422</text:p>
          </table:table-cell>
          <table:table-cell office:value-type="float" office:value="0.957" calcext:value-type="float">
            <text:p>0.957</text:p>
          </table:table-cell>
          <table:table-cell office:value-type="float" office:value="0.0098177843166821" calcext:value-type="float">
            <text:p>0.0098177843166821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05013226680155" calcext:value-type="float">
            <text:p>0.0105013226680155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127257394458807" calcext:value-type="float">
            <text:p>0.0127257394458807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17260393995585" calcext:value-type="float">
            <text:p>0.0117260393995585</text:p>
          </table:table-cell>
          <table:table-cell office:value-type="float" office:value="0.958" calcext:value-type="float">
            <text:p>0.958</text:p>
          </table:table-cell>
          <table:table-cell office:value-type="float" office:value="0.0090829510622924" calcext:value-type="float">
            <text:p>0.0090829510622924</text:p>
          </table:table-cell>
          <table:table-cell office:value-type="float" office:value="0.957" calcext:value-type="float">
            <text:p>0.957</text:p>
          </table:table-cell>
          <table:table-cell office:value-type="float" office:value="0.0093837921735062" calcext:value-type="float">
            <text:p>0.0093837921735062</text:p>
          </table:table-cell>
          <table:table-cell office:value-type="float" office:value="0.956333333333333" calcext:value-type="float">
            <text:p>0.956333333333333</text:p>
          </table:table-cell>
          <table:table-cell office:value-type="float" office:value="0.0109544511501033" calcext:value-type="float">
            <text:p>0.0109544511501033</text:p>
          </table:table-cell>
          <table:table-cell office:value-type="float" office:value="0.958" calcext:value-type="float">
            <text:p>0.958</text:p>
          </table:table-cell>
          <table:table-cell office:value-type="float" office:value="0.0116308975482453" calcext:value-type="float">
            <text:p>0.0116308975482453</text:p>
          </table:table-cell>
          <table:table-cell office:value-type="float" office:value="0.955333333333333" calcext:value-type="float">
            <text:p>0.955333333333333</text:p>
          </table:table-cell>
          <table:table-cell office:value-type="float" office:value="0.0081137742964253" calcext:value-type="float">
            <text:p>0.0081137742964253</text:p>
          </table:table-cell>
          <table:table-cell office:value-type="float" office:value="0.956333333333333" calcext:value-type="float">
            <text:p>0.956333333333333</text:p>
          </table:table-cell>
          <table:table-cell office:value-type="float" office:value="0.0116308975482452" calcext:value-type="float">
            <text:p>0.011630897548245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7_</text:p>
          </table:table-cell>
          <table:table-cell office:value-type="float" office:value="0.95" calcext:value-type="float">
            <text:p>0.95</text:p>
          </table:table-cell>
          <table:table-cell office:value-type="float" office:value="0.0138944433337775" calcext:value-type="float">
            <text:p>0.0138944433337775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15229240116291" calcext:value-type="float">
            <text:p>0.0115229240116291</text:p>
          </table:table-cell>
          <table:table-cell office:value-type="float" office:value="0.956333333333333" calcext:value-type="float">
            <text:p>0.956333333333333</text:p>
          </table:table-cell>
          <table:table-cell office:value-type="float" office:value="0.0119256958799988" calcext:value-type="float">
            <text:p>0.0119256958799988</text:p>
          </table:table-cell>
          <table:table-cell office:value-type="float" office:value="0.956333333333333" calcext:value-type="float">
            <text:p>0.956333333333333</text:p>
          </table:table-cell>
          <table:table-cell office:value-type="float" office:value="0.0112669625207704" calcext:value-type="float">
            <text:p>0.0112669625207704</text:p>
          </table:table-cell>
          <table:table-cell office:value-type="float" office:value="0.956333333333333" calcext:value-type="float">
            <text:p>0.956333333333333</text:p>
          </table:table-cell>
          <table:table-cell office:value-type="float" office:value="0.0130384048104053" calcext:value-type="float">
            <text:p>0.0130384048104053</text:p>
          </table:table-cell>
          <table:table-cell office:value-type="float" office:value="0.956333333333333" calcext:value-type="float">
            <text:p>0.956333333333333</text:p>
          </table:table-cell>
          <table:table-cell office:value-type="float" office:value="0.0142107158315281" calcext:value-type="float">
            <text:p>0.0142107158315281</text:p>
          </table:table-cell>
          <table:table-cell office:value-type="float" office:value="0.958" calcext:value-type="float">
            <text:p>0.958</text:p>
          </table:table-cell>
          <table:table-cell office:value-type="float" office:value="0.0093837921735062" calcext:value-type="float">
            <text:p>0.0093837921735062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12669625207703" calcext:value-type="float">
            <text:p>0.0112669625207703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127257394458807" calcext:value-type="float">
            <text:p>0.0127257394458807</text:p>
          </table:table-cell>
          <table:table-cell office:value-type="float" office:value="0.957333333333333" calcext:value-type="float">
            <text:p>0.957333333333333</text:p>
          </table:table-cell>
          <table:table-cell office:value-type="float" office:value="0.0105803801654025" calcext:value-type="float">
            <text:p>0.0105803801654025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0103413947049924" calcext:value-type="float">
            <text:p>0.0103413947049924</text:p>
          </table:table-cell>
          <table:table-cell office:value-type="float" office:value="0.958" calcext:value-type="float">
            <text:p>0.958</text:p>
          </table:table-cell>
          <table:table-cell office:value-type="float" office:value="0.009958246164193" calcext:value-type="float">
            <text:p>0.009958246164193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097610336428975" calcext:value-type="float">
            <text:p>0.0097610336428975</text:p>
          </table:table-cell>
          <table:table-cell office:value-type="float" office:value="0.958" calcext:value-type="float">
            <text:p>0.958</text:p>
          </table:table-cell>
          <table:table-cell office:value-type="float" office:value="0.0113895663755132" calcext:value-type="float">
            <text:p>0.0113895663755132</text:p>
          </table:table-cell>
          <table:table-cell office:value-type="float" office:value="0.956333333333333" calcext:value-type="float">
            <text:p>0.956333333333333</text:p>
          </table:table-cell>
          <table:table-cell office:value-type="float" office:value="0.0087717982446271" calcext:value-type="float">
            <text:p>0.0087717982446271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105803801654026" calcext:value-type="float">
            <text:p>0.010580380165402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7_</text:p>
          </table:table-cell>
          <table:table-cell office:value-type="float" office:value="0.951666666666666" calcext:value-type="float">
            <text:p>0.951666666666666</text:p>
          </table:table-cell>
          <table:table-cell office:value-type="float" office:value="0.0123603308118261" calcext:value-type="float">
            <text:p>0.0123603308118261</text:p>
          </table:table-cell>
          <table:table-cell office:value-type="float" office:value="0.956333333333333" calcext:value-type="float">
            <text:p>0.956333333333333</text:p>
          </table:table-cell>
          <table:table-cell office:value-type="float" office:value="0.0110176625873589" calcext:value-type="float">
            <text:p>0.0110176625873589</text:p>
          </table:table-cell>
          <table:table-cell office:value-type="float" office:value="0.956333333333333" calcext:value-type="float">
            <text:p>0.956333333333333</text:p>
          </table:table-cell>
          <table:table-cell office:value-type="float" office:value="0.0126051136007926" calcext:value-type="float">
            <text:p>0.0126051136007926</text:p>
          </table:table-cell>
          <table:table-cell office:value-type="float" office:value="0.956333333333333" calcext:value-type="float">
            <text:p>0.956333333333333</text:p>
          </table:table-cell>
          <table:table-cell office:value-type="float" office:value="0.0123265747247336" calcext:value-type="float">
            <text:p>0.0123265747247336</text:p>
          </table:table-cell>
          <table:table-cell office:value-type="float" office:value="0.958666666666666" calcext:value-type="float">
            <text:p>0.958666666666666</text:p>
          </table:table-cell>
          <table:table-cell office:value-type="float" office:value="0.0112051575426477" calcext:value-type="float">
            <text:p>0.0112051575426477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53929998520251" calcext:value-type="float">
            <text:p>0.0153929998520251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04748375749804" calcext:value-type="float">
            <text:p>0.0104748375749804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12669625207703" calcext:value-type="float">
            <text:p>0.0112669625207703</text:p>
          </table:table-cell>
          <table:table-cell office:value-type="float" office:value="0.957333333333333" calcext:value-type="float">
            <text:p>0.957333333333333</text:p>
          </table:table-cell>
          <table:table-cell office:value-type="float" office:value="0.011522924011629" calcext:value-type="float">
            <text:p>0.011522924011629</text:p>
          </table:table-cell>
          <table:table-cell office:value-type="float" office:value="0.957333333333333" calcext:value-type="float">
            <text:p>0.957333333333333</text:p>
          </table:table-cell>
          <table:table-cell office:value-type="float" office:value="0.0114624992426996" calcext:value-type="float">
            <text:p>0.0114624992426996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091742392963485" calcext:value-type="float">
            <text:p>0.0091742392963485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107754865834964" calcext:value-type="float">
            <text:p>0.0107754865834964</text:p>
          </table:table-cell>
          <table:table-cell office:value-type="float" office:value="0.957333333333333" calcext:value-type="float">
            <text:p>0.957333333333333</text:p>
          </table:table-cell>
          <table:table-cell office:value-type="float" office:value="0.0091742392963485" calcext:value-type="float">
            <text:p>0.0091742392963485</text:p>
          </table:table-cell>
          <table:table-cell office:value-type="float" office:value="0.959" calcext:value-type="float">
            <text:p>0.959</text:p>
          </table:table-cell>
          <table:table-cell office:value-type="float" office:value="0.0103144989645105" calcext:value-type="float">
            <text:p>0.0103144989645105</text:p>
          </table:table-cell>
          <table:table-cell office:value-type="float" office:value="0.956" calcext:value-type="float">
            <text:p>0.956</text:p>
          </table:table-cell>
          <table:table-cell office:value-type="float" office:value="0.0083831842266395" calcext:value-type="float">
            <text:p>0.0083831842266395</text:p>
          </table:table-cell>
          <table:table-cell office:value-type="float" office:value="0.958666666666666" calcext:value-type="float">
            <text:p>0.958666666666666</text:p>
          </table:table-cell>
          <table:table-cell office:value-type="float" office:value="0.0098882646494608" calcext:value-type="float">
            <text:p>0.00988826464946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7_</text:p>
          </table:table-cell>
          <table:table-cell office:value-type="float" office:value="0.950733333333333" calcext:value-type="float">
            <text:p>0.950733333333333</text:p>
          </table:table-cell>
          <table:table-cell office:value-type="float" office:value="0.0132293008412528" calcext:value-type="float">
            <text:p>0.0132293008412528</text:p>
          </table:table-cell>
          <table:table-cell office:value-type="float" office:value="0.954866666666666" calcext:value-type="float">
            <text:p>0.954866666666666</text:p>
          </table:table-cell>
          <table:table-cell office:value-type="float" office:value="0.0114320302238094" calcext:value-type="float">
            <text:p>0.0114320302238094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20264770487728" calcext:value-type="float">
            <text:p>0.0120264770487728</text:p>
          </table:table-cell>
          <table:table-cell office:value-type="float" office:value="0.955133333333333" calcext:value-type="float">
            <text:p>0.955133333333333</text:p>
          </table:table-cell>
          <table:table-cell office:value-type="float" office:value="0.0120138816433377" calcext:value-type="float">
            <text:p>0.0120138816433377</text:p>
          </table:table-cell>
          <table:table-cell office:value-type="float" office:value="0.956133333333333" calcext:value-type="float">
            <text:p>0.956133333333333</text:p>
          </table:table-cell>
          <table:table-cell office:value-type="float" office:value="0.0127682028663179" calcext:value-type="float">
            <text:p>0.0127682028663179</text:p>
          </table:table-cell>
          <table:table-cell office:value-type="float" office:value="0.955333333333333" calcext:value-type="float">
            <text:p>0.955333333333333</text:p>
          </table:table-cell>
          <table:table-cell office:value-type="float" office:value="0.0134054723731412" calcext:value-type="float">
            <text:p>0.0134054723731412</text:p>
          </table:table-cell>
          <table:table-cell office:value-type="float" office:value="0.9566" calcext:value-type="float">
            <text:p>0.9566</text:p>
          </table:table-cell>
          <table:table-cell office:value-type="float" office:value="0.00992913444496756" calcext:value-type="float">
            <text:p>0.00992913444496756</text:p>
          </table:table-cell>
          <table:table-cell office:value-type="float" office:value="0.956933333333333" calcext:value-type="float">
            <text:p>0.956933333333333</text:p>
          </table:table-cell>
          <table:table-cell office:value-type="float" office:value="0.0107730279794719" calcext:value-type="float">
            <text:p>0.0107730279794719</text:p>
          </table:table-cell>
          <table:table-cell office:value-type="float" office:value="0.9576" calcext:value-type="float">
            <text:p>0.9576</text:p>
          </table:table-cell>
          <table:table-cell office:value-type="float" office:value="0.0120530500395088" calcext:value-type="float">
            <text:p>0.0120530500395088</text:p>
          </table:table-cell>
          <table:table-cell office:value-type="float" office:value="0.956466666666667" calcext:value-type="float">
            <text:p>0.956466666666667</text:p>
          </table:table-cell>
          <table:table-cell office:value-type="float" office:value="0.0105633085968666" calcext:value-type="float">
            <text:p>0.0105633085968666</text:p>
          </table:table-cell>
          <table:table-cell office:value-type="float" office:value="0.957466666666667" calcext:value-type="float">
            <text:p>0.957466666666667</text:p>
          </table:table-cell>
          <table:table-cell office:value-type="float" office:value="0.0096304840846462" calcext:value-type="float">
            <text:p>0.0096304840846462</text:p>
          </table:table-cell>
          <table:table-cell office:value-type="float" office:value="0.956" calcext:value-type="float">
            <text:p>0.956</text:p>
          </table:table-cell>
          <table:table-cell office:value-type="float" office:value="0.00994674587485144" calcext:value-type="float">
            <text:p>0.00994674587485144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08890855402493" calcext:value-type="float">
            <text:p>0.0108890855402493</text:p>
          </table:table-cell>
          <table:table-cell office:value-type="float" office:value="0.9574" calcext:value-type="float">
            <text:p>0.9574</text:p>
          </table:table-cell>
          <table:table-cell office:value-type="float" office:value="0.00992947273559918" calcext:value-type="float">
            <text:p>0.00992947273559918</text:p>
          </table:table-cell>
          <table:table-cell office:value-type="float" office:value="0.955733333333333" calcext:value-type="float">
            <text:p>0.955733333333333</text:p>
          </table:table-cell>
          <table:table-cell office:value-type="float" office:value="0.00837978479048804" calcext:value-type="float">
            <text:p>0.00837978479048804</text:p>
          </table:table-cell>
          <table:table-cell office:value-type="float" office:value="0.956466666666667" calcext:value-type="float">
            <text:p>0.956466666666667</text:p>
          </table:table-cell>
          <table:table-cell office:value-type="float" office:value="0.010495806793504" calcext:value-type="float">
            <text:p>0.01049580679350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7_</text:p>
          </table:table-cell>
          <table:table-cell office:value-type="float" office:value="0.952" calcext:value-type="float">
            <text:p>0.952</text:p>
          </table:table-cell>
          <table:table-cell office:value-type="float" office:value="0.0049159604012508" calcext:value-type="float">
            <text:p>0.0049159604012508</text:p>
          </table:table-cell>
          <table:table-cell office:value-type="float" office:value="0.951666666666666" calcext:value-type="float">
            <text:p>0.951666666666666</text:p>
          </table:table-cell>
          <table:table-cell office:value-type="float" office:value="0.0070710678118655" calcext:value-type="float">
            <text:p>0.0070710678118655</text:p>
          </table:table-cell>
          <table:table-cell office:value-type="float" office:value="0.95" calcext:value-type="float">
            <text:p>0.95</text:p>
          </table:table-cell>
          <table:table-cell office:value-type="float" office:value="0.0117851130197757" calcext:value-type="float">
            <text:p>0.0117851130197757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096176920308356" calcext:value-type="float">
            <text:p>0.0096176920308356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093244004871328" calcext:value-type="float">
            <text:p>0.0093244004871328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10930408615291" calcext:value-type="float">
            <text:p>0.0110930408615291</text:p>
          </table:table-cell>
          <table:table-cell office:value-type="float" office:value="0.955" calcext:value-type="float">
            <text:p>0.955</text:p>
          </table:table-cell>
          <table:table-cell office:value-type="float" office:value="0.0117260393995586" calcext:value-type="float">
            <text:p>0.0117260393995586</text:p>
          </table:table-cell>
          <table:table-cell office:value-type="float" office:value="0.953666666666667" calcext:value-type="float">
            <text:p>0.953666666666667</text:p>
          </table:table-cell>
          <table:table-cell office:value-type="float" office:value="0.0102333876220058" calcext:value-type="float">
            <text:p>0.0102333876220058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17497044880097" calcext:value-type="float">
            <text:p>0.0117497044880097</text:p>
          </table:table-cell>
          <table:table-cell office:value-type="float" office:value="0.952" calcext:value-type="float">
            <text:p>0.952</text:p>
          </table:table-cell>
          <table:table-cell office:value-type="float" office:value="0.0079407528330477" calcext:value-type="float">
            <text:p>0.0079407528330477</text:p>
          </table:table-cell>
          <table:table-cell office:value-type="float" office:value="0.953" calcext:value-type="float">
            <text:p>0.953</text:p>
          </table:table-cell>
          <table:table-cell office:value-type="float" office:value="0.0104349838949989" calcext:value-type="float">
            <text:p>0.0104349838949989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088662907188469" calcext:value-type="float">
            <text:p>0.0088662907188469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074161984870956" calcext:value-type="float">
            <text:p>0.0074161984870956</text:p>
          </table:table-cell>
          <table:table-cell office:value-type="float" office:value="0.954666666666667" calcext:value-type="float">
            <text:p>0.954666666666667</text:p>
          </table:table-cell>
          <table:table-cell office:value-type="float" office:value="0.0109544511501033" calcext:value-type="float">
            <text:p>0.0109544511501033</text:p>
          </table:table-cell>
          <table:table-cell office:value-type="float" office:value="0.954" calcext:value-type="float">
            <text:p>0.954</text:p>
          </table:table-cell>
          <table:table-cell office:value-type="float" office:value="0.0103144989645105" calcext:value-type="float">
            <text:p>0.0103144989645105</text:p>
          </table:table-cell>
          <table:table-cell office:value-type="float" office:value="0.955333333333333" calcext:value-type="float">
            <text:p>0.955333333333333</text:p>
          </table:table-cell>
          <table:table-cell office:value-type="float" office:value="0.0100277393043275" calcext:value-type="float">
            <text:p>0.010027739304327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7_</text:p>
          </table:table-cell>
          <table:table-cell office:value-type="float" office:value="0.954" calcext:value-type="float">
            <text:p>0.954</text:p>
          </table:table-cell>
          <table:table-cell office:value-type="float" office:value="0.008547254269972" calcext:value-type="float">
            <text:p>0.008547254269972</text:p>
          </table:table-cell>
          <table:table-cell office:value-type="float" office:value="0.956" calcext:value-type="float">
            <text:p>0.956</text:p>
          </table:table-cell>
          <table:table-cell office:value-type="float" office:value="0.0080450122574313" calcext:value-type="float">
            <text:p>0.0080450122574313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10930408615291" calcext:value-type="float">
            <text:p>0.0110930408615291</text:p>
          </table:table-cell>
          <table:table-cell office:value-type="float" office:value="0.954666666666667" calcext:value-type="float">
            <text:p>0.954666666666667</text:p>
          </table:table-cell>
          <table:table-cell office:value-type="float" office:value="0.0093837921735061" calcext:value-type="float">
            <text:p>0.0093837921735061</text:p>
          </table:table-cell>
          <table:table-cell office:value-type="float" office:value="0.955" calcext:value-type="float">
            <text:p>0.955</text:p>
          </table:table-cell>
          <table:table-cell office:value-type="float" office:value="0.0120761472884911" calcext:value-type="float">
            <text:p>0.0120761472884911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27693208729186" calcext:value-type="float">
            <text:p>0.0127693208729186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110302614051828" calcext:value-type="float">
            <text:p>0.0110302614051828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10903618155864" calcext:value-type="float">
            <text:p>0.010903618155864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082158383625774" calcext:value-type="float">
            <text:p>0.0082158383625774</text:p>
          </table:table-cell>
          <table:table-cell office:value-type="float" office:value="0.954666666666667" calcext:value-type="float">
            <text:p>0.954666666666667</text:p>
          </table:table-cell>
          <table:table-cell office:value-type="float" office:value="0.0075828754440515" calcext:value-type="float">
            <text:p>0.0075828754440515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094280904158206" calcext:value-type="float">
            <text:p>0.0094280904158206</text:p>
          </table:table-cell>
          <table:table-cell office:value-type="float" office:value="0.955" calcext:value-type="float">
            <text:p>0.955</text:p>
          </table:table-cell>
          <table:table-cell office:value-type="float" office:value="0.0121906156986065" calcext:value-type="float">
            <text:p>0.0121906156986065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0084162541153017" calcext:value-type="float">
            <text:p>0.0084162541153017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02333876220058" calcext:value-type="float">
            <text:p>0.0102333876220058</text:p>
          </table:table-cell>
          <table:table-cell office:value-type="float" office:value="0.954666666666667" calcext:value-type="float">
            <text:p>0.954666666666667</text:p>
          </table:table-cell>
          <table:table-cell office:value-type="float" office:value="0.0093837921735061" calcext:value-type="float">
            <text:p>0.0093837921735061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147478812037526" calcext:value-type="float">
            <text:p>0.014747881203752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7_</text:p>
          </table:table-cell>
          <table:table-cell office:value-type="float" office:value="0.955333333333333" calcext:value-type="float">
            <text:p>0.955333333333333</text:p>
          </table:table-cell>
          <table:table-cell office:value-type="float" office:value="0.0090829510622925" calcext:value-type="float">
            <text:p>0.0090829510622925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099721835344344" calcext:value-type="float">
            <text:p>0.0099721835344344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21906156986065" calcext:value-type="float">
            <text:p>0.0121906156986065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092044675143226" calcext:value-type="float">
            <text:p>0.0092044675143226</text:p>
          </table:table-cell>
          <table:table-cell office:value-type="float" office:value="0.955333333333333" calcext:value-type="float">
            <text:p>0.955333333333333</text:p>
          </table:table-cell>
          <table:table-cell office:value-type="float" office:value="0.0102333876220058" calcext:value-type="float">
            <text:p>0.0102333876220058</text:p>
          </table:table-cell>
          <table:table-cell office:value-type="float" office:value="0.956333333333333" calcext:value-type="float">
            <text:p>0.956333333333333</text:p>
          </table:table-cell>
          <table:table-cell office:value-type="float" office:value="0.0115108644332213" calcext:value-type="float">
            <text:p>0.0115108644332213</text:p>
          </table:table-cell>
          <table:table-cell office:value-type="float" office:value="0.957" calcext:value-type="float">
            <text:p>0.957</text:p>
          </table:table-cell>
          <table:table-cell office:value-type="float" office:value="0.0092345967847967" calcext:value-type="float">
            <text:p>0.0092345967847967</text:p>
          </table:table-cell>
          <table:table-cell office:value-type="float" office:value="0.955333333333333" calcext:value-type="float">
            <text:p>0.955333333333333</text:p>
          </table:table-cell>
          <table:table-cell office:value-type="float" office:value="0.0106327586051577" calcext:value-type="float">
            <text:p>0.0106327586051577</text:p>
          </table:table-cell>
          <table:table-cell office:value-type="float" office:value="0.958666666666666" calcext:value-type="float">
            <text:p>0.958666666666666</text:p>
          </table:table-cell>
          <table:table-cell office:value-type="float" office:value="0.0107625895273086" calcext:value-type="float">
            <text:p>0.0107625895273086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0092796072713833" calcext:value-type="float">
            <text:p>0.0092796072713833</text:p>
          </table:table-cell>
          <table:table-cell office:value-type="float" office:value="0.957333333333333" calcext:value-type="float">
            <text:p>0.957333333333333</text:p>
          </table:table-cell>
          <table:table-cell office:value-type="float" office:value="0.0101105005920687" calcext:value-type="float">
            <text:p>0.0101105005920687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13895663755132" calcext:value-type="float">
            <text:p>0.0113895663755132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097610336428975" calcext:value-type="float">
            <text:p>0.0097610336428975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04748375749804" calcext:value-type="float">
            <text:p>0.0104748375749804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118790197874703" calcext:value-type="float">
            <text:p>0.0118790197874703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07367489389375" calcext:value-type="float">
            <text:p>0.010736748938937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7_</text:p>
          </table:table-cell>
          <table:table-cell office:value-type="float" office:value="0.957" calcext:value-type="float">
            <text:p>0.957</text:p>
          </table:table-cell>
          <table:table-cell office:value-type="float" office:value="0.0099582461641931" calcext:value-type="float">
            <text:p>0.0099582461641931</text:p>
          </table:table-cell>
          <table:table-cell office:value-type="float" office:value="0.956" calcext:value-type="float">
            <text:p>0.956</text:p>
          </table:table-cell>
          <table:table-cell office:value-type="float" office:value="0.0090215790684829" calcext:value-type="float">
            <text:p>0.0090215790684829</text:p>
          </table:table-cell>
          <table:table-cell office:value-type="float" office:value="0.956333333333333" calcext:value-type="float">
            <text:p>0.956333333333333</text:p>
          </table:table-cell>
          <table:table-cell office:value-type="float" office:value="0.0108908728351363" calcext:value-type="float">
            <text:p>0.0108908728351363</text:p>
          </table:table-cell>
          <table:table-cell office:value-type="float" office:value="0.956" calcext:value-type="float">
            <text:p>0.956</text:p>
          </table:table-cell>
          <table:table-cell office:value-type="float" office:value="0.0093985814532478" calcext:value-type="float">
            <text:p>0.0093985814532478</text:p>
          </table:table-cell>
          <table:table-cell office:value-type="float" office:value="0.956" calcext:value-type="float">
            <text:p>0.956</text:p>
          </table:table-cell>
          <table:table-cell office:value-type="float" office:value="0.008787617550976" calcext:value-type="float">
            <text:p>0.008787617550976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121678081656293" calcext:value-type="float">
            <text:p>0.0121678081656293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09924216318941" calcext:value-type="float">
            <text:p>0.0109924216318941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17851130197758" calcext:value-type="float">
            <text:p>0.0117851130197758</text:p>
          </table:table-cell>
          <table:table-cell office:value-type="float" office:value="0.959333333333333" calcext:value-type="float">
            <text:p>0.959333333333333</text:p>
          </table:table-cell>
          <table:table-cell office:value-type="float" office:value="0.0090215790684829" calcext:value-type="float">
            <text:p>0.0090215790684829</text:p>
          </table:table-cell>
          <table:table-cell office:value-type="float" office:value="0.958" calcext:value-type="float">
            <text:p>0.958</text:p>
          </table:table-cell>
          <table:table-cell office:value-type="float" office:value="0.009958246164193" calcext:value-type="float">
            <text:p>0.009958246164193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0098601329718326" calcext:value-type="float">
            <text:p>0.0098601329718326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03682206766638" calcext:value-type="float">
            <text:p>0.0103682206766638</text:p>
          </table:table-cell>
          <table:table-cell office:value-type="float" office:value="0.959333333333333" calcext:value-type="float">
            <text:p>0.959333333333333</text:p>
          </table:table-cell>
          <table:table-cell office:value-type="float" office:value="0.0097610336428976" calcext:value-type="float">
            <text:p>0.0097610336428976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0107367489389376" calcext:value-type="float">
            <text:p>0.0107367489389376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0381607668265" calcext:value-type="float">
            <text:p>0.010381607668265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096465307523252" calcext:value-type="float">
            <text:p>0.009646530752325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7_</text:p>
          </table:table-cell>
          <table:table-cell office:value-type="float" office:value="0.957333333333333" calcext:value-type="float">
            <text:p>0.957333333333333</text:p>
          </table:table-cell>
          <table:table-cell office:value-type="float" office:value="0.0094721814922552" calcext:value-type="float">
            <text:p>0.0094721814922552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11803398874989" calcext:value-type="float">
            <text:p>0.0111803398874989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08908728351363" calcext:value-type="float">
            <text:p>0.0108908728351363</text:p>
          </table:table-cell>
          <table:table-cell office:value-type="float" office:value="0.957" calcext:value-type="float">
            <text:p>0.957</text:p>
          </table:table-cell>
          <table:table-cell office:value-type="float" office:value="0.0092345967847966" calcext:value-type="float">
            <text:p>0.0092345967847966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090215790684829" calcext:value-type="float">
            <text:p>0.0090215790684829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114624992426996" calcext:value-type="float">
            <text:p>0.0114624992426996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2505554321536" calcext:value-type="float">
            <text:p>0.012505554321536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21563883525403" calcext:value-type="float">
            <text:p>0.0121563883525403</text:p>
          </table:table-cell>
          <table:table-cell office:value-type="float" office:value="0.959666666666667" calcext:value-type="float">
            <text:p>0.959666666666667</text:p>
          </table:table-cell>
          <table:table-cell office:value-type="float" office:value="0.0099582461641931" calcext:value-type="float">
            <text:p>0.0099582461641931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04083299973307" calcext:value-type="float">
            <text:p>0.0104083299973307</text:p>
          </table:table-cell>
          <table:table-cell office:value-type="float" office:value="0.958" calcext:value-type="float">
            <text:p>0.958</text:p>
          </table:table-cell>
          <table:table-cell office:value-type="float" office:value="0.0105013226680155" calcext:value-type="float">
            <text:p>0.0105013226680155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21563883525403" calcext:value-type="float">
            <text:p>0.0121563883525403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093244004871328" calcext:value-type="float">
            <text:p>0.0093244004871328</text:p>
          </table:table-cell>
          <table:table-cell office:value-type="float" office:value="0.958666666666666" calcext:value-type="float">
            <text:p>0.958666666666666</text:p>
          </table:table-cell>
          <table:table-cell office:value-type="float" office:value="0.0106327586051577" calcext:value-type="float">
            <text:p>0.0106327586051577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095452140421842" calcext:value-type="float">
            <text:p>0.0095452140421842</text:p>
          </table:table-cell>
          <table:table-cell office:value-type="float" office:value="0.958666666666666" calcext:value-type="float">
            <text:p>0.958666666666666</text:p>
          </table:table-cell>
          <table:table-cell office:value-type="float" office:value="0.0101653004546513" calcext:value-type="float">
            <text:p>0.01016530045465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7_</text:p>
          </table:table-cell>
          <table:table-cell office:value-type="float" office:value="0.955133333333333" calcext:value-type="float">
            <text:p>0.955133333333333</text:p>
          </table:table-cell>
          <table:table-cell office:value-type="float" office:value="0.00839531867799272" calcext:value-type="float">
            <text:p>0.00839531867799272</text:p>
          </table:table-cell>
          <table:table-cell office:value-type="float" office:value="0.9552" calcext:value-type="float">
            <text:p>0.9552</text:p>
          </table:table-cell>
          <table:table-cell office:value-type="float" office:value="0.0090580365119426" calcext:value-type="float">
            <text:p>0.0090580365119426</text:p>
          </table:table-cell>
          <table:table-cell office:value-type="float" office:value="0.9552" calcext:value-type="float">
            <text:p>0.9552</text:p>
          </table:table-cell>
          <table:table-cell office:value-type="float" office:value="0.0113701030500368" calcext:value-type="float">
            <text:p>0.0113701030500368</text:p>
          </table:table-cell>
          <table:table-cell office:value-type="float" office:value="0.955" calcext:value-type="float">
            <text:p>0.955</text:p>
          </table:table-cell>
          <table:table-cell office:value-type="float" office:value="0.00936782599134174" calcext:value-type="float">
            <text:p>0.00936782599134174</text:p>
          </table:table-cell>
          <table:table-cell office:value-type="float" office:value="0.954933333333333" calcext:value-type="float">
            <text:p>0.954933333333333</text:p>
          </table:table-cell>
          <table:table-cell office:value-type="float" office:value="0.00988862640341772" calcext:value-type="float">
            <text:p>0.00988862640341772</text:p>
          </table:table-cell>
          <table:table-cell office:value-type="float" office:value="0.956933333333333" calcext:value-type="float">
            <text:p>0.956933333333333</text:p>
          </table:table-cell>
          <table:table-cell office:value-type="float" office:value="0.0118007067151996" calcext:value-type="float">
            <text:p>0.0118007067151996</text:p>
          </table:table-cell>
          <table:table-cell office:value-type="float" office:value="0.956466666666667" calcext:value-type="float">
            <text:p>0.956466666666667</text:p>
          </table:table-cell>
          <table:table-cell office:value-type="float" office:value="0.0110977747085936" calcext:value-type="float">
            <text:p>0.0110977747085936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111422531510687" calcext:value-type="float">
            <text:p>0.0111422531510687</text:p>
          </table:table-cell>
          <table:table-cell office:value-type="float" office:value="0.957333333333333" calcext:value-type="float">
            <text:p>0.957333333333333</text:p>
          </table:table-cell>
          <table:table-cell office:value-type="float" office:value="0.00994159152211434" calcext:value-type="float">
            <text:p>0.00994159152211434</text:p>
          </table:table-cell>
          <table:table-cell office:value-type="float" office:value="0.955933333333333" calcext:value-type="float">
            <text:p>0.955933333333333</text:p>
          </table:table-cell>
          <table:table-cell office:value-type="float" office:value="0.00903396234200124" calcext:value-type="float">
            <text:p>0.00903396234200124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00670061085473" calcext:value-type="float">
            <text:p>0.0100670061085473</text:p>
          </table:table-cell>
          <table:table-cell office:value-type="float" office:value="0.955733333333333" calcext:value-type="float">
            <text:p>0.955733333333333</text:p>
          </table:table-cell>
          <table:table-cell office:value-type="float" office:value="0.0109942163644341" calcext:value-type="float">
            <text:p>0.0109942163644341</text:p>
          </table:table-cell>
          <table:table-cell office:value-type="float" office:value="0.956133333333333" calcext:value-type="float">
            <text:p>0.956133333333333</text:p>
          </table:table-cell>
          <table:table-cell office:value-type="float" office:value="0.00893578407506504" calcext:value-type="float">
            <text:p>0.00893578407506504</text:p>
          </table:table-cell>
          <table:table-cell office:value-type="float" office:value="0.957066666666667" calcext:value-type="float">
            <text:p>0.957066666666667</text:p>
          </table:table-cell>
          <table:table-cell office:value-type="float" office:value="0.010606436778237" calcext:value-type="float">
            <text:p>0.010606436778237</text:p>
          </table:table-cell>
          <table:table-cell office:value-type="float" office:value="0.9556" calcext:value-type="float">
            <text:p>0.9556</text:p>
          </table:table-cell>
          <table:table-cell office:value-type="float" office:value="0.0103008265271872" calcext:value-type="float">
            <text:p>0.0103008265271872</text:p>
          </table:table-cell>
          <table:table-cell office:value-type="float" office:value="0.9566" calcext:value-type="float">
            <text:p>0.9566</text:p>
          </table:table-cell>
          <table:table-cell office:value-type="float" office:value="0.0110648401307988" calcext:value-type="float">
            <text:p>0.011064840130798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8_</text:p>
          </table:table-cell>
          <table:table-cell office:value-type="float" office:value="0.9192" calcext:value-type="float">
            <text:p>0.9192</text:p>
          </table:table-cell>
          <table:table-cell office:value-type="float" office:value="0.0070142711667" calcext:value-type="float">
            <text:p>0.0070142711667</text:p>
          </table:table-cell>
          <table:table-cell office:value-type="float" office:value="0.9052" calcext:value-type="float">
            <text:p>0.9052</text:p>
          </table:table-cell>
          <table:table-cell office:value-type="float" office:value="0.0128530152104477" calcext:value-type="float">
            <text:p>0.0128530152104477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0092303846073714" calcext:value-type="float">
            <text:p>0.0092303846073714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0079498427657407" calcext:value-type="float">
            <text:p>0.0079498427657407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0072938330115241" calcext:value-type="float">
            <text:p>0.0072938330115241</text:p>
          </table:table-cell>
          <table:table-cell office:value-type="float" office:value="0.916" calcext:value-type="float">
            <text:p>0.916</text:p>
          </table:table-cell>
          <table:table-cell office:value-type="float" office:value="0.0081240384046359" calcext:value-type="float">
            <text:p>0.0081240384046359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0102567051239664" calcext:value-type="float">
            <text:p>0.0102567051239664</text:p>
          </table:table-cell>
          <table:table-cell office:value-type="float" office:value="0.9184" calcext:value-type="float">
            <text:p>0.9184</text:p>
          </table:table-cell>
          <table:table-cell office:value-type="float" office:value="0.0087635609200826" calcext:value-type="float">
            <text:p>0.0087635609200826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73484692283495" calcext:value-type="float">
            <text:p>0.0073484692283495</text:p>
          </table:table-cell>
          <table:table-cell office:value-type="float" office:value="0.916" calcext:value-type="float">
            <text:p>0.916</text:p>
          </table:table-cell>
          <table:table-cell office:value-type="float" office:value="0.0064807406984078" calcext:value-type="float">
            <text:p>0.0064807406984078</text:p>
          </table:table-cell>
          <table:table-cell office:value-type="float" office:value="0.914" calcext:value-type="float">
            <text:p>0.914</text:p>
          </table:table-cell>
          <table:table-cell office:value-type="float" office:value="0.0061644140029689" calcext:value-type="float">
            <text:p>0.0061644140029689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0067230945255886" calcext:value-type="float">
            <text:p>0.0067230945255886</text:p>
          </table:table-cell>
          <table:table-cell office:value-type="float" office:value="0.914" calcext:value-type="float">
            <text:p>0.914</text:p>
          </table:table-cell>
          <table:table-cell office:value-type="float" office:value="0.0076157731058639" calcext:value-type="float">
            <text:p>0.0076157731058639</text:p>
          </table:table-cell>
          <table:table-cell office:value-type="float" office:value="0.9196" calcext:value-type="float">
            <text:p>0.9196</text:p>
          </table:table-cell>
          <table:table-cell office:value-type="float" office:value="0.0029664793948382" calcext:value-type="float">
            <text:p>0.0029664793948382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009208691546577" calcext:value-type="float">
            <text:p>0.009208691546577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03923048454132" calcext:value-type="float">
            <text:p>0.010392304845413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8_</text:p>
          </table:table-cell>
          <table:table-cell office:value-type="float" office:value="0.9192" calcext:value-type="float">
            <text:p>0.9192</text:p>
          </table:table-cell>
          <table:table-cell office:value-type="float" office:value="0.0065726706900619" calcext:value-type="float">
            <text:p>0.0065726706900619</text:p>
          </table:table-cell>
          <table:table-cell office:value-type="float" office:value="0.9084" calcext:value-type="float">
            <text:p>0.9084</text:p>
          </table:table-cell>
          <table:table-cell office:value-type="float" office:value="0.0079246451024636" calcext:value-type="float">
            <text:p>0.0079246451024636</text:p>
          </table:table-cell>
          <table:table-cell office:value-type="float" office:value="0.918" calcext:value-type="float">
            <text:p>0.918</text:p>
          </table:table-cell>
          <table:table-cell office:value-type="float" office:value="0.0094868329805051" calcext:value-type="float">
            <text:p>0.0094868329805051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0079498427657407" calcext:value-type="float">
            <text:p>0.0079498427657407</text:p>
          </table:table-cell>
          <table:table-cell office:value-type="float" office:value="0.9176" calcext:value-type="float">
            <text:p>0.9176</text:p>
          </table:table-cell>
          <table:table-cell office:value-type="float" office:value="0.0065421708935184" calcext:value-type="float">
            <text:p>0.0065421708935184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0087863530545955" calcext:value-type="float">
            <text:p>0.0087863530545955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0078230428862431" calcext:value-type="float">
            <text:p>0.0078230428862431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0062609903369994" calcext:value-type="float">
            <text:p>0.0062609903369994</text:p>
          </table:table-cell>
          <table:table-cell office:value-type="float" office:value="0.916" calcext:value-type="float">
            <text:p>0.916</text:p>
          </table:table-cell>
          <table:table-cell office:value-type="float" office:value="0.0083666002653407" calcext:value-type="float">
            <text:p>0.0083666002653407</text:p>
          </table:table-cell>
          <table:table-cell office:value-type="float" office:value="0.9188" calcext:value-type="float">
            <text:p>0.9188</text:p>
          </table:table-cell>
          <table:table-cell office:value-type="float" office:value="0.0067230945255886" calcext:value-type="float">
            <text:p>0.0067230945255886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0053665631459995" calcext:value-type="float">
            <text:p>0.0053665631459995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0055856960175075" calcext:value-type="float">
            <text:p>0.0055856960175075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009444575162494" calcext:value-type="float">
            <text:p>0.009444575162494</text:p>
          </table:table-cell>
          <table:table-cell office:value-type="float" office:value="0.9176" calcext:value-type="float">
            <text:p>0.9176</text:p>
          </table:table-cell>
          <table:table-cell office:value-type="float" office:value="0.0043358966777357" calcext:value-type="float">
            <text:p>0.0043358966777357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0078230428862431" calcext:value-type="float">
            <text:p>0.0078230428862431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0111892805845594" calcext:value-type="float">
            <text:p>0.0111892805845594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8_</text:p>
          </table:table-cell>
          <table:table-cell office:value-type="float" office:value="0.92" calcext:value-type="float">
            <text:p>0.92</text:p>
          </table:table-cell>
          <table:table-cell office:value-type="float" office:value="0.0072111025509279" calcext:value-type="float">
            <text:p>0.0072111025509279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0083186537372341" calcext:value-type="float">
            <text:p>0.0083186537372341</text:p>
          </table:table-cell>
          <table:table-cell office:value-type="float" office:value="0.9188" calcext:value-type="float">
            <text:p>0.9188</text:p>
          </table:table-cell>
          <table:table-cell office:value-type="float" office:value="0.0084380092438915" calcext:value-type="float">
            <text:p>0.0084380092438915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0095498691090506" calcext:value-type="float">
            <text:p>0.0095498691090506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0057271284253105" calcext:value-type="float">
            <text:p>0.0057271284253105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0075630681604756" calcext:value-type="float">
            <text:p>0.0075630681604756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0069856996786291" calcext:value-type="float">
            <text:p>0.0069856996786291</text:p>
          </table:table-cell>
          <table:table-cell office:value-type="float" office:value="0.9184" calcext:value-type="float">
            <text:p>0.9184</text:p>
          </table:table-cell>
          <table:table-cell office:value-type="float" office:value="0.0066932802122725" calcext:value-type="float">
            <text:p>0.0066932802122725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0086486993241758" calcext:value-type="float">
            <text:p>0.0086486993241758</text:p>
          </table:table-cell>
          <table:table-cell office:value-type="float" office:value="0.918" calcext:value-type="float">
            <text:p>0.918</text:p>
          </table:table-cell>
          <table:table-cell office:value-type="float" office:value="0.0061644140029689" calcext:value-type="float">
            <text:p>0.0061644140029689</text:p>
          </table:table-cell>
          <table:table-cell office:value-type="float" office:value="0.914" calcext:value-type="float">
            <text:p>0.914</text:p>
          </table:table-cell>
          <table:table-cell office:value-type="float" office:value="0.0056568542494923" calcext:value-type="float">
            <text:p>0.0056568542494923</text:p>
          </table:table-cell>
          <table:table-cell office:value-type="float" office:value="0.9172" calcext:value-type="float">
            <text:p>0.9172</text:p>
          </table:table-cell>
          <table:table-cell office:value-type="float" office:value="0.0064187226143524" calcext:value-type="float">
            <text:p>0.0064187226143524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0096332756630338" calcext:value-type="float">
            <text:p>0.0096332756630338</text:p>
          </table:table-cell>
          <table:table-cell office:value-type="float" office:value="0.9192" calcext:value-type="float">
            <text:p>0.9192</text:p>
          </table:table-cell>
          <table:table-cell office:value-type="float" office:value="0.0064187226143524" calcext:value-type="float">
            <text:p>0.0064187226143524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0048166378315169" calcext:value-type="float">
            <text:p>0.0048166378315169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0118827606220103" calcext:value-type="float">
            <text:p>0.011882760622010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8_</text:p>
          </table:table-cell>
          <table:table-cell office:value-type="float" office:value="0.92" calcext:value-type="float">
            <text:p>0.92</text:p>
          </table:table-cell>
          <table:table-cell office:value-type="float" office:value="0.0072111025509279" calcext:value-type="float">
            <text:p>0.0072111025509279</text:p>
          </table:table-cell>
          <table:table-cell office:value-type="float" office:value="0.9076" calcext:value-type="float">
            <text:p>0.9076</text:p>
          </table:table-cell>
          <table:table-cell office:value-type="float" office:value="0.0060663003552412" calcext:value-type="float">
            <text:p>0.0060663003552412</text:p>
          </table:table-cell>
          <table:table-cell office:value-type="float" office:value="0.9184" calcext:value-type="float">
            <text:p>0.9184</text:p>
          </table:table-cell>
          <table:table-cell office:value-type="float" office:value="0.0068410525505948" calcext:value-type="float">
            <text:p>0.0068410525505948</text:p>
          </table:table-cell>
          <table:table-cell office:value-type="float" office:value="0.9176" calcext:value-type="float">
            <text:p>0.9176</text:p>
          </table:table-cell>
          <table:table-cell office:value-type="float" office:value="0.0099398189118313" calcext:value-type="float">
            <text:p>0.0099398189118313</text:p>
          </table:table-cell>
          <table:table-cell office:value-type="float" office:value="0.9196" calcext:value-type="float">
            <text:p>0.9196</text:p>
          </table:table-cell>
          <table:table-cell office:value-type="float" office:value="0.0060663003552412" calcext:value-type="float">
            <text:p>0.0060663003552412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0072938330115241" calcext:value-type="float">
            <text:p>0.0072938330115241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0072938330115241" calcext:value-type="float">
            <text:p>0.0072938330115241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0065421708935184" calcext:value-type="float">
            <text:p>0.0065421708935184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0083186537372341" calcext:value-type="float">
            <text:p>0.0083186537372341</text:p>
          </table:table-cell>
          <table:table-cell office:value-type="float" office:value="0.9188" calcext:value-type="float">
            <text:p>0.9188</text:p>
          </table:table-cell>
          <table:table-cell office:value-type="float" office:value="0.0054037024344425" calcext:value-type="float">
            <text:p>0.0054037024344425</text:p>
          </table:table-cell>
          <table:table-cell office:value-type="float" office:value="0.916" calcext:value-type="float">
            <text:p>0.916</text:p>
          </table:table-cell>
          <table:table-cell office:value-type="float" office:value="0.0063245553203367" calcext:value-type="float">
            <text:p>0.0063245553203367</text:p>
          </table:table-cell>
          <table:table-cell office:value-type="float" office:value="0.9172" calcext:value-type="float">
            <text:p>0.9172</text:p>
          </table:table-cell>
          <table:table-cell office:value-type="float" office:value="0.0064187226143524" calcext:value-type="float">
            <text:p>0.0064187226143524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0079246451024635" calcext:value-type="float">
            <text:p>0.0079246451024635</text:p>
          </table:table-cell>
          <table:table-cell office:value-type="float" office:value="0.9176" calcext:value-type="float">
            <text:p>0.9176</text:p>
          </table:table-cell>
          <table:table-cell office:value-type="float" office:value="0.0047749345545253" calcext:value-type="float">
            <text:p>0.0047749345545253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0052153619241621" calcext:value-type="float">
            <text:p>0.0052153619241621</text:p>
          </table:table-cell>
          <table:table-cell office:value-type="float" office:value="0.9184" calcext:value-type="float">
            <text:p>0.9184</text:p>
          </table:table-cell>
          <table:table-cell office:value-type="float" office:value="0.0112605506082074" calcext:value-type="float">
            <text:p>0.011260550608207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8_</text:p>
          </table:table-cell>
          <table:table-cell office:value-type="float" office:value="0.9204" calcext:value-type="float">
            <text:p>0.9204</text:p>
          </table:table-cell>
          <table:table-cell office:value-type="float" office:value="0.008414273587185" calcext:value-type="float">
            <text:p>0.008414273587185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0064187226143524" calcext:value-type="float">
            <text:p>0.0064187226143524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0076941536246685" calcext:value-type="float">
            <text:p>0.0076941536246685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0095498691090506" calcext:value-type="float">
            <text:p>0.0095498691090506</text:p>
          </table:table-cell>
          <table:table-cell office:value-type="float" office:value="0.918" calcext:value-type="float">
            <text:p>0.918</text:p>
          </table:table-cell>
          <table:table-cell office:value-type="float" office:value="0.0074833147735478" calcext:value-type="float">
            <text:p>0.0074833147735478</text:p>
          </table:table-cell>
          <table:table-cell office:value-type="float" office:value="0.9172" calcext:value-type="float">
            <text:p>0.9172</text:p>
          </table:table-cell>
          <table:table-cell office:value-type="float" office:value="0.009338094023943" calcext:value-type="float">
            <text:p>0.009338094023943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0057271284253105" calcext:value-type="float">
            <text:p>0.0057271284253105</text:p>
          </table:table-cell>
          <table:table-cell office:value-type="float" office:value="0.916" calcext:value-type="float">
            <text:p>0.916</text:p>
          </table:table-cell>
          <table:table-cell office:value-type="float" office:value="0.0058309518948453" calcext:value-type="float">
            <text:p>0.0058309518948453</text:p>
          </table:table-cell>
          <table:table-cell office:value-type="float" office:value="0.916" calcext:value-type="float">
            <text:p>0.916</text:p>
          </table:table-cell>
          <table:table-cell office:value-type="float" office:value="0.0078740078740118" calcext:value-type="float">
            <text:p>0.0078740078740118</text:p>
          </table:table-cell>
          <table:table-cell office:value-type="float" office:value="0.9188" calcext:value-type="float">
            <text:p>0.9188</text:p>
          </table:table-cell>
          <table:table-cell office:value-type="float" office:value="0.0050199601592044" calcext:value-type="float">
            <text:p>0.0050199601592044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0035777087639996" calcext:value-type="float">
            <text:p>0.0035777087639996</text:p>
          </table:table-cell>
          <table:table-cell office:value-type="float" office:value="0.9172" calcext:value-type="float">
            <text:p>0.9172</text:p>
          </table:table-cell>
          <table:table-cell office:value-type="float" office:value="0.0057619441163551" calcext:value-type="float">
            <text:p>0.0057619441163551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0055856960175076" calcext:value-type="float">
            <text:p>0.0055856960175076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0050199601592044" calcext:value-type="float">
            <text:p>0.0050199601592044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0045607017003965" calcext:value-type="float">
            <text:p>0.0045607017003965</text:p>
          </table:table-cell>
          <table:table-cell office:value-type="float" office:value="0.9172" calcext:value-type="float">
            <text:p>0.9172</text:p>
          </table:table-cell>
          <table:table-cell office:value-type="float" office:value="0.0098590060350929" calcext:value-type="float">
            <text:p>0.00985900603509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8_</text:p>
          </table:table-cell>
          <table:table-cell office:value-type="float" office:value="0.91976" calcext:value-type="float">
            <text:p>0.91976</text:p>
          </table:table-cell>
          <table:table-cell office:value-type="float" office:value="0.00728468410916054" calcext:value-type="float">
            <text:p>0.00728468410916054</text:p>
          </table:table-cell>
          <table:table-cell office:value-type="float" office:value="0.90776" calcext:value-type="float">
            <text:p>0.90776</text:p>
          </table:table-cell>
          <table:table-cell office:value-type="float" office:value="0.0083162674039478" calcext:value-type="float">
            <text:p>0.0083162674039478</text:p>
          </table:table-cell>
          <table:table-cell office:value-type="float" office:value="0.91744" calcext:value-type="float">
            <text:p>0.91744</text:p>
          </table:table-cell>
          <table:table-cell office:value-type="float" office:value="0.00833808660140626" calcext:value-type="float">
            <text:p>0.00833808660140626</text:p>
          </table:table-cell>
          <table:table-cell office:value-type="float" office:value="0.91664" calcext:value-type="float">
            <text:p>0.91664</text:p>
          </table:table-cell>
          <table:table-cell office:value-type="float" office:value="0.00898784853228278" calcext:value-type="float">
            <text:p>0.00898784853228278</text:p>
          </table:table-cell>
          <table:table-cell office:value-type="float" office:value="0.91768" calcext:value-type="float">
            <text:p>0.91768</text:p>
          </table:table-cell>
          <table:table-cell office:value-type="float" office:value="0.0066225494918284" calcext:value-type="float">
            <text:p>0.0066225494918284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00822107733103482" calcext:value-type="float">
            <text:p>0.00822107733103482</text:p>
          </table:table-cell>
          <table:table-cell office:value-type="float" office:value="0.91496" calcext:value-type="float">
            <text:p>0.91496</text:p>
          </table:table-cell>
          <table:table-cell office:value-type="float" office:value="0.00761728182513464" calcext:value-type="float">
            <text:p>0.00761728182513464</text:p>
          </table:table-cell>
          <table:table-cell office:value-type="float" office:value="0.9172" calcext:value-type="float">
            <text:p>0.9172</text:p>
          </table:table-cell>
          <table:table-cell office:value-type="float" office:value="0.00681819085154364" calcext:value-type="float">
            <text:p>0.00681819085154364</text:p>
          </table:table-cell>
          <table:table-cell office:value-type="float" office:value="0.91528" calcext:value-type="float">
            <text:p>0.91528</text:p>
          </table:table-cell>
          <table:table-cell office:value-type="float" office:value="0.00811128608582238" calcext:value-type="float">
            <text:p>0.00811128608582238</text:p>
          </table:table-cell>
          <table:table-cell office:value-type="float" office:value="0.91808" calcext:value-type="float">
            <text:p>0.91808</text:p>
          </table:table-cell>
          <table:table-cell office:value-type="float" office:value="0.00595838236412244" calcext:value-type="float">
            <text:p>0.00595838236412244</text:p>
          </table:table-cell>
          <table:table-cell office:value-type="float" office:value="0.914" calcext:value-type="float">
            <text:p>0.914</text:p>
          </table:table-cell>
          <table:table-cell office:value-type="float" office:value="0.0054180190965594" calcext:value-type="float">
            <text:p>0.0054180190965594</text:p>
          </table:table-cell>
          <table:table-cell office:value-type="float" office:value="0.91624" calcext:value-type="float">
            <text:p>0.91624</text:p>
          </table:table-cell>
          <table:table-cell office:value-type="float" office:value="0.0061816359776312" calcext:value-type="float">
            <text:p>0.0061816359776312</text:p>
          </table:table-cell>
          <table:table-cell office:value-type="float" office:value="0.91544" calcext:value-type="float">
            <text:p>0.91544</text:p>
          </table:table-cell>
          <table:table-cell office:value-type="float" office:value="0.00804079301027256" calcext:value-type="float">
            <text:p>0.00804079301027256</text:p>
          </table:table-cell>
          <table:table-cell office:value-type="float" office:value="0.91816" calcext:value-type="float">
            <text:p>0.91816</text:p>
          </table:table-cell>
          <table:table-cell office:value-type="float" office:value="0.0047031986801312" calcext:value-type="float">
            <text:p>0.0047031986801312</text:p>
          </table:table-cell>
          <table:table-cell office:value-type="float" office:value="0.91216" calcext:value-type="float">
            <text:p>0.91216</text:p>
          </table:table-cell>
          <table:table-cell office:value-type="float" office:value="0.00632488717777912" calcext:value-type="float">
            <text:p>0.00632488717777912</text:p>
          </table:table-cell>
          <table:table-cell office:value-type="float" office:value="0.91744" calcext:value-type="float">
            <text:p>0.91744</text:p>
          </table:table-cell>
          <table:table-cell office:value-type="float" office:value="0.0109167805390566" calcext:value-type="float">
            <text:p>0.010916780539056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8_</text:p>
          </table:table-cell>
          <table:table-cell office:value-type="float" office:value="0.908" calcext:value-type="float">
            <text:p>0.908</text:p>
          </table:table-cell>
          <table:table-cell office:value-type="float" office:value="0.0063245553203367" calcext:value-type="float">
            <text:p>0.0063245553203367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0072663608498339" calcext:value-type="float">
            <text:p>0.0072663608498339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0077974354758471" calcext:value-type="float">
            <text:p>0.0077974354758471</text:p>
          </table:table-cell>
          <table:table-cell office:value-type="float" office:value="0.9036" calcext:value-type="float">
            <text:p>0.9036</text:p>
          </table:table-cell>
          <table:table-cell office:value-type="float" office:value="0.0069856996786291" calcext:value-type="float">
            <text:p>0.0069856996786291</text:p>
          </table:table-cell>
          <table:table-cell office:value-type="float" office:value="0.9076" calcext:value-type="float">
            <text:p>0.9076</text:p>
          </table:table-cell>
          <table:table-cell office:value-type="float" office:value="0.0074027022093286" calcext:value-type="float">
            <text:p>0.0074027022093286</text:p>
          </table:table-cell>
          <table:table-cell office:value-type="float" office:value="0.9044" calcext:value-type="float">
            <text:p>0.9044</text:p>
          </table:table-cell>
          <table:table-cell office:value-type="float" office:value="0.0104307238483242" calcext:value-type="float">
            <text:p>0.0104307238483242</text:p>
          </table:table-cell>
          <table:table-cell office:value-type="float" office:value="0.9092" calcext:value-type="float">
            <text:p>0.9092</text:p>
          </table:table-cell>
          <table:table-cell office:value-type="float" office:value="0.0076941536246685" calcext:value-type="float">
            <text:p>0.0076941536246685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0097365291557104" calcext:value-type="float">
            <text:p>0.0097365291557104</text:p>
          </table:table-cell>
          <table:table-cell office:value-type="float" office:value="0.9052" calcext:value-type="float">
            <text:p>0.9052</text:p>
          </table:table-cell>
          <table:table-cell office:value-type="float" office:value="0.0096540147089177" calcext:value-type="float">
            <text:p>0.0096540147089177</text:p>
          </table:table-cell>
          <table:table-cell office:value-type="float" office:value="0.9056" calcext:value-type="float">
            <text:p>0.9056</text:p>
          </table:table-cell>
          <table:table-cell office:value-type="float" office:value="0.0021908902300206" calcext:value-type="float">
            <text:p>0.0021908902300206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0096540147089177" calcext:value-type="float">
            <text:p>0.0096540147089177</text:p>
          </table:table-cell>
          <table:table-cell office:value-type="float" office:value="0.904" calcext:value-type="float">
            <text:p>0.904</text:p>
          </table:table-cell>
          <table:table-cell office:value-type="float" office:value="0.0097979589711327" calcext:value-type="float">
            <text:p>0.0097979589711327</text:p>
          </table:table-cell>
          <table:table-cell office:value-type="float" office:value="0.906" calcext:value-type="float">
            <text:p>0.906</text:p>
          </table:table-cell>
          <table:table-cell office:value-type="float" office:value="0.0103923048454132" calcext:value-type="float">
            <text:p>0.0103923048454132</text:p>
          </table:table-cell>
          <table:table-cell office:value-type="float" office:value="0.9044" calcext:value-type="float">
            <text:p>0.9044</text:p>
          </table:table-cell>
          <table:table-cell office:value-type="float" office:value="0.0133716117203574" calcext:value-type="float">
            <text:p>0.0133716117203574</text:p>
          </table:table-cell>
          <table:table-cell office:value-type="float" office:value="0.9044" calcext:value-type="float">
            <text:p>0.9044</text:p>
          </table:table-cell>
          <table:table-cell office:value-type="float" office:value="0.011081516141756" calcext:value-type="float">
            <text:p>0.011081516141756</text:p>
          </table:table-cell>
          <table:table-cell office:value-type="float" office:value="0.9076" calcext:value-type="float">
            <text:p>0.9076</text:p>
          </table:table-cell>
          <table:table-cell office:value-type="float" office:value="0.010334408546211" calcext:value-type="float">
            <text:p>0.01033440854621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8_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0038987177379235" calcext:value-type="float">
            <text:p>0.0038987177379235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0055856960175075" calcext:value-type="float">
            <text:p>0.0055856960175075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0048166378315169" calcext:value-type="float">
            <text:p>0.0048166378315169</text:p>
          </table:table-cell>
          <table:table-cell office:value-type="float" office:value="0.9068" calcext:value-type="float">
            <text:p>0.9068</text:p>
          </table:table-cell>
          <table:table-cell office:value-type="float" office:value="0.0057619441163551" calcext:value-type="float">
            <text:p>0.0057619441163551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95289033996572" calcext:value-type="float">
            <text:p>0.0095289033996572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0086486993241758" calcext:value-type="float">
            <text:p>0.0086486993241758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0075630681604756" calcext:value-type="float">
            <text:p>0.0075630681604756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0064187226143525" calcext:value-type="float">
            <text:p>0.0064187226143525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0079498427657407" calcext:value-type="float">
            <text:p>0.0079498427657407</text:p>
          </table:table-cell>
          <table:table-cell office:value-type="float" office:value="0.908" calcext:value-type="float">
            <text:p>0.908</text:p>
          </table:table-cell>
          <table:table-cell office:value-type="float" office:value="0.0076157731058639" calcext:value-type="float">
            <text:p>0.0076157731058639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0095289033996572" calcext:value-type="float">
            <text:p>0.0095289033996572</text:p>
          </table:table-cell>
          <table:table-cell office:value-type="float" office:value="0.9068" calcext:value-type="float">
            <text:p>0.9068</text:p>
          </table:table-cell>
          <table:table-cell office:value-type="float" office:value="0.0062609903369993" calcext:value-type="float">
            <text:p>0.0062609903369993</text:p>
          </table:table-cell>
          <table:table-cell office:value-type="float" office:value="0.91" calcext:value-type="float">
            <text:p>0.91</text:p>
          </table:table-cell>
          <table:table-cell office:value-type="float" office:value="0.0088317608663278" calcext:value-type="float">
            <text:p>0.0088317608663278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0085556998544829" calcext:value-type="float">
            <text:p>0.0085556998544829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62289646009589" calcext:value-type="float">
            <text:p>0.0062289646009589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81975606127677" calcext:value-type="float">
            <text:p>0.008197560612767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8_</text:p>
          </table:table-cell>
          <table:table-cell office:value-type="float" office:value="0.91" calcext:value-type="float">
            <text:p>0.91</text:p>
          </table:table-cell>
          <table:table-cell office:value-type="float" office:value="0.0058309518948453" calcext:value-type="float">
            <text:p>0.0058309518948453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35777087639996" calcext:value-type="float">
            <text:p>0.0035777087639996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45607017003965" calcext:value-type="float">
            <text:p>0.0045607017003965</text:p>
          </table:table-cell>
          <table:table-cell office:value-type="float" office:value="0.9092" calcext:value-type="float">
            <text:p>0.9092</text:p>
          </table:table-cell>
          <table:table-cell office:value-type="float" office:value="0.0050199601592044" calcext:value-type="float">
            <text:p>0.0050199601592044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0083186537372341" calcext:value-type="float">
            <text:p>0.0083186537372341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62289646009589" calcext:value-type="float">
            <text:p>0.0062289646009589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0040987803063838" calcext:value-type="float">
            <text:p>0.0040987803063838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57271284253105" calcext:value-type="float">
            <text:p>0.0057271284253105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6870225614927" calcext:value-type="float">
            <text:p>0.006870225614927</text:p>
          </table:table-cell>
          <table:table-cell office:value-type="float" office:value="0.91" calcext:value-type="float">
            <text:p>0.91</text:p>
          </table:table-cell>
          <table:table-cell office:value-type="float" office:value="0.0070710678118654" calcext:value-type="float">
            <text:p>0.0070710678118654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0060991802727907" calcext:value-type="float">
            <text:p>0.0060991802727907</text:p>
          </table:table-cell>
          <table:table-cell office:value-type="float" office:value="0.91" calcext:value-type="float">
            <text:p>0.91</text:p>
          </table:table-cell>
          <table:table-cell office:value-type="float" office:value="0.0050990195135927" calcext:value-type="float">
            <text:p>0.0050990195135927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68410525505948" calcext:value-type="float">
            <text:p>0.0068410525505948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0076941536246685" calcext:value-type="float">
            <text:p>0.0076941536246685</text:p>
          </table:table-cell>
          <table:table-cell office:value-type="float" office:value="0.91" calcext:value-type="float">
            <text:p>0.91</text:p>
          </table:table-cell>
          <table:table-cell office:value-type="float" office:value="0.0078740078740118" calcext:value-type="float">
            <text:p>0.0078740078740118</text:p>
          </table:table-cell>
          <table:table-cell office:value-type="float" office:value="0.91" calcext:value-type="float">
            <text:p>0.91</text:p>
          </table:table-cell>
          <table:table-cell office:value-type="float" office:value="0.0046904157598234" calcext:value-type="float">
            <text:p>0.004690415759823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8_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0053665631459994" calcext:value-type="float">
            <text:p>0.0053665631459994</text:p>
          </table:table-cell>
          <table:table-cell office:value-type="float" office:value="0.91" calcext:value-type="float">
            <text:p>0.91</text:p>
          </table:table-cell>
          <table:table-cell office:value-type="float" office:value="0.0048989794855663" calcext:value-type="float">
            <text:p>0.0048989794855663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57619441163552" calcext:value-type="float">
            <text:p>0.0057619441163552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0059329587896765" calcext:value-type="float">
            <text:p>0.0059329587896765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0078230428862431" calcext:value-type="float">
            <text:p>0.0078230428862431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66332495807108" calcext:value-type="float">
            <text:p>0.0066332495807108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005215361924162" calcext:value-type="float">
            <text:p>0.005215361924162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6870225614927" calcext:value-type="float">
            <text:p>0.006870225614927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59329587896765" calcext:value-type="float">
            <text:p>0.0059329587896765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43358966777357" calcext:value-type="float">
            <text:p>0.0043358966777357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5899152481501" calcext:value-type="float">
            <text:p>0.005899152481501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0071274118724821" calcext:value-type="float">
            <text:p>0.0071274118724821</text:p>
          </table:table-cell>
          <table:table-cell office:value-type="float" office:value="0.91" calcext:value-type="float">
            <text:p>0.91</text:p>
          </table:table-cell>
          <table:table-cell office:value-type="float" office:value="0.0066332495807107" calcext:value-type="float">
            <text:p>0.0066332495807107</text:p>
          </table:table-cell>
          <table:table-cell office:value-type="float" office:value="0.916" calcext:value-type="float">
            <text:p>0.916</text:p>
          </table:table-cell>
          <table:table-cell office:value-type="float" office:value="0.0044721359549995" calcext:value-type="float">
            <text:p>0.0044721359549995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75630681604756" calcext:value-type="float">
            <text:p>0.0075630681604756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35777087639996" calcext:value-type="float">
            <text:p>0.0035777087639996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8_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0043817804600413" calcext:value-type="float">
            <text:p>0.0043817804600413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46904157598234" calcext:value-type="float">
            <text:p>0.0046904157598234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65421708935184" calcext:value-type="float">
            <text:p>0.0065421708935184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0053665631459995" calcext:value-type="float">
            <text:p>0.0053665631459995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81240384046359" calcext:value-type="float">
            <text:p>0.0081240384046359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48166378315169" calcext:value-type="float">
            <text:p>0.0048166378315169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0043358966777357" calcext:value-type="float">
            <text:p>0.0043358966777357</text:p>
          </table:table-cell>
          <table:table-cell office:value-type="float" office:value="0.91" calcext:value-type="float">
            <text:p>0.91</text:p>
          </table:table-cell>
          <table:table-cell office:value-type="float" office:value="0.0078740078740118" calcext:value-type="float">
            <text:p>0.0078740078740118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74027022093287" calcext:value-type="float">
            <text:p>0.0074027022093287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40987803063838" calcext:value-type="float">
            <text:p>0.0040987803063838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57271284253105" calcext:value-type="float">
            <text:p>0.0057271284253105</text:p>
          </table:table-cell>
          <table:table-cell office:value-type="float" office:value="0.9092" calcext:value-type="float">
            <text:p>0.9092</text:p>
          </table:table-cell>
          <table:table-cell office:value-type="float" office:value="0.0057619441163551" calcext:value-type="float">
            <text:p>0.0057619441163551</text:p>
          </table:table-cell>
          <table:table-cell office:value-type="float" office:value="0.91" calcext:value-type="float">
            <text:p>0.91</text:p>
          </table:table-cell>
          <table:table-cell office:value-type="float" office:value="0.0050990195135927" calcext:value-type="float">
            <text:p>0.0050990195135927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0055497747702046" calcext:value-type="float">
            <text:p>0.0055497747702046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59329587896765" calcext:value-type="float">
            <text:p>0.0059329587896765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3286335345031" calcext:value-type="float">
            <text:p>0.0032863353450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8_</text:p>
          </table:table-cell>
          <table:table-cell office:value-type="float" office:value="0.90904" calcext:value-type="float">
            <text:p>0.90904</text:p>
          </table:table-cell>
          <table:table-cell office:value-type="float" office:value="0.00516051371182924" calcext:value-type="float">
            <text:p>0.00516051371182924</text:p>
          </table:table-cell>
          <table:table-cell office:value-type="float" office:value="0.90952" calcext:value-type="float">
            <text:p>0.90952</text:p>
          </table:table-cell>
          <table:table-cell office:value-type="float" office:value="0.00520383217534614" calcext:value-type="float">
            <text:p>0.00520383217534614</text:p>
          </table:table-cell>
          <table:table-cell office:value-type="float" office:value="0.91128" calcext:value-type="float">
            <text:p>0.91128</text:p>
          </table:table-cell>
          <table:table-cell office:value-type="float" office:value="0.00589577800352682" calcext:value-type="float">
            <text:p>0.00589577800352682</text:p>
          </table:table-cell>
          <table:table-cell office:value-type="float" office:value="0.90888" calcext:value-type="float">
            <text:p>0.90888</text:p>
          </table:table-cell>
          <table:table-cell office:value-type="float" office:value="0.00581342517797292" calcext:value-type="float">
            <text:p>0.00581342517797292</text:p>
          </table:table-cell>
          <table:table-cell office:value-type="float" office:value="0.91088" calcext:value-type="float">
            <text:p>0.91088</text:p>
          </table:table-cell>
          <table:table-cell office:value-type="float" office:value="0.00823946812741978" calcext:value-type="float">
            <text:p>0.00823946812741978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00735165503713732" calcext:value-type="float">
            <text:p>0.00735165503713732</text:p>
          </table:table-cell>
          <table:table-cell office:value-type="float" office:value="0.91168" calcext:value-type="float">
            <text:p>0.91168</text:p>
          </table:table-cell>
          <table:table-cell office:value-type="float" office:value="0.00578145213868512" calcext:value-type="float">
            <text:p>0.00578145213868512</text:p>
          </table:table-cell>
          <table:table-cell office:value-type="float" office:value="0.90952" calcext:value-type="float">
            <text:p>0.90952</text:p>
          </table:table-cell>
          <table:table-cell office:value-type="float" office:value="0.00732532273686244" calcext:value-type="float">
            <text:p>0.00732532273686244</text:p>
          </table:table-cell>
          <table:table-cell office:value-type="float" office:value="0.91024" calcext:value-type="float">
            <text:p>0.91024</text:p>
          </table:table-cell>
          <table:table-cell office:value-type="float" office:value="0.00756194881771812" calcext:value-type="float">
            <text:p>0.00756194881771812</text:p>
          </table:table-cell>
          <table:table-cell office:value-type="float" office:value="0.90912" calcext:value-type="float">
            <text:p>0.90912</text:p>
          </table:table-cell>
          <table:table-cell office:value-type="float" office:value="0.00506248162637388" calcext:value-type="float">
            <text:p>0.00506248162637388</text:p>
          </table:table-cell>
          <table:table-cell office:value-type="float" office:value="0.91128" calcext:value-type="float">
            <text:p>0.91128</text:p>
          </table:table-cell>
          <table:table-cell office:value-type="float" office:value="0.00738167585763542" calcext:value-type="float">
            <text:p>0.00738167585763542</text:p>
          </table:table-cell>
          <table:table-cell office:value-type="float" office:value="0.90888" calcext:value-type="float">
            <text:p>0.90888</text:p>
          </table:table-cell>
          <table:table-cell office:value-type="float" office:value="0.00680946496211238" calcext:value-type="float">
            <text:p>0.00680946496211238</text:p>
          </table:table-cell>
          <table:table-cell office:value-type="float" office:value="0.90928" calcext:value-type="float">
            <text:p>0.90928</text:p>
          </table:table-cell>
          <table:table-cell office:value-type="float" office:value="0.00755947747132784" calcext:value-type="float">
            <text:p>0.00755947747132784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792867518494258" calcext:value-type="float">
            <text:p>0.00792867518494258</text:p>
          </table:table-cell>
          <table:table-cell office:value-type="float" office:value="0.90952" calcext:value-type="float">
            <text:p>0.90952</text:p>
          </table:table-cell>
          <table:table-cell office:value-type="float" office:value="0.00773610311337576" calcext:value-type="float">
            <text:p>0.00773610311337576</text:p>
          </table:table-cell>
          <table:table-cell office:value-type="float" office:value="0.91032" calcext:value-type="float">
            <text:p>0.91032</text:p>
          </table:table-cell>
          <table:table-cell office:value-type="float" office:value="0.00601728580556654" calcext:value-type="float">
            <text:p>0.00601728580556654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9_</text:p>
          </table:table-cell>
          <table:table-cell office:value-type="float" office:value="0.8925" calcext:value-type="float">
            <text:p>0.8925</text:p>
          </table:table-cell>
          <table:table-cell office:value-type="float" office:value="0.0217944947177033" calcext:value-type="float">
            <text:p>0.0217944947177033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31101106021268" calcext:value-type="float">
            <text:p>0.0131101106021268</text:p>
          </table:table-cell>
          <table:table-cell office:value-type="float" office:value="0.896" calcext:value-type="float">
            <text:p>0.896</text:p>
          </table:table-cell>
          <table:table-cell office:value-type="float" office:value="0.019088609168821" calcext:value-type="float">
            <text:p>0.019088609168821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69004437811555" calcext:value-type="float">
            <text:p>0.0169004437811555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45129252736999" calcext:value-type="float">
            <text:p>0.0145129252736999</text:p>
          </table:table-cell>
          <table:table-cell office:value-type="float" office:value="0.895" calcext:value-type="float">
            <text:p>0.895</text:p>
          </table:table-cell>
          <table:table-cell office:value-type="float" office:value="0.0210653744329408" calcext:value-type="float">
            <text:p>0.0210653744329408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70110258362039" calcext:value-type="float">
            <text:p>0.0170110258362039</text:p>
          </table:table-cell>
          <table:table-cell office:value-type="float" office:value="0.89" calcext:value-type="float">
            <text:p>0.89</text:p>
          </table:table-cell>
          <table:table-cell office:value-type="float" office:value="0.0152069063257455" calcext:value-type="float">
            <text:p>0.0152069063257455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37386316640341" calcext:value-type="float">
            <text:p>0.0137386316640341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88248505970167" calcext:value-type="float">
            <text:p>0.0188248505970167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68077363139716" calcext:value-type="float">
            <text:p>0.0168077363139716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47266764750231" calcext:value-type="float">
            <text:p>0.0147266764750231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67145146504467" calcext:value-type="float">
            <text:p>0.0167145146504467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67332005306814" calcext:value-type="float">
            <text:p>0.0167332005306814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47266764750231" calcext:value-type="float">
            <text:p>0.0147266764750231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77129895839183" calcext:value-type="float">
            <text:p>0.017712989583918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9_</text:p>
          </table:table-cell>
          <table:table-cell office:value-type="float" office:value="0.8925" calcext:value-type="float">
            <text:p>0.8925</text:p>
          </table:table-cell>
          <table:table-cell office:value-type="float" office:value="0.0221500564333366" calcext:value-type="float">
            <text:p>0.0221500564333366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5062370331392" calcext:value-type="float">
            <text:p>0.015062370331392</text:p>
          </table:table-cell>
          <table:table-cell office:value-type="float" office:value="0.8935" calcext:value-type="float">
            <text:p>0.8935</text:p>
          </table:table-cell>
          <table:table-cell office:value-type="float" office:value="0.0204328167417025" calcext:value-type="float">
            <text:p>0.0204328167417025</text:p>
          </table:table-cell>
          <table:table-cell office:value-type="float" office:value="0.894" calcext:value-type="float">
            <text:p>0.894</text:p>
          </table:table-cell>
          <table:table-cell office:value-type="float" office:value="0.0182517122484439" calcext:value-type="float">
            <text:p>0.0182517122484439</text:p>
          </table:table-cell>
          <table:table-cell office:value-type="float" office:value="0.891" calcext:value-type="float">
            <text:p>0.891</text:p>
          </table:table-cell>
          <table:table-cell office:value-type="float" office:value="0.0205091443019936" calcext:value-type="float">
            <text:p>0.0205091443019936</text:p>
          </table:table-cell>
          <table:table-cell office:value-type="float" office:value="0.894" calcext:value-type="float">
            <text:p>0.894</text:p>
          </table:table-cell>
          <table:table-cell office:value-type="float" office:value="0.0172843860174435" calcext:value-type="float">
            <text:p>0.0172843860174435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60662690130596" calcext:value-type="float">
            <text:p>0.0160662690130596</text:p>
          </table:table-cell>
          <table:table-cell office:value-type="float" office:value="0.8925" calcext:value-type="float">
            <text:p>0.8925</text:p>
          </table:table-cell>
          <table:table-cell office:value-type="float" office:value="0.015612494995996" calcext:value-type="float">
            <text:p>0.015612494995996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57718102955874" calcext:value-type="float">
            <text:p>0.0157718102955874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59491379077365" calcext:value-type="float">
            <text:p>0.0159491379077365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59687194226713" calcext:value-type="float">
            <text:p>0.0159687194226713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26737918556365" calcext:value-type="float">
            <text:p>0.0126737918556365</text:p>
          </table:table-cell>
          <table:table-cell office:value-type="float" office:value="0.89" calcext:value-type="float">
            <text:p>0.89</text:p>
          </table:table-cell>
          <table:table-cell office:value-type="float" office:value="0.0127475487839819" calcext:value-type="float">
            <text:p>0.0127475487839819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59687194226713" calcext:value-type="float">
            <text:p>0.0159687194226713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05178419839812" calcext:value-type="float">
            <text:p>0.0105178419839812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60662690130596" calcext:value-type="float">
            <text:p>0.016066269013059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9_</text:p>
          </table:table-cell>
          <table:table-cell office:value-type="float" office:value="0.892" calcext:value-type="float">
            <text:p>0.892</text:p>
          </table:table-cell>
          <table:table-cell office:value-type="float" office:value="0.0221782551162168" calcext:value-type="float">
            <text:p>0.0221782551162168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3851895177195" calcext:value-type="float">
            <text:p>0.013851895177195</text:p>
          </table:table-cell>
          <table:table-cell office:value-type="float" office:value="0.8925" calcext:value-type="float">
            <text:p>0.8925</text:p>
          </table:table-cell>
          <table:table-cell office:value-type="float" office:value="0.0186245805321891" calcext:value-type="float">
            <text:p>0.0186245805321891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99530699392349" calcext:value-type="float">
            <text:p>0.0199530699392349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89241908677755" calcext:value-type="float">
            <text:p>0.0189241908677755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60468065358811" calcext:value-type="float">
            <text:p>0.0160468065358811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56724280186574" calcext:value-type="float">
            <text:p>0.0156724280186574</text:p>
          </table:table-cell>
          <table:table-cell office:value-type="float" office:value="0.8945" calcext:value-type="float">
            <text:p>0.8945</text:p>
          </table:table-cell>
          <table:table-cell office:value-type="float" office:value="0.0171755640373176" calcext:value-type="float">
            <text:p>0.0171755640373176</text:p>
          </table:table-cell>
          <table:table-cell office:value-type="float" office:value="0.89" calcext:value-type="float">
            <text:p>0.89</text:p>
          </table:table-cell>
          <table:table-cell office:value-type="float" office:value="0.0173205080756887" calcext:value-type="float">
            <text:p>0.0173205080756887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0160662690130596" calcext:value-type="float">
            <text:p>0.0160662690130596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48954691097662" calcext:value-type="float">
            <text:p>0.0148954691097662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14017542509913" calcext:value-type="float">
            <text:p>0.0114017542509913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0151657508881031" calcext:value-type="float">
            <text:p>0.0151657508881031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54515371403624" calcext:value-type="float">
            <text:p>0.0154515371403624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33930952359788" calcext:value-type="float">
            <text:p>0.0133930952359788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0148534507775129" calcext:value-type="float">
            <text:p>0.0148534507775129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9_</text:p>
          </table:table-cell>
          <table:table-cell office:value-type="float" office:value="0.892" calcext:value-type="float">
            <text:p>0.892</text:p>
          </table:table-cell>
          <table:table-cell office:value-type="float" office:value="0.0218231528427951" calcext:value-type="float">
            <text:p>0.0218231528427951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08397416943394" calcext:value-type="float">
            <text:p>0.0108397416943394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62403817689117" calcext:value-type="float">
            <text:p>0.0162403817689117</text:p>
          </table:table-cell>
          <table:table-cell office:value-type="float" office:value="0.8935" calcext:value-type="float">
            <text:p>0.8935</text:p>
          </table:table-cell>
          <table:table-cell office:value-type="float" office:value="0.0194935886896179" calcext:value-type="float">
            <text:p>0.0194935886896179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84898620871006" calcext:value-type="float">
            <text:p>0.0184898620871006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0153704261489393" calcext:value-type="float">
            <text:p>0.0153704261489393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45129252736999" calcext:value-type="float">
            <text:p>0.0145129252736999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26737918556365" calcext:value-type="float">
            <text:p>0.0126737918556365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8674849396983" calcext:value-type="float">
            <text:p>0.018674849396983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79756780122475" calcext:value-type="float">
            <text:p>0.0179756780122475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59491379077365" calcext:value-type="float">
            <text:p>0.0159491379077365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2820881404958" calcext:value-type="float">
            <text:p>0.012820881404958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0152684314846024" calcext:value-type="float">
            <text:p>0.0152684314846024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55523310149958" calcext:value-type="float">
            <text:p>0.0155523310149958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36244265934387" calcext:value-type="float">
            <text:p>0.0136244265934387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55523310149957" calcext:value-type="float">
            <text:p>0.0155523310149957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9_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019890324280916" calcext:value-type="float">
            <text:p>0.019890324280916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29180106827637" calcext:value-type="float">
            <text:p>0.0129180106827637</text:p>
          </table:table-cell>
          <table:table-cell office:value-type="float" office:value="0.8935" calcext:value-type="float">
            <text:p>0.8935</text:p>
          </table:table-cell>
          <table:table-cell office:value-type="float" office:value="0.0154717484467657" calcext:value-type="float">
            <text:p>0.0154717484467657</text:p>
          </table:table-cell>
          <table:table-cell office:value-type="float" office:value="0.8935" calcext:value-type="float">
            <text:p>0.8935</text:p>
          </table:table-cell>
          <table:table-cell office:value-type="float" office:value="0.0177306232264971" calcext:value-type="float">
            <text:p>0.0177306232264971</text:p>
          </table:table-cell>
          <table:table-cell office:value-type="float" office:value="0.891" calcext:value-type="float">
            <text:p>0.891</text:p>
          </table:table-cell>
          <table:table-cell office:value-type="float" office:value="0.0208116553882674" calcext:value-type="float">
            <text:p>0.0208116553882674</text:p>
          </table:table-cell>
          <table:table-cell office:value-type="float" office:value="0.8925" calcext:value-type="float">
            <text:p>0.8925</text:p>
          </table:table-cell>
          <table:table-cell office:value-type="float" office:value="0.0164886324478411" calcext:value-type="float">
            <text:p>0.0164886324478411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45129252736999" calcext:value-type="float">
            <text:p>0.0145129252736999</text:p>
          </table:table-cell>
          <table:table-cell office:value-type="float" office:value="0.894" calcext:value-type="float">
            <text:p>0.894</text:p>
          </table:table-cell>
          <table:table-cell office:value-type="float" office:value="0.0132994360782703" calcext:value-type="float">
            <text:p>0.0132994360782703</text:p>
          </table:table-cell>
          <table:table-cell office:value-type="float" office:value="0.89" calcext:value-type="float">
            <text:p>0.89</text:p>
          </table:table-cell>
          <table:table-cell office:value-type="float" office:value="0.0179408751180091" calcext:value-type="float">
            <text:p>0.0179408751180091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79756780122475" calcext:value-type="float">
            <text:p>0.0179756780122475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59491379077365" calcext:value-type="float">
            <text:p>0.0159491379077365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26737918556365" calcext:value-type="float">
            <text:p>0.0126737918556365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64316767251549" calcext:value-type="float">
            <text:p>0.0164316767251549</text:p>
          </table:table-cell>
          <table:table-cell office:value-type="float" office:value="0.89" calcext:value-type="float">
            <text:p>0.89</text:p>
          </table:table-cell>
          <table:table-cell office:value-type="float" office:value="0.0180277563773199" calcext:value-type="float">
            <text:p>0.0180277563773199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36244265934387" calcext:value-type="float">
            <text:p>0.0136244265934387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61438842909629" calcext:value-type="float">
            <text:p>0.01614388429096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9_</text:p>
          </table:table-cell>
          <table:table-cell office:value-type="float" office:value="0.8921" calcext:value-type="float">
            <text:p>0.8921</text:p>
          </table:table-cell>
          <table:table-cell office:value-type="float" office:value="0.0215672566781936" calcext:value-type="float">
            <text:p>0.0215672566781936</text:p>
          </table:table-cell>
          <table:table-cell office:value-type="float" office:value="0.8888" calcext:value-type="float">
            <text:p>0.8888</text:p>
          </table:table-cell>
          <table:table-cell office:value-type="float" office:value="0.0131564256975634" calcext:value-type="float">
            <text:p>0.0131564256975634</text:p>
          </table:table-cell>
          <table:table-cell office:value-type="float" office:value="0.8937" calcext:value-type="float">
            <text:p>0.8937</text:p>
          </table:table-cell>
          <table:table-cell office:value-type="float" office:value="0.017971627331678" calcext:value-type="float">
            <text:p>0.017971627331678</text:p>
          </table:table-cell>
          <table:table-cell office:value-type="float" office:value="0.8932" calcext:value-type="float">
            <text:p>0.8932</text:p>
          </table:table-cell>
          <table:table-cell office:value-type="float" office:value="0.0184658875769899" calcext:value-type="float">
            <text:p>0.0184658875769899</text:p>
          </table:table-cell>
          <table:table-cell office:value-type="float" office:value="0.8916" calcext:value-type="float">
            <text:p>0.8916</text:p>
          </table:table-cell>
          <table:table-cell office:value-type="float" office:value="0.0186495555837674" calcext:value-type="float">
            <text:p>0.0186495555837674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72511251166092" calcext:value-type="float">
            <text:p>0.0172511251166092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55551146830641" calcext:value-type="float">
            <text:p>0.0155551146830641</text:p>
          </table:table-cell>
          <table:table-cell office:value-type="float" office:value="0.8928" calcext:value-type="float">
            <text:p>0.8928</text:p>
          </table:table-cell>
          <table:table-cell office:value-type="float" office:value="0.0147936386585932" calcext:value-type="float">
            <text:p>0.0147936386585932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66893349100605" calcext:value-type="float">
            <text:p>0.0166893349100605</text:p>
          </table:table-cell>
          <table:table-cell office:value-type="float" office:value="0.8921" calcext:value-type="float">
            <text:p>0.8921</text:p>
          </table:table-cell>
          <table:table-cell office:value-type="float" office:value="0.0173583227084616" calcext:value-type="float">
            <text:p>0.0173583227084616</text:p>
          </table:table-cell>
          <table:table-cell office:value-type="float" office:value="0.8891" calcext:value-type="float">
            <text:p>0.8891</text:p>
          </table:table-cell>
          <table:table-cell office:value-type="float" office:value="0.0159140401323764" calcext:value-type="float">
            <text:p>0.0159140401323764</text:p>
          </table:table-cell>
          <table:table-cell office:value-type="float" office:value="0.8888" calcext:value-type="float">
            <text:p>0.8888</text:p>
          </table:table-cell>
          <table:table-cell office:value-type="float" office:value="0.0128593791684491" calcext:value-type="float">
            <text:p>0.0128593791684491</text:p>
          </table:table-cell>
          <table:table-cell office:value-type="float" office:value="0.8906" calcext:value-type="float">
            <text:p>0.8906</text:p>
          </table:table-cell>
          <table:table-cell office:value-type="float" office:value="0.0152655845064578" calcext:value-type="float">
            <text:p>0.0152655845064578</text:p>
          </table:table-cell>
          <table:table-cell office:value-type="float" office:value="0.8899" calcext:value-type="float">
            <text:p>0.8899</text:p>
          </table:table-cell>
          <table:table-cell office:value-type="float" office:value="0.0163467088972062" calcext:value-type="float">
            <text:p>0.0163467088972062</text:p>
          </table:table-cell>
          <table:table-cell office:value-type="float" office:value="0.8894" calcext:value-type="float">
            <text:p>0.8894</text:p>
          </table:table-cell>
          <table:table-cell office:value-type="float" office:value="0.0131772933763721" calcext:value-type="float">
            <text:p>0.0131772933763721</text:p>
          </table:table-cell>
          <table:table-cell office:value-type="float" office:value="0.8908" calcext:value-type="float">
            <text:p>0.8908</text:p>
          </table:table-cell>
          <table:table-cell office:value-type="float" office:value="0.0160657849360899" calcext:value-type="float">
            <text:p>0.016065784936089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9_</text:p>
          </table:table-cell>
          <table:table-cell office:value-type="float" office:value="0.891" calcext:value-type="float">
            <text:p>0.891</text:p>
          </table:table-cell>
          <table:table-cell office:value-type="float" office:value="0.0208116553882674" calcext:value-type="float">
            <text:p>0.0208116553882674</text:p>
          </table:table-cell>
          <table:table-cell office:value-type="float" office:value="0.8925" calcext:value-type="float">
            <text:p>0.8925</text:p>
          </table:table-cell>
          <table:table-cell office:value-type="float" office:value="0.016583123951777" calcext:value-type="float">
            <text:p>0.016583123951777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26737918556365" calcext:value-type="float">
            <text:p>0.0126737918556365</text:p>
          </table:table-cell>
          <table:table-cell office:value-type="float" office:value="0.881" calcext:value-type="float">
            <text:p>0.881</text:p>
          </table:table-cell>
          <table:table-cell office:value-type="float" office:value="0.0139866007306993" calcext:value-type="float">
            <text:p>0.0139866007306993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39866007306993" calcext:value-type="float">
            <text:p>0.0139866007306993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20721365785102" calcext:value-type="float">
            <text:p>0.02072136578510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94207218407084" calcext:value-type="float">
            <text:p>0.0094207218407084</text:p>
          </table:table-cell>
          <table:table-cell office:value-type="float" office:value="0.8815" calcext:value-type="float">
            <text:p>0.8815</text:p>
          </table:table-cell>
          <table:table-cell office:value-type="float" office:value="0.0195735791310633" calcext:value-type="float">
            <text:p>0.0195735791310633</text:p>
          </table:table-cell>
          <table:table-cell office:value-type="float" office:value="0.8855" calcext:value-type="float">
            <text:p>0.8855</text:p>
          </table:table-cell>
          <table:table-cell office:value-type="float" office:value="0.0161438842909629" calcext:value-type="float">
            <text:p>0.0161438842909629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200779730052612" calcext:value-type="float">
            <text:p>0.0200779730052612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42959784554957" calcext:value-type="float">
            <text:p>0.0142959784554957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38744369255116" calcext:value-type="float">
            <text:p>0.0138744369255116</text:p>
          </table:table-cell>
          <table:table-cell office:value-type="float" office:value="0.879" calcext:value-type="float">
            <text:p>0.879</text:p>
          </table:table-cell>
          <table:table-cell office:value-type="float" office:value="0.0179930542154465" calcext:value-type="float">
            <text:p>0.0179930542154465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228172084182092" calcext:value-type="float">
            <text:p>0.0228172084182092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0136473440639562" calcext:value-type="float">
            <text:p>0.0136473440639562</text:p>
          </table:table-cell>
          <table:table-cell office:value-type="float" office:value="0.881" calcext:value-type="float">
            <text:p>0.881</text:p>
          </table:table-cell>
          <table:table-cell office:value-type="float" office:value="0.0182517122484439" calcext:value-type="float">
            <text:p>0.0182517122484439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9_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60662690130596" calcext:value-type="float">
            <text:p>0.0160662690130596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45129252737" calcext:value-type="float">
            <text:p>0.0145129252737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67145146504467" calcext:value-type="float">
            <text:p>0.0167145146504467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42082722383828" calcext:value-type="float">
            <text:p>0.0142082722383828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017102631376487" calcext:value-type="float">
            <text:p>0.017102631376487</text:p>
          </table:table-cell>
          <table:table-cell office:value-type="float" office:value="0.89" calcext:value-type="float">
            <text:p>0.89</text:p>
          </table:table-cell>
          <table:table-cell office:value-type="float" office:value="0.0164886324478411" calcext:value-type="float">
            <text:p>0.0164886324478411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26243811729526" calcext:value-type="float">
            <text:p>0.0126243811729526</text:p>
          </table:table-cell>
          <table:table-cell office:value-type="float" office:value="0.887" calcext:value-type="float">
            <text:p>0.887</text:p>
          </table:table-cell>
          <table:table-cell office:value-type="float" office:value="0.022388613177238" calcext:value-type="float">
            <text:p>0.022388613177238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56724280186575" calcext:value-type="float">
            <text:p>0.0156724280186575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0139866007306993" calcext:value-type="float">
            <text:p>0.0139866007306993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87916204729661" calcext:value-type="float">
            <text:p>0.0187916204729661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26984250992002" calcext:value-type="float">
            <text:p>0.0126984250992002</text:p>
          </table:table-cell>
          <table:table-cell office:value-type="float" office:value="0.8845" calcext:value-type="float">
            <text:p>0.8845</text:p>
          </table:table-cell>
          <table:table-cell office:value-type="float" office:value="0.0194775511807824" calcext:value-type="float">
            <text:p>0.0194775511807824</text:p>
          </table:table-cell>
          <table:table-cell office:value-type="float" office:value="0.885" calcext:value-type="float">
            <text:p>0.885</text:p>
          </table:table-cell>
          <table:table-cell office:value-type="float" office:value="0.0174104853464801" calcext:value-type="float">
            <text:p>0.0174104853464801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65264938810384" calcext:value-type="float">
            <text:p>0.0165264938810384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20675183861471" calcext:value-type="float">
            <text:p>0.012067518386147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9_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39866007306993" calcext:value-type="float">
            <text:p>0.0139866007306993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52684314846024" calcext:value-type="float">
            <text:p>0.0152684314846024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39866007306993" calcext:value-type="float">
            <text:p>0.0139866007306993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32759180473517" calcext:value-type="float">
            <text:p>0.0132759180473517</text:p>
          </table:table-cell>
          <table:table-cell office:value-type="float" office:value="0.89" calcext:value-type="float">
            <text:p>0.89</text:p>
          </table:table-cell>
          <table:table-cell office:value-type="float" office:value="0.0166770800801579" calcext:value-type="float">
            <text:p>0.0166770800801579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0178185296812053" calcext:value-type="float">
            <text:p>0.0178185296812053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3919410907075" calcext:value-type="float">
            <text:p>0.013919410907075</text:p>
          </table:table-cell>
          <table:table-cell office:value-type="float" office:value="0.889" calcext:value-type="float">
            <text:p>0.889</text:p>
          </table:table-cell>
          <table:table-cell office:value-type="float" office:value="0.0211098318325845" calcext:value-type="float">
            <text:p>0.0211098318325845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94775511807824" calcext:value-type="float">
            <text:p>0.0194775511807824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46415504643462" calcext:value-type="float">
            <text:p>0.014641550464346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70843495632698" calcext:value-type="float">
            <text:p>0.0170843495632698</text:p>
          </table:table-cell>
          <table:table-cell office:value-type="float" office:value="0.89" calcext:value-type="float">
            <text:p>0.89</text:p>
          </table:table-cell>
          <table:table-cell office:value-type="float" office:value="0.0121191996435408" calcext:value-type="float">
            <text:p>0.0121191996435408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72843860174436" calcext:value-type="float">
            <text:p>0.0172843860174436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48323969741913" calcext:value-type="float">
            <text:p>0.0148323969741913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48534507775129" calcext:value-type="float">
            <text:p>0.0148534507775129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94538352005945" calcext:value-type="float">
            <text:p>0.009453835200594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9_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2820881404958" calcext:value-type="float">
            <text:p>0.012820881404958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81486914128815" calcext:value-type="float">
            <text:p>0.0181486914128815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38744369255116" calcext:value-type="float">
            <text:p>0.0138744369255116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62018517460195" calcext:value-type="float">
            <text:p>0.0162018517460195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64316767251549" calcext:value-type="float">
            <text:p>0.0164316767251549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0144265380462534" calcext:value-type="float">
            <text:p>0.0144265380462534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42082722383828" calcext:value-type="float">
            <text:p>0.0142082722383828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79756780122475" calcext:value-type="float">
            <text:p>0.0179756780122475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66207701385946" calcext:value-type="float">
            <text:p>0.0166207701385946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30384048104052" calcext:value-type="float">
            <text:p>0.0130384048104052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63935963107549" calcext:value-type="float">
            <text:p>0.0163935963107549</text:p>
          </table:table-cell>
          <table:table-cell office:value-type="float" office:value="0.89" calcext:value-type="float">
            <text:p>0.89</text:p>
          </table:table-cell>
          <table:table-cell office:value-type="float" office:value="0.0107529065838032" calcext:value-type="float">
            <text:p>0.0107529065838032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60662690130596" calcext:value-type="float">
            <text:p>0.0160662690130596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3919410907075" calcext:value-type="float">
            <text:p>0.013919410907075</text:p>
          </table:table-cell>
          <table:table-cell office:value-type="float" office:value="0.8855" calcext:value-type="float">
            <text:p>0.8855</text:p>
          </table:table-cell>
          <table:table-cell office:value-type="float" office:value="0.0131576973669407" calcext:value-type="float">
            <text:p>0.0131576973669407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1236102527122" calcext:value-type="float">
            <text:p>0.01123610252712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9_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20415945787922" calcext:value-type="float">
            <text:p>0.012041594578792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63363092527045" calcext:value-type="float">
            <text:p>0.0163363092527045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33463478150391" calcext:value-type="float">
            <text:p>0.0133463478150391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56524758424985" calcext:value-type="float">
            <text:p>0.0156524758424985</text:p>
          </table:table-cell>
          <table:table-cell office:value-type="float" office:value="0.89" calcext:value-type="float">
            <text:p>0.89</text:p>
          </table:table-cell>
          <table:table-cell office:value-type="float" office:value="0.0151038074669932" calcext:value-type="float">
            <text:p>0.0151038074669932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5062370331392" calcext:value-type="float">
            <text:p>0.015062370331392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34164078649987" calcext:value-type="float">
            <text:p>0.0134164078649987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59491379077365" calcext:value-type="float">
            <text:p>0.0159491379077365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68263186704638" calcext:value-type="float">
            <text:p>0.0168263186704638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56524758424984" calcext:value-type="float">
            <text:p>0.0156524758424984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0158705702481038" calcext:value-type="float">
            <text:p>0.0158705702481038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1645814698852" calcext:value-type="float">
            <text:p>0.011645814698852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76422787643773" calcext:value-type="float">
            <text:p>0.0176422787643773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6355427233796" calcext:value-type="float">
            <text:p>0.016355427233796</text:p>
          </table:table-cell>
          <table:table-cell office:value-type="float" office:value="0.8855" calcext:value-type="float">
            <text:p>0.8855</text:p>
          </table:table-cell>
          <table:table-cell office:value-type="float" office:value="0.0141862609591111" calcext:value-type="float">
            <text:p>0.0141862609591111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21191996435407" calcext:value-type="float">
            <text:p>0.01211919964354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9_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51454002231553" calcext:value-type="float">
            <text:p>0.0151454002231553</text:p>
          </table:table-cell>
          <table:table-cell office:value-type="float" office:value="0.8896" calcext:value-type="float">
            <text:p>0.8896</text:p>
          </table:table-cell>
          <table:table-cell office:value-type="float" office:value="0.0161698962751331" calcext:value-type="float">
            <text:p>0.0161698962751331</text:p>
          </table:table-cell>
          <table:table-cell office:value-type="float" office:value="0.8886" calcext:value-type="float">
            <text:p>0.8886</text:p>
          </table:table-cell>
          <table:table-cell office:value-type="float" office:value="0.0141191383954666" calcext:value-type="float">
            <text:p>0.0141191383954666</text:p>
          </table:table-cell>
          <table:table-cell office:value-type="float" office:value="0.8859" calcext:value-type="float">
            <text:p>0.8859</text:p>
          </table:table-cell>
          <table:table-cell office:value-type="float" office:value="0.0146650237209904" calcext:value-type="float">
            <text:p>0.0146650237209904</text:p>
          </table:table-cell>
          <table:table-cell office:value-type="float" office:value="0.89" calcext:value-type="float">
            <text:p>0.89</text:p>
          </table:table-cell>
          <table:table-cell office:value-type="float" office:value="0.0158603592758985" calcext:value-type="float">
            <text:p>0.0158603592758985</text:p>
          </table:table-cell>
          <table:table-cell office:value-type="float" office:value="0.8877" calcext:value-type="float">
            <text:p>0.8877</text:p>
          </table:table-cell>
          <table:table-cell office:value-type="float" office:value="0.0169034872583588" calcext:value-type="float">
            <text:p>0.0169034872583588</text:p>
          </table:table-cell>
          <table:table-cell office:value-type="float" office:value="0.8879" calcext:value-type="float">
            <text:p>0.8879</text:p>
          </table:table-cell>
          <table:table-cell office:value-type="float" office:value="0.0127178388048235" calcext:value-type="float">
            <text:p>0.0127178388048235</text:p>
          </table:table-cell>
          <table:table-cell office:value-type="float" office:value="0.8867" calcext:value-type="float">
            <text:p>0.8867</text:p>
          </table:table-cell>
          <table:table-cell office:value-type="float" office:value="0.019399368012174" calcext:value-type="float">
            <text:p>0.019399368012174</text:p>
          </table:table-cell>
          <table:table-cell office:value-type="float" office:value="0.8889" calcext:value-type="float">
            <text:p>0.8889</text:p>
          </table:table-cell>
          <table:table-cell office:value-type="float" office:value="0.0169481904598922" calcext:value-type="float">
            <text:p>0.0169481904598922</text:p>
          </table:table-cell>
          <table:table-cell office:value-type="float" office:value="0.8877" calcext:value-type="float">
            <text:p>0.8877</text:p>
          </table:table-cell>
          <table:table-cell office:value-type="float" office:value="0.0154794009706421" calcext:value-type="float">
            <text:p>0.0154794009706421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64872230101181" calcext:value-type="float">
            <text:p>0.0164872230101181</text:p>
          </table:table-cell>
          <table:table-cell office:value-type="float" office:value="0.8894" calcext:value-type="float">
            <text:p>0.8894</text:p>
          </table:table-cell>
          <table:table-cell office:value-type="float" office:value="0.0122181565901816" calcext:value-type="float">
            <text:p>0.0122181565901816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0176927078382219" calcext:value-type="float">
            <text:p>0.0176927078382219</text:p>
          </table:table-cell>
          <table:table-cell office:value-type="float" office:value="0.8874" calcext:value-type="float">
            <text:p>0.8874</text:p>
          </table:table-cell>
          <table:table-cell office:value-type="float" office:value="0.0170669857759503" calcext:value-type="float">
            <text:p>0.0170669857759503</text:p>
          </table:table-cell>
          <table:table-cell office:value-type="float" office:value="0.8861" calcext:value-type="float">
            <text:p>0.8861</text:p>
          </table:table-cell>
          <table:table-cell office:value-type="float" office:value="0.0144742494097119" calcext:value-type="float">
            <text:p>0.0144742494097119</text:p>
          </table:table-cell>
          <table:table-cell office:value-type="float" office:value="0.8857" calcext:value-type="float">
            <text:p>0.8857</text:p>
          </table:table-cell>
          <table:table-cell office:value-type="float" office:value="0.0126256736011696" calcext:value-type="float">
            <text:p>0.0126256736011696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arrhythmia_cfs</text:p>
          </table:table-cell>
          <table:table-cell office:value-type="float" office:value="0.838485958485959" calcext:value-type="float">
            <text:p>0.838485958485959</text:p>
          </table:table-cell>
          <table:table-cell office:value-type="float" office:value="0.0254714726676372" calcext:value-type="float">
            <text:p>0.0254714726676372</text:p>
          </table:table-cell>
          <table:table-cell office:value-type="float" office:value="0.818534798534799" calcext:value-type="float">
            <text:p>0.818534798534799</text:p>
          </table:table-cell>
          <table:table-cell office:value-type="float" office:value="0.0258048143978643" calcext:value-type="float">
            <text:p>0.0258048143978643</text:p>
          </table:table-cell>
          <table:table-cell office:value-type="float" office:value="0.842881562881563" calcext:value-type="float">
            <text:p>0.842881562881563</text:p>
          </table:table-cell>
          <table:table-cell office:value-type="float" office:value="0.0241960732160475" calcext:value-type="float">
            <text:p>0.0241960732160475</text:p>
          </table:table-cell>
          <table:table-cell office:value-type="float" office:value="0.838412698412698" calcext:value-type="float">
            <text:p>0.838412698412698</text:p>
          </table:table-cell>
          <table:table-cell office:value-type="float" office:value="0.0260364875746459" calcext:value-type="float">
            <text:p>0.0260364875746459</text:p>
          </table:table-cell>
          <table:table-cell office:value-type="float" office:value="0.814212454212454" calcext:value-type="float">
            <text:p>0.814212454212454</text:p>
          </table:table-cell>
          <table:table-cell office:value-type="float" office:value="0.0291357346861928" calcext:value-type="float">
            <text:p>0.0291357346861928</text:p>
          </table:table-cell>
          <table:table-cell office:value-type="float" office:value="0.836312576312576" calcext:value-type="float">
            <text:p>0.836312576312576</text:p>
          </table:table-cell>
          <table:table-cell office:value-type="float" office:value="0.0210429916540532" calcext:value-type="float">
            <text:p>0.0210429916540532</text:p>
          </table:table-cell>
          <table:table-cell office:value-type="float" office:value="0.840708180708181" calcext:value-type="float">
            <text:p>0.840708180708181</text:p>
          </table:table-cell>
          <table:table-cell office:value-type="float" office:value="0.022952159978546" calcext:value-type="float">
            <text:p>0.022952159978546</text:p>
          </table:table-cell>
          <table:table-cell office:value-type="float" office:value="0.836288156288156" calcext:value-type="float">
            <text:p>0.836288156288156</text:p>
          </table:table-cell>
          <table:table-cell office:value-type="float" office:value="0.0325402437830583" calcext:value-type="float">
            <text:p>0.0325402437830583</text:p>
          </table:table-cell>
          <table:table-cell office:value-type="float" office:value="0.838461538461539" calcext:value-type="float">
            <text:p>0.838461538461539</text:p>
          </table:table-cell>
          <table:table-cell office:value-type="float" office:value="0.0268872675286944" calcext:value-type="float">
            <text:p>0.0268872675286944</text:p>
          </table:table-cell>
          <table:table-cell office:value-type="float" office:value="0.856166056166056" calcext:value-type="float">
            <text:p>0.856166056166056</text:p>
          </table:table-cell>
          <table:table-cell office:value-type="float" office:value="0.028341040167808" calcext:value-type="float">
            <text:p>0.028341040167808</text:p>
          </table:table-cell>
          <table:table-cell office:value-type="float" office:value="0.860561660561661" calcext:value-type="float">
            <text:p>0.860561660561661</text:p>
          </table:table-cell>
          <table:table-cell office:value-type="float" office:value="0.0154802539260919" calcext:value-type="float">
            <text:p>0.0154802539260919</text:p>
          </table:table-cell>
          <table:table-cell office:value-type="float" office:value="0.836385836385836" calcext:value-type="float">
            <text:p>0.836385836385836</text:p>
          </table:table-cell>
          <table:table-cell office:value-type="float" office:value="0.0299970206488343" calcext:value-type="float">
            <text:p>0.0299970206488343</text:p>
          </table:table-cell>
          <table:table-cell office:value-type="float" office:value="0.845152625152625" calcext:value-type="float">
            <text:p>0.845152625152625</text:p>
          </table:table-cell>
          <table:table-cell office:value-type="float" office:value="0.034072104158496" calcext:value-type="float">
            <text:p>0.034072104158496</text:p>
          </table:table-cell>
          <table:table-cell office:value-type="float" office:value="0.845103785103785" calcext:value-type="float">
            <text:p>0.845103785103785</text:p>
          </table:table-cell>
          <table:table-cell office:value-type="float" office:value="0.0159326858154455" calcext:value-type="float">
            <text:p>0.0159326858154455</text:p>
          </table:table-cell>
          <table:table-cell office:value-type="float" office:value="0.845152625152625" calcext:value-type="float">
            <text:p>0.845152625152625</text:p>
          </table:table-cell>
          <table:table-cell office:value-type="float" office:value="0.0321256071763669" calcext:value-type="float">
            <text:p>0.0321256071763669</text:p>
          </table:table-cell>
          <table:table-cell office:value-type="float" office:value="0.847350427350427" calcext:value-type="float">
            <text:p>0.847350427350427</text:p>
          </table:table-cell>
          <table:table-cell office:value-type="float" office:value="0.0143389426110276" calcext:value-type="float">
            <text:p>0.0143389426110276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arrhythmia_cfs</text:p>
          </table:table-cell>
          <table:table-cell office:value-type="float" office:value="0.836312576312576" calcext:value-type="float">
            <text:p>0.836312576312576</text:p>
          </table:table-cell>
          <table:table-cell office:value-type="float" office:value="0.0262111169237904" calcext:value-type="float">
            <text:p>0.0262111169237904</text:p>
          </table:table-cell>
          <table:table-cell office:value-type="float" office:value="0.845079365079365" calcext:value-type="float">
            <text:p>0.845079365079365</text:p>
          </table:table-cell>
          <table:table-cell office:value-type="float" office:value="0.0275278780355366" calcext:value-type="float">
            <text:p>0.0275278780355366</text:p>
          </table:table-cell>
          <table:table-cell office:value-type="float" office:value="0.845177045177045" calcext:value-type="float">
            <text:p>0.845177045177045</text:p>
          </table:table-cell>
          <table:table-cell office:value-type="float" office:value="0.0299071780854146" calcext:value-type="float">
            <text:p>0.0299071780854146</text:p>
          </table:table-cell>
          <table:table-cell office:value-type="float" office:value="0.845128205128205" calcext:value-type="float">
            <text:p>0.845128205128205</text:p>
          </table:table-cell>
          <table:table-cell office:value-type="float" office:value="0.01755475370851" calcext:value-type="float">
            <text:p>0.01755475370851</text:p>
          </table:table-cell>
          <table:table-cell office:value-type="float" office:value="0.838461538461539" calcext:value-type="float">
            <text:p>0.838461538461539</text:p>
          </table:table-cell>
          <table:table-cell office:value-type="float" office:value="0.0268872675286944" calcext:value-type="float">
            <text:p>0.0268872675286944</text:p>
          </table:table-cell>
          <table:table-cell office:value-type="float" office:value="0.856141636141636" calcext:value-type="float">
            <text:p>0.856141636141636</text:p>
          </table:table-cell>
          <table:table-cell office:value-type="float" office:value="0.0162014946015357" calcext:value-type="float">
            <text:p>0.0162014946015357</text:p>
          </table:table-cell>
          <table:table-cell office:value-type="float" office:value="0.853943833943834" calcext:value-type="float">
            <text:p>0.853943833943834</text:p>
          </table:table-cell>
          <table:table-cell office:value-type="float" office:value="0.0278382119761366" calcext:value-type="float">
            <text:p>0.0278382119761366</text:p>
          </table:table-cell>
          <table:table-cell office:value-type="float" office:value="0.84957264957265" calcext:value-type="float">
            <text:p>0.84957264957265</text:p>
          </table:table-cell>
          <table:table-cell office:value-type="float" office:value="0.0287643632461481" calcext:value-type="float">
            <text:p>0.0287643632461481</text:p>
          </table:table-cell>
          <table:table-cell office:value-type="float" office:value="0.84957264957265" calcext:value-type="float">
            <text:p>0.84957264957265</text:p>
          </table:table-cell>
          <table:table-cell office:value-type="float" office:value="0.0287643632461481" calcext:value-type="float">
            <text:p>0.0287643632461481</text:p>
          </table:table-cell>
          <table:table-cell office:value-type="float" office:value="0.851746031746032" calcext:value-type="float">
            <text:p>0.851746031746032</text:p>
          </table:table-cell>
          <table:table-cell office:value-type="float" office:value="0.032048479440233" calcext:value-type="float">
            <text:p>0.032048479440233</text:p>
          </table:table-cell>
          <table:table-cell office:value-type="float" office:value="0.869426129426129" calcext:value-type="float">
            <text:p>0.869426129426129</text:p>
          </table:table-cell>
          <table:table-cell office:value-type="float" office:value="0.0168147429192026" calcext:value-type="float">
            <text:p>0.0168147429192026</text:p>
          </table:table-cell>
          <table:table-cell office:value-type="float" office:value="0.853943833943834" calcext:value-type="float">
            <text:p>0.853943833943834</text:p>
          </table:table-cell>
          <table:table-cell office:value-type="float" office:value="0.0364022629292488" calcext:value-type="float">
            <text:p>0.0364022629292488</text:p>
          </table:table-cell>
          <table:table-cell office:value-type="float" office:value="0.858388278388278" calcext:value-type="float">
            <text:p>0.858388278388278</text:p>
          </table:table-cell>
          <table:table-cell office:value-type="float" office:value="0.02528495719938" calcext:value-type="float">
            <text:p>0.02528495719938</text:p>
          </table:table-cell>
          <table:table-cell office:value-type="float" office:value="0.851721611721612" calcext:value-type="float">
            <text:p>0.851721611721612</text:p>
          </table:table-cell>
          <table:table-cell office:value-type="float" office:value="0.0356516257351409" calcext:value-type="float">
            <text:p>0.0356516257351409</text:p>
          </table:table-cell>
          <table:table-cell office:value-type="float" office:value="0.862808302808303" calcext:value-type="float">
            <text:p>0.862808302808303</text:p>
          </table:table-cell>
          <table:table-cell office:value-type="float" office:value="0.0231952634958725" calcext:value-type="float">
            <text:p>0.0231952634958725</text:p>
          </table:table-cell>
          <table:table-cell office:value-type="float" office:value="0.860561660561661" calcext:value-type="float">
            <text:p>0.860561660561661</text:p>
          </table:table-cell>
          <table:table-cell office:value-type="float" office:value="0.0405364130430273" calcext:value-type="float">
            <text:p>0.0405364130430273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arrhythmia_cfs</text:p>
          </table:table-cell>
          <table:table-cell office:value-type="float" office:value="0.838510378510379" calcext:value-type="float">
            <text:p>0.838510378510379</text:p>
          </table:table-cell>
          <table:table-cell office:value-type="float" office:value="0.0227669421281117" calcext:value-type="float">
            <text:p>0.0227669421281117</text:p>
          </table:table-cell>
          <table:table-cell office:value-type="float" office:value="0.845103785103785" calcext:value-type="float">
            <text:p>0.845103785103785</text:p>
          </table:table-cell>
          <table:table-cell office:value-type="float" office:value="0.0284500620886713" calcext:value-type="float">
            <text:p>0.0284500620886713</text:p>
          </table:table-cell>
          <table:table-cell office:value-type="float" office:value="0.853968253968254" calcext:value-type="float">
            <text:p>0.853968253968254</text:p>
          </table:table-cell>
          <table:table-cell office:value-type="float" office:value="0.0387950922031621" calcext:value-type="float">
            <text:p>0.0387950922031621</text:p>
          </table:table-cell>
          <table:table-cell office:value-type="float" office:value="0.845177045177045" calcext:value-type="float">
            <text:p>0.845177045177045</text:p>
          </table:table-cell>
          <table:table-cell office:value-type="float" office:value="0.024342214253046" calcext:value-type="float">
            <text:p>0.024342214253046</text:p>
          </table:table-cell>
          <table:table-cell office:value-type="float" office:value="0.84949938949939" calcext:value-type="float">
            <text:p>0.84949938949939</text:p>
          </table:table-cell>
          <table:table-cell office:value-type="float" office:value="0.0358876333247423" calcext:value-type="float">
            <text:p>0.0358876333247423</text:p>
          </table:table-cell>
          <table:table-cell office:value-type="float" office:value="0.851721611721612" calcext:value-type="float">
            <text:p>0.851721611721612</text:p>
          </table:table-cell>
          <table:table-cell office:value-type="float" office:value="0.0172300967671447" calcext:value-type="float">
            <text:p>0.0172300967671447</text:p>
          </table:table-cell>
          <table:table-cell office:value-type="float" office:value="0.853992673992674" calcext:value-type="float">
            <text:p>0.853992673992674</text:p>
          </table:table-cell>
          <table:table-cell office:value-type="float" office:value="0.0239839576296714" calcext:value-type="float">
            <text:p>0.0239839576296714</text:p>
          </table:table-cell>
          <table:table-cell office:value-type="float" office:value="0.856239316239316" calcext:value-type="float">
            <text:p>0.856239316239316</text:p>
          </table:table-cell>
          <table:table-cell office:value-type="float" office:value="0.0433972416936524" calcext:value-type="float">
            <text:p>0.0433972416936524</text:p>
          </table:table-cell>
          <table:table-cell office:value-type="float" office:value="0.853992673992674" calcext:value-type="float">
            <text:p>0.853992673992674</text:p>
          </table:table-cell>
          <table:table-cell office:value-type="float" office:value="0.0163275303788793" calcext:value-type="float">
            <text:p>0.0163275303788793</text:p>
          </table:table-cell>
          <table:table-cell office:value-type="float" office:value="0.864981684981685" calcext:value-type="float">
            <text:p>0.864981684981685</text:p>
          </table:table-cell>
          <table:table-cell office:value-type="float" office:value="0.0243577349653023" calcext:value-type="float">
            <text:p>0.0243577349653023</text:p>
          </table:table-cell>
          <table:table-cell office:value-type="float" office:value="0.867228327228327" calcext:value-type="float">
            <text:p>0.867228327228327</text:p>
          </table:table-cell>
          <table:table-cell office:value-type="float" office:value="0.0283271756978164" calcext:value-type="float">
            <text:p>0.0283271756978164</text:p>
          </table:table-cell>
          <table:table-cell office:value-type="float" office:value="0.853968253968254" calcext:value-type="float">
            <text:p>0.853968253968254</text:p>
          </table:table-cell>
          <table:table-cell office:value-type="float" office:value="0.0265826575921156" calcext:value-type="float">
            <text:p>0.0265826575921156</text:p>
          </table:table-cell>
          <table:table-cell office:value-type="float" office:value="0.858412698412698" calcext:value-type="float">
            <text:p>0.858412698412698</text:p>
          </table:table-cell>
          <table:table-cell office:value-type="float" office:value="0.0343891910490017" calcext:value-type="float">
            <text:p>0.0343891910490017</text:p>
          </table:table-cell>
          <table:table-cell office:value-type="float" office:value="0.856166056166056" calcext:value-type="float">
            <text:p>0.856166056166056</text:p>
          </table:table-cell>
          <table:table-cell office:value-type="float" office:value="0.0272302435305228" calcext:value-type="float">
            <text:p>0.0272302435305228</text:p>
          </table:table-cell>
          <table:table-cell office:value-type="float" office:value="0.858363858363858" calcext:value-type="float">
            <text:p>0.858363858363858</text:p>
          </table:table-cell>
          <table:table-cell office:value-type="float" office:value="0.0216589235022765" calcext:value-type="float">
            <text:p>0.0216589235022765</text:p>
          </table:table-cell>
          <table:table-cell office:value-type="float" office:value="0.858388278388278" calcext:value-type="float">
            <text:p>0.858388278388278</text:p>
          </table:table-cell>
          <table:table-cell office:value-type="float" office:value="0.0308766560867078" calcext:value-type="float">
            <text:p>0.0308766560867078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arrhythmia_cfs</text:p>
          </table:table-cell>
          <table:table-cell office:value-type="float" office:value="0.840683760683761" calcext:value-type="float">
            <text:p>0.840683760683761</text:p>
          </table:table-cell>
          <table:table-cell office:value-type="float" office:value="0.0129987608775759" calcext:value-type="float">
            <text:p>0.0129987608775759</text:p>
          </table:table-cell>
          <table:table-cell office:value-type="float" office:value="0.858412698412698" calcext:value-type="float">
            <text:p>0.858412698412698</text:p>
          </table:table-cell>
          <table:table-cell office:value-type="float" office:value="0.0275184259104653" calcext:value-type="float">
            <text:p>0.0275184259104653</text:p>
          </table:table-cell>
          <table:table-cell office:value-type="float" office:value="0.851770451770452" calcext:value-type="float">
            <text:p>0.851770451770452</text:p>
          </table:table-cell>
          <table:table-cell office:value-type="float" office:value="0.0372962412912191" calcext:value-type="float">
            <text:p>0.0372962412912191</text:p>
          </table:table-cell>
          <table:table-cell office:value-type="float" office:value="0.853992673992674" calcext:value-type="float">
            <text:p>0.853992673992674</text:p>
          </table:table-cell>
          <table:table-cell office:value-type="float" office:value="0.0196811232095587" calcext:value-type="float">
            <text:p>0.0196811232095587</text:p>
          </table:table-cell>
          <table:table-cell office:value-type="float" office:value="0.845103785103785" calcext:value-type="float">
            <text:p>0.845103785103785</text:p>
          </table:table-cell>
          <table:table-cell office:value-type="float" office:value="0.035234993944676" calcext:value-type="float">
            <text:p>0.035234993944676</text:p>
          </table:table-cell>
          <table:table-cell office:value-type="float" office:value="0.864957264957265" calcext:value-type="float">
            <text:p>0.864957264957265</text:p>
          </table:table-cell>
          <table:table-cell office:value-type="float" office:value="0.0338228357904434" calcext:value-type="float">
            <text:p>0.0338228357904434</text:p>
          </table:table-cell>
          <table:table-cell office:value-type="float" office:value="0.851770451770452" calcext:value-type="float">
            <text:p>0.851770451770452</text:p>
          </table:table-cell>
          <table:table-cell office:value-type="float" office:value="0.0278159246446267" calcext:value-type="float">
            <text:p>0.0278159246446267</text:p>
          </table:table-cell>
          <table:table-cell office:value-type="float" office:value="0.851819291819292" calcext:value-type="float">
            <text:p>0.851819291819292</text:p>
          </table:table-cell>
          <table:table-cell office:value-type="float" office:value="0.0369584988465834" calcext:value-type="float">
            <text:p>0.0369584988465834</text:p>
          </table:table-cell>
          <table:table-cell office:value-type="float" office:value="0.862857142857143" calcext:value-type="float">
            <text:p>0.862857142857143</text:p>
          </table:table-cell>
          <table:table-cell office:value-type="float" office:value="0.0182894408295867" calcext:value-type="float">
            <text:p>0.0182894408295867</text:p>
          </table:table-cell>
          <table:table-cell office:value-type="float" office:value="0.862857142857143" calcext:value-type="float">
            <text:p>0.862857142857143</text:p>
          </table:table-cell>
          <table:table-cell office:value-type="float" office:value="0.0264731255204036" calcext:value-type="float">
            <text:p>0.0264731255204036</text:p>
          </table:table-cell>
          <table:table-cell office:value-type="float" office:value="0.871599511599512" calcext:value-type="float">
            <text:p>0.871599511599512</text:p>
          </table:table-cell>
          <table:table-cell office:value-type="float" office:value="0.027145056833252" calcext:value-type="float">
            <text:p>0.027145056833252</text:p>
          </table:table-cell>
          <table:table-cell office:value-type="float" office:value="0.853943833943834" calcext:value-type="float">
            <text:p>0.853943833943834</text:p>
          </table:table-cell>
          <table:table-cell office:value-type="float" office:value="0.0395467197602597" calcext:value-type="float">
            <text:p>0.0395467197602597</text:p>
          </table:table-cell>
          <table:table-cell office:value-type="float" office:value="0.86053724053724" calcext:value-type="float">
            <text:p>0.86053724053724</text:p>
          </table:table-cell>
          <table:table-cell office:value-type="float" office:value="0.0399064220762204" calcext:value-type="float">
            <text:p>0.0399064220762204</text:p>
          </table:table-cell>
          <table:table-cell office:value-type="float" office:value="0.853943833943834" calcext:value-type="float">
            <text:p>0.853943833943834</text:p>
          </table:table-cell>
          <table:table-cell office:value-type="float" office:value="0.0308990999221627" calcext:value-type="float">
            <text:p>0.0308990999221627</text:p>
          </table:table-cell>
          <table:table-cell office:value-type="float" office:value="0.858339438339438" calcext:value-type="float">
            <text:p>0.858339438339438</text:p>
          </table:table-cell>
          <table:table-cell office:value-type="float" office:value="0.0269117089675002" calcext:value-type="float">
            <text:p>0.0269117089675002</text:p>
          </table:table-cell>
          <table:table-cell office:value-type="float" office:value="0.864981684981685" calcext:value-type="float">
            <text:p>0.864981684981685</text:p>
          </table:table-cell>
          <table:table-cell office:value-type="float" office:value="0.0310430285734218" calcext:value-type="float">
            <text:p>0.0310430285734218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arrhythmia_cfs</text:p>
          </table:table-cell>
          <table:table-cell office:value-type="float" office:value="0.838485958485959" calcext:value-type="float">
            <text:p>0.838485958485959</text:p>
          </table:table-cell>
          <table:table-cell office:value-type="float" office:value="0.0127696531740263" calcext:value-type="float">
            <text:p>0.0127696531740263</text:p>
          </table:table-cell>
          <table:table-cell office:value-type="float" office:value="0.856190476190476" calcext:value-type="float">
            <text:p>0.856190476190476</text:p>
          </table:table-cell>
          <table:table-cell office:value-type="float" office:value="0.031353043292042" calcext:value-type="float">
            <text:p>0.031353043292042</text:p>
          </table:table-cell>
          <table:table-cell office:value-type="float" office:value="0.853968253968254" calcext:value-type="float">
            <text:p>0.853968253968254</text:p>
          </table:table-cell>
          <table:table-cell office:value-type="float" office:value="0.0214411777757834" calcext:value-type="float">
            <text:p>0.0214411777757834</text:p>
          </table:table-cell>
          <table:table-cell office:value-type="float" office:value="0.851794871794872" calcext:value-type="float">
            <text:p>0.851794871794872</text:p>
          </table:table-cell>
          <table:table-cell office:value-type="float" office:value="0.0274793642286746" calcext:value-type="float">
            <text:p>0.0274793642286746</text:p>
          </table:table-cell>
          <table:table-cell office:value-type="float" office:value="0.851721611721612" calcext:value-type="float">
            <text:p>0.851721611721612</text:p>
          </table:table-cell>
          <table:table-cell office:value-type="float" office:value="0.0357649786855677" calcext:value-type="float">
            <text:p>0.0357649786855677</text:p>
          </table:table-cell>
          <table:table-cell office:value-type="float" office:value="0.867179487179487" calcext:value-type="float">
            <text:p>0.867179487179487</text:p>
          </table:table-cell>
          <table:table-cell office:value-type="float" office:value="0.02962474578131" calcext:value-type="float">
            <text:p>0.02962474578131</text:p>
          </table:table-cell>
          <table:table-cell office:value-type="float" office:value="0.851746031746032" calcext:value-type="float">
            <text:p>0.851746031746032</text:p>
          </table:table-cell>
          <table:table-cell office:value-type="float" office:value="0.0290158551355264" calcext:value-type="float">
            <text:p>0.0290158551355264</text:p>
          </table:table-cell>
          <table:table-cell office:value-type="float" office:value="0.854017094017094" calcext:value-type="float">
            <text:p>0.854017094017094</text:p>
          </table:table-cell>
          <table:table-cell office:value-type="float" office:value="0.0360731580750447" calcext:value-type="float">
            <text:p>0.0360731580750447</text:p>
          </table:table-cell>
          <table:table-cell office:value-type="float" office:value="0.856214896214896" calcext:value-type="float">
            <text:p>0.856214896214896</text:p>
          </table:table-cell>
          <table:table-cell office:value-type="float" office:value="0.0205114759138357" calcext:value-type="float">
            <text:p>0.0205114759138357</text:p>
          </table:table-cell>
          <table:table-cell office:value-type="float" office:value="0.862808302808303" calcext:value-type="float">
            <text:p>0.862808302808303</text:p>
          </table:table-cell>
          <table:table-cell office:value-type="float" office:value="0.0256929528268548" calcext:value-type="float">
            <text:p>0.0256929528268548</text:p>
          </table:table-cell>
          <table:table-cell office:value-type="float" office:value="0.862783882783883" calcext:value-type="float">
            <text:p>0.862783882783883</text:p>
          </table:table-cell>
          <table:table-cell office:value-type="float" office:value="0.0321075034554934" calcext:value-type="float">
            <text:p>0.0321075034554934</text:p>
          </table:table-cell>
          <table:table-cell office:value-type="float" office:value="0.867228327228327" calcext:value-type="float">
            <text:p>0.867228327228327</text:p>
          </table:table-cell>
          <table:table-cell office:value-type="float" office:value="0.0375714991823814" calcext:value-type="float">
            <text:p>0.0375714991823814</text:p>
          </table:table-cell>
          <table:table-cell office:value-type="float" office:value="0.853894993894994" calcext:value-type="float">
            <text:p>0.853894993894994</text:p>
          </table:table-cell>
          <table:table-cell office:value-type="float" office:value="0.0357483010112896" calcext:value-type="float">
            <text:p>0.0357483010112896</text:p>
          </table:table-cell>
          <table:table-cell office:value-type="float" office:value="0.856141636141636" calcext:value-type="float">
            <text:p>0.856141636141636</text:p>
          </table:table-cell>
          <table:table-cell office:value-type="float" office:value="0.0250761072793143" calcext:value-type="float">
            <text:p>0.0250761072793143</text:p>
          </table:table-cell>
          <table:table-cell office:value-type="float" office:value="0.851721611721612" calcext:value-type="float">
            <text:p>0.851721611721612</text:p>
          </table:table-cell>
          <table:table-cell office:value-type="float" office:value="0.0219558971529372" calcext:value-type="float">
            <text:p>0.0219558971529372</text:p>
          </table:table-cell>
          <table:table-cell office:value-type="float" office:value="0.871623931623932" calcext:value-type="float">
            <text:p>0.871623931623932</text:p>
          </table:table-cell>
          <table:table-cell office:value-type="float" office:value="0.030149039685308" calcext:value-type="float">
            <text:p>0.0301490396853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arrhythmia_cfs</text:p>
          </table:table-cell>
          <table:table-cell office:value-type="float" office:value="0.838495726495726" calcext:value-type="float">
            <text:p>0.838495726495726</text:p>
          </table:table-cell>
          <table:table-cell office:value-type="float" office:value="0.0200435891542283" calcext:value-type="float">
            <text:p>0.0200435891542283</text:p>
          </table:table-cell>
          <table:table-cell office:value-type="float" office:value="0.844664224664225" calcext:value-type="float">
            <text:p>0.844664224664225</text:p>
          </table:table-cell>
          <table:table-cell office:value-type="float" office:value="0.0281308447449159" calcext:value-type="float">
            <text:p>0.0281308447449159</text:p>
          </table:table-cell>
          <table:table-cell office:value-type="float" office:value="0.849553113553113" calcext:value-type="float">
            <text:p>0.849553113553113</text:p>
          </table:table-cell>
          <table:table-cell office:value-type="float" office:value="0.0303271525143253" calcext:value-type="float">
            <text:p>0.0303271525143253</text:p>
          </table:table-cell>
          <table:table-cell office:value-type="float" office:value="0.846901098901099" calcext:value-type="float">
            <text:p>0.846901098901099</text:p>
          </table:table-cell>
          <table:table-cell office:value-type="float" office:value="0.023018788594887" calcext:value-type="float">
            <text:p>0.023018788594887</text:p>
          </table:table-cell>
          <table:table-cell office:value-type="float" office:value="0.839799755799756" calcext:value-type="float">
            <text:p>0.839799755799756</text:p>
          </table:table-cell>
          <table:table-cell office:value-type="float" office:value="0.0325821216339746" calcext:value-type="float">
            <text:p>0.0325821216339746</text:p>
          </table:table-cell>
          <table:table-cell office:value-type="float" office:value="0.855262515262515" calcext:value-type="float">
            <text:p>0.855262515262515</text:p>
          </table:table-cell>
          <table:table-cell office:value-type="float" office:value="0.0235844329188974" calcext:value-type="float">
            <text:p>0.0235844329188974</text:p>
          </table:table-cell>
          <table:table-cell office:value-type="float" office:value="0.850432234432234" calcext:value-type="float">
            <text:p>0.850432234432234</text:p>
          </table:table-cell>
          <table:table-cell office:value-type="float" office:value="0.0263212218729014" calcext:value-type="float">
            <text:p>0.0263212218729014</text:p>
          </table:table-cell>
          <table:table-cell office:value-type="float" office:value="0.849587301587302" calcext:value-type="float">
            <text:p>0.849587301587302</text:p>
          </table:table-cell>
          <table:table-cell office:value-type="float" office:value="0.0355467011288974" calcext:value-type="float">
            <text:p>0.0355467011288974</text:p>
          </table:table-cell>
          <table:table-cell office:value-type="float" office:value="0.85221978021978" calcext:value-type="float">
            <text:p>0.85221978021978</text:p>
          </table:table-cell>
          <table:table-cell office:value-type="float" office:value="0.0221560155794288" calcext:value-type="float">
            <text:p>0.0221560155794288</text:p>
          </table:table-cell>
          <table:table-cell office:value-type="float" office:value="0.859711843711844" calcext:value-type="float">
            <text:p>0.859711843711844</text:p>
          </table:table-cell>
          <table:table-cell office:value-type="float" office:value="0.0273826665841203" calcext:value-type="float">
            <text:p>0.0273826665841203</text:p>
          </table:table-cell>
          <table:table-cell office:value-type="float" office:value="0.866319902319902" calcext:value-type="float">
            <text:p>0.866319902319902</text:p>
          </table:table-cell>
          <table:table-cell office:value-type="float" office:value="0.0239749465663713" calcext:value-type="float">
            <text:p>0.0239749465663713</text:p>
          </table:table-cell>
          <table:table-cell office:value-type="float" office:value="0.853094017094017" calcext:value-type="float">
            <text:p>0.853094017094017</text:p>
          </table:table-cell>
          <table:table-cell office:value-type="float" office:value="0.034020032022568" calcext:value-type="float">
            <text:p>0.034020032022568</text:p>
          </table:table-cell>
          <table:table-cell office:value-type="float" office:value="0.855277167277167" calcext:value-type="float">
            <text:p>0.855277167277167</text:p>
          </table:table-cell>
          <table:table-cell office:value-type="float" office:value="0.0338801950988775" calcext:value-type="float">
            <text:p>0.0338801950988775</text:p>
          </table:table-cell>
          <table:table-cell office:value-type="float" office:value="0.852615384615385" calcext:value-type="float">
            <text:p>0.852615384615385</text:p>
          </table:table-cell>
          <table:table-cell office:value-type="float" office:value="0.0269579524565172" calcext:value-type="float">
            <text:p>0.0269579524565172</text:p>
          </table:table-cell>
          <table:table-cell office:value-type="float" office:value="0.855277167277167" calcext:value-type="float">
            <text:p>0.855277167277167</text:p>
          </table:table-cell>
          <table:table-cell office:value-type="float" office:value="0.0251694800589907" calcext:value-type="float">
            <text:p>0.0251694800589907</text:p>
          </table:table-cell>
          <table:table-cell office:value-type="float" office:value="0.860581196581197" calcext:value-type="float">
            <text:p>0.860581196581197</text:p>
          </table:table-cell>
          <table:table-cell office:value-type="float" office:value="0.0293888159998985" calcext:value-type="float">
            <text:p>0.0293888159998985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31819291819292" calcext:value-type="float">
            <text:p>0.831819291819292</text:p>
          </table:table-cell>
          <table:table-cell office:value-type="float" office:value="0.0242182752810172" calcext:value-type="float">
            <text:p>0.0242182752810172</text:p>
          </table:table-cell>
          <table:table-cell office:value-type="float" office:value="0.834017094017094" calcext:value-type="float">
            <text:p>0.834017094017094</text:p>
          </table:table-cell>
          <table:table-cell office:value-type="float" office:value="0.0326787923711062" calcext:value-type="float">
            <text:p>0.0326787923711062</text:p>
          </table:table-cell>
          <table:table-cell office:value-type="float" office:value="0.829548229548229" calcext:value-type="float">
            <text:p>0.829548229548229</text:p>
          </table:table-cell>
          <table:table-cell office:value-type="float" office:value="0.0368851514949775" calcext:value-type="float">
            <text:p>0.0368851514949775</text:p>
          </table:table-cell>
          <table:table-cell office:value-type="float" office:value="0.840634920634921" calcext:value-type="float">
            <text:p>0.840634920634921</text:p>
          </table:table-cell>
          <table:table-cell office:value-type="float" office:value="0.0602543628487585" calcext:value-type="float">
            <text:p>0.0602543628487585</text:p>
          </table:table-cell>
          <table:table-cell office:value-type="float" office:value="0.847252747252747" calcext:value-type="float">
            <text:p>0.847252747252747</text:p>
          </table:table-cell>
          <table:table-cell office:value-type="float" office:value="0.0291841003376422" calcext:value-type="float">
            <text:p>0.0291841003376422</text:p>
          </table:table-cell>
          <table:table-cell office:value-type="float" office:value="0.811770451770452" calcext:value-type="float">
            <text:p>0.811770451770452</text:p>
          </table:table-cell>
          <table:table-cell office:value-type="float" office:value="0.0508659934957432" calcext:value-type="float">
            <text:p>0.0508659934957432</text:p>
          </table:table-cell>
          <table:table-cell office:value-type="float" office:value="0.82957264957265" calcext:value-type="float">
            <text:p>0.82957264957265</text:p>
          </table:table-cell>
          <table:table-cell office:value-type="float" office:value="0.0413471110522545" calcext:value-type="float">
            <text:p>0.0413471110522545</text:p>
          </table:table-cell>
          <table:table-cell office:value-type="float" office:value="0.823003663003663" calcext:value-type="float">
            <text:p>0.823003663003663</text:p>
          </table:table-cell>
          <table:table-cell office:value-type="float" office:value="0.0283480881891601" calcext:value-type="float">
            <text:p>0.0283480881891601</text:p>
          </table:table-cell>
          <table:table-cell office:value-type="float" office:value="0.834017094017094" calcext:value-type="float">
            <text:p>0.834017094017094</text:p>
          </table:table-cell>
          <table:table-cell office:value-type="float" office:value="0.0642023527032932" calcext:value-type="float">
            <text:p>0.0642023527032932</text:p>
          </table:table-cell>
          <table:table-cell office:value-type="float" office:value="0.844981684981685" calcext:value-type="float">
            <text:p>0.844981684981685</text:p>
          </table:table-cell>
          <table:table-cell office:value-type="float" office:value="0.0405567828793979" calcext:value-type="float">
            <text:p>0.0405567828793979</text:p>
          </table:table-cell>
          <table:table-cell office:value-type="float" office:value="0.845030525030525" calcext:value-type="float">
            <text:p>0.845030525030525</text:p>
          </table:table-cell>
          <table:table-cell office:value-type="float" office:value="0.0229277566248973" calcext:value-type="float">
            <text:p>0.0229277566248973</text:p>
          </table:table-cell>
          <table:table-cell office:value-type="float" office:value="0.831819291819292" calcext:value-type="float">
            <text:p>0.831819291819292</text:p>
          </table:table-cell>
          <table:table-cell office:value-type="float" office:value="0.0309337231505924" calcext:value-type="float">
            <text:p>0.0309337231505924</text:p>
          </table:table-cell>
          <table:table-cell office:value-type="float" office:value="0.845079365079365" calcext:value-type="float">
            <text:p>0.845079365079365</text:p>
          </table:table-cell>
          <table:table-cell office:value-type="float" office:value="0.0457774022138217" calcext:value-type="float">
            <text:p>0.0457774022138217</text:p>
          </table:table-cell>
          <table:table-cell office:value-type="float" office:value="0.838461538461539" calcext:value-type="float">
            <text:p>0.838461538461539</text:p>
          </table:table-cell>
          <table:table-cell office:value-type="float" office:value="0.0231892209867947" calcext:value-type="float">
            <text:p>0.0231892209867947</text:p>
          </table:table-cell>
          <table:table-cell office:value-type="float" office:value="0.84947496947497" calcext:value-type="float">
            <text:p>0.84947496947497</text:p>
          </table:table-cell>
          <table:table-cell office:value-type="float" office:value="0.0292242248700762" calcext:value-type="float">
            <text:p>0.0292242248700762</text:p>
          </table:table-cell>
          <table:table-cell office:value-type="float" office:value="0.86053724053724" calcext:value-type="float">
            <text:p>0.86053724053724</text:p>
          </table:table-cell>
          <table:table-cell office:value-type="float" office:value="0.0304023664814739" calcext:value-type="float">
            <text:p>0.0304023664814739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51746031746032" calcext:value-type="float">
            <text:p>0.851746031746032</text:p>
          </table:table-cell>
          <table:table-cell office:value-type="float" office:value="0.0244755778360638" calcext:value-type="float">
            <text:p>0.0244755778360638</text:p>
          </table:table-cell>
          <table:table-cell office:value-type="float" office:value="0.847326007326007" calcext:value-type="float">
            <text:p>0.847326007326007</text:p>
          </table:table-cell>
          <table:table-cell office:value-type="float" office:value="0.0307976350085634" calcext:value-type="float">
            <text:p>0.0307976350085634</text:p>
          </table:table-cell>
          <table:table-cell office:value-type="float" office:value="0.84947496947497" calcext:value-type="float">
            <text:p>0.84947496947497</text:p>
          </table:table-cell>
          <table:table-cell office:value-type="float" office:value="0.0429151446489982" calcext:value-type="float">
            <text:p>0.0429151446489982</text:p>
          </table:table-cell>
          <table:table-cell office:value-type="float" office:value="0.851721611721612" calcext:value-type="float">
            <text:p>0.851721611721612</text:p>
          </table:table-cell>
          <table:table-cell office:value-type="float" office:value="0.0348913356768896" calcext:value-type="float">
            <text:p>0.0348913356768896</text:p>
          </table:table-cell>
          <table:table-cell office:value-type="float" office:value="0.851721611721612" calcext:value-type="float">
            <text:p>0.851721611721612</text:p>
          </table:table-cell>
          <table:table-cell office:value-type="float" office:value="0.0322120625751582" calcext:value-type="float">
            <text:p>0.0322120625751582</text:p>
          </table:table-cell>
          <table:table-cell office:value-type="float" office:value="0.842783882783883" calcext:value-type="float">
            <text:p>0.842783882783883</text:p>
          </table:table-cell>
          <table:table-cell office:value-type="float" office:value="0.0401282938285609" calcext:value-type="float">
            <text:p>0.0401282938285609</text:p>
          </table:table-cell>
          <table:table-cell office:value-type="float" office:value="0.847203907203907" calcext:value-type="float">
            <text:p>0.847203907203907</text:p>
          </table:table-cell>
          <table:table-cell office:value-type="float" office:value="0.048431102316373" calcext:value-type="float">
            <text:p>0.048431102316373</text:p>
          </table:table-cell>
          <table:table-cell office:value-type="float" office:value="0.845103785103785" calcext:value-type="float">
            <text:p>0.845103785103785</text:p>
          </table:table-cell>
          <table:table-cell office:value-type="float" office:value="0.034269221584476" calcext:value-type="float">
            <text:p>0.034269221584476</text:p>
          </table:table-cell>
          <table:table-cell office:value-type="float" office:value="0.847301587301587" calcext:value-type="float">
            <text:p>0.847301587301587</text:p>
          </table:table-cell>
          <table:table-cell office:value-type="float" office:value="0.0364754164396882" calcext:value-type="float">
            <text:p>0.0364754164396882</text:p>
          </table:table-cell>
          <table:table-cell office:value-type="float" office:value="0.858363858363858" calcext:value-type="float">
            <text:p>0.858363858363858</text:p>
          </table:table-cell>
          <table:table-cell office:value-type="float" office:value="0.0200831504203264" calcext:value-type="float">
            <text:p>0.0200831504203264</text:p>
          </table:table-cell>
          <table:table-cell office:value-type="float" office:value="0.847228327228327" calcext:value-type="float">
            <text:p>0.847228327228327</text:p>
          </table:table-cell>
          <table:table-cell office:value-type="float" office:value="0.0367291495901621" calcext:value-type="float">
            <text:p>0.0367291495901621</text:p>
          </table:table-cell>
          <table:table-cell office:value-type="float" office:value="0.856190476190476" calcext:value-type="float">
            <text:p>0.856190476190476</text:p>
          </table:table-cell>
          <table:table-cell office:value-type="float" office:value="0.0477844876647144" calcext:value-type="float">
            <text:p>0.0477844876647144</text:p>
          </table:table-cell>
          <table:table-cell office:value-type="float" office:value="0.851721611721612" calcext:value-type="float">
            <text:p>0.851721611721612</text:p>
          </table:table-cell>
          <table:table-cell office:value-type="float" office:value="0.0488901300007499" calcext:value-type="float">
            <text:p>0.0488901300007499</text:p>
          </table:table-cell>
          <table:table-cell office:value-type="float" office:value="0.84949938949939" calcext:value-type="float">
            <text:p>0.84949938949939</text:p>
          </table:table-cell>
          <table:table-cell office:value-type="float" office:value="0.0302019039146058" calcext:value-type="float">
            <text:p>0.0302019039146058</text:p>
          </table:table-cell>
          <table:table-cell office:value-type="float" office:value="0.86053724053724" calcext:value-type="float">
            <text:p>0.86053724053724</text:p>
          </table:table-cell>
          <table:table-cell office:value-type="float" office:value="0.033248179370437" calcext:value-type="float">
            <text:p>0.033248179370437</text:p>
          </table:table-cell>
          <table:table-cell office:value-type="float" office:value="0.858412698412698" calcext:value-type="float">
            <text:p>0.858412698412698</text:p>
          </table:table-cell>
          <table:table-cell office:value-type="float" office:value="0.0394079539100307" calcext:value-type="float">
            <text:p>0.0394079539100307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62759462759463" calcext:value-type="float">
            <text:p>0.862759462759463</text:p>
          </table:table-cell>
          <table:table-cell office:value-type="float" office:value="0.0323229950367531" calcext:value-type="float">
            <text:p>0.0323229950367531</text:p>
          </table:table-cell>
          <table:table-cell office:value-type="float" office:value="0.853968253968254" calcext:value-type="float">
            <text:p>0.853968253968254</text:p>
          </table:table-cell>
          <table:table-cell office:value-type="float" office:value="0.0416627194702608" calcext:value-type="float">
            <text:p>0.0416627194702608</text:p>
          </table:table-cell>
          <table:table-cell office:value-type="float" office:value="0.847228327228327" calcext:value-type="float">
            <text:p>0.847228327228327</text:p>
          </table:table-cell>
          <table:table-cell office:value-type="float" office:value="0.0414656580797517" calcext:value-type="float">
            <text:p>0.0414656580797517</text:p>
          </table:table-cell>
          <table:table-cell office:value-type="float" office:value="0.858290598290598" calcext:value-type="float">
            <text:p>0.858290598290598</text:p>
          </table:table-cell>
          <table:table-cell office:value-type="float" office:value="0.0443068352297626" calcext:value-type="float">
            <text:p>0.0443068352297626</text:p>
          </table:table-cell>
          <table:table-cell office:value-type="float" office:value="0.860561660561661" calcext:value-type="float">
            <text:p>0.860561660561661</text:p>
          </table:table-cell>
          <table:table-cell office:value-type="float" office:value="0.0341403600968444" calcext:value-type="float">
            <text:p>0.0341403600968444</text:p>
          </table:table-cell>
          <table:table-cell office:value-type="float" office:value="0.853846153846154" calcext:value-type="float">
            <text:p>0.853846153846154</text:p>
          </table:table-cell>
          <table:table-cell office:value-type="float" office:value="0.0436699583090436" calcext:value-type="float">
            <text:p>0.0436699583090436</text:p>
          </table:table-cell>
          <table:table-cell office:value-type="float" office:value="0.856117216117216" calcext:value-type="float">
            <text:p>0.856117216117216</text:p>
          </table:table-cell>
          <table:table-cell office:value-type="float" office:value="0.0307714837247162" calcext:value-type="float">
            <text:p>0.0307714837247162</text:p>
          </table:table-cell>
          <table:table-cell office:value-type="float" office:value="0.847301587301587" calcext:value-type="float">
            <text:p>0.847301587301587</text:p>
          </table:table-cell>
          <table:table-cell office:value-type="float" office:value="0.0411592068169676" calcext:value-type="float">
            <text:p>0.0411592068169676</text:p>
          </table:table-cell>
          <table:table-cell office:value-type="float" office:value="0.853894993894994" calcext:value-type="float">
            <text:p>0.853894993894994</text:p>
          </table:table-cell>
          <table:table-cell office:value-type="float" office:value="0.0366014947817093" calcext:value-type="float">
            <text:p>0.0366014947817093</text:p>
          </table:table-cell>
          <table:table-cell office:value-type="float" office:value="0.849450549450549" calcext:value-type="float">
            <text:p>0.849450549450549</text:p>
          </table:table-cell>
          <table:table-cell office:value-type="float" office:value="0.0343288135857285" calcext:value-type="float">
            <text:p>0.0343288135857285</text:p>
          </table:table-cell>
          <table:table-cell office:value-type="float" office:value="0.851672771672772" calcext:value-type="float">
            <text:p>0.851672771672772</text:p>
          </table:table-cell>
          <table:table-cell office:value-type="float" office:value="0.0464500222984229" calcext:value-type="float">
            <text:p>0.0464500222984229</text:p>
          </table:table-cell>
          <table:table-cell office:value-type="float" office:value="0.858363858363858" calcext:value-type="float">
            <text:p>0.858363858363858</text:p>
          </table:table-cell>
          <table:table-cell office:value-type="float" office:value="0.0397010382355209" calcext:value-type="float">
            <text:p>0.0397010382355209</text:p>
          </table:table-cell>
          <table:table-cell office:value-type="float" office:value="0.853919413919414" calcext:value-type="float">
            <text:p>0.853919413919414</text:p>
          </table:table-cell>
          <table:table-cell office:value-type="float" office:value="0.0389128510830476" calcext:value-type="float">
            <text:p>0.0389128510830476</text:p>
          </table:table-cell>
          <table:table-cell office:value-type="float" office:value="0.860512820512821" calcext:value-type="float">
            <text:p>0.860512820512821</text:p>
          </table:table-cell>
          <table:table-cell office:value-type="float" office:value="0.0376435488322384" calcext:value-type="float">
            <text:p>0.0376435488322384</text:p>
          </table:table-cell>
          <table:table-cell office:value-type="float" office:value="0.864957264957265" calcext:value-type="float">
            <text:p>0.864957264957265</text:p>
          </table:table-cell>
          <table:table-cell office:value-type="float" office:value="0.0365686298473574" calcext:value-type="float">
            <text:p>0.0365686298473574</text:p>
          </table:table-cell>
          <table:table-cell office:value-type="float" office:value="0.856141636141636" calcext:value-type="float">
            <text:p>0.856141636141636</text:p>
          </table:table-cell>
          <table:table-cell office:value-type="float" office:value="0.0471911364439498" calcext:value-type="float">
            <text:p>0.0471911364439498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64957264957265" calcext:value-type="float">
            <text:p>0.864957264957265</text:p>
          </table:table-cell>
          <table:table-cell office:value-type="float" office:value="0.0413887897201297" calcext:value-type="float">
            <text:p>0.0413887897201297</text:p>
          </table:table-cell>
          <table:table-cell office:value-type="float" office:value="0.853919413919414" calcext:value-type="float">
            <text:p>0.853919413919414</text:p>
          </table:table-cell>
          <table:table-cell office:value-type="float" office:value="0.0355991067186317" calcext:value-type="float">
            <text:p>0.0355991067186317</text:p>
          </table:table-cell>
          <table:table-cell office:value-type="float" office:value="0.858315018315018" calcext:value-type="float">
            <text:p>0.858315018315018</text:p>
          </table:table-cell>
          <table:table-cell office:value-type="float" office:value="0.0382060822833352" calcext:value-type="float">
            <text:p>0.0382060822833352</text:p>
          </table:table-cell>
          <table:table-cell office:value-type="float" office:value="0.858363858363858" calcext:value-type="float">
            <text:p>0.858363858363858</text:p>
          </table:table-cell>
          <table:table-cell office:value-type="float" office:value="0.0372959414922469" calcext:value-type="float">
            <text:p>0.0372959414922469</text:p>
          </table:table-cell>
          <table:table-cell office:value-type="float" office:value="0.864957264957265" calcext:value-type="float">
            <text:p>0.864957264957265</text:p>
          </table:table-cell>
          <table:table-cell office:value-type="float" office:value="0.0399033025197227" calcext:value-type="float">
            <text:p>0.0399033025197227</text:p>
          </table:table-cell>
          <table:table-cell office:value-type="float" office:value="0.853846153846154" calcext:value-type="float">
            <text:p>0.853846153846154</text:p>
          </table:table-cell>
          <table:table-cell office:value-type="float" office:value="0.0442797738358585" calcext:value-type="float">
            <text:p>0.0442797738358585</text:p>
          </table:table-cell>
          <table:table-cell office:value-type="float" office:value="0.853943833943834" calcext:value-type="float">
            <text:p>0.853943833943834</text:p>
          </table:table-cell>
          <table:table-cell office:value-type="float" office:value="0.0318823269392546" calcext:value-type="float">
            <text:p>0.0318823269392546</text:p>
          </table:table-cell>
          <table:table-cell office:value-type="float" office:value="0.853943833943834" calcext:value-type="float">
            <text:p>0.853943833943834</text:p>
          </table:table-cell>
          <table:table-cell office:value-type="float" office:value="0.0364022629292488" calcext:value-type="float">
            <text:p>0.0364022629292488</text:p>
          </table:table-cell>
          <table:table-cell office:value-type="float" office:value="0.862735042735043" calcext:value-type="float">
            <text:p>0.862735042735043</text:p>
          </table:table-cell>
          <table:table-cell office:value-type="float" office:value="0.0519845051848323" calcext:value-type="float">
            <text:p>0.0519845051848323</text:p>
          </table:table-cell>
          <table:table-cell office:value-type="float" office:value="0.853894993894994" calcext:value-type="float">
            <text:p>0.853894993894994</text:p>
          </table:table-cell>
          <table:table-cell office:value-type="float" office:value="0.0331383870341072" calcext:value-type="float">
            <text:p>0.0331383870341072</text:p>
          </table:table-cell>
          <table:table-cell office:value-type="float" office:value="0.847252747252747" calcext:value-type="float">
            <text:p>0.847252747252747</text:p>
          </table:table-cell>
          <table:table-cell office:value-type="float" office:value="0.042162040254754" calcext:value-type="float">
            <text:p>0.042162040254754</text:p>
          </table:table-cell>
          <table:table-cell office:value-type="float" office:value="0.864981684981685" calcext:value-type="float">
            <text:p>0.864981684981685</text:p>
          </table:table-cell>
          <table:table-cell office:value-type="float" office:value="0.0347934362093944" calcext:value-type="float">
            <text:p>0.0347934362093944</text:p>
          </table:table-cell>
          <table:table-cell office:value-type="float" office:value="0.84947496947497" calcext:value-type="float">
            <text:p>0.84947496947497</text:p>
          </table:table-cell>
          <table:table-cell office:value-type="float" office:value="0.0368602250424224" calcext:value-type="float">
            <text:p>0.0368602250424224</text:p>
          </table:table-cell>
          <table:table-cell office:value-type="float" office:value="0.858315018315018" calcext:value-type="float">
            <text:p>0.858315018315018</text:p>
          </table:table-cell>
          <table:table-cell office:value-type="float" office:value="0.0340265898548396" calcext:value-type="float">
            <text:p>0.0340265898548396</text:p>
          </table:table-cell>
          <table:table-cell office:value-type="float" office:value="0.858339438339438" calcext:value-type="float">
            <text:p>0.858339438339438</text:p>
          </table:table-cell>
          <table:table-cell office:value-type="float" office:value="0.0426516192543897" calcext:value-type="float">
            <text:p>0.0426516192543897</text:p>
          </table:table-cell>
          <table:table-cell office:value-type="float" office:value="0.853919413919414" calcext:value-type="float">
            <text:p>0.853919413919414</text:p>
          </table:table-cell>
          <table:table-cell office:value-type="float" office:value="0.041305462515432" calcext:value-type="float">
            <text:p>0.041305462515432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58290598290598" calcext:value-type="float">
            <text:p>0.858290598290598</text:p>
          </table:table-cell>
          <table:table-cell office:value-type="float" office:value="0.0531722971004782" calcext:value-type="float">
            <text:p>0.0531722971004782</text:p>
          </table:table-cell>
          <table:table-cell office:value-type="float" office:value="0.858363858363858" calcext:value-type="float">
            <text:p>0.858363858363858</text:p>
          </table:table-cell>
          <table:table-cell office:value-type="float" office:value="0.0372053918508591" calcext:value-type="float">
            <text:p>0.0372053918508591</text:p>
          </table:table-cell>
          <table:table-cell office:value-type="float" office:value="0.858363858363858" calcext:value-type="float">
            <text:p>0.858363858363858</text:p>
          </table:table-cell>
          <table:table-cell office:value-type="float" office:value="0.0346273879695075" calcext:value-type="float">
            <text:p>0.0346273879695075</text:p>
          </table:table-cell>
          <table:table-cell office:value-type="float" office:value="0.858339438339438" calcext:value-type="float">
            <text:p>0.858339438339438</text:p>
          </table:table-cell>
          <table:table-cell office:value-type="float" office:value="0.0365899658726523" calcext:value-type="float">
            <text:p>0.0365899658726523</text:p>
          </table:table-cell>
          <table:table-cell office:value-type="float" office:value="0.862759462759463" calcext:value-type="float">
            <text:p>0.862759462759463</text:p>
          </table:table-cell>
          <table:table-cell office:value-type="float" office:value="0.0350130483094642" calcext:value-type="float">
            <text:p>0.0350130483094642</text:p>
          </table:table-cell>
          <table:table-cell office:value-type="float" office:value="0.851648351648352" calcext:value-type="float">
            <text:p>0.851648351648352</text:p>
          </table:table-cell>
          <table:table-cell office:value-type="float" office:value="0.05081998648066" calcext:value-type="float">
            <text:p>0.05081998648066</text:p>
          </table:table-cell>
          <table:table-cell office:value-type="float" office:value="0.847301587301587" calcext:value-type="float">
            <text:p>0.847301587301587</text:p>
          </table:table-cell>
          <table:table-cell office:value-type="float" office:value="0.0299726081450476" calcext:value-type="float">
            <text:p>0.0299726081450476</text:p>
          </table:table-cell>
          <table:table-cell office:value-type="float" office:value="0.862759462759463" calcext:value-type="float">
            <text:p>0.862759462759463</text:p>
          </table:table-cell>
          <table:table-cell office:value-type="float" office:value="0.02924966976823" calcext:value-type="float">
            <text:p>0.02924966976823</text:p>
          </table:table-cell>
          <table:table-cell office:value-type="float" office:value="0.856141636141636" calcext:value-type="float">
            <text:p>0.856141636141636</text:p>
          </table:table-cell>
          <table:table-cell office:value-type="float" office:value="0.0457613600335921" calcext:value-type="float">
            <text:p>0.0457613600335921</text:p>
          </table:table-cell>
          <table:table-cell office:value-type="float" office:value="0.853919413919414" calcext:value-type="float">
            <text:p>0.853919413919414</text:p>
          </table:table-cell>
          <table:table-cell office:value-type="float" office:value="0.0355991067186317" calcext:value-type="float">
            <text:p>0.0355991067186317</text:p>
          </table:table-cell>
          <table:table-cell office:value-type="float" office:value="0.842881562881563" calcext:value-type="float">
            <text:p>0.842881562881563</text:p>
          </table:table-cell>
          <table:table-cell office:value-type="float" office:value="0.0397303553379238" calcext:value-type="float">
            <text:p>0.0397303553379238</text:p>
          </table:table-cell>
          <table:table-cell office:value-type="float" office:value="0.86053724053724" calcext:value-type="float">
            <text:p>0.86053724053724</text:p>
          </table:table-cell>
          <table:table-cell office:value-type="float" office:value="0.0349592927925477" calcext:value-type="float">
            <text:p>0.0349592927925477</text:p>
          </table:table-cell>
          <table:table-cell office:value-type="float" office:value="0.856141636141636" calcext:value-type="float">
            <text:p>0.856141636141636</text:p>
          </table:table-cell>
          <table:table-cell office:value-type="float" office:value="0.0306178564173314" calcext:value-type="float">
            <text:p>0.0306178564173314</text:p>
          </table:table-cell>
          <table:table-cell office:value-type="float" office:value="0.851721611721612" calcext:value-type="float">
            <text:p>0.851721611721612</text:p>
          </table:table-cell>
          <table:table-cell office:value-type="float" office:value="0.0321281826459606" calcext:value-type="float">
            <text:p>0.0321281826459606</text:p>
          </table:table-cell>
          <table:table-cell office:value-type="float" office:value="0.858363858363858" calcext:value-type="float">
            <text:p>0.858363858363858</text:p>
          </table:table-cell>
          <table:table-cell office:value-type="float" office:value="0.0433366858824" calcext:value-type="float">
            <text:p>0.0433366858824</text:p>
          </table:table-cell>
          <table:table-cell office:value-type="float" office:value="0.851672771672772" calcext:value-type="float">
            <text:p>0.851672771672772</text:p>
          </table:table-cell>
          <table:table-cell office:value-type="float" office:value="0.0422756927933016" calcext:value-type="float">
            <text:p>0.04227569279330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5391452991453" calcext:value-type="float">
            <text:p>0.85391452991453</text:p>
          </table:table-cell>
          <table:table-cell office:value-type="float" office:value="0.0351155869948884" calcext:value-type="float">
            <text:p>0.0351155869948884</text:p>
          </table:table-cell>
          <table:table-cell office:value-type="float" office:value="0.849518925518926" calcext:value-type="float">
            <text:p>0.849518925518926</text:p>
          </table:table-cell>
          <table:table-cell office:value-type="float" office:value="0.0355887290838842" calcext:value-type="float">
            <text:p>0.0355887290838842</text:p>
          </table:table-cell>
          <table:table-cell office:value-type="float" office:value="0.848586080586081" calcext:value-type="float">
            <text:p>0.848586080586081</text:p>
          </table:table-cell>
          <table:table-cell office:value-type="float" office:value="0.038819884895314" calcext:value-type="float">
            <text:p>0.038819884895314</text:p>
          </table:table-cell>
          <table:table-cell office:value-type="float" office:value="0.853470085470086" calcext:value-type="float">
            <text:p>0.853470085470086</text:p>
          </table:table-cell>
          <table:table-cell office:value-type="float" office:value="0.042667688224062" calcext:value-type="float">
            <text:p>0.042667688224062</text:p>
          </table:table-cell>
          <table:table-cell office:value-type="float" office:value="0.857450549450549" calcext:value-type="float">
            <text:p>0.857450549450549</text:p>
          </table:table-cell>
          <table:table-cell office:value-type="float" office:value="0.0340905747677663" calcext:value-type="float">
            <text:p>0.0340905747677663</text:p>
          </table:table-cell>
          <table:table-cell office:value-type="float" office:value="0.842778998778999" calcext:value-type="float">
            <text:p>0.842778998778999</text:p>
          </table:table-cell>
          <table:table-cell office:value-type="float" office:value="0.0459528011899732" calcext:value-type="float">
            <text:p>0.0459528011899732</text:p>
          </table:table-cell>
          <table:table-cell office:value-type="float" office:value="0.846827838827839" calcext:value-type="float">
            <text:p>0.846827838827839</text:p>
          </table:table-cell>
          <table:table-cell office:value-type="float" office:value="0.0364809264355292" calcext:value-type="float">
            <text:p>0.0364809264355292</text:p>
          </table:table-cell>
          <table:table-cell office:value-type="float" office:value="0.846422466422466" calcext:value-type="float">
            <text:p>0.846422466422466</text:p>
          </table:table-cell>
          <table:table-cell office:value-type="float" office:value="0.0338856898576165" calcext:value-type="float">
            <text:p>0.0338856898576165</text:p>
          </table:table-cell>
          <table:table-cell office:value-type="float" office:value="0.850818070818071" calcext:value-type="float">
            <text:p>0.850818070818071</text:p>
          </table:table-cell>
          <table:table-cell office:value-type="float" office:value="0.047005025828623" calcext:value-type="float">
            <text:p>0.047005025828623</text:p>
          </table:table-cell>
          <table:table-cell office:value-type="float" office:value="0.8521221001221" calcext:value-type="float">
            <text:p>0.8521221001221</text:p>
          </table:table-cell>
          <table:table-cell office:value-type="float" office:value="0.0327412481276383" calcext:value-type="float">
            <text:p>0.0327412481276383</text:p>
          </table:table-cell>
          <table:table-cell office:value-type="float" office:value="0.846813186813187" calcext:value-type="float">
            <text:p>0.846813186813187</text:p>
          </table:table-cell>
          <table:table-cell office:value-type="float" office:value="0.037599864821232" calcext:value-type="float">
            <text:p>0.037599864821232</text:p>
          </table:table-cell>
          <table:table-cell office:value-type="float" office:value="0.85437851037851" calcext:value-type="float">
            <text:p>0.85437851037851</text:p>
          </table:table-cell>
          <table:table-cell office:value-type="float" office:value="0.037634395610554" calcext:value-type="float">
            <text:p>0.037634395610554</text:p>
          </table:table-cell>
          <table:table-cell office:value-type="float" office:value="0.851267399267399" calcext:value-type="float">
            <text:p>0.851267399267399</text:p>
          </table:table-cell>
          <table:table-cell office:value-type="float" office:value="0.0402116929514746" calcext:value-type="float">
            <text:p>0.0402116929514746</text:p>
          </table:table-cell>
          <table:table-cell office:value-type="float" office:value="0.851702075702076" calcext:value-type="float">
            <text:p>0.851702075702076</text:p>
          </table:table-cell>
          <table:table-cell office:value-type="float" office:value="0.0314378892468878" calcext:value-type="float">
            <text:p>0.0314378892468878</text:p>
          </table:table-cell>
          <table:table-cell office:value-type="float" office:value="0.858334554334554" calcext:value-type="float">
            <text:p>0.858334554334554</text:p>
          </table:table-cell>
          <table:table-cell office:value-type="float" office:value="0.0370058678449321" calcext:value-type="float">
            <text:p>0.0370058678449321</text:p>
          </table:table-cell>
          <table:table-cell office:value-type="float" office:value="0.856136752136752" calcext:value-type="float">
            <text:p>0.856136752136752</text:p>
          </table:table-cell>
          <table:table-cell office:value-type="float" office:value="0.0401165224288376" calcext:value-type="float">
            <text:p>0.0401165224288376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anknote_authentication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16749880565158" calcext:value-type="float">
            <text:p>0.0116749880565158</text:p>
          </table:table-cell>
          <table:table-cell office:value-type="float" office:value="0.986160583941606" calcext:value-type="float">
            <text:p>0.986160583941606</text:p>
          </table:table-cell>
          <table:table-cell office:value-type="float" office:value="0.0090459677979" calcext:value-type="float">
            <text:p>0.0090459677979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098313399951344" calcext:value-type="float">
            <text:p>0.0098313399951344</text:p>
          </table:table-cell>
          <table:table-cell office:value-type="float" office:value="0.98907498341075" calcext:value-type="float">
            <text:p>0.98907498341075</text:p>
          </table:table-cell>
          <table:table-cell office:value-type="float" office:value="0.0081341579608697" calcext:value-type="float">
            <text:p>0.0081341579608697</text:p>
          </table:table-cell>
          <table:table-cell office:value-type="float" office:value="0.986165892501659" calcext:value-type="float">
            <text:p>0.986165892501659</text:p>
          </table:table-cell>
          <table:table-cell office:value-type="float" office:value="0.0141884289925564" calcext:value-type="float">
            <text:p>0.0141884289925564</text:p>
          </table:table-cell>
          <table:table-cell office:value-type="float" office:value="0.988347710683477" calcext:value-type="float">
            <text:p>0.988347710683477</text:p>
          </table:table-cell>
          <table:table-cell office:value-type="float" office:value="0.0104208762895776" calcext:value-type="float">
            <text:p>0.0104208762895776</text:p>
          </table:table-cell>
          <table:table-cell office:value-type="float" office:value="0.986887856668879" calcext:value-type="float">
            <text:p>0.986887856668879</text:p>
          </table:table-cell>
          <table:table-cell office:value-type="float" office:value="0.0101667890612842" calcext:value-type="float">
            <text:p>0.0101667890612842</text:p>
          </table:table-cell>
          <table:table-cell office:value-type="float" office:value="0.985438619774386" calcext:value-type="float">
            <text:p>0.985438619774386</text:p>
          </table:table-cell>
          <table:table-cell office:value-type="float" office:value="0.0120544697973478" calcext:value-type="float">
            <text:p>0.0120544697973478</text:p>
          </table:table-cell>
          <table:table-cell office:value-type="float" office:value="0.98907498341075" calcext:value-type="float">
            <text:p>0.98907498341075</text:p>
          </table:table-cell>
          <table:table-cell office:value-type="float" office:value="0.0081341579608697" calcext:value-type="float">
            <text:p>0.0081341579608697</text:p>
          </table:table-cell>
          <table:table-cell office:value-type="float" office:value="0.986895819508958" calcext:value-type="float">
            <text:p>0.986895819508958</text:p>
          </table:table-cell>
          <table:table-cell office:value-type="float" office:value="0.0151304368726676" calcext:value-type="float">
            <text:p>0.0151304368726676</text:p>
          </table:table-cell>
          <table:table-cell office:value-type="float" office:value="0.988350364963504" calcext:value-type="float">
            <text:p>0.988350364963504</text:p>
          </table:table-cell>
          <table:table-cell office:value-type="float" office:value="0.0094086664372358" calcext:value-type="float">
            <text:p>0.0094086664372358</text:p>
          </table:table-cell>
          <table:table-cell office:value-type="float" office:value="0.98835301924353" calcext:value-type="float">
            <text:p>0.98835301924353</text:p>
          </table:table-cell>
          <table:table-cell office:value-type="float" office:value="0.0121727955946393" calcext:value-type="float">
            <text:p>0.0121727955946393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098313399951344" calcext:value-type="float">
            <text:p>0.0098313399951344</text:p>
          </table:table-cell>
          <table:table-cell office:value-type="float" office:value="0.985433311214333" calcext:value-type="float">
            <text:p>0.985433311214333</text:p>
          </table:table-cell>
          <table:table-cell office:value-type="float" office:value="0.0133590753578469" calcext:value-type="float">
            <text:p>0.0133590753578469</text:p>
          </table:table-cell>
          <table:table-cell office:value-type="float" office:value="0.981794293297943" calcext:value-type="float">
            <text:p>0.981794293297943</text:p>
          </table:table-cell>
          <table:table-cell office:value-type="float" office:value="0.0143130447640828" calcext:value-type="float">
            <text:p>0.0143130447640828</text:p>
          </table:table-cell>
          <table:table-cell office:value-type="float" office:value="0.984708692767087" calcext:value-type="float">
            <text:p>0.984708692767087</text:p>
          </table:table-cell>
          <table:table-cell office:value-type="float" office:value="0.0124379233515317" calcext:value-type="float">
            <text:p>0.0124379233515317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anknote_authentication</text:p>
          </table:table-cell>
          <table:table-cell office:value-type="float" office:value="0.988347710683477" calcext:value-type="float">
            <text:p>0.988347710683477</text:p>
          </table:table-cell>
          <table:table-cell office:value-type="float" office:value="0.0104208762895776" calcext:value-type="float">
            <text:p>0.0104208762895776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24406390828671" calcext:value-type="float">
            <text:p>0.0124406390828671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24406390828671" calcext:value-type="float">
            <text:p>0.0124406390828671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8347710683477" calcext:value-type="float">
            <text:p>0.988347710683477</text:p>
          </table:table-cell>
          <table:table-cell office:value-type="float" office:value="0.0104208762895776" calcext:value-type="float">
            <text:p>0.0104208762895776</text:p>
          </table:table-cell>
          <table:table-cell office:value-type="float" office:value="0.989080291970803" calcext:value-type="float">
            <text:p>0.989080291970803</text:p>
          </table:table-cell>
          <table:table-cell office:value-type="float" office:value="0.0136095940362685" calcext:value-type="float">
            <text:p>0.0136095940362685</text:p>
          </table:table-cell>
          <table:table-cell office:value-type="float" office:value="0.98834505640345" calcext:value-type="float">
            <text:p>0.98834505640345</text:p>
          </table:table-cell>
          <table:table-cell office:value-type="float" office:value="0.0100984297811129" calcext:value-type="float">
            <text:p>0.0100984297811129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10323002837347" calcext:value-type="float">
            <text:p>0.0110323002837347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16749880565158" calcext:value-type="float">
            <text:p>0.0116749880565158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098313399951344" calcext:value-type="float">
            <text:p>0.0098313399951344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22222519819395" calcext:value-type="float">
            <text:p>0.0122222519819395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34688222421044" calcext:value-type="float">
            <text:p>0.0134688222421044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anknote_authentication</text:p>
          </table:table-cell>
          <table:table-cell office:value-type="float" office:value="0.98907498341075" calcext:value-type="float">
            <text:p>0.98907498341075</text:p>
          </table:table-cell>
          <table:table-cell office:value-type="float" office:value="0.0106108699253901" calcext:value-type="float">
            <text:p>0.0106108699253901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24406390828671" calcext:value-type="float">
            <text:p>0.0124406390828671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24406390828671" calcext:value-type="float">
            <text:p>0.0124406390828671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8350364963504" calcext:value-type="float">
            <text:p>0.988350364963504</text:p>
          </table:table-cell>
          <table:table-cell office:value-type="float" office:value="0.0129598820405946" calcext:value-type="float">
            <text:p>0.0129598820405946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24406390828671" calcext:value-type="float">
            <text:p>0.0124406390828671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10323002837347" calcext:value-type="float">
            <text:p>0.0110323002837347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098313399951344" calcext:value-type="float">
            <text:p>0.0098313399951344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24406390828671" calcext:value-type="float">
            <text:p>0.0124406390828671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30139616320111" calcext:value-type="float">
            <text:p>0.0130139616320111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anknote_authentication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30139616320111" calcext:value-type="float">
            <text:p>0.0130139616320111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24406390828671" calcext:value-type="float">
            <text:p>0.0124406390828671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30139616320111" calcext:value-type="float">
            <text:p>0.0130139616320111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32666394912012" calcext:value-type="float">
            <text:p>0.0132666394912012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24406390828671" calcext:value-type="float">
            <text:p>0.0124406390828671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24406390828671" calcext:value-type="float">
            <text:p>0.0124406390828671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anknote_authentication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30139616320111" calcext:value-type="float">
            <text:p>0.0130139616320111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24406390828671" calcext:value-type="float">
            <text:p>0.0124406390828671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32666394912012" calcext:value-type="float">
            <text:p>0.0132666394912012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30139616320111" calcext:value-type="float">
            <text:p>0.0130139616320111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30139616320111" calcext:value-type="float">
            <text:p>0.0130139616320111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24406390828671" calcext:value-type="float">
            <text:p>0.0124406390828671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anknote_authentication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7469315071011" calcext:value-type="float">
            <text:p>0.0117469315071011</text:p>
          </table:table-cell>
          <table:table-cell office:value-type="float" office:value="0.986599071001991" calcext:value-type="float">
            <text:p>0.986599071001991</text:p>
          </table:table-cell>
          <table:table-cell office:value-type="float" office:value="0.011951430080637" calcext:value-type="float">
            <text:p>0.011951430080637</text:p>
          </table:table-cell>
          <table:table-cell office:value-type="float" office:value="0.98703596549436" calcext:value-type="float">
            <text:p>0.98703596549436</text:p>
          </table:table-cell>
          <table:table-cell office:value-type="float" office:value="0.0118349681094617" calcext:value-type="float">
            <text:p>0.0118349681094617</text:p>
          </table:table-cell>
          <table:table-cell office:value-type="float" office:value="0.987036496350365" calcext:value-type="float">
            <text:p>0.987036496350365</text:p>
          </table:table-cell>
          <table:table-cell office:value-type="float" office:value="0.0117058263616432" calcext:value-type="float">
            <text:p>0.0117058263616432</text:p>
          </table:table-cell>
          <table:table-cell office:value-type="float" office:value="0.986601194426012" calcext:value-type="float">
            <text:p>0.986601194426012</text:p>
          </table:table-cell>
          <table:table-cell office:value-type="float" office:value="0.0130700616563006" calcext:value-type="float">
            <text:p>0.0130700616563006</text:p>
          </table:table-cell>
          <table:table-cell office:value-type="float" office:value="0.987474452554745" calcext:value-type="float">
            <text:p>0.987474452554745</text:p>
          </table:table-cell>
          <table:table-cell office:value-type="float" office:value="0.0115761768680284" calcext:value-type="float">
            <text:p>0.0115761768680284</text:p>
          </table:table-cell>
          <table:table-cell office:value-type="float" office:value="0.987473921698739" calcext:value-type="float">
            <text:p>0.987473921698739</text:p>
          </table:table-cell>
          <table:table-cell office:value-type="float" office:value="0.0113908166238764" calcext:value-type="float">
            <text:p>0.0113908166238764</text:p>
          </table:table-cell>
          <table:table-cell office:value-type="float" office:value="0.987621499668215" calcext:value-type="float">
            <text:p>0.987621499668215</text:p>
          </table:table-cell>
          <table:table-cell office:value-type="float" office:value="0.0126559502306214" calcext:value-type="float">
            <text:p>0.0126559502306214</text:p>
          </table:table-cell>
          <table:table-cell office:value-type="float" office:value="0.987327405441274" calcext:value-type="float">
            <text:p>0.987327405441274</text:p>
          </table:table-cell>
          <table:table-cell office:value-type="float" office:value="0.0108414912379523" calcext:value-type="float">
            <text:p>0.0108414912379523</text:p>
          </table:table-cell>
          <table:table-cell office:value-type="float" office:value="0.987475514266755" calcext:value-type="float">
            <text:p>0.987475514266755</text:p>
          </table:table-cell>
          <table:table-cell office:value-type="float" office:value="0.0123670698291371" calcext:value-type="float">
            <text:p>0.0123670698291371</text:p>
          </table:table-cell>
          <table:table-cell office:value-type="float" office:value="0.986891572660916" calcext:value-type="float">
            <text:p>0.986891572660916</text:p>
          </table:table-cell>
          <table:table-cell office:value-type="float" office:value="0.0107320895137588" calcext:value-type="float">
            <text:p>0.0107320895137588</text:p>
          </table:table-cell>
          <table:table-cell office:value-type="float" office:value="0.987329528865295" calcext:value-type="float">
            <text:p>0.987329528865295</text:p>
          </table:table-cell>
          <table:table-cell office:value-type="float" office:value="0.0115422384566997" calcext:value-type="float">
            <text:p>0.0115422384566997</text:p>
          </table:table-cell>
          <table:table-cell office:value-type="float" office:value="0.987326874585269" calcext:value-type="float">
            <text:p>0.987326874585269</text:p>
          </table:table-cell>
          <table:table-cell office:value-type="float" office:value="0.0103362401098984" calcext:value-type="float">
            <text:p>0.0103362401098984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25806489176775" calcext:value-type="float">
            <text:p>0.0125806489176775</text:p>
          </table:table-cell>
          <table:table-cell office:value-type="float" office:value="0.986018314532183" calcext:value-type="float">
            <text:p>0.986018314532183</text:p>
          </table:table-cell>
          <table:table-cell office:value-type="float" office:value="0.0128296569549415" calcext:value-type="float">
            <text:p>0.0128296569549415</text:p>
          </table:table-cell>
          <table:table-cell office:value-type="float" office:value="0.986454147312541" calcext:value-type="float">
            <text:p>0.986454147312541</text:p>
          </table:table-cell>
          <table:table-cell office:value-type="float" office:value="0.0113624568959419" calcext:value-type="float">
            <text:p>0.0113624568959419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6895819508958" calcext:value-type="float">
            <text:p>0.986895819508958</text:p>
          </table:table-cell>
          <table:table-cell office:value-type="float" office:value="0.0142228846637571" calcext:value-type="float">
            <text:p>0.0142228846637571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5430656934307" calcext:value-type="float">
            <text:p>0.985430656934307</text:p>
          </table:table-cell>
          <table:table-cell office:value-type="float" office:value="0.0092670795569116" calcext:value-type="float">
            <text:p>0.0092670795569116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6160583941606" calcext:value-type="float">
            <text:p>0.986160583941606</text:p>
          </table:table-cell>
          <table:table-cell office:value-type="float" office:value="0.0090459677979" calcext:value-type="float">
            <text:p>0.0090459677979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098296217808285" calcext:value-type="float">
            <text:p>0.0098296217808285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04735204254659" calcext:value-type="float">
            <text:p>0.0104735204254659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27543817245492" calcext:value-type="float">
            <text:p>0.0127543817245492</text:p>
          </table:table-cell>
          <table:table-cell office:value-type="float" office:value="0.984708692767087" calcext:value-type="float">
            <text:p>0.984708692767087</text:p>
          </table:table-cell>
          <table:table-cell office:value-type="float" office:value="0.0171331524392094" calcext:value-type="float">
            <text:p>0.0171331524392094</text:p>
          </table:table-cell>
          <table:table-cell office:value-type="float" office:value="0.98470603848706" calcext:value-type="float">
            <text:p>0.98470603848706</text:p>
          </table:table-cell>
          <table:table-cell office:value-type="float" office:value="0.0094027780964723" calcext:value-type="float">
            <text:p>0.0094027780964723</text:p>
          </table:table-cell>
          <table:table-cell office:value-type="float" office:value="0.98543596549436" calcext:value-type="float">
            <text:p>0.98543596549436</text:p>
          </table:table-cell>
          <table:table-cell office:value-type="float" office:value="0.0138477620008722" calcext:value-type="float">
            <text:p>0.0138477620008722</text:p>
          </table:table-cell>
          <table:table-cell office:value-type="float" office:value="0.989080291970803" calcext:value-type="float">
            <text:p>0.989080291970803</text:p>
          </table:table-cell>
          <table:table-cell office:value-type="float" office:value="0.0120644779557357" calcext:value-type="float">
            <text:p>0.0120644779557357</text:p>
          </table:table-cell>
          <table:table-cell office:value-type="float" office:value="0.988347710683477" calcext:value-type="float">
            <text:p>0.988347710683477</text:p>
          </table:table-cell>
          <table:table-cell office:value-type="float" office:value="0.0137088841857347" calcext:value-type="float">
            <text:p>0.0137088841857347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32666394912012" calcext:value-type="float">
            <text:p>0.0132666394912012</text:p>
          </table:table-cell>
          <table:table-cell office:value-type="float" office:value="0.986160583941606" calcext:value-type="float">
            <text:p>0.986160583941606</text:p>
          </table:table-cell>
          <table:table-cell office:value-type="float" office:value="0.008681186915298" calcext:value-type="float">
            <text:p>0.008681186915298</text:p>
          </table:table-cell>
          <table:table-cell office:value-type="float" office:value="0.98907498341075" calcext:value-type="float">
            <text:p>0.98907498341075</text:p>
          </table:table-cell>
          <table:table-cell office:value-type="float" office:value="0.0092709702175288" calcext:value-type="float">
            <text:p>0.0092709702175288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543596549436" calcext:value-type="float">
            <text:p>0.98543596549436</text:p>
          </table:table-cell>
          <table:table-cell office:value-type="float" office:value="0.0138477620008722" calcext:value-type="float">
            <text:p>0.0138477620008722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10323002837347" calcext:value-type="float">
            <text:p>0.0110323002837347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098313399951344" calcext:value-type="float">
            <text:p>0.0098313399951344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16749880565158" calcext:value-type="float">
            <text:p>0.0116749880565158</text:p>
          </table:table-cell>
          <table:table-cell office:value-type="float" office:value="0.98543596549436" calcext:value-type="float">
            <text:p>0.98543596549436</text:p>
          </table:table-cell>
          <table:table-cell office:value-type="float" office:value="0.0138477620008722" calcext:value-type="float">
            <text:p>0.0138477620008722</text:p>
          </table:table-cell>
          <table:table-cell office:value-type="float" office:value="0.988347710683477" calcext:value-type="float">
            <text:p>0.988347710683477</text:p>
          </table:table-cell>
          <table:table-cell office:value-type="float" office:value="0.0119017861635281" calcext:value-type="float">
            <text:p>0.0119017861635281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10323002837347" calcext:value-type="float">
            <text:p>0.0110323002837347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098296217808285" calcext:value-type="float">
            <text:p>0.0098296217808285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32666394912012" calcext:value-type="float">
            <text:p>0.0132666394912012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41792275010206" calcext:value-type="float">
            <text:p>0.0141792275010206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32666394912012" calcext:value-type="float">
            <text:p>0.0132666394912012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32666394912012" calcext:value-type="float">
            <text:p>0.0132666394912012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7623092236231" calcext:value-type="float">
            <text:p>0.987623092236231</text:p>
          </table:table-cell>
          <table:table-cell office:value-type="float" office:value="0.0137580822896434" calcext:value-type="float">
            <text:p>0.0137580822896434</text:p>
          </table:table-cell>
          <table:table-cell office:value-type="float" office:value="0.988347710683477" calcext:value-type="float">
            <text:p>0.988347710683477</text:p>
          </table:table-cell>
          <table:table-cell office:value-type="float" office:value="0.0110305376130503" calcext:value-type="float">
            <text:p>0.0110305376130503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24406390828671" calcext:value-type="float">
            <text:p>0.0124406390828671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9077637690776" calcext:value-type="float">
            <text:p>0.989077637690776</text:p>
          </table:table-cell>
          <table:table-cell office:value-type="float" office:value="0.0126063422444796" calcext:value-type="float">
            <text:p>0.0126063422444796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098313399951344" calcext:value-type="float">
            <text:p>0.0098313399951344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30139616320111" calcext:value-type="float">
            <text:p>0.0130139616320111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32666394912012" calcext:value-type="float">
            <text:p>0.0132666394912012</text:p>
          </table:table-cell>
          <table:table-cell office:value-type="float" office:value="0.988347710683477" calcext:value-type="float">
            <text:p>0.988347710683477</text:p>
          </table:table-cell>
          <table:table-cell office:value-type="float" office:value="0.0104208762895776" calcext:value-type="float">
            <text:p>0.0104208762895776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30139616320111" calcext:value-type="float">
            <text:p>0.0130139616320111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07867765366889" calcext:value-type="float">
            <text:p>0.0107867765366889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8347710683477" calcext:value-type="float">
            <text:p>0.988347710683477</text:p>
          </table:table-cell>
          <table:table-cell office:value-type="float" office:value="0.0119017861635281" calcext:value-type="float">
            <text:p>0.0119017861635281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098313399951344" calcext:value-type="float">
            <text:p>0.0098313399951344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24406390828671" calcext:value-type="float">
            <text:p>0.0124406390828671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24406390828671" calcext:value-type="float">
            <text:p>0.0124406390828671</text:p>
          </table:table-cell>
          <table:table-cell office:value-type="float" office:value="0.98834505640345" calcext:value-type="float">
            <text:p>0.98834505640345</text:p>
          </table:table-cell>
          <table:table-cell office:value-type="float" office:value="0.0100984297811129" calcext:value-type="float">
            <text:p>0.0100984297811129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30139616320111" calcext:value-type="float">
            <text:p>0.0130139616320111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543596549436" calcext:value-type="float">
            <text:p>0.98543596549436</text:p>
          </table:table-cell>
          <table:table-cell office:value-type="float" office:value="0.0138477620008722" calcext:value-type="float">
            <text:p>0.0138477620008722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32666394912012" calcext:value-type="float">
            <text:p>0.0132666394912012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24406390828671" calcext:value-type="float">
            <text:p>0.0124406390828671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24406390828671" calcext:value-type="float">
            <text:p>0.0124406390828671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24406390828671" calcext:value-type="float">
            <text:p>0.0124406390828671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30139616320111" calcext:value-type="float">
            <text:p>0.01301396163201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6456801592568" calcext:value-type="float">
            <text:p>0.986456801592568</text:p>
          </table:table-cell>
          <table:table-cell office:value-type="float" office:value="0.0137380905174312" calcext:value-type="float">
            <text:p>0.0137380905174312</text:p>
          </table:table-cell>
          <table:table-cell office:value-type="float" office:value="0.987182481751825" calcext:value-type="float">
            <text:p>0.987182481751825</text:p>
          </table:table-cell>
          <table:table-cell office:value-type="float" office:value="0.0113400105112649" calcext:value-type="float">
            <text:p>0.0113400105112649</text:p>
          </table:table-cell>
          <table:table-cell office:value-type="float" office:value="0.98674505640345" calcext:value-type="float">
            <text:p>0.98674505640345</text:p>
          </table:table-cell>
          <table:table-cell office:value-type="float" office:value="0.0115488352962558" calcext:value-type="float">
            <text:p>0.0115488352962558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110549984827" calcext:value-type="float">
            <text:p>0.011110549984827</text:p>
          </table:table-cell>
          <table:table-cell office:value-type="float" office:value="0.987473921698739" calcext:value-type="float">
            <text:p>0.987473921698739</text:p>
          </table:table-cell>
          <table:table-cell office:value-type="float" office:value="0.0112645349088936" calcext:value-type="float">
            <text:p>0.0112645349088936</text:p>
          </table:table-cell>
          <table:table-cell office:value-type="float" office:value="0.98703596549436" calcext:value-type="float">
            <text:p>0.98703596549436</text:p>
          </table:table-cell>
          <table:table-cell office:value-type="float" office:value="0.011568976228957" calcext:value-type="float">
            <text:p>0.011568976228957</text:p>
          </table:table-cell>
          <table:table-cell office:value-type="float" office:value="0.987619376244194" calcext:value-type="float">
            <text:p>0.987619376244194</text:p>
          </table:table-cell>
          <table:table-cell office:value-type="float" office:value="0.0116395096571499" calcext:value-type="float">
            <text:p>0.0116395096571499</text:p>
          </table:table-cell>
          <table:table-cell office:value-type="float" office:value="0.987181420039814" calcext:value-type="float">
            <text:p>0.987181420039814</text:p>
          </table:table-cell>
          <table:table-cell office:value-type="float" office:value="0.0109085904561194" calcext:value-type="float">
            <text:p>0.0109085904561194</text:p>
          </table:table-cell>
          <table:table-cell office:value-type="float" office:value="0.986454147312541" calcext:value-type="float">
            <text:p>0.986454147312541</text:p>
          </table:table-cell>
          <table:table-cell office:value-type="float" office:value="0.0136321087604867" calcext:value-type="float">
            <text:p>0.0136321087604867</text:p>
          </table:table-cell>
          <table:table-cell office:value-type="float" office:value="0.986308692767087" calcext:value-type="float">
            <text:p>0.986308692767087</text:p>
          </table:table-cell>
          <table:table-cell office:value-type="float" office:value="0.0111579812222579" calcext:value-type="float">
            <text:p>0.0111579812222579</text:p>
          </table:table-cell>
          <table:table-cell office:value-type="float" office:value="0.986455209024552" calcext:value-type="float">
            <text:p>0.986455209024552</text:p>
          </table:table-cell>
          <table:table-cell office:value-type="float" office:value="0.0130019282579637" calcext:value-type="float">
            <text:p>0.0130019282579637</text:p>
          </table:table-cell>
          <table:table-cell office:value-type="float" office:value="0.987765361645654" calcext:value-type="float">
            <text:p>0.987765361645654</text:p>
          </table:table-cell>
          <table:table-cell office:value-type="float" office:value="0.012199588103353" calcext:value-type="float">
            <text:p>0.012199588103353</text:p>
          </table:table-cell>
          <table:table-cell office:value-type="float" office:value="0.987911347047113" calcext:value-type="float">
            <text:p>0.987911347047113</text:p>
          </table:table-cell>
          <table:table-cell office:value-type="float" office:value="0.0121497712206045" calcext:value-type="float">
            <text:p>0.0121497712206045</text:p>
          </table:table-cell>
          <table:table-cell office:value-type="float" office:value="0.987474452554745" calcext:value-type="float">
            <text:p>0.987474452554745</text:p>
          </table:table-cell>
          <table:table-cell office:value-type="float" office:value="0.0122104343073541" calcext:value-type="float">
            <text:p>0.0122104343073541</text:p>
          </table:table-cell>
          <table:table-cell office:value-type="float" office:value="0.987180889183809" calcext:value-type="float">
            <text:p>0.987180889183809</text:p>
          </table:table-cell>
          <table:table-cell office:value-type="float" office:value="0.0107884549120854" calcext:value-type="float">
            <text:p>0.0107884549120854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20483522082013" calcext:value-type="float">
            <text:p>0.0120483522082013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reast-w</text:p>
          </table:table-cell>
          <table:table-cell office:value-type="float" office:value="0.954213771839671" calcext:value-type="float">
            <text:p>0.954213771839671</text:p>
          </table:table-cell>
          <table:table-cell office:value-type="float" office:value="0.0064508152221418" calcext:value-type="float">
            <text:p>0.0064508152221418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01024664888895" calcext:value-type="float">
            <text:p>0.0101024664888895</text:p>
          </table:table-cell>
          <table:table-cell office:value-type="float" office:value="0.945642343268243" calcext:value-type="float">
            <text:p>0.945642343268243</text:p>
          </table:table-cell>
          <table:table-cell office:value-type="float" office:value="0.0063301969310941" calcext:value-type="float">
            <text:p>0.0063301969310941</text:p>
          </table:table-cell>
          <table:table-cell office:value-type="float" office:value="0.951377183967112" calcext:value-type="float">
            <text:p>0.951377183967112</text:p>
          </table:table-cell>
          <table:table-cell office:value-type="float" office:value="0.0092247578505293" calcext:value-type="float">
            <text:p>0.0092247578505293</text:p>
          </table:table-cell>
          <table:table-cell office:value-type="float" office:value="0.947081192189106" calcext:value-type="float">
            <text:p>0.947081192189106</text:p>
          </table:table-cell>
          <table:table-cell office:value-type="float" office:value="0.0138692083411142" calcext:value-type="float">
            <text:p>0.0138692083411142</text:p>
          </table:table-cell>
          <table:table-cell office:value-type="float" office:value="0.949928057553957" calcext:value-type="float">
            <text:p>0.949928057553957</text:p>
          </table:table-cell>
          <table:table-cell office:value-type="float" office:value="0.0071446684136479" calcext:value-type="float">
            <text:p>0.0071446684136479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063383470581981" calcext:value-type="float">
            <text:p>0.0063383470581981</text:p>
          </table:table-cell>
          <table:table-cell office:value-type="float" office:value="0.95136690647482" calcext:value-type="float">
            <text:p>0.95136690647482</text:p>
          </table:table-cell>
          <table:table-cell office:value-type="float" office:value="0.01370815797713" calcext:value-type="float">
            <text:p>0.01370815797713</text:p>
          </table:table-cell>
          <table:table-cell office:value-type="float" office:value="0.954244604316547" calcext:value-type="float">
            <text:p>0.954244604316547</text:p>
          </table:table-cell>
          <table:table-cell office:value-type="float" office:value="0.0107514433031974" calcext:value-type="float">
            <text:p>0.0107514433031974</text:p>
          </table:table-cell>
          <table:table-cell office:value-type="float" office:value="0.949938335046249" calcext:value-type="float">
            <text:p>0.949938335046249</text:p>
          </table:table-cell>
          <table:table-cell office:value-type="float" office:value="0.0100478191300759" calcext:value-type="float">
            <text:p>0.0100478191300759</text:p>
          </table:table-cell>
          <table:table-cell office:value-type="float" office:value="0.947070914696814" calcext:value-type="float">
            <text:p>0.947070914696814</text:p>
          </table:table-cell>
          <table:table-cell office:value-type="float" office:value="0.0063504590773999" calcext:value-type="float">
            <text:p>0.0063504590773999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038580657493385" calcext:value-type="float">
            <text:p>0.0038580657493385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19346425055123" calcext:value-type="float">
            <text:p>0.0119346425055123</text:p>
          </table:table-cell>
          <table:table-cell office:value-type="float" office:value="0.95136690647482" calcext:value-type="float">
            <text:p>0.95136690647482</text:p>
          </table:table-cell>
          <table:table-cell office:value-type="float" office:value="0.0059035896398851" calcext:value-type="float">
            <text:p>0.0059035896398851</text:p>
          </table:table-cell>
          <table:table-cell office:value-type="float" office:value="0.951356628982528" calcext:value-type="float">
            <text:p>0.951356628982528</text:p>
          </table:table-cell>
          <table:table-cell office:value-type="float" office:value="0.0032383479611776" calcext:value-type="float">
            <text:p>0.0032383479611776</text:p>
          </table:table-cell>
          <table:table-cell office:value-type="float" office:value="0.954234326824255" calcext:value-type="float">
            <text:p>0.954234326824255</text:p>
          </table:table-cell>
          <table:table-cell office:value-type="float" office:value="0.0185921298492049" calcext:value-type="float">
            <text:p>0.0185921298492049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reast-w</text:p>
          </table:table-cell>
          <table:table-cell office:value-type="float" office:value="0.955642343268243" calcext:value-type="float">
            <text:p>0.955642343268243</text:p>
          </table:table-cell>
          <table:table-cell office:value-type="float" office:value="0.0060636551288136" calcext:value-type="float">
            <text:p>0.0060636551288136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095496100231074" calcext:value-type="float">
            <text:p>0.0095496100231074</text:p>
          </table:table-cell>
          <table:table-cell office:value-type="float" office:value="0.95136690647482" calcext:value-type="float">
            <text:p>0.95136690647482</text:p>
          </table:table-cell>
          <table:table-cell office:value-type="float" office:value="0.0059035896398851" calcext:value-type="float">
            <text:p>0.0059035896398851</text:p>
          </table:table-cell>
          <table:table-cell office:value-type="float" office:value="0.952805755395683" calcext:value-type="float">
            <text:p>0.952805755395683</text:p>
          </table:table-cell>
          <table:table-cell office:value-type="float" office:value="0.0107653113725025" calcext:value-type="float">
            <text:p>0.0107653113725025</text:p>
          </table:table-cell>
          <table:table-cell office:value-type="float" office:value="0.952805755395683" calcext:value-type="float">
            <text:p>0.952805755395683</text:p>
          </table:table-cell>
          <table:table-cell office:value-type="float" office:value="0.0080542858642878" calcext:value-type="float">
            <text:p>0.0080542858642878</text:p>
          </table:table-cell>
          <table:table-cell office:value-type="float" office:value="0.951356628982528" calcext:value-type="float">
            <text:p>0.951356628982528</text:p>
          </table:table-cell>
          <table:table-cell office:value-type="float" office:value="0.0032383479611776" calcext:value-type="float">
            <text:p>0.0032383479611776</text:p>
          </table:table-cell>
          <table:table-cell office:value-type="float" office:value="0.95136690647482" calcext:value-type="float">
            <text:p>0.95136690647482</text:p>
          </table:table-cell>
          <table:table-cell office:value-type="float" office:value="0.0092667566494121" calcext:value-type="float">
            <text:p>0.0092667566494121</text:p>
          </table:table-cell>
          <table:table-cell office:value-type="float" office:value="0.95136690647482" calcext:value-type="float">
            <text:p>0.95136690647482</text:p>
          </table:table-cell>
          <table:table-cell office:value-type="float" office:value="0.0092667566494121" calcext:value-type="float">
            <text:p>0.0092667566494121</text:p>
          </table:table-cell>
          <table:table-cell office:value-type="float" office:value="0.954234326824255" calcext:value-type="float">
            <text:p>0.954234326824255</text:p>
          </table:table-cell>
          <table:table-cell office:value-type="float" office:value="0.0062884690784088" calcext:value-type="float">
            <text:p>0.0062884690784088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19346425055123" calcext:value-type="float">
            <text:p>0.0119346425055123</text:p>
          </table:table-cell>
          <table:table-cell office:value-type="float" office:value="0.949938335046249" calcext:value-type="float">
            <text:p>0.949938335046249</text:p>
          </table:table-cell>
          <table:table-cell office:value-type="float" office:value="0.0100478191300759" calcext:value-type="float">
            <text:p>0.0100478191300759</text:p>
          </table:table-cell>
          <table:table-cell office:value-type="float" office:value="0.958520041109969" calcext:value-type="float">
            <text:p>0.958520041109969</text:p>
          </table:table-cell>
          <table:table-cell office:value-type="float" office:value="0.0059155204739722" calcext:value-type="float">
            <text:p>0.0059155204739722</text:p>
          </table:table-cell>
          <table:table-cell office:value-type="float" office:value="0.955662898252826" calcext:value-type="float">
            <text:p>0.955662898252826</text:p>
          </table:table-cell>
          <table:table-cell office:value-type="float" office:value="0.009254552249845" calcext:value-type="float">
            <text:p>0.009254552249845</text:p>
          </table:table-cell>
          <table:table-cell office:value-type="float" office:value="0.955662898252826" calcext:value-type="float">
            <text:p>0.955662898252826</text:p>
          </table:table-cell>
          <table:table-cell office:value-type="float" office:value="0.0058844140899367" calcext:value-type="float">
            <text:p>0.0058844140899367</text:p>
          </table:table-cell>
          <table:table-cell office:value-type="float" office:value="0.955642343268243" calcext:value-type="float">
            <text:p>0.955642343268243</text:p>
          </table:table-cell>
          <table:table-cell office:value-type="float" office:value="0.0078916485985388" calcext:value-type="float">
            <text:p>0.0078916485985388</text:p>
          </table:table-cell>
          <table:table-cell office:value-type="float" office:value="0.948509763617677" calcext:value-type="float">
            <text:p>0.948509763617677</text:p>
          </table:table-cell>
          <table:table-cell office:value-type="float" office:value="0.0127264656165392" calcext:value-type="float">
            <text:p>0.0127264656165392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reast-w</text:p>
          </table:table-cell>
          <table:table-cell office:value-type="float" office:value="0.948499486125386" calcext:value-type="float">
            <text:p>0.948499486125386</text:p>
          </table:table-cell>
          <table:table-cell office:value-type="float" office:value="0.007809829131699" calcext:value-type="float">
            <text:p>0.007809829131699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33637734717419" calcext:value-type="float">
            <text:p>0.0133637734717419</text:p>
          </table:table-cell>
          <table:table-cell office:value-type="float" office:value="0.95136690647482" calcext:value-type="float">
            <text:p>0.95136690647482</text:p>
          </table:table-cell>
          <table:table-cell office:value-type="float" office:value="0.0077693355390143" calcext:value-type="float">
            <text:p>0.0077693355390143</text:p>
          </table:table-cell>
          <table:table-cell office:value-type="float" office:value="0.95136690647482" calcext:value-type="float">
            <text:p>0.95136690647482</text:p>
          </table:table-cell>
          <table:table-cell office:value-type="float" office:value="0.0092667566494121" calcext:value-type="float">
            <text:p>0.0092667566494121</text:p>
          </table:table-cell>
          <table:table-cell office:value-type="float" office:value="0.949938335046249" calcext:value-type="float">
            <text:p>0.949938335046249</text:p>
          </table:table-cell>
          <table:table-cell office:value-type="float" office:value="0.0100478191300759" calcext:value-type="float">
            <text:p>0.0100478191300759</text:p>
          </table:table-cell>
          <table:table-cell office:value-type="float" office:value="0.949938335046249" calcext:value-type="float">
            <text:p>0.949938335046249</text:p>
          </table:table-cell>
          <table:table-cell office:value-type="float" office:value="0.0086861075971397" calcext:value-type="float">
            <text:p>0.0086861075971397</text:p>
          </table:table-cell>
          <table:table-cell office:value-type="float" office:value="0.952805755395683" calcext:value-type="float">
            <text:p>0.952805755395683</text:p>
          </table:table-cell>
          <table:table-cell office:value-type="float" office:value="0.0147625453521221" calcext:value-type="float">
            <text:p>0.0147625453521221</text:p>
          </table:table-cell>
          <table:table-cell office:value-type="float" office:value="0.948499486125386" calcext:value-type="float">
            <text:p>0.948499486125386</text:p>
          </table:table-cell>
          <table:table-cell office:value-type="float" office:value="0.0093007330435814" calcext:value-type="float">
            <text:p>0.0093007330435814</text:p>
          </table:table-cell>
          <table:table-cell office:value-type="float" office:value="0.955662898252826" calcext:value-type="float">
            <text:p>0.955662898252826</text:p>
          </table:table-cell>
          <table:table-cell office:value-type="float" office:value="0.009254552249845" calcext:value-type="float">
            <text:p>0.009254552249845</text:p>
          </table:table-cell>
          <table:table-cell office:value-type="float" office:value="0.955662898252826" calcext:value-type="float">
            <text:p>0.955662898252826</text:p>
          </table:table-cell>
          <table:table-cell office:value-type="float" office:value="0.009254552249845" calcext:value-type="float">
            <text:p>0.009254552249845</text:p>
          </table:table-cell>
          <table:table-cell office:value-type="float" office:value="0.95136690647482" calcext:value-type="float">
            <text:p>0.95136690647482</text:p>
          </table:table-cell>
          <table:table-cell office:value-type="float" office:value="0.0059035896398851" calcext:value-type="float">
            <text:p>0.0059035896398851</text:p>
          </table:table-cell>
          <table:table-cell office:value-type="float" office:value="0.955662898252826" calcext:value-type="float">
            <text:p>0.955662898252826</text:p>
          </table:table-cell>
          <table:table-cell office:value-type="float" office:value="0.0058844140899367" calcext:value-type="float">
            <text:p>0.0058844140899367</text:p>
          </table:table-cell>
          <table:table-cell office:value-type="float" office:value="0.955662898252826" calcext:value-type="float">
            <text:p>0.955662898252826</text:p>
          </table:table-cell>
          <table:table-cell office:value-type="float" office:value="0.009254552249845" calcext:value-type="float">
            <text:p>0.009254552249845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038294176252448" calcext:value-type="float">
            <text:p>0.0038294176252448</text:p>
          </table:table-cell>
          <table:table-cell office:value-type="float" office:value="0.954213771839671" calcext:value-type="float">
            <text:p>0.954213771839671</text:p>
          </table:table-cell>
          <table:table-cell office:value-type="float" office:value="0.0081928762417022" calcext:value-type="float">
            <text:p>0.0081928762417022</text:p>
          </table:table-cell>
          <table:table-cell office:value-type="float" office:value="0.95136690647482" calcext:value-type="float">
            <text:p>0.95136690647482</text:p>
          </table:table-cell>
          <table:table-cell office:value-type="float" office:value="0.011700136194194" calcext:value-type="float">
            <text:p>0.011700136194194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reast-w</text:p>
          </table:table-cell>
          <table:table-cell office:value-type="float" office:value="0.949928057553957" calcext:value-type="float">
            <text:p>0.949928057553957</text:p>
          </table:table-cell>
          <table:table-cell office:value-type="float" office:value="0.0087496566116969" calcext:value-type="float">
            <text:p>0.0087496566116969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1728336748906" calcext:value-type="float">
            <text:p>0.011728336748906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063383470581981" calcext:value-type="float">
            <text:p>0.0063383470581981</text:p>
          </table:table-cell>
          <table:table-cell office:value-type="float" office:value="0.95136690647482" calcext:value-type="float">
            <text:p>0.95136690647482</text:p>
          </table:table-cell>
          <table:table-cell office:value-type="float" office:value="0.0092667566494121" calcext:value-type="float">
            <text:p>0.0092667566494121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108030206736387" calcext:value-type="float">
            <text:p>0.0108030206736387</text:p>
          </table:table-cell>
          <table:table-cell office:value-type="float" office:value="0.949938335046249" calcext:value-type="float">
            <text:p>0.949938335046249</text:p>
          </table:table-cell>
          <table:table-cell office:value-type="float" office:value="0.0086861075971397" calcext:value-type="float">
            <text:p>0.0086861075971397</text:p>
          </table:table-cell>
          <table:table-cell office:value-type="float" office:value="0.95136690647482" calcext:value-type="float">
            <text:p>0.95136690647482</text:p>
          </table:table-cell>
          <table:table-cell office:value-type="float" office:value="0.0092667566494121" calcext:value-type="float">
            <text:p>0.0092667566494121</text:p>
          </table:table-cell>
          <table:table-cell office:value-type="float" office:value="0.95136690647482" calcext:value-type="float">
            <text:p>0.95136690647482</text:p>
          </table:table-cell>
          <table:table-cell office:value-type="float" office:value="0.0077693355390143" calcext:value-type="float">
            <text:p>0.0077693355390143</text:p>
          </table:table-cell>
          <table:table-cell office:value-type="float" office:value="0.954234326824255" calcext:value-type="float">
            <text:p>0.954234326824255</text:p>
          </table:table-cell>
          <table:table-cell office:value-type="float" office:value="0.0080656709226037" calcext:value-type="float">
            <text:p>0.0080656709226037</text:p>
          </table:table-cell>
          <table:table-cell office:value-type="float" office:value="0.954234326824255" calcext:value-type="float">
            <text:p>0.954234326824255</text:p>
          </table:table-cell>
          <table:table-cell office:value-type="float" office:value="0.0080656709226037" calcext:value-type="float">
            <text:p>0.0080656709226037</text:p>
          </table:table-cell>
          <table:table-cell office:value-type="float" office:value="0.955662898252826" calcext:value-type="float">
            <text:p>0.955662898252826</text:p>
          </table:table-cell>
          <table:table-cell office:value-type="float" office:value="0.009254552249845" calcext:value-type="float">
            <text:p>0.009254552249845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038580657493385" calcext:value-type="float">
            <text:p>0.0038580657493385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063383470581981" calcext:value-type="float">
            <text:p>0.0063383470581981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063556962960679" calcext:value-type="float">
            <text:p>0.0063556962960679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078117392846178" calcext:value-type="float">
            <text:p>0.0078117392846178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19346425055123" calcext:value-type="float">
            <text:p>0.0119346425055123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reast-w</text:p>
          </table:table-cell>
          <table:table-cell office:value-type="float" office:value="0.949938335046249" calcext:value-type="float">
            <text:p>0.949938335046249</text:p>
          </table:table-cell>
          <table:table-cell office:value-type="float" office:value="0.0123279794546383" calcext:value-type="float">
            <text:p>0.0123279794546383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1728336748906" calcext:value-type="float">
            <text:p>0.011728336748906</text:p>
          </table:table-cell>
          <table:table-cell office:value-type="float" office:value="0.95136690647482" calcext:value-type="float">
            <text:p>0.95136690647482</text:p>
          </table:table-cell>
          <table:table-cell office:value-type="float" office:value="0.0092667566494121" calcext:value-type="float">
            <text:p>0.0092667566494121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063383470581981" calcext:value-type="float">
            <text:p>0.0063383470581981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081181943490831" calcext:value-type="float">
            <text:p>0.0081181943490831</text:p>
          </table:table-cell>
          <table:table-cell office:value-type="float" office:value="0.95136690647482" calcext:value-type="float">
            <text:p>0.95136690647482</text:p>
          </table:table-cell>
          <table:table-cell office:value-type="float" office:value="0.0092667566494121" calcext:value-type="float">
            <text:p>0.0092667566494121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081181943490831" calcext:value-type="float">
            <text:p>0.0081181943490831</text:p>
          </table:table-cell>
          <table:table-cell office:value-type="float" office:value="0.95136690647482" calcext:value-type="float">
            <text:p>0.95136690647482</text:p>
          </table:table-cell>
          <table:table-cell office:value-type="float" office:value="0.0077693355390143" calcext:value-type="float">
            <text:p>0.0077693355390143</text:p>
          </table:table-cell>
          <table:table-cell office:value-type="float" office:value="0.954234326824255" calcext:value-type="float">
            <text:p>0.954234326824255</text:p>
          </table:table-cell>
          <table:table-cell office:value-type="float" office:value="0.0080656709226037" calcext:value-type="float">
            <text:p>0.0080656709226037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063383470581981" calcext:value-type="float">
            <text:p>0.0063383470581981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086963315461479" calcext:value-type="float">
            <text:p>0.0086963315461479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063383470581981" calcext:value-type="float">
            <text:p>0.0063383470581981</text:p>
          </table:table-cell>
          <table:table-cell office:value-type="float" office:value="0.955662898252826" calcext:value-type="float">
            <text:p>0.955662898252826</text:p>
          </table:table-cell>
          <table:table-cell office:value-type="float" office:value="0.009254552249845" calcext:value-type="float">
            <text:p>0.009254552249845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063383470581981" calcext:value-type="float">
            <text:p>0.0063383470581981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063556962960679" calcext:value-type="float">
            <text:p>0.0063556962960679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108030206736387" calcext:value-type="float">
            <text:p>0.01080302067363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reast-w</text:p>
          </table:table-cell>
          <table:table-cell office:value-type="float" office:value="0.951644398766701" calcext:value-type="float">
            <text:p>0.951644398766701</text:p>
          </table:table-cell>
          <table:table-cell office:value-type="float" office:value="0.00828038710979792" calcext:value-type="float">
            <text:p>0.00828038710979792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12945046963102" calcext:value-type="float">
            <text:p>0.0112945046963102</text:p>
          </table:table-cell>
          <table:table-cell office:value-type="float" office:value="0.950507708119219" calcext:value-type="float">
            <text:p>0.950507708119219</text:p>
          </table:table-cell>
          <table:table-cell office:value-type="float" office:value="0.00712164516352074" calcext:value-type="float">
            <text:p>0.00712164516352074</text:p>
          </table:table-cell>
          <table:table-cell office:value-type="float" office:value="0.951942446043165" calcext:value-type="float">
            <text:p>0.951942446043165</text:p>
          </table:table-cell>
          <table:table-cell office:value-type="float" office:value="0.00897238591601082" calcext:value-type="float">
            <text:p>0.00897238591601082</text:p>
          </table:table-cell>
          <table:table-cell office:value-type="float" office:value="0.951368961973279" calcext:value-type="float">
            <text:p>0.951368961973279</text:p>
          </table:table-cell>
          <table:table-cell office:value-type="float" office:value="0.0101785056716399" calcext:value-type="float">
            <text:p>0.0101785056716399</text:p>
          </table:table-cell>
          <table:table-cell office:value-type="float" office:value="0.95050565262076" calcext:value-type="float">
            <text:p>0.95050565262076</text:p>
          </table:table-cell>
          <table:table-cell office:value-type="float" office:value="0.0074043976437034" calcext:value-type="float">
            <text:p>0.0074043976437034</text:p>
          </table:table-cell>
          <table:table-cell office:value-type="float" office:value="0.952511819116136" calcext:value-type="float">
            <text:p>0.952511819116136</text:p>
          </table:table-cell>
          <table:table-cell office:value-type="float" office:value="0.0095505200116455" calcext:value-type="float">
            <text:p>0.0095505200116455</text:p>
          </table:table-cell>
          <table:table-cell office:value-type="float" office:value="0.950793422404933" calcext:value-type="float">
            <text:p>0.950793422404933</text:p>
          </table:table-cell>
          <table:table-cell office:value-type="float" office:value="0.00956286374963042" calcext:value-type="float">
            <text:p>0.00956286374963042</text:p>
          </table:table-cell>
          <table:table-cell office:value-type="float" office:value="0.954522096608427" calcext:value-type="float">
            <text:p>0.954522096608427</text:p>
          </table:table-cell>
          <table:table-cell office:value-type="float" office:value="0.00848516129533172" calcext:value-type="float">
            <text:p>0.00848516129533172</text:p>
          </table:table-cell>
          <table:table-cell office:value-type="float" office:value="0.953371017471737" calcext:value-type="float">
            <text:p>0.953371017471737</text:p>
          </table:table-cell>
          <table:table-cell office:value-type="float" office:value="0.009128206373247" calcext:value-type="float">
            <text:p>0.009128206373247</text:p>
          </table:table-cell>
          <table:table-cell office:value-type="float" office:value="0.952226104830421" calcext:value-type="float">
            <text:p>0.952226104830421</text:p>
          </table:table-cell>
          <table:table-cell office:value-type="float" office:value="0.00805055032867076" calcext:value-type="float">
            <text:p>0.00805055032867076</text:p>
          </table:table-cell>
          <table:table-cell office:value-type="float" office:value="0.955085303186023" calcext:value-type="float">
            <text:p>0.955085303186023</text:p>
          </table:table-cell>
          <table:table-cell office:value-type="float" office:value="0.0051708826241568" calcext:value-type="float">
            <text:p>0.0051708826241568</text:p>
          </table:table-cell>
          <table:table-cell office:value-type="float" office:value="0.954801644398767" calcext:value-type="float">
            <text:p>0.954801644398767</text:p>
          </table:table-cell>
          <table:table-cell office:value-type="float" office:value="0.00920732926264908" calcext:value-type="float">
            <text:p>0.00920732926264908</text:p>
          </table:table-cell>
          <table:table-cell office:value-type="float" office:value="0.953368961973279" calcext:value-type="float">
            <text:p>0.953368961973279</text:p>
          </table:table-cell>
          <table:table-cell office:value-type="float" office:value="0.00566229294186652" calcext:value-type="float">
            <text:p>0.00566229294186652</text:p>
          </table:table-cell>
          <table:table-cell office:value-type="float" office:value="0.954217882836588" calcext:value-type="float">
            <text:p>0.954217882836588</text:p>
          </table:table-cell>
          <table:table-cell office:value-type="float" office:value="0.00669806167642086" calcext:value-type="float">
            <text:p>0.00669806167642086</text:p>
          </table:table-cell>
          <table:table-cell office:value-type="float" office:value="0.952226104830421" calcext:value-type="float">
            <text:p>0.952226104830421</text:p>
          </table:table-cell>
          <table:table-cell office:value-type="float" office:value="0.0131512789678178" calcext:value-type="float">
            <text:p>0.0131512789678178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51529155467619" calcext:value-type="float">
            <text:p>0.0151529155467619</text:p>
          </table:table-cell>
          <table:table-cell office:value-type="float" office:value="0.949928057553957" calcext:value-type="float">
            <text:p>0.949928057553957</text:p>
          </table:table-cell>
          <table:table-cell office:value-type="float" office:value="0.0133640303482572" calcext:value-type="float">
            <text:p>0.0133640303482572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139009304695752" calcext:value-type="float">
            <text:p>0.0139009304695752</text:p>
          </table:table-cell>
          <table:table-cell office:value-type="float" office:value="0.954213771839671" calcext:value-type="float">
            <text:p>0.954213771839671</text:p>
          </table:table-cell>
          <table:table-cell office:value-type="float" office:value="0.017225418945458" calcext:value-type="float">
            <text:p>0.017225418945458</text:p>
          </table:table-cell>
          <table:table-cell office:value-type="float" office:value="0.9527852004111" calcext:value-type="float">
            <text:p>0.9527852004111</text:p>
          </table:table-cell>
          <table:table-cell office:value-type="float" office:value="0.0119748443016788" calcext:value-type="float">
            <text:p>0.0119748443016788</text:p>
          </table:table-cell>
          <table:table-cell office:value-type="float" office:value="0.947091469681398" calcext:value-type="float">
            <text:p>0.947091469681398</text:p>
          </table:table-cell>
          <table:table-cell office:value-type="float" office:value="0.0147376605565871" calcext:value-type="float">
            <text:p>0.0147376605565871</text:p>
          </table:table-cell>
          <table:table-cell office:value-type="float" office:value="0.954244604316547" calcext:value-type="float">
            <text:p>0.954244604316547</text:p>
          </table:table-cell>
          <table:table-cell office:value-type="float" office:value="0.0147524353727918" calcext:value-type="float">
            <text:p>0.0147524353727918</text:p>
          </table:table-cell>
          <table:table-cell office:value-type="float" office:value="0.955662898252826" calcext:value-type="float">
            <text:p>0.955662898252826</text:p>
          </table:table-cell>
          <table:table-cell office:value-type="float" office:value="0.012734887105507" calcext:value-type="float">
            <text:p>0.012734887105507</text:p>
          </table:table-cell>
          <table:table-cell office:value-type="float" office:value="0.961387461459404" calcext:value-type="float">
            <text:p>0.961387461459404</text:p>
          </table:table-cell>
          <table:table-cell office:value-type="float" office:value="0.011909569420251" calcext:value-type="float">
            <text:p>0.011909569420251</text:p>
          </table:table-cell>
          <table:table-cell office:value-type="float" office:value="0.95136690647482" calcext:value-type="float">
            <text:p>0.95136690647482</text:p>
          </table:table-cell>
          <table:table-cell office:value-type="float" office:value="0.0105538136652613" calcext:value-type="float">
            <text:p>0.0105538136652613</text:p>
          </table:table-cell>
          <table:table-cell office:value-type="float" office:value="0.952816032887975" calcext:value-type="float">
            <text:p>0.952816032887975</text:p>
          </table:table-cell>
          <table:table-cell office:value-type="float" office:value="0.0155883845279611" calcext:value-type="float">
            <text:p>0.0155883845279611</text:p>
          </table:table-cell>
          <table:table-cell office:value-type="float" office:value="0.954234326824255" calcext:value-type="float">
            <text:p>0.954234326824255</text:p>
          </table:table-cell>
          <table:table-cell office:value-type="float" office:value="0.0062884690784088" calcext:value-type="float">
            <text:p>0.0062884690784088</text:p>
          </table:table-cell>
          <table:table-cell office:value-type="float" office:value="0.954213771839671" calcext:value-type="float">
            <text:p>0.954213771839671</text:p>
          </table:table-cell>
          <table:table-cell office:value-type="float" office:value="0.0064508152221418" calcext:value-type="float">
            <text:p>0.0064508152221418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08118194349083" calcext:value-type="float">
            <text:p>0.008118194349083</text:p>
          </table:table-cell>
          <table:table-cell office:value-type="float" office:value="0.947070914696814" calcext:value-type="float">
            <text:p>0.947070914696814</text:p>
          </table:table-cell>
          <table:table-cell office:value-type="float" office:value="0.0038494319596661" calcext:value-type="float">
            <text:p>0.0038494319596661</text:p>
          </table:table-cell>
          <table:table-cell office:value-type="float" office:value="0.952805755395683" calcext:value-type="float">
            <text:p>0.952805755395683</text:p>
          </table:table-cell>
          <table:table-cell office:value-type="float" office:value="0.0107653113725025" calcext:value-type="float">
            <text:p>0.0107653113725025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078117392846178" calcext:value-type="float">
            <text:p>0.0078117392846178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8132089433595" calcext:value-type="float">
            <text:p>0.0108132089433595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13329178470073" calcext:value-type="float">
            <text:p>0.013329178470073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8132089433595" calcext:value-type="float">
            <text:p>0.0108132089433595</text:p>
          </table:table-cell>
          <table:table-cell office:value-type="float" office:value="0.951377183967112" calcext:value-type="float">
            <text:p>0.951377183967112</text:p>
          </table:table-cell>
          <table:table-cell office:value-type="float" office:value="0.0145824270205294" calcext:value-type="float">
            <text:p>0.0145824270205294</text:p>
          </table:table-cell>
          <table:table-cell office:value-type="float" office:value="0.958520041109969" calcext:value-type="float">
            <text:p>0.958520041109969</text:p>
          </table:table-cell>
          <table:table-cell office:value-type="float" office:value="0.0092743620072353" calcext:value-type="float">
            <text:p>0.0092743620072353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9938335046249" calcext:value-type="float">
            <text:p>0.959938335046249</text:p>
          </table:table-cell>
          <table:table-cell office:value-type="float" office:value="0.008172270639193" calcext:value-type="float">
            <text:p>0.008172270639193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50526445465952" calcext:value-type="float">
            <text:p>0.0050526445465952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086963315461479" calcext:value-type="float">
            <text:p>0.0086963315461479</text:p>
          </table:table-cell>
          <table:table-cell office:value-type="float" office:value="0.95136690647482" calcext:value-type="float">
            <text:p>0.95136690647482</text:p>
          </table:table-cell>
          <table:table-cell office:value-type="float" office:value="0.0092667566494121" calcext:value-type="float">
            <text:p>0.0092667566494121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33637734717419" calcext:value-type="float">
            <text:p>0.0133637734717419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54930682299419" calcext:value-type="float">
            <text:p>0.0154930682299419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078117392846178" calcext:value-type="float">
            <text:p>0.0078117392846178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123351852278523" calcext:value-type="float">
            <text:p>0.0123351852278523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1728336748906" calcext:value-type="float">
            <text:p>0.011728336748906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8132089433595" calcext:value-type="float">
            <text:p>0.0108132089433595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108030206736387" calcext:value-type="float">
            <text:p>0.0108030206736387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12946904889319" calcext:value-type="float">
            <text:p>0.0112946904889319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87492642592108" calcext:value-type="float">
            <text:p>0.0087492642592108</text:p>
          </table:table-cell>
          <table:table-cell office:value-type="float" office:value="0.954234326824255" calcext:value-type="float">
            <text:p>0.954234326824255</text:p>
          </table:table-cell>
          <table:table-cell office:value-type="float" office:value="0.0118989772533875" calcext:value-type="float">
            <text:p>0.0118989772533875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01024664888895" calcext:value-type="float">
            <text:p>0.0101024664888895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87492642592108" calcext:value-type="float">
            <text:p>0.0087492642592108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1728336748906" calcext:value-type="float">
            <text:p>0.011728336748906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50526445465952" calcext:value-type="float">
            <text:p>0.0050526445465952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27696549278894" calcext:value-type="float">
            <text:p>0.0127696549278894</text:p>
          </table:table-cell>
          <table:table-cell office:value-type="float" office:value="0.949938335046249" calcext:value-type="float">
            <text:p>0.949938335046249</text:p>
          </table:table-cell>
          <table:table-cell office:value-type="float" office:value="0.0100478191300759" calcext:value-type="float">
            <text:p>0.0100478191300759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27696549278894" calcext:value-type="float">
            <text:p>0.0127696549278894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33637734717419" calcext:value-type="float">
            <text:p>0.0133637734717419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87492642592108" calcext:value-type="float">
            <text:p>0.0087492642592108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1728336748906" calcext:value-type="float">
            <text:p>0.011728336748906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1728336748906" calcext:value-type="float">
            <text:p>0.011728336748906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078117392846178" calcext:value-type="float">
            <text:p>0.0078117392846178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29593941145415" calcext:value-type="float">
            <text:p>0.0129593941145415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123351852278523" calcext:value-type="float">
            <text:p>0.0123351852278523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8132089433595" calcext:value-type="float">
            <text:p>0.0108132089433595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09302337057561" calcext:value-type="float">
            <text:p>0.009302337057561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87492642592108" calcext:value-type="float">
            <text:p>0.0087492642592108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8132089433595" calcext:value-type="float">
            <text:p>0.0108132089433595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33637734717419" calcext:value-type="float">
            <text:p>0.0133637734717419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108030206736387" calcext:value-type="float">
            <text:p>0.0108030206736387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5642343268243" calcext:value-type="float">
            <text:p>0.955642343268243</text:p>
          </table:table-cell>
          <table:table-cell office:value-type="float" office:value="0.0137778495423263" calcext:value-type="float">
            <text:p>0.0137778495423263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1728336748906" calcext:value-type="float">
            <text:p>0.011728336748906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33637734717419" calcext:value-type="float">
            <text:p>0.0133637734717419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8132089433595" calcext:value-type="float">
            <text:p>0.0108132089433595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12946904889319" calcext:value-type="float">
            <text:p>0.0112946904889319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373223547202" calcext:value-type="float">
            <text:p>0.01373223547202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081181943490831" calcext:value-type="float">
            <text:p>0.0081181943490831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87492642592108" calcext:value-type="float">
            <text:p>0.0087492642592108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1728336748906" calcext:value-type="float">
            <text:p>0.011728336748906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27696549278894" calcext:value-type="float">
            <text:p>0.0127696549278894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87492642592108" calcext:value-type="float">
            <text:p>0.0087492642592108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8132089433595" calcext:value-type="float">
            <text:p>0.0108132089433595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27696549278894" calcext:value-type="float">
            <text:p>0.0127696549278894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108030206736387" calcext:value-type="float">
            <text:p>0.0108030206736387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33637734717419" calcext:value-type="float">
            <text:p>0.0133637734717419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123351852278523" calcext:value-type="float">
            <text:p>0.01233518522785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14469074545102" calcext:value-type="float">
            <text:p>0.0114469074545102</text:p>
          </table:table-cell>
          <table:table-cell office:value-type="float" office:value="0.954221993833504" calcext:value-type="float">
            <text:p>0.954221993833504</text:p>
          </table:table-cell>
          <table:table-cell office:value-type="float" office:value="0.0108193756017052" calcext:value-type="float">
            <text:p>0.0108193756017052</text:p>
          </table:table-cell>
          <table:table-cell office:value-type="float" office:value="0.954511819116136" calcext:value-type="float">
            <text:p>0.954511819116136</text:p>
          </table:table-cell>
          <table:table-cell office:value-type="float" office:value="0.0129449518399697" calcext:value-type="float">
            <text:p>0.0129449518399697</text:p>
          </table:table-cell>
          <table:table-cell office:value-type="float" office:value="0.956507708119219" calcext:value-type="float">
            <text:p>0.956507708119219</text:p>
          </table:table-cell>
          <table:table-cell office:value-type="float" office:value="0.0115700024264703" calcext:value-type="float">
            <text:p>0.0115700024264703</text:p>
          </table:table-cell>
          <table:table-cell office:value-type="float" office:value="0.95593627954779" calcext:value-type="float">
            <text:p>0.95593627954779</text:p>
          </table:table-cell>
          <table:table-cell office:value-type="float" office:value="0.0101784871875798" calcext:value-type="float">
            <text:p>0.0101784871875798</text:p>
          </table:table-cell>
          <table:table-cell office:value-type="float" office:value="0.953089414182939" calcext:value-type="float">
            <text:p>0.953089414182939</text:p>
          </table:table-cell>
          <table:table-cell office:value-type="float" office:value="0.0130565173614525" calcext:value-type="float">
            <text:p>0.0130565173614525</text:p>
          </table:table-cell>
          <table:table-cell office:value-type="float" office:value="0.955944501541624" calcext:value-type="float">
            <text:p>0.955944501541624</text:p>
          </table:table-cell>
          <table:table-cell office:value-type="float" office:value="0.0115424255480331" calcext:value-type="float">
            <text:p>0.0115424255480331</text:p>
          </table:table-cell>
          <table:table-cell office:value-type="float" office:value="0.957083247687564" calcext:value-type="float">
            <text:p>0.957083247687564</text:p>
          </table:table-cell>
          <table:table-cell office:value-type="float" office:value="0.0103996393542315" calcext:value-type="float">
            <text:p>0.0103996393542315</text:p>
          </table:table-cell>
          <table:table-cell office:value-type="float" office:value="0.95822816032888" calcext:value-type="float">
            <text:p>0.95822816032888</text:p>
          </table:table-cell>
          <table:table-cell office:value-type="float" office:value="0.00986174106535432" calcext:value-type="float">
            <text:p>0.00986174106535432</text:p>
          </table:table-cell>
          <table:table-cell office:value-type="float" office:value="0.954795477903392" calcext:value-type="float">
            <text:p>0.954795477903392</text:p>
          </table:table-cell>
          <table:table-cell office:value-type="float" office:value="0.00845710412903414" calcext:value-type="float">
            <text:p>0.00845710412903414</text:p>
          </table:table-cell>
          <table:table-cell office:value-type="float" office:value="0.95565878725591" calcext:value-type="float">
            <text:p>0.95565878725591</text:p>
          </table:table-cell>
          <table:table-cell office:value-type="float" office:value="0.0126375598803259" calcext:value-type="float">
            <text:p>0.0126375598803259</text:p>
          </table:table-cell>
          <table:table-cell office:value-type="float" office:value="0.952226104830421" calcext:value-type="float">
            <text:p>0.952226104830421</text:p>
          </table:table-cell>
          <table:table-cell office:value-type="float" office:value="0.00944181724103484" calcext:value-type="float">
            <text:p>0.00944181724103484</text:p>
          </table:table-cell>
          <table:table-cell office:value-type="float" office:value="0.956793422404933" calcext:value-type="float">
            <text:p>0.956793422404933</text:p>
          </table:table-cell>
          <table:table-cell office:value-type="float" office:value="0.0107591903941303" calcext:value-type="float">
            <text:p>0.0107591903941303</text:p>
          </table:table-cell>
          <table:table-cell office:value-type="float" office:value="0.956507708119219" calcext:value-type="float">
            <text:p>0.956507708119219</text:p>
          </table:table-cell>
          <table:table-cell office:value-type="float" office:value="0.012823331812967" calcext:value-type="float">
            <text:p>0.012823331812967</text:p>
          </table:table-cell>
          <table:table-cell office:value-type="float" office:value="0.954793422404933" calcext:value-type="float">
            <text:p>0.954793422404933</text:p>
          </table:table-cell>
          <table:table-cell office:value-type="float" office:value="0.008548925285368" calcext:value-type="float">
            <text:p>0.008548925285368</text:p>
          </table:table-cell>
          <table:table-cell office:value-type="float" office:value="0.955944501541624" calcext:value-type="float">
            <text:p>0.955944501541624</text:p>
          </table:table-cell>
          <table:table-cell office:value-type="float" office:value="0.012105558409771" calcext:value-type="float">
            <text:p>0.012105558409771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iabetes</text:p>
          </table:table-cell>
          <table:table-cell office:value-type="float" office:value="0.752533740769035" calcext:value-type="float">
            <text:p>0.752533740769035</text:p>
          </table:table-cell>
          <table:table-cell office:value-type="float" office:value="0.0368057557150293" calcext:value-type="float">
            <text:p>0.0368057557150293</text:p>
          </table:table-cell>
          <table:table-cell office:value-type="float" office:value="0.738256514727103" calcext:value-type="float">
            <text:p>0.738256514727103</text:p>
          </table:table-cell>
          <table:table-cell office:value-type="float" office:value="0.0195770766751094" calcext:value-type="float">
            <text:p>0.0195770766751094</text:p>
          </table:table-cell>
          <table:table-cell office:value-type="float" office:value="0.755165096341567" calcext:value-type="float">
            <text:p>0.755165096341567</text:p>
          </table:table-cell>
          <table:table-cell office:value-type="float" office:value="0.0255274212071722" calcext:value-type="float">
            <text:p>0.0255274212071722</text:p>
          </table:table-cell>
          <table:table-cell office:value-type="float" office:value="0.757745522451405" calcext:value-type="float">
            <text:p>0.757745522451405</text:p>
          </table:table-cell>
          <table:table-cell office:value-type="float" office:value="0.02696161734131" calcext:value-type="float">
            <text:p>0.02696161734131</text:p>
          </table:table-cell>
          <table:table-cell office:value-type="float" office:value="0.748663101604278" calcext:value-type="float">
            <text:p>0.748663101604278</text:p>
          </table:table-cell>
          <table:table-cell office:value-type="float" office:value="0.0203544254120217" calcext:value-type="float">
            <text:p>0.0203544254120217</text:p>
          </table:table-cell>
          <table:table-cell office:value-type="float" office:value="0.752525252525252" calcext:value-type="float">
            <text:p>0.752525252525252</text:p>
          </table:table-cell>
          <table:table-cell office:value-type="float" office:value="0.0319931496418375" calcext:value-type="float">
            <text:p>0.0319931496418375</text:p>
          </table:table-cell>
          <table:table-cell office:value-type="float" office:value="0.759035735506324" calcext:value-type="float">
            <text:p>0.759035735506324</text:p>
          </table:table-cell>
          <table:table-cell office:value-type="float" office:value="0.0342273971786981" calcext:value-type="float">
            <text:p>0.0342273971786981</text:p>
          </table:table-cell>
          <table:table-cell office:value-type="float" office:value="0.755156608097785" calcext:value-type="float">
            <text:p>0.755156608097785</text:p>
          </table:table-cell>
          <table:table-cell office:value-type="float" office:value="0.0252248341153862" calcext:value-type="float">
            <text:p>0.0252248341153862</text:p>
          </table:table-cell>
          <table:table-cell office:value-type="float" office:value="0.751192598251422" calcext:value-type="float">
            <text:p>0.751192598251422</text:p>
          </table:table-cell>
          <table:table-cell office:value-type="float" office:value="0.0438296634314121" calcext:value-type="float">
            <text:p>0.0438296634314121</text:p>
          </table:table-cell>
          <table:table-cell office:value-type="float" office:value="0.747372888549359" calcext:value-type="float">
            <text:p>0.747372888549359</text:p>
          </table:table-cell>
          <table:table-cell office:value-type="float" office:value="0.0305534125658172" calcext:value-type="float">
            <text:p>0.0305534125658172</text:p>
          </table:table-cell>
          <table:table-cell office:value-type="float" office:value="0.74471606824548" calcext:value-type="float">
            <text:p>0.74471606824548</text:p>
          </table:table-cell>
          <table:table-cell office:value-type="float" office:value="0.030775078663113" calcext:value-type="float">
            <text:p>0.030775078663113</text:p>
          </table:table-cell>
          <table:table-cell office:value-type="float" office:value="0.755165096341567" calcext:value-type="float">
            <text:p>0.755165096341567</text:p>
          </table:table-cell>
          <table:table-cell office:value-type="float" office:value="0.0255274212071722" calcext:value-type="float">
            <text:p>0.0255274212071722</text:p>
          </table:table-cell>
          <table:table-cell office:value-type="float" office:value="0.766793990323402" calcext:value-type="float">
            <text:p>0.766793990323402</text:p>
          </table:table-cell>
          <table:table-cell office:value-type="float" office:value="0.0498472197424185" calcext:value-type="float">
            <text:p>0.0498472197424185</text:p>
          </table:table-cell>
          <table:table-cell office:value-type="float" office:value="0.752567693744164" calcext:value-type="float">
            <text:p>0.752567693744164</text:p>
          </table:table-cell>
          <table:table-cell office:value-type="float" office:value="0.0305053918704602" calcext:value-type="float">
            <text:p>0.0305053918704602</text:p>
          </table:table-cell>
          <table:table-cell office:value-type="float" office:value="0.760376878023937" calcext:value-type="float">
            <text:p>0.760376878023937</text:p>
          </table:table-cell>
          <table:table-cell office:value-type="float" office:value="0.0197885113077899" calcext:value-type="float">
            <text:p>0.0197885113077899</text:p>
          </table:table-cell>
          <table:table-cell office:value-type="float" office:value="0.749919361684068" calcext:value-type="float">
            <text:p>0.749919361684068</text:p>
          </table:table-cell>
          <table:table-cell office:value-type="float" office:value="0.0403828878164493" calcext:value-type="float">
            <text:p>0.0403828878164493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iabetes</text:p>
          </table:table-cell>
          <table:table-cell office:value-type="float" office:value="0.751226551226551" calcext:value-type="float">
            <text:p>0.751226551226551</text:p>
          </table:table-cell>
          <table:table-cell office:value-type="float" office:value="0.0415444104425544" calcext:value-type="float">
            <text:p>0.0415444104425544</text:p>
          </table:table-cell>
          <table:table-cell office:value-type="float" office:value="0.744758509464392" calcext:value-type="float">
            <text:p>0.744758509464392</text:p>
          </table:table-cell>
          <table:table-cell office:value-type="float" office:value="0.0207492206776929" calcext:value-type="float">
            <text:p>0.0207492206776929</text:p>
          </table:table-cell>
          <table:table-cell office:value-type="float" office:value="0.75251676428147" calcext:value-type="float">
            <text:p>0.75251676428147</text:p>
          </table:table-cell>
          <table:table-cell office:value-type="float" office:value="0.0324256106494303" calcext:value-type="float">
            <text:p>0.0324256106494303</text:p>
          </table:table-cell>
          <table:table-cell office:value-type="float" office:value="0.755131143366438" calcext:value-type="float">
            <text:p>0.755131143366438</text:p>
          </table:table-cell>
          <table:table-cell office:value-type="float" office:value="0.030130464774549" calcext:value-type="float">
            <text:p>0.030130464774549</text:p>
          </table:table-cell>
          <table:table-cell office:value-type="float" office:value="0.765588659706307" calcext:value-type="float">
            <text:p>0.765588659706307</text:p>
          </table:table-cell>
          <table:table-cell office:value-type="float" office:value="0.0260076624387921" calcext:value-type="float">
            <text:p>0.0260076624387921</text:p>
          </table:table-cell>
          <table:table-cell office:value-type="float" office:value="0.756429844665139" calcext:value-type="float">
            <text:p>0.756429844665139</text:p>
          </table:table-cell>
          <table:table-cell office:value-type="float" office:value="0.0334852879481801" calcext:value-type="float">
            <text:p>0.0334852879481801</text:p>
          </table:table-cell>
          <table:table-cell office:value-type="float" office:value="0.751252015957898" calcext:value-type="float">
            <text:p>0.751252015957898</text:p>
          </table:table-cell>
          <table:table-cell office:value-type="float" office:value="0.0293851273622925" calcext:value-type="float">
            <text:p>0.0293851273622925</text:p>
          </table:table-cell>
          <table:table-cell office:value-type="float" office:value="0.764264493676258" calcext:value-type="float">
            <text:p>0.764264493676258</text:p>
          </table:table-cell>
          <table:table-cell office:value-type="float" office:value="0.0350208418294168" calcext:value-type="float">
            <text:p>0.0350208418294168</text:p>
          </table:table-cell>
          <table:table-cell office:value-type="float" office:value="0.759018759018759" calcext:value-type="float">
            <text:p>0.759018759018759</text:p>
          </table:table-cell>
          <table:table-cell office:value-type="float" office:value="0.0384449395520146" calcext:value-type="float">
            <text:p>0.0384449395520146</text:p>
          </table:table-cell>
          <table:table-cell office:value-type="float" office:value="0.76294032764621" calcext:value-type="float">
            <text:p>0.76294032764621</text:p>
          </table:table-cell>
          <table:table-cell office:value-type="float" office:value="0.0321810608866225" calcext:value-type="float">
            <text:p>0.0321810608866225</text:p>
          </table:table-cell>
          <table:table-cell office:value-type="float" office:value="0.751277480689245" calcext:value-type="float">
            <text:p>0.751277480689245</text:p>
          </table:table-cell>
          <table:table-cell office:value-type="float" office:value="0.0243461084565504" calcext:value-type="float">
            <text:p>0.0243461084565504</text:p>
          </table:table-cell>
          <table:table-cell office:value-type="float" office:value="0.74733893557423" calcext:value-type="float">
            <text:p>0.74733893557423</text:p>
          </table:table-cell>
          <table:table-cell office:value-type="float" office:value="0.0264573840693808" calcext:value-type="float">
            <text:p>0.0264573840693808</text:p>
          </table:table-cell>
          <table:table-cell office:value-type="float" office:value="0.757737034207622" calcext:value-type="float">
            <text:p>0.757737034207622</text:p>
          </table:table-cell>
          <table:table-cell office:value-type="float" office:value="0.0327198319432244" calcext:value-type="float">
            <text:p>0.0327198319432244</text:p>
          </table:table-cell>
          <table:table-cell office:value-type="float" office:value="0.753832442067736" calcext:value-type="float">
            <text:p>0.753832442067736</text:p>
          </table:table-cell>
          <table:table-cell office:value-type="float" office:value="0.0357921849219245" calcext:value-type="float">
            <text:p>0.0357921849219245</text:p>
          </table:table-cell>
          <table:table-cell office:value-type="float" office:value="0.757745522451405" calcext:value-type="float">
            <text:p>0.757745522451405</text:p>
          </table:table-cell>
          <table:table-cell office:value-type="float" office:value="0.0288551445858685" calcext:value-type="float">
            <text:p>0.0288551445858685</text:p>
          </table:table-cell>
          <table:table-cell office:value-type="float" office:value="0.760359901536372" calcext:value-type="float">
            <text:p>0.760359901536372</text:p>
          </table:table-cell>
          <table:table-cell office:value-type="float" office:value="0.0325428490087125" calcext:value-type="float">
            <text:p>0.0325428490087125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iabetes</text:p>
          </table:table-cell>
          <table:table-cell office:value-type="float" office:value="0.751218062982769" calcext:value-type="float">
            <text:p>0.751218062982769</text:p>
          </table:table-cell>
          <table:table-cell office:value-type="float" office:value="0.0381808881094185" calcext:value-type="float">
            <text:p>0.0381808881094185</text:p>
          </table:table-cell>
          <table:table-cell office:value-type="float" office:value="0.748637636872931" calcext:value-type="float">
            <text:p>0.748637636872931</text:p>
          </table:table-cell>
          <table:table-cell office:value-type="float" office:value="0.0299423867219103" calcext:value-type="float">
            <text:p>0.0299423867219103</text:p>
          </table:table-cell>
          <table:table-cell office:value-type="float" office:value="0.752533740769035" calcext:value-type="float">
            <text:p>0.752533740769035</text:p>
          </table:table-cell>
          <table:table-cell office:value-type="float" office:value="0.0312233329669397" calcext:value-type="float">
            <text:p>0.0312233329669397</text:p>
          </table:table-cell>
          <table:table-cell office:value-type="float" office:value="0.755114166878873" calcext:value-type="float">
            <text:p>0.755114166878873</text:p>
          </table:table-cell>
          <table:table-cell office:value-type="float" office:value="0.0339538637308386" calcext:value-type="float">
            <text:p>0.0339538637308386</text:p>
          </table:table-cell>
          <table:table-cell office:value-type="float" office:value="0.76168406756642" calcext:value-type="float">
            <text:p>0.76168406756642</text:p>
          </table:table-cell>
          <table:table-cell office:value-type="float" office:value="0.0227724410168419" calcext:value-type="float">
            <text:p>0.0227724410168419</text:p>
          </table:table-cell>
          <table:table-cell office:value-type="float" office:value="0.752499787793906" calcext:value-type="float">
            <text:p>0.752499787793906</text:p>
          </table:table-cell>
          <table:table-cell office:value-type="float" office:value="0.0388399256046802" calcext:value-type="float">
            <text:p>0.0388399256046802</text:p>
          </table:table-cell>
          <table:table-cell office:value-type="float" office:value="0.757737034207622" calcext:value-type="float">
            <text:p>0.757737034207622</text:p>
          </table:table-cell>
          <table:table-cell office:value-type="float" office:value="0.0324045918817149" calcext:value-type="float">
            <text:p>0.0324045918817149</text:p>
          </table:table-cell>
          <table:table-cell office:value-type="float" office:value="0.755122655122655" calcext:value-type="float">
            <text:p>0.755122655122655</text:p>
          </table:table-cell>
          <table:table-cell office:value-type="float" office:value="0.03796669374756" calcext:value-type="float">
            <text:p>0.03796669374756</text:p>
          </table:table-cell>
          <table:table-cell office:value-type="float" office:value="0.759035735506324" calcext:value-type="float">
            <text:p>0.759035735506324</text:p>
          </table:table-cell>
          <table:table-cell office:value-type="float" office:value="0.0348220386016248" calcext:value-type="float">
            <text:p>0.0348220386016248</text:p>
          </table:table-cell>
          <table:table-cell office:value-type="float" office:value="0.759035735506324" calcext:value-type="float">
            <text:p>0.759035735506324</text:p>
          </table:table-cell>
          <table:table-cell office:value-type="float" office:value="0.0329724652470197" calcext:value-type="float">
            <text:p>0.0329724652470197</text:p>
          </table:table-cell>
          <table:table-cell office:value-type="float" office:value="0.751252015957898" calcext:value-type="float">
            <text:p>0.751252015957898</text:p>
          </table:table-cell>
          <table:table-cell office:value-type="float" office:value="0.026359499308092" calcext:value-type="float">
            <text:p>0.026359499308092</text:p>
          </table:table-cell>
          <table:table-cell office:value-type="float" office:value="0.746040234275528" calcext:value-type="float">
            <text:p>0.746040234275528</text:p>
          </table:table-cell>
          <table:table-cell office:value-type="float" office:value="0.025025449526208" calcext:value-type="float">
            <text:p>0.025025449526208</text:p>
          </table:table-cell>
          <table:table-cell office:value-type="float" office:value="0.756429844665139" calcext:value-type="float">
            <text:p>0.756429844665139</text:p>
          </table:table-cell>
          <table:table-cell office:value-type="float" office:value="0.0364978443456403" calcext:value-type="float">
            <text:p>0.0364978443456403</text:p>
          </table:table-cell>
          <table:table-cell office:value-type="float" office:value="0.751218062982769" calcext:value-type="float">
            <text:p>0.751218062982769</text:p>
          </table:table-cell>
          <table:table-cell office:value-type="float" office:value="0.0359081356165733" calcext:value-type="float">
            <text:p>0.0359081356165733</text:p>
          </table:table-cell>
          <table:table-cell office:value-type="float" office:value="0.759010270774977" calcext:value-type="float">
            <text:p>0.759010270774977</text:p>
          </table:table-cell>
          <table:table-cell office:value-type="float" office:value="0.0371417944580383" calcext:value-type="float">
            <text:p>0.0371417944580383</text:p>
          </table:table-cell>
          <table:table-cell office:value-type="float" office:value="0.768126644597233" calcext:value-type="float">
            <text:p>0.768126644597233</text:p>
          </table:table-cell>
          <table:table-cell office:value-type="float" office:value="0.0402719826408193" calcext:value-type="float">
            <text:p>0.0402719826408193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iabetes</text:p>
          </table:table-cell>
          <table:table-cell office:value-type="float" office:value="0.756429844665139" calcext:value-type="float">
            <text:p>0.756429844665139</text:p>
          </table:table-cell>
          <table:table-cell office:value-type="float" office:value="0.0362193222943965" calcext:value-type="float">
            <text:p>0.0362193222943965</text:p>
          </table:table-cell>
          <table:table-cell office:value-type="float" office:value="0.751226551226551" calcext:value-type="float">
            <text:p>0.751226551226551</text:p>
          </table:table-cell>
          <table:table-cell office:value-type="float" office:value="0.0304012853027328" calcext:value-type="float">
            <text:p>0.0304012853027328</text:p>
          </table:table-cell>
          <table:table-cell office:value-type="float" office:value="0.751218062982769" calcext:value-type="float">
            <text:p>0.751218062982769</text:p>
          </table:table-cell>
          <table:table-cell office:value-type="float" office:value="0.0359081356165733" calcext:value-type="float">
            <text:p>0.0359081356165733</text:p>
          </table:table-cell>
          <table:table-cell office:value-type="float" office:value="0.75510567863509" calcext:value-type="float">
            <text:p>0.75510567863509</text:p>
          </table:table-cell>
          <table:table-cell office:value-type="float" office:value="0.0389699422779166" calcext:value-type="float">
            <text:p>0.0389699422779166</text:p>
          </table:table-cell>
          <table:table-cell office:value-type="float" office:value="0.76035141329259" calcext:value-type="float">
            <text:p>0.76035141329259</text:p>
          </table:table-cell>
          <table:table-cell office:value-type="float" office:value="0.0353893553265598" calcext:value-type="float">
            <text:p>0.0353893553265598</text:p>
          </table:table-cell>
          <table:table-cell office:value-type="float" office:value="0.752474323062558" calcext:value-type="float">
            <text:p>0.752474323062558</text:p>
          </table:table-cell>
          <table:table-cell office:value-type="float" office:value="0.0510302704614428" calcext:value-type="float">
            <text:p>0.0510302704614428</text:p>
          </table:table-cell>
          <table:table-cell office:value-type="float" office:value="0.755131143366438" calcext:value-type="float">
            <text:p>0.755131143366438</text:p>
          </table:table-cell>
          <table:table-cell office:value-type="float" office:value="0.0314988279256985" calcext:value-type="float">
            <text:p>0.0314988279256985</text:p>
          </table:table-cell>
          <table:table-cell office:value-type="float" office:value="0.755122655122655" calcext:value-type="float">
            <text:p>0.755122655122655</text:p>
          </table:table-cell>
          <table:table-cell office:value-type="float" office:value="0.03655209662479" calcext:value-type="float">
            <text:p>0.03655209662479</text:p>
          </table:table-cell>
          <table:table-cell office:value-type="float" office:value="0.760342925048807" calcext:value-type="float">
            <text:p>0.760342925048807</text:p>
          </table:table-cell>
          <table:table-cell office:value-type="float" office:value="0.0310424864184039" calcext:value-type="float">
            <text:p>0.0310424864184039</text:p>
          </table:table-cell>
          <table:table-cell office:value-type="float" office:value="0.755131143366438" calcext:value-type="float">
            <text:p>0.755131143366438</text:p>
          </table:table-cell>
          <table:table-cell office:value-type="float" office:value="0.0297831930322936" calcext:value-type="float">
            <text:p>0.0297831930322936</text:p>
          </table:table-cell>
          <table:table-cell office:value-type="float" office:value="0.757754010695187" calcext:value-type="float">
            <text:p>0.757754010695187</text:p>
          </table:table-cell>
          <table:table-cell office:value-type="float" office:value="0.0322128348284663" calcext:value-type="float">
            <text:p>0.0322128348284663</text:p>
          </table:table-cell>
          <table:table-cell office:value-type="float" office:value="0.755131143366438" calcext:value-type="float">
            <text:p>0.755131143366438</text:p>
          </table:table-cell>
          <table:table-cell office:value-type="float" office:value="0.0370360203035324" calcext:value-type="float">
            <text:p>0.0370360203035324</text:p>
          </table:table-cell>
          <table:table-cell office:value-type="float" office:value="0.752525252525252" calcext:value-type="float">
            <text:p>0.752525252525252</text:p>
          </table:table-cell>
          <table:table-cell office:value-type="float" office:value="0.0368901970265095" calcext:value-type="float">
            <text:p>0.0368901970265095</text:p>
          </table:table-cell>
          <table:table-cell office:value-type="float" office:value="0.744724556489262" calcext:value-type="float">
            <text:p>0.744724556489262</text:p>
          </table:table-cell>
          <table:table-cell office:value-type="float" office:value="0.0316731853072215" calcext:value-type="float">
            <text:p>0.0316731853072215</text:p>
          </table:table-cell>
          <table:table-cell office:value-type="float" office:value="0.749910873440285" calcext:value-type="float">
            <text:p>0.749910873440285</text:p>
          </table:table-cell>
          <table:table-cell office:value-type="float" office:value="0.0357373032256597" calcext:value-type="float">
            <text:p>0.0357373032256597</text:p>
          </table:table-cell>
          <table:table-cell office:value-type="float" office:value="0.766844919786096" calcext:value-type="float">
            <text:p>0.766844919786096</text:p>
          </table:table-cell>
          <table:table-cell office:value-type="float" office:value="0.0373280424757556" calcext:value-type="float">
            <text:p>0.0373280424757556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iabetes</text:p>
          </table:table-cell>
          <table:table-cell office:value-type="float" office:value="0.75772854596384" calcext:value-type="float">
            <text:p>0.75772854596384</text:p>
          </table:table-cell>
          <table:table-cell office:value-type="float" office:value="0.0358890711528769" calcext:value-type="float">
            <text:p>0.0358890711528769</text:p>
          </table:table-cell>
          <table:table-cell office:value-type="float" office:value="0.749936338171632" calcext:value-type="float">
            <text:p>0.749936338171632</text:p>
          </table:table-cell>
          <table:table-cell office:value-type="float" office:value="0.0292693674615668" calcext:value-type="float">
            <text:p>0.0292693674615668</text:p>
          </table:table-cell>
          <table:table-cell office:value-type="float" office:value="0.757720057720058" calcext:value-type="float">
            <text:p>0.757720057720058</text:p>
          </table:table-cell>
          <table:table-cell office:value-type="float" office:value="0.0396104557755261" calcext:value-type="float">
            <text:p>0.0396104557755261</text:p>
          </table:table-cell>
          <table:table-cell office:value-type="float" office:value="0.759010270774977" calcext:value-type="float">
            <text:p>0.759010270774977</text:p>
          </table:table-cell>
          <table:table-cell office:value-type="float" office:value="0.039624332096024" calcext:value-type="float">
            <text:p>0.039624332096024</text:p>
          </table:table-cell>
          <table:table-cell office:value-type="float" office:value="0.756455309396486" calcext:value-type="float">
            <text:p>0.756455309396486</text:p>
          </table:table-cell>
          <table:table-cell office:value-type="float" office:value="0.029858303928955" calcext:value-type="float">
            <text:p>0.029858303928955</text:p>
          </table:table-cell>
          <table:table-cell office:value-type="float" office:value="0.755071725659961" calcext:value-type="float">
            <text:p>0.755071725659961</text:p>
          </table:table-cell>
          <table:table-cell office:value-type="float" office:value="0.0522222944556465" calcext:value-type="float">
            <text:p>0.0522222944556465</text:p>
          </table:table-cell>
          <table:table-cell office:value-type="float" office:value="0.756438332908921" calcext:value-type="float">
            <text:p>0.756438332908921</text:p>
          </table:table-cell>
          <table:table-cell office:value-type="float" office:value="0.0317689802926567" calcext:value-type="float">
            <text:p>0.0317689802926567</text:p>
          </table:table-cell>
          <table:table-cell office:value-type="float" office:value="0.759027247262541" calcext:value-type="float">
            <text:p>0.759027247262541</text:p>
          </table:table-cell>
          <table:table-cell office:value-type="float" office:value="0.0383585206327531" calcext:value-type="float">
            <text:p>0.0383585206327531</text:p>
          </table:table-cell>
          <table:table-cell office:value-type="float" office:value="0.757745522451405" calcext:value-type="float">
            <text:p>0.757745522451405</text:p>
          </table:table-cell>
          <table:table-cell office:value-type="float" office:value="0.0273548554357167" calcext:value-type="float">
            <text:p>0.0273548554357167</text:p>
          </table:table-cell>
          <table:table-cell office:value-type="float" office:value="0.756429844665139" calcext:value-type="float">
            <text:p>0.756429844665139</text:p>
          </table:table-cell>
          <table:table-cell office:value-type="float" office:value="0.0298173954230872" calcext:value-type="float">
            <text:p>0.0298173954230872</text:p>
          </table:table-cell>
          <table:table-cell office:value-type="float" office:value="0.757754010695187" calcext:value-type="float">
            <text:p>0.757754010695187</text:p>
          </table:table-cell>
          <table:table-cell office:value-type="float" office:value="0.0322128348284663" calcext:value-type="float">
            <text:p>0.0322128348284663</text:p>
          </table:table-cell>
          <table:table-cell office:value-type="float" office:value="0.761616161616162" calcext:value-type="float">
            <text:p>0.761616161616162</text:p>
          </table:table-cell>
          <table:table-cell office:value-type="float" office:value="0.0405330461202559" calcext:value-type="float">
            <text:p>0.0405330461202559</text:p>
          </table:table-cell>
          <table:table-cell office:value-type="float" office:value="0.753832442067736" calcext:value-type="float">
            <text:p>0.753832442067736</text:p>
          </table:table-cell>
          <table:table-cell office:value-type="float" office:value="0.0327104857136065" calcext:value-type="float">
            <text:p>0.0327104857136065</text:p>
          </table:table-cell>
          <table:table-cell office:value-type="float" office:value="0.744724556489262" calcext:value-type="float">
            <text:p>0.744724556489262</text:p>
          </table:table-cell>
          <table:table-cell office:value-type="float" office:value="0.0292508286117052" calcext:value-type="float">
            <text:p>0.0292508286117052</text:p>
          </table:table-cell>
          <table:table-cell office:value-type="float" office:value="0.756429844665139" calcext:value-type="float">
            <text:p>0.756429844665139</text:p>
          </table:table-cell>
          <table:table-cell office:value-type="float" office:value="0.0301734382539756" calcext:value-type="float">
            <text:p>0.0301734382539756</text:p>
          </table:table-cell>
          <table:table-cell office:value-type="float" office:value="0.761624649859944" calcext:value-type="float">
            <text:p>0.761624649859944</text:p>
          </table:table-cell>
          <table:table-cell office:value-type="float" office:value="0.0354544960621949" calcext:value-type="float">
            <text:p>0.03545449606219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iabetes</text:p>
          </table:table-cell>
          <table:table-cell office:value-type="float" office:value="0.753827349121467" calcext:value-type="float">
            <text:p>0.753827349121467</text:p>
          </table:table-cell>
          <table:table-cell office:value-type="float" office:value="0.0377278895428551" calcext:value-type="float">
            <text:p>0.0377278895428551</text:p>
          </table:table-cell>
          <table:table-cell office:value-type="float" office:value="0.746563110092522" calcext:value-type="float">
            <text:p>0.746563110092522</text:p>
          </table:table-cell>
          <table:table-cell office:value-type="float" office:value="0.0259878673678024" calcext:value-type="float">
            <text:p>0.0259878673678024</text:p>
          </table:table-cell>
          <table:table-cell office:value-type="float" office:value="0.75383074441898" calcext:value-type="float">
            <text:p>0.75383074441898</text:p>
          </table:table-cell>
          <table:table-cell office:value-type="float" office:value="0.0329389912431283" calcext:value-type="float">
            <text:p>0.0329389912431283</text:p>
          </table:table-cell>
          <table:table-cell office:value-type="float" office:value="0.756421356421356" calcext:value-type="float">
            <text:p>0.756421356421356</text:p>
          </table:table-cell>
          <table:table-cell office:value-type="float" office:value="0.0339280440441276" calcext:value-type="float">
            <text:p>0.0339280440441276</text:p>
          </table:table-cell>
          <table:table-cell office:value-type="float" office:value="0.758548510313216" calcext:value-type="float">
            <text:p>0.758548510313216</text:p>
          </table:table-cell>
          <table:table-cell office:value-type="float" office:value="0.0268764376246341" calcext:value-type="float">
            <text:p>0.0268764376246341</text:p>
          </table:table-cell>
          <table:table-cell office:value-type="float" office:value="0.753800186741363" calcext:value-type="float">
            <text:p>0.753800186741363</text:p>
          </table:table-cell>
          <table:table-cell office:value-type="float" office:value="0.0415141856223574" calcext:value-type="float">
            <text:p>0.0415141856223574</text:p>
          </table:table-cell>
          <table:table-cell office:value-type="float" office:value="0.755918852389441" calcext:value-type="float">
            <text:p>0.755918852389441</text:p>
          </table:table-cell>
          <table:table-cell office:value-type="float" office:value="0.0318569849282121" calcext:value-type="float">
            <text:p>0.0318569849282121</text:p>
          </table:table-cell>
          <table:table-cell office:value-type="float" office:value="0.757738731856379" calcext:value-type="float">
            <text:p>0.757738731856379</text:p>
          </table:table-cell>
          <table:table-cell office:value-type="float" office:value="0.0346245973899812" calcext:value-type="float">
            <text:p>0.0346245973899812</text:p>
          </table:table-cell>
          <table:table-cell office:value-type="float" office:value="0.757467108055343" calcext:value-type="float">
            <text:p>0.757467108055343</text:p>
          </table:table-cell>
          <table:table-cell office:value-type="float" office:value="0.0350987966878344" calcext:value-type="float">
            <text:p>0.0350987966878344</text:p>
          </table:table-cell>
          <table:table-cell office:value-type="float" office:value="0.756181987946694" calcext:value-type="float">
            <text:p>0.756181987946694</text:p>
          </table:table-cell>
          <table:table-cell office:value-type="float" office:value="0.031061505430968" calcext:value-type="float">
            <text:p>0.031061505430968</text:p>
          </table:table-cell>
          <table:table-cell office:value-type="float" office:value="0.7525507172566" calcext:value-type="float">
            <text:p>0.7525507172566</text:p>
          </table:table-cell>
          <table:table-cell office:value-type="float" office:value="0.0291812712169376" calcext:value-type="float">
            <text:p>0.0291812712169376</text:p>
          </table:table-cell>
          <table:table-cell office:value-type="float" office:value="0.753058314234785" calcext:value-type="float">
            <text:p>0.753058314234785</text:p>
          </table:table-cell>
          <table:table-cell office:value-type="float" office:value="0.0309158642453099" calcext:value-type="float">
            <text:p>0.0309158642453099</text:p>
          </table:table-cell>
          <table:table-cell office:value-type="float" office:value="0.75746371275783" calcext:value-type="float">
            <text:p>0.75746371275783</text:p>
          </table:table-cell>
          <table:table-cell office:value-type="float" office:value="0.0377331157542798" calcext:value-type="float">
            <text:p>0.0377331157542798</text:p>
          </table:table-cell>
          <table:table-cell office:value-type="float" office:value="0.749413462354639" calcext:value-type="float">
            <text:p>0.749413462354639</text:p>
          </table:table-cell>
          <table:table-cell office:value-type="float" office:value="0.0326259452655769" calcext:value-type="float">
            <text:p>0.0326259452655769</text:p>
          </table:table-cell>
          <table:table-cell office:value-type="float" office:value="0.756694677871148" calcext:value-type="float">
            <text:p>0.756694677871148</text:p>
          </table:table-cell>
          <table:table-cell office:value-type="float" office:value="0.0303392383662664" calcext:value-type="float">
            <text:p>0.0303392383662664</text:p>
          </table:table-cell>
          <table:table-cell office:value-type="float" office:value="0.761375095492743" calcext:value-type="float">
            <text:p>0.761375095492743</text:p>
          </table:table-cell>
          <table:table-cell office:value-type="float" office:value="0.0371960516007863" calcext:value-type="float">
            <text:p>0.0371960516007863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34377387318564" calcext:value-type="float">
            <text:p>0.734377387318564</text:p>
          </table:table-cell>
          <table:table-cell office:value-type="float" office:value="0.0350785159879705" calcext:value-type="float">
            <text:p>0.0350785159879705</text:p>
          </table:table-cell>
          <table:table-cell office:value-type="float" office:value="0.73950428656311" calcext:value-type="float">
            <text:p>0.73950428656311</text:p>
          </table:table-cell>
          <table:table-cell office:value-type="float" office:value="0.0361044383543969" calcext:value-type="float">
            <text:p>0.0361044383543969</text:p>
          </table:table-cell>
          <table:table-cell office:value-type="float" office:value="0.748612172141584" calcext:value-type="float">
            <text:p>0.748612172141584</text:p>
          </table:table-cell>
          <table:table-cell office:value-type="float" office:value="0.0319563834493367" calcext:value-type="float">
            <text:p>0.0319563834493367</text:p>
          </table:table-cell>
          <table:table-cell office:value-type="float" office:value="0.742076224429166" calcext:value-type="float">
            <text:p>0.742076224429166</text:p>
          </table:table-cell>
          <table:table-cell office:value-type="float" office:value="0.047610227577452" calcext:value-type="float">
            <text:p>0.047610227577452</text:p>
          </table:table-cell>
          <table:table-cell office:value-type="float" office:value="0.742076224429166" calcext:value-type="float">
            <text:p>0.742076224429166</text:p>
          </table:table-cell>
          <table:table-cell office:value-type="float" office:value="0.0538649246947209" calcext:value-type="float">
            <text:p>0.0538649246947209</text:p>
          </table:table-cell>
          <table:table-cell office:value-type="float" office:value="0.73569306510483" calcext:value-type="float">
            <text:p>0.73569306510483</text:p>
          </table:table-cell>
          <table:table-cell office:value-type="float" office:value="0.0275784105109626" calcext:value-type="float">
            <text:p>0.0275784105109626</text:p>
          </table:table-cell>
          <table:table-cell office:value-type="float" office:value="0.761675579322638" calcext:value-type="float">
            <text:p>0.761675579322638</text:p>
          </table:table-cell>
          <table:table-cell office:value-type="float" office:value="0.0330834351312354" calcext:value-type="float">
            <text:p>0.0330834351312354</text:p>
          </table:table-cell>
          <table:table-cell office:value-type="float" office:value="0.734317969612087" calcext:value-type="float">
            <text:p>0.734317969612087</text:p>
          </table:table-cell>
          <table:table-cell office:value-type="float" office:value="0.0390713202047325" calcext:value-type="float">
            <text:p>0.0390713202047325</text:p>
          </table:table-cell>
          <table:table-cell office:value-type="float" office:value="0.738222561751974" calcext:value-type="float">
            <text:p>0.738222561751974</text:p>
          </table:table-cell>
          <table:table-cell office:value-type="float" office:value="0.0359656089379863" calcext:value-type="float">
            <text:p>0.0359656089379863</text:p>
          </table:table-cell>
          <table:table-cell office:value-type="float" office:value="0.739495798319328" calcext:value-type="float">
            <text:p>0.739495798319328</text:p>
          </table:table-cell>
          <table:table-cell office:value-type="float" office:value="0.046374319906375" calcext:value-type="float">
            <text:p>0.046374319906375</text:p>
          </table:table-cell>
          <table:table-cell office:value-type="float" office:value="0.749944826415415" calcext:value-type="float">
            <text:p>0.749944826415415</text:p>
          </table:table-cell>
          <table:table-cell office:value-type="float" office:value="0.0244727712437461" calcext:value-type="float">
            <text:p>0.0244727712437461</text:p>
          </table:table-cell>
          <table:table-cell office:value-type="float" office:value="0.742101689160513" calcext:value-type="float">
            <text:p>0.742101689160513</text:p>
          </table:table-cell>
          <table:table-cell office:value-type="float" office:value="0.0383015200171599" calcext:value-type="float">
            <text:p>0.0383015200171599</text:p>
          </table:table-cell>
          <table:table-cell office:value-type="float" office:value="0.74733893557423" calcext:value-type="float">
            <text:p>0.74733893557423</text:p>
          </table:table-cell>
          <table:table-cell office:value-type="float" office:value="0.025648148962713" calcext:value-type="float">
            <text:p>0.025648148962713</text:p>
          </table:table-cell>
          <table:table-cell office:value-type="float" office:value="0.738265002970885" calcext:value-type="float">
            <text:p>0.738265002970885</text:p>
          </table:table-cell>
          <table:table-cell office:value-type="float" office:value="0.0314530811034608" calcext:value-type="float">
            <text:p>0.0314530811034608</text:p>
          </table:table-cell>
          <table:table-cell office:value-type="float" office:value="0.73432645785587" calcext:value-type="float">
            <text:p>0.73432645785587</text:p>
          </table:table-cell>
          <table:table-cell office:value-type="float" office:value="0.0293959659599958" calcext:value-type="float">
            <text:p>0.0293959659599958</text:p>
          </table:table-cell>
          <table:table-cell office:value-type="float" office:value="0.733053221288515" calcext:value-type="float">
            <text:p>0.733053221288515</text:p>
          </table:table-cell>
          <table:table-cell office:value-type="float" office:value="0.0313422640294297" calcext:value-type="float">
            <text:p>0.0313422640294297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46023257787964" calcext:value-type="float">
            <text:p>0.746023257787964</text:p>
          </table:table-cell>
          <table:table-cell office:value-type="float" office:value="0.0390445189681822" calcext:value-type="float">
            <text:p>0.0390445189681822</text:p>
          </table:table-cell>
          <table:table-cell office:value-type="float" office:value="0.757745522451405" calcext:value-type="float">
            <text:p>0.757745522451405</text:p>
          </table:table-cell>
          <table:table-cell office:value-type="float" office:value="0.0313213751451465" calcext:value-type="float">
            <text:p>0.0313213751451465</text:p>
          </table:table-cell>
          <table:table-cell office:value-type="float" office:value="0.753866395042866" calcext:value-type="float">
            <text:p>0.753866395042866</text:p>
          </table:table-cell>
          <table:table-cell office:value-type="float" office:value="0.0277799354198156" calcext:value-type="float">
            <text:p>0.0277799354198156</text:p>
          </table:table-cell>
          <table:table-cell office:value-type="float" office:value="0.751268992445463" calcext:value-type="float">
            <text:p>0.751268992445463</text:p>
          </table:table-cell>
          <table:table-cell office:value-type="float" office:value="0.0295560295027935" calcext:value-type="float">
            <text:p>0.0295560295027935</text:p>
          </table:table-cell>
          <table:table-cell office:value-type="float" office:value="0.756480774127833" calcext:value-type="float">
            <text:p>0.756480774127833</text:p>
          </table:table-cell>
          <table:table-cell office:value-type="float" office:value="0.0207730235758282" calcext:value-type="float">
            <text:p>0.0207730235758282</text:p>
          </table:table-cell>
          <table:table-cell office:value-type="float" office:value="0.752576181987947" calcext:value-type="float">
            <text:p>0.752576181987947</text:p>
          </table:table-cell>
          <table:table-cell office:value-type="float" office:value="0.0333698574066285" calcext:value-type="float">
            <text:p>0.0333698574066285</text:p>
          </table:table-cell>
          <table:table-cell office:value-type="float" office:value="0.759035735506324" calcext:value-type="float">
            <text:p>0.759035735506324</text:p>
          </table:table-cell>
          <table:table-cell office:value-type="float" office:value="0.0399006893625153" calcext:value-type="float">
            <text:p>0.0399006893625153</text:p>
          </table:table-cell>
          <table:table-cell office:value-type="float" office:value="0.742135642135642" calcext:value-type="float">
            <text:p>0.742135642135642</text:p>
          </table:table-cell>
          <table:table-cell office:value-type="float" office:value="0.0235649761056589" calcext:value-type="float">
            <text:p>0.0235649761056589</text:p>
          </table:table-cell>
          <table:table-cell office:value-type="float" office:value="0.74733893557423" calcext:value-type="float">
            <text:p>0.74733893557423</text:p>
          </table:table-cell>
          <table:table-cell office:value-type="float" office:value="0.0395558467191473" calcext:value-type="float">
            <text:p>0.0395558467191473</text:p>
          </table:table-cell>
          <table:table-cell office:value-type="float" office:value="0.739546727782022" calcext:value-type="float">
            <text:p>0.739546727782022</text:p>
          </table:table-cell>
          <table:table-cell office:value-type="float" office:value="0.0477489686077349" calcext:value-type="float">
            <text:p>0.0477489686077349</text:p>
          </table:table-cell>
          <table:table-cell office:value-type="float" office:value="0.752533740769035" calcext:value-type="float">
            <text:p>0.752533740769035</text:p>
          </table:table-cell>
          <table:table-cell office:value-type="float" office:value="0.0287823348664881" calcext:value-type="float">
            <text:p>0.0287823348664881</text:p>
          </table:table-cell>
          <table:table-cell office:value-type="float" office:value="0.757754010695187" calcext:value-type="float">
            <text:p>0.757754010695187</text:p>
          </table:table-cell>
          <table:table-cell office:value-type="float" office:value="0.0235108915611919" calcext:value-type="float">
            <text:p>0.0235108915611919</text:p>
          </table:table-cell>
          <table:table-cell office:value-type="float" office:value="0.744750021220609" calcext:value-type="float">
            <text:p>0.744750021220609</text:p>
          </table:table-cell>
          <table:table-cell office:value-type="float" office:value="0.0176015560045746" calcext:value-type="float">
            <text:p>0.0176015560045746</text:p>
          </table:table-cell>
          <table:table-cell office:value-type="float" office:value="0.752525252525252" calcext:value-type="float">
            <text:p>0.752525252525252</text:p>
          </table:table-cell>
          <table:table-cell office:value-type="float" office:value="0.0366033307687168" calcext:value-type="float">
            <text:p>0.0366033307687168</text:p>
          </table:table-cell>
          <table:table-cell office:value-type="float" office:value="0.743442831678126" calcext:value-type="float">
            <text:p>0.743442831678126</text:p>
          </table:table-cell>
          <table:table-cell office:value-type="float" office:value="0.023890749841271" calcext:value-type="float">
            <text:p>0.023890749841271</text:p>
          </table:table-cell>
          <table:table-cell office:value-type="float" office:value="0.743417366946779" calcext:value-type="float">
            <text:p>0.743417366946779</text:p>
          </table:table-cell>
          <table:table-cell office:value-type="float" office:value="0.045912156572827" calcext:value-type="float">
            <text:p>0.045912156572827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59044223750106" calcext:value-type="float">
            <text:p>0.759044223750106</text:p>
          </table:table-cell>
          <table:table-cell office:value-type="float" office:value="0.0308832067552423" calcext:value-type="float">
            <text:p>0.0308832067552423</text:p>
          </table:table-cell>
          <table:table-cell office:value-type="float" office:value="0.749936338171632" calcext:value-type="float">
            <text:p>0.749936338171632</text:p>
          </table:table-cell>
          <table:table-cell office:value-type="float" office:value="0.0299764074769194" calcext:value-type="float">
            <text:p>0.0299764074769194</text:p>
          </table:table-cell>
          <table:table-cell office:value-type="float" office:value="0.753832442067736" calcext:value-type="float">
            <text:p>0.753832442067736</text:p>
          </table:table-cell>
          <table:table-cell office:value-type="float" office:value="0.0380718598816889" calcext:value-type="float">
            <text:p>0.0380718598816889</text:p>
          </table:table-cell>
          <table:table-cell office:value-type="float" office:value="0.743451319921908" calcext:value-type="float">
            <text:p>0.743451319921908</text:p>
          </table:table-cell>
          <table:table-cell office:value-type="float" office:value="0.0317407743869984" calcext:value-type="float">
            <text:p>0.0317407743869984</text:p>
          </table:table-cell>
          <table:table-cell office:value-type="float" office:value="0.761650114591291" calcext:value-type="float">
            <text:p>0.761650114591291</text:p>
          </table:table-cell>
          <table:table-cell office:value-type="float" office:value="0.0320459729883303" calcext:value-type="float">
            <text:p>0.0320459729883303</text:p>
          </table:table-cell>
          <table:table-cell office:value-type="float" office:value="0.753874883286648" calcext:value-type="float">
            <text:p>0.753874883286648</text:p>
          </table:table-cell>
          <table:table-cell office:value-type="float" office:value="0.0244353709978288" calcext:value-type="float">
            <text:p>0.0244353709978288</text:p>
          </table:table-cell>
          <table:table-cell office:value-type="float" office:value="0.756421356421356" calcext:value-type="float">
            <text:p>0.756421356421356</text:p>
          </table:table-cell>
          <table:table-cell office:value-type="float" office:value="0.0360109103163901" calcext:value-type="float">
            <text:p>0.0360109103163901</text:p>
          </table:table-cell>
          <table:table-cell office:value-type="float" office:value="0.74212715389186" calcext:value-type="float">
            <text:p>0.74212715389186</text:p>
          </table:table-cell>
          <table:table-cell office:value-type="float" office:value="0.0285117821691666" calcext:value-type="float">
            <text:p>0.0285117821691666</text:p>
          </table:table-cell>
          <table:table-cell office:value-type="float" office:value="0.752542229012817" calcext:value-type="float">
            <text:p>0.752542229012817</text:p>
          </table:table-cell>
          <table:table-cell office:value-type="float" office:value="0.037294538611823" calcext:value-type="float">
            <text:p>0.037294538611823</text:p>
          </table:table-cell>
          <table:table-cell office:value-type="float" office:value="0.75513963161022" calcext:value-type="float">
            <text:p>0.75513963161022</text:p>
          </table:table-cell>
          <table:table-cell office:value-type="float" office:value="0.0427757337370515" calcext:value-type="float">
            <text:p>0.0427757337370515</text:p>
          </table:table-cell>
          <table:table-cell office:value-type="float" office:value="0.749953314659197" calcext:value-type="float">
            <text:p>0.749953314659197</text:p>
          </table:table-cell>
          <table:table-cell office:value-type="float" office:value="0.0220631197996083" calcext:value-type="float">
            <text:p>0.0220631197996083</text:p>
          </table:table-cell>
          <table:table-cell office:value-type="float" office:value="0.759027247262541" calcext:value-type="float">
            <text:p>0.759027247262541</text:p>
          </table:table-cell>
          <table:table-cell office:value-type="float" office:value="0.0343000468224753" calcext:value-type="float">
            <text:p>0.0343000468224753</text:p>
          </table:table-cell>
          <table:table-cell office:value-type="float" office:value="0.759044223750106" calcext:value-type="float">
            <text:p>0.759044223750106</text:p>
          </table:table-cell>
          <table:table-cell office:value-type="float" office:value="0.0252274510858995" calcext:value-type="float">
            <text:p>0.0252274510858995</text:p>
          </table:table-cell>
          <table:table-cell office:value-type="float" office:value="0.757745522451405" calcext:value-type="float">
            <text:p>0.757745522451405</text:p>
          </table:table-cell>
          <table:table-cell office:value-type="float" office:value="0.0398914045199471" calcext:value-type="float">
            <text:p>0.0398914045199471</text:p>
          </table:table-cell>
          <table:table-cell office:value-type="float" office:value="0.742101689160513" calcext:value-type="float">
            <text:p>0.742101689160513</text:p>
          </table:table-cell>
          <table:table-cell office:value-type="float" office:value="0.0371694661062809" calcext:value-type="float">
            <text:p>0.0371694661062809</text:p>
          </table:table-cell>
          <table:table-cell office:value-type="float" office:value="0.748612172141584" calcext:value-type="float">
            <text:p>0.748612172141584</text:p>
          </table:table-cell>
          <table:table-cell office:value-type="float" office:value="0.0365711996319525" calcext:value-type="float">
            <text:p>0.0365711996319525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53832442067736" calcext:value-type="float">
            <text:p>0.753832442067736</text:p>
          </table:table-cell>
          <table:table-cell office:value-type="float" office:value="0.0320637917595217" calcext:value-type="float">
            <text:p>0.0320637917595217</text:p>
          </table:table-cell>
          <table:table-cell office:value-type="float" office:value="0.751218062982769" calcext:value-type="float">
            <text:p>0.751218062982769</text:p>
          </table:table-cell>
          <table:table-cell office:value-type="float" office:value="0.0321931738722816" calcext:value-type="float">
            <text:p>0.0321931738722816</text:p>
          </table:table-cell>
          <table:table-cell office:value-type="float" office:value="0.757754010695187" calcext:value-type="float">
            <text:p>0.757754010695187</text:p>
          </table:table-cell>
          <table:table-cell office:value-type="float" office:value="0.0294694966947681" calcext:value-type="float">
            <text:p>0.0294694966947681</text:p>
          </table:table-cell>
          <table:table-cell office:value-type="float" office:value="0.739529751294457" calcext:value-type="float">
            <text:p>0.739529751294457</text:p>
          </table:table-cell>
          <table:table-cell office:value-type="float" office:value="0.0320580611634138" calcext:value-type="float">
            <text:p>0.0320580611634138</text:p>
          </table:table-cell>
          <table:table-cell office:value-type="float" office:value="0.757720057720058" calcext:value-type="float">
            <text:p>0.757720057720058</text:p>
          </table:table-cell>
          <table:table-cell office:value-type="float" office:value="0.0398687601276646" calcext:value-type="float">
            <text:p>0.0398687601276646</text:p>
          </table:table-cell>
          <table:table-cell office:value-type="float" office:value="0.747355912061794" calcext:value-type="float">
            <text:p>0.747355912061794</text:p>
          </table:table-cell>
          <table:table-cell office:value-type="float" office:value="0.0203665544101144" calcext:value-type="float">
            <text:p>0.0203665544101144</text:p>
          </table:table-cell>
          <table:table-cell office:value-type="float" office:value="0.753815465580171" calcext:value-type="float">
            <text:p>0.753815465580171</text:p>
          </table:table-cell>
          <table:table-cell office:value-type="float" office:value="0.0338567305797697" calcext:value-type="float">
            <text:p>0.0338567305797697</text:p>
          </table:table-cell>
          <table:table-cell office:value-type="float" office:value="0.752542229012817" calcext:value-type="float">
            <text:p>0.752542229012817</text:p>
          </table:table-cell>
          <table:table-cell office:value-type="float" office:value="0.0286547319914906" calcext:value-type="float">
            <text:p>0.0286547319914906</text:p>
          </table:table-cell>
          <table:table-cell office:value-type="float" office:value="0.752533740769035" calcext:value-type="float">
            <text:p>0.752533740769035</text:p>
          </table:table-cell>
          <table:table-cell office:value-type="float" office:value="0.0411337898376031" calcext:value-type="float">
            <text:p>0.0411337898376031</text:p>
          </table:table-cell>
          <table:table-cell office:value-type="float" office:value="0.75251676428147" calcext:value-type="float">
            <text:p>0.75251676428147</text:p>
          </table:table-cell>
          <table:table-cell office:value-type="float" office:value="0.0397267424450389" calcext:value-type="float">
            <text:p>0.0397267424450389</text:p>
          </table:table-cell>
          <table:table-cell office:value-type="float" office:value="0.752525252525252" calcext:value-type="float">
            <text:p>0.752525252525252</text:p>
          </table:table-cell>
          <table:table-cell office:value-type="float" office:value="0.0342219420407324" calcext:value-type="float">
            <text:p>0.0342219420407324</text:p>
          </table:table-cell>
          <table:table-cell office:value-type="float" office:value="0.75772854596384" calcext:value-type="float">
            <text:p>0.75772854596384</text:p>
          </table:table-cell>
          <table:table-cell office:value-type="float" office:value="0.0346903110694429" calcext:value-type="float">
            <text:p>0.0346903110694429</text:p>
          </table:table-cell>
          <table:table-cell office:value-type="float" office:value="0.757745522451405" calcext:value-type="float">
            <text:p>0.757745522451405</text:p>
          </table:table-cell>
          <table:table-cell office:value-type="float" office:value="0.0284826273862094" calcext:value-type="float">
            <text:p>0.0284826273862094</text:p>
          </table:table-cell>
          <table:table-cell office:value-type="float" office:value="0.756455309396486" calcext:value-type="float">
            <text:p>0.756455309396486</text:p>
          </table:table-cell>
          <table:table-cell office:value-type="float" office:value="0.0341408096900428" calcext:value-type="float">
            <text:p>0.0341408096900428</text:p>
          </table:table-cell>
          <table:table-cell office:value-type="float" office:value="0.751235039470334" calcext:value-type="float">
            <text:p>0.751235039470334</text:p>
          </table:table-cell>
          <table:table-cell office:value-type="float" office:value="0.0368887761181317" calcext:value-type="float">
            <text:p>0.0368887761181317</text:p>
          </table:table-cell>
          <table:table-cell office:value-type="float" office:value="0.752525252525252" calcext:value-type="float">
            <text:p>0.752525252525252</text:p>
          </table:table-cell>
          <table:table-cell office:value-type="float" office:value="0.0348325558008662" calcext:value-type="float">
            <text:p>0.0348325558008662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60359901536372" calcext:value-type="float">
            <text:p>0.760359901536372</text:p>
          </table:table-cell>
          <table:table-cell office:value-type="float" office:value="0.0275982914663638" calcext:value-type="float">
            <text:p>0.0275982914663638</text:p>
          </table:table-cell>
          <table:table-cell office:value-type="float" office:value="0.753823953823954" calcext:value-type="float">
            <text:p>0.753823953823954</text:p>
          </table:table-cell>
          <table:table-cell office:value-type="float" office:value="0.0343790194328686" calcext:value-type="float">
            <text:p>0.0343790194328686</text:p>
          </table:table-cell>
          <table:table-cell office:value-type="float" office:value="0.760359901536372" calcext:value-type="float">
            <text:p>0.760359901536372</text:p>
          </table:table-cell>
          <table:table-cell office:value-type="float" office:value="0.0290860266283449" calcext:value-type="float">
            <text:p>0.0290860266283449</text:p>
          </table:table-cell>
          <table:table-cell office:value-type="float" office:value="0.746031746031746" calcext:value-type="float">
            <text:p>0.746031746031746</text:p>
          </table:table-cell>
          <table:table-cell office:value-type="float" office:value="0.0358675132766519" calcext:value-type="float">
            <text:p>0.0358675132766519</text:p>
          </table:table-cell>
          <table:table-cell office:value-type="float" office:value="0.751226551226551" calcext:value-type="float">
            <text:p>0.751226551226551</text:p>
          </table:table-cell>
          <table:table-cell office:value-type="float" office:value="0.0327386291877408" calcext:value-type="float">
            <text:p>0.0327386291877408</text:p>
          </table:table-cell>
          <table:table-cell office:value-type="float" office:value="0.753840930311519" calcext:value-type="float">
            <text:p>0.753840930311519</text:p>
          </table:table-cell>
          <table:table-cell office:value-type="float" office:value="0.026168444738814" calcext:value-type="float">
            <text:p>0.026168444738814</text:p>
          </table:table-cell>
          <table:table-cell office:value-type="float" office:value="0.752525252525252" calcext:value-type="float">
            <text:p>0.752525252525252</text:p>
          </table:table-cell>
          <table:table-cell office:value-type="float" office:value="0.0393780644048199" calcext:value-type="float">
            <text:p>0.0393780644048199</text:p>
          </table:table-cell>
          <table:table-cell office:value-type="float" office:value="0.75513963161022" calcext:value-type="float">
            <text:p>0.75513963161022</text:p>
          </table:table-cell>
          <table:table-cell office:value-type="float" office:value="0.0303751450914862" calcext:value-type="float">
            <text:p>0.0303751450914862</text:p>
          </table:table-cell>
          <table:table-cell office:value-type="float" office:value="0.749919361684068" calcext:value-type="float">
            <text:p>0.749919361684068</text:p>
          </table:table-cell>
          <table:table-cell office:value-type="float" office:value="0.0379281409002383" calcext:value-type="float">
            <text:p>0.0379281409002383</text:p>
          </table:table-cell>
          <table:table-cell office:value-type="float" office:value="0.747330447330447" calcext:value-type="float">
            <text:p>0.747330447330447</text:p>
          </table:table-cell>
          <table:table-cell office:value-type="float" office:value="0.0342082490507073" calcext:value-type="float">
            <text:p>0.0342082490507073</text:p>
          </table:table-cell>
          <table:table-cell office:value-type="float" office:value="0.752542229012817" calcext:value-type="float">
            <text:p>0.752542229012817</text:p>
          </table:table-cell>
          <table:table-cell office:value-type="float" office:value="0.0293906835239268" calcext:value-type="float">
            <text:p>0.0293906835239268</text:p>
          </table:table-cell>
          <table:table-cell office:value-type="float" office:value="0.756429844665139" calcext:value-type="float">
            <text:p>0.756429844665139</text:p>
          </table:table-cell>
          <table:table-cell office:value-type="float" office:value="0.0341050383755042" calcext:value-type="float">
            <text:p>0.0341050383755042</text:p>
          </table:table-cell>
          <table:table-cell office:value-type="float" office:value="0.7473049825991" calcext:value-type="float">
            <text:p>0.7473049825991</text:p>
          </table:table-cell>
          <table:table-cell office:value-type="float" office:value="0.0368590074660944" calcext:value-type="float">
            <text:p>0.0368590074660944</text:p>
          </table:table-cell>
          <table:table-cell office:value-type="float" office:value="0.757745522451405" calcext:value-type="float">
            <text:p>0.757745522451405</text:p>
          </table:table-cell>
          <table:table-cell office:value-type="float" office:value="0.0398914045199471" calcext:value-type="float">
            <text:p>0.0398914045199471</text:p>
          </table:table-cell>
          <table:table-cell office:value-type="float" office:value="0.759035735506324" calcext:value-type="float">
            <text:p>0.759035735506324</text:p>
          </table:table-cell>
          <table:table-cell office:value-type="float" office:value="0.046028060549526" calcext:value-type="float">
            <text:p>0.046028060549526</text:p>
          </table:table-cell>
          <table:table-cell office:value-type="float" office:value="0.749936338171632" calcext:value-type="float">
            <text:p>0.749936338171632</text:p>
          </table:table-cell>
          <table:table-cell office:value-type="float" office:value="0.0323487432710403" calcext:value-type="float">
            <text:p>0.03234874327104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50727442492148" calcext:value-type="float">
            <text:p>0.750727442492148</text:p>
          </table:table-cell>
          <table:table-cell office:value-type="float" office:value="0.0329336649874561" calcext:value-type="float">
            <text:p>0.0329336649874561</text:p>
          </table:table-cell>
          <table:table-cell office:value-type="float" office:value="0.750445632798574" calcext:value-type="float">
            <text:p>0.750445632798574</text:p>
          </table:table-cell>
          <table:table-cell office:value-type="float" office:value="0.0327948828563226" calcext:value-type="float">
            <text:p>0.0327948828563226</text:p>
          </table:table-cell>
          <table:table-cell office:value-type="float" office:value="0.754884984296749" calcext:value-type="float">
            <text:p>0.754884984296749</text:p>
          </table:table-cell>
          <table:table-cell office:value-type="float" office:value="0.0312727404147908" calcext:value-type="float">
            <text:p>0.0312727404147908</text:p>
          </table:table-cell>
          <table:table-cell office:value-type="float" office:value="0.744471606824548" calcext:value-type="float">
            <text:p>0.744471606824548</text:p>
          </table:table-cell>
          <table:table-cell office:value-type="float" office:value="0.0353665211814619" calcext:value-type="float">
            <text:p>0.0353665211814619</text:p>
          </table:table-cell>
          <table:table-cell office:value-type="float" office:value="0.75383074441898" calcext:value-type="float">
            <text:p>0.75383074441898</text:p>
          </table:table-cell>
          <table:table-cell office:value-type="float" office:value="0.035858262114857" calcext:value-type="float">
            <text:p>0.035858262114857</text:p>
          </table:table-cell>
          <table:table-cell office:value-type="float" office:value="0.748668194550547" calcext:value-type="float">
            <text:p>0.748668194550547</text:p>
          </table:table-cell>
          <table:table-cell office:value-type="float" office:value="0.0263837276128697" calcext:value-type="float">
            <text:p>0.0263837276128697</text:p>
          </table:table-cell>
          <table:table-cell office:value-type="float" office:value="0.756694677871148" calcext:value-type="float">
            <text:p>0.756694677871148</text:p>
          </table:table-cell>
          <table:table-cell office:value-type="float" office:value="0.0364459659589461" calcext:value-type="float">
            <text:p>0.0364459659589461</text:p>
          </table:table-cell>
          <table:table-cell office:value-type="float" office:value="0.745252525252525" calcext:value-type="float">
            <text:p>0.745252525252525</text:p>
          </table:table-cell>
          <table:table-cell office:value-type="float" office:value="0.030035591112507" calcext:value-type="float">
            <text:p>0.030035591112507</text:p>
          </table:table-cell>
          <table:table-cell office:value-type="float" office:value="0.748111365758425" calcext:value-type="float">
            <text:p>0.748111365758425</text:p>
          </table:table-cell>
          <table:table-cell office:value-type="float" office:value="0.0383755850013596" calcext:value-type="float">
            <text:p>0.0383755850013596</text:p>
          </table:table-cell>
          <table:table-cell office:value-type="float" office:value="0.746805873864697" calcext:value-type="float">
            <text:p>0.746805873864697</text:p>
          </table:table-cell>
          <table:table-cell office:value-type="float" office:value="0.0421668027493815" calcext:value-type="float">
            <text:p>0.0421668027493815</text:p>
          </table:table-cell>
          <table:table-cell office:value-type="float" office:value="0.751499872676343" calcext:value-type="float">
            <text:p>0.751499872676343</text:p>
          </table:table-cell>
          <table:table-cell office:value-type="float" office:value="0.0277861702949003" calcext:value-type="float">
            <text:p>0.0277861702949003</text:p>
          </table:table-cell>
          <table:table-cell office:value-type="float" office:value="0.754608267549444" calcext:value-type="float">
            <text:p>0.754608267549444</text:p>
          </table:table-cell>
          <table:table-cell office:value-type="float" office:value="0.0329815615691548" calcext:value-type="float">
            <text:p>0.0329815615691548</text:p>
          </table:table-cell>
          <table:table-cell office:value-type="float" office:value="0.75123673711909" calcext:value-type="float">
            <text:p>0.75123673711909</text:p>
          </table:table-cell>
          <table:table-cell office:value-type="float" office:value="0.0267637581810982" calcext:value-type="float">
            <text:p>0.0267637581810982</text:p>
          </table:table-cell>
          <table:table-cell office:value-type="float" office:value="0.752547321959087" calcext:value-type="float">
            <text:p>0.752547321959087</text:p>
          </table:table-cell>
          <table:table-cell office:value-type="float" office:value="0.0363960061204229" calcext:value-type="float">
            <text:p>0.0363960061204229</text:p>
          </table:table-cell>
          <table:table-cell office:value-type="float" office:value="0.746028350734233" calcext:value-type="float">
            <text:p>0.746028350734233</text:p>
          </table:table-cell>
          <table:table-cell office:value-type="float" office:value="0.0346746037150411" calcext:value-type="float">
            <text:p>0.0346746037150411</text:p>
          </table:table-cell>
          <table:table-cell office:value-type="float" office:value="0.745508870214753" calcext:value-type="float">
            <text:p>0.745508870214753</text:p>
          </table:table-cell>
          <table:table-cell office:value-type="float" office:value="0.0362013838612231" calcext:value-type="float">
            <text:p>0.0362013838612231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iabetic_retinopathy</text:p>
          </table:table-cell>
          <table:table-cell office:value-type="float" office:value="0.668100884622624" calcext:value-type="float">
            <text:p>0.668100884622624</text:p>
          </table:table-cell>
          <table:table-cell office:value-type="float" office:value="0.0336380160157391" calcext:value-type="float">
            <text:p>0.0336380160157391</text:p>
          </table:table-cell>
          <table:table-cell office:value-type="float" office:value="0.635061170713345" calcext:value-type="float">
            <text:p>0.635061170713345</text:p>
          </table:table-cell>
          <table:table-cell office:value-type="float" office:value="0.0257669708257203" calcext:value-type="float">
            <text:p>0.0257669708257203</text:p>
          </table:table-cell>
          <table:table-cell office:value-type="float" office:value="0.642028985507246" calcext:value-type="float">
            <text:p>0.642028985507246</text:p>
          </table:table-cell>
          <table:table-cell office:value-type="float" office:value="0.0222641905735321" calcext:value-type="float">
            <text:p>0.0222641905735321</text:p>
          </table:table-cell>
          <table:table-cell office:value-type="float" office:value="0.661148127235084" calcext:value-type="float">
            <text:p>0.661148127235084</text:p>
          </table:table-cell>
          <table:table-cell office:value-type="float" office:value="0.0157732137528258" calcext:value-type="float">
            <text:p>0.0157732137528258</text:p>
          </table:table-cell>
          <table:table-cell office:value-type="float" office:value="0.663760587238848" calcext:value-type="float">
            <text:p>0.663760587238848</text:p>
          </table:table-cell>
          <table:table-cell office:value-type="float" office:value="0.0321594248233666" calcext:value-type="float">
            <text:p>0.0321594248233666</text:p>
          </table:table-cell>
          <table:table-cell office:value-type="float" office:value="0.657677395068699" calcext:value-type="float">
            <text:p>0.657677395068699</text:p>
          </table:table-cell>
          <table:table-cell office:value-type="float" office:value="0.0250452350041703" calcext:value-type="float">
            <text:p>0.0250452350041703</text:p>
          </table:table-cell>
          <table:table-cell office:value-type="float" office:value="0.657643515904385" calcext:value-type="float">
            <text:p>0.657643515904385</text:p>
          </table:table-cell>
          <table:table-cell office:value-type="float" office:value="0.0378855306118385" calcext:value-type="float">
            <text:p>0.0378855306118385</text:p>
          </table:table-cell>
          <table:table-cell office:value-type="float" office:value="0.65244494635799" calcext:value-type="float">
            <text:p>0.65244494635799</text:p>
          </table:table-cell>
          <table:table-cell office:value-type="float" office:value="0.0303620818539862" calcext:value-type="float">
            <text:p>0.0303620818539862</text:p>
          </table:table-cell>
          <table:table-cell office:value-type="float" office:value="0.650717108977979" calcext:value-type="float">
            <text:p>0.650717108977979</text:p>
          </table:table-cell>
          <table:table-cell office:value-type="float" office:value="0.0185472911060018" calcext:value-type="float">
            <text:p>0.0185472911060018</text:p>
          </table:table-cell>
          <table:table-cell office:value-type="float" office:value="0.653337097684924" calcext:value-type="float">
            <text:p>0.653337097684924</text:p>
          </table:table-cell>
          <table:table-cell office:value-type="float" office:value="0.0069111280840513" calcext:value-type="float">
            <text:p>0.0069111280840513</text:p>
          </table:table-cell>
          <table:table-cell office:value-type="float" office:value="0.655949557688688" calcext:value-type="float">
            <text:p>0.655949557688688</text:p>
          </table:table-cell>
          <table:table-cell office:value-type="float" office:value="0.0357891300385841" calcext:value-type="float">
            <text:p>0.0357891300385841</text:p>
          </table:table-cell>
          <table:table-cell office:value-type="float" office:value="0.662036514210427" calcext:value-type="float">
            <text:p>0.662036514210427</text:p>
          </table:table-cell>
          <table:table-cell office:value-type="float" office:value="0.0361205178694986" calcext:value-type="float">
            <text:p>0.0361205178694986</text:p>
          </table:table-cell>
          <table:table-cell office:value-type="float" office:value="0.661125541125541" calcext:value-type="float">
            <text:p>0.661125541125541</text:p>
          </table:table-cell>
          <table:table-cell office:value-type="float" office:value="0.0323874209756747" calcext:value-type="float">
            <text:p>0.0323874209756747</text:p>
          </table:table-cell>
          <table:table-cell office:value-type="float" office:value="0.653322040278562" calcext:value-type="float">
            <text:p>0.653322040278562</text:p>
          </table:table-cell>
          <table:table-cell office:value-type="float" office:value="0.0325795605152182" calcext:value-type="float">
            <text:p>0.0325795605152182</text:p>
          </table:table-cell>
          <table:table-cell office:value-type="float" office:value="0.675926971579145" calcext:value-type="float">
            <text:p>0.675926971579145</text:p>
          </table:table-cell>
          <table:table-cell office:value-type="float" office:value="0.0244302901802549" calcext:value-type="float">
            <text:p>0.0244302901802549</text:p>
          </table:table-cell>
          <table:table-cell office:value-type="float" office:value="0.686335403726708" calcext:value-type="float">
            <text:p>0.686335403726708</text:p>
          </table:table-cell>
          <table:table-cell office:value-type="float" office:value="0.0224248549050132" calcext:value-type="float">
            <text:p>0.0224248549050132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iabetic_retinopathy</text:p>
          </table:table-cell>
          <table:table-cell office:value-type="float" office:value="0.677643515904385" calcext:value-type="float">
            <text:p>0.677643515904385</text:p>
          </table:table-cell>
          <table:table-cell office:value-type="float" office:value="0.0345812051803222" calcext:value-type="float">
            <text:p>0.0345812051803222</text:p>
          </table:table-cell>
          <table:table-cell office:value-type="float" office:value="0.643738001129305" calcext:value-type="float">
            <text:p>0.643738001129305</text:p>
          </table:table-cell>
          <table:table-cell office:value-type="float" office:value="0.0413522383543329" calcext:value-type="float">
            <text:p>0.0413522383543329</text:p>
          </table:table-cell>
          <table:table-cell office:value-type="float" office:value="0.67330321852061" calcext:value-type="float">
            <text:p>0.67330321852061</text:p>
          </table:table-cell>
          <table:table-cell office:value-type="float" office:value="0.0190233259060613" calcext:value-type="float">
            <text:p>0.0190233259060613</text:p>
          </table:table-cell>
          <table:table-cell office:value-type="float" office:value="0.67416525503482" calcext:value-type="float">
            <text:p>0.67416525503482</text:p>
          </table:table-cell>
          <table:table-cell office:value-type="float" office:value="0.0340068374594331" calcext:value-type="float">
            <text:p>0.0340068374594331</text:p>
          </table:table-cell>
          <table:table-cell office:value-type="float" office:value="0.682849614153962" calcext:value-type="float">
            <text:p>0.682849614153962</text:p>
          </table:table-cell>
          <table:table-cell office:value-type="float" office:value="0.0321745315107667" calcext:value-type="float">
            <text:p>0.0321745315107667</text:p>
          </table:table-cell>
          <table:table-cell office:value-type="float" office:value="0.673318275926972" calcext:value-type="float">
            <text:p>0.673318275926972</text:p>
          </table:table-cell>
          <table:table-cell office:value-type="float" office:value="0.0264709393877229" calcext:value-type="float">
            <text:p>0.0264709393877229</text:p>
          </table:table-cell>
          <table:table-cell office:value-type="float" office:value="0.6733069828722" calcext:value-type="float">
            <text:p>0.6733069828722</text:p>
          </table:table-cell>
          <table:table-cell office:value-type="float" office:value="0.0236172393303643" calcext:value-type="float">
            <text:p>0.0236172393303643</text:p>
          </table:table-cell>
          <table:table-cell office:value-type="float" office:value="0.659393939393939" calcext:value-type="float">
            <text:p>0.659393939393939</text:p>
          </table:table-cell>
          <table:table-cell office:value-type="float" office:value="0.0332803559700061" calcext:value-type="float">
            <text:p>0.0332803559700061</text:p>
          </table:table-cell>
          <table:table-cell office:value-type="float" office:value="0.664615095049878" calcext:value-type="float">
            <text:p>0.664615095049878</text:p>
          </table:table-cell>
          <table:table-cell office:value-type="float" office:value="0.0242746212395729" calcext:value-type="float">
            <text:p>0.0242746212395729</text:p>
          </table:table-cell>
          <table:table-cell office:value-type="float" office:value="0.687220026350461" calcext:value-type="float">
            <text:p>0.687220026350461</text:p>
          </table:table-cell>
          <table:table-cell office:value-type="float" office:value="0.0167385069200312" calcext:value-type="float">
            <text:p>0.0167385069200312</text:p>
          </table:table-cell>
          <table:table-cell office:value-type="float" office:value="0.686357989836251" calcext:value-type="float">
            <text:p>0.686357989836251</text:p>
          </table:table-cell>
          <table:table-cell office:value-type="float" office:value="0.0355221911396651" calcext:value-type="float">
            <text:p>0.0355221911396651</text:p>
          </table:table-cell>
          <table:table-cell office:value-type="float" office:value="0.67330321852061" calcext:value-type="float">
            <text:p>0.67330321852061</text:p>
          </table:table-cell>
          <table:table-cell office:value-type="float" office:value="0.0436179968664934" calcext:value-type="float">
            <text:p>0.0436179968664934</text:p>
          </table:table-cell>
          <table:table-cell office:value-type="float" office:value="0.662883493318276" calcext:value-type="float">
            <text:p>0.662883493318276</text:p>
          </table:table-cell>
          <table:table-cell office:value-type="float" office:value="0.0240300745780716" calcext:value-type="float">
            <text:p>0.0240300745780716</text:p>
          </table:table-cell>
          <table:table-cell office:value-type="float" office:value="0.665499717673631" calcext:value-type="float">
            <text:p>0.665499717673631</text:p>
          </table:table-cell>
          <table:table-cell office:value-type="float" office:value="0.0343301435326303" calcext:value-type="float">
            <text:p>0.0343301435326303</text:p>
          </table:table-cell>
          <table:table-cell office:value-type="float" office:value="0.664611330698287" calcext:value-type="float">
            <text:p>0.664611330698287</text:p>
          </table:table-cell>
          <table:table-cell office:value-type="float" office:value="0.0459738716301118" calcext:value-type="float">
            <text:p>0.0459738716301118</text:p>
          </table:table-cell>
          <table:table-cell office:value-type="float" office:value="0.675904385469603" calcext:value-type="float">
            <text:p>0.675904385469603</text:p>
          </table:table-cell>
          <table:table-cell office:value-type="float" office:value="0.0296223838385045" calcext:value-type="float">
            <text:p>0.0296223838385045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iabetic_retinopathy</text:p>
          </table:table-cell>
          <table:table-cell office:value-type="float" office:value="0.681106719367589" calcext:value-type="float">
            <text:p>0.681106719367589</text:p>
          </table:table-cell>
          <table:table-cell office:value-type="float" office:value="0.0397851170155406" calcext:value-type="float">
            <text:p>0.0397851170155406</text:p>
          </table:table-cell>
          <table:table-cell office:value-type="float" office:value="0.642017692452475" calcext:value-type="float">
            <text:p>0.642017692452475</text:p>
          </table:table-cell>
          <table:table-cell office:value-type="float" office:value="0.028730538378342" calcext:value-type="float">
            <text:p>0.028730538378342</text:p>
          </table:table-cell>
          <table:table-cell office:value-type="float" office:value="0.676792772444946" calcext:value-type="float">
            <text:p>0.676792772444946</text:p>
          </table:table-cell>
          <table:table-cell office:value-type="float" office:value="0.0248600832846882" calcext:value-type="float">
            <text:p>0.0248600832846882</text:p>
          </table:table-cell>
          <table:table-cell office:value-type="float" office:value="0.675038584603802" calcext:value-type="float">
            <text:p>0.675038584603802</text:p>
          </table:table-cell>
          <table:table-cell office:value-type="float" office:value="0.0370760718036002" calcext:value-type="float">
            <text:p>0.0370760718036002</text:p>
          </table:table-cell>
          <table:table-cell office:value-type="float" office:value="0.674153961980049" calcext:value-type="float">
            <text:p>0.674153961980049</text:p>
          </table:table-cell>
          <table:table-cell office:value-type="float" office:value="0.033123233714707" calcext:value-type="float">
            <text:p>0.033123233714707</text:p>
          </table:table-cell>
          <table:table-cell office:value-type="float" office:value="0.674187841144363" calcext:value-type="float">
            <text:p>0.674187841144363</text:p>
          </table:table-cell>
          <table:table-cell office:value-type="float" office:value="0.0249142160376697" calcext:value-type="float">
            <text:p>0.0249142160376697</text:p>
          </table:table-cell>
          <table:table-cell office:value-type="float" office:value="0.683719179371353" calcext:value-type="float">
            <text:p>0.683719179371353</text:p>
          </table:table-cell>
          <table:table-cell office:value-type="float" office:value="0.0273029630136153" calcext:value-type="float">
            <text:p>0.0273029630136153</text:p>
          </table:table-cell>
          <table:table-cell office:value-type="float" office:value="0.669828722002635" calcext:value-type="float">
            <text:p>0.669828722002635</text:p>
          </table:table-cell>
          <table:table-cell office:value-type="float" office:value="0.0329482197820356" calcext:value-type="float">
            <text:p>0.0329482197820356</text:p>
          </table:table-cell>
          <table:table-cell office:value-type="float" office:value="0.666342932429889" calcext:value-type="float">
            <text:p>0.666342932429889</text:p>
          </table:table-cell>
          <table:table-cell office:value-type="float" office:value="0.0298111792839236" calcext:value-type="float">
            <text:p>0.0298111792839236</text:p>
          </table:table-cell>
          <table:table-cell office:value-type="float" office:value="0.682875964615095" calcext:value-type="float">
            <text:p>0.682875964615095</text:p>
          </table:table-cell>
          <table:table-cell office:value-type="float" office:value="0.038845886488677" calcext:value-type="float">
            <text:p>0.038845886488677</text:p>
          </table:table-cell>
          <table:table-cell office:value-type="float" office:value="0.682006399397704" calcext:value-type="float">
            <text:p>0.682006399397704</text:p>
          </table:table-cell>
          <table:table-cell office:value-type="float" office:value="0.0301404993501243" calcext:value-type="float">
            <text:p>0.0301404993501243</text:p>
          </table:table-cell>
          <table:table-cell office:value-type="float" office:value="0.66635422548466" calcext:value-type="float">
            <text:p>0.66635422548466</text:p>
          </table:table-cell>
          <table:table-cell office:value-type="float" office:value="0.0386712761376146" calcext:value-type="float">
            <text:p>0.0386712761376146</text:p>
          </table:table-cell>
          <table:table-cell office:value-type="float" office:value="0.668962921136834" calcext:value-type="float">
            <text:p>0.668962921136834</text:p>
          </table:table-cell>
          <table:table-cell office:value-type="float" office:value="0.0341014909529696" calcext:value-type="float">
            <text:p>0.0341014909529696</text:p>
          </table:table-cell>
          <table:table-cell office:value-type="float" office:value="0.669832486354226" calcext:value-type="float">
            <text:p>0.669832486354226</text:p>
          </table:table-cell>
          <table:table-cell office:value-type="float" office:value="0.0368379920742129" calcext:value-type="float">
            <text:p>0.0368379920742129</text:p>
          </table:table-cell>
          <table:table-cell office:value-type="float" office:value="0.680267268962921" calcext:value-type="float">
            <text:p>0.680267268962921</text:p>
          </table:table-cell>
          <table:table-cell office:value-type="float" office:value="0.0352464885294216" calcext:value-type="float">
            <text:p>0.0352464885294216</text:p>
          </table:table-cell>
          <table:table-cell office:value-type="float" office:value="0.683734236777715" calcext:value-type="float">
            <text:p>0.683734236777715</text:p>
          </table:table-cell>
          <table:table-cell office:value-type="float" office:value="0.0233829888710795" calcext:value-type="float">
            <text:p>0.0233829888710795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iabetic_retinopathy</text:p>
          </table:table-cell>
          <table:table-cell office:value-type="float" office:value="0.687193675889328" calcext:value-type="float">
            <text:p>0.687193675889328</text:p>
          </table:table-cell>
          <table:table-cell office:value-type="float" office:value="0.0375884964002546" calcext:value-type="float">
            <text:p>0.0375884964002546</text:p>
          </table:table-cell>
          <table:table-cell office:value-type="float" office:value="0.651571616789008" calcext:value-type="float">
            <text:p>0.651571616789008</text:p>
          </table:table-cell>
          <table:table-cell office:value-type="float" office:value="0.0282216271901408" calcext:value-type="float">
            <text:p>0.0282216271901408</text:p>
          </table:table-cell>
          <table:table-cell office:value-type="float" office:value="0.676796536796537" calcext:value-type="float">
            <text:p>0.676796536796537</text:p>
          </table:table-cell>
          <table:table-cell office:value-type="float" office:value="0.0271664982962278" calcext:value-type="float">
            <text:p>0.0271664982962278</text:p>
          </table:table-cell>
          <table:table-cell office:value-type="float" office:value="0.676773950686994" calcext:value-type="float">
            <text:p>0.676773950686994</text:p>
          </table:table-cell>
          <table:table-cell office:value-type="float" office:value="0.0408764992256529" calcext:value-type="float">
            <text:p>0.0408764992256529</text:p>
          </table:table-cell>
          <table:table-cell office:value-type="float" office:value="0.681987577639752" calcext:value-type="float">
            <text:p>0.681987577639752</text:p>
          </table:table-cell>
          <table:table-cell office:value-type="float" office:value="0.026534173122104" calcext:value-type="float">
            <text:p>0.026534173122104</text:p>
          </table:table-cell>
          <table:table-cell office:value-type="float" office:value="0.679390175042349" calcext:value-type="float">
            <text:p>0.679390175042349</text:p>
          </table:table-cell>
          <table:table-cell office:value-type="float" office:value="0.0380117203122588" calcext:value-type="float">
            <text:p>0.0380117203122588</text:p>
          </table:table-cell>
          <table:table-cell office:value-type="float" office:value="0.691541501976285" calcext:value-type="float">
            <text:p>0.691541501976285</text:p>
          </table:table-cell>
          <table:table-cell office:value-type="float" office:value="0.0290380706772543" calcext:value-type="float">
            <text:p>0.0290380706772543</text:p>
          </table:table-cell>
          <table:table-cell office:value-type="float" office:value="0.6733069828722" calcext:value-type="float">
            <text:p>0.6733069828722</text:p>
          </table:table-cell>
          <table:table-cell office:value-type="float" office:value="0.0397311961113476" calcext:value-type="float">
            <text:p>0.0397311961113476</text:p>
          </table:table-cell>
          <table:table-cell office:value-type="float" office:value="0.667220026350461" calcext:value-type="float">
            <text:p>0.667220026350461</text:p>
          </table:table-cell>
          <table:table-cell office:value-type="float" office:value="0.0359369237040432" calcext:value-type="float">
            <text:p>0.0359369237040432</text:p>
          </table:table-cell>
          <table:table-cell office:value-type="float" office:value="0.677662337662338" calcext:value-type="float">
            <text:p>0.677662337662338</text:p>
          </table:table-cell>
          <table:table-cell office:value-type="float" office:value="0.0281980194318456" calcext:value-type="float">
            <text:p>0.0281980194318456</text:p>
          </table:table-cell>
          <table:table-cell office:value-type="float" office:value="0.679382646339168" calcext:value-type="float">
            <text:p>0.679382646339168</text:p>
          </table:table-cell>
          <table:table-cell office:value-type="float" office:value="0.030806111209743" calcext:value-type="float">
            <text:p>0.030806111209743</text:p>
          </table:table-cell>
          <table:table-cell office:value-type="float" office:value="0.669832486354226" calcext:value-type="float">
            <text:p>0.669832486354226</text:p>
          </table:table-cell>
          <table:table-cell office:value-type="float" office:value="0.0338983502777518" calcext:value-type="float">
            <text:p>0.0338983502777518</text:p>
          </table:table-cell>
          <table:table-cell office:value-type="float" office:value="0.670705815923207" calcext:value-type="float">
            <text:p>0.670705815923207</text:p>
          </table:table-cell>
          <table:table-cell office:value-type="float" office:value="0.0237391454502804" calcext:value-type="float">
            <text:p>0.0237391454502804</text:p>
          </table:table-cell>
          <table:table-cell office:value-type="float" office:value="0.678516845473367" calcext:value-type="float">
            <text:p>0.678516845473367</text:p>
          </table:table-cell>
          <table:table-cell office:value-type="float" office:value="0.034482522871798" calcext:value-type="float">
            <text:p>0.034482522871798</text:p>
          </table:table-cell>
          <table:table-cell office:value-type="float" office:value="0.668085827216262" calcext:value-type="float">
            <text:p>0.668085827216262</text:p>
          </table:table-cell>
          <table:table-cell office:value-type="float" office:value="0.0428041301688912" calcext:value-type="float">
            <text:p>0.0428041301688912</text:p>
          </table:table-cell>
          <table:table-cell office:value-type="float" office:value="0.676789008093356" calcext:value-type="float">
            <text:p>0.676789008093356</text:p>
          </table:table-cell>
          <table:table-cell office:value-type="float" office:value="0.0207794270673917" calcext:value-type="float">
            <text:p>0.0207794270673917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iabetic_retinopathy</text:p>
          </table:table-cell>
          <table:table-cell office:value-type="float" office:value="0.683715415019763" calcext:value-type="float">
            <text:p>0.683715415019763</text:p>
          </table:table-cell>
          <table:table-cell office:value-type="float" office:value="0.041144137727813" calcext:value-type="float">
            <text:p>0.041144137727813</text:p>
          </table:table-cell>
          <table:table-cell office:value-type="float" office:value="0.655068699416525" calcext:value-type="float">
            <text:p>0.655068699416525</text:p>
          </table:table-cell>
          <table:table-cell office:value-type="float" office:value="0.0245492276275222" calcext:value-type="float">
            <text:p>0.0245492276275222</text:p>
          </table:table-cell>
          <table:table-cell office:value-type="float" office:value="0.67940146809712" calcext:value-type="float">
            <text:p>0.67940146809712</text:p>
          </table:table-cell>
          <table:table-cell office:value-type="float" office:value="0.0196855955711646" calcext:value-type="float">
            <text:p>0.0196855955711646</text:p>
          </table:table-cell>
          <table:table-cell office:value-type="float" office:value="0.673310747223791" calcext:value-type="float">
            <text:p>0.673310747223791</text:p>
          </table:table-cell>
          <table:table-cell office:value-type="float" office:value="0.0343352614592466" calcext:value-type="float">
            <text:p>0.0343352614592466</text:p>
          </table:table-cell>
          <table:table-cell office:value-type="float" office:value="0.681983813288161" calcext:value-type="float">
            <text:p>0.681983813288161</text:p>
          </table:table-cell>
          <table:table-cell office:value-type="float" office:value="0.0308571668883293" calcext:value-type="float">
            <text:p>0.0308571668883293</text:p>
          </table:table-cell>
          <table:table-cell office:value-type="float" office:value="0.681121776773951" calcext:value-type="float">
            <text:p>0.681121776773951</text:p>
          </table:table-cell>
          <table:table-cell office:value-type="float" office:value="0.0311241685307844" calcext:value-type="float">
            <text:p>0.0311241685307844</text:p>
          </table:table-cell>
          <table:table-cell office:value-type="float" office:value="0.686342932429889" calcext:value-type="float">
            <text:p>0.686342932429889</text:p>
          </table:table-cell>
          <table:table-cell office:value-type="float" office:value="0.0223122338917992" calcext:value-type="float">
            <text:p>0.0223122338917992</text:p>
          </table:table-cell>
          <table:table-cell office:value-type="float" office:value="0.671571616789008" calcext:value-type="float">
            <text:p>0.671571616789008</text:p>
          </table:table-cell>
          <table:table-cell office:value-type="float" office:value="0.0286843918472454" calcext:value-type="float">
            <text:p>0.0286843918472454</text:p>
          </table:table-cell>
          <table:table-cell office:value-type="float" office:value="0.671575381140599" calcext:value-type="float">
            <text:p>0.671575381140599</text:p>
          </table:table-cell>
          <table:table-cell office:value-type="float" office:value="0.0311652916590267" calcext:value-type="float">
            <text:p>0.0311652916590267</text:p>
          </table:table-cell>
          <table:table-cell office:value-type="float" office:value="0.672437417654809" calcext:value-type="float">
            <text:p>0.672437417654809</text:p>
          </table:table-cell>
          <table:table-cell office:value-type="float" office:value="0.0234688174611829" calcext:value-type="float">
            <text:p>0.0234688174611829</text:p>
          </table:table-cell>
          <table:table-cell office:value-type="float" office:value="0.675034820252211" calcext:value-type="float">
            <text:p>0.675034820252211</text:p>
          </table:table-cell>
          <table:table-cell office:value-type="float" office:value="0.0405183787217353" calcext:value-type="float">
            <text:p>0.0405183787217353</text:p>
          </table:table-cell>
          <table:table-cell office:value-type="float" office:value="0.668955392433653" calcext:value-type="float">
            <text:p>0.668955392433653</text:p>
          </table:table-cell>
          <table:table-cell office:value-type="float" office:value="0.0370951795686516" calcext:value-type="float">
            <text:p>0.0370951795686516</text:p>
          </table:table-cell>
          <table:table-cell office:value-type="float" office:value="0.671564088085827" calcext:value-type="float">
            <text:p>0.671564088085827</text:p>
          </table:table-cell>
          <table:table-cell office:value-type="float" office:value="0.0350002859234563" calcext:value-type="float">
            <text:p>0.0350002859234563</text:p>
          </table:table-cell>
          <table:table-cell office:value-type="float" office:value="0.675911914172784" calcext:value-type="float">
            <text:p>0.675911914172784</text:p>
          </table:table-cell>
          <table:table-cell office:value-type="float" office:value="0.0288907099521847" calcext:value-type="float">
            <text:p>0.0288907099521847</text:p>
          </table:table-cell>
          <table:table-cell office:value-type="float" office:value="0.679390175042349" calcext:value-type="float">
            <text:p>0.679390175042349</text:p>
          </table:table-cell>
          <table:table-cell office:value-type="float" office:value="0.0371312309277369" calcext:value-type="float">
            <text:p>0.0371312309277369</text:p>
          </table:table-cell>
          <table:table-cell office:value-type="float" office:value="0.676785243741765" calcext:value-type="float">
            <text:p>0.676785243741765</text:p>
          </table:table-cell>
          <table:table-cell office:value-type="float" office:value="0.0225857040869561" calcext:value-type="float">
            <text:p>0.02258570408695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iabetic_retinopathy</text:p>
          </table:table-cell>
          <table:table-cell office:value-type="float" office:value="0.679552042160738" calcext:value-type="float">
            <text:p>0.679552042160738</text:p>
          </table:table-cell>
          <table:table-cell office:value-type="float" office:value="0.0373473944679339" calcext:value-type="float">
            <text:p>0.0373473944679339</text:p>
          </table:table-cell>
          <table:table-cell office:value-type="float" office:value="0.645491436100132" calcext:value-type="float">
            <text:p>0.645491436100132</text:p>
          </table:table-cell>
          <table:table-cell office:value-type="float" office:value="0.0297241204752116" calcext:value-type="float">
            <text:p>0.0297241204752116</text:p>
          </table:table-cell>
          <table:table-cell office:value-type="float" office:value="0.669664596273292" calcext:value-type="float">
            <text:p>0.669664596273292</text:p>
          </table:table-cell>
          <table:table-cell office:value-type="float" office:value="0.0225999387263348" calcext:value-type="float">
            <text:p>0.0225999387263348</text:p>
          </table:table-cell>
          <table:table-cell office:value-type="float" office:value="0.672087332956898" calcext:value-type="float">
            <text:p>0.672087332956898</text:p>
          </table:table-cell>
          <table:table-cell office:value-type="float" office:value="0.0324135767401517" calcext:value-type="float">
            <text:p>0.0324135767401517</text:p>
          </table:table-cell>
          <table:table-cell office:value-type="float" office:value="0.676947110860154" calcext:value-type="float">
            <text:p>0.676947110860154</text:p>
          </table:table-cell>
          <table:table-cell office:value-type="float" office:value="0.0309697060118547" calcext:value-type="float">
            <text:p>0.0309697060118547</text:p>
          </table:table-cell>
          <table:table-cell office:value-type="float" office:value="0.673139092791267" calcext:value-type="float">
            <text:p>0.673139092791267</text:p>
          </table:table-cell>
          <table:table-cell office:value-type="float" office:value="0.0291132558545212" calcext:value-type="float">
            <text:p>0.0291132558545212</text:p>
          </table:table-cell>
          <table:table-cell office:value-type="float" office:value="0.678510822510822" calcext:value-type="float">
            <text:p>0.678510822510822</text:p>
          </table:table-cell>
          <table:table-cell office:value-type="float" office:value="0.0280312075049743" calcext:value-type="float">
            <text:p>0.0280312075049743</text:p>
          </table:table-cell>
          <table:table-cell office:value-type="float" office:value="0.665309241483155" calcext:value-type="float">
            <text:p>0.665309241483155</text:p>
          </table:table-cell>
          <table:table-cell office:value-type="float" office:value="0.0330012491129242" calcext:value-type="float">
            <text:p>0.0330012491129242</text:p>
          </table:table-cell>
          <table:table-cell office:value-type="float" office:value="0.664094108789761" calcext:value-type="float">
            <text:p>0.664094108789761</text:p>
          </table:table-cell>
          <table:table-cell office:value-type="float" office:value="0.0279470613985136" calcext:value-type="float">
            <text:p>0.0279470613985136</text:p>
          </table:table-cell>
          <table:table-cell office:value-type="float" office:value="0.674706568793525" calcext:value-type="float">
            <text:p>0.674706568793525</text:p>
          </table:table-cell>
          <table:table-cell office:value-type="float" office:value="0.0228324716771576" calcext:value-type="float">
            <text:p>0.0228324716771576</text:p>
          </table:table-cell>
          <table:table-cell office:value-type="float" office:value="0.675746282702804" calcext:value-type="float">
            <text:p>0.675746282702804</text:p>
          </table:table-cell>
          <table:table-cell office:value-type="float" office:value="0.0345552620919704" calcext:value-type="float">
            <text:p>0.0345552620919704</text:p>
          </table:table-cell>
          <table:table-cell office:value-type="float" office:value="0.668096367400715" calcext:value-type="float">
            <text:p>0.668096367400715</text:p>
          </table:table-cell>
          <table:table-cell office:value-type="float" office:value="0.037880664144002" calcext:value-type="float">
            <text:p>0.037880664144002</text:p>
          </table:table-cell>
          <table:table-cell office:value-type="float" office:value="0.667048371917937" calcext:value-type="float">
            <text:p>0.667048371917937</text:p>
          </table:table-cell>
          <table:table-cell office:value-type="float" office:value="0.0298516835760905" calcext:value-type="float">
            <text:p>0.0298516835760905</text:p>
          </table:table-cell>
          <table:table-cell office:value-type="float" office:value="0.668616600790514" calcext:value-type="float">
            <text:p>0.668616600790514</text:p>
          </table:table-cell>
          <table:table-cell office:value-type="float" office:value="0.0334241857892088" calcext:value-type="float">
            <text:p>0.0334241857892088</text:p>
          </table:table-cell>
          <table:table-cell office:value-type="float" office:value="0.673656314699793" calcext:value-type="float">
            <text:p>0.673656314699793</text:p>
          </table:table-cell>
          <table:table-cell office:value-type="float" office:value="0.0371172022872833" calcext:value-type="float">
            <text:p>0.0371172022872833</text:p>
          </table:table-cell>
          <table:table-cell office:value-type="float" office:value="0.679909655561829" calcext:value-type="float">
            <text:p>0.679909655561829</text:p>
          </table:table-cell>
          <table:table-cell office:value-type="float" office:value="0.023759071753789" calcext:value-type="float">
            <text:p>0.023759071753789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58558253340862" calcext:value-type="float">
            <text:p>0.658558253340862</text:p>
          </table:table-cell>
          <table:table-cell office:value-type="float" office:value="0.0200448426146985" calcext:value-type="float">
            <text:p>0.0200448426146985</text:p>
          </table:table-cell>
          <table:table-cell office:value-type="float" office:value="0.657677395068699" calcext:value-type="float">
            <text:p>0.657677395068699</text:p>
          </table:table-cell>
          <table:table-cell office:value-type="float" office:value="0.0348320992558462" calcext:value-type="float">
            <text:p>0.0348320992558462</text:p>
          </table:table-cell>
          <table:table-cell office:value-type="float" office:value="0.660278562017692" calcext:value-type="float">
            <text:p>0.660278562017692</text:p>
          </table:table-cell>
          <table:table-cell office:value-type="float" office:value="0.0181327032392353" calcext:value-type="float">
            <text:p>0.0181327032392353</text:p>
          </table:table-cell>
          <table:table-cell office:value-type="float" office:value="0.651579145492189" calcext:value-type="float">
            <text:p>0.651579145492189</text:p>
          </table:table-cell>
          <table:table-cell office:value-type="float" office:value="0.0378679517767578" calcext:value-type="float">
            <text:p>0.0378679517767578</text:p>
          </table:table-cell>
          <table:table-cell office:value-type="float" office:value="0.657666102013928" calcext:value-type="float">
            <text:p>0.657666102013928</text:p>
          </table:table-cell>
          <table:table-cell office:value-type="float" office:value="0.0315438973409534" calcext:value-type="float">
            <text:p>0.0315438973409534</text:p>
          </table:table-cell>
          <table:table-cell office:value-type="float" office:value="0.664603801995106" calcext:value-type="float">
            <text:p>0.664603801995106</text:p>
          </table:table-cell>
          <table:table-cell office:value-type="float" office:value="0.0271770236701881" calcext:value-type="float">
            <text:p>0.0271770236701881</text:p>
          </table:table-cell>
          <table:table-cell office:value-type="float" office:value="0.659386410690759" calcext:value-type="float">
            <text:p>0.659386410690759</text:p>
          </table:table-cell>
          <table:table-cell office:value-type="float" office:value="0.029439652458329" calcext:value-type="float">
            <text:p>0.029439652458329</text:p>
          </table:table-cell>
          <table:table-cell office:value-type="float" office:value="0.664626388104649" calcext:value-type="float">
            <text:p>0.664626388104649</text:p>
          </table:table-cell>
          <table:table-cell office:value-type="float" office:value="0.0389447474601674" calcext:value-type="float">
            <text:p>0.0389447474601674</text:p>
          </table:table-cell>
          <table:table-cell office:value-type="float" office:value="0.660271033314512" calcext:value-type="float">
            <text:p>0.660271033314512</text:p>
          </table:table-cell>
          <table:table-cell office:value-type="float" office:value="0.0261541394638725" calcext:value-type="float">
            <text:p>0.0261541394638725</text:p>
          </table:table-cell>
          <table:table-cell office:value-type="float" office:value="0.653299454169019" calcext:value-type="float">
            <text:p>0.653299454169019</text:p>
          </table:table-cell>
          <table:table-cell office:value-type="float" office:value="0.042589642489445" calcext:value-type="float">
            <text:p>0.042589642489445</text:p>
          </table:table-cell>
          <table:table-cell office:value-type="float" office:value="0.666365518539431" calcext:value-type="float">
            <text:p>0.666365518539431</text:p>
          </table:table-cell>
          <table:table-cell office:value-type="float" office:value="0.0195260522017042" calcext:value-type="float">
            <text:p>0.0195260522017042</text:p>
          </table:table-cell>
          <table:table-cell office:value-type="float" office:value="0.667220026350461" calcext:value-type="float">
            <text:p>0.667220026350461</text:p>
          </table:table-cell>
          <table:table-cell office:value-type="float" office:value="0.0180936262122003" calcext:value-type="float">
            <text:p>0.0180936262122003</text:p>
          </table:table-cell>
          <table:table-cell office:value-type="float" office:value="0.662006399397704" calcext:value-type="float">
            <text:p>0.662006399397704</text:p>
          </table:table-cell>
          <table:table-cell office:value-type="float" office:value="0.0275886320777296" calcext:value-type="float">
            <text:p>0.0275886320777296</text:p>
          </table:table-cell>
          <table:table-cell office:value-type="float" office:value="0.648970449840015" calcext:value-type="float">
            <text:p>0.648970449840015</text:p>
          </table:table-cell>
          <table:table-cell office:value-type="float" office:value="0.0274817144641981" calcext:value-type="float">
            <text:p>0.0274817144641981</text:p>
          </table:table-cell>
          <table:table-cell office:value-type="float" office:value="0.655057406361754" calcext:value-type="float">
            <text:p>0.655057406361754</text:p>
          </table:table-cell>
          <table:table-cell office:value-type="float" office:value="0.0326322317380423" calcext:value-type="float">
            <text:p>0.0326322317380423</text:p>
          </table:table-cell>
          <table:table-cell office:value-type="float" office:value="0.645537361189535" calcext:value-type="float">
            <text:p>0.645537361189535</text:p>
          </table:table-cell>
          <table:table-cell office:value-type="float" office:value="0.0308056713461378" calcext:value-type="float">
            <text:p>0.0308056713461378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75908149821193" calcext:value-type="float">
            <text:p>0.675908149821193</text:p>
          </table:table-cell>
          <table:table-cell office:value-type="float" office:value="0.0401530059425027" calcext:value-type="float">
            <text:p>0.0401530059425027</text:p>
          </table:table-cell>
          <table:table-cell office:value-type="float" office:value="0.673314511575381" calcext:value-type="float">
            <text:p>0.673314511575381</text:p>
          </table:table-cell>
          <table:table-cell office:value-type="float" office:value="0.025433159078407" calcext:value-type="float">
            <text:p>0.025433159078407</text:p>
          </table:table-cell>
          <table:table-cell office:value-type="float" office:value="0.666342932429889" calcext:value-type="float">
            <text:p>0.666342932429889</text:p>
          </table:table-cell>
          <table:table-cell office:value-type="float" office:value="0.0262720135816201" calcext:value-type="float">
            <text:p>0.0262720135816201</text:p>
          </table:table-cell>
          <table:table-cell office:value-type="float" office:value="0.666361754187841" calcext:value-type="float">
            <text:p>0.666361754187841</text:p>
          </table:table-cell>
          <table:table-cell office:value-type="float" office:value="0.0398058630750077" calcext:value-type="float">
            <text:p>0.0398058630750077</text:p>
          </table:table-cell>
          <table:table-cell office:value-type="float" office:value="0.671560323734237" calcext:value-type="float">
            <text:p>0.671560323734237</text:p>
          </table:table-cell>
          <table:table-cell office:value-type="float" office:value="0.0294678530197027" calcext:value-type="float">
            <text:p>0.0294678530197027</text:p>
          </table:table-cell>
          <table:table-cell office:value-type="float" office:value="0.664626388104649" calcext:value-type="float">
            <text:p>0.664626388104649</text:p>
          </table:table-cell>
          <table:table-cell office:value-type="float" office:value="0.0158162167414999" calcext:value-type="float">
            <text:p>0.0158162167414999</text:p>
          </table:table-cell>
          <table:table-cell office:value-type="float" office:value="0.668955392433653" calcext:value-type="float">
            <text:p>0.668955392433653</text:p>
          </table:table-cell>
          <table:table-cell office:value-type="float" office:value="0.035666266877502" calcext:value-type="float">
            <text:p>0.035666266877502</text:p>
          </table:table-cell>
          <table:table-cell office:value-type="float" office:value="0.67244494635799" calcext:value-type="float">
            <text:p>0.67244494635799</text:p>
          </table:table-cell>
          <table:table-cell office:value-type="float" office:value="0.0405186834196333" calcext:value-type="float">
            <text:p>0.0405186834196333</text:p>
          </table:table-cell>
          <table:table-cell office:value-type="float" office:value="0.675900621118012" calcext:value-type="float">
            <text:p>0.675900621118012</text:p>
          </table:table-cell>
          <table:table-cell office:value-type="float" office:value="0.0269932771715651" calcext:value-type="float">
            <text:p>0.0269932771715651</text:p>
          </table:table-cell>
          <table:table-cell office:value-type="float" office:value="0.666324110671937" calcext:value-type="float">
            <text:p>0.666324110671937</text:p>
          </table:table-cell>
          <table:table-cell office:value-type="float" office:value="0.0401077693341545" calcext:value-type="float">
            <text:p>0.0401077693341545</text:p>
          </table:table-cell>
          <table:table-cell office:value-type="float" office:value="0.671552795031056" calcext:value-type="float">
            <text:p>0.671552795031056</text:p>
          </table:table-cell>
          <table:table-cell office:value-type="float" office:value="0.0273905296998953" calcext:value-type="float">
            <text:p>0.0273905296998953</text:p>
          </table:table-cell>
          <table:table-cell office:value-type="float" office:value="0.673299454169019" calcext:value-type="float">
            <text:p>0.673299454169019</text:p>
          </table:table-cell>
          <table:table-cell office:value-type="float" office:value="0.0241204723928695" calcext:value-type="float">
            <text:p>0.0241204723928695</text:p>
          </table:table-cell>
          <table:table-cell office:value-type="float" office:value="0.651564088085827" calcext:value-type="float">
            <text:p>0.651564088085827</text:p>
          </table:table-cell>
          <table:table-cell office:value-type="float" office:value="0.0348885808949009" calcext:value-type="float">
            <text:p>0.0348885808949009</text:p>
          </table:table-cell>
          <table:table-cell office:value-type="float" office:value="0.663764351590439" calcext:value-type="float">
            <text:p>0.663764351590439</text:p>
          </table:table-cell>
          <table:table-cell office:value-type="float" office:value="0.0238346350105686" calcext:value-type="float">
            <text:p>0.0238346350105686</text:p>
          </table:table-cell>
          <table:table-cell office:value-type="float" office:value="0.66635422548466" calcext:value-type="float">
            <text:p>0.66635422548466</text:p>
          </table:table-cell>
          <table:table-cell office:value-type="float" office:value="0.0389149224564827" calcext:value-type="float">
            <text:p>0.0389149224564827</text:p>
          </table:table-cell>
          <table:table-cell office:value-type="float" office:value="0.660267268962921" calcext:value-type="float">
            <text:p>0.660267268962921</text:p>
          </table:table-cell>
          <table:table-cell office:value-type="float" office:value="0.0384789701372256" calcext:value-type="float">
            <text:p>0.0384789701372256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75038584603802" calcext:value-type="float">
            <text:p>0.675038584603802</text:p>
          </table:table-cell>
          <table:table-cell office:value-type="float" office:value="0.0282502310445758" calcext:value-type="float">
            <text:p>0.0282502310445758</text:p>
          </table:table-cell>
          <table:table-cell office:value-type="float" office:value="0.677654808959157" calcext:value-type="float">
            <text:p>0.677654808959157</text:p>
          </table:table-cell>
          <table:table-cell office:value-type="float" office:value="0.0235565237891707" calcext:value-type="float">
            <text:p>0.0235565237891707</text:p>
          </table:table-cell>
          <table:table-cell office:value-type="float" office:value="0.668962921136834" calcext:value-type="float">
            <text:p>0.668962921136834</text:p>
          </table:table-cell>
          <table:table-cell office:value-type="float" office:value="0.021963205245327" calcext:value-type="float">
            <text:p>0.021963205245327</text:p>
          </table:table-cell>
          <table:table-cell office:value-type="float" office:value="0.68025974025974" calcext:value-type="float">
            <text:p>0.68025974025974</text:p>
          </table:table-cell>
          <table:table-cell office:value-type="float" office:value="0.0346477978471304" calcext:value-type="float">
            <text:p>0.0346477978471304</text:p>
          </table:table-cell>
          <table:table-cell office:value-type="float" office:value="0.681140598531903" calcext:value-type="float">
            <text:p>0.681140598531903</text:p>
          </table:table-cell>
          <table:table-cell office:value-type="float" office:value="0.0192179872713562" calcext:value-type="float">
            <text:p>0.0192179872713562</text:p>
          </table:table-cell>
          <table:table-cell office:value-type="float" office:value="0.683715415019763" calcext:value-type="float">
            <text:p>0.683715415019763</text:p>
          </table:table-cell>
          <table:table-cell office:value-type="float" office:value="0.0298234374756232" calcext:value-type="float">
            <text:p>0.0298234374756232</text:p>
          </table:table-cell>
          <table:table-cell office:value-type="float" office:value="0.668947863730472" calcext:value-type="float">
            <text:p>0.668947863730472</text:p>
          </table:table-cell>
          <table:table-cell office:value-type="float" office:value="0.0421651770773294" calcext:value-type="float">
            <text:p>0.0421651770773294</text:p>
          </table:table-cell>
          <table:table-cell office:value-type="float" office:value="0.675926971579145" calcext:value-type="float">
            <text:p>0.675926971579145</text:p>
          </table:table-cell>
          <table:table-cell office:value-type="float" office:value="0.0285347224034033" calcext:value-type="float">
            <text:p>0.0285347224034033</text:p>
          </table:table-cell>
          <table:table-cell office:value-type="float" office:value="0.683730472426125" calcext:value-type="float">
            <text:p>0.683730472426125</text:p>
          </table:table-cell>
          <table:table-cell office:value-type="float" office:value="0.0273457006719346" calcext:value-type="float">
            <text:p>0.0273457006719346</text:p>
          </table:table-cell>
          <table:table-cell office:value-type="float" office:value="0.671541501976285" calcext:value-type="float">
            <text:p>0.671541501976285</text:p>
          </table:table-cell>
          <table:table-cell office:value-type="float" office:value="0.0371562525685566" calcext:value-type="float">
            <text:p>0.0371562525685566</text:p>
          </table:table-cell>
          <table:table-cell office:value-type="float" office:value="0.676762657632223" calcext:value-type="float">
            <text:p>0.676762657632223</text:p>
          </table:table-cell>
          <table:table-cell office:value-type="float" office:value="0.0284296115085304" calcext:value-type="float">
            <text:p>0.0284296115085304</text:p>
          </table:table-cell>
          <table:table-cell office:value-type="float" office:value="0.67244494635799" calcext:value-type="float">
            <text:p>0.67244494635799</text:p>
          </table:table-cell>
          <table:table-cell office:value-type="float" office:value="0.0193706753454377" calcext:value-type="float">
            <text:p>0.0193706753454377</text:p>
          </table:table-cell>
          <table:table-cell office:value-type="float" office:value="0.662006399397704" calcext:value-type="float">
            <text:p>0.662006399397704</text:p>
          </table:table-cell>
          <table:table-cell office:value-type="float" office:value="0.0355257343274485" calcext:value-type="float">
            <text:p>0.0355257343274485</text:p>
          </table:table-cell>
          <table:table-cell office:value-type="float" office:value="0.673310747223791" calcext:value-type="float">
            <text:p>0.673310747223791</text:p>
          </table:table-cell>
          <table:table-cell office:value-type="float" office:value="0.0221117408420619" calcext:value-type="float">
            <text:p>0.0221117408420619</text:p>
          </table:table-cell>
          <table:table-cell office:value-type="float" office:value="0.673310747223791" calcext:value-type="float">
            <text:p>0.673310747223791</text:p>
          </table:table-cell>
          <table:table-cell office:value-type="float" office:value="0.0326418233158062" calcext:value-type="float">
            <text:p>0.0326418233158062</text:p>
          </table:table-cell>
          <table:table-cell office:value-type="float" office:value="0.668955392433653" calcext:value-type="float">
            <text:p>0.668955392433653</text:p>
          </table:table-cell>
          <table:table-cell office:value-type="float" office:value="0.0297415359974496" calcext:value-type="float">
            <text:p>0.0297415359974496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79371353284397" calcext:value-type="float">
            <text:p>0.679371353284397</text:p>
          </table:table-cell>
          <table:table-cell office:value-type="float" office:value="0.0377968222110962" calcext:value-type="float">
            <text:p>0.0377968222110962</text:p>
          </table:table-cell>
          <table:table-cell office:value-type="float" office:value="0.675049877658573" calcext:value-type="float">
            <text:p>0.675049877658573</text:p>
          </table:table-cell>
          <table:table-cell office:value-type="float" office:value="0.0289393070100521" calcext:value-type="float">
            <text:p>0.0289393070100521</text:p>
          </table:table-cell>
          <table:table-cell office:value-type="float" office:value="0.665488424618859" calcext:value-type="float">
            <text:p>0.665488424618859</text:p>
          </table:table-cell>
          <table:table-cell office:value-type="float" office:value="0.0200654179178587" calcext:value-type="float">
            <text:p>0.0200654179178587</text:p>
          </table:table-cell>
          <table:table-cell office:value-type="float" office:value="0.677654808959157" calcext:value-type="float">
            <text:p>0.677654808959157</text:p>
          </table:table-cell>
          <table:table-cell office:value-type="float" office:value="0.0327835108598257" calcext:value-type="float">
            <text:p>0.0327835108598257</text:p>
          </table:table-cell>
          <table:table-cell office:value-type="float" office:value="0.677658573310747" calcext:value-type="float">
            <text:p>0.677658573310747</text:p>
          </table:table-cell>
          <table:table-cell office:value-type="float" office:value="0.0218305334291731" calcext:value-type="float">
            <text:p>0.0218305334291731</text:p>
          </table:table-cell>
          <table:table-cell office:value-type="float" office:value="0.675034820252211" calcext:value-type="float">
            <text:p>0.675034820252211</text:p>
          </table:table-cell>
          <table:table-cell office:value-type="float" office:value="0.0313067613360641" calcext:value-type="float">
            <text:p>0.0313067613360641</text:p>
          </table:table-cell>
          <table:table-cell office:value-type="float" office:value="0.667197440240918" calcext:value-type="float">
            <text:p>0.667197440240918</text:p>
          </table:table-cell>
          <table:table-cell office:value-type="float" office:value="0.0429447278699704" calcext:value-type="float">
            <text:p>0.0429447278699704</text:p>
          </table:table-cell>
          <table:table-cell office:value-type="float" office:value="0.6733069828722" calcext:value-type="float">
            <text:p>0.6733069828722</text:p>
          </table:table-cell>
          <table:table-cell office:value-type="float" office:value="0.0332562498243244" calcext:value-type="float">
            <text:p>0.0332562498243244</text:p>
          </table:table-cell>
          <table:table-cell office:value-type="float" office:value="0.677639751552795" calcext:value-type="float">
            <text:p>0.677639751552795</text:p>
          </table:table-cell>
          <table:table-cell office:value-type="float" office:value="0.0330800012977763" calcext:value-type="float">
            <text:p>0.0330800012977763</text:p>
          </table:table-cell>
          <table:table-cell office:value-type="float" office:value="0.675904385469603" calcext:value-type="float">
            <text:p>0.675904385469603</text:p>
          </table:table-cell>
          <table:table-cell office:value-type="float" office:value="0.0239797447308553" calcext:value-type="float">
            <text:p>0.0239797447308553</text:p>
          </table:table-cell>
          <table:table-cell office:value-type="float" office:value="0.685458309806136" calcext:value-type="float">
            <text:p>0.685458309806136</text:p>
          </table:table-cell>
          <table:table-cell office:value-type="float" office:value="0.0276622173447214" calcext:value-type="float">
            <text:p>0.0276622173447214</text:p>
          </table:table-cell>
          <table:table-cell office:value-type="float" office:value="0.671560323734237" calcext:value-type="float">
            <text:p>0.671560323734237</text:p>
          </table:table-cell>
          <table:table-cell office:value-type="float" office:value="0.0302591034367651" calcext:value-type="float">
            <text:p>0.0302591034367651</text:p>
          </table:table-cell>
          <table:table-cell office:value-type="float" office:value="0.663749294184077" calcext:value-type="float">
            <text:p>0.663749294184077</text:p>
          </table:table-cell>
          <table:table-cell office:value-type="float" office:value="0.0314011150399491" calcext:value-type="float">
            <text:p>0.0314011150399491</text:p>
          </table:table-cell>
          <table:table-cell office:value-type="float" office:value="0.673299454169019" calcext:value-type="float">
            <text:p>0.673299454169019</text:p>
          </table:table-cell>
          <table:table-cell office:value-type="float" office:value="0.0209766596682368" calcext:value-type="float">
            <text:p>0.0209766596682368</text:p>
          </table:table-cell>
          <table:table-cell office:value-type="float" office:value="0.673310747223791" calcext:value-type="float">
            <text:p>0.673310747223791</text:p>
          </table:table-cell>
          <table:table-cell office:value-type="float" office:value="0.0233589352949523" calcext:value-type="float">
            <text:p>0.0233589352949523</text:p>
          </table:table-cell>
          <table:table-cell office:value-type="float" office:value="0.67330321852061" calcext:value-type="float">
            <text:p>0.67330321852061</text:p>
          </table:table-cell>
          <table:table-cell office:value-type="float" office:value="0.0255908694577916" calcext:value-type="float">
            <text:p>0.0255908694577916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80240918501788" calcext:value-type="float">
            <text:p>0.680240918501788</text:p>
          </table:table-cell>
          <table:table-cell office:value-type="float" office:value="0.0398829151624173" calcext:value-type="float">
            <text:p>0.0398829151624173</text:p>
          </table:table-cell>
          <table:table-cell office:value-type="float" office:value="0.669824957651045" calcext:value-type="float">
            <text:p>0.669824957651045</text:p>
          </table:table-cell>
          <table:table-cell office:value-type="float" office:value="0.0318204137966413" calcext:value-type="float">
            <text:p>0.0318204137966413</text:p>
          </table:table-cell>
          <table:table-cell office:value-type="float" office:value="0.670709580274798" calcext:value-type="float">
            <text:p>0.670709580274798</text:p>
          </table:table-cell>
          <table:table-cell office:value-type="float" office:value="0.0174793411039906" calcext:value-type="float">
            <text:p>0.0174793411039906</text:p>
          </table:table-cell>
          <table:table-cell office:value-type="float" office:value="0.677654808959157" calcext:value-type="float">
            <text:p>0.677654808959157</text:p>
          </table:table-cell>
          <table:table-cell office:value-type="float" office:value="0.0365979352949067" calcext:value-type="float">
            <text:p>0.0365979352949067</text:p>
          </table:table-cell>
          <table:table-cell office:value-type="float" office:value="0.675042348955392" calcext:value-type="float">
            <text:p>0.675042348955392</text:p>
          </table:table-cell>
          <table:table-cell office:value-type="float" office:value="0.0266547194540827" calcext:value-type="float">
            <text:p>0.0266547194540827</text:p>
          </table:table-cell>
          <table:table-cell office:value-type="float" office:value="0.668951628082063" calcext:value-type="float">
            <text:p>0.668951628082063</text:p>
          </table:table-cell>
          <table:table-cell office:value-type="float" office:value="0.0353016323159083" calcext:value-type="float">
            <text:p>0.0353016323159083</text:p>
          </table:table-cell>
          <table:table-cell office:value-type="float" office:value="0.670679465462074" calcext:value-type="float">
            <text:p>0.670679465462074</text:p>
          </table:table-cell>
          <table:table-cell office:value-type="float" office:value="0.0423182907571283" calcext:value-type="float">
            <text:p>0.0423182907571283</text:p>
          </table:table-cell>
          <table:table-cell office:value-type="float" office:value="0.671556559382646" calcext:value-type="float">
            <text:p>0.671556559382646</text:p>
          </table:table-cell>
          <table:table-cell office:value-type="float" office:value="0.0322630994099894" calcext:value-type="float">
            <text:p>0.0322630994099894</text:p>
          </table:table-cell>
          <table:table-cell office:value-type="float" office:value="0.675046113306983" calcext:value-type="float">
            <text:p>0.675046113306983</text:p>
          </table:table-cell>
          <table:table-cell office:value-type="float" office:value="0.0247656838470451" calcext:value-type="float">
            <text:p>0.0247656838470451</text:p>
          </table:table-cell>
          <table:table-cell office:value-type="float" office:value="0.677647280255976" calcext:value-type="float">
            <text:p>0.677647280255976</text:p>
          </table:table-cell>
          <table:table-cell office:value-type="float" office:value="0.0259525104766294" calcext:value-type="float">
            <text:p>0.0259525104766294</text:p>
          </table:table-cell>
          <table:table-cell office:value-type="float" office:value="0.684596273291925" calcext:value-type="float">
            <text:p>0.684596273291925</text:p>
          </table:table-cell>
          <table:table-cell office:value-type="float" office:value="0.0258171495564228" calcext:value-type="float">
            <text:p>0.0258171495564228</text:p>
          </table:table-cell>
          <table:table-cell office:value-type="float" office:value="0.668951628082063" calcext:value-type="float">
            <text:p>0.668951628082063</text:p>
          </table:table-cell>
          <table:table-cell office:value-type="float" office:value="0.0373822682247471" calcext:value-type="float">
            <text:p>0.0373822682247471</text:p>
          </table:table-cell>
          <table:table-cell office:value-type="float" office:value="0.666346696781479" calcext:value-type="float">
            <text:p>0.666346696781479</text:p>
          </table:table-cell>
          <table:table-cell office:value-type="float" office:value="0.0327915970719251" calcext:value-type="float">
            <text:p>0.0327915970719251</text:p>
          </table:table-cell>
          <table:table-cell office:value-type="float" office:value="0.677643515904385" calcext:value-type="float">
            <text:p>0.677643515904385</text:p>
          </table:table-cell>
          <table:table-cell office:value-type="float" office:value="0.0248857430150226" calcext:value-type="float">
            <text:p>0.0248857430150226</text:p>
          </table:table-cell>
          <table:table-cell office:value-type="float" office:value="0.678524374176548" calcext:value-type="float">
            <text:p>0.678524374176548</text:p>
          </table:table-cell>
          <table:table-cell office:value-type="float" office:value="0.0185099095101806" calcext:value-type="float">
            <text:p>0.0185099095101806</text:p>
          </table:table-cell>
          <table:table-cell office:value-type="float" office:value="0.675053642010164" calcext:value-type="float">
            <text:p>0.675053642010164</text:p>
          </table:table-cell>
          <table:table-cell office:value-type="float" office:value="0.0209219422254645" calcext:value-type="float">
            <text:p>0.02092194222546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73823451910408" calcext:value-type="float">
            <text:p>0.673823451910408</text:p>
          </table:table-cell>
          <table:table-cell office:value-type="float" office:value="0.0332255633950581" calcext:value-type="float">
            <text:p>0.0332255633950581</text:p>
          </table:table-cell>
          <table:table-cell office:value-type="float" office:value="0.670704310182571" calcext:value-type="float">
            <text:p>0.670704310182571</text:p>
          </table:table-cell>
          <table:table-cell office:value-type="float" office:value="0.0289163005860235" calcext:value-type="float">
            <text:p>0.0289163005860235</text:p>
          </table:table-cell>
          <table:table-cell office:value-type="float" office:value="0.666356484095615" calcext:value-type="float">
            <text:p>0.666356484095615</text:p>
          </table:table-cell>
          <table:table-cell office:value-type="float" office:value="0.0207825362176063" calcext:value-type="float">
            <text:p>0.0207825362176063</text:p>
          </table:table-cell>
          <table:table-cell office:value-type="float" office:value="0.670702051571617" calcext:value-type="float">
            <text:p>0.670702051571617</text:p>
          </table:table-cell>
          <table:table-cell office:value-type="float" office:value="0.0363406117707257" calcext:value-type="float">
            <text:p>0.0363406117707257</text:p>
          </table:table-cell>
          <table:table-cell office:value-type="float" office:value="0.672613589309241" calcext:value-type="float">
            <text:p>0.672613589309241</text:p>
          </table:table-cell>
          <table:table-cell office:value-type="float" office:value="0.0257429981030536" calcext:value-type="float">
            <text:p>0.0257429981030536</text:p>
          </table:table-cell>
          <table:table-cell office:value-type="float" office:value="0.671386410690759" calcext:value-type="float">
            <text:p>0.671386410690759</text:p>
          </table:table-cell>
          <table:table-cell office:value-type="float" office:value="0.0278850143078567" calcext:value-type="float">
            <text:p>0.0278850143078567</text:p>
          </table:table-cell>
          <table:table-cell office:value-type="float" office:value="0.667033314511575" calcext:value-type="float">
            <text:p>0.667033314511575</text:p>
          </table:table-cell>
          <table:table-cell office:value-type="float" office:value="0.0385068230080518" calcext:value-type="float">
            <text:p>0.0385068230080518</text:p>
          </table:table-cell>
          <table:table-cell office:value-type="float" office:value="0.671572369659326" calcext:value-type="float">
            <text:p>0.671572369659326</text:p>
          </table:table-cell>
          <table:table-cell office:value-type="float" office:value="0.0347035005035036" calcext:value-type="float">
            <text:p>0.0347035005035036</text:p>
          </table:table-cell>
          <table:table-cell office:value-type="float" office:value="0.674517598343685" calcext:value-type="float">
            <text:p>0.674517598343685</text:p>
          </table:table-cell>
          <table:table-cell office:value-type="float" office:value="0.0276677604904387" calcext:value-type="float">
            <text:p>0.0276677604904387</text:p>
          </table:table-cell>
          <table:table-cell office:value-type="float" office:value="0.668943346508564" calcext:value-type="float">
            <text:p>0.668943346508564</text:p>
          </table:table-cell>
          <table:table-cell office:value-type="float" office:value="0.0339571839199282" calcext:value-type="float">
            <text:p>0.0339571839199282</text:p>
          </table:table-cell>
          <table:table-cell office:value-type="float" office:value="0.676947110860154" calcext:value-type="float">
            <text:p>0.676947110860154</text:p>
          </table:table-cell>
          <table:table-cell office:value-type="float" office:value="0.0257651120622548" calcext:value-type="float">
            <text:p>0.0257651120622548</text:p>
          </table:table-cell>
          <table:table-cell office:value-type="float" office:value="0.670695275738754" calcext:value-type="float">
            <text:p>0.670695275738754</text:p>
          </table:table-cell>
          <table:table-cell office:value-type="float" office:value="0.0258452291224039" calcext:value-type="float">
            <text:p>0.0258452291224039</text:p>
          </table:table-cell>
          <table:table-cell office:value-type="float" office:value="0.661134575569358" calcext:value-type="float">
            <text:p>0.661134575569358</text:p>
          </table:table-cell>
          <table:table-cell office:value-type="float" office:value="0.0324391318823906" calcext:value-type="float">
            <text:p>0.0324391318823906</text:p>
          </table:table-cell>
          <table:table-cell office:value-type="float" office:value="0.66739770374553" calcext:value-type="float">
            <text:p>0.66739770374553</text:p>
          </table:table-cell>
          <table:table-cell office:value-type="float" office:value="0.0238580986000176" calcext:value-type="float">
            <text:p>0.0238580986000176</text:p>
          </table:table-cell>
          <table:table-cell office:value-type="float" office:value="0.669311500094109" calcext:value-type="float">
            <text:p>0.669311500094109</text:p>
          </table:table-cell>
          <table:table-cell office:value-type="float" office:value="0.0292115644630928" calcext:value-type="float">
            <text:p>0.0292115644630928</text:p>
          </table:table-cell>
          <table:table-cell office:value-type="float" office:value="0.664623376623377" calcext:value-type="float">
            <text:p>0.664623376623377</text:p>
          </table:table-cell>
          <table:table-cell office:value-type="float" office:value="0.0291077978328138" calcext:value-type="float">
            <text:p>0.0291077978328138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lpd</text:p>
          </table:table-cell>
          <table:table-cell office:value-type="float" office:value="0.671874062968516" calcext:value-type="float">
            <text:p>0.671874062968516</text:p>
          </table:table-cell>
          <table:table-cell office:value-type="float" office:value="0.0301188635206201" calcext:value-type="float">
            <text:p>0.0301188635206201</text:p>
          </table:table-cell>
          <table:table-cell office:value-type="float" office:value="0.713223388305847" calcext:value-type="float">
            <text:p>0.713223388305847</text:p>
          </table:table-cell>
          <table:table-cell office:value-type="float" office:value="0.0581592391179677" calcext:value-type="float">
            <text:p>0.0581592391179677</text:p>
          </table:table-cell>
          <table:table-cell office:value-type="float" office:value="0.685652173913043" calcext:value-type="float">
            <text:p>0.685652173913043</text:p>
          </table:table-cell>
          <table:table-cell office:value-type="float" office:value="0.0443083530955329" calcext:value-type="float">
            <text:p>0.0443083530955329</text:p>
          </table:table-cell>
          <table:table-cell office:value-type="float" office:value="0.721859070464768" calcext:value-type="float">
            <text:p>0.721859070464768</text:p>
          </table:table-cell>
          <table:table-cell office:value-type="float" office:value="0.0380609814906078" calcext:value-type="float">
            <text:p>0.0380609814906078</text:p>
          </table:table-cell>
          <table:table-cell office:value-type="float" office:value="0.699385307346327" calcext:value-type="float">
            <text:p>0.699385307346327</text:p>
          </table:table-cell>
          <table:table-cell office:value-type="float" office:value="0.0379022607766697" calcext:value-type="float">
            <text:p>0.0379022607766697</text:p>
          </table:table-cell>
          <table:table-cell office:value-type="float" office:value="0.675232383808096" calcext:value-type="float">
            <text:p>0.675232383808096</text:p>
          </table:table-cell>
          <table:table-cell office:value-type="float" office:value="0.0293991492045017" calcext:value-type="float">
            <text:p>0.0293991492045017</text:p>
          </table:table-cell>
          <table:table-cell office:value-type="float" office:value="0.728755622188906" calcext:value-type="float">
            <text:p>0.728755622188906</text:p>
          </table:table-cell>
          <table:table-cell office:value-type="float" office:value="0.0401779380348045" calcext:value-type="float">
            <text:p>0.0401779380348045</text:p>
          </table:table-cell>
          <table:table-cell office:value-type="float" office:value="0.677046476761619" calcext:value-type="float">
            <text:p>0.677046476761619</text:p>
          </table:table-cell>
          <table:table-cell office:value-type="float" office:value="0.0376759337196751" calcext:value-type="float">
            <text:p>0.0376759337196751</text:p>
          </table:table-cell>
          <table:table-cell office:value-type="float" office:value="0.709775112443778" calcext:value-type="float">
            <text:p>0.709775112443778</text:p>
          </table:table-cell>
          <table:table-cell office:value-type="float" office:value="0.0503028831167273" calcext:value-type="float">
            <text:p>0.0503028831167273</text:p>
          </table:table-cell>
          <table:table-cell office:value-type="float" office:value="0.690884557721139" calcext:value-type="float">
            <text:p>0.690884557721139</text:p>
          </table:table-cell>
          <table:table-cell office:value-type="float" office:value="0.028349789919572" calcext:value-type="float">
            <text:p>0.028349789919572</text:p>
          </table:table-cell>
          <table:table-cell office:value-type="float" office:value="0.70808095952024" calcext:value-type="float">
            <text:p>0.70808095952024</text:p>
          </table:table-cell>
          <table:table-cell office:value-type="float" office:value="0.0600757220543087" calcext:value-type="float">
            <text:p>0.0600757220543087</text:p>
          </table:table-cell>
          <table:table-cell office:value-type="float" office:value="0.70808095952024" calcext:value-type="float">
            <text:p>0.70808095952024</text:p>
          </table:table-cell>
          <table:table-cell office:value-type="float" office:value="0.0361287612061617" calcext:value-type="float">
            <text:p>0.0361287612061617</text:p>
          </table:table-cell>
          <table:table-cell office:value-type="float" office:value="0.706341829085457" calcext:value-type="float">
            <text:p>0.706341829085457</text:p>
          </table:table-cell>
          <table:table-cell office:value-type="float" office:value="0.0443804891509294" calcext:value-type="float">
            <text:p>0.0443804891509294</text:p>
          </table:table-cell>
          <table:table-cell office:value-type="float" office:value="0.718455772113943" calcext:value-type="float">
            <text:p>0.718455772113943</text:p>
          </table:table-cell>
          <table:table-cell office:value-type="float" office:value="0.0328542598495102" calcext:value-type="float">
            <text:p>0.0328542598495102</text:p>
          </table:table-cell>
          <table:table-cell office:value-type="float" office:value="0.694212893553223" calcext:value-type="float">
            <text:p>0.694212893553223</text:p>
          </table:table-cell>
          <table:table-cell office:value-type="float" office:value="0.0302630196474052" calcext:value-type="float">
            <text:p>0.0302630196474052</text:p>
          </table:table-cell>
          <table:table-cell office:value-type="float" office:value="0.697721139430285" calcext:value-type="float">
            <text:p>0.697721139430285</text:p>
          </table:table-cell>
          <table:table-cell office:value-type="float" office:value="0.0302860450729821" calcext:value-type="float">
            <text:p>0.0302860450729821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lpd</text:p>
          </table:table-cell>
          <table:table-cell office:value-type="float" office:value="0.702953523238381" calcext:value-type="float">
            <text:p>0.702953523238381</text:p>
          </table:table-cell>
          <table:table-cell office:value-type="float" office:value="0.0194980090675768" calcext:value-type="float">
            <text:p>0.0194980090675768</text:p>
          </table:table-cell>
          <table:table-cell office:value-type="float" office:value="0.702908545727136" calcext:value-type="float">
            <text:p>0.702908545727136</text:p>
          </table:table-cell>
          <table:table-cell office:value-type="float" office:value="0.0524872118126813" calcext:value-type="float">
            <text:p>0.0524872118126813</text:p>
          </table:table-cell>
          <table:table-cell office:value-type="float" office:value="0.697691154422789" calcext:value-type="float">
            <text:p>0.697691154422789</text:p>
          </table:table-cell>
          <table:table-cell office:value-type="float" office:value="0.0465846489248568" calcext:value-type="float">
            <text:p>0.0465846489248568</text:p>
          </table:table-cell>
          <table:table-cell office:value-type="float" office:value="0.68904047976012" calcext:value-type="float">
            <text:p>0.68904047976012</text:p>
          </table:table-cell>
          <table:table-cell office:value-type="float" office:value="0.0291281429921931" calcext:value-type="float">
            <text:p>0.0291281429921931</text:p>
          </table:table-cell>
          <table:table-cell office:value-type="float" office:value="0.697706146926537" calcext:value-type="float">
            <text:p>0.697706146926537</text:p>
          </table:table-cell>
          <table:table-cell office:value-type="float" office:value="0.0390484789728611" calcext:value-type="float">
            <text:p>0.0390484789728611</text:p>
          </table:table-cell>
          <table:table-cell office:value-type="float" office:value="0.683868065967016" calcext:value-type="float">
            <text:p>0.683868065967016</text:p>
          </table:table-cell>
          <table:table-cell office:value-type="float" office:value="0.0423290516778595" calcext:value-type="float">
            <text:p>0.0423290516778595</text:p>
          </table:table-cell>
          <table:table-cell office:value-type="float" office:value="0.701124437781109" calcext:value-type="float">
            <text:p>0.701124437781109</text:p>
          </table:table-cell>
          <table:table-cell office:value-type="float" office:value="0.0363332432547447" calcext:value-type="float">
            <text:p>0.0363332432547447</text:p>
          </table:table-cell>
          <table:table-cell office:value-type="float" office:value="0.689100449775112" calcext:value-type="float">
            <text:p>0.689100449775112</text:p>
          </table:table-cell>
          <table:table-cell office:value-type="float" office:value="0.023892802081217" calcext:value-type="float">
            <text:p>0.023892802081217</text:p>
          </table:table-cell>
          <table:table-cell office:value-type="float" office:value="0.714977511244378" calcext:value-type="float">
            <text:p>0.714977511244378</text:p>
          </table:table-cell>
          <table:table-cell office:value-type="float" office:value="0.0451983707843022" calcext:value-type="float">
            <text:p>0.0451983707843022</text:p>
          </table:table-cell>
          <table:table-cell office:value-type="float" office:value="0.683868065967016" calcext:value-type="float">
            <text:p>0.683868065967016</text:p>
          </table:table-cell>
          <table:table-cell office:value-type="float" office:value="0.0293733721133945" calcext:value-type="float">
            <text:p>0.0293733721133945</text:p>
          </table:table-cell>
          <table:table-cell office:value-type="float" office:value="0.718425787106447" calcext:value-type="float">
            <text:p>0.718425787106447</text:p>
          </table:table-cell>
          <table:table-cell office:value-type="float" office:value="0.0446712901588313" calcext:value-type="float">
            <text:p>0.0446712901588313</text:p>
          </table:table-cell>
          <table:table-cell office:value-type="float" office:value="0.709805097451274" calcext:value-type="float">
            <text:p>0.709805097451274</text:p>
          </table:table-cell>
          <table:table-cell office:value-type="float" office:value="0.0336043853235458" calcext:value-type="float">
            <text:p>0.0336043853235458</text:p>
          </table:table-cell>
          <table:table-cell office:value-type="float" office:value="0.697646176911544" calcext:value-type="float">
            <text:p>0.697646176911544</text:p>
          </table:table-cell>
          <table:table-cell office:value-type="float" office:value="0.0554042392589655" calcext:value-type="float">
            <text:p>0.0554042392589655</text:p>
          </table:table-cell>
          <table:table-cell office:value-type="float" office:value="0.70287856071964" calcext:value-type="float">
            <text:p>0.70287856071964</text:p>
          </table:table-cell>
          <table:table-cell office:value-type="float" office:value="0.0297590153081069" calcext:value-type="float">
            <text:p>0.0297590153081069</text:p>
          </table:table-cell>
          <table:table-cell office:value-type="float" office:value="0.701169415292354" calcext:value-type="float">
            <text:p>0.701169415292354</text:p>
          </table:table-cell>
          <table:table-cell office:value-type="float" office:value="0.0254373022231431" calcext:value-type="float">
            <text:p>0.0254373022231431</text:p>
          </table:table-cell>
          <table:table-cell office:value-type="float" office:value="0.690809595202399" calcext:value-type="float">
            <text:p>0.690809595202399</text:p>
          </table:table-cell>
          <table:table-cell office:value-type="float" office:value="0.0414199833242079" calcext:value-type="float">
            <text:p>0.0414199833242079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lpd</text:p>
          </table:table-cell>
          <table:table-cell office:value-type="float" office:value="0.702908545727136" calcext:value-type="float">
            <text:p>0.702908545727136</text:p>
          </table:table-cell>
          <table:table-cell office:value-type="float" office:value="0.0203456202842082" calcext:value-type="float">
            <text:p>0.0203456202842082</text:p>
          </table:table-cell>
          <table:table-cell office:value-type="float" office:value="0.687301349325337" calcext:value-type="float">
            <text:p>0.687301349325337</text:p>
          </table:table-cell>
          <table:table-cell office:value-type="float" office:value="0.0586497184611917" calcext:value-type="float">
            <text:p>0.0586497184611917</text:p>
          </table:table-cell>
          <table:table-cell office:value-type="float" office:value="0.69599700149925" calcext:value-type="float">
            <text:p>0.69599700149925</text:p>
          </table:table-cell>
          <table:table-cell office:value-type="float" office:value="0.0202361732404352" calcext:value-type="float">
            <text:p>0.0202361732404352</text:p>
          </table:table-cell>
          <table:table-cell office:value-type="float" office:value="0.695937031484258" calcext:value-type="float">
            <text:p>0.695937031484258</text:p>
          </table:table-cell>
          <table:table-cell office:value-type="float" office:value="0.0301839074088572" calcext:value-type="float">
            <text:p>0.0301839074088572</text:p>
          </table:table-cell>
          <table:table-cell office:value-type="float" office:value="0.709790104947526" calcext:value-type="float">
            <text:p>0.709790104947526</text:p>
          </table:table-cell>
          <table:table-cell office:value-type="float" office:value="0.027080027027391" calcext:value-type="float">
            <text:p>0.027080027027391</text:p>
          </table:table-cell>
          <table:table-cell office:value-type="float" office:value="0.711514242878561" calcext:value-type="float">
            <text:p>0.711514242878561</text:p>
          </table:table-cell>
          <table:table-cell office:value-type="float" office:value="0.0297380478498876" calcext:value-type="float">
            <text:p>0.0297380478498876</text:p>
          </table:table-cell>
          <table:table-cell office:value-type="float" office:value="0.713268365817091" calcext:value-type="float">
            <text:p>0.713268365817091</text:p>
          </table:table-cell>
          <table:table-cell office:value-type="float" office:value="0.0322469552657233" calcext:value-type="float">
            <text:p>0.0322469552657233</text:p>
          </table:table-cell>
          <table:table-cell office:value-type="float" office:value="0.690839580209895" calcext:value-type="float">
            <text:p>0.690839580209895</text:p>
          </table:table-cell>
          <table:table-cell office:value-type="float" office:value="0.0276008899389548" calcext:value-type="float">
            <text:p>0.0276008899389548</text:p>
          </table:table-cell>
          <table:table-cell office:value-type="float" office:value="0.702908545727136" calcext:value-type="float">
            <text:p>0.702908545727136</text:p>
          </table:table-cell>
          <table:table-cell office:value-type="float" office:value="0.0323362448478631" calcext:value-type="float">
            <text:p>0.0323362448478631</text:p>
          </table:table-cell>
          <table:table-cell office:value-type="float" office:value="0.690794602698651" calcext:value-type="float">
            <text:p>0.690794602698651</text:p>
          </table:table-cell>
          <table:table-cell office:value-type="float" office:value="0.0313982637270309" calcext:value-type="float">
            <text:p>0.0313982637270309</text:p>
          </table:table-cell>
          <table:table-cell office:value-type="float" office:value="0.711469265367316" calcext:value-type="float">
            <text:p>0.711469265367316</text:p>
          </table:table-cell>
          <table:table-cell office:value-type="float" office:value="0.0439334083937362" calcext:value-type="float">
            <text:p>0.0439334083937362</text:p>
          </table:table-cell>
          <table:table-cell office:value-type="float" office:value="0.701154422788606" calcext:value-type="float">
            <text:p>0.701154422788606</text:p>
          </table:table-cell>
          <table:table-cell office:value-type="float" office:value="0.0475183616174896" calcext:value-type="float">
            <text:p>0.0475183616174896</text:p>
          </table:table-cell>
          <table:table-cell office:value-type="float" office:value="0.699400299850075" calcext:value-type="float">
            <text:p>0.699400299850075</text:p>
          </table:table-cell>
          <table:table-cell office:value-type="float" office:value="0.0346209992166581" calcext:value-type="float">
            <text:p>0.0346209992166581</text:p>
          </table:table-cell>
          <table:table-cell office:value-type="float" office:value="0.699400299850075" calcext:value-type="float">
            <text:p>0.699400299850075</text:p>
          </table:table-cell>
          <table:table-cell office:value-type="float" office:value="0.0318248780269909" calcext:value-type="float">
            <text:p>0.0318248780269909</text:p>
          </table:table-cell>
          <table:table-cell office:value-type="float" office:value="0.708050974512744" calcext:value-type="float">
            <text:p>0.708050974512744</text:p>
          </table:table-cell>
          <table:table-cell office:value-type="float" office:value="0.0271459350361258" calcext:value-type="float">
            <text:p>0.0271459350361258</text:p>
          </table:table-cell>
          <table:table-cell office:value-type="float" office:value="0.696026986506747" calcext:value-type="float">
            <text:p>0.696026986506747</text:p>
          </table:table-cell>
          <table:table-cell office:value-type="float" office:value="0.0222942614062414" calcext:value-type="float">
            <text:p>0.0222942614062414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lpd</text:p>
          </table:table-cell>
          <table:table-cell office:value-type="float" office:value="0.713268365817091" calcext:value-type="float">
            <text:p>0.713268365817091</text:p>
          </table:table-cell>
          <table:table-cell office:value-type="float" office:value="0.0121684280965126" calcext:value-type="float">
            <text:p>0.0121684280965126</text:p>
          </table:table-cell>
          <table:table-cell office:value-type="float" office:value="0.694227886056972" calcext:value-type="float">
            <text:p>0.694227886056972</text:p>
          </table:table-cell>
          <table:table-cell office:value-type="float" office:value="0.0634216800268268" calcext:value-type="float">
            <text:p>0.0634216800268268</text:p>
          </table:table-cell>
          <table:table-cell office:value-type="float" office:value="0.697721139430285" calcext:value-type="float">
            <text:p>0.697721139430285</text:p>
          </table:table-cell>
          <table:table-cell office:value-type="float" office:value="0.0225500538900315" calcext:value-type="float">
            <text:p>0.0225500538900315</text:p>
          </table:table-cell>
          <table:table-cell office:value-type="float" office:value="0.689070464767616" calcext:value-type="float">
            <text:p>0.689070464767616</text:p>
          </table:table-cell>
          <table:table-cell office:value-type="float" office:value="0.0220320568630688" calcext:value-type="float">
            <text:p>0.0220320568630688</text:p>
          </table:table-cell>
          <table:table-cell office:value-type="float" office:value="0.711499250374813" calcext:value-type="float">
            <text:p>0.711499250374813</text:p>
          </table:table-cell>
          <table:table-cell office:value-type="float" office:value="0.0305783498698077" calcext:value-type="float">
            <text:p>0.0305783498698077</text:p>
          </table:table-cell>
          <table:table-cell office:value-type="float" office:value="0.701139430284858" calcext:value-type="float">
            <text:p>0.701139430284858</text:p>
          </table:table-cell>
          <table:table-cell office:value-type="float" office:value="0.0273550238182599" calcext:value-type="float">
            <text:p>0.0273550238182599</text:p>
          </table:table-cell>
          <table:table-cell office:value-type="float" office:value="0.708035982008995" calcext:value-type="float">
            <text:p>0.708035982008995</text:p>
          </table:table-cell>
          <table:table-cell office:value-type="float" office:value="0.0423246373549619" calcext:value-type="float">
            <text:p>0.0423246373549619</text:p>
          </table:table-cell>
          <table:table-cell office:value-type="float" office:value="0.694272863568216" calcext:value-type="float">
            <text:p>0.694272863568216</text:p>
          </table:table-cell>
          <table:table-cell office:value-type="float" office:value="0.0266797385874897" calcext:value-type="float">
            <text:p>0.0266797385874897</text:p>
          </table:table-cell>
          <table:table-cell office:value-type="float" office:value="0.714992503748126" calcext:value-type="float">
            <text:p>0.714992503748126</text:p>
          </table:table-cell>
          <table:table-cell office:value-type="float" office:value="0.0189319321475819" calcext:value-type="float">
            <text:p>0.0189319321475819</text:p>
          </table:table-cell>
          <table:table-cell office:value-type="float" office:value="0.696011994002999" calcext:value-type="float">
            <text:p>0.696011994002999</text:p>
          </table:table-cell>
          <table:table-cell office:value-type="float" office:value="0.0343151277154533" calcext:value-type="float">
            <text:p>0.0343151277154533</text:p>
          </table:table-cell>
          <table:table-cell office:value-type="float" office:value="0.706326836581709" calcext:value-type="float">
            <text:p>0.706326836581709</text:p>
          </table:table-cell>
          <table:table-cell office:value-type="float" office:value="0.0275089259569951" calcext:value-type="float">
            <text:p>0.0275089259569951</text:p>
          </table:table-cell>
          <table:table-cell office:value-type="float" office:value="0.701139430284858" calcext:value-type="float">
            <text:p>0.701139430284858</text:p>
          </table:table-cell>
          <table:table-cell office:value-type="float" office:value="0.0381353128260427" calcext:value-type="float">
            <text:p>0.0381353128260427</text:p>
          </table:table-cell>
          <table:table-cell office:value-type="float" office:value="0.699415292353823" calcext:value-type="float">
            <text:p>0.699415292353823</text:p>
          </table:table-cell>
          <table:table-cell office:value-type="float" office:value="0.0315982977858607" calcext:value-type="float">
            <text:p>0.0315982977858607</text:p>
          </table:table-cell>
          <table:table-cell office:value-type="float" office:value="0.702893553223388" calcext:value-type="float">
            <text:p>0.702893553223388</text:p>
          </table:table-cell>
          <table:table-cell office:value-type="float" office:value="0.0325297861346687" calcext:value-type="float">
            <text:p>0.0325297861346687</text:p>
          </table:table-cell>
          <table:table-cell office:value-type="float" office:value="0.709775112443778" calcext:value-type="float">
            <text:p>0.709775112443778</text:p>
          </table:table-cell>
          <table:table-cell office:value-type="float" office:value="0.0286549363434436" calcext:value-type="float">
            <text:p>0.0286549363434436</text:p>
          </table:table-cell>
          <table:table-cell office:value-type="float" office:value="0.704617691154423" calcext:value-type="float">
            <text:p>0.704617691154423</text:p>
          </table:table-cell>
          <table:table-cell office:value-type="float" office:value="0.0346666840507161" calcext:value-type="float">
            <text:p>0.0346666840507161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lpd</text:p>
          </table:table-cell>
          <table:table-cell office:value-type="float" office:value="0.709805097451274" calcext:value-type="float">
            <text:p>0.709805097451274</text:p>
          </table:table-cell>
          <table:table-cell office:value-type="float" office:value="0.0141527766299899" calcext:value-type="float">
            <text:p>0.0141527766299899</text:p>
          </table:table-cell>
          <table:table-cell office:value-type="float" office:value="0.694227886056972" calcext:value-type="float">
            <text:p>0.694227886056972</text:p>
          </table:table-cell>
          <table:table-cell office:value-type="float" office:value="0.0598031082523343" calcext:value-type="float">
            <text:p>0.0598031082523343</text:p>
          </table:table-cell>
          <table:table-cell office:value-type="float" office:value="0.69599700149925" calcext:value-type="float">
            <text:p>0.69599700149925</text:p>
          </table:table-cell>
          <table:table-cell office:value-type="float" office:value="0.0333992135185766" calcext:value-type="float">
            <text:p>0.0333992135185766</text:p>
          </table:table-cell>
          <table:table-cell office:value-type="float" office:value="0.692518740629685" calcext:value-type="float">
            <text:p>0.692518740629685</text:p>
          </table:table-cell>
          <table:table-cell office:value-type="float" office:value="0.0180819322663936" calcext:value-type="float">
            <text:p>0.0180819322663936</text:p>
          </table:table-cell>
          <table:table-cell office:value-type="float" office:value="0.702848575712144" calcext:value-type="float">
            <text:p>0.702848575712144</text:p>
          </table:table-cell>
          <table:table-cell office:value-type="float" office:value="0.034802514918488" calcext:value-type="float">
            <text:p>0.034802514918488</text:p>
          </table:table-cell>
          <table:table-cell office:value-type="float" office:value="0.702923538230885" calcext:value-type="float">
            <text:p>0.702923538230885</text:p>
          </table:table-cell>
          <table:table-cell office:value-type="float" office:value="0.0170459394228707" calcext:value-type="float">
            <text:p>0.0170459394228707</text:p>
          </table:table-cell>
          <table:table-cell office:value-type="float" office:value="0.704617691154423" calcext:value-type="float">
            <text:p>0.704617691154423</text:p>
          </table:table-cell>
          <table:table-cell office:value-type="float" office:value="0.0401312668475786" calcext:value-type="float">
            <text:p>0.0401312668475786</text:p>
          </table:table-cell>
          <table:table-cell office:value-type="float" office:value="0.687346326836582" calcext:value-type="float">
            <text:p>0.687346326836582</text:p>
          </table:table-cell>
          <table:table-cell office:value-type="float" office:value="0.023128178508709" calcext:value-type="float">
            <text:p>0.023128178508709</text:p>
          </table:table-cell>
          <table:table-cell office:value-type="float" office:value="0.713253373313343" calcext:value-type="float">
            <text:p>0.713253373313343</text:p>
          </table:table-cell>
          <table:table-cell office:value-type="float" office:value="0.0175783030612258" calcext:value-type="float">
            <text:p>0.0175783030612258</text:p>
          </table:table-cell>
          <table:table-cell office:value-type="float" office:value="0.689070464767616" calcext:value-type="float">
            <text:p>0.689070464767616</text:p>
          </table:table-cell>
          <table:table-cell office:value-type="float" office:value="0.0339743747667954" calcext:value-type="float">
            <text:p>0.0339743747667954</text:p>
          </table:table-cell>
          <table:table-cell office:value-type="float" office:value="0.711499250374813" calcext:value-type="float">
            <text:p>0.711499250374813</text:p>
          </table:table-cell>
          <table:table-cell office:value-type="float" office:value="0.0305783498698077" calcext:value-type="float">
            <text:p>0.0305783498698077</text:p>
          </table:table-cell>
          <table:table-cell office:value-type="float" office:value="0.697736131934033" calcext:value-type="float">
            <text:p>0.697736131934033</text:p>
          </table:table-cell>
          <table:table-cell office:value-type="float" office:value="0.038722273444178" calcext:value-type="float">
            <text:p>0.038722273444178</text:p>
          </table:table-cell>
          <table:table-cell office:value-type="float" office:value="0.704572713643178" calcext:value-type="float">
            <text:p>0.704572713643178</text:p>
          </table:table-cell>
          <table:table-cell office:value-type="float" office:value="0.0319464803186649" calcext:value-type="float">
            <text:p>0.0319464803186649</text:p>
          </table:table-cell>
          <table:table-cell office:value-type="float" office:value="0.70808095952024" calcext:value-type="float">
            <text:p>0.70808095952024</text:p>
          </table:table-cell>
          <table:table-cell office:value-type="float" office:value="0.0323292494628946" calcext:value-type="float">
            <text:p>0.0323292494628946</text:p>
          </table:table-cell>
          <table:table-cell office:value-type="float" office:value="0.702833583208396" calcext:value-type="float">
            <text:p>0.702833583208396</text:p>
          </table:table-cell>
          <table:table-cell office:value-type="float" office:value="0.04267192901956" calcext:value-type="float">
            <text:p>0.04267192901956</text:p>
          </table:table-cell>
          <table:table-cell office:value-type="float" office:value="0.697736131934033" calcext:value-type="float">
            <text:p>0.697736131934033</text:p>
          </table:table-cell>
          <table:table-cell office:value-type="float" office:value="0.0275000283523078" calcext:value-type="float">
            <text:p>0.02750002835230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lpd</text:p>
          </table:table-cell>
          <table:table-cell office:value-type="float" office:value="0.70016191904048" calcext:value-type="float">
            <text:p>0.70016191904048</text:p>
          </table:table-cell>
          <table:table-cell office:value-type="float" office:value="0.0192567395197815" calcext:value-type="float">
            <text:p>0.0192567395197815</text:p>
          </table:table-cell>
          <table:table-cell office:value-type="float" office:value="0.698377811094453" calcext:value-type="float">
            <text:p>0.698377811094453</text:p>
          </table:table-cell>
          <table:table-cell office:value-type="float" office:value="0.0585041915342004" calcext:value-type="float">
            <text:p>0.0585041915342004</text:p>
          </table:table-cell>
          <table:table-cell office:value-type="float" office:value="0.694611694152923" calcext:value-type="float">
            <text:p>0.694611694152923</text:p>
          </table:table-cell>
          <table:table-cell office:value-type="float" office:value="0.0334156885338866" calcext:value-type="float">
            <text:p>0.0334156885338866</text:p>
          </table:table-cell>
          <table:table-cell office:value-type="float" office:value="0.697685157421289" calcext:value-type="float">
            <text:p>0.697685157421289</text:p>
          </table:table-cell>
          <table:table-cell office:value-type="float" office:value="0.0274974042042241" calcext:value-type="float">
            <text:p>0.0274974042042241</text:p>
          </table:table-cell>
          <table:table-cell office:value-type="float" office:value="0.704245877061469" calcext:value-type="float">
            <text:p>0.704245877061469</text:p>
          </table:table-cell>
          <table:table-cell office:value-type="float" office:value="0.0338823263130435" calcext:value-type="float">
            <text:p>0.0338823263130435</text:p>
          </table:table-cell>
          <table:table-cell office:value-type="float" office:value="0.694935532233883" calcext:value-type="float">
            <text:p>0.694935532233883</text:p>
          </table:table-cell>
          <table:table-cell office:value-type="float" office:value="0.0291734423946759" calcext:value-type="float">
            <text:p>0.0291734423946759</text:p>
          </table:table-cell>
          <table:table-cell office:value-type="float" office:value="0.711160419790105" calcext:value-type="float">
            <text:p>0.711160419790105</text:p>
          </table:table-cell>
          <table:table-cell office:value-type="float" office:value="0.0382428081515626" calcext:value-type="float">
            <text:p>0.0382428081515626</text:p>
          </table:table-cell>
          <table:table-cell office:value-type="float" office:value="0.687721139430285" calcext:value-type="float">
            <text:p>0.687721139430285</text:p>
          </table:table-cell>
          <table:table-cell office:value-type="float" office:value="0.0277955085672091" calcext:value-type="float">
            <text:p>0.0277955085672091</text:p>
          </table:table-cell>
          <table:table-cell office:value-type="float" office:value="0.711181409295352" calcext:value-type="float">
            <text:p>0.711181409295352</text:p>
          </table:table-cell>
          <table:table-cell office:value-type="float" office:value="0.0328695467915401" calcext:value-type="float">
            <text:p>0.0328695467915401</text:p>
          </table:table-cell>
          <table:table-cell office:value-type="float" office:value="0.690125937031484" calcext:value-type="float">
            <text:p>0.690125937031484</text:p>
          </table:table-cell>
          <table:table-cell office:value-type="float" office:value="0.0314821856484492" calcext:value-type="float">
            <text:p>0.0314821856484492</text:p>
          </table:table-cell>
          <table:table-cell office:value-type="float" office:value="0.711160419790105" calcext:value-type="float">
            <text:p>0.711160419790105</text:p>
          </table:table-cell>
          <table:table-cell office:value-type="float" office:value="0.0413535392867358" calcext:value-type="float">
            <text:p>0.0413535392867358</text:p>
          </table:table-cell>
          <table:table-cell office:value-type="float" office:value="0.703583208395802" calcext:value-type="float">
            <text:p>0.703583208395802</text:p>
          </table:table-cell>
          <table:table-cell office:value-type="float" office:value="0.0388218188834836" calcext:value-type="float">
            <text:p>0.0388218188834836</text:p>
          </table:table-cell>
          <table:table-cell office:value-type="float" office:value="0.701475262368816" calcext:value-type="float">
            <text:p>0.701475262368816</text:p>
          </table:table-cell>
          <table:table-cell office:value-type="float" office:value="0.0395901011462157" calcext:value-type="float">
            <text:p>0.0395901011462157</text:p>
          </table:table-cell>
          <table:table-cell office:value-type="float" office:value="0.706341829085457" calcext:value-type="float">
            <text:p>0.706341829085457</text:p>
          </table:table-cell>
          <table:table-cell office:value-type="float" office:value="0.0318594377564343" calcext:value-type="float">
            <text:p>0.0318594377564343</text:p>
          </table:table-cell>
          <table:table-cell office:value-type="float" office:value="0.703208395802099" calcext:value-type="float">
            <text:p>0.703208395802099</text:p>
          </table:table-cell>
          <table:table-cell office:value-type="float" office:value="0.0308346244539355" calcext:value-type="float">
            <text:p>0.0308346244539355</text:p>
          </table:table-cell>
          <table:table-cell office:value-type="float" office:value="0.697382308845577" calcext:value-type="float">
            <text:p>0.697382308845577</text:p>
          </table:table-cell>
          <table:table-cell office:value-type="float" office:value="0.0312334004412911" calcext:value-type="float">
            <text:p>0.0312334004412911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675262368815592" calcext:value-type="float">
            <text:p>0.675262368815592</text:p>
          </table:table-cell>
          <table:table-cell office:value-type="float" office:value="0.0282537601562746" calcext:value-type="float">
            <text:p>0.0282537601562746</text:p>
          </table:table-cell>
          <table:table-cell office:value-type="float" office:value="0.689130434782609" calcext:value-type="float">
            <text:p>0.689130434782609</text:p>
          </table:table-cell>
          <table:table-cell office:value-type="float" office:value="0.0290638105509237" calcext:value-type="float">
            <text:p>0.0290638105509237</text:p>
          </table:table-cell>
          <table:table-cell office:value-type="float" office:value="0.689070464767616" calcext:value-type="float">
            <text:p>0.689070464767616</text:p>
          </table:table-cell>
          <table:table-cell office:value-type="float" office:value="0.0600557717052321" calcext:value-type="float">
            <text:p>0.0600557717052321</text:p>
          </table:table-cell>
          <table:table-cell office:value-type="float" office:value="0.673613193403298" calcext:value-type="float">
            <text:p>0.673613193403298</text:p>
          </table:table-cell>
          <table:table-cell office:value-type="float" office:value="0.032590811756518" calcext:value-type="float">
            <text:p>0.032590811756518</text:p>
          </table:table-cell>
          <table:table-cell office:value-type="float" office:value="0.730524737631184" calcext:value-type="float">
            <text:p>0.730524737631184</text:p>
          </table:table-cell>
          <table:table-cell office:value-type="float" office:value="0.0324066792049831" calcext:value-type="float">
            <text:p>0.0324066792049831</text:p>
          </table:table-cell>
          <table:table-cell office:value-type="float" office:value="0.69424287856072" calcext:value-type="float">
            <text:p>0.69424287856072</text:p>
          </table:table-cell>
          <table:table-cell office:value-type="float" office:value="0.0310026616950313" calcext:value-type="float">
            <text:p>0.0310026616950313</text:p>
          </table:table-cell>
          <table:table-cell office:value-type="float" office:value="0.70119940029985" calcext:value-type="float">
            <text:p>0.70119940029985</text:p>
          </table:table-cell>
          <table:table-cell office:value-type="float" office:value="0.0234181396812716" calcext:value-type="float">
            <text:p>0.0234181396812716</text:p>
          </table:table-cell>
          <table:table-cell office:value-type="float" office:value="0.711529235382309" calcext:value-type="float">
            <text:p>0.711529235382309</text:p>
          </table:table-cell>
          <table:table-cell office:value-type="float" office:value="0.0254661589196048" calcext:value-type="float">
            <text:p>0.0254661589196048</text:p>
          </table:table-cell>
          <table:table-cell office:value-type="float" office:value="0.701154422788606" calcext:value-type="float">
            <text:p>0.701154422788606</text:p>
          </table:table-cell>
          <table:table-cell office:value-type="float" office:value="0.0544426252770114" calcext:value-type="float">
            <text:p>0.0544426252770114</text:p>
          </table:table-cell>
          <table:table-cell office:value-type="float" office:value="0.699385307346327" calcext:value-type="float">
            <text:p>0.699385307346327</text:p>
          </table:table-cell>
          <table:table-cell office:value-type="float" office:value="0.0567465623198603" calcext:value-type="float">
            <text:p>0.0567465623198603</text:p>
          </table:table-cell>
          <table:table-cell office:value-type="float" office:value="0.690839580209895" calcext:value-type="float">
            <text:p>0.690839580209895</text:p>
          </table:table-cell>
          <table:table-cell office:value-type="float" office:value="0.0406645374619195" calcext:value-type="float">
            <text:p>0.0406645374619195</text:p>
          </table:table-cell>
          <table:table-cell office:value-type="float" office:value="0.696011994002999" calcext:value-type="float">
            <text:p>0.696011994002999</text:p>
          </table:table-cell>
          <table:table-cell office:value-type="float" office:value="0.0466990139820278" calcext:value-type="float">
            <text:p>0.0466990139820278</text:p>
          </table:table-cell>
          <table:table-cell office:value-type="float" office:value="0.70287856071964" calcext:value-type="float">
            <text:p>0.70287856071964</text:p>
          </table:table-cell>
          <table:table-cell office:value-type="float" office:value="0.042159156463071" calcext:value-type="float">
            <text:p>0.042159156463071</text:p>
          </table:table-cell>
          <table:table-cell office:value-type="float" office:value="0.706371814092954" calcext:value-type="float">
            <text:p>0.706371814092954</text:p>
          </table:table-cell>
          <table:table-cell office:value-type="float" office:value="0.0351980757391384" calcext:value-type="float">
            <text:p>0.0351980757391384</text:p>
          </table:table-cell>
          <table:table-cell office:value-type="float" office:value="0.709775112443778" calcext:value-type="float">
            <text:p>0.709775112443778</text:p>
          </table:table-cell>
          <table:table-cell office:value-type="float" office:value="0.0385998962177876" calcext:value-type="float">
            <text:p>0.0385998962177876</text:p>
          </table:table-cell>
          <table:table-cell office:value-type="float" office:value="0.715067466266867" calcext:value-type="float">
            <text:p>0.715067466266867</text:p>
          </table:table-cell>
          <table:table-cell office:value-type="float" office:value="0.0213304263123492" calcext:value-type="float">
            <text:p>0.0213304263123492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695967016491754" calcext:value-type="float">
            <text:p>0.695967016491754</text:p>
          </table:table-cell>
          <table:table-cell office:value-type="float" office:value="0.0442665066557955" calcext:value-type="float">
            <text:p>0.0442665066557955</text:p>
          </table:table-cell>
          <table:table-cell office:value-type="float" office:value="0.706311844077961" calcext:value-type="float">
            <text:p>0.706311844077961</text:p>
          </table:table-cell>
          <table:table-cell office:value-type="float" office:value="0.0446871373889279" calcext:value-type="float">
            <text:p>0.0446871373889279</text:p>
          </table:table-cell>
          <table:table-cell office:value-type="float" office:value="0.687286356821589" calcext:value-type="float">
            <text:p>0.687286356821589</text:p>
          </table:table-cell>
          <table:table-cell office:value-type="float" office:value="0.0487654260332779" calcext:value-type="float">
            <text:p>0.0487654260332779</text:p>
          </table:table-cell>
          <table:table-cell office:value-type="float" office:value="0.68904047976012" calcext:value-type="float">
            <text:p>0.68904047976012</text:p>
          </table:table-cell>
          <table:table-cell office:value-type="float" office:value="0.0443079345731167" calcext:value-type="float">
            <text:p>0.0443079345731167</text:p>
          </table:table-cell>
          <table:table-cell office:value-type="float" office:value="0.706356821589205" calcext:value-type="float">
            <text:p>0.706356821589205</text:p>
          </table:table-cell>
          <table:table-cell office:value-type="float" office:value="0.0383912546108784" calcext:value-type="float">
            <text:p>0.0383912546108784</text:p>
          </table:table-cell>
          <table:table-cell office:value-type="float" office:value="0.711484257871064" calcext:value-type="float">
            <text:p>0.711484257871064</text:p>
          </table:table-cell>
          <table:table-cell office:value-type="float" office:value="0.0540239899615047" calcext:value-type="float">
            <text:p>0.0540239899615047</text:p>
          </table:table-cell>
          <table:table-cell office:value-type="float" office:value="0.70808095952024" calcext:value-type="float">
            <text:p>0.70808095952024</text:p>
          </table:table-cell>
          <table:table-cell office:value-type="float" office:value="0.0317493657538016" calcext:value-type="float">
            <text:p>0.0317493657538016</text:p>
          </table:table-cell>
          <table:table-cell office:value-type="float" office:value="0.708065967016492" calcext:value-type="float">
            <text:p>0.708065967016492</text:p>
          </table:table-cell>
          <table:table-cell office:value-type="float" office:value="0.0347355880155345" calcext:value-type="float">
            <text:p>0.0347355880155345</text:p>
          </table:table-cell>
          <table:table-cell office:value-type="float" office:value="0.701184407796102" calcext:value-type="float">
            <text:p>0.701184407796102</text:p>
          </table:table-cell>
          <table:table-cell office:value-type="float" office:value="0.044826533209316" calcext:value-type="float">
            <text:p>0.044826533209316</text:p>
          </table:table-cell>
          <table:table-cell office:value-type="float" office:value="0.699445277361319" calcext:value-type="float">
            <text:p>0.699445277361319</text:p>
          </table:table-cell>
          <table:table-cell office:value-type="float" office:value="0.0305695735993364" calcext:value-type="float">
            <text:p>0.0305695735993364</text:p>
          </table:table-cell>
          <table:table-cell office:value-type="float" office:value="0.701214392803598" calcext:value-type="float">
            <text:p>0.701214392803598</text:p>
          </table:table-cell>
          <table:table-cell office:value-type="float" office:value="0.0415484924961422" calcext:value-type="float">
            <text:p>0.0415484924961422</text:p>
          </table:table-cell>
          <table:table-cell office:value-type="float" office:value="0.702848575712144" calcext:value-type="float">
            <text:p>0.702848575712144</text:p>
          </table:table-cell>
          <table:table-cell office:value-type="float" office:value="0.0325972769474689" calcext:value-type="float">
            <text:p>0.0325972769474689</text:p>
          </table:table-cell>
          <table:table-cell office:value-type="float" office:value="0.69767616191904" calcext:value-type="float">
            <text:p>0.69767616191904</text:p>
          </table:table-cell>
          <table:table-cell office:value-type="float" office:value="0.0447062032131237" calcext:value-type="float">
            <text:p>0.0447062032131237</text:p>
          </table:table-cell>
          <table:table-cell office:value-type="float" office:value="0.706341829085457" calcext:value-type="float">
            <text:p>0.706341829085457</text:p>
          </table:table-cell>
          <table:table-cell office:value-type="float" office:value="0.0292383902654338" calcext:value-type="float">
            <text:p>0.0292383902654338</text:p>
          </table:table-cell>
          <table:table-cell office:value-type="float" office:value="0.713268365817091" calcext:value-type="float">
            <text:p>0.713268365817091</text:p>
          </table:table-cell>
          <table:table-cell office:value-type="float" office:value="0.0279241671039938" calcext:value-type="float">
            <text:p>0.0279241671039938</text:p>
          </table:table-cell>
          <table:table-cell office:value-type="float" office:value="0.697736131934033" calcext:value-type="float">
            <text:p>0.697736131934033</text:p>
          </table:table-cell>
          <table:table-cell office:value-type="float" office:value="0.0165286319315167" calcext:value-type="float">
            <text:p>0.0165286319315167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08065967016492" calcext:value-type="float">
            <text:p>0.708065967016492</text:p>
          </table:table-cell>
          <table:table-cell office:value-type="float" office:value="0.0397258420356187" calcext:value-type="float">
            <text:p>0.0397258420356187</text:p>
          </table:table-cell>
          <table:table-cell office:value-type="float" office:value="0.701139430284858" calcext:value-type="float">
            <text:p>0.701139430284858</text:p>
          </table:table-cell>
          <table:table-cell office:value-type="float" office:value="0.0472718005867504" calcext:value-type="float">
            <text:p>0.0472718005867504</text:p>
          </table:table-cell>
          <table:table-cell office:value-type="float" office:value="0.694227886056972" calcext:value-type="float">
            <text:p>0.694227886056972</text:p>
          </table:table-cell>
          <table:table-cell office:value-type="float" office:value="0.0267438700753041" calcext:value-type="float">
            <text:p>0.0267438700753041</text:p>
          </table:table-cell>
          <table:table-cell office:value-type="float" office:value="0.695952023988006" calcext:value-type="float">
            <text:p>0.695952023988006</text:p>
          </table:table-cell>
          <table:table-cell office:value-type="float" office:value="0.0328933020945752" calcext:value-type="float">
            <text:p>0.0328933020945752</text:p>
          </table:table-cell>
          <table:table-cell office:value-type="float" office:value="0.701154422788606" calcext:value-type="float">
            <text:p>0.701154422788606</text:p>
          </table:table-cell>
          <table:table-cell office:value-type="float" office:value="0.0364560154731089" calcext:value-type="float">
            <text:p>0.0364560154731089</text:p>
          </table:table-cell>
          <table:table-cell office:value-type="float" office:value="0.701109445277361" calcext:value-type="float">
            <text:p>0.701109445277361</text:p>
          </table:table-cell>
          <table:table-cell office:value-type="float" office:value="0.0360281828300356" calcext:value-type="float">
            <text:p>0.0360281828300356</text:p>
          </table:table-cell>
          <table:table-cell office:value-type="float" office:value="0.720149925037481" calcext:value-type="float">
            <text:p>0.720149925037481</text:p>
          </table:table-cell>
          <table:table-cell office:value-type="float" office:value="0.0226169136894044" calcext:value-type="float">
            <text:p>0.0226169136894044</text:p>
          </table:table-cell>
          <table:table-cell office:value-type="float" office:value="0.70287856071964" calcext:value-type="float">
            <text:p>0.70287856071964</text:p>
          </table:table-cell>
          <table:table-cell office:value-type="float" office:value="0.0332948624039886" calcext:value-type="float">
            <text:p>0.0332948624039886</text:p>
          </table:table-cell>
          <table:table-cell office:value-type="float" office:value="0.711499250374813" calcext:value-type="float">
            <text:p>0.711499250374813</text:p>
          </table:table-cell>
          <table:table-cell office:value-type="float" office:value="0.0495834592222214" calcext:value-type="float">
            <text:p>0.0495834592222214</text:p>
          </table:table-cell>
          <table:table-cell office:value-type="float" office:value="0.70287856071964" calcext:value-type="float">
            <text:p>0.70287856071964</text:p>
          </table:table-cell>
          <table:table-cell office:value-type="float" office:value="0.022671954954396" calcext:value-type="float">
            <text:p>0.022671954954396</text:p>
          </table:table-cell>
          <table:table-cell office:value-type="float" office:value="0.706341829085457" calcext:value-type="float">
            <text:p>0.706341829085457</text:p>
          </table:table-cell>
          <table:table-cell office:value-type="float" office:value="0.0404376620452665" calcext:value-type="float">
            <text:p>0.0404376620452665</text:p>
          </table:table-cell>
          <table:table-cell office:value-type="float" office:value="0.699385307346327" calcext:value-type="float">
            <text:p>0.699385307346327</text:p>
          </table:table-cell>
          <table:table-cell office:value-type="float" office:value="0.0342997719602461" calcext:value-type="float">
            <text:p>0.0342997719602461</text:p>
          </table:table-cell>
          <table:table-cell office:value-type="float" office:value="0.699430284857571" calcext:value-type="float">
            <text:p>0.699430284857571</text:p>
          </table:table-cell>
          <table:table-cell office:value-type="float" office:value="0.0406641988982163" calcext:value-type="float">
            <text:p>0.0406641988982163</text:p>
          </table:table-cell>
          <table:table-cell office:value-type="float" office:value="0.69424287856072" calcext:value-type="float">
            <text:p>0.69424287856072</text:p>
          </table:table-cell>
          <table:table-cell office:value-type="float" office:value="0.0285049548660399" calcext:value-type="float">
            <text:p>0.0285049548660399</text:p>
          </table:table-cell>
          <table:table-cell office:value-type="float" office:value="0.714947526236881" calcext:value-type="float">
            <text:p>0.714947526236881</text:p>
          </table:table-cell>
          <table:table-cell office:value-type="float" office:value="0.0283932649753364" calcext:value-type="float">
            <text:p>0.0283932649753364</text:p>
          </table:table-cell>
          <table:table-cell office:value-type="float" office:value="0.709835082458771" calcext:value-type="float">
            <text:p>0.709835082458771</text:p>
          </table:table-cell>
          <table:table-cell office:value-type="float" office:value="0.0354147882842602" calcext:value-type="float">
            <text:p>0.0354147882842602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04632683658171" calcext:value-type="float">
            <text:p>0.704632683658171</text:p>
          </table:table-cell>
          <table:table-cell office:value-type="float" office:value="0.032828123155439" calcext:value-type="float">
            <text:p>0.032828123155439</text:p>
          </table:table-cell>
          <table:table-cell office:value-type="float" office:value="0.70287856071964" calcext:value-type="float">
            <text:p>0.70287856071964</text:p>
          </table:table-cell>
          <table:table-cell office:value-type="float" office:value="0.0343927921610231" calcext:value-type="float">
            <text:p>0.0343927921610231</text:p>
          </table:table-cell>
          <table:table-cell office:value-type="float" office:value="0.68904047976012" calcext:value-type="float">
            <text:p>0.68904047976012</text:p>
          </table:table-cell>
          <table:table-cell office:value-type="float" office:value="0.0327322101998328" calcext:value-type="float">
            <text:p>0.0327322101998328</text:p>
          </table:table-cell>
          <table:table-cell office:value-type="float" office:value="0.697661169415292" calcext:value-type="float">
            <text:p>0.697661169415292</text:p>
          </table:table-cell>
          <table:table-cell office:value-type="float" office:value="0.0381605388028209" calcext:value-type="float">
            <text:p>0.0381605388028209</text:p>
          </table:table-cell>
          <table:table-cell office:value-type="float" office:value="0.701124437781109" calcext:value-type="float">
            <text:p>0.701124437781109</text:p>
          </table:table-cell>
          <table:table-cell office:value-type="float" office:value="0.037341944988702" calcext:value-type="float">
            <text:p>0.037341944988702</text:p>
          </table:table-cell>
          <table:table-cell office:value-type="float" office:value="0.695982008995502" calcext:value-type="float">
            <text:p>0.695982008995502</text:p>
          </table:table-cell>
          <table:table-cell office:value-type="float" office:value="0.0377586660808691" calcext:value-type="float">
            <text:p>0.0377586660808691</text:p>
          </table:table-cell>
          <table:table-cell office:value-type="float" office:value="0.713238380809595" calcext:value-type="float">
            <text:p>0.713238380809595</text:p>
          </table:table-cell>
          <table:table-cell office:value-type="float" office:value="0.0208185774245198" calcext:value-type="float">
            <text:p>0.0208185774245198</text:p>
          </table:table-cell>
          <table:table-cell office:value-type="float" office:value="0.699415292353823" calcext:value-type="float">
            <text:p>0.699415292353823</text:p>
          </table:table-cell>
          <table:table-cell office:value-type="float" office:value="0.043902232854365" calcext:value-type="float">
            <text:p>0.043902232854365</text:p>
          </table:table-cell>
          <table:table-cell office:value-type="float" office:value="0.699400299850075" calcext:value-type="float">
            <text:p>0.699400299850075</text:p>
          </table:table-cell>
          <table:table-cell office:value-type="float" office:value="0.0400918094188728" calcext:value-type="float">
            <text:p>0.0400918094188728</text:p>
          </table:table-cell>
          <table:table-cell office:value-type="float" office:value="0.695967016491754" calcext:value-type="float">
            <text:p>0.695967016491754</text:p>
          </table:table-cell>
          <table:table-cell office:value-type="float" office:value="0.0249365272071563" calcext:value-type="float">
            <text:p>0.0249365272071563</text:p>
          </table:table-cell>
          <table:table-cell office:value-type="float" office:value="0.702863568215892" calcext:value-type="float">
            <text:p>0.702863568215892</text:p>
          </table:table-cell>
          <table:table-cell office:value-type="float" office:value="0.0381683425880465" calcext:value-type="float">
            <text:p>0.0381683425880465</text:p>
          </table:table-cell>
          <table:table-cell office:value-type="float" office:value="0.699430284857571" calcext:value-type="float">
            <text:p>0.699430284857571</text:p>
          </table:table-cell>
          <table:table-cell office:value-type="float" office:value="0.024761845856126" calcext:value-type="float">
            <text:p>0.024761845856126</text:p>
          </table:table-cell>
          <table:table-cell office:value-type="float" office:value="0.702863568215892" calcext:value-type="float">
            <text:p>0.702863568215892</text:p>
          </table:table-cell>
          <table:table-cell office:value-type="float" office:value="0.0461049778993077" calcext:value-type="float">
            <text:p>0.0461049778993077</text:p>
          </table:table-cell>
          <table:table-cell office:value-type="float" office:value="0.695952023988006" calcext:value-type="float">
            <text:p>0.695952023988006</text:p>
          </table:table-cell>
          <table:table-cell office:value-type="float" office:value="0.0305505604273209" calcext:value-type="float">
            <text:p>0.0305505604273209</text:p>
          </table:table-cell>
          <table:table-cell office:value-type="float" office:value="0.70976011994003" calcext:value-type="float">
            <text:p>0.70976011994003</text:p>
          </table:table-cell>
          <table:table-cell office:value-type="float" office:value="0.033095650644426" calcext:value-type="float">
            <text:p>0.033095650644426</text:p>
          </table:table-cell>
          <table:table-cell office:value-type="float" office:value="0.709820089955022" calcext:value-type="float">
            <text:p>0.709820089955022</text:p>
          </table:table-cell>
          <table:table-cell office:value-type="float" office:value="0.0360954452543751" calcext:value-type="float">
            <text:p>0.0360954452543751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14977511244378" calcext:value-type="float">
            <text:p>0.714977511244378</text:p>
          </table:table-cell>
          <table:table-cell office:value-type="float" office:value="0.0316617223113985" calcext:value-type="float">
            <text:p>0.0316617223113985</text:p>
          </table:table-cell>
          <table:table-cell office:value-type="float" office:value="0.70287856071964" calcext:value-type="float">
            <text:p>0.70287856071964</text:p>
          </table:table-cell>
          <table:table-cell office:value-type="float" office:value="0.0479333756853539" calcext:value-type="float">
            <text:p>0.0479333756853539</text:p>
          </table:table-cell>
          <table:table-cell office:value-type="float" office:value="0.687316341829085" calcext:value-type="float">
            <text:p>0.687316341829085</text:p>
          </table:table-cell>
          <table:table-cell office:value-type="float" office:value="0.0323489282701372" calcext:value-type="float">
            <text:p>0.0323489282701372</text:p>
          </table:table-cell>
          <table:table-cell office:value-type="float" office:value="0.689025487256372" calcext:value-type="float">
            <text:p>0.689025487256372</text:p>
          </table:table-cell>
          <table:table-cell office:value-type="float" office:value="0.041898971941675" calcext:value-type="float">
            <text:p>0.041898971941675</text:p>
          </table:table-cell>
          <table:table-cell office:value-type="float" office:value="0.708035982008995" calcext:value-type="float">
            <text:p>0.708035982008995</text:p>
          </table:table-cell>
          <table:table-cell office:value-type="float" office:value="0.0436216616192601" calcext:value-type="float">
            <text:p>0.0436216616192601</text:p>
          </table:table-cell>
          <table:table-cell office:value-type="float" office:value="0.694227886056972" calcext:value-type="float">
            <text:p>0.694227886056972</text:p>
          </table:table-cell>
          <table:table-cell office:value-type="float" office:value="0.0376993281484871" calcext:value-type="float">
            <text:p>0.0376993281484871</text:p>
          </table:table-cell>
          <table:table-cell office:value-type="float" office:value="0.713223388305847" calcext:value-type="float">
            <text:p>0.713223388305847</text:p>
          </table:table-cell>
          <table:table-cell office:value-type="float" office:value="0.0304968772248021" calcext:value-type="float">
            <text:p>0.0304968772248021</text:p>
          </table:table-cell>
          <table:table-cell office:value-type="float" office:value="0.695982008995502" calcext:value-type="float">
            <text:p>0.695982008995502</text:p>
          </table:table-cell>
          <table:table-cell office:value-type="float" office:value="0.0362524816945044" calcext:value-type="float">
            <text:p>0.0362524816945044</text:p>
          </table:table-cell>
          <table:table-cell office:value-type="float" office:value="0.694227886056972" calcext:value-type="float">
            <text:p>0.694227886056972</text:p>
          </table:table-cell>
          <table:table-cell office:value-type="float" office:value="0.0496151932847033" calcext:value-type="float">
            <text:p>0.0496151932847033</text:p>
          </table:table-cell>
          <table:table-cell office:value-type="float" office:value="0.699460269865067" calcext:value-type="float">
            <text:p>0.699460269865067</text:p>
          </table:table-cell>
          <table:table-cell office:value-type="float" office:value="0.0190971632626395" calcext:value-type="float">
            <text:p>0.0190971632626395</text:p>
          </table:table-cell>
          <table:table-cell office:value-type="float" office:value="0.695982008995502" calcext:value-type="float">
            <text:p>0.695982008995502</text:p>
          </table:table-cell>
          <table:table-cell office:value-type="float" office:value="0.0288303059845053" calcext:value-type="float">
            <text:p>0.0288303059845053</text:p>
          </table:table-cell>
          <table:table-cell office:value-type="float" office:value="0.699445277361319" calcext:value-type="float">
            <text:p>0.699445277361319</text:p>
          </table:table-cell>
          <table:table-cell office:value-type="float" office:value="0.0184382349751508" calcext:value-type="float">
            <text:p>0.0184382349751508</text:p>
          </table:table-cell>
          <table:table-cell office:value-type="float" office:value="0.701124437781109" calcext:value-type="float">
            <text:p>0.701124437781109</text:p>
          </table:table-cell>
          <table:table-cell office:value-type="float" office:value="0.040675888078775" calcext:value-type="float">
            <text:p>0.040675888078775</text:p>
          </table:table-cell>
          <table:table-cell office:value-type="float" office:value="0.694227886056972" calcext:value-type="float">
            <text:p>0.694227886056972</text:p>
          </table:table-cell>
          <table:table-cell office:value-type="float" office:value="0.0280989479649246" calcext:value-type="float">
            <text:p>0.0280989479649246</text:p>
          </table:table-cell>
          <table:table-cell office:value-type="float" office:value="0.716686656671664" calcext:value-type="float">
            <text:p>0.716686656671664</text:p>
          </table:table-cell>
          <table:table-cell office:value-type="float" office:value="0.0327090770858069" calcext:value-type="float">
            <text:p>0.0327090770858069</text:p>
          </table:table-cell>
          <table:table-cell office:value-type="float" office:value="0.71671664167916" calcext:value-type="float">
            <text:p>0.71671664167916</text:p>
          </table:table-cell>
          <table:table-cell office:value-type="float" office:value="0.0334470628652081" calcext:value-type="float">
            <text:p>0.033447062865208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699781109445277" calcext:value-type="float">
            <text:p>0.699781109445277</text:p>
          </table:table-cell>
          <table:table-cell office:value-type="float" office:value="0.0353471908629053" calcext:value-type="float">
            <text:p>0.0353471908629053</text:p>
          </table:table-cell>
          <table:table-cell office:value-type="float" office:value="0.700467766116941" calcext:value-type="float">
            <text:p>0.700467766116941</text:p>
          </table:table-cell>
          <table:table-cell office:value-type="float" office:value="0.0406697832745958" calcext:value-type="float">
            <text:p>0.0406697832745958</text:p>
          </table:table-cell>
          <table:table-cell office:value-type="float" office:value="0.689388305847076" calcext:value-type="float">
            <text:p>0.689388305847076</text:p>
          </table:table-cell>
          <table:table-cell office:value-type="float" office:value="0.0401292412567568" calcext:value-type="float">
            <text:p>0.0401292412567568</text:p>
          </table:table-cell>
          <table:table-cell office:value-type="float" office:value="0.689058470764618" calcext:value-type="float">
            <text:p>0.689058470764618</text:p>
          </table:table-cell>
          <table:table-cell office:value-type="float" office:value="0.0379703118337412" calcext:value-type="float">
            <text:p>0.0379703118337412</text:p>
          </table:table-cell>
          <table:table-cell office:value-type="float" office:value="0.70943928035982" calcext:value-type="float">
            <text:p>0.70943928035982</text:p>
          </table:table-cell>
          <table:table-cell office:value-type="float" office:value="0.0376435111793865" calcext:value-type="float">
            <text:p>0.0376435111793865</text:p>
          </table:table-cell>
          <table:table-cell office:value-type="float" office:value="0.699409295352324" calcext:value-type="float">
            <text:p>0.699409295352324</text:p>
          </table:table-cell>
          <table:table-cell office:value-type="float" office:value="0.0393025657431856" calcext:value-type="float">
            <text:p>0.0393025657431856</text:p>
          </table:table-cell>
          <table:table-cell office:value-type="float" office:value="0.711178410794603" calcext:value-type="float">
            <text:p>0.711178410794603</text:p>
          </table:table-cell>
          <table:table-cell office:value-type="float" office:value="0.0258199747547599" calcext:value-type="float">
            <text:p>0.0258199747547599</text:p>
          </table:table-cell>
          <table:table-cell office:value-type="float" office:value="0.703574212893553" calcext:value-type="float">
            <text:p>0.703574212893553</text:p>
          </table:table-cell>
          <table:table-cell office:value-type="float" office:value="0.0347302647775995" calcext:value-type="float">
            <text:p>0.0347302647775995</text:p>
          </table:table-cell>
          <table:table-cell office:value-type="float" office:value="0.701493253373313" calcext:value-type="float">
            <text:p>0.701493253373313</text:p>
          </table:table-cell>
          <table:table-cell office:value-type="float" office:value="0.047711924082425" calcext:value-type="float">
            <text:p>0.047711924082425</text:p>
          </table:table-cell>
          <table:table-cell office:value-type="float" office:value="0.699427286356822" calcext:value-type="float">
            <text:p>0.699427286356822</text:p>
          </table:table-cell>
          <table:table-cell office:value-type="float" office:value="0.0308043562686777" calcext:value-type="float">
            <text:p>0.0308043562686777</text:p>
          </table:table-cell>
          <table:table-cell office:value-type="float" office:value="0.699448275862069" calcext:value-type="float">
            <text:p>0.699448275862069</text:p>
          </table:table-cell>
          <table:table-cell office:value-type="float" office:value="0.037929868115176" calcext:value-type="float">
            <text:p>0.037929868115176</text:p>
          </table:table-cell>
          <table:table-cell office:value-type="float" office:value="0.699424287856072" calcext:value-type="float">
            <text:p>0.699424287856072</text:p>
          </table:table-cell>
          <table:table-cell office:value-type="float" office:value="0.0313592287442039" calcext:value-type="float">
            <text:p>0.0313592287442039</text:p>
          </table:table-cell>
          <table:table-cell office:value-type="float" office:value="0.700794602698651" calcext:value-type="float">
            <text:p>0.700794602698651</text:p>
          </table:table-cell>
          <table:table-cell office:value-type="float" office:value="0.0428620849104987" calcext:value-type="float">
            <text:p>0.0428620849104987</text:p>
          </table:table-cell>
          <table:table-cell office:value-type="float" office:value="0.699427286356822" calcext:value-type="float">
            <text:p>0.699427286356822</text:p>
          </table:table-cell>
          <table:table-cell office:value-type="float" office:value="0.0303181858525715" calcext:value-type="float">
            <text:p>0.0303181858525715</text:p>
          </table:table-cell>
          <table:table-cell office:value-type="float" office:value="0.712887556221889" calcext:value-type="float">
            <text:p>0.712887556221889</text:p>
          </table:table-cell>
          <table:table-cell office:value-type="float" office:value="0.0321444112054701" calcext:value-type="float">
            <text:p>0.0321444112054701</text:p>
          </table:table-cell>
          <table:table-cell office:value-type="float" office:value="0.709835082458771" calcext:value-type="float">
            <text:p>0.709835082458771</text:p>
          </table:table-cell>
          <table:table-cell office:value-type="float" office:value="0.0285632709295419" calcext:value-type="float">
            <text:p>0.0285632709295419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onosphere</text:p>
          </table:table-cell>
          <table:table-cell office:value-type="float" office:value="0.911629778672032" calcext:value-type="float">
            <text:p>0.911629778672032</text:p>
          </table:table-cell>
          <table:table-cell office:value-type="float" office:value="0.0384475401612773" calcext:value-type="float">
            <text:p>0.0384475401612773</text:p>
          </table:table-cell>
          <table:table-cell office:value-type="float" office:value="0.906116700201207" calcext:value-type="float">
            <text:p>0.906116700201207</text:p>
          </table:table-cell>
          <table:table-cell office:value-type="float" office:value="0.0516355573719611" calcext:value-type="float">
            <text:p>0.0516355573719611</text:p>
          </table:table-cell>
          <table:table-cell office:value-type="float" office:value="0.89738430583501" calcext:value-type="float">
            <text:p>0.89738430583501</text:p>
          </table:table-cell>
          <table:table-cell office:value-type="float" office:value="0.0327393307543526" calcext:value-type="float">
            <text:p>0.0327393307543526</text:p>
          </table:table-cell>
          <table:table-cell office:value-type="float" office:value="0.908893360160966" calcext:value-type="float">
            <text:p>0.908893360160966</text:p>
          </table:table-cell>
          <table:table-cell office:value-type="float" office:value="0.0212487614700963" calcext:value-type="float">
            <text:p>0.0212487614700963</text:p>
          </table:table-cell>
          <table:table-cell office:value-type="float" office:value="0.91738430583501" calcext:value-type="float">
            <text:p>0.91738430583501</text:p>
          </table:table-cell>
          <table:table-cell office:value-type="float" office:value="0.0185877817221296" calcext:value-type="float">
            <text:p>0.0185877817221296</text:p>
          </table:table-cell>
          <table:table-cell office:value-type="float" office:value="0.900402414486921" calcext:value-type="float">
            <text:p>0.900402414486921</text:p>
          </table:table-cell>
          <table:table-cell office:value-type="float" office:value="0.0398791538330048" calcext:value-type="float">
            <text:p>0.0398791538330048</text:p>
          </table:table-cell>
          <table:table-cell office:value-type="float" office:value="0.908853118712274" calcext:value-type="float">
            <text:p>0.908853118712274</text:p>
          </table:table-cell>
          <table:table-cell office:value-type="float" office:value="0.0237863217165243" calcext:value-type="float">
            <text:p>0.0237863217165243</text:p>
          </table:table-cell>
          <table:table-cell office:value-type="float" office:value="0.914486921529175" calcext:value-type="float">
            <text:p>0.914486921529175</text:p>
          </table:table-cell>
          <table:table-cell office:value-type="float" office:value="0.0248924344473181" calcext:value-type="float">
            <text:p>0.0248924344473181</text:p>
          </table:table-cell>
          <table:table-cell office:value-type="float" office:value="0.928772635814889" calcext:value-type="float">
            <text:p>0.928772635814889</text:p>
          </table:table-cell>
          <table:table-cell office:value-type="float" office:value="0.0335059905295447" calcext:value-type="float">
            <text:p>0.0335059905295447</text:p>
          </table:table-cell>
          <table:table-cell office:value-type="float" office:value="0.905995975855131" calcext:value-type="float">
            <text:p>0.905995975855131</text:p>
          </table:table-cell>
          <table:table-cell office:value-type="float" office:value="0.0328329903430872" calcext:value-type="float">
            <text:p>0.0328329903430872</text:p>
          </table:table-cell>
          <table:table-cell office:value-type="float" office:value="0.911670020120724" calcext:value-type="float">
            <text:p>0.911670020120724</text:p>
          </table:table-cell>
          <table:table-cell office:value-type="float" office:value="0.0421607201664265" calcext:value-type="float">
            <text:p>0.0421607201664265</text:p>
          </table:table-cell>
          <table:table-cell office:value-type="float" office:value="0.914567404426559" calcext:value-type="float">
            <text:p>0.914567404426559</text:p>
          </table:table-cell>
          <table:table-cell office:value-type="float" office:value="0.0450683116062142" calcext:value-type="float">
            <text:p>0.0450683116062142</text:p>
          </table:table-cell>
          <table:table-cell office:value-type="float" office:value="0.914527162977867" calcext:value-type="float">
            <text:p>0.914527162977867</text:p>
          </table:table-cell>
          <table:table-cell office:value-type="float" office:value="0.0267315768640839" calcext:value-type="float">
            <text:p>0.0267315768640839</text:p>
          </table:table-cell>
          <table:table-cell office:value-type="float" office:value="0.914527162977867" calcext:value-type="float">
            <text:p>0.914527162977867</text:p>
          </table:table-cell>
          <table:table-cell office:value-type="float" office:value="0.0364255693105765" calcext:value-type="float">
            <text:p>0.0364255693105765</text:p>
          </table:table-cell>
          <table:table-cell office:value-type="float" office:value="0.905955734406439" calcext:value-type="float">
            <text:p>0.905955734406439</text:p>
          </table:table-cell>
          <table:table-cell office:value-type="float" office:value="0.0373258689107389" calcext:value-type="float">
            <text:p>0.0373258689107389</text:p>
          </table:table-cell>
          <table:table-cell office:value-type="float" office:value="0.914527162977867" calcext:value-type="float">
            <text:p>0.914527162977867</text:p>
          </table:table-cell>
          <table:table-cell office:value-type="float" office:value="0.0364255693105765" calcext:value-type="float">
            <text:p>0.0364255693105765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onosphere</text:p>
          </table:table-cell>
          <table:table-cell office:value-type="float" office:value="0.917344064386318" calcext:value-type="float">
            <text:p>0.917344064386318</text:p>
          </table:table-cell>
          <table:table-cell office:value-type="float" office:value="0.0187853659977361" calcext:value-type="float">
            <text:p>0.0187853659977361</text:p>
          </table:table-cell>
          <table:table-cell office:value-type="float" office:value="0.917464788732394" calcext:value-type="float">
            <text:p>0.917464788732394</text:p>
          </table:table-cell>
          <table:table-cell office:value-type="float" office:value="0.0352211541165033" calcext:value-type="float">
            <text:p>0.0352211541165033</text:p>
          </table:table-cell>
          <table:table-cell office:value-type="float" office:value="0.911670020120724" calcext:value-type="float">
            <text:p>0.911670020120724</text:p>
          </table:table-cell>
          <table:table-cell office:value-type="float" office:value="0.0396666697908793" calcext:value-type="float">
            <text:p>0.0396666697908793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232237964216203" calcext:value-type="float">
            <text:p>0.0232237964216203</text:p>
          </table:table-cell>
          <table:table-cell office:value-type="float" office:value="0.920241448692153" calcext:value-type="float">
            <text:p>0.920241448692153</text:p>
          </table:table-cell>
          <table:table-cell office:value-type="float" office:value="0.0238384309834461" calcext:value-type="float">
            <text:p>0.0238384309834461</text:p>
          </table:table-cell>
          <table:table-cell office:value-type="float" office:value="0.908893360160966" calcext:value-type="float">
            <text:p>0.908893360160966</text:p>
          </table:table-cell>
          <table:table-cell office:value-type="float" office:value="0.0356066903070939" calcext:value-type="float">
            <text:p>0.0356066903070939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39350794634703" calcext:value-type="float">
            <text:p>0.0339350794634703</text:p>
          </table:table-cell>
          <table:table-cell office:value-type="float" office:value="0.923138832997988" calcext:value-type="float">
            <text:p>0.923138832997988</text:p>
          </table:table-cell>
          <table:table-cell office:value-type="float" office:value="0.0293573021173361" calcext:value-type="float">
            <text:p>0.0293573021173361</text:p>
          </table:table-cell>
          <table:table-cell office:value-type="float" office:value="0.914567404426559" calcext:value-type="float">
            <text:p>0.914567404426559</text:p>
          </table:table-cell>
          <table:table-cell office:value-type="float" office:value="0.0317922089161718" calcext:value-type="float">
            <text:p>0.0317922089161718</text:p>
          </table:table-cell>
          <table:table-cell office:value-type="float" office:value="0.917344064386318" calcext:value-type="float">
            <text:p>0.917344064386318</text:p>
          </table:table-cell>
          <table:table-cell office:value-type="float" office:value="0.0275871934233082" calcext:value-type="float">
            <text:p>0.0275871934233082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23098591549296" calcext:value-type="float">
            <text:p>0.923098591549296</text:p>
          </table:table-cell>
          <table:table-cell office:value-type="float" office:value="0.0215523859911291" calcext:value-type="float">
            <text:p>0.0215523859911291</text:p>
          </table:table-cell>
          <table:table-cell office:value-type="float" office:value="0.914567404426559" calcext:value-type="float">
            <text:p>0.914567404426559</text:p>
          </table:table-cell>
          <table:table-cell office:value-type="float" office:value="0.0317922089161718" calcext:value-type="float">
            <text:p>0.0317922089161718</text:p>
          </table:table-cell>
          <table:table-cell office:value-type="float" office:value="0.911710261569416" calcext:value-type="float">
            <text:p>0.911710261569416</text:p>
          </table:table-cell>
          <table:table-cell office:value-type="float" office:value="0.0273395409207093" calcext:value-type="float">
            <text:p>0.0273395409207093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384201530189865" calcext:value-type="float">
            <text:p>0.0384201530189865</text:p>
          </table:table-cell>
          <table:table-cell office:value-type="float" office:value="0.920201207243461" calcext:value-type="float">
            <text:p>0.920201207243461</text:p>
          </table:table-cell>
          <table:table-cell office:value-type="float" office:value="0.0313704613019516" calcext:value-type="float">
            <text:p>0.0313704613019516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onosphere</text:p>
          </table:table-cell>
          <table:table-cell office:value-type="float" office:value="0.914486921529175" calcext:value-type="float">
            <text:p>0.914486921529175</text:p>
          </table:table-cell>
          <table:table-cell office:value-type="float" office:value="0.0287004342365597" calcext:value-type="float">
            <text:p>0.0287004342365597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14527162977867" calcext:value-type="float">
            <text:p>0.914527162977867</text:p>
          </table:table-cell>
          <table:table-cell office:value-type="float" office:value="0.0416531555215896" calcext:value-type="float">
            <text:p>0.0416531555215896</text:p>
          </table:table-cell>
          <table:table-cell office:value-type="float" office:value="0.920201207243461" calcext:value-type="float">
            <text:p>0.920201207243461</text:p>
          </table:table-cell>
          <table:table-cell office:value-type="float" office:value="0.0373131224585047" calcext:value-type="float">
            <text:p>0.0373131224585047</text:p>
          </table:table-cell>
          <table:table-cell office:value-type="float" office:value="0.923098591549296" calcext:value-type="float">
            <text:p>0.923098591549296</text:p>
          </table:table-cell>
          <table:table-cell office:value-type="float" office:value="0.0215523859911291" calcext:value-type="float">
            <text:p>0.0215523859911291</text:p>
          </table:table-cell>
          <table:table-cell office:value-type="float" office:value="0.914567404426559" calcext:value-type="float">
            <text:p>0.914567404426559</text:p>
          </table:table-cell>
          <table:table-cell office:value-type="float" office:value="0.0376683927593896" calcext:value-type="float">
            <text:p>0.0376683927593896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272658459044631" calcext:value-type="float">
            <text:p>0.0272658459044631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738430583501" calcext:value-type="float">
            <text:p>0.91738430583501</text:p>
          </table:table-cell>
          <table:table-cell office:value-type="float" office:value="0.0408905397567021" calcext:value-type="float">
            <text:p>0.0408905397567021</text:p>
          </table:table-cell>
          <table:table-cell office:value-type="float" office:value="0.914527162977867" calcext:value-type="float">
            <text:p>0.914527162977867</text:p>
          </table:table-cell>
          <table:table-cell office:value-type="float" office:value="0.0267315768640838" calcext:value-type="float">
            <text:p>0.0267315768640838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272658459044631" calcext:value-type="float">
            <text:p>0.0272658459044631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1710261569416" calcext:value-type="float">
            <text:p>0.911710261569416</text:p>
          </table:table-cell>
          <table:table-cell office:value-type="float" office:value="0.0273395409207093" calcext:value-type="float">
            <text:p>0.0273395409207093</text:p>
          </table:table-cell>
          <table:table-cell office:value-type="float" office:value="0.914567404426559" calcext:value-type="float">
            <text:p>0.914567404426559</text:p>
          </table:table-cell>
          <table:table-cell office:value-type="float" office:value="0.0317922089161718" calcext:value-type="float">
            <text:p>0.0317922089161718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23058350100603" calcext:value-type="float">
            <text:p>0.923058350100603</text:p>
          </table:table-cell>
          <table:table-cell office:value-type="float" office:value="0.0358997367216068" calcext:value-type="float">
            <text:p>0.0358997367216068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onosphere</text:p>
          </table:table-cell>
          <table:table-cell office:value-type="float" office:value="0.925915492957746" calcext:value-type="float">
            <text:p>0.925915492957746</text:p>
          </table:table-cell>
          <table:table-cell office:value-type="float" office:value="0.0255871225592103" calcext:value-type="float">
            <text:p>0.0255871225592103</text:p>
          </table:table-cell>
          <table:table-cell office:value-type="float" office:value="0.911750503018109" calcext:value-type="float">
            <text:p>0.911750503018109</text:p>
          </table:table-cell>
          <table:table-cell office:value-type="float" office:value="0.033809583015465" calcext:value-type="float">
            <text:p>0.033809583015465</text:p>
          </table:table-cell>
          <table:table-cell office:value-type="float" office:value="0.923018108651912" calcext:value-type="float">
            <text:p>0.923018108651912</text:p>
          </table:table-cell>
          <table:table-cell office:value-type="float" office:value="0.0387036659509303" calcext:value-type="float">
            <text:p>0.0387036659509303</text:p>
          </table:table-cell>
          <table:table-cell office:value-type="float" office:value="0.920201207243461" calcext:value-type="float">
            <text:p>0.920201207243461</text:p>
          </table:table-cell>
          <table:table-cell office:value-type="float" office:value="0.0373131224585047" calcext:value-type="float">
            <text:p>0.0373131224585047</text:p>
          </table:table-cell>
          <table:table-cell office:value-type="float" office:value="0.928772635814889" calcext:value-type="float">
            <text:p>0.928772635814889</text:p>
          </table:table-cell>
          <table:table-cell office:value-type="float" office:value="0.0202080599534004" calcext:value-type="float">
            <text:p>0.0202080599534004</text:p>
          </table:table-cell>
          <table:table-cell office:value-type="float" office:value="0.91738430583501" calcext:value-type="float">
            <text:p>0.91738430583501</text:p>
          </table:table-cell>
          <table:table-cell office:value-type="float" office:value="0.0369582709635454" calcext:value-type="float">
            <text:p>0.0369582709635454</text:p>
          </table:table-cell>
          <table:table-cell office:value-type="float" office:value="0.91738430583501" calcext:value-type="float">
            <text:p>0.91738430583501</text:p>
          </table:table-cell>
          <table:table-cell office:value-type="float" office:value="0.0211552935615667" calcext:value-type="float">
            <text:p>0.0211552935615667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4567404426559" calcext:value-type="float">
            <text:p>0.914567404426559</text:p>
          </table:table-cell>
          <table:table-cell office:value-type="float" office:value="0.0317922089161718" calcext:value-type="float">
            <text:p>0.0317922089161718</text:p>
          </table:table-cell>
          <table:table-cell office:value-type="float" office:value="0.91738430583501" calcext:value-type="float">
            <text:p>0.91738430583501</text:p>
          </table:table-cell>
          <table:table-cell office:value-type="float" office:value="0.0408905397567021" calcext:value-type="float">
            <text:p>0.0408905397567021</text:p>
          </table:table-cell>
          <table:table-cell office:value-type="float" office:value="0.923098591549296" calcext:value-type="float">
            <text:p>0.923098591549296</text:p>
          </table:table-cell>
          <table:table-cell office:value-type="float" office:value="0.0215523859911291" calcext:value-type="float">
            <text:p>0.0215523859911291</text:p>
          </table:table-cell>
          <table:table-cell office:value-type="float" office:value="0.91738430583501" calcext:value-type="float">
            <text:p>0.91738430583501</text:p>
          </table:table-cell>
          <table:table-cell office:value-type="float" office:value="0.0408905397567021" calcext:value-type="float">
            <text:p>0.0408905397567021</text:p>
          </table:table-cell>
          <table:table-cell office:value-type="float" office:value="0.923018108651912" calcext:value-type="float">
            <text:p>0.923018108651912</text:p>
          </table:table-cell>
          <table:table-cell office:value-type="float" office:value="0.0330122779089096" calcext:value-type="float">
            <text:p>0.0330122779089096</text:p>
          </table:table-cell>
          <table:table-cell office:value-type="float" office:value="0.91738430583501" calcext:value-type="float">
            <text:p>0.91738430583501</text:p>
          </table:table-cell>
          <table:table-cell office:value-type="float" office:value="0.0309475447702838" calcext:value-type="float">
            <text:p>0.0309475447702838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20241448692153" calcext:value-type="float">
            <text:p>0.920241448692153</text:p>
          </table:table-cell>
          <table:table-cell office:value-type="float" office:value="0.0358127980760822" calcext:value-type="float">
            <text:p>0.0358127980760822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onosphere</text:p>
          </table:table-cell>
          <table:table-cell office:value-type="float" office:value="0.925915492957746" calcext:value-type="float">
            <text:p>0.925915492957746</text:p>
          </table:table-cell>
          <table:table-cell office:value-type="float" office:value="0.0255871225592103" calcext:value-type="float">
            <text:p>0.0255871225592103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23018108651912" calcext:value-type="float">
            <text:p>0.923018108651912</text:p>
          </table:table-cell>
          <table:table-cell office:value-type="float" office:value="0.0387036659509303" calcext:value-type="float">
            <text:p>0.0387036659509303</text:p>
          </table:table-cell>
          <table:table-cell office:value-type="float" office:value="0.920201207243461" calcext:value-type="float">
            <text:p>0.920201207243461</text:p>
          </table:table-cell>
          <table:table-cell office:value-type="float" office:value="0.0373131224585047" calcext:value-type="float">
            <text:p>0.0373131224585047</text:p>
          </table:table-cell>
          <table:table-cell office:value-type="float" office:value="0.925915492957746" calcext:value-type="float">
            <text:p>0.925915492957746</text:p>
          </table:table-cell>
          <table:table-cell office:value-type="float" office:value="0.0212277932957476" calcext:value-type="float">
            <text:p>0.0212277932957476</text:p>
          </table:table-cell>
          <table:table-cell office:value-type="float" office:value="0.920241448692153" calcext:value-type="float">
            <text:p>0.920241448692153</text:p>
          </table:table-cell>
          <table:table-cell office:value-type="float" office:value="0.0411183629458222" calcext:value-type="float">
            <text:p>0.0411183629458222</text:p>
          </table:table-cell>
          <table:table-cell office:value-type="float" office:value="0.91738430583501" calcext:value-type="float">
            <text:p>0.91738430583501</text:p>
          </table:table-cell>
          <table:table-cell office:value-type="float" office:value="0.0211552935615667" calcext:value-type="float">
            <text:p>0.0211552935615667</text:p>
          </table:table-cell>
          <table:table-cell office:value-type="float" office:value="0.920241448692153" calcext:value-type="float">
            <text:p>0.920241448692153</text:p>
          </table:table-cell>
          <table:table-cell office:value-type="float" office:value="0.0358127980760822" calcext:value-type="float">
            <text:p>0.0358127980760822</text:p>
          </table:table-cell>
          <table:table-cell office:value-type="float" office:value="0.920241448692153" calcext:value-type="float">
            <text:p>0.920241448692153</text:p>
          </table:table-cell>
          <table:table-cell office:value-type="float" office:value="0.0358127980760822" calcext:value-type="float">
            <text:p>0.0358127980760822</text:p>
          </table:table-cell>
          <table:table-cell office:value-type="float" office:value="0.923058350100603" calcext:value-type="float">
            <text:p>0.923058350100603</text:p>
          </table:table-cell>
          <table:table-cell office:value-type="float" office:value="0.0358997367216068" calcext:value-type="float">
            <text:p>0.0358997367216068</text:p>
          </table:table-cell>
          <table:table-cell office:value-type="float" office:value="0.928772635814889" calcext:value-type="float">
            <text:p>0.928772635814889</text:p>
          </table:table-cell>
          <table:table-cell office:value-type="float" office:value="0.0267299108876146" calcext:value-type="float">
            <text:p>0.0267299108876146</text:p>
          </table:table-cell>
          <table:table-cell office:value-type="float" office:value="0.923058350100603" calcext:value-type="float">
            <text:p>0.923058350100603</text:p>
          </table:table-cell>
          <table:table-cell office:value-type="float" office:value="0.0358997367216068" calcext:value-type="float">
            <text:p>0.0358997367216068</text:p>
          </table:table-cell>
          <table:table-cell office:value-type="float" office:value="0.920241448692153" calcext:value-type="float">
            <text:p>0.920241448692153</text:p>
          </table:table-cell>
          <table:table-cell office:value-type="float" office:value="0.0358127980760822" calcext:value-type="float">
            <text:p>0.0358127980760822</text:p>
          </table:table-cell>
          <table:table-cell office:value-type="float" office:value="0.91738430583501" calcext:value-type="float">
            <text:p>0.91738430583501</text:p>
          </table:table-cell>
          <table:table-cell office:value-type="float" office:value="0.0309475447702838" calcext:value-type="float">
            <text:p>0.0309475447702838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20241448692153" calcext:value-type="float">
            <text:p>0.920241448692153</text:p>
          </table:table-cell>
          <table:table-cell office:value-type="float" office:value="0.0358127980760822" calcext:value-type="float">
            <text:p>0.03581279807608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onosphere</text:p>
          </table:table-cell>
          <table:table-cell office:value-type="float" office:value="0.919058350100604" calcext:value-type="float">
            <text:p>0.919058350100604</text:p>
          </table:table-cell>
          <table:table-cell office:value-type="float" office:value="0.0274215171027987" calcext:value-type="float">
            <text:p>0.0274215171027987</text:p>
          </table:table-cell>
          <table:table-cell office:value-type="float" office:value="0.912909456740443" calcext:value-type="float">
            <text:p>0.912909456740443</text:p>
          </table:table-cell>
          <table:table-cell office:value-type="float" office:value="0.0396671461469392" calcext:value-type="float">
            <text:p>0.0396671461469392</text:p>
          </table:table-cell>
          <table:table-cell office:value-type="float" office:value="0.913923541247485" calcext:value-type="float">
            <text:p>0.913923541247485</text:p>
          </table:table-cell>
          <table:table-cell office:value-type="float" office:value="0.0382932975937364" calcext:value-type="float">
            <text:p>0.0382932975937364</text:p>
          </table:table-cell>
          <table:table-cell office:value-type="float" office:value="0.91738430583501" calcext:value-type="float">
            <text:p>0.91738430583501</text:p>
          </table:table-cell>
          <table:table-cell office:value-type="float" office:value="0.0312823850534461" calcext:value-type="float">
            <text:p>0.0312823850534461</text:p>
          </table:table-cell>
          <table:table-cell office:value-type="float" office:value="0.923082494969819" calcext:value-type="float">
            <text:p>0.923082494969819</text:p>
          </table:table-cell>
          <table:table-cell office:value-type="float" office:value="0.0210828903891706" calcext:value-type="float">
            <text:p>0.0210828903891706</text:p>
          </table:table-cell>
          <table:table-cell office:value-type="float" office:value="0.912297786720322" calcext:value-type="float">
            <text:p>0.912297786720322</text:p>
          </table:table-cell>
          <table:table-cell office:value-type="float" office:value="0.0382461741617712" calcext:value-type="float">
            <text:p>0.0382461741617712</text:p>
          </table:table-cell>
          <table:table-cell office:value-type="float" office:value="0.91569416498994" calcext:value-type="float">
            <text:p>0.91569416498994</text:p>
          </table:table-cell>
          <table:table-cell office:value-type="float" office:value="0.0254595668415182" calcext:value-type="float">
            <text:p>0.0254595668415182</text:p>
          </table:table-cell>
          <table:table-cell office:value-type="float" office:value="0.918543259557344" calcext:value-type="float">
            <text:p>0.918543259557344</text:p>
          </table:table-cell>
          <table:table-cell office:value-type="float" office:value="0.0327402834112155" calcext:value-type="float">
            <text:p>0.0327402834112155</text:p>
          </table:table-cell>
          <table:table-cell office:value-type="float" office:value="0.919106639839034" calcext:value-type="float">
            <text:p>0.919106639839034</text:p>
          </table:table-cell>
          <table:table-cell office:value-type="float" office:value="0.0347587492389345" calcext:value-type="float">
            <text:p>0.0347587492389345</text:p>
          </table:table-cell>
          <table:table-cell office:value-type="float" office:value="0.915661971830986" calcext:value-type="float">
            <text:p>0.915661971830986</text:p>
          </table:table-cell>
          <table:table-cell office:value-type="float" office:value="0.0327884074217576" calcext:value-type="float">
            <text:p>0.0327884074217576</text:p>
          </table:table-cell>
          <table:table-cell office:value-type="float" office:value="0.919678068410463" calcext:value-type="float">
            <text:p>0.919678068410463</text:p>
          </table:table-cell>
          <table:table-cell office:value-type="float" office:value="0.0309056608314608" calcext:value-type="float">
            <text:p>0.0309056608314608</text:p>
          </table:table-cell>
          <table:table-cell office:value-type="float" office:value="0.919106639839034" calcext:value-type="float">
            <text:p>0.919106639839034</text:p>
          </table:table-cell>
          <table:table-cell office:value-type="float" office:value="0.0360460830566645" calcext:value-type="float">
            <text:p>0.0360460830566645</text:p>
          </table:table-cell>
          <table:table-cell office:value-type="float" office:value="0.916812877263581" calcext:value-type="float">
            <text:p>0.916812877263581</text:p>
          </table:table-cell>
          <table:table-cell office:value-type="float" office:value="0.0309376805371914" calcext:value-type="float">
            <text:p>0.0309376805371914</text:p>
          </table:table-cell>
          <table:table-cell office:value-type="float" office:value="0.915114688128773" calcext:value-type="float">
            <text:p>0.915114688128773</text:p>
          </table:table-cell>
          <table:table-cell office:value-type="float" office:value="0.031490481737605" calcext:value-type="float">
            <text:p>0.031490481737605</text:p>
          </table:table-cell>
          <table:table-cell office:value-type="float" office:value="0.914575452716298" calcext:value-type="float">
            <text:p>0.914575452716298</text:p>
          </table:table-cell>
          <table:table-cell office:value-type="float" office:value="0.0380469798736325" calcext:value-type="float">
            <text:p>0.0380469798736325</text:p>
          </table:table-cell>
          <table:table-cell office:value-type="float" office:value="0.919653923541248" calcext:value-type="float">
            <text:p>0.919653923541248</text:p>
          </table:table-cell>
          <table:table-cell office:value-type="float" office:value="0.0350642726972599" calcext:value-type="float">
            <text:p>0.0350642726972599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20321931589537" calcext:value-type="float">
            <text:p>0.920321931589537</text:p>
          </table:table-cell>
          <table:table-cell office:value-type="float" office:value="0.02735752670797" calcext:value-type="float">
            <text:p>0.02735752670797</text:p>
          </table:table-cell>
          <table:table-cell office:value-type="float" office:value="0.917505030181086" calcext:value-type="float">
            <text:p>0.917505030181086</text:p>
          </table:table-cell>
          <table:table-cell office:value-type="float" office:value="0.0335041780723163" calcext:value-type="float">
            <text:p>0.0335041780723163</text:p>
          </table:table-cell>
          <table:table-cell office:value-type="float" office:value="0.911830985915493" calcext:value-type="float">
            <text:p>0.911830985915493</text:p>
          </table:table-cell>
          <table:table-cell office:value-type="float" office:value="0.0389567049924831" calcext:value-type="float">
            <text:p>0.0389567049924831</text:p>
          </table:table-cell>
          <table:table-cell office:value-type="float" office:value="0.908893360160966" calcext:value-type="float">
            <text:p>0.908893360160966</text:p>
          </table:table-cell>
          <table:table-cell office:value-type="float" office:value="0.0383655838907524" calcext:value-type="float">
            <text:p>0.0383655838907524</text:p>
          </table:table-cell>
          <table:table-cell office:value-type="float" office:value="0.90317907444668" calcext:value-type="float">
            <text:p>0.90317907444668</text:p>
          </table:table-cell>
          <table:table-cell office:value-type="float" office:value="0.0152190371181083" calcext:value-type="float">
            <text:p>0.0152190371181083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39350794634703" calcext:value-type="float">
            <text:p>0.0339350794634703</text:p>
          </table:table-cell>
          <table:table-cell office:value-type="float" office:value="0.905995975855131" calcext:value-type="float">
            <text:p>0.905995975855131</text:p>
          </table:table-cell>
          <table:table-cell office:value-type="float" office:value="0.0312404295511877" calcext:value-type="float">
            <text:p>0.0312404295511877</text:p>
          </table:table-cell>
          <table:table-cell office:value-type="float" office:value="0.914567404426559" calcext:value-type="float">
            <text:p>0.914567404426559</text:p>
          </table:table-cell>
          <table:table-cell office:value-type="float" office:value="0.0223727617011593" calcext:value-type="float">
            <text:p>0.0223727617011593</text:p>
          </table:table-cell>
          <table:table-cell office:value-type="float" office:value="0.908933601609658" calcext:value-type="float">
            <text:p>0.908933601609658</text:p>
          </table:table-cell>
          <table:table-cell office:value-type="float" office:value="0.0431854683507277" calcext:value-type="float">
            <text:p>0.0431854683507277</text:p>
          </table:table-cell>
          <table:table-cell office:value-type="float" office:value="0.90897384305835" calcext:value-type="float">
            <text:p>0.90897384305835</text:p>
          </table:table-cell>
          <table:table-cell office:value-type="float" office:value="0.0405332978260527" calcext:value-type="float">
            <text:p>0.0405332978260527</text:p>
          </table:table-cell>
          <table:table-cell office:value-type="float" office:value="0.914527162977867" calcext:value-type="float">
            <text:p>0.914527162977867</text:p>
          </table:table-cell>
          <table:table-cell office:value-type="float" office:value="0.0175046832686085" calcext:value-type="float">
            <text:p>0.0175046832686085</text:p>
          </table:table-cell>
          <table:table-cell office:value-type="float" office:value="0.903259557344064" calcext:value-type="float">
            <text:p>0.903259557344064</text:p>
          </table:table-cell>
          <table:table-cell office:value-type="float" office:value="0.0439819428487916" calcext:value-type="float">
            <text:p>0.0439819428487916</text:p>
          </table:table-cell>
          <table:table-cell office:value-type="float" office:value="0.906036217303823" calcext:value-type="float">
            <text:p>0.906036217303823</text:p>
          </table:table-cell>
          <table:table-cell office:value-type="float" office:value="0.0326504865710462" calcext:value-type="float">
            <text:p>0.0326504865710462</text:p>
          </table:table-cell>
          <table:table-cell office:value-type="float" office:value="0.920201207243461" calcext:value-type="float">
            <text:p>0.920201207243461</text:p>
          </table:table-cell>
          <table:table-cell office:value-type="float" office:value="0.0164262024829699" calcext:value-type="float">
            <text:p>0.0164262024829699</text:p>
          </table:table-cell>
          <table:table-cell office:value-type="float" office:value="0.900402414486921" calcext:value-type="float">
            <text:p>0.900402414486921</text:p>
          </table:table-cell>
          <table:table-cell office:value-type="float" office:value="0.0398791538330048" calcext:value-type="float">
            <text:p>0.0398791538330048</text:p>
          </table:table-cell>
          <table:table-cell office:value-type="float" office:value="0.920241448692153" calcext:value-type="float">
            <text:p>0.920241448692153</text:p>
          </table:table-cell>
          <table:table-cell office:value-type="float" office:value="0.0295701410333484" calcext:value-type="float">
            <text:p>0.0295701410333484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14647887323944" calcext:value-type="float">
            <text:p>0.914647887323944</text:p>
          </table:table-cell>
          <table:table-cell office:value-type="float" office:value="0.0313410235269591" calcext:value-type="float">
            <text:p>0.0313410235269591</text:p>
          </table:table-cell>
          <table:table-cell office:value-type="float" office:value="0.908933601609658" calcext:value-type="float">
            <text:p>0.908933601609658</text:p>
          </table:table-cell>
          <table:table-cell office:value-type="float" office:value="0.0407541782400116" calcext:value-type="float">
            <text:p>0.0407541782400116</text:p>
          </table:table-cell>
          <table:table-cell office:value-type="float" office:value="0.911830985915493" calcext:value-type="float">
            <text:p>0.911830985915493</text:p>
          </table:table-cell>
          <table:table-cell office:value-type="float" office:value="0.040245070259572" calcext:value-type="float">
            <text:p>0.040245070259572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11750503018109" calcext:value-type="float">
            <text:p>0.911750503018109</text:p>
          </table:table-cell>
          <table:table-cell office:value-type="float" office:value="0.0230400305060657" calcext:value-type="float">
            <text:p>0.0230400305060657</text:p>
          </table:table-cell>
          <table:table-cell office:value-type="float" office:value="0.923138832997988" calcext:value-type="float">
            <text:p>0.923138832997988</text:p>
          </table:table-cell>
          <table:table-cell office:value-type="float" office:value="0.0256470184418284" calcext:value-type="float">
            <text:p>0.0256470184418284</text:p>
          </table:table-cell>
          <table:table-cell office:value-type="float" office:value="0.911750503018109" calcext:value-type="float">
            <text:p>0.911750503018109</text:p>
          </table:table-cell>
          <table:table-cell office:value-type="float" office:value="0.043097257661774" calcext:value-type="float">
            <text:p>0.043097257661774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1750503018109" calcext:value-type="float">
            <text:p>0.911750503018109</text:p>
          </table:table-cell>
          <table:table-cell office:value-type="float" office:value="0.0251571823153343" calcext:value-type="float">
            <text:p>0.0251571823153343</text:p>
          </table:table-cell>
          <table:table-cell office:value-type="float" office:value="0.911750503018109" calcext:value-type="float">
            <text:p>0.911750503018109</text:p>
          </table:table-cell>
          <table:table-cell office:value-type="float" office:value="0.032265261309233" calcext:value-type="float">
            <text:p>0.032265261309233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236165368135034" calcext:value-type="float">
            <text:p>0.0236165368135034</text:p>
          </table:table-cell>
          <table:table-cell office:value-type="float" office:value="0.908933601609658" calcext:value-type="float">
            <text:p>0.908933601609658</text:p>
          </table:table-cell>
          <table:table-cell office:value-type="float" office:value="0.0368073443084264" calcext:value-type="float">
            <text:p>0.0368073443084264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183101908122172" calcext:value-type="float">
            <text:p>0.0183101908122172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14527162977867" calcext:value-type="float">
            <text:p>0.914527162977867</text:p>
          </table:table-cell>
          <table:table-cell office:value-type="float" office:value="0.0462941533048381" calcext:value-type="float">
            <text:p>0.0462941533048381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17464788732394" calcext:value-type="float">
            <text:p>0.917464788732394</text:p>
          </table:table-cell>
          <table:table-cell office:value-type="float" office:value="0.0270245372886535" calcext:value-type="float">
            <text:p>0.0270245372886535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299314288523303" calcext:value-type="float">
            <text:p>0.0299314288523303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1750503018109" calcext:value-type="float">
            <text:p>0.911750503018109</text:p>
          </table:table-cell>
          <table:table-cell office:value-type="float" office:value="0.033809583015465" calcext:value-type="float">
            <text:p>0.033809583015465</text:p>
          </table:table-cell>
          <table:table-cell office:value-type="float" office:value="0.925995975855131" calcext:value-type="float">
            <text:p>0.925995975855131</text:p>
          </table:table-cell>
          <table:table-cell office:value-type="float" office:value="0.0306834119392737" calcext:value-type="float">
            <text:p>0.0306834119392737</text:p>
          </table:table-cell>
          <table:table-cell office:value-type="float" office:value="0.920321931589537" calcext:value-type="float">
            <text:p>0.920321931589537</text:p>
          </table:table-cell>
          <table:table-cell office:value-type="float" office:value="0.0324739390366627" calcext:value-type="float">
            <text:p>0.0324739390366627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23138832997988" calcext:value-type="float">
            <text:p>0.923138832997988</text:p>
          </table:table-cell>
          <table:table-cell office:value-type="float" office:value="0.0293573021173361" calcext:value-type="float">
            <text:p>0.0293573021173361</text:p>
          </table:table-cell>
          <table:table-cell office:value-type="float" office:value="0.917464788732394" calcext:value-type="float">
            <text:p>0.917464788732394</text:p>
          </table:table-cell>
          <table:table-cell office:value-type="float" office:value="0.025065609893623" calcext:value-type="float">
            <text:p>0.025065609893623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326794261378044" calcext:value-type="float">
            <text:p>0.0326794261378044</text:p>
          </table:table-cell>
          <table:table-cell office:value-type="float" office:value="0.920321931589537" calcext:value-type="float">
            <text:p>0.920321931589537</text:p>
          </table:table-cell>
          <table:table-cell office:value-type="float" office:value="0.0324739390366627" calcext:value-type="float">
            <text:p>0.0324739390366627</text:p>
          </table:table-cell>
          <table:table-cell office:value-type="float" office:value="0.914567404426559" calcext:value-type="float">
            <text:p>0.914567404426559</text:p>
          </table:table-cell>
          <table:table-cell office:value-type="float" office:value="0.0317922089161718" calcext:value-type="float">
            <text:p>0.0317922089161718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236165368135034" calcext:value-type="float">
            <text:p>0.0236165368135034</text:p>
          </table:table-cell>
          <table:table-cell office:value-type="float" office:value="0.911710261569416" calcext:value-type="float">
            <text:p>0.911710261569416</text:p>
          </table:table-cell>
          <table:table-cell office:value-type="float" office:value="0.0273395409207093" calcext:value-type="float">
            <text:p>0.0273395409207093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14647887323944" calcext:value-type="float">
            <text:p>0.914647887323944</text:p>
          </table:table-cell>
          <table:table-cell office:value-type="float" office:value="0.0313410235269591" calcext:value-type="float">
            <text:p>0.0313410235269591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17464788732394" calcext:value-type="float">
            <text:p>0.917464788732394</text:p>
          </table:table-cell>
          <table:table-cell office:value-type="float" office:value="0.0270245372886535" calcext:value-type="float">
            <text:p>0.0270245372886535</text:p>
          </table:table-cell>
          <table:table-cell office:value-type="float" office:value="0.914567404426559" calcext:value-type="float">
            <text:p>0.914567404426559</text:p>
          </table:table-cell>
          <table:table-cell office:value-type="float" office:value="0.0317922089161718" calcext:value-type="float">
            <text:p>0.0317922089161718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272658459044631" calcext:value-type="float">
            <text:p>0.0272658459044631</text:p>
          </table:table-cell>
          <table:table-cell office:value-type="float" office:value="0.925995975855131" calcext:value-type="float">
            <text:p>0.925995975855131</text:p>
          </table:table-cell>
          <table:table-cell office:value-type="float" office:value="0.0306834119392737" calcext:value-type="float">
            <text:p>0.0306834119392737</text:p>
          </table:table-cell>
          <table:table-cell office:value-type="float" office:value="0.920321931589537" calcext:value-type="float">
            <text:p>0.920321931589537</text:p>
          </table:table-cell>
          <table:table-cell office:value-type="float" office:value="0.0324739390366627" calcext:value-type="float">
            <text:p>0.0324739390366627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326794261378044" calcext:value-type="float">
            <text:p>0.0326794261378044</text:p>
          </table:table-cell>
          <table:table-cell office:value-type="float" office:value="0.911710261569416" calcext:value-type="float">
            <text:p>0.911710261569416</text:p>
          </table:table-cell>
          <table:table-cell office:value-type="float" office:value="0.0273395409207093" calcext:value-type="float">
            <text:p>0.0273395409207093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326794261378044" calcext:value-type="float">
            <text:p>0.0326794261378044</text:p>
          </table:table-cell>
          <table:table-cell office:value-type="float" office:value="0.920321931589537" calcext:value-type="float">
            <text:p>0.920321931589537</text:p>
          </table:table-cell>
          <table:table-cell office:value-type="float" office:value="0.0324739390366627" calcext:value-type="float">
            <text:p>0.0324739390366627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738430583501" calcext:value-type="float">
            <text:p>0.91738430583501</text:p>
          </table:table-cell>
          <table:table-cell office:value-type="float" office:value="0.0309475447702838" calcext:value-type="float">
            <text:p>0.0309475447702838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20321931589537" calcext:value-type="float">
            <text:p>0.920321931589537</text:p>
          </table:table-cell>
          <table:table-cell office:value-type="float" office:value="0.0324739390366627" calcext:value-type="float">
            <text:p>0.0324739390366627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299314288523303" calcext:value-type="float">
            <text:p>0.0299314288523303</text:p>
          </table:table-cell>
          <table:table-cell office:value-type="float" office:value="0.914567404426559" calcext:value-type="float">
            <text:p>0.914567404426559</text:p>
          </table:table-cell>
          <table:table-cell office:value-type="float" office:value="0.0317922089161718" calcext:value-type="float">
            <text:p>0.0317922089161718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272658459044631" calcext:value-type="float">
            <text:p>0.0272658459044631</text:p>
          </table:table-cell>
          <table:table-cell office:value-type="float" office:value="0.925995975855131" calcext:value-type="float">
            <text:p>0.925995975855131</text:p>
          </table:table-cell>
          <table:table-cell office:value-type="float" office:value="0.0306834119392737" calcext:value-type="float">
            <text:p>0.0306834119392737</text:p>
          </table:table-cell>
          <table:table-cell office:value-type="float" office:value="0.923138832997988" calcext:value-type="float">
            <text:p>0.923138832997988</text:p>
          </table:table-cell>
          <table:table-cell office:value-type="float" office:value="0.0293573021173361" calcext:value-type="float">
            <text:p>0.0293573021173361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08893360160966" calcext:value-type="float">
            <text:p>0.908893360160966</text:p>
          </table:table-cell>
          <table:table-cell office:value-type="float" office:value="0.0293201829687192" calcext:value-type="float">
            <text:p>0.0293201829687192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326794261378044" calcext:value-type="float">
            <text:p>0.0326794261378044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17480885311871" calcext:value-type="float">
            <text:p>0.917480885311871</text:p>
          </table:table-cell>
          <table:table-cell office:value-type="float" office:value="0.0299076100174409" calcext:value-type="float">
            <text:p>0.0299076100174409</text:p>
          </table:table-cell>
          <table:table-cell office:value-type="float" office:value="0.91461569416499" calcext:value-type="float">
            <text:p>0.91461569416499</text:p>
          </table:table-cell>
          <table:table-cell office:value-type="float" office:value="0.037749446750153" calcext:value-type="float">
            <text:p>0.037749446750153</text:p>
          </table:table-cell>
          <table:table-cell office:value-type="float" office:value="0.914068410462777" calcext:value-type="float">
            <text:p>0.914068410462777</text:p>
          </table:table-cell>
          <table:table-cell office:value-type="float" office:value="0.0332178340490738" calcext:value-type="float">
            <text:p>0.0332178340490738</text:p>
          </table:table-cell>
          <table:table-cell office:value-type="float" office:value="0.914012072434608" calcext:value-type="float">
            <text:p>0.914012072434608</text:p>
          </table:table-cell>
          <table:table-cell office:value-type="float" office:value="0.03552083220923" calcext:value-type="float">
            <text:p>0.03552083220923</text:p>
          </table:table-cell>
          <table:table-cell office:value-type="float" office:value="0.91230583501006" calcext:value-type="float">
            <text:p>0.91230583501006</text:p>
          </table:table-cell>
          <table:table-cell office:value-type="float" office:value="0.025320068489713" calcext:value-type="float">
            <text:p>0.025320068489713</text:p>
          </table:table-cell>
          <table:table-cell office:value-type="float" office:value="0.923710261569417" calcext:value-type="float">
            <text:p>0.923710261569417</text:p>
          </table:table-cell>
          <table:table-cell office:value-type="float" office:value="0.030326466744624" calcext:value-type="float">
            <text:p>0.030326466744624</text:p>
          </table:table-cell>
          <table:table-cell office:value-type="float" office:value="0.91630583501006" calcext:value-type="float">
            <text:p>0.91630583501006</text:p>
          </table:table-cell>
          <table:table-cell office:value-type="float" office:value="0.0337285734807246" calcext:value-type="float">
            <text:p>0.0337285734807246</text:p>
          </table:table-cell>
          <table:table-cell office:value-type="float" office:value="0.916289738430583" calcext:value-type="float">
            <text:p>0.916289738430583</text:p>
          </table:table-cell>
          <table:table-cell office:value-type="float" office:value="0.0343331606879108" calcext:value-type="float">
            <text:p>0.0343331606879108</text:p>
          </table:table-cell>
          <table:table-cell office:value-type="float" office:value="0.917440643863179" calcext:value-type="float">
            <text:p>0.917440643863179</text:p>
          </table:table-cell>
          <table:table-cell office:value-type="float" office:value="0.0357722158042418" calcext:value-type="float">
            <text:p>0.0357722158042418</text:p>
          </table:table-cell>
          <table:table-cell office:value-type="float" office:value="0.911758551307847" calcext:value-type="float">
            <text:p>0.911758551307847</text:p>
          </table:table-cell>
          <table:table-cell office:value-type="float" office:value="0.0294831627848877" calcext:value-type="float">
            <text:p>0.0294831627848877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295616445982509" calcext:value-type="float">
            <text:p>0.0295616445982509</text:p>
          </table:table-cell>
          <table:table-cell office:value-type="float" office:value="0.915758551307847" calcext:value-type="float">
            <text:p>0.915758551307847</text:p>
          </table:table-cell>
          <table:table-cell office:value-type="float" office:value="0.0342762151702008" calcext:value-type="float">
            <text:p>0.0342762151702008</text:p>
          </table:table-cell>
          <table:table-cell office:value-type="float" office:value="0.912313883299799" calcext:value-type="float">
            <text:p>0.912313883299799</text:p>
          </table:table-cell>
          <table:table-cell office:value-type="float" office:value="0.0353808398237397" calcext:value-type="float">
            <text:p>0.0353808398237397</text:p>
          </table:table-cell>
          <table:table-cell office:value-type="float" office:value="0.918543259557344" calcext:value-type="float">
            <text:p>0.918543259557344</text:p>
          </table:table-cell>
          <table:table-cell office:value-type="float" office:value="0.025223983217329" calcext:value-type="float">
            <text:p>0.025223983217329</text:p>
          </table:table-cell>
          <table:table-cell office:value-type="float" office:value="0.912313883299799" calcext:value-type="float">
            <text:p>0.912313883299799</text:p>
          </table:table-cell>
          <table:table-cell office:value-type="float" office:value="0.0359384590568877" calcext:value-type="float">
            <text:p>0.0359384590568877</text:p>
          </table:table-cell>
          <table:table-cell office:value-type="float" office:value="0.917408450704225" calcext:value-type="float">
            <text:p>0.917408450704225</text:p>
          </table:table-cell>
          <table:table-cell office:value-type="float" office:value="0.0372645235922396" calcext:value-type="float">
            <text:p>0.0372645235922396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ima</text:p>
          </table:table-cell>
          <table:table-cell office:value-type="float" office:value="0.775961293608352" calcext:value-type="float">
            <text:p>0.775961293608352</text:p>
          </table:table-cell>
          <table:table-cell office:value-type="float" office:value="0.0462879760105971" calcext:value-type="float">
            <text:p>0.0462879760105971</text:p>
          </table:table-cell>
          <table:table-cell office:value-type="float" office:value="0.739453357100416" calcext:value-type="float">
            <text:p>0.739453357100416</text:p>
          </table:table-cell>
          <table:table-cell office:value-type="float" office:value="0.0601223646311473" calcext:value-type="float">
            <text:p>0.0601223646311473</text:p>
          </table:table-cell>
          <table:table-cell office:value-type="float" office:value="0.746040234275528" calcext:value-type="float">
            <text:p>0.746040234275528</text:p>
          </table:table-cell>
          <table:table-cell office:value-type="float" office:value="0.0321478211941237" calcext:value-type="float">
            <text:p>0.0321478211941237</text:p>
          </table:table-cell>
          <table:table-cell office:value-type="float" office:value="0.752542229012817" calcext:value-type="float">
            <text:p>0.752542229012817</text:p>
          </table:table-cell>
          <table:table-cell office:value-type="float" office:value="0.0498543939410416" calcext:value-type="float">
            <text:p>0.0498543939410416</text:p>
          </table:table-cell>
          <table:table-cell office:value-type="float" office:value="0.748637636872931" calcext:value-type="float">
            <text:p>0.748637636872931</text:p>
          </table:table-cell>
          <table:table-cell office:value-type="float" office:value="0.0372978348146084" calcext:value-type="float">
            <text:p>0.0372978348146084</text:p>
          </table:table-cell>
          <table:table-cell office:value-type="float" office:value="0.747381376793142" calcext:value-type="float">
            <text:p>0.747381376793142</text:p>
          </table:table-cell>
          <table:table-cell office:value-type="float" office:value="0.0347260396956574" calcext:value-type="float">
            <text:p>0.0347260396956574</text:p>
          </table:table-cell>
          <table:table-cell office:value-type="float" office:value="0.756463797640268" calcext:value-type="float">
            <text:p>0.756463797640268</text:p>
          </table:table-cell>
          <table:table-cell office:value-type="float" office:value="0.0301826958041744" calcext:value-type="float">
            <text:p>0.0301826958041744</text:p>
          </table:table-cell>
          <table:table-cell office:value-type="float" office:value="0.757754010695187" calcext:value-type="float">
            <text:p>0.757754010695187</text:p>
          </table:table-cell>
          <table:table-cell office:value-type="float" office:value="0.029563171254544" calcext:value-type="float">
            <text:p>0.029563171254544</text:p>
          </table:table-cell>
          <table:table-cell office:value-type="float" office:value="0.753866395042866" calcext:value-type="float">
            <text:p>0.753866395042866</text:p>
          </table:table-cell>
          <table:table-cell office:value-type="float" office:value="0.0242100575526079" calcext:value-type="float">
            <text:p>0.0242100575526079</text:p>
          </table:table-cell>
          <table:table-cell office:value-type="float" office:value="0.744724556489262" calcext:value-type="float">
            <text:p>0.744724556489262</text:p>
          </table:table-cell>
          <table:table-cell office:value-type="float" office:value="0.0577466272974969" calcext:value-type="float">
            <text:p>0.0577466272974969</text:p>
          </table:table-cell>
          <table:table-cell office:value-type="float" office:value="0.755199049316696" calcext:value-type="float">
            <text:p>0.755199049316696</text:p>
          </table:table-cell>
          <table:table-cell office:value-type="float" office:value="0.0243673404126" calcext:value-type="float">
            <text:p>0.0243673404126</text:p>
          </table:table-cell>
          <table:table-cell office:value-type="float" office:value="0.765580171462524" calcext:value-type="float">
            <text:p>0.765580171462524</text:p>
          </table:table-cell>
          <table:table-cell office:value-type="float" office:value="0.0381500714969937" calcext:value-type="float">
            <text:p>0.0381500714969937</text:p>
          </table:table-cell>
          <table:table-cell office:value-type="float" office:value="0.753891859774213" calcext:value-type="float">
            <text:p>0.753891859774213</text:p>
          </table:table-cell>
          <table:table-cell office:value-type="float" office:value="0.0268469376878213" calcext:value-type="float">
            <text:p>0.0268469376878213</text:p>
          </table:table-cell>
          <table:table-cell office:value-type="float" office:value="0.761726508785332" calcext:value-type="float">
            <text:p>0.761726508785332</text:p>
          </table:table-cell>
          <table:table-cell office:value-type="float" office:value="0.0207402859196321" calcext:value-type="float">
            <text:p>0.0207402859196321</text:p>
          </table:table-cell>
          <table:table-cell office:value-type="float" office:value="0.756446821152703" calcext:value-type="float">
            <text:p>0.756446821152703</text:p>
          </table:table-cell>
          <table:table-cell office:value-type="float" office:value="0.0433694084337843" calcext:value-type="float">
            <text:p>0.0433694084337843</text:p>
          </table:table-cell>
          <table:table-cell office:value-type="float" office:value="0.74471606824548" calcext:value-type="float">
            <text:p>0.74471606824548</text:p>
          </table:table-cell>
          <table:table-cell office:value-type="float" office:value="0.0441919484880689" calcext:value-type="float">
            <text:p>0.0441919484880689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ima</text:p>
          </table:table-cell>
          <table:table-cell office:value-type="float" office:value="0.768169085816145" calcext:value-type="float">
            <text:p>0.768169085816145</text:p>
          </table:table-cell>
          <table:table-cell office:value-type="float" office:value="0.032042735213386" calcext:value-type="float">
            <text:p>0.032042735213386</text:p>
          </table:table-cell>
          <table:table-cell office:value-type="float" office:value="0.746023257787964" calcext:value-type="float">
            <text:p>0.746023257787964</text:p>
          </table:table-cell>
          <table:table-cell office:value-type="float" office:value="0.0404915519766683" calcext:value-type="float">
            <text:p>0.0404915519766683</text:p>
          </table:table-cell>
          <table:table-cell office:value-type="float" office:value="0.761692555810203" calcext:value-type="float">
            <text:p>0.761692555810203</text:p>
          </table:table-cell>
          <table:table-cell office:value-type="float" office:value="0.0269860747508353" calcext:value-type="float">
            <text:p>0.0269860747508353</text:p>
          </table:table-cell>
          <table:table-cell office:value-type="float" office:value="0.751252015957898" calcext:value-type="float">
            <text:p>0.751252015957898</text:p>
          </table:table-cell>
          <table:table-cell office:value-type="float" office:value="0.0264380520871001" calcext:value-type="float">
            <text:p>0.0264380520871001</text:p>
          </table:table-cell>
          <table:table-cell office:value-type="float" office:value="0.759061200237671" calcext:value-type="float">
            <text:p>0.759061200237671</text:p>
          </table:table-cell>
          <table:table-cell office:value-type="float" office:value="0.0267022395260595" calcext:value-type="float">
            <text:p>0.0267022395260595</text:p>
          </table:table-cell>
          <table:table-cell office:value-type="float" office:value="0.77210763093116" calcext:value-type="float">
            <text:p>0.77210763093116</text:p>
          </table:table-cell>
          <table:table-cell office:value-type="float" office:value="0.0259802769798126" calcext:value-type="float">
            <text:p>0.0259802769798126</text:p>
          </table:table-cell>
          <table:table-cell office:value-type="float" office:value="0.765588659706307" calcext:value-type="float">
            <text:p>0.765588659706307</text:p>
          </table:table-cell>
          <table:table-cell office:value-type="float" office:value="0.0276414123047667" calcext:value-type="float">
            <text:p>0.0276414123047667</text:p>
          </table:table-cell>
          <table:table-cell office:value-type="float" office:value="0.768135132841015" calcext:value-type="float">
            <text:p>0.768135132841015</text:p>
          </table:table-cell>
          <table:table-cell office:value-type="float" office:value="0.0470196838593628" calcext:value-type="float">
            <text:p>0.0470196838593628</text:p>
          </table:table-cell>
          <table:table-cell office:value-type="float" office:value="0.766853408029879" calcext:value-type="float">
            <text:p>0.766853408029879</text:p>
          </table:table-cell>
          <table:table-cell office:value-type="float" office:value="0.0320909728578052" calcext:value-type="float">
            <text:p>0.0320909728578052</text:p>
          </table:table-cell>
          <table:table-cell office:value-type="float" office:value="0.77077497665733" calcext:value-type="float">
            <text:p>0.77077497665733</text:p>
          </table:table-cell>
          <table:table-cell office:value-type="float" office:value="0.0354165550905359" calcext:value-type="float">
            <text:p>0.0354165550905359</text:p>
          </table:table-cell>
          <table:table-cell office:value-type="float" office:value="0.752559205500382" calcext:value-type="float">
            <text:p>0.752559205500382</text:p>
          </table:table-cell>
          <table:table-cell office:value-type="float" office:value="0.0249498674932005" calcext:value-type="float">
            <text:p>0.0249498674932005</text:p>
          </table:table-cell>
          <table:table-cell office:value-type="float" office:value="0.75776249893897" calcext:value-type="float">
            <text:p>0.75776249893897</text:p>
          </table:table-cell>
          <table:table-cell office:value-type="float" office:value="0.0279729587682524" calcext:value-type="float">
            <text:p>0.0279729587682524</text:p>
          </table:table-cell>
          <table:table-cell office:value-type="float" office:value="0.76297428062134" calcext:value-type="float">
            <text:p>0.76297428062134</text:p>
          </table:table-cell>
          <table:table-cell office:value-type="float" office:value="0.0252221990194654" calcext:value-type="float">
            <text:p>0.0252221990194654</text:p>
          </table:table-cell>
          <table:table-cell office:value-type="float" office:value="0.773406332229862" calcext:value-type="float">
            <text:p>0.773406332229862</text:p>
          </table:table-cell>
          <table:table-cell office:value-type="float" office:value="0.0284261450005664" calcext:value-type="float">
            <text:p>0.0284261450005664</text:p>
          </table:table-cell>
          <table:table-cell office:value-type="float" office:value="0.759078176725236" calcext:value-type="float">
            <text:p>0.759078176725236</text:p>
          </table:table-cell>
          <table:table-cell office:value-type="float" office:value="0.0313208949423552" calcext:value-type="float">
            <text:p>0.0313208949423552</text:p>
          </table:table-cell>
          <table:table-cell office:value-type="float" office:value="0.755148119854002" calcext:value-type="float">
            <text:p>0.755148119854002</text:p>
          </table:table-cell>
          <table:table-cell office:value-type="float" office:value="0.0313694645304773" calcext:value-type="float">
            <text:p>0.0313694645304773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ima</text:p>
          </table:table-cell>
          <table:table-cell office:value-type="float" office:value="0.769442322383499" calcext:value-type="float">
            <text:p>0.769442322383499</text:p>
          </table:table-cell>
          <table:table-cell office:value-type="float" office:value="0.0402227413244789" calcext:value-type="float">
            <text:p>0.0402227413244789</text:p>
          </table:table-cell>
          <table:table-cell office:value-type="float" office:value="0.749961802902979" calcext:value-type="float">
            <text:p>0.749961802902979</text:p>
          </table:table-cell>
          <table:table-cell office:value-type="float" office:value="0.0251133625814419" calcext:value-type="float">
            <text:p>0.0251133625814419</text:p>
          </table:table-cell>
          <table:table-cell office:value-type="float" office:value="0.760385366267719" calcext:value-type="float">
            <text:p>0.760385366267719</text:p>
          </table:table-cell>
          <table:table-cell office:value-type="float" office:value="0.0346194768280019" calcext:value-type="float">
            <text:p>0.0346194768280019</text:p>
          </table:table-cell>
          <table:table-cell office:value-type="float" office:value="0.762965792377557" calcext:value-type="float">
            <text:p>0.762965792377557</text:p>
          </table:table-cell>
          <table:table-cell office:value-type="float" office:value="0.0338990319299727" calcext:value-type="float">
            <text:p>0.0338990319299727</text:p>
          </table:table-cell>
          <table:table-cell office:value-type="float" office:value="0.761667091078856" calcext:value-type="float">
            <text:p>0.761667091078856</text:p>
          </table:table-cell>
          <table:table-cell office:value-type="float" office:value="0.0225967229091223" calcext:value-type="float">
            <text:p>0.0225967229091223</text:p>
          </table:table-cell>
          <table:table-cell office:value-type="float" office:value="0.772116119174943" calcext:value-type="float">
            <text:p>0.772116119174943</text:p>
          </table:table-cell>
          <table:table-cell office:value-type="float" office:value="0.0197792381985468" calcext:value-type="float">
            <text:p>0.0197792381985468</text:p>
          </table:table-cell>
          <table:table-cell office:value-type="float" office:value="0.769493251846193" calcext:value-type="float">
            <text:p>0.769493251846193</text:p>
          </table:table-cell>
          <table:table-cell office:value-type="float" office:value="0.0340714764245379" calcext:value-type="float">
            <text:p>0.0340714764245379</text:p>
          </table:table-cell>
          <table:table-cell office:value-type="float" office:value="0.769501740089975" calcext:value-type="float">
            <text:p>0.769501740089975</text:p>
          </table:table-cell>
          <table:table-cell office:value-type="float" office:value="0.0253691653840054" calcext:value-type="float">
            <text:p>0.0253691653840054</text:p>
          </table:table-cell>
          <table:table-cell office:value-type="float" office:value="0.773414820473644" calcext:value-type="float">
            <text:p>0.773414820473644</text:p>
          </table:table-cell>
          <table:table-cell office:value-type="float" office:value="0.0243864488791699" calcext:value-type="float">
            <text:p>0.0243864488791699</text:p>
          </table:table-cell>
          <table:table-cell office:value-type="float" office:value="0.76689584924879" calcext:value-type="float">
            <text:p>0.76689584924879</text:p>
          </table:table-cell>
          <table:table-cell office:value-type="float" office:value="0.0253724774029847" calcext:value-type="float">
            <text:p>0.0253724774029847</text:p>
          </table:table-cell>
          <table:table-cell office:value-type="float" office:value="0.752584670231729" calcext:value-type="float">
            <text:p>0.752584670231729</text:p>
          </table:table-cell>
          <table:table-cell office:value-type="float" office:value="0.0169745404621447" calcext:value-type="float">
            <text:p>0.0169745404621447</text:p>
          </table:table-cell>
          <table:table-cell office:value-type="float" office:value="0.761667091078856" calcext:value-type="float">
            <text:p>0.761667091078856</text:p>
          </table:table-cell>
          <table:table-cell office:value-type="float" office:value="0.0365988720534435" calcext:value-type="float">
            <text:p>0.0365988720534435</text:p>
          </table:table-cell>
          <table:table-cell office:value-type="float" office:value="0.766887361005008" calcext:value-type="float">
            <text:p>0.766887361005008</text:p>
          </table:table-cell>
          <table:table-cell office:value-type="float" office:value="0.0314307472193883" calcext:value-type="float">
            <text:p>0.0314307472193883</text:p>
          </table:table-cell>
          <table:table-cell office:value-type="float" office:value="0.770825906120024" calcext:value-type="float">
            <text:p>0.770825906120024</text:p>
          </table:table-cell>
          <table:table-cell office:value-type="float" office:value="0.0258008823327736" calcext:value-type="float">
            <text:p>0.0258008823327736</text:p>
          </table:table-cell>
          <table:table-cell office:value-type="float" office:value="0.760376878023937" calcext:value-type="float">
            <text:p>0.760376878023937</text:p>
          </table:table-cell>
          <table:table-cell office:value-type="float" office:value="0.0278874819592678" calcext:value-type="float">
            <text:p>0.0278874819592678</text:p>
          </table:table-cell>
          <table:table-cell office:value-type="float" office:value="0.759052711993888" calcext:value-type="float">
            <text:p>0.759052711993888</text:p>
          </table:table-cell>
          <table:table-cell office:value-type="float" office:value="0.0376656121991148" calcext:value-type="float">
            <text:p>0.0376656121991148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ima</text:p>
          </table:table-cell>
          <table:table-cell office:value-type="float" office:value="0.768143621084797" calcext:value-type="float">
            <text:p>0.768143621084797</text:p>
          </table:table-cell>
          <table:table-cell office:value-type="float" office:value="0.0399318645756432" calcext:value-type="float">
            <text:p>0.0399318645756432</text:p>
          </table:table-cell>
          <table:table-cell office:value-type="float" office:value="0.761692555810203" calcext:value-type="float">
            <text:p>0.761692555810203</text:p>
          </table:table-cell>
          <table:table-cell office:value-type="float" office:value="0.0324040165565829" calcext:value-type="float">
            <text:p>0.0324040165565829</text:p>
          </table:table-cell>
          <table:table-cell office:value-type="float" office:value="0.762965792377557" calcext:value-type="float">
            <text:p>0.762965792377557</text:p>
          </table:table-cell>
          <table:table-cell office:value-type="float" office:value="0.0339397892654121" calcext:value-type="float">
            <text:p>0.0339397892654121</text:p>
          </table:table-cell>
          <table:table-cell office:value-type="float" office:value="0.766870384517443" calcext:value-type="float">
            <text:p>0.766870384517443</text:p>
          </table:table-cell>
          <table:table-cell office:value-type="float" office:value="0.0312762700867157" calcext:value-type="float">
            <text:p>0.0312762700867157</text:p>
          </table:table-cell>
          <table:table-cell office:value-type="float" office:value="0.759061200237671" calcext:value-type="float">
            <text:p>0.759061200237671</text:p>
          </table:table-cell>
          <table:table-cell office:value-type="float" office:value="0.0241494265036231" calcext:value-type="float">
            <text:p>0.0241494265036231</text:p>
          </table:table-cell>
          <table:table-cell office:value-type="float" office:value="0.768211527035056" calcext:value-type="float">
            <text:p>0.768211527035056</text:p>
          </table:table-cell>
          <table:table-cell office:value-type="float" office:value="0.0211141459750955" calcext:value-type="float">
            <text:p>0.0211141459750955</text:p>
          </table:table-cell>
          <table:table-cell office:value-type="float" office:value="0.768160597572362" calcext:value-type="float">
            <text:p>0.768160597572362</text:p>
          </table:table-cell>
          <table:table-cell office:value-type="float" office:value="0.0387461087231562" calcext:value-type="float">
            <text:p>0.0387461087231562</text:p>
          </table:table-cell>
          <table:table-cell office:value-type="float" office:value="0.764264493676258" calcext:value-type="float">
            <text:p>0.764264493676258</text:p>
          </table:table-cell>
          <table:table-cell office:value-type="float" office:value="0.0354299869967122" calcext:value-type="float">
            <text:p>0.0354299869967122</text:p>
          </table:table-cell>
          <table:table-cell office:value-type="float" office:value="0.772116119174943" calcext:value-type="float">
            <text:p>0.772116119174943</text:p>
          </table:table-cell>
          <table:table-cell office:value-type="float" office:value="0.0278660233095329" calcext:value-type="float">
            <text:p>0.0278660233095329</text:p>
          </table:table-cell>
          <table:table-cell office:value-type="float" office:value="0.770791953144894" calcext:value-type="float">
            <text:p>0.770791953144894</text:p>
          </table:table-cell>
          <table:table-cell office:value-type="float" office:value="0.02861163999718" calcext:value-type="float">
            <text:p>0.02861163999718</text:p>
          </table:table-cell>
          <table:table-cell office:value-type="float" office:value="0.764315423138952" calcext:value-type="float">
            <text:p>0.764315423138952</text:p>
          </table:table-cell>
          <table:table-cell office:value-type="float" office:value="0.0169698389068732" calcext:value-type="float">
            <text:p>0.0169698389068732</text:p>
          </table:table-cell>
          <table:table-cell office:value-type="float" office:value="0.769493251846193" calcext:value-type="float">
            <text:p>0.769493251846193</text:p>
          </table:table-cell>
          <table:table-cell office:value-type="float" office:value="0.0293758606697419" calcext:value-type="float">
            <text:p>0.0293758606697419</text:p>
          </table:table-cell>
          <table:table-cell office:value-type="float" office:value="0.769510228333758" calcext:value-type="float">
            <text:p>0.769510228333758</text:p>
          </table:table-cell>
          <table:table-cell office:value-type="float" office:value="0.0265458781204549" calcext:value-type="float">
            <text:p>0.0265458781204549</text:p>
          </table:table-cell>
          <table:table-cell office:value-type="float" office:value="0.766904337492573" calcext:value-type="float">
            <text:p>0.766904337492573</text:p>
          </table:table-cell>
          <table:table-cell office:value-type="float" office:value="0.0271753812468212" calcext:value-type="float">
            <text:p>0.0271753812468212</text:p>
          </table:table-cell>
          <table:table-cell office:value-type="float" office:value="0.762982768865122" calcext:value-type="float">
            <text:p>0.762982768865122</text:p>
          </table:table-cell>
          <table:table-cell office:value-type="float" office:value="0.0263609274555833" calcext:value-type="float">
            <text:p>0.0263609274555833</text:p>
          </table:table-cell>
          <table:table-cell office:value-type="float" office:value="0.760342925048807" calcext:value-type="float">
            <text:p>0.760342925048807</text:p>
          </table:table-cell>
          <table:table-cell office:value-type="float" office:value="0.038146775745006" calcext:value-type="float">
            <text:p>0.038146775745006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ima</text:p>
          </table:table-cell>
          <table:table-cell office:value-type="float" office:value="0.769450810627281" calcext:value-type="float">
            <text:p>0.769450810627281</text:p>
          </table:table-cell>
          <table:table-cell office:value-type="float" office:value="0.0382439705228459" calcext:value-type="float">
            <text:p>0.0382439705228459</text:p>
          </table:table-cell>
          <table:table-cell office:value-type="float" office:value="0.761692555810203" calcext:value-type="float">
            <text:p>0.761692555810203</text:p>
          </table:table-cell>
          <table:table-cell office:value-type="float" office:value="0.0307344468397639" calcext:value-type="float">
            <text:p>0.0307344468397639</text:p>
          </table:table-cell>
          <table:table-cell office:value-type="float" office:value="0.76556319497496" calcext:value-type="float">
            <text:p>0.76556319497496</text:p>
          </table:table-cell>
          <table:table-cell office:value-type="float" office:value="0.0414733497804711" calcext:value-type="float">
            <text:p>0.0414733497804711</text:p>
          </table:table-cell>
          <table:table-cell office:value-type="float" office:value="0.760359901536372" calcext:value-type="float">
            <text:p>0.760359901536372</text:p>
          </table:table-cell>
          <table:table-cell office:value-type="float" office:value="0.0322858807477711" calcext:value-type="float">
            <text:p>0.0322858807477711</text:p>
          </table:table-cell>
          <table:table-cell office:value-type="float" office:value="0.760376878023937" calcext:value-type="float">
            <text:p>0.760376878023937</text:p>
          </table:table-cell>
          <table:table-cell office:value-type="float" office:value="0.0270750362292487" calcext:value-type="float">
            <text:p>0.0270750362292487</text:p>
          </table:table-cell>
          <table:table-cell office:value-type="float" office:value="0.766904337492573" calcext:value-type="float">
            <text:p>0.766904337492573</text:p>
          </table:table-cell>
          <table:table-cell office:value-type="float" office:value="0.0235138984577536" calcext:value-type="float">
            <text:p>0.0235138984577536</text:p>
          </table:table-cell>
          <table:table-cell office:value-type="float" office:value="0.769484763602411" calcext:value-type="float">
            <text:p>0.769484763602411</text:p>
          </table:table-cell>
          <table:table-cell office:value-type="float" office:value="0.0338661859741676" calcext:value-type="float">
            <text:p>0.0338661859741676</text:p>
          </table:table-cell>
          <table:table-cell office:value-type="float" office:value="0.764289958407606" calcext:value-type="float">
            <text:p>0.764289958407606</text:p>
          </table:table-cell>
          <table:table-cell office:value-type="float" office:value="0.0274188242116135" calcext:value-type="float">
            <text:p>0.0274188242116135</text:p>
          </table:table-cell>
          <table:table-cell office:value-type="float" office:value="0.762999745352687" calcext:value-type="float">
            <text:p>0.762999745352687</text:p>
          </table:table-cell>
          <table:table-cell office:value-type="float" office:value="0.0240066232785838" calcext:value-type="float">
            <text:p>0.0240066232785838</text:p>
          </table:table-cell>
          <table:table-cell office:value-type="float" office:value="0.768177574059927" calcext:value-type="float">
            <text:p>0.768177574059927</text:p>
          </table:table-cell>
          <table:table-cell office:value-type="float" office:value="0.0332258964156333" calcext:value-type="float">
            <text:p>0.0332258964156333</text:p>
          </table:table-cell>
          <table:table-cell office:value-type="float" office:value="0.759086664969018" calcext:value-type="float">
            <text:p>0.759086664969018</text:p>
          </table:table-cell>
          <table:table-cell office:value-type="float" office:value="0.0294215557903188" calcext:value-type="float">
            <text:p>0.0294215557903188</text:p>
          </table:table-cell>
          <table:table-cell office:value-type="float" office:value="0.764298446651388" calcext:value-type="float">
            <text:p>0.764298446651388</text:p>
          </table:table-cell>
          <table:table-cell office:value-type="float" office:value="0.0230651840330829" calcext:value-type="float">
            <text:p>0.0230651840330829</text:p>
          </table:table-cell>
          <table:table-cell office:value-type="float" office:value="0.770817417876241" calcext:value-type="float">
            <text:p>0.770817417876241</text:p>
          </table:table-cell>
          <table:table-cell office:value-type="float" office:value="0.0225033132274641" calcext:value-type="float">
            <text:p>0.0225033132274641</text:p>
          </table:table-cell>
          <table:table-cell office:value-type="float" office:value="0.764298446651388" calcext:value-type="float">
            <text:p>0.764298446651388</text:p>
          </table:table-cell>
          <table:table-cell office:value-type="float" office:value="0.0260157159794411" calcext:value-type="float">
            <text:p>0.0260157159794411</text:p>
          </table:table-cell>
          <table:table-cell office:value-type="float" office:value="0.761675579322638" calcext:value-type="float">
            <text:p>0.761675579322638</text:p>
          </table:table-cell>
          <table:table-cell office:value-type="float" office:value="0.0291088693139578" calcext:value-type="float">
            <text:p>0.0291088693139578</text:p>
          </table:table-cell>
          <table:table-cell office:value-type="float" office:value="0.76035141329259" calcext:value-type="float">
            <text:p>0.76035141329259</text:p>
          </table:table-cell>
          <table:table-cell office:value-type="float" office:value="0.0342579199083895" calcext:value-type="float">
            <text:p>0.03425791990838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ima</text:p>
          </table:table-cell>
          <table:table-cell office:value-type="float" office:value="0.770233426704015" calcext:value-type="float">
            <text:p>0.770233426704015</text:p>
          </table:table-cell>
          <table:table-cell office:value-type="float" office:value="0.0393458575293902" calcext:value-type="float">
            <text:p>0.0393458575293902</text:p>
          </table:table-cell>
          <table:table-cell office:value-type="float" office:value="0.751764705882353" calcext:value-type="float">
            <text:p>0.751764705882353</text:p>
          </table:table-cell>
          <table:table-cell office:value-type="float" office:value="0.0377731485171209" calcext:value-type="float">
            <text:p>0.0377731485171209</text:p>
          </table:table-cell>
          <table:table-cell office:value-type="float" office:value="0.759329428741193" calcext:value-type="float">
            <text:p>0.759329428741193</text:p>
          </table:table-cell>
          <table:table-cell office:value-type="float" office:value="0.0338333023637688" calcext:value-type="float">
            <text:p>0.0338333023637688</text:p>
          </table:table-cell>
          <table:table-cell office:value-type="float" office:value="0.758798064680418" calcext:value-type="float">
            <text:p>0.758798064680418</text:p>
          </table:table-cell>
          <table:table-cell office:value-type="float" office:value="0.0347507257585202" calcext:value-type="float">
            <text:p>0.0347507257585202</text:p>
          </table:table-cell>
          <table:table-cell office:value-type="float" office:value="0.757760801290213" calcext:value-type="float">
            <text:p>0.757760801290213</text:p>
          </table:table-cell>
          <table:table-cell office:value-type="float" office:value="0.0275642519965324" calcext:value-type="float">
            <text:p>0.0275642519965324</text:p>
          </table:table-cell>
          <table:table-cell office:value-type="float" office:value="0.765344198285375" calcext:value-type="float">
            <text:p>0.765344198285375</text:p>
          </table:table-cell>
          <table:table-cell office:value-type="float" office:value="0.0250227198613732" calcext:value-type="float">
            <text:p>0.0250227198613732</text:p>
          </table:table-cell>
          <table:table-cell office:value-type="float" office:value="0.765838214073508" calcext:value-type="float">
            <text:p>0.765838214073508</text:p>
          </table:table-cell>
          <table:table-cell office:value-type="float" office:value="0.0329015758461606" calcext:value-type="float">
            <text:p>0.0329015758461606</text:p>
          </table:table-cell>
          <table:table-cell office:value-type="float" office:value="0.764789067142008" calcext:value-type="float">
            <text:p>0.764789067142008</text:p>
          </table:table-cell>
          <table:table-cell office:value-type="float" office:value="0.0329601663412476" calcext:value-type="float">
            <text:p>0.0329601663412476</text:p>
          </table:table-cell>
          <table:table-cell office:value-type="float" office:value="0.765850097614803" calcext:value-type="float">
            <text:p>0.765850097614803</text:p>
          </table:table-cell>
          <table:table-cell office:value-type="float" office:value="0.0265120251755399" calcext:value-type="float">
            <text:p>0.0265120251755399</text:p>
          </table:table-cell>
          <table:table-cell office:value-type="float" office:value="0.764272981920041" calcext:value-type="float">
            <text:p>0.764272981920041</text:p>
          </table:table-cell>
          <table:table-cell office:value-type="float" office:value="0.0360746392407662" calcext:value-type="float">
            <text:p>0.0360746392407662</text:p>
          </table:table-cell>
          <table:table-cell office:value-type="float" office:value="0.756749002631355" calcext:value-type="float">
            <text:p>0.756749002631355</text:p>
          </table:table-cell>
          <table:table-cell office:value-type="float" office:value="0.0225366286130274" calcext:value-type="float">
            <text:p>0.0225366286130274</text:p>
          </table:table-cell>
          <table:table-cell office:value-type="float" office:value="0.763760291995586" calcext:value-type="float">
            <text:p>0.763760291995586</text:p>
          </table:table-cell>
          <table:table-cell office:value-type="float" office:value="0.0310325894043029" calcext:value-type="float">
            <text:p>0.0310325894043029</text:p>
          </table:table-cell>
          <table:table-cell office:value-type="float" office:value="0.764816229522112" calcext:value-type="float">
            <text:p>0.764816229522112</text:p>
          </table:table-cell>
          <table:table-cell office:value-type="float" office:value="0.0265098150549188" calcext:value-type="float">
            <text:p>0.0265098150549188</text:p>
          </table:table-cell>
          <table:table-cell office:value-type="float" office:value="0.767432306255836" calcext:value-type="float">
            <text:p>0.767432306255836</text:p>
          </table:table-cell>
          <table:table-cell office:value-type="float" office:value="0.0256316820958469" calcext:value-type="float">
            <text:p>0.0256316820958469</text:p>
          </table:table-cell>
          <table:table-cell office:value-type="float" office:value="0.760112044817927" calcext:value-type="float">
            <text:p>0.760112044817927</text:p>
          </table:table-cell>
          <table:table-cell office:value-type="float" office:value="0.0316095164209897" calcext:value-type="float">
            <text:p>0.0316095164209897</text:p>
          </table:table-cell>
          <table:table-cell office:value-type="float" office:value="0.755922247686954" calcext:value-type="float">
            <text:p>0.755922247686954</text:p>
          </table:table-cell>
          <table:table-cell office:value-type="float" office:value="0.0371263441742113" calcext:value-type="float">
            <text:p>0.0371263441742113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44783974195739" calcext:value-type="float">
            <text:p>0.744783974195739</text:p>
          </table:table-cell>
          <table:table-cell office:value-type="float" office:value="0.0267184175962153" calcext:value-type="float">
            <text:p>0.0267184175962153</text:p>
          </table:table-cell>
          <table:table-cell office:value-type="float" office:value="0.742152618623207" calcext:value-type="float">
            <text:p>0.742152618623207</text:p>
          </table:table-cell>
          <table:table-cell office:value-type="float" office:value="0.0331332972141112" calcext:value-type="float">
            <text:p>0.0331332972141112</text:p>
          </table:table-cell>
          <table:table-cell office:value-type="float" office:value="0.748663101604278" calcext:value-type="float">
            <text:p>0.748663101604278</text:p>
          </table:table-cell>
          <table:table-cell office:value-type="float" office:value="0.0282723032713467" calcext:value-type="float">
            <text:p>0.0282723032713467</text:p>
          </table:table-cell>
          <table:table-cell office:value-type="float" office:value="0.751260504201681" calcext:value-type="float">
            <text:p>0.751260504201681</text:p>
          </table:table-cell>
          <table:table-cell office:value-type="float" office:value="0.020911538393826" calcext:value-type="float">
            <text:p>0.020911538393826</text:p>
          </table:table-cell>
          <table:table-cell office:value-type="float" office:value="0.738273491214668" calcext:value-type="float">
            <text:p>0.738273491214668</text:p>
          </table:table-cell>
          <table:table-cell office:value-type="float" office:value="0.0356666039706441" calcext:value-type="float">
            <text:p>0.0356666039706441</text:p>
          </table:table-cell>
          <table:table-cell office:value-type="float" office:value="0.757779475426534" calcext:value-type="float">
            <text:p>0.757779475426534</text:p>
          </table:table-cell>
          <table:table-cell office:value-type="float" office:value="0.0249668636397286" calcext:value-type="float">
            <text:p>0.0249668636397286</text:p>
          </table:table-cell>
          <table:table-cell office:value-type="float" office:value="0.747372888549359" calcext:value-type="float">
            <text:p>0.747372888549359</text:p>
          </table:table-cell>
          <table:table-cell office:value-type="float" office:value="0.0291074615097353" calcext:value-type="float">
            <text:p>0.0291074615097353</text:p>
          </table:table-cell>
          <table:table-cell office:value-type="float" office:value="0.719964349376114" calcext:value-type="float">
            <text:p>0.719964349376114</text:p>
          </table:table-cell>
          <table:table-cell office:value-type="float" office:value="0.038746548039085" calcext:value-type="float">
            <text:p>0.038746548039085</text:p>
          </table:table-cell>
          <table:table-cell office:value-type="float" office:value="0.746074187250658" calcext:value-type="float">
            <text:p>0.746074187250658</text:p>
          </table:table-cell>
          <table:table-cell office:value-type="float" office:value="0.0227629591342516" calcext:value-type="float">
            <text:p>0.0227629591342516</text:p>
          </table:table-cell>
          <table:table-cell office:value-type="float" office:value="0.744750021220609" calcext:value-type="float">
            <text:p>0.744750021220609</text:p>
          </table:table-cell>
          <table:table-cell office:value-type="float" office:value="0.0393459216482272" calcext:value-type="float">
            <text:p>0.0393459216482272</text:p>
          </table:table-cell>
          <table:table-cell office:value-type="float" office:value="0.749944826415415" calcext:value-type="float">
            <text:p>0.749944826415415</text:p>
          </table:table-cell>
          <table:table-cell office:value-type="float" office:value="0.0244727712437461" calcext:value-type="float">
            <text:p>0.0244727712437461</text:p>
          </table:table-cell>
          <table:table-cell office:value-type="float" office:value="0.753891859774213" calcext:value-type="float">
            <text:p>0.753891859774213</text:p>
          </table:table-cell>
          <table:table-cell office:value-type="float" office:value="0.0224711605628951" calcext:value-type="float">
            <text:p>0.0224711605628951</text:p>
          </table:table-cell>
          <table:table-cell office:value-type="float" office:value="0.753866395042866" calcext:value-type="float">
            <text:p>0.753866395042866</text:p>
          </table:table-cell>
          <table:table-cell office:value-type="float" office:value="0.0340718755681205" calcext:value-type="float">
            <text:p>0.0340718755681205</text:p>
          </table:table-cell>
          <table:table-cell office:value-type="float" office:value="0.743451319921908" calcext:value-type="float">
            <text:p>0.743451319921908</text:p>
          </table:table-cell>
          <table:table-cell office:value-type="float" office:value="0.0193789923857362" calcext:value-type="float">
            <text:p>0.0193789923857362</text:p>
          </table:table-cell>
          <table:table-cell office:value-type="float" office:value="0.74608267549444" calcext:value-type="float">
            <text:p>0.74608267549444</text:p>
          </table:table-cell>
          <table:table-cell office:value-type="float" office:value="0.0191421518869678" calcext:value-type="float">
            <text:p>0.0191421518869678</text:p>
          </table:table-cell>
          <table:table-cell office:value-type="float" office:value="0.752593158475511" calcext:value-type="float">
            <text:p>0.752593158475511</text:p>
          </table:table-cell>
          <table:table-cell office:value-type="float" office:value="0.0336923887291116" calcext:value-type="float">
            <text:p>0.0336923887291116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56455309396486" calcext:value-type="float">
            <text:p>0.756455309396486</text:p>
          </table:table-cell>
          <table:table-cell office:value-type="float" office:value="0.0326452244443386" calcext:value-type="float">
            <text:p>0.0326452244443386</text:p>
          </table:table-cell>
          <table:table-cell office:value-type="float" office:value="0.748680078091843" calcext:value-type="float">
            <text:p>0.748680078091843</text:p>
          </table:table-cell>
          <table:table-cell office:value-type="float" office:value="0.0357611231702186" calcext:value-type="float">
            <text:p>0.0357611231702186</text:p>
          </table:table-cell>
          <table:table-cell office:value-type="float" office:value="0.752567693744164" calcext:value-type="float">
            <text:p>0.752567693744164</text:p>
          </table:table-cell>
          <table:table-cell office:value-type="float" office:value="0.0326484852268226" calcext:value-type="float">
            <text:p>0.0326484852268226</text:p>
          </table:table-cell>
          <table:table-cell office:value-type="float" office:value="0.751252015957898" calcext:value-type="float">
            <text:p>0.751252015957898</text:p>
          </table:table-cell>
          <table:table-cell office:value-type="float" office:value="0.0243232621371661" calcext:value-type="float">
            <text:p>0.0243232621371661</text:p>
          </table:table-cell>
          <table:table-cell office:value-type="float" office:value="0.76430693489517" calcext:value-type="float">
            <text:p>0.76430693489517</text:p>
          </table:table-cell>
          <table:table-cell office:value-type="float" office:value="0.0157961347719413" calcext:value-type="float">
            <text:p>0.0157961347719413</text:p>
          </table:table-cell>
          <table:table-cell office:value-type="float" office:value="0.76294032764621" calcext:value-type="float">
            <text:p>0.76294032764621</text:p>
          </table:table-cell>
          <table:table-cell office:value-type="float" office:value="0.0427242556998992" calcext:value-type="float">
            <text:p>0.0427242556998992</text:p>
          </table:table-cell>
          <table:table-cell office:value-type="float" office:value="0.755148119854002" calcext:value-type="float">
            <text:p>0.755148119854002</text:p>
          </table:table-cell>
          <table:table-cell office:value-type="float" office:value="0.0464421112563834" calcext:value-type="float">
            <text:p>0.0464421112563834</text:p>
          </table:table-cell>
          <table:table-cell office:value-type="float" office:value="0.755148119854002" calcext:value-type="float">
            <text:p>0.755148119854002</text:p>
          </table:table-cell>
          <table:table-cell office:value-type="float" office:value="0.0313694645304773" calcext:value-type="float">
            <text:p>0.0313694645304773</text:p>
          </table:table-cell>
          <table:table-cell office:value-type="float" office:value="0.749910873440285" calcext:value-type="float">
            <text:p>0.749910873440285</text:p>
          </table:table-cell>
          <table:table-cell office:value-type="float" office:value="0.0407630022733598" calcext:value-type="float">
            <text:p>0.0407630022733598</text:p>
          </table:table-cell>
          <table:table-cell office:value-type="float" office:value="0.746040234275528" calcext:value-type="float">
            <text:p>0.746040234275528</text:p>
          </table:table-cell>
          <table:table-cell office:value-type="float" office:value="0.0393205513379828" calcext:value-type="float">
            <text:p>0.0393205513379828</text:p>
          </table:table-cell>
          <table:table-cell office:value-type="float" office:value="0.766878872761226" calcext:value-type="float">
            <text:p>0.766878872761226</text:p>
          </table:table-cell>
          <table:table-cell office:value-type="float" office:value="0.0308675688316349" calcext:value-type="float">
            <text:p>0.0308675688316349</text:p>
          </table:table-cell>
          <table:table-cell office:value-type="float" office:value="0.753857906799083" calcext:value-type="float">
            <text:p>0.753857906799083</text:p>
          </table:table-cell>
          <table:table-cell office:value-type="float" office:value="0.0335118320906297" calcext:value-type="float">
            <text:p>0.0335118320906297</text:p>
          </table:table-cell>
          <table:table-cell office:value-type="float" office:value="0.757770987182752" calcext:value-type="float">
            <text:p>0.757770987182752</text:p>
          </table:table-cell>
          <table:table-cell office:value-type="float" office:value="0.0308097175491788" calcext:value-type="float">
            <text:p>0.0308097175491788</text:p>
          </table:table-cell>
          <table:table-cell office:value-type="float" office:value="0.752576181987947" calcext:value-type="float">
            <text:p>0.752576181987947</text:p>
          </table:table-cell>
          <table:table-cell office:value-type="float" office:value="0.0271036848053189" calcext:value-type="float">
            <text:p>0.0271036848053189</text:p>
          </table:table-cell>
          <table:table-cell office:value-type="float" office:value="0.756472285884051" calcext:value-type="float">
            <text:p>0.756472285884051</text:p>
          </table:table-cell>
          <table:table-cell office:value-type="float" office:value="0.0331990314203646" calcext:value-type="float">
            <text:p>0.0331990314203646</text:p>
          </table:table-cell>
          <table:table-cell office:value-type="float" office:value="0.753891859774213" calcext:value-type="float">
            <text:p>0.753891859774213</text:p>
          </table:table-cell>
          <table:table-cell office:value-type="float" office:value="0.0255879794776897" calcext:value-type="float">
            <text:p>0.0255879794776897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48697054579407" calcext:value-type="float">
            <text:p>0.748697054579407</text:p>
          </table:table-cell>
          <table:table-cell office:value-type="float" office:value="0.0436890905220832" calcext:value-type="float">
            <text:p>0.0436890905220832</text:p>
          </table:table-cell>
          <table:table-cell office:value-type="float" office:value="0.748688566335625" calcext:value-type="float">
            <text:p>0.748688566335625</text:p>
          </table:table-cell>
          <table:table-cell office:value-type="float" office:value="0.0347615036028633" calcext:value-type="float">
            <text:p>0.0347615036028633</text:p>
          </table:table-cell>
          <table:table-cell office:value-type="float" office:value="0.761692555810203" calcext:value-type="float">
            <text:p>0.761692555810203</text:p>
          </table:table-cell>
          <table:table-cell office:value-type="float" office:value="0.0310755375792097" calcext:value-type="float">
            <text:p>0.0310755375792097</text:p>
          </table:table-cell>
          <table:table-cell office:value-type="float" office:value="0.756480774127833" calcext:value-type="float">
            <text:p>0.756480774127833</text:p>
          </table:table-cell>
          <table:table-cell office:value-type="float" office:value="0.028594492104807" calcext:value-type="float">
            <text:p>0.028594492104807</text:p>
          </table:table-cell>
          <table:table-cell office:value-type="float" office:value="0.753866395042866" calcext:value-type="float">
            <text:p>0.753866395042866</text:p>
          </table:table-cell>
          <table:table-cell office:value-type="float" office:value="0.0274734306744795" calcext:value-type="float">
            <text:p>0.0274734306744795</text:p>
          </table:table-cell>
          <table:table-cell office:value-type="float" office:value="0.761675579322638" calcext:value-type="float">
            <text:p>0.761675579322638</text:p>
          </table:table-cell>
          <table:table-cell office:value-type="float" office:value="0.0291088693139578" calcext:value-type="float">
            <text:p>0.0291088693139578</text:p>
          </table:table-cell>
          <table:table-cell office:value-type="float" office:value="0.759078176725236" calcext:value-type="float">
            <text:p>0.759078176725236</text:p>
          </table:table-cell>
          <table:table-cell office:value-type="float" office:value="0.0360172272579266" calcext:value-type="float">
            <text:p>0.0360172272579266</text:p>
          </table:table-cell>
          <table:table-cell office:value-type="float" office:value="0.753849418555301" calcext:value-type="float">
            <text:p>0.753849418555301</text:p>
          </table:table-cell>
          <table:table-cell office:value-type="float" office:value="0.0391770889470723" calcext:value-type="float">
            <text:p>0.0391770889470723</text:p>
          </table:table-cell>
          <table:table-cell office:value-type="float" office:value="0.756455309396486" calcext:value-type="float">
            <text:p>0.756455309396486</text:p>
          </table:table-cell>
          <table:table-cell office:value-type="float" office:value="0.0348719844810524" calcext:value-type="float">
            <text:p>0.0348719844810524</text:p>
          </table:table-cell>
          <table:table-cell office:value-type="float" office:value="0.749970291146762" calcext:value-type="float">
            <text:p>0.749970291146762</text:p>
          </table:table-cell>
          <table:table-cell office:value-type="float" office:value="0.0364301737269828" calcext:value-type="float">
            <text:p>0.0364301737269828</text:p>
          </table:table-cell>
          <table:table-cell office:value-type="float" office:value="0.76430693489517" calcext:value-type="float">
            <text:p>0.76430693489517</text:p>
          </table:table-cell>
          <table:table-cell office:value-type="float" office:value="0.038869305554693" calcext:value-type="float">
            <text:p>0.038869305554693</text:p>
          </table:table-cell>
          <table:table-cell office:value-type="float" office:value="0.752525252525252" calcext:value-type="float">
            <text:p>0.752525252525252</text:p>
          </table:table-cell>
          <table:table-cell office:value-type="float" office:value="0.0407963333094654" calcext:value-type="float">
            <text:p>0.0407963333094654</text:p>
          </table:table-cell>
          <table:table-cell office:value-type="float" office:value="0.751243527714116" calcext:value-type="float">
            <text:p>0.751243527714116</text:p>
          </table:table-cell>
          <table:table-cell office:value-type="float" office:value="0.0366267891334308" calcext:value-type="float">
            <text:p>0.0366267891334308</text:p>
          </table:table-cell>
          <table:table-cell office:value-type="float" office:value="0.752584670231729" calcext:value-type="float">
            <text:p>0.752584670231729</text:p>
          </table:table-cell>
          <table:table-cell office:value-type="float" office:value="0.0232621749496527" calcext:value-type="float">
            <text:p>0.0232621749496527</text:p>
          </table:table-cell>
          <table:table-cell office:value-type="float" office:value="0.762982768865122" calcext:value-type="float">
            <text:p>0.762982768865122</text:p>
          </table:table-cell>
          <table:table-cell office:value-type="float" office:value="0.0331896790273849" calcext:value-type="float">
            <text:p>0.0331896790273849</text:p>
          </table:table-cell>
          <table:table-cell office:value-type="float" office:value="0.7590951532128" calcext:value-type="float">
            <text:p>0.7590951532128</text:p>
          </table:table-cell>
          <table:table-cell office:value-type="float" office:value="0.0242363589663703" calcext:value-type="float">
            <text:p>0.0242363589663703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57787963670317" calcext:value-type="float">
            <text:p>0.757787963670317</text:p>
          </table:table-cell>
          <table:table-cell office:value-type="float" office:value="0.0319731705046435" calcext:value-type="float">
            <text:p>0.0319731705046435</text:p>
          </table:table-cell>
          <table:table-cell office:value-type="float" office:value="0.75129445717681" calcext:value-type="float">
            <text:p>0.75129445717681</text:p>
          </table:table-cell>
          <table:table-cell office:value-type="float" office:value="0.0385056364279529" calcext:value-type="float">
            <text:p>0.0385056364279529</text:p>
          </table:table-cell>
          <table:table-cell office:value-type="float" office:value="0.762999745352687" calcext:value-type="float">
            <text:p>0.762999745352687</text:p>
          </table:table-cell>
          <table:table-cell office:value-type="float" office:value="0.0369938879167066" calcext:value-type="float">
            <text:p>0.0369938879167066</text:p>
          </table:table-cell>
          <table:table-cell office:value-type="float" office:value="0.752576181987947" calcext:value-type="float">
            <text:p>0.752576181987947</text:p>
          </table:table-cell>
          <table:table-cell office:value-type="float" office:value="0.026006502329582" calcext:value-type="float">
            <text:p>0.026006502329582</text:p>
          </table:table-cell>
          <table:table-cell office:value-type="float" office:value="0.762991257108904" calcext:value-type="float">
            <text:p>0.762991257108904</text:p>
          </table:table-cell>
          <table:table-cell office:value-type="float" office:value="0.0208146077404267" calcext:value-type="float">
            <text:p>0.0208146077404267</text:p>
          </table:table-cell>
          <table:table-cell office:value-type="float" office:value="0.759069688481453" calcext:value-type="float">
            <text:p>0.759069688481453</text:p>
          </table:table-cell>
          <table:table-cell office:value-type="float" office:value="0.0346308305495615" calcext:value-type="float">
            <text:p>0.0346308305495615</text:p>
          </table:table-cell>
          <table:table-cell office:value-type="float" office:value="0.755156608097785" calcext:value-type="float">
            <text:p>0.755156608097785</text:p>
          </table:table-cell>
          <table:table-cell office:value-type="float" office:value="0.0363213032561052" calcext:value-type="float">
            <text:p>0.0363213032561052</text:p>
          </table:table-cell>
          <table:table-cell office:value-type="float" office:value="0.7525507172566" calcext:value-type="float">
            <text:p>0.7525507172566</text:p>
          </table:table-cell>
          <table:table-cell office:value-type="float" office:value="0.0422053606762679" calcext:value-type="float">
            <text:p>0.0422053606762679</text:p>
          </table:table-cell>
          <table:table-cell office:value-type="float" office:value="0.762982768865122" calcext:value-type="float">
            <text:p>0.762982768865122</text:p>
          </table:table-cell>
          <table:table-cell office:value-type="float" office:value="0.0350435682213508" calcext:value-type="float">
            <text:p>0.0350435682213508</text:p>
          </table:table-cell>
          <table:table-cell office:value-type="float" office:value="0.747381376793142" calcext:value-type="float">
            <text:p>0.747381376793142</text:p>
          </table:table-cell>
          <table:table-cell office:value-type="float" office:value="0.0251773101126142" calcext:value-type="float">
            <text:p>0.0251773101126142</text:p>
          </table:table-cell>
          <table:table-cell office:value-type="float" office:value="0.760393854511502" calcext:value-type="float">
            <text:p>0.760393854511502</text:p>
          </table:table-cell>
          <table:table-cell office:value-type="float" office:value="0.0386547552907393" calcext:value-type="float">
            <text:p>0.0386547552907393</text:p>
          </table:table-cell>
          <table:table-cell office:value-type="float" office:value="0.756438332908921" calcext:value-type="float">
            <text:p>0.756438332908921</text:p>
          </table:table-cell>
          <table:table-cell office:value-type="float" office:value="0.0434643193833881" calcext:value-type="float">
            <text:p>0.0434643193833881</text:p>
          </table:table-cell>
          <table:table-cell office:value-type="float" office:value="0.752567693744164" calcext:value-type="float">
            <text:p>0.752567693744164</text:p>
          </table:table-cell>
          <table:table-cell office:value-type="float" office:value="0.0383417715891717" calcext:value-type="float">
            <text:p>0.0383417715891717</text:p>
          </table:table-cell>
          <table:table-cell office:value-type="float" office:value="0.755190561072914" calcext:value-type="float">
            <text:p>0.755190561072914</text:p>
          </table:table-cell>
          <table:table-cell office:value-type="float" office:value="0.0269134122181896" calcext:value-type="float">
            <text:p>0.0269134122181896</text:p>
          </table:table-cell>
          <table:table-cell office:value-type="float" office:value="0.760368389780154" calcext:value-type="float">
            <text:p>0.760368389780154</text:p>
          </table:table-cell>
          <table:table-cell office:value-type="float" office:value="0.0356812719665682" calcext:value-type="float">
            <text:p>0.0356812719665682</text:p>
          </table:table-cell>
          <table:table-cell office:value-type="float" office:value="0.753874883286648" calcext:value-type="float">
            <text:p>0.753874883286648</text:p>
          </table:table-cell>
          <table:table-cell office:value-type="float" office:value="0.0320991639438942" calcext:value-type="float">
            <text:p>0.0320991639438942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65614124437654" calcext:value-type="float">
            <text:p>0.765614124437654</text:p>
          </table:table-cell>
          <table:table-cell office:value-type="float" office:value="0.0278045799810989" calcext:value-type="float">
            <text:p>0.0278045799810989</text:p>
          </table:table-cell>
          <table:table-cell office:value-type="float" office:value="0.757779475426534" calcext:value-type="float">
            <text:p>0.757779475426534</text:p>
          </table:table-cell>
          <table:table-cell office:value-type="float" office:value="0.0303979197521118" calcext:value-type="float">
            <text:p>0.0303979197521118</text:p>
          </table:table-cell>
          <table:table-cell office:value-type="float" office:value="0.762999745352687" calcext:value-type="float">
            <text:p>0.762999745352687</text:p>
          </table:table-cell>
          <table:table-cell office:value-type="float" office:value="0.0285167631525879" calcext:value-type="float">
            <text:p>0.0285167631525879</text:p>
          </table:table-cell>
          <table:table-cell office:value-type="float" office:value="0.755165096341567" calcext:value-type="float">
            <text:p>0.755165096341567</text:p>
          </table:table-cell>
          <table:table-cell office:value-type="float" office:value="0.0275900470156961" calcext:value-type="float">
            <text:p>0.0275900470156961</text:p>
          </table:table-cell>
          <table:table-cell office:value-type="float" office:value="0.765614124437654" calcext:value-type="float">
            <text:p>0.765614124437654</text:p>
          </table:table-cell>
          <table:table-cell office:value-type="float" office:value="0.0236537862810163" calcext:value-type="float">
            <text:p>0.0236537862810163</text:p>
          </table:table-cell>
          <table:table-cell office:value-type="float" office:value="0.753857906799083" calcext:value-type="float">
            <text:p>0.753857906799083</text:p>
          </table:table-cell>
          <table:table-cell office:value-type="float" office:value="0.0272174084227058" calcext:value-type="float">
            <text:p>0.0272174084227058</text:p>
          </table:table-cell>
          <table:table-cell office:value-type="float" office:value="0.757779475426534" calcext:value-type="float">
            <text:p>0.757779475426534</text:p>
          </table:table-cell>
          <table:table-cell office:value-type="float" office:value="0.0324118867855523" calcext:value-type="float">
            <text:p>0.0324118867855523</text:p>
          </table:table-cell>
          <table:table-cell office:value-type="float" office:value="0.753866395042866" calcext:value-type="float">
            <text:p>0.753866395042866</text:p>
          </table:table-cell>
          <table:table-cell office:value-type="float" office:value="0.0406637333906884" calcext:value-type="float">
            <text:p>0.0406637333906884</text:p>
          </table:table-cell>
          <table:table-cell office:value-type="float" office:value="0.760402342755284" calcext:value-type="float">
            <text:p>0.760402342755284</text:p>
          </table:table-cell>
          <table:table-cell office:value-type="float" office:value="0.0294636008144889" calcext:value-type="float">
            <text:p>0.0294636008144889</text:p>
          </table:table-cell>
          <table:table-cell office:value-type="float" office:value="0.7590951532128" calcext:value-type="float">
            <text:p>0.7590951532128</text:p>
          </table:table-cell>
          <table:table-cell office:value-type="float" office:value="0.0259177998508589" calcext:value-type="float">
            <text:p>0.0259177998508589</text:p>
          </table:table-cell>
          <table:table-cell office:value-type="float" office:value="0.760393854511502" calcext:value-type="float">
            <text:p>0.760393854511502</text:p>
          </table:table-cell>
          <table:table-cell office:value-type="float" office:value="0.0381054389819318" calcext:value-type="float">
            <text:p>0.0381054389819318</text:p>
          </table:table-cell>
          <table:table-cell office:value-type="float" office:value="0.756455309396486" calcext:value-type="float">
            <text:p>0.756455309396486</text:p>
          </table:table-cell>
          <table:table-cell office:value-type="float" office:value="0.0369723262750739" calcext:value-type="float">
            <text:p>0.0369723262750739</text:p>
          </table:table-cell>
          <table:table-cell office:value-type="float" office:value="0.755156608097785" calcext:value-type="float">
            <text:p>0.755156608097785</text:p>
          </table:table-cell>
          <table:table-cell office:value-type="float" office:value="0.0423113197566867" calcext:value-type="float">
            <text:p>0.0423113197566867</text:p>
          </table:table-cell>
          <table:table-cell office:value-type="float" office:value="0.759086664969018" calcext:value-type="float">
            <text:p>0.759086664969018</text:p>
          </table:table-cell>
          <table:table-cell office:value-type="float" office:value="0.0247514481522916" calcext:value-type="float">
            <text:p>0.0247514481522916</text:p>
          </table:table-cell>
          <table:table-cell office:value-type="float" office:value="0.762982768865122" calcext:value-type="float">
            <text:p>0.762982768865122</text:p>
          </table:table-cell>
          <table:table-cell office:value-type="float" office:value="0.0331896790273849" calcext:value-type="float">
            <text:p>0.0331896790273849</text:p>
          </table:table-cell>
          <table:table-cell office:value-type="float" office:value="0.752576181987947" calcext:value-type="float">
            <text:p>0.752576181987947</text:p>
          </table:table-cell>
          <table:table-cell office:value-type="float" office:value="0.0363149598466708" calcext:value-type="float">
            <text:p>0.03631495984667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54667685255921" calcext:value-type="float">
            <text:p>0.754667685255921</text:p>
          </table:table-cell>
          <table:table-cell office:value-type="float" office:value="0.0325660966096759" calcext:value-type="float">
            <text:p>0.0325660966096759</text:p>
          </table:table-cell>
          <table:table-cell office:value-type="float" office:value="0.749719039130804" calcext:value-type="float">
            <text:p>0.749719039130804</text:p>
          </table:table-cell>
          <table:table-cell office:value-type="float" office:value="0.0345118960334516" calcext:value-type="float">
            <text:p>0.0345118960334516</text:p>
          </table:table-cell>
          <table:table-cell office:value-type="float" office:value="0.757784568372804" calcext:value-type="float">
            <text:p>0.757784568372804</text:p>
          </table:table-cell>
          <table:table-cell office:value-type="float" office:value="0.0315013954293347" calcext:value-type="float">
            <text:p>0.0315013954293347</text:p>
          </table:table-cell>
          <table:table-cell office:value-type="float" office:value="0.753346914523385" calcext:value-type="float">
            <text:p>0.753346914523385</text:p>
          </table:table-cell>
          <table:table-cell office:value-type="float" office:value="0.0254851683962154" calcext:value-type="float">
            <text:p>0.0254851683962154</text:p>
          </table:table-cell>
          <table:table-cell office:value-type="float" office:value="0.757010440539852" calcext:value-type="float">
            <text:p>0.757010440539852</text:p>
          </table:table-cell>
          <table:table-cell office:value-type="float" office:value="0.0246809126877016" calcext:value-type="float">
            <text:p>0.0246809126877016</text:p>
          </table:table-cell>
          <table:table-cell office:value-type="float" office:value="0.759064595535184" calcext:value-type="float">
            <text:p>0.759064595535184</text:p>
          </table:table-cell>
          <table:table-cell office:value-type="float" office:value="0.0317296455251706" calcext:value-type="float">
            <text:p>0.0317296455251706</text:p>
          </table:table-cell>
          <table:table-cell office:value-type="float" office:value="0.754907053730583" calcext:value-type="float">
            <text:p>0.754907053730583</text:p>
          </table:table-cell>
          <table:table-cell office:value-type="float" office:value="0.0360599980131406" calcext:value-type="float">
            <text:p>0.0360599980131406</text:p>
          </table:table-cell>
          <table:table-cell office:value-type="float" office:value="0.747075800016976" calcext:value-type="float">
            <text:p>0.747075800016976</text:p>
          </table:table-cell>
          <table:table-cell office:value-type="float" office:value="0.0384324391167182" calcext:value-type="float">
            <text:p>0.0384324391167182</text:p>
          </table:table-cell>
          <table:table-cell office:value-type="float" office:value="0.755165096341567" calcext:value-type="float">
            <text:p>0.755165096341567</text:p>
          </table:table-cell>
          <table:table-cell office:value-type="float" office:value="0.0325810229849007" calcext:value-type="float">
            <text:p>0.0325810229849007</text:p>
          </table:table-cell>
          <table:table-cell office:value-type="float" office:value="0.749447415329768" calcext:value-type="float">
            <text:p>0.749447415329768</text:p>
          </table:table-cell>
          <table:table-cell office:value-type="float" office:value="0.0332383513353332" calcext:value-type="float">
            <text:p>0.0332383513353332</text:p>
          </table:table-cell>
          <table:table-cell office:value-type="float" office:value="0.760383668618963" calcext:value-type="float">
            <text:p>0.760383668618963</text:p>
          </table:table-cell>
          <table:table-cell office:value-type="float" office:value="0.034193967980549" calcext:value-type="float">
            <text:p>0.034193967980549</text:p>
          </table:table-cell>
          <table:table-cell office:value-type="float" office:value="0.754633732280791" calcext:value-type="float">
            <text:p>0.754633732280791</text:p>
          </table:table-cell>
          <table:table-cell office:value-type="float" office:value="0.0354431943242904" calcext:value-type="float">
            <text:p>0.0354431943242904</text:p>
          </table:table-cell>
          <table:table-cell office:value-type="float" office:value="0.754121042356336" calcext:value-type="float">
            <text:p>0.754121042356336</text:p>
          </table:table-cell>
          <table:table-cell office:value-type="float" office:value="0.0364322947193177" calcext:value-type="float">
            <text:p>0.0364322947193177</text:p>
          </table:table-cell>
          <table:table-cell office:value-type="float" office:value="0.752577879636703" calcext:value-type="float">
            <text:p>0.752577879636703</text:p>
          </table:table-cell>
          <table:table-cell office:value-type="float" office:value="0.0242819425022378" calcext:value-type="float">
            <text:p>0.0242819425022378</text:p>
          </table:table-cell>
          <table:table-cell office:value-type="float" office:value="0.757777777777778" calcext:value-type="float">
            <text:p>0.757777777777778</text:p>
          </table:table-cell>
          <table:table-cell office:value-type="float" office:value="0.0308803626657341" calcext:value-type="float">
            <text:p>0.0308803626657341</text:p>
          </table:table-cell>
          <table:table-cell office:value-type="float" office:value="0.754406247347424" calcext:value-type="float">
            <text:p>0.754406247347424</text:p>
          </table:table-cell>
          <table:table-cell office:value-type="float" office:value="0.0303861701927473" calcext:value-type="float">
            <text:p>0.0303861701927473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egment</text:p>
          </table:table-cell>
          <table:table-cell office:value-type="float" office:value="0.965367965367965" calcext:value-type="float">
            <text:p>0.965367965367965</text:p>
          </table:table-cell>
          <table:table-cell office:value-type="float" office:value="0.0057267344395337" calcext:value-type="float">
            <text:p>0.0057267344395337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74037365266177" calcext:value-type="float">
            <text:p>0.0074037365266177</text:p>
          </table:table-cell>
          <table:table-cell office:value-type="float" office:value="0.97056277056277" calcext:value-type="float">
            <text:p>0.97056277056277</text:p>
          </table:table-cell>
          <table:table-cell office:value-type="float" office:value="0.0074353091070639" calcext:value-type="float">
            <text:p>0.0074353091070639</text:p>
          </table:table-cell>
          <table:table-cell office:value-type="float" office:value="0.97012987012987" calcext:value-type="float">
            <text:p>0.97012987012987</text:p>
          </table:table-cell>
          <table:table-cell office:value-type="float" office:value="0.0081564691261544" calcext:value-type="float">
            <text:p>0.0081564691261544</text:p>
          </table:table-cell>
          <table:table-cell office:value-type="float" office:value="0.971428571428572" calcext:value-type="float">
            <text:p>0.971428571428572</text:p>
          </table:table-cell>
          <table:table-cell office:value-type="float" office:value="0.0074037365266177" calcext:value-type="float">
            <text:p>0.0074037365266177</text:p>
          </table:table-cell>
          <table:table-cell office:value-type="float" office:value="0.968398268398268" calcext:value-type="float">
            <text:p>0.968398268398268</text:p>
          </table:table-cell>
          <table:table-cell office:value-type="float" office:value="0.0103353561786262" calcext:value-type="float">
            <text:p>0.0103353561786262</text:p>
          </table:table-cell>
          <table:table-cell office:value-type="float" office:value="0.967099567099567" calcext:value-type="float">
            <text:p>0.967099567099567</text:p>
          </table:table-cell>
          <table:table-cell office:value-type="float" office:value="0.0098478901870799" calcext:value-type="float">
            <text:p>0.0098478901870799</text:p>
          </table:table-cell>
          <table:table-cell office:value-type="float" office:value="0.97056277056277" calcext:value-type="float">
            <text:p>0.97056277056277</text:p>
          </table:table-cell>
          <table:table-cell office:value-type="float" office:value="0.0074353091070639" calcext:value-type="float">
            <text:p>0.0074353091070639</text:p>
          </table:table-cell>
          <table:table-cell office:value-type="float" office:value="0.97056277056277" calcext:value-type="float">
            <text:p>0.97056277056277</text:p>
          </table:table-cell>
          <table:table-cell office:value-type="float" office:value="0.0067759635681812" calcext:value-type="float">
            <text:p>0.0067759635681812</text:p>
          </table:table-cell>
          <table:table-cell office:value-type="float" office:value="0.970995670995671" calcext:value-type="float">
            <text:p>0.970995670995671</text:p>
          </table:table-cell>
          <table:table-cell office:value-type="float" office:value="0.0064209510710785" calcext:value-type="float">
            <text:p>0.0064209510710785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69466694960524" calcext:value-type="float">
            <text:p>0.0069466694960524</text:p>
          </table:table-cell>
          <table:table-cell office:value-type="float" office:value="0.97012987012987" calcext:value-type="float">
            <text:p>0.97012987012987</text:p>
          </table:table-cell>
          <table:table-cell office:value-type="float" office:value="0.0070802715297819" calcext:value-type="float">
            <text:p>0.0070802715297819</text:p>
          </table:table-cell>
          <table:table-cell office:value-type="float" office:value="0.968831168831169" calcext:value-type="float">
            <text:p>0.968831168831169</text:p>
          </table:table-cell>
          <table:table-cell office:value-type="float" office:value="0.0058481628078382" calcext:value-type="float">
            <text:p>0.0058481628078382</text:p>
          </table:table-cell>
          <table:table-cell office:value-type="float" office:value="0.971428571428571" calcext:value-type="float">
            <text:p>0.971428571428571</text:p>
          </table:table-cell>
          <table:table-cell office:value-type="float" office:value="0.0070802715297818" calcext:value-type="float">
            <text:p>0.0070802715297818</text:p>
          </table:table-cell>
          <table:table-cell office:value-type="float" office:value="0.967532467532468" calcext:value-type="float">
            <text:p>0.967532467532468</text:p>
          </table:table-cell>
          <table:table-cell office:value-type="float" office:value="0.0093098758301327" calcext:value-type="float">
            <text:p>0.0093098758301327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0.0055184193870052" calcext:value-type="float">
            <text:p>0.0055184193870052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egment</text:p>
          </table:table-cell>
          <table:table-cell office:value-type="float" office:value="0.964935064935065" calcext:value-type="float">
            <text:p>0.964935064935065</text:p>
          </table:table-cell>
          <table:table-cell office:value-type="float" office:value="0.0065652601247199" calcext:value-type="float">
            <text:p>0.0065652601247199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80115824776284" calcext:value-type="float">
            <text:p>0.0080115824776284</text:p>
          </table:table-cell>
          <table:table-cell office:value-type="float" office:value="0.969264069264069" calcext:value-type="float">
            <text:p>0.969264069264069</text:p>
          </table:table-cell>
          <table:table-cell office:value-type="float" office:value="0.0063843641574686" calcext:value-type="float">
            <text:p>0.0063843641574686</text:p>
          </table:table-cell>
          <table:table-cell office:value-type="float" office:value="0.967965367965368" calcext:value-type="float">
            <text:p>0.967965367965368</text:p>
          </table:table-cell>
          <table:table-cell office:value-type="float" office:value="0.0085764557385969" calcext:value-type="float">
            <text:p>0.0085764557385969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60451255600731" calcext:value-type="float">
            <text:p>0.0060451255600731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083830808359468" calcext:value-type="float">
            <text:p>0.0083830808359468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6045125560073" calcext:value-type="float">
            <text:p>0.006045125560073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62358702557956" calcext:value-type="float">
            <text:p>0.0062358702557956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84387829825186" calcext:value-type="float">
            <text:p>0.0084387829825186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071788415375658" calcext:value-type="float">
            <text:p>0.0071788415375658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071788415375657" calcext:value-type="float">
            <text:p>0.0071788415375657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065652601247199" calcext:value-type="float">
            <text:p>0.0065652601247199</text:p>
          </table:table-cell>
          <table:table-cell office:value-type="float" office:value="0.970995670995671" calcext:value-type="float">
            <text:p>0.970995670995671</text:p>
          </table:table-cell>
          <table:table-cell office:value-type="float" office:value="0.0069466694960525" calcext:value-type="float">
            <text:p>0.0069466694960525</text:p>
          </table:table-cell>
          <table:table-cell office:value-type="float" office:value="0.970995670995671" calcext:value-type="float">
            <text:p>0.970995670995671</text:p>
          </table:table-cell>
          <table:table-cell office:value-type="float" office:value="0.0090028720099937" calcext:value-type="float">
            <text:p>0.0090028720099937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074980554440211" calcext:value-type="float">
            <text:p>0.0074980554440211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66008444510722" calcext:value-type="float">
            <text:p>0.0066008444510722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egment</text:p>
          </table:table-cell>
          <table:table-cell office:value-type="float" office:value="0.965367965367965" calcext:value-type="float">
            <text:p>0.965367965367965</text:p>
          </table:table-cell>
          <table:table-cell office:value-type="float" office:value="0.0066714437261568" calcext:value-type="float">
            <text:p>0.0066714437261568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67413036806915" calcext:value-type="float">
            <text:p>0.0067413036806915</text:p>
          </table:table-cell>
          <table:table-cell office:value-type="float" office:value="0.97012987012987" calcext:value-type="float">
            <text:p>0.97012987012987</text:p>
          </table:table-cell>
          <table:table-cell office:value-type="float" office:value="0.0056026749374652" calcext:value-type="float">
            <text:p>0.0056026749374652</text:p>
          </table:table-cell>
          <table:table-cell office:value-type="float" office:value="0.970995670995671" calcext:value-type="float">
            <text:p>0.970995670995671</text:p>
          </table:table-cell>
          <table:table-cell office:value-type="float" office:value="0.0087388005360114" calcext:value-type="float">
            <text:p>0.0087388005360114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063105539987503" calcext:value-type="float">
            <text:p>0.0063105539987503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84664966301333" calcext:value-type="float">
            <text:p>0.0084664966301333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91320446362463" calcext:value-type="float">
            <text:p>0.0091320446362463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69466694960524" calcext:value-type="float">
            <text:p>0.0069466694960524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72438097535417" calcext:value-type="float">
            <text:p>0.0072438097535417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080988255124977" calcext:value-type="float">
            <text:p>0.0080988255124977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75912025613637" calcext:value-type="float">
            <text:p>0.0075912025613637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5167678089313" calcext:value-type="float">
            <text:p>0.005167678089313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56026749374652" calcext:value-type="float">
            <text:p>0.0056026749374652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70802715297818" calcext:value-type="float">
            <text:p>0.0070802715297818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035566399837998" calcext:value-type="float">
            <text:p>0.0035566399837998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56443310867555" calcext:value-type="float">
            <text:p>0.0056443310867555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egment</text:p>
          </table:table-cell>
          <table:table-cell office:value-type="float" office:value="0.965367965367965" calcext:value-type="float">
            <text:p>0.965367965367965</text:p>
          </table:table-cell>
          <table:table-cell office:value-type="float" office:value="0.0068447568401913" calcext:value-type="float">
            <text:p>0.0068447568401913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64935064935065" calcext:value-type="float">
            <text:p>0.0064935064935065</text:p>
          </table:table-cell>
          <table:table-cell office:value-type="float" office:value="0.971428571428571" calcext:value-type="float">
            <text:p>0.971428571428571</text:p>
          </table:table-cell>
          <table:table-cell office:value-type="float" office:value="0.0065652601247199" calcext:value-type="float">
            <text:p>0.0065652601247199</text:p>
          </table:table-cell>
          <table:table-cell office:value-type="float" office:value="0.97056277056277" calcext:value-type="float">
            <text:p>0.97056277056277</text:p>
          </table:table-cell>
          <table:table-cell office:value-type="float" office:value="0.0090028720099936" calcext:value-type="float">
            <text:p>0.0090028720099936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073401839644212" calcext:value-type="float">
            <text:p>0.0073401839644212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80115824776284" calcext:value-type="float">
            <text:p>0.0080115824776284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77439583636356" calcext:value-type="float">
            <text:p>0.0077439583636356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60062497513037" calcext:value-type="float">
            <text:p>0.0060062497513037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090547621919272" calcext:value-type="float">
            <text:p>0.0090547621919272</text:p>
          </table:table-cell>
          <table:table-cell office:value-type="float" office:value="0.971428571428572" calcext:value-type="float">
            <text:p>0.971428571428572</text:p>
          </table:table-cell>
          <table:table-cell office:value-type="float" office:value="0.0080115824776284" calcext:value-type="float">
            <text:p>0.0080115824776284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72760763263946" calcext:value-type="float">
            <text:p>0.0072760763263946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80115824776284" calcext:value-type="float">
            <text:p>0.0080115824776284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62358702557956" calcext:value-type="float">
            <text:p>0.0062358702557956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60062497513037" calcext:value-type="float">
            <text:p>0.0060062497513037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44884072193349" calcext:value-type="float">
            <text:p>0.0044884072193349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40494127562488" calcext:value-type="float">
            <text:p>0.0040494127562488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egment</text:p>
          </table:table-cell>
          <table:table-cell office:value-type="float" office:value="0.965800865800866" calcext:value-type="float">
            <text:p>0.965800865800866</text:p>
          </table:table-cell>
          <table:table-cell office:value-type="float" office:value="0.0080115824776284" calcext:value-type="float">
            <text:p>0.0080115824776284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70802715297819" calcext:value-type="float">
            <text:p>0.0070802715297819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066714437261569" calcext:value-type="float">
            <text:p>0.0066714437261569</text:p>
          </table:table-cell>
          <table:table-cell office:value-type="float" office:value="0.970995670995671" calcext:value-type="float">
            <text:p>0.970995670995671</text:p>
          </table:table-cell>
          <table:table-cell office:value-type="float" office:value="0.0090028720099937" calcext:value-type="float">
            <text:p>0.0090028720099937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076526707920622" calcext:value-type="float">
            <text:p>0.0076526707920622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74037365266177" calcext:value-type="float">
            <text:p>0.0074037365266177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897681443867" calcext:value-type="float">
            <text:p>0.00897681443867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72760763263946" calcext:value-type="float">
            <text:p>0.0072760763263946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74037365266177" calcext:value-type="float">
            <text:p>0.0074037365266177</text:p>
          </table:table-cell>
          <table:table-cell office:value-type="float" office:value="0.970995670995671" calcext:value-type="float">
            <text:p>0.970995670995671</text:p>
          </table:table-cell>
          <table:table-cell office:value-type="float" office:value="0.0087388005360114" calcext:value-type="float">
            <text:p>0.0087388005360114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75602810374774" calcext:value-type="float">
            <text:p>0.0075602810374774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60451255600731" calcext:value-type="float">
            <text:p>0.0060451255600731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61981909364832" calcext:value-type="float">
            <text:p>0.0061981909364832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64209510710784" calcext:value-type="float">
            <text:p>0.0064209510710784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42193914912592" calcext:value-type="float">
            <text:p>0.0042193914912592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64209510710785" calcext:value-type="float">
            <text:p>0.006420951071078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egment</text:p>
          </table:table-cell>
          <table:table-cell office:value-type="float" office:value="0.965367965367965" calcext:value-type="float">
            <text:p>0.965367965367965</text:p>
          </table:table-cell>
          <table:table-cell office:value-type="float" office:value="0.00676395552164602" calcext:value-type="float">
            <text:p>0.00676395552164602</text:p>
          </table:table-cell>
          <table:table-cell office:value-type="float" office:value="0.973679653679654" calcext:value-type="float">
            <text:p>0.973679653679654</text:p>
          </table:table-cell>
          <table:table-cell office:value-type="float" office:value="0.0071460801416452" calcext:value-type="float">
            <text:p>0.0071460801416452</text:p>
          </table:table-cell>
          <table:table-cell office:value-type="float" office:value="0.970649350649351" calcext:value-type="float">
            <text:p>0.970649350649351</text:p>
          </table:table-cell>
          <table:table-cell office:value-type="float" office:value="0.0065318104105749" calcext:value-type="float">
            <text:p>0.0065318104105749</text:p>
          </table:table-cell>
          <table:table-cell office:value-type="float" office:value="0.97012987012987" calcext:value-type="float">
            <text:p>0.97012987012987</text:p>
          </table:table-cell>
          <table:table-cell office:value-type="float" office:value="0.00869549388415" calcext:value-type="float">
            <text:p>0.00869549388415</text:p>
          </table:table-cell>
          <table:table-cell office:value-type="float" office:value="0.971948051948052" calcext:value-type="float">
            <text:p>0.971948051948052</text:p>
          </table:table-cell>
          <table:table-cell office:value-type="float" office:value="0.0069504541683849" calcext:value-type="float">
            <text:p>0.0069504541683849</text:p>
          </table:table-cell>
          <table:table-cell office:value-type="float" office:value="0.971515151515152" calcext:value-type="float">
            <text:p>0.971515151515152</text:p>
          </table:table-cell>
          <table:table-cell office:value-type="float" office:value="0.00852005052979048" calcext:value-type="float">
            <text:p>0.00852005052979048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0834916663714096" calcext:value-type="float">
            <text:p>0.00834916663714096</text:p>
          </table:table-cell>
          <table:table-cell office:value-type="float" office:value="0.972467532467532" calcext:value-type="float">
            <text:p>0.972467532467532</text:p>
          </table:table-cell>
          <table:table-cell office:value-type="float" office:value="0.00678003498732204" calcext:value-type="float">
            <text:p>0.00678003498732204</text:p>
          </table:table-cell>
          <table:table-cell office:value-type="float" office:value="0.972121212121212" calcext:value-type="float">
            <text:p>0.972121212121212</text:p>
          </table:table-cell>
          <table:table-cell office:value-type="float" office:value="0.00778341100455728" calcext:value-type="float">
            <text:p>0.00778341100455728</text:p>
          </table:table-cell>
          <table:table-cell office:value-type="float" office:value="0.971428571428572" calcext:value-type="float">
            <text:p>0.971428571428572</text:p>
          </table:table-cell>
          <table:table-cell office:value-type="float" office:value="0.00768980022695636" calcext:value-type="float">
            <text:p>0.00768980022695636</text:p>
          </table:table-cell>
          <table:table-cell office:value-type="float" office:value="0.973073593073593" calcext:value-type="float">
            <text:p>0.973073593073593</text:p>
          </table:table-cell>
          <table:table-cell office:value-type="float" office:value="0.00731061419177076" calcext:value-type="float">
            <text:p>0.00731061419177076</text:p>
          </table:table-cell>
          <table:table-cell office:value-type="float" office:value="0.973419913419913" calcext:value-type="float">
            <text:p>0.973419913419913</text:p>
          </table:table-cell>
          <table:table-cell office:value-type="float" office:value="0.00657398355630326" calcext:value-type="float">
            <text:p>0.00657398355630326</text:p>
          </table:table-cell>
          <table:table-cell office:value-type="float" office:value="0.971428571428572" calcext:value-type="float">
            <text:p>0.971428571428572</text:p>
          </table:table-cell>
          <table:table-cell office:value-type="float" office:value="0.00616631368672694" calcext:value-type="float">
            <text:p>0.00616631368672694</text:p>
          </table:table-cell>
          <table:table-cell office:value-type="float" office:value="0.972554112554113" calcext:value-type="float">
            <text:p>0.972554112554113</text:p>
          </table:table-cell>
          <table:table-cell office:value-type="float" office:value="0.00711812317838788" calcext:value-type="float">
            <text:p>0.00711812317838788</text:p>
          </table:table-cell>
          <table:table-cell office:value-type="float" office:value="0.972987012987013" calcext:value-type="float">
            <text:p>0.972987012987013</text:p>
          </table:table-cell>
          <table:table-cell office:value-type="float" office:value="0.00581447399370954" calcext:value-type="float">
            <text:p>0.00581447399370954</text:p>
          </table:table-cell>
          <table:table-cell office:value-type="float" office:value="0.973852813852814" calcext:value-type="float">
            <text:p>0.973852813852814</text:p>
          </table:table-cell>
          <table:table-cell office:value-type="float" office:value="0.00564679175043204" calcext:value-type="float">
            <text:p>0.00564679175043204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60451255600731" calcext:value-type="float">
            <text:p>0.0060451255600731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51676780893131" calcext:value-type="float">
            <text:p>0.0051676780893131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72760763263946" calcext:value-type="float">
            <text:p>0.0072760763263946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60062497513037" calcext:value-type="float">
            <text:p>0.0060062497513037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91320446362463" calcext:value-type="float">
            <text:p>0.0091320446362463</text:p>
          </table:table-cell>
          <table:table-cell office:value-type="float" office:value="0.971428571428572" calcext:value-type="float">
            <text:p>0.971428571428572</text:p>
          </table:table-cell>
          <table:table-cell office:value-type="float" office:value="0.0074037365266177" calcext:value-type="float">
            <text:p>0.0074037365266177</text:p>
          </table:table-cell>
          <table:table-cell office:value-type="float" office:value="0.969264069264069" calcext:value-type="float">
            <text:p>0.969264069264069</text:p>
          </table:table-cell>
          <table:table-cell office:value-type="float" office:value="0.007713649212643" calcext:value-type="float">
            <text:p>0.007713649212643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045916024752373" calcext:value-type="float">
            <text:p>0.0045916024752373</text:p>
          </table:table-cell>
          <table:table-cell office:value-type="float" office:value="0.971428571428571" calcext:value-type="float">
            <text:p>0.971428571428571</text:p>
          </table:table-cell>
          <table:table-cell office:value-type="float" office:value="0.0067413036806915" calcext:value-type="float">
            <text:p>0.0067413036806915</text:p>
          </table:table-cell>
          <table:table-cell office:value-type="float" office:value="0.970995670995671" calcext:value-type="float">
            <text:p>0.970995670995671</text:p>
          </table:table-cell>
          <table:table-cell office:value-type="float" office:value="0.0064209510710785" calcext:value-type="float">
            <text:p>0.0064209510710785</text:p>
          </table:table-cell>
          <table:table-cell office:value-type="float" office:value="0.97012987012987" calcext:value-type="float">
            <text:p>0.97012987012987</text:p>
          </table:table-cell>
          <table:table-cell office:value-type="float" office:value="0.0070802715297818" calcext:value-type="float">
            <text:p>0.0070802715297818</text:p>
          </table:table-cell>
          <table:table-cell office:value-type="float" office:value="0.97056277056277" calcext:value-type="float">
            <text:p>0.97056277056277</text:p>
          </table:table-cell>
          <table:table-cell office:value-type="float" office:value="0.0066008444510722" calcext:value-type="float">
            <text:p>0.0066008444510722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74037365266178" calcext:value-type="float">
            <text:p>0.0074037365266178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58481628078382" calcext:value-type="float">
            <text:p>0.0058481628078382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070137886346405" calcext:value-type="float">
            <text:p>0.0070137886346405</text:p>
          </table:table-cell>
          <table:table-cell office:value-type="float" office:value="0.97012987012987" calcext:value-type="float">
            <text:p>0.97012987012987</text:p>
          </table:table-cell>
          <table:table-cell office:value-type="float" office:value="0.0074037365266177" calcext:value-type="float">
            <text:p>0.0074037365266177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52128115059707" calcext:value-type="float">
            <text:p>0.0052128115059707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61981909364832" calcext:value-type="float">
            <text:p>0.0061981909364832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36219048767708" calcext:value-type="float">
            <text:p>0.0036219048767708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69466694960524" calcext:value-type="float">
            <text:p>0.0069466694960524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056026749374652" calcext:value-type="float">
            <text:p>0.0056026749374652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82988266288661" calcext:value-type="float">
            <text:p>0.0082988266288661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75912025613637" calcext:value-type="float">
            <text:p>0.0075912025613637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60451255600731" calcext:value-type="float">
            <text:p>0.0060451255600731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80407686671024" calcext:value-type="float">
            <text:p>0.0080407686671024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60451255600731" calcext:value-type="float">
            <text:p>0.0060451255600731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70802715297818" calcext:value-type="float">
            <text:p>0.0070802715297818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60451255600731" calcext:value-type="float">
            <text:p>0.0060451255600731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056026749374653" calcext:value-type="float">
            <text:p>0.0056026749374653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82988266288661" calcext:value-type="float">
            <text:p>0.0082988266288661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044359094224933" calcext:value-type="float">
            <text:p>0.0044359094224933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56443310867555" calcext:value-type="float">
            <text:p>0.005644331086755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055184193870052" calcext:value-type="float">
            <text:p>0.0055184193870052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72760763263946" calcext:value-type="float">
            <text:p>0.007276076326394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61221366336497" calcext:value-type="float">
            <text:p>0.0061221366336497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60062497513037" calcext:value-type="float">
            <text:p>0.0060062497513037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71788415375658" calcext:value-type="float">
            <text:p>0.0071788415375658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65652601247199" calcext:value-type="float">
            <text:p>0.0065652601247199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67759635681811" calcext:value-type="float">
            <text:p>0.0067759635681811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67413036806915" calcext:value-type="float">
            <text:p>0.0067413036806915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85764557385969" calcext:value-type="float">
            <text:p>0.0085764557385969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66008444510722" calcext:value-type="float">
            <text:p>0.0066008444510722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81851387018134" calcext:value-type="float">
            <text:p>0.0081851387018134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56026749374652" calcext:value-type="float">
            <text:p>0.0056026749374652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49830581961997" calcext:value-type="float">
            <text:p>0.0049830581961997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62358702557956" calcext:value-type="float">
            <text:p>0.006235870255795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61221366336497" calcext:value-type="float">
            <text:p>0.0061221366336497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87388005360114" calcext:value-type="float">
            <text:p>0.0087388005360114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62358702557956" calcext:value-type="float">
            <text:p>0.0062358702557956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74037365266178" calcext:value-type="float">
            <text:p>0.0074037365266178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63843641574686" calcext:value-type="float">
            <text:p>0.006384364157468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64935064935065" calcext:value-type="float">
            <text:p>0.0064935064935065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67413036806915" calcext:value-type="float">
            <text:p>0.0067413036806915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66008444510722" calcext:value-type="float">
            <text:p>0.0066008444510722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74037365266177" calcext:value-type="float">
            <text:p>0.0074037365266177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70802715297819" calcext:value-type="float">
            <text:p>0.0070802715297819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87388005360114" calcext:value-type="float">
            <text:p>0.0087388005360114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70802715297819" calcext:value-type="float">
            <text:p>0.0070802715297819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75912025613637" calcext:value-type="float">
            <text:p>0.0075912025613637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61221366336497" calcext:value-type="float">
            <text:p>0.0061221366336497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71788415375658" calcext:value-type="float">
            <text:p>0.0071788415375658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58481628078381" calcext:value-type="float">
            <text:p>0.0058481628078381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81564691261544" calcext:value-type="float">
            <text:p>0.0081564691261544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77439583636356" calcext:value-type="float">
            <text:p>0.0077439583636356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72760763263946" calcext:value-type="float">
            <text:p>0.007276076326394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71788415375658" calcext:value-type="float">
            <text:p>0.0071788415375658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54328573151563" calcext:value-type="float">
            <text:p>0.0054328573151563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49830581961997" calcext:value-type="float">
            <text:p>0.0049830581961997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56026749374652" calcext:value-type="float">
            <text:p>0.0056026749374652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70802715297818" calcext:value-type="float">
            <text:p>0.0070802715297818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71788415375657" calcext:value-type="float">
            <text:p>0.0071788415375657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72760763263946" calcext:value-type="float">
            <text:p>0.0072760763263946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83270060873036" calcext:value-type="float">
            <text:p>0.0083270060873036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72760763263946" calcext:value-type="float">
            <text:p>0.0072760763263946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81564691261544" calcext:value-type="float">
            <text:p>0.0081564691261544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61221366336497" calcext:value-type="float">
            <text:p>0.0061221366336497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77439583636356" calcext:value-type="float">
            <text:p>0.007743958363635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61221366336497" calcext:value-type="float">
            <text:p>0.0061221366336497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66008444510722" calcext:value-type="float">
            <text:p>0.0066008444510722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74037365266178" calcext:value-type="float">
            <text:p>0.007403736526617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5411255411255" calcext:value-type="float">
            <text:p>0.975411255411255</text:p>
          </table:table-cell>
          <table:table-cell office:value-type="float" office:value="0.00605766060704784" calcext:value-type="float">
            <text:p>0.00605766060704784</text:p>
          </table:table-cell>
          <table:table-cell office:value-type="float" office:value="0.974545454545454" calcext:value-type="float">
            <text:p>0.974545454545454</text:p>
          </table:table-cell>
          <table:table-cell office:value-type="float" office:value="0.0066449046832749" calcext:value-type="float">
            <text:p>0.0066449046832749</text:p>
          </table:table-cell>
          <table:table-cell office:value-type="float" office:value="0.973766233766234" calcext:value-type="float">
            <text:p>0.973766233766234</text:p>
          </table:table-cell>
          <table:table-cell office:value-type="float" office:value="0.005767467861888" calcext:value-type="float">
            <text:p>0.005767467861888</text:p>
          </table:table-cell>
          <table:table-cell office:value-type="float" office:value="0.974285714285714" calcext:value-type="float">
            <text:p>0.974285714285714</text:p>
          </table:table-cell>
          <table:table-cell office:value-type="float" office:value="0.0060871467376732" calcext:value-type="float">
            <text:p>0.0060871467376732</text:p>
          </table:table-cell>
          <table:table-cell office:value-type="float" office:value="0.974458874458875" calcext:value-type="float">
            <text:p>0.974458874458875</text:p>
          </table:table-cell>
          <table:table-cell office:value-type="float" office:value="0.0068515079458868" calcext:value-type="float">
            <text:p>0.0068515079458868</text:p>
          </table:table-cell>
          <table:table-cell office:value-type="float" office:value="0.972813852813853" calcext:value-type="float">
            <text:p>0.972813852813853</text:p>
          </table:table-cell>
          <table:table-cell office:value-type="float" office:value="0.00718978785221154" calcext:value-type="float">
            <text:p>0.00718978785221154</text:p>
          </table:table-cell>
          <table:table-cell office:value-type="float" office:value="0.972554112554113" calcext:value-type="float">
            <text:p>0.972554112554113</text:p>
          </table:table-cell>
          <table:table-cell office:value-type="float" office:value="0.00733267868127424" calcext:value-type="float">
            <text:p>0.00733267868127424</text:p>
          </table:table-cell>
          <table:table-cell office:value-type="float" office:value="0.973679653679654" calcext:value-type="float">
            <text:p>0.973679653679654</text:p>
          </table:table-cell>
          <table:table-cell office:value-type="float" office:value="0.00634687591443568" calcext:value-type="float">
            <text:p>0.00634687591443568</text:p>
          </table:table-cell>
          <table:table-cell office:value-type="float" office:value="0.972987012987013" calcext:value-type="float">
            <text:p>0.972987012987013</text:p>
          </table:table-cell>
          <table:table-cell office:value-type="float" office:value="0.00808486694194116" calcext:value-type="float">
            <text:p>0.00808486694194116</text:p>
          </table:table-cell>
          <table:table-cell office:value-type="float" office:value="0.972467532467533" calcext:value-type="float">
            <text:p>0.972467532467533</text:p>
          </table:table-cell>
          <table:table-cell office:value-type="float" office:value="0.00668465378768006" calcext:value-type="float">
            <text:p>0.00668465378768006</text:p>
          </table:table-cell>
          <table:table-cell office:value-type="float" office:value="0.972380952380953" calcext:value-type="float">
            <text:p>0.972380952380953</text:p>
          </table:table-cell>
          <table:table-cell office:value-type="float" office:value="0.00761867068977902" calcext:value-type="float">
            <text:p>0.00761867068977902</text:p>
          </table:table-cell>
          <table:table-cell office:value-type="float" office:value="0.973073593073593" calcext:value-type="float">
            <text:p>0.973073593073593</text:p>
          </table:table-cell>
          <table:table-cell office:value-type="float" office:value="0.00609858364318198" calcext:value-type="float">
            <text:p>0.00609858364318198</text:p>
          </table:table-cell>
          <table:table-cell office:value-type="float" office:value="0.974199134199134" calcext:value-type="float">
            <text:p>0.974199134199134</text:p>
          </table:table-cell>
          <table:table-cell office:value-type="float" office:value="0.00658245391229684" calcext:value-type="float">
            <text:p>0.00658245391229684</text:p>
          </table:table-cell>
          <table:table-cell office:value-type="float" office:value="0.974112554112554" calcext:value-type="float">
            <text:p>0.974112554112554</text:p>
          </table:table-cell>
          <table:table-cell office:value-type="float" office:value="0.00647063182679754" calcext:value-type="float">
            <text:p>0.00647063182679754</text:p>
          </table:table-cell>
          <table:table-cell office:value-type="float" office:value="0.973852813852814" calcext:value-type="float">
            <text:p>0.973852813852814</text:p>
          </table:table-cell>
          <table:table-cell office:value-type="float" office:value="0.00646582965360202" calcext:value-type="float">
            <text:p>0.00646582965360202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73869126079276" calcext:value-type="float">
            <text:p>0.007386912607927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onar</text:p>
          </table:table-cell>
          <table:table-cell office:value-type="float" office:value="0.778745644599303" calcext:value-type="float">
            <text:p>0.778745644599303</text:p>
          </table:table-cell>
          <table:table-cell office:value-type="float" office:value="0.0360444312048379" calcext:value-type="float">
            <text:p>0.0360444312048379</text:p>
          </table:table-cell>
          <table:table-cell office:value-type="float" office:value="0.788501742160279" calcext:value-type="float">
            <text:p>0.788501742160279</text:p>
          </table:table-cell>
          <table:table-cell office:value-type="float" office:value="0.0094302220228044" calcext:value-type="float">
            <text:p>0.0094302220228044</text:p>
          </table:table-cell>
          <table:table-cell office:value-type="float" office:value="0.764576074332172" calcext:value-type="float">
            <text:p>0.764576074332172</text:p>
          </table:table-cell>
          <table:table-cell office:value-type="float" office:value="0.0479957340020508" calcext:value-type="float">
            <text:p>0.0479957340020508</text:p>
          </table:table-cell>
          <table:table-cell office:value-type="float" office:value="0.750058072009292" calcext:value-type="float">
            <text:p>0.750058072009292</text:p>
          </table:table-cell>
          <table:table-cell office:value-type="float" office:value="0.0265662781983661" calcext:value-type="float">
            <text:p>0.0265662781983661</text:p>
          </table:table-cell>
          <table:table-cell office:value-type="float" office:value="0.725783972125436" calcext:value-type="float">
            <text:p>0.725783972125436</text:p>
          </table:table-cell>
          <table:table-cell office:value-type="float" office:value="0.0861762007659766" calcext:value-type="float">
            <text:p>0.0861762007659766</text:p>
          </table:table-cell>
          <table:table-cell office:value-type="float" office:value="0.779094076655052" calcext:value-type="float">
            <text:p>0.779094076655052</text:p>
          </table:table-cell>
          <table:table-cell office:value-type="float" office:value="0.0673517651625931" calcext:value-type="float">
            <text:p>0.0673517651625931</text:p>
          </table:table-cell>
          <table:table-cell office:value-type="float" office:value="0.745528455284553" calcext:value-type="float">
            <text:p>0.745528455284553</text:p>
          </table:table-cell>
          <table:table-cell office:value-type="float" office:value="0.0375551284489415" calcext:value-type="float">
            <text:p>0.0375551284489415</text:p>
          </table:table-cell>
          <table:table-cell office:value-type="float" office:value="0.759698025551684" calcext:value-type="float">
            <text:p>0.759698025551684</text:p>
          </table:table-cell>
          <table:table-cell office:value-type="float" office:value="0.0332976009072324" calcext:value-type="float">
            <text:p>0.0332976009072324</text:p>
          </table:table-cell>
          <table:table-cell office:value-type="float" office:value="0.759465737514518" calcext:value-type="float">
            <text:p>0.759465737514518</text:p>
          </table:table-cell>
          <table:table-cell office:value-type="float" office:value="0.0795177374720062" calcext:value-type="float">
            <text:p>0.0795177374720062</text:p>
          </table:table-cell>
          <table:table-cell office:value-type="float" office:value="0.764692218350755" calcext:value-type="float">
            <text:p>0.764692218350755</text:p>
          </table:table-cell>
          <table:table-cell office:value-type="float" office:value="0.0611570223189195" calcext:value-type="float">
            <text:p>0.0611570223189195</text:p>
          </table:table-cell>
          <table:table-cell office:value-type="float" office:value="0.764343786295006" calcext:value-type="float">
            <text:p>0.764343786295006</text:p>
          </table:table-cell>
          <table:table-cell office:value-type="float" office:value="0.0623853949314964" calcext:value-type="float">
            <text:p>0.0623853949314964</text:p>
          </table:table-cell>
          <table:table-cell office:value-type="float" office:value="0.784088269454123" calcext:value-type="float">
            <text:p>0.784088269454123</text:p>
          </table:table-cell>
          <table:table-cell office:value-type="float" office:value="0.0487483302000911" calcext:value-type="float">
            <text:p>0.0487483302000911</text:p>
          </table:table-cell>
          <table:table-cell office:value-type="float" office:value="0.802903600464576" calcext:value-type="float">
            <text:p>0.802903600464576</text:p>
          </table:table-cell>
          <table:table-cell office:value-type="float" office:value="0.0310171946718708" calcext:value-type="float">
            <text:p>0.0310171946718708</text:p>
          </table:table-cell>
          <table:table-cell office:value-type="float" office:value="0.793379790940767" calcext:value-type="float">
            <text:p>0.793379790940767</text:p>
          </table:table-cell>
          <table:table-cell office:value-type="float" office:value="0.0262880896089014" calcext:value-type="float">
            <text:p>0.0262880896089014</text:p>
          </table:table-cell>
          <table:table-cell office:value-type="float" office:value="0.783739837398374" calcext:value-type="float">
            <text:p>0.783739837398374</text:p>
          </table:table-cell>
          <table:table-cell office:value-type="float" office:value="0.0227802214548986" calcext:value-type="float">
            <text:p>0.0227802214548986</text:p>
          </table:table-cell>
          <table:table-cell office:value-type="float" office:value="0.759814169570267" calcext:value-type="float">
            <text:p>0.759814169570267</text:p>
          </table:table-cell>
          <table:table-cell office:value-type="float" office:value="0.0494850533557802" calcext:value-type="float">
            <text:p>0.0494850533557802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onar</text:p>
          </table:table-cell>
          <table:table-cell office:value-type="float" office:value="0.745296167247387" calcext:value-type="float">
            <text:p>0.745296167247387</text:p>
          </table:table-cell>
          <table:table-cell office:value-type="float" office:value="0.045621837675106" calcext:value-type="float">
            <text:p>0.045621837675106</text:p>
          </table:table-cell>
          <table:table-cell office:value-type="float" office:value="0.797909407665505" calcext:value-type="float">
            <text:p>0.797909407665505</text:p>
          </table:table-cell>
          <table:table-cell office:value-type="float" office:value="0.0410384663044245" calcext:value-type="float">
            <text:p>0.0410384663044245</text:p>
          </table:table-cell>
          <table:table-cell office:value-type="float" office:value="0.745644599303136" calcext:value-type="float">
            <text:p>0.745644599303136</text:p>
          </table:table-cell>
          <table:table-cell office:value-type="float" office:value="0.0748532206142002" calcext:value-type="float">
            <text:p>0.0748532206142002</text:p>
          </table:table-cell>
          <table:table-cell office:value-type="float" office:value="0.783739837398374" calcext:value-type="float">
            <text:p>0.783739837398374</text:p>
          </table:table-cell>
          <table:table-cell office:value-type="float" office:value="0.0283264046704195" calcext:value-type="float">
            <text:p>0.0283264046704195</text:p>
          </table:table-cell>
          <table:table-cell office:value-type="float" office:value="0.759349593495935" calcext:value-type="float">
            <text:p>0.759349593495935</text:p>
          </table:table-cell>
          <table:table-cell office:value-type="float" office:value="0.0498787516030324" calcext:value-type="float">
            <text:p>0.0498787516030324</text:p>
          </table:table-cell>
          <table:table-cell office:value-type="float" office:value="0.788850174216028" calcext:value-type="float">
            <text:p>0.788850174216028</text:p>
          </table:table-cell>
          <table:table-cell office:value-type="float" office:value="0.0528448902974831" calcext:value-type="float">
            <text:p>0.0528448902974831</text:p>
          </table:table-cell>
          <table:table-cell office:value-type="float" office:value="0.764576074332172" calcext:value-type="float">
            <text:p>0.764576074332172</text:p>
          </table:table-cell>
          <table:table-cell office:value-type="float" office:value="0.0415054426740306" calcext:value-type="float">
            <text:p>0.0415054426740306</text:p>
          </table:table-cell>
          <table:table-cell office:value-type="float" office:value="0.783623693379791" calcext:value-type="float">
            <text:p>0.783623693379791</text:p>
          </table:table-cell>
          <table:table-cell office:value-type="float" office:value="0.0379397374458793" calcext:value-type="float">
            <text:p>0.0379397374458793</text:p>
          </table:table-cell>
          <table:table-cell office:value-type="float" office:value="0.754819976771196" calcext:value-type="float">
            <text:p>0.754819976771196</text:p>
          </table:table-cell>
          <table:table-cell office:value-type="float" office:value="0.0577902572685674" calcext:value-type="float">
            <text:p>0.0577902572685674</text:p>
          </table:table-cell>
          <table:table-cell office:value-type="float" office:value="0.75993031358885" calcext:value-type="float">
            <text:p>0.75993031358885</text:p>
          </table:table-cell>
          <table:table-cell office:value-type="float" office:value="0.042972502111678" calcext:value-type="float">
            <text:p>0.042972502111678</text:p>
          </table:table-cell>
          <table:table-cell office:value-type="float" office:value="0.754936120789779" calcext:value-type="float">
            <text:p>0.754936120789779</text:p>
          </table:table-cell>
          <table:table-cell office:value-type="float" office:value="0.056142449631784" calcext:value-type="float">
            <text:p>0.056142449631784</text:p>
          </table:table-cell>
          <table:table-cell office:value-type="float" office:value="0.788850174216028" calcext:value-type="float">
            <text:p>0.788850174216028</text:p>
          </table:table-cell>
          <table:table-cell office:value-type="float" office:value="0.0499513806790442" calcext:value-type="float">
            <text:p>0.0499513806790442</text:p>
          </table:table-cell>
          <table:table-cell office:value-type="float" office:value="0.779210220673635" calcext:value-type="float">
            <text:p>0.779210220673635</text:p>
          </table:table-cell>
          <table:table-cell office:value-type="float" office:value="0.0405827377708403" calcext:value-type="float">
            <text:p>0.0405827377708403</text:p>
          </table:table-cell>
          <table:table-cell office:value-type="float" office:value="0.793612078977933" calcext:value-type="float">
            <text:p>0.793612078977933</text:p>
          </table:table-cell>
          <table:table-cell office:value-type="float" office:value="0.0508446889789781" calcext:value-type="float">
            <text:p>0.0508446889789781</text:p>
          </table:table-cell>
          <table:table-cell office:value-type="float" office:value="0.749825783972125" calcext:value-type="float">
            <text:p>0.749825783972125</text:p>
          </table:table-cell>
          <table:table-cell office:value-type="float" office:value="0.0475151837461888" calcext:value-type="float">
            <text:p>0.0475151837461888</text:p>
          </table:table-cell>
          <table:table-cell office:value-type="float" office:value="0.783391405342625" calcext:value-type="float">
            <text:p>0.783391405342625</text:p>
          </table:table-cell>
          <table:table-cell office:value-type="float" office:value="0.0430007445945723" calcext:value-type="float">
            <text:p>0.0430007445945723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onar</text:p>
          </table:table-cell>
          <table:table-cell office:value-type="float" office:value="0.750174216027875" calcext:value-type="float">
            <text:p>0.750174216027875</text:p>
          </table:table-cell>
          <table:table-cell office:value-type="float" office:value="0.0384930259927979" calcext:value-type="float">
            <text:p>0.0384930259927979</text:p>
          </table:table-cell>
          <table:table-cell office:value-type="float" office:value="0.788385598141696" calcext:value-type="float">
            <text:p>0.788385598141696</text:p>
          </table:table-cell>
          <table:table-cell office:value-type="float" office:value="0.0207342284975096" calcext:value-type="float">
            <text:p>0.0207342284975096</text:p>
          </table:table-cell>
          <table:table-cell office:value-type="float" office:value="0.764692218350755" calcext:value-type="float">
            <text:p>0.764692218350755</text:p>
          </table:table-cell>
          <table:table-cell office:value-type="float" office:value="0.0555816177717777" calcext:value-type="float">
            <text:p>0.0555816177717777</text:p>
          </table:table-cell>
          <table:table-cell office:value-type="float" office:value="0.778745644599303" calcext:value-type="float">
            <text:p>0.778745644599303</text:p>
          </table:table-cell>
          <table:table-cell office:value-type="float" office:value="0.0318709006597264" calcext:value-type="float">
            <text:p>0.0318709006597264</text:p>
          </table:table-cell>
          <table:table-cell office:value-type="float" office:value="0.745180023228804" calcext:value-type="float">
            <text:p>0.745180023228804</text:p>
          </table:table-cell>
          <table:table-cell office:value-type="float" office:value="0.0502170124403979" calcext:value-type="float">
            <text:p>0.0502170124403979</text:p>
          </table:table-cell>
          <table:table-cell office:value-type="float" office:value="0.75993031358885" calcext:value-type="float">
            <text:p>0.75993031358885</text:p>
          </table:table-cell>
          <table:table-cell office:value-type="float" office:value="0.0593239044253059" calcext:value-type="float">
            <text:p>0.0593239044253059</text:p>
          </table:table-cell>
          <table:table-cell office:value-type="float" office:value="0.754819976771196" calcext:value-type="float">
            <text:p>0.754819976771196</text:p>
          </table:table-cell>
          <table:table-cell office:value-type="float" office:value="0.042550181911947" calcext:value-type="float">
            <text:p>0.042550181911947</text:p>
          </table:table-cell>
          <table:table-cell office:value-type="float" office:value="0.754819976771196" calcext:value-type="float">
            <text:p>0.754819976771196</text:p>
          </table:table-cell>
          <table:table-cell office:value-type="float" office:value="0.0390777592592211" calcext:value-type="float">
            <text:p>0.0390777592592211</text:p>
          </table:table-cell>
          <table:table-cell office:value-type="float" office:value="0.755052264808362" calcext:value-type="float">
            <text:p>0.755052264808362</text:p>
          </table:table-cell>
          <table:table-cell office:value-type="float" office:value="0.044388824746926" calcext:value-type="float">
            <text:p>0.044388824746926</text:p>
          </table:table-cell>
          <table:table-cell office:value-type="float" office:value="0.764692218350755" calcext:value-type="float">
            <text:p>0.764692218350755</text:p>
          </table:table-cell>
          <table:table-cell office:value-type="float" office:value="0.0611570223189195" calcext:value-type="float">
            <text:p>0.0611570223189195</text:p>
          </table:table-cell>
          <table:table-cell office:value-type="float" office:value="0.764459930313589" calcext:value-type="float">
            <text:p>0.764459930313589</text:p>
          </table:table-cell>
          <table:table-cell office:value-type="float" office:value="0.0310633686170127" calcext:value-type="float">
            <text:p>0.0310633686170127</text:p>
          </table:table-cell>
          <table:table-cell office:value-type="float" office:value="0.793844367015099" calcext:value-type="float">
            <text:p>0.793844367015099</text:p>
          </table:table-cell>
          <table:table-cell office:value-type="float" office:value="0.0692141859066781" calcext:value-type="float">
            <text:p>0.0692141859066781</text:p>
          </table:table-cell>
          <table:table-cell office:value-type="float" office:value="0.750174216027875" calcext:value-type="float">
            <text:p>0.750174216027875</text:p>
          </table:table-cell>
          <table:table-cell office:value-type="float" office:value="0.0251271350143186" calcext:value-type="float">
            <text:p>0.0251271350143186</text:p>
          </table:table-cell>
          <table:table-cell office:value-type="float" office:value="0.783739837398374" calcext:value-type="float">
            <text:p>0.783739837398374</text:p>
          </table:table-cell>
          <table:table-cell office:value-type="float" office:value="0.0283264046704195" calcext:value-type="float">
            <text:p>0.0283264046704195</text:p>
          </table:table-cell>
          <table:table-cell office:value-type="float" office:value="0.754703832752613" calcext:value-type="float">
            <text:p>0.754703832752613</text:p>
          </table:table-cell>
          <table:table-cell office:value-type="float" office:value="0.0319675730152247" calcext:value-type="float">
            <text:p>0.0319675730152247</text:p>
          </table:table-cell>
          <table:table-cell office:value-type="float" office:value="0.778977932636469" calcext:value-type="float">
            <text:p>0.778977932636469</text:p>
          </table:table-cell>
          <table:table-cell office:value-type="float" office:value="0.0298706971673818" calcext:value-type="float">
            <text:p>0.0298706971673818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onar</text:p>
          </table:table-cell>
          <table:table-cell office:value-type="float" office:value="0.735656213704994" calcext:value-type="float">
            <text:p>0.735656213704994</text:p>
          </table:table-cell>
          <table:table-cell office:value-type="float" office:value="0.0502102964220134" calcext:value-type="float">
            <text:p>0.0502102964220134</text:p>
          </table:table-cell>
          <table:table-cell office:value-type="float" office:value="0.788501742160279" calcext:value-type="float">
            <text:p>0.788501742160279</text:p>
          </table:table-cell>
          <table:table-cell office:value-type="float" office:value="0.0349673552827769" calcext:value-type="float">
            <text:p>0.0349673552827769</text:p>
          </table:table-cell>
          <table:table-cell office:value-type="float" office:value="0.769337979094077" calcext:value-type="float">
            <text:p>0.769337979094077</text:p>
          </table:table-cell>
          <table:table-cell office:value-type="float" office:value="0.0351764934852334" calcext:value-type="float">
            <text:p>0.0351764934852334</text:p>
          </table:table-cell>
          <table:table-cell office:value-type="float" office:value="0.754819976771196" calcext:value-type="float">
            <text:p>0.754819976771196</text:p>
          </table:table-cell>
          <table:table-cell office:value-type="float" office:value="0.0257436564200801" calcext:value-type="float">
            <text:p>0.0257436564200801</text:p>
          </table:table-cell>
          <table:table-cell office:value-type="float" office:value="0.745063879210221" calcext:value-type="float">
            <text:p>0.745063879210221</text:p>
          </table:table-cell>
          <table:table-cell office:value-type="float" office:value="0.0407477679249323" calcext:value-type="float">
            <text:p>0.0407477679249323</text:p>
          </table:table-cell>
          <table:table-cell office:value-type="float" office:value="0.750058072009292" calcext:value-type="float">
            <text:p>0.750058072009292</text:p>
          </table:table-cell>
          <table:table-cell office:value-type="float" office:value="0.0460760317019997" calcext:value-type="float">
            <text:p>0.0460760317019997</text:p>
          </table:table-cell>
          <table:table-cell office:value-type="float" office:value="0.759814169570267" calcext:value-type="float">
            <text:p>0.759814169570267</text:p>
          </table:table-cell>
          <table:table-cell office:value-type="float" office:value="0.0526707041724223" calcext:value-type="float">
            <text:p>0.0526707041724223</text:p>
          </table:table-cell>
          <table:table-cell office:value-type="float" office:value="0.759814169570267" calcext:value-type="float">
            <text:p>0.759814169570267</text:p>
          </table:table-cell>
          <table:table-cell office:value-type="float" office:value="0.046382415922569" calcext:value-type="float">
            <text:p>0.046382415922569</text:p>
          </table:table-cell>
          <table:table-cell office:value-type="float" office:value="0.764459930313589" calcext:value-type="float">
            <text:p>0.764459930313589</text:p>
          </table:table-cell>
          <table:table-cell office:value-type="float" office:value="0.0306095131658808" calcext:value-type="float">
            <text:p>0.0306095131658808</text:p>
          </table:table-cell>
          <table:table-cell office:value-type="float" office:value="0.764576074332172" calcext:value-type="float">
            <text:p>0.764576074332172</text:p>
          </table:table-cell>
          <table:table-cell office:value-type="float" office:value="0.0421744344210519" calcext:value-type="float">
            <text:p>0.0421744344210519</text:p>
          </table:table-cell>
          <table:table-cell office:value-type="float" office:value="0.759581881533101" calcext:value-type="float">
            <text:p>0.759581881533101</text:p>
          </table:table-cell>
          <table:table-cell office:value-type="float" office:value="0.0452794126075506" calcext:value-type="float">
            <text:p>0.0452794126075506</text:p>
          </table:table-cell>
          <table:table-cell office:value-type="float" office:value="0.784088269454123" calcext:value-type="float">
            <text:p>0.784088269454123</text:p>
          </table:table-cell>
          <table:table-cell office:value-type="float" office:value="0.0515736988135935" calcext:value-type="float">
            <text:p>0.0515736988135935</text:p>
          </table:table-cell>
          <table:table-cell office:value-type="float" office:value="0.759814169570267" calcext:value-type="float">
            <text:p>0.759814169570267</text:p>
          </table:table-cell>
          <table:table-cell office:value-type="float" office:value="0.0469820141541691" calcext:value-type="float">
            <text:p>0.0469820141541691</text:p>
          </table:table-cell>
          <table:table-cell office:value-type="float" office:value="0.783855981416957" calcext:value-type="float">
            <text:p>0.783855981416957</text:p>
          </table:table-cell>
          <table:table-cell office:value-type="float" office:value="0.0399567497294591" calcext:value-type="float">
            <text:p>0.0399567497294591</text:p>
          </table:table-cell>
          <table:table-cell office:value-type="float" office:value="0.744947735191638" calcext:value-type="float">
            <text:p>0.744947735191638</text:p>
          </table:table-cell>
          <table:table-cell office:value-type="float" office:value="0.0418005533851603" calcext:value-type="float">
            <text:p>0.0418005533851603</text:p>
          </table:table-cell>
          <table:table-cell office:value-type="float" office:value="0.759465737514518" calcext:value-type="float">
            <text:p>0.759465737514518</text:p>
          </table:table-cell>
          <table:table-cell office:value-type="float" office:value="0.0391467373090363" calcext:value-type="float">
            <text:p>0.0391467373090363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onar</text:p>
          </table:table-cell>
          <table:table-cell office:value-type="float" office:value="0.740534262485482" calcext:value-type="float">
            <text:p>0.740534262485482</text:p>
          </table:table-cell>
          <table:table-cell office:value-type="float" office:value="0.0446879110352255" calcext:value-type="float">
            <text:p>0.0446879110352255</text:p>
          </table:table-cell>
          <table:table-cell office:value-type="float" office:value="0.783507549361208" calcext:value-type="float">
            <text:p>0.783507549361208</text:p>
          </table:table-cell>
          <table:table-cell office:value-type="float" office:value="0.0254007791791261" calcext:value-type="float">
            <text:p>0.0254007791791261</text:p>
          </table:table-cell>
          <table:table-cell office:value-type="float" office:value="0.754703832752613" calcext:value-type="float">
            <text:p>0.754703832752613</text:p>
          </table:table-cell>
          <table:table-cell office:value-type="float" office:value="0.0464296518677051" calcext:value-type="float">
            <text:p>0.0464296518677051</text:p>
          </table:table-cell>
          <table:table-cell office:value-type="float" office:value="0.759581881533101" calcext:value-type="float">
            <text:p>0.759581881533101</text:p>
          </table:table-cell>
          <table:table-cell office:value-type="float" office:value="0.0243106105562537" calcext:value-type="float">
            <text:p>0.0243106105562537</text:p>
          </table:table-cell>
          <table:table-cell office:value-type="float" office:value="0.754703832752613" calcext:value-type="float">
            <text:p>0.754703832752613</text:p>
          </table:table-cell>
          <table:table-cell office:value-type="float" office:value="0.0464296518677051" calcext:value-type="float">
            <text:p>0.0464296518677051</text:p>
          </table:table-cell>
          <table:table-cell office:value-type="float" office:value="0.759698025551684" calcext:value-type="float">
            <text:p>0.759698025551684</text:p>
          </table:table-cell>
          <table:table-cell office:value-type="float" office:value="0.0439440529383392" calcext:value-type="float">
            <text:p>0.0439440529383392</text:p>
          </table:table-cell>
          <table:table-cell office:value-type="float" office:value="0.764576074332172" calcext:value-type="float">
            <text:p>0.764576074332172</text:p>
          </table:table-cell>
          <table:table-cell office:value-type="float" office:value="0.0454106774971894" calcext:value-type="float">
            <text:p>0.0454106774971894</text:p>
          </table:table-cell>
          <table:table-cell office:value-type="float" office:value="0.754936120789779" calcext:value-type="float">
            <text:p>0.754936120789779</text:p>
          </table:table-cell>
          <table:table-cell office:value-type="float" office:value="0.0449242451532003" calcext:value-type="float">
            <text:p>0.0449242451532003</text:p>
          </table:table-cell>
          <table:table-cell office:value-type="float" office:value="0.759581881533101" calcext:value-type="float">
            <text:p>0.759581881533101</text:p>
          </table:table-cell>
          <table:table-cell office:value-type="float" office:value="0.0340279180916804" calcext:value-type="float">
            <text:p>0.0340279180916804</text:p>
          </table:table-cell>
          <table:table-cell office:value-type="float" office:value="0.76945412311266" calcext:value-type="float">
            <text:p>0.76945412311266</text:p>
          </table:table-cell>
          <table:table-cell office:value-type="float" office:value="0.0518323182034344" calcext:value-type="float">
            <text:p>0.0518323182034344</text:p>
          </table:table-cell>
          <table:table-cell office:value-type="float" office:value="0.769221835075494" calcext:value-type="float">
            <text:p>0.769221835075494</text:p>
          </table:table-cell>
          <table:table-cell office:value-type="float" office:value="0.0502106322442676" calcext:value-type="float">
            <text:p>0.0502106322442676</text:p>
          </table:table-cell>
          <table:table-cell office:value-type="float" office:value="0.764692218350755" calcext:value-type="float">
            <text:p>0.764692218350755</text:p>
          </table:table-cell>
          <table:table-cell office:value-type="float" office:value="0.0442213679803715" calcext:value-type="float">
            <text:p>0.0442213679803715</text:p>
          </table:table-cell>
          <table:table-cell office:value-type="float" office:value="0.769337979094077" calcext:value-type="float">
            <text:p>0.769337979094077</text:p>
          </table:table-cell>
          <table:table-cell office:value-type="float" office:value="0.0397091117138519" calcext:value-type="float">
            <text:p>0.0397091117138519</text:p>
          </table:table-cell>
          <table:table-cell office:value-type="float" office:value="0.788617886178862" calcext:value-type="float">
            <text:p>0.788617886178862</text:p>
          </table:table-cell>
          <table:table-cell office:value-type="float" office:value="0.0296934852771068" calcext:value-type="float">
            <text:p>0.0296934852771068</text:p>
          </table:table-cell>
          <table:table-cell office:value-type="float" office:value="0.749825783972125" calcext:value-type="float">
            <text:p>0.749825783972125</text:p>
          </table:table-cell>
          <table:table-cell office:value-type="float" office:value="0.041289157767989" calcext:value-type="float">
            <text:p>0.041289157767989</text:p>
          </table:table-cell>
          <table:table-cell office:value-type="float" office:value="0.75458768873403" calcext:value-type="float">
            <text:p>0.75458768873403</text:p>
          </table:table-cell>
          <table:table-cell office:value-type="float" office:value="0.0331305775303049" calcext:value-type="float">
            <text:p>0.033130577530304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onar</text:p>
          </table:table-cell>
          <table:table-cell office:value-type="float" office:value="0.750081300813008" calcext:value-type="float">
            <text:p>0.750081300813008</text:p>
          </table:table-cell>
          <table:table-cell office:value-type="float" office:value="0.0430115004659961" calcext:value-type="float">
            <text:p>0.0430115004659961</text:p>
          </table:table-cell>
          <table:table-cell office:value-type="float" office:value="0.789361207897793" calcext:value-type="float">
            <text:p>0.789361207897793</text:p>
          </table:table-cell>
          <table:table-cell office:value-type="float" office:value="0.0263142102573283" calcext:value-type="float">
            <text:p>0.0263142102573283</text:p>
          </table:table-cell>
          <table:table-cell office:value-type="float" office:value="0.75979094076655" calcext:value-type="float">
            <text:p>0.75979094076655</text:p>
          </table:table-cell>
          <table:table-cell office:value-type="float" office:value="0.0520073435481934" calcext:value-type="float">
            <text:p>0.0520073435481934</text:p>
          </table:table-cell>
          <table:table-cell office:value-type="float" office:value="0.765389082462253" calcext:value-type="float">
            <text:p>0.765389082462253</text:p>
          </table:table-cell>
          <table:table-cell office:value-type="float" office:value="0.0273635701009692" calcext:value-type="float">
            <text:p>0.0273635701009692</text:p>
          </table:table-cell>
          <table:table-cell office:value-type="float" office:value="0.746016260162602" calcext:value-type="float">
            <text:p>0.746016260162602</text:p>
          </table:table-cell>
          <table:table-cell office:value-type="float" office:value="0.0546898769204089" calcext:value-type="float">
            <text:p>0.0546898769204089</text:p>
          </table:table-cell>
          <table:table-cell office:value-type="float" office:value="0.767526132404181" calcext:value-type="float">
            <text:p>0.767526132404181</text:p>
          </table:table-cell>
          <table:table-cell office:value-type="float" office:value="0.0539081289051442" calcext:value-type="float">
            <text:p>0.0539081289051442</text:p>
          </table:table-cell>
          <table:table-cell office:value-type="float" office:value="0.757862950058072" calcext:value-type="float">
            <text:p>0.757862950058072</text:p>
          </table:table-cell>
          <table:table-cell office:value-type="float" office:value="0.0439384269409062" calcext:value-type="float">
            <text:p>0.0439384269409062</text:p>
          </table:table-cell>
          <table:table-cell office:value-type="float" office:value="0.762578397212543" calcext:value-type="float">
            <text:p>0.762578397212543</text:p>
          </table:table-cell>
          <table:table-cell office:value-type="float" office:value="0.0403243517376204" calcext:value-type="float">
            <text:p>0.0403243517376204</text:p>
          </table:table-cell>
          <table:table-cell office:value-type="float" office:value="0.758675958188153" calcext:value-type="float">
            <text:p>0.758675958188153</text:p>
          </table:table-cell>
          <table:table-cell office:value-type="float" office:value="0.0492668501490122" calcext:value-type="float">
            <text:p>0.0492668501490122</text:p>
          </table:table-cell>
          <table:table-cell office:value-type="float" office:value="0.764668989547038" calcext:value-type="float">
            <text:p>0.764668989547038</text:p>
          </table:table-cell>
          <table:table-cell office:value-type="float" office:value="0.0518586598748007" calcext:value-type="float">
            <text:p>0.0518586598748007</text:p>
          </table:table-cell>
          <table:table-cell office:value-type="float" office:value="0.762508710801394" calcext:value-type="float">
            <text:p>0.762508710801394</text:p>
          </table:table-cell>
          <table:table-cell office:value-type="float" office:value="0.0490162516064223" calcext:value-type="float">
            <text:p>0.0490162516064223</text:p>
          </table:table-cell>
          <table:table-cell office:value-type="float" office:value="0.783112659698026" calcext:value-type="float">
            <text:p>0.783112659698026</text:p>
          </table:table-cell>
          <table:table-cell office:value-type="float" office:value="0.0527417927159557" calcext:value-type="float">
            <text:p>0.0527417927159557</text:p>
          </table:table-cell>
          <table:table-cell office:value-type="float" office:value="0.772288037166086" calcext:value-type="float">
            <text:p>0.772288037166086</text:p>
          </table:table-cell>
          <table:table-cell office:value-type="float" office:value="0.0366836386650101" calcext:value-type="float">
            <text:p>0.0366836386650101</text:p>
          </table:table-cell>
          <table:table-cell office:value-type="float" office:value="0.788641114982578" calcext:value-type="float">
            <text:p>0.788641114982578</text:p>
          </table:table-cell>
          <table:table-cell office:value-type="float" office:value="0.035021883652973" calcext:value-type="float">
            <text:p>0.035021883652973</text:p>
          </table:table-cell>
          <table:table-cell office:value-type="float" office:value="0.756608594657375" calcext:value-type="float">
            <text:p>0.756608594657375</text:p>
          </table:table-cell>
          <table:table-cell office:value-type="float" office:value="0.0370705378738923" calcext:value-type="float">
            <text:p>0.0370705378738923</text:p>
          </table:table-cell>
          <table:table-cell office:value-type="float" office:value="0.767247386759582" calcext:value-type="float">
            <text:p>0.767247386759582</text:p>
          </table:table-cell>
          <table:table-cell office:value-type="float" office:value="0.0389267619914151" calcext:value-type="float">
            <text:p>0.0389267619914151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88966318234611" calcext:value-type="float">
            <text:p>0.788966318234611</text:p>
          </table:table-cell>
          <table:table-cell office:value-type="float" office:value="0.055066842138108" calcext:value-type="float">
            <text:p>0.055066842138108</text:p>
          </table:table-cell>
          <table:table-cell office:value-type="float" office:value="0.778861788617886" calcext:value-type="float">
            <text:p>0.778861788617886</text:p>
          </table:table-cell>
          <table:table-cell office:value-type="float" office:value="0.0358671647422202" calcext:value-type="float">
            <text:p>0.0358671647422202</text:p>
          </table:table-cell>
          <table:table-cell office:value-type="float" office:value="0.773867595818815" calcext:value-type="float">
            <text:p>0.773867595818815</text:p>
          </table:table-cell>
          <table:table-cell office:value-type="float" office:value="0.0416696510968476" calcext:value-type="float">
            <text:p>0.0416696510968476</text:p>
          </table:table-cell>
          <table:table-cell office:value-type="float" office:value="0.774332171893148" calcext:value-type="float">
            <text:p>0.774332171893148</text:p>
          </table:table-cell>
          <table:table-cell office:value-type="float" office:value="0.0479922206880375" calcext:value-type="float">
            <text:p>0.0479922206880375</text:p>
          </table:table-cell>
          <table:table-cell office:value-type="float" office:value="0.759581881533101" calcext:value-type="float">
            <text:p>0.759581881533101</text:p>
          </table:table-cell>
          <table:table-cell office:value-type="float" office:value="0.0631851749213018" calcext:value-type="float">
            <text:p>0.0631851749213018</text:p>
          </table:table-cell>
          <table:table-cell office:value-type="float" office:value="0.774332171893148" calcext:value-type="float">
            <text:p>0.774332171893148</text:p>
          </table:table-cell>
          <table:table-cell office:value-type="float" office:value="0.0416696510968476" calcext:value-type="float">
            <text:p>0.0416696510968476</text:p>
          </table:table-cell>
          <table:table-cell office:value-type="float" office:value="0.769337979094077" calcext:value-type="float">
            <text:p>0.769337979094077</text:p>
          </table:table-cell>
          <table:table-cell office:value-type="float" office:value="0.0543328745127441" calcext:value-type="float">
            <text:p>0.0543328745127441</text:p>
          </table:table-cell>
          <table:table-cell office:value-type="float" office:value="0.788617886178862" calcext:value-type="float">
            <text:p>0.788617886178862</text:p>
          </table:table-cell>
          <table:table-cell office:value-type="float" office:value="0.0422850369649187" calcext:value-type="float">
            <text:p>0.0422850369649187</text:p>
          </table:table-cell>
          <table:table-cell office:value-type="float" office:value="0.74541231126597" calcext:value-type="float">
            <text:p>0.74541231126597</text:p>
          </table:table-cell>
          <table:table-cell office:value-type="float" office:value="0.071890473701543" calcext:value-type="float">
            <text:p>0.071890473701543</text:p>
          </table:table-cell>
          <table:table-cell office:value-type="float" office:value="0.773983739837398" calcext:value-type="float">
            <text:p>0.773983739837398</text:p>
          </table:table-cell>
          <table:table-cell office:value-type="float" office:value="0.0435489737703453" calcext:value-type="float">
            <text:p>0.0435489737703453</text:p>
          </table:table-cell>
          <table:table-cell office:value-type="float" office:value="0.768873403019745" calcext:value-type="float">
            <text:p>0.768873403019745</text:p>
          </table:table-cell>
          <table:table-cell office:value-type="float" office:value="0.0459338213884132" calcext:value-type="float">
            <text:p>0.0459338213884132</text:p>
          </table:table-cell>
          <table:table-cell office:value-type="float" office:value="0.773751451800232" calcext:value-type="float">
            <text:p>0.773751451800232</text:p>
          </table:table-cell>
          <table:table-cell office:value-type="float" office:value="0.066307198993944" calcext:value-type="float">
            <text:p>0.066307198993944</text:p>
          </table:table-cell>
          <table:table-cell office:value-type="float" office:value="0.759814169570267" calcext:value-type="float">
            <text:p>0.759814169570267</text:p>
          </table:table-cell>
          <table:table-cell office:value-type="float" office:value="0.0398049630420367" calcext:value-type="float">
            <text:p>0.0398049630420367</text:p>
          </table:table-cell>
          <table:table-cell office:value-type="float" office:value="0.769221835075494" calcext:value-type="float">
            <text:p>0.769221835075494</text:p>
          </table:table-cell>
          <table:table-cell office:value-type="float" office:value="0.036487526569064" calcext:value-type="float">
            <text:p>0.036487526569064</text:p>
          </table:table-cell>
          <table:table-cell office:value-type="float" office:value="0.764343786295006" calcext:value-type="float">
            <text:p>0.764343786295006</text:p>
          </table:table-cell>
          <table:table-cell office:value-type="float" office:value="0.043195192513236" calcext:value-type="float">
            <text:p>0.043195192513236</text:p>
          </table:table-cell>
          <table:table-cell office:value-type="float" office:value="0.774099883855982" calcext:value-type="float">
            <text:p>0.774099883855982</text:p>
          </table:table-cell>
          <table:table-cell office:value-type="float" office:value="0.0517639571322503" calcext:value-type="float">
            <text:p>0.0517639571322503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84088269454123" calcext:value-type="float">
            <text:p>0.784088269454123</text:p>
          </table:table-cell>
          <table:table-cell office:value-type="float" office:value="0.05680439977107" calcext:value-type="float">
            <text:p>0.05680439977107</text:p>
          </table:table-cell>
          <table:table-cell office:value-type="float" office:value="0.764459930313589" calcext:value-type="float">
            <text:p>0.764459930313589</text:p>
          </table:table-cell>
          <table:table-cell office:value-type="float" office:value="0.0455052650176306" calcext:value-type="float">
            <text:p>0.0455052650176306</text:p>
          </table:table-cell>
          <table:table-cell office:value-type="float" office:value="0.764692218350755" calcext:value-type="float">
            <text:p>0.764692218350755</text:p>
          </table:table-cell>
          <table:table-cell office:value-type="float" office:value="0.0445367259645297" calcext:value-type="float">
            <text:p>0.0445367259645297</text:p>
          </table:table-cell>
          <table:table-cell office:value-type="float" office:value="0.79349593495935" calcext:value-type="float">
            <text:p>0.79349593495935</text:p>
          </table:table-cell>
          <table:table-cell office:value-type="float" office:value="0.0423539671213902" calcext:value-type="float">
            <text:p>0.0423539671213902</text:p>
          </table:table-cell>
          <table:table-cell office:value-type="float" office:value="0.783507549361208" calcext:value-type="float">
            <text:p>0.783507549361208</text:p>
          </table:table-cell>
          <table:table-cell office:value-type="float" office:value="0.0304736984123173" calcext:value-type="float">
            <text:p>0.0304736984123173</text:p>
          </table:table-cell>
          <table:table-cell office:value-type="float" office:value="0.774099883855982" calcext:value-type="float">
            <text:p>0.774099883855982</text:p>
          </table:table-cell>
          <table:table-cell office:value-type="float" office:value="0.0461151723486453" calcext:value-type="float">
            <text:p>0.0461151723486453</text:p>
          </table:table-cell>
          <table:table-cell office:value-type="float" office:value="0.759581881533101" calcext:value-type="float">
            <text:p>0.759581881533101</text:p>
          </table:table-cell>
          <table:table-cell office:value-type="float" office:value="0.0379650618552407" calcext:value-type="float">
            <text:p>0.0379650618552407</text:p>
          </table:table-cell>
          <table:table-cell office:value-type="float" office:value="0.783507549361208" calcext:value-type="float">
            <text:p>0.783507549361208</text:p>
          </table:table-cell>
          <table:table-cell office:value-type="float" office:value="0.0190198020728027" calcext:value-type="float">
            <text:p>0.0190198020728027</text:p>
          </table:table-cell>
          <table:table-cell office:value-type="float" office:value="0.778861788617886" calcext:value-type="float">
            <text:p>0.778861788617886</text:p>
          </table:table-cell>
          <table:table-cell office:value-type="float" office:value="0.0390885451032324" calcext:value-type="float">
            <text:p>0.0390885451032324</text:p>
          </table:table-cell>
          <table:table-cell office:value-type="float" office:value="0.774216027874565" calcext:value-type="float">
            <text:p>0.774216027874565</text:p>
          </table:table-cell>
          <table:table-cell office:value-type="float" office:value="0.0484011995168051" calcext:value-type="float">
            <text:p>0.0484011995168051</text:p>
          </table:table-cell>
          <table:table-cell office:value-type="float" office:value="0.754819976771196" calcext:value-type="float">
            <text:p>0.754819976771196</text:p>
          </table:table-cell>
          <table:table-cell office:value-type="float" office:value="0.0260140564439155" calcext:value-type="float">
            <text:p>0.0260140564439155</text:p>
          </table:table-cell>
          <table:table-cell office:value-type="float" office:value="0.774216027874564" calcext:value-type="float">
            <text:p>0.774216027874564</text:p>
          </table:table-cell>
          <table:table-cell office:value-type="float" office:value="0.0253376368779082" calcext:value-type="float">
            <text:p>0.0253376368779082</text:p>
          </table:table-cell>
          <table:table-cell office:value-type="float" office:value="0.764227642276423" calcext:value-type="float">
            <text:p>0.764227642276423</text:p>
          </table:table-cell>
          <table:table-cell office:value-type="float" office:value="0.0328633189707802" calcext:value-type="float">
            <text:p>0.0328633189707802</text:p>
          </table:table-cell>
          <table:table-cell office:value-type="float" office:value="0.749941927990709" calcext:value-type="float">
            <text:p>0.749941927990709</text:p>
          </table:table-cell>
          <table:table-cell office:value-type="float" office:value="0.0439079693436191" calcext:value-type="float">
            <text:p>0.0439079693436191</text:p>
          </table:table-cell>
          <table:table-cell office:value-type="float" office:value="0.773983739837398" calcext:value-type="float">
            <text:p>0.773983739837398</text:p>
          </table:table-cell>
          <table:table-cell office:value-type="float" office:value="0.0401629979512496" calcext:value-type="float">
            <text:p>0.0401629979512496</text:p>
          </table:table-cell>
          <table:table-cell office:value-type="float" office:value="0.79349593495935" calcext:value-type="float">
            <text:p>0.79349593495935</text:p>
          </table:table-cell>
          <table:table-cell office:value-type="float" office:value="0.0482986685258703" calcext:value-type="float">
            <text:p>0.0482986685258703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803252032520325" calcext:value-type="float">
            <text:p>0.803252032520325</text:p>
          </table:table-cell>
          <table:table-cell office:value-type="float" office:value="0.040853978406031" calcext:value-type="float">
            <text:p>0.040853978406031</text:p>
          </table:table-cell>
          <table:table-cell office:value-type="float" office:value="0.754703832752613" calcext:value-type="float">
            <text:p>0.754703832752613</text:p>
          </table:table-cell>
          <table:table-cell office:value-type="float" office:value="0.0319675730152247" calcext:value-type="float">
            <text:p>0.0319675730152247</text:p>
          </table:table-cell>
          <table:table-cell office:value-type="float" office:value="0.773983739837398" calcext:value-type="float">
            <text:p>0.773983739837398</text:p>
          </table:table-cell>
          <table:table-cell office:value-type="float" office:value="0.0276174993143417" calcext:value-type="float">
            <text:p>0.0276174993143417</text:p>
          </table:table-cell>
          <table:table-cell office:value-type="float" office:value="0.788617886178862" calcext:value-type="float">
            <text:p>0.788617886178862</text:p>
          </table:table-cell>
          <table:table-cell office:value-type="float" office:value="0.034338681784716" calcext:value-type="float">
            <text:p>0.034338681784716</text:p>
          </table:table-cell>
          <table:table-cell office:value-type="float" office:value="0.783855981416957" calcext:value-type="float">
            <text:p>0.783855981416957</text:p>
          </table:table-cell>
          <table:table-cell office:value-type="float" office:value="0.0608820697266316" calcext:value-type="float">
            <text:p>0.0608820697266316</text:p>
          </table:table-cell>
          <table:table-cell office:value-type="float" office:value="0.754819976771196" calcext:value-type="float">
            <text:p>0.754819976771196</text:p>
          </table:table-cell>
          <table:table-cell office:value-type="float" office:value="0.0390777592592211" calcext:value-type="float">
            <text:p>0.0390777592592211</text:p>
          </table:table-cell>
          <table:table-cell office:value-type="float" office:value="0.754471544715447" calcext:value-type="float">
            <text:p>0.754471544715447</text:p>
          </table:table-cell>
          <table:table-cell office:value-type="float" office:value="0.0481777232938771" calcext:value-type="float">
            <text:p>0.0481777232938771</text:p>
          </table:table-cell>
          <table:table-cell office:value-type="float" office:value="0.783391405342625" calcext:value-type="float">
            <text:p>0.783391405342625</text:p>
          </table:table-cell>
          <table:table-cell office:value-type="float" office:value="0.0316025932422202" calcext:value-type="float">
            <text:p>0.0316025932422202</text:p>
          </table:table-cell>
          <table:table-cell office:value-type="float" office:value="0.783739837398374" calcext:value-type="float">
            <text:p>0.783739837398374</text:p>
          </table:table-cell>
          <table:table-cell office:value-type="float" office:value="0.0500306453452402" calcext:value-type="float">
            <text:p>0.0500306453452402</text:p>
          </table:table-cell>
          <table:table-cell office:value-type="float" office:value="0.783855981416957" calcext:value-type="float">
            <text:p>0.783855981416957</text:p>
          </table:table-cell>
          <table:table-cell office:value-type="float" office:value="0.0433588348662734" calcext:value-type="float">
            <text:p>0.0433588348662734</text:p>
          </table:table-cell>
          <table:table-cell office:value-type="float" office:value="0.759465737514518" calcext:value-type="float">
            <text:p>0.759465737514518</text:p>
          </table:table-cell>
          <table:table-cell office:value-type="float" office:value="0.0306199778628631" calcext:value-type="float">
            <text:p>0.0306199778628631</text:p>
          </table:table-cell>
          <table:table-cell office:value-type="float" office:value="0.759349593495935" calcext:value-type="float">
            <text:p>0.759349593495935</text:p>
          </table:table-cell>
          <table:table-cell office:value-type="float" office:value="0.0493143864841553" calcext:value-type="float">
            <text:p>0.0493143864841553</text:p>
          </table:table-cell>
          <table:table-cell office:value-type="float" office:value="0.759581881533101" calcext:value-type="float">
            <text:p>0.759581881533101</text:p>
          </table:table-cell>
          <table:table-cell office:value-type="float" office:value="0.0338216487306876" calcext:value-type="float">
            <text:p>0.0338216487306876</text:p>
          </table:table-cell>
          <table:table-cell office:value-type="float" office:value="0.759465737514518" calcext:value-type="float">
            <text:p>0.759465737514518</text:p>
          </table:table-cell>
          <table:table-cell office:value-type="float" office:value="0.0306199778628631" calcext:value-type="float">
            <text:p>0.0306199778628631</text:p>
          </table:table-cell>
          <table:table-cell office:value-type="float" office:value="0.759581881533101" calcext:value-type="float">
            <text:p>0.759581881533101</text:p>
          </table:table-cell>
          <table:table-cell office:value-type="float" office:value="0.0338216487306876" calcext:value-type="float">
            <text:p>0.0338216487306876</text:p>
          </table:table-cell>
          <table:table-cell office:value-type="float" office:value="0.769337979094077" calcext:value-type="float">
            <text:p>0.769337979094077</text:p>
          </table:table-cell>
          <table:table-cell office:value-type="float" office:value="0.0351764934852334" calcext:value-type="float">
            <text:p>0.0351764934852334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84088269454123" calcext:value-type="float">
            <text:p>0.784088269454123</text:p>
          </table:table-cell>
          <table:table-cell office:value-type="float" office:value="0.05680439977107" calcext:value-type="float">
            <text:p>0.05680439977107</text:p>
          </table:table-cell>
          <table:table-cell office:value-type="float" office:value="0.745180023228804" calcext:value-type="float">
            <text:p>0.745180023228804</text:p>
          </table:table-cell>
          <table:table-cell office:value-type="float" office:value="0.0575856520960312" calcext:value-type="float">
            <text:p>0.0575856520960312</text:p>
          </table:table-cell>
          <table:table-cell office:value-type="float" office:value="0.778861788617886" calcext:value-type="float">
            <text:p>0.778861788617886</text:p>
          </table:table-cell>
          <table:table-cell office:value-type="float" office:value="0.0257600259208123" calcext:value-type="float">
            <text:p>0.0257600259208123</text:p>
          </table:table-cell>
          <table:table-cell office:value-type="float" office:value="0.76945412311266" calcext:value-type="float">
            <text:p>0.76945412311266</text:p>
          </table:table-cell>
          <table:table-cell office:value-type="float" office:value="0.0418602120579328" calcext:value-type="float">
            <text:p>0.0418602120579328</text:p>
          </table:table-cell>
          <table:table-cell office:value-type="float" office:value="0.788617886178862" calcext:value-type="float">
            <text:p>0.788617886178862</text:p>
          </table:table-cell>
          <table:table-cell office:value-type="float" office:value="0.0422850369649187" calcext:value-type="float">
            <text:p>0.0422850369649187</text:p>
          </table:table-cell>
          <table:table-cell office:value-type="float" office:value="0.759698025551684" calcext:value-type="float">
            <text:p>0.759698025551684</text:p>
          </table:table-cell>
          <table:table-cell office:value-type="float" office:value="0.0442613868087269" calcext:value-type="float">
            <text:p>0.0442613868087269</text:p>
          </table:table-cell>
          <table:table-cell office:value-type="float" office:value="0.759117305458769" calcext:value-type="float">
            <text:p>0.759117305458769</text:p>
          </table:table-cell>
          <table:table-cell office:value-type="float" office:value="0.0588584953340703" calcext:value-type="float">
            <text:p>0.0588584953340703</text:p>
          </table:table-cell>
          <table:table-cell office:value-type="float" office:value="0.769221835075494" calcext:value-type="float">
            <text:p>0.769221835075494</text:p>
          </table:table-cell>
          <table:table-cell office:value-type="float" office:value="0.027137715406933" calcext:value-type="float">
            <text:p>0.027137715406933</text:p>
          </table:table-cell>
          <table:table-cell office:value-type="float" office:value="0.749941927990709" calcext:value-type="float">
            <text:p>0.749941927990709</text:p>
          </table:table-cell>
          <table:table-cell office:value-type="float" office:value="0.055332599974633" calcext:value-type="float">
            <text:p>0.055332599974633</text:p>
          </table:table-cell>
          <table:table-cell office:value-type="float" office:value="0.774332171893148" calcext:value-type="float">
            <text:p>0.774332171893148</text:p>
          </table:table-cell>
          <table:table-cell office:value-type="float" office:value="0.0535737498277429" calcext:value-type="float">
            <text:p>0.0535737498277429</text:p>
          </table:table-cell>
          <table:table-cell office:value-type="float" office:value="0.740301974448316" calcext:value-type="float">
            <text:p>0.740301974448316</text:p>
          </table:table-cell>
          <table:table-cell office:value-type="float" office:value="0.0268874030146542" calcext:value-type="float">
            <text:p>0.0268874030146542</text:p>
          </table:table-cell>
          <table:table-cell office:value-type="float" office:value="0.75458768873403" calcext:value-type="float">
            <text:p>0.75458768873403</text:p>
          </table:table-cell>
          <table:table-cell office:value-type="float" office:value="0.0502878117874932" calcext:value-type="float">
            <text:p>0.0502878117874932</text:p>
          </table:table-cell>
          <table:table-cell office:value-type="float" office:value="0.75458768873403" calcext:value-type="float">
            <text:p>0.75458768873403</text:p>
          </table:table-cell>
          <table:table-cell office:value-type="float" office:value="0.0407986346772515" calcext:value-type="float">
            <text:p>0.0407986346772515</text:p>
          </table:table-cell>
          <table:table-cell office:value-type="float" office:value="0.764227642276423" calcext:value-type="float">
            <text:p>0.764227642276423</text:p>
          </table:table-cell>
          <table:table-cell office:value-type="float" office:value="0.0405819067789024" calcext:value-type="float">
            <text:p>0.0405819067789024</text:p>
          </table:table-cell>
          <table:table-cell office:value-type="float" office:value="0.764459930313589" calcext:value-type="float">
            <text:p>0.764459930313589</text:p>
          </table:table-cell>
          <table:table-cell office:value-type="float" office:value="0.0306095131658808" calcext:value-type="float">
            <text:p>0.0306095131658808</text:p>
          </table:table-cell>
          <table:table-cell office:value-type="float" office:value="0.769337979094077" calcext:value-type="float">
            <text:p>0.769337979094077</text:p>
          </table:table-cell>
          <table:table-cell office:value-type="float" office:value="0.0308859026401775" calcext:value-type="float">
            <text:p>0.0308859026401775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74332171893148" calcext:value-type="float">
            <text:p>0.774332171893148</text:p>
          </table:table-cell>
          <table:table-cell office:value-type="float" office:value="0.0479922206880375" calcext:value-type="float">
            <text:p>0.0479922206880375</text:p>
          </table:table-cell>
          <table:table-cell office:value-type="float" office:value="0.745296167247387" calcext:value-type="float">
            <text:p>0.745296167247387</text:p>
          </table:table-cell>
          <table:table-cell office:value-type="float" office:value="0.0571937065427189" calcext:value-type="float">
            <text:p>0.0571937065427189</text:p>
          </table:table-cell>
          <table:table-cell office:value-type="float" office:value="0.769105691056911" calcext:value-type="float">
            <text:p>0.769105691056911</text:p>
          </table:table-cell>
          <table:table-cell office:value-type="float" office:value="0.0283264046704195" calcext:value-type="float">
            <text:p>0.0283264046704195</text:p>
          </table:table-cell>
          <table:table-cell office:value-type="float" office:value="0.769337979094077" calcext:value-type="float">
            <text:p>0.769337979094077</text:p>
          </table:table-cell>
          <table:table-cell office:value-type="float" office:value="0.0391768770160014" calcext:value-type="float">
            <text:p>0.0391768770160014</text:p>
          </table:table-cell>
          <table:table-cell office:value-type="float" office:value="0.788501742160279" calcext:value-type="float">
            <text:p>0.788501742160279</text:p>
          </table:table-cell>
          <table:table-cell office:value-type="float" office:value="0.0311008005851616" calcext:value-type="float">
            <text:p>0.0311008005851616</text:p>
          </table:table-cell>
          <table:table-cell office:value-type="float" office:value="0.754819976771196" calcext:value-type="float">
            <text:p>0.754819976771196</text:p>
          </table:table-cell>
          <table:table-cell office:value-type="float" office:value="0.0390777592592211" calcext:value-type="float">
            <text:p>0.0390777592592211</text:p>
          </table:table-cell>
          <table:table-cell office:value-type="float" office:value="0.749709639953542" calcext:value-type="float">
            <text:p>0.749709639953542</text:p>
          </table:table-cell>
          <table:table-cell office:value-type="float" office:value="0.0386735166452321" calcext:value-type="float">
            <text:p>0.0386735166452321</text:p>
          </table:table-cell>
          <table:table-cell office:value-type="float" office:value="0.778977932636469" calcext:value-type="float">
            <text:p>0.778977932636469</text:p>
          </table:table-cell>
          <table:table-cell office:value-type="float" office:value="0.0298706971673818" calcext:value-type="float">
            <text:p>0.0298706971673818</text:p>
          </table:table-cell>
          <table:table-cell office:value-type="float" office:value="0.759698025551684" calcext:value-type="float">
            <text:p>0.759698025551684</text:p>
          </table:table-cell>
          <table:table-cell office:value-type="float" office:value="0.0499797280173056" calcext:value-type="float">
            <text:p>0.0499797280173056</text:p>
          </table:table-cell>
          <table:table-cell office:value-type="float" office:value="0.764576074332172" calcext:value-type="float">
            <text:p>0.764576074332172</text:p>
          </table:table-cell>
          <table:table-cell office:value-type="float" office:value="0.0479957340020508" calcext:value-type="float">
            <text:p>0.0479957340020508</text:p>
          </table:table-cell>
          <table:table-cell office:value-type="float" office:value="0.754703832752613" calcext:value-type="float">
            <text:p>0.754703832752613</text:p>
          </table:table-cell>
          <table:table-cell office:value-type="float" office:value="0.0319675730152247" calcext:value-type="float">
            <text:p>0.0319675730152247</text:p>
          </table:table-cell>
          <table:table-cell office:value-type="float" office:value="0.769105691056911" calcext:value-type="float">
            <text:p>0.769105691056911</text:p>
          </table:table-cell>
          <table:table-cell office:value-type="float" office:value="0.0408254898855957" calcext:value-type="float">
            <text:p>0.0408254898855957</text:p>
          </table:table-cell>
          <table:table-cell office:value-type="float" office:value="0.749825783972126" calcext:value-type="float">
            <text:p>0.749825783972126</text:p>
          </table:table-cell>
          <table:table-cell office:value-type="float" office:value="0.0335247048959647" calcext:value-type="float">
            <text:p>0.0335247048959647</text:p>
          </table:table-cell>
          <table:table-cell office:value-type="float" office:value="0.754471544715447" calcext:value-type="float">
            <text:p>0.754471544715447</text:p>
          </table:table-cell>
          <table:table-cell office:value-type="float" office:value="0.0481777232938771" calcext:value-type="float">
            <text:p>0.0481777232938771</text:p>
          </table:table-cell>
          <table:table-cell office:value-type="float" office:value="0.769337979094077" calcext:value-type="float">
            <text:p>0.769337979094077</text:p>
          </table:table-cell>
          <table:table-cell office:value-type="float" office:value="0.0353748636846668" calcext:value-type="float">
            <text:p>0.0353748636846668</text:p>
          </table:table-cell>
          <table:table-cell office:value-type="float" office:value="0.774332171893148" calcext:value-type="float">
            <text:p>0.774332171893148</text:p>
          </table:table-cell>
          <table:table-cell office:value-type="float" office:value="0.044786284147706" calcext:value-type="float">
            <text:p>0.0447862841477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86945412311266" calcext:value-type="float">
            <text:p>0.786945412311266</text:p>
          </table:table-cell>
          <table:table-cell office:value-type="float" office:value="0.0515043681548633" calcext:value-type="float">
            <text:p>0.0515043681548633</text:p>
          </table:table-cell>
          <table:table-cell office:value-type="float" office:value="0.757700348432056" calcext:value-type="float">
            <text:p>0.757700348432056</text:p>
          </table:table-cell>
          <table:table-cell office:value-type="float" office:value="0.0456238722827651" calcext:value-type="float">
            <text:p>0.0456238722827651</text:p>
          </table:table-cell>
          <table:table-cell office:value-type="float" office:value="0.772102206736353" calcext:value-type="float">
            <text:p>0.772102206736353</text:p>
          </table:table-cell>
          <table:table-cell office:value-type="float" office:value="0.0335820613933902" calcext:value-type="float">
            <text:p>0.0335820613933902</text:p>
          </table:table-cell>
          <table:table-cell office:value-type="float" office:value="0.779047619047619" calcext:value-type="float">
            <text:p>0.779047619047619</text:p>
          </table:table-cell>
          <table:table-cell office:value-type="float" office:value="0.0411443917336156" calcext:value-type="float">
            <text:p>0.0411443917336156</text:p>
          </table:table-cell>
          <table:table-cell office:value-type="float" office:value="0.780813008130081" calcext:value-type="float">
            <text:p>0.780813008130081</text:p>
          </table:table-cell>
          <table:table-cell office:value-type="float" office:value="0.0455853561220662" calcext:value-type="float">
            <text:p>0.0455853561220662</text:p>
          </table:table-cell>
          <table:table-cell office:value-type="float" office:value="0.763554006968641" calcext:value-type="float">
            <text:p>0.763554006968641</text:p>
          </table:table-cell>
          <table:table-cell office:value-type="float" office:value="0.0420403457545324" calcext:value-type="float">
            <text:p>0.0420403457545324</text:p>
          </table:table-cell>
          <table:table-cell office:value-type="float" office:value="0.758443670150987" calcext:value-type="float">
            <text:p>0.758443670150987</text:p>
          </table:table-cell>
          <table:table-cell office:value-type="float" office:value="0.0476015343282329" calcext:value-type="float">
            <text:p>0.0476015343282329</text:p>
          </table:table-cell>
          <table:table-cell office:value-type="float" office:value="0.780743321718931" calcext:value-type="float">
            <text:p>0.780743321718931</text:p>
          </table:table-cell>
          <table:table-cell office:value-type="float" office:value="0.0299831689708513" calcext:value-type="float">
            <text:p>0.0299831689708513</text:p>
          </table:table-cell>
          <table:table-cell office:value-type="float" office:value="0.763530778164925" calcext:value-type="float">
            <text:p>0.763530778164925</text:p>
          </table:table-cell>
          <table:table-cell office:value-type="float" office:value="0.0532643984283908" calcext:value-type="float">
            <text:p>0.0532643984283908</text:p>
          </table:table-cell>
          <table:table-cell office:value-type="float" office:value="0.774192799070848" calcext:value-type="float">
            <text:p>0.774192799070848</text:p>
          </table:table-cell>
          <table:table-cell office:value-type="float" office:value="0.0473756983966435" calcext:value-type="float">
            <text:p>0.0473756983966435</text:p>
          </table:table-cell>
          <table:table-cell office:value-type="float" office:value="0.755632984901278" calcext:value-type="float">
            <text:p>0.755632984901278</text:p>
          </table:table-cell>
          <table:table-cell office:value-type="float" office:value="0.0322845663450141" calcext:value-type="float">
            <text:p>0.0322845663450141</text:p>
          </table:table-cell>
          <table:table-cell office:value-type="float" office:value="0.766202090592335" calcext:value-type="float">
            <text:p>0.766202090592335</text:p>
          </table:table-cell>
          <table:table-cell office:value-type="float" office:value="0.0464145048058193" calcext:value-type="float">
            <text:p>0.0464145048058193</text:p>
          </table:table-cell>
          <table:table-cell office:value-type="float" office:value="0.757607433217189" calcext:value-type="float">
            <text:p>0.757607433217189</text:p>
          </table:table-cell>
          <table:table-cell office:value-type="float" office:value="0.0361626540633441" calcext:value-type="float">
            <text:p>0.0361626540633441</text:p>
          </table:table-cell>
          <table:table-cell office:value-type="float" office:value="0.759465737514518" calcext:value-type="float">
            <text:p>0.759465737514518</text:p>
          </table:table-cell>
          <table:table-cell office:value-type="float" office:value="0.0399550207696651" calcext:value-type="float">
            <text:p>0.0399550207696651</text:p>
          </table:table-cell>
          <table:table-cell office:value-type="float" office:value="0.766341463414634" calcext:value-type="float">
            <text:p>0.766341463414634</text:p>
          </table:table-cell>
          <table:table-cell office:value-type="float" office:value="0.0366328432091442" calcext:value-type="float">
            <text:p>0.0366328432091442</text:p>
          </table:table-cell>
          <table:table-cell office:value-type="float" office:value="0.776120789779326" calcext:value-type="float">
            <text:p>0.776120789779326</text:p>
          </table:table-cell>
          <table:table-cell office:value-type="float" office:value="0.0421822611862475" calcext:value-type="float">
            <text:p>0.0421822611862475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vertebral_column</text:p>
          </table:table-cell>
          <table:table-cell office:value-type="float" office:value="0.803225806451613" calcext:value-type="float">
            <text:p>0.803225806451613</text:p>
          </table:table-cell>
          <table:table-cell office:value-type="float" office:value="0.041748964856596" calcext:value-type="float">
            <text:p>0.041748964856596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41748964856596" calcext:value-type="float">
            <text:p>0.041748964856596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464672912609288" calcext:value-type="float">
            <text:p>0.0464672912609288</text:p>
          </table:table-cell>
          <table:table-cell office:value-type="float" office:value="0.803225806451613" calcext:value-type="float">
            <text:p>0.803225806451613</text:p>
          </table:table-cell>
          <table:table-cell office:value-type="float" office:value="0.0401609664451249" calcext:value-type="float">
            <text:p>0.0401609664451249</text:p>
          </table:table-cell>
          <table:table-cell office:value-type="float" office:value="0.809677419354839" calcext:value-type="float">
            <text:p>0.809677419354839</text:p>
          </table:table-cell>
          <table:table-cell office:value-type="float" office:value="0.0489217770583971" calcext:value-type="float">
            <text:p>0.0489217770583971</text:p>
          </table:table-cell>
          <table:table-cell office:value-type="float" office:value="0.848387096774193" calcext:value-type="float">
            <text:p>0.848387096774193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65667029572586" calcext:value-type="float">
            <text:p>0.0565667029572586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388438534799752" calcext:value-type="float">
            <text:p>0.0388438534799752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01746563449512" calcext:value-type="float">
            <text:p>0.0301746563449512</text:p>
          </table:table-cell>
          <table:table-cell office:value-type="float" office:value="0.803225806451613" calcext:value-type="float">
            <text:p>0.803225806451613</text:p>
          </table:table-cell>
          <table:table-cell office:value-type="float" office:value="0.0447562481468116" calcext:value-type="float">
            <text:p>0.0447562481468116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269890331140024" calcext:value-type="float">
            <text:p>0.0269890331140024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265027043954112" calcext:value-type="float">
            <text:p>0.0265027043954112</text:p>
          </table:table-cell>
          <table:table-cell office:value-type="float" office:value="0.809677419354839" calcext:value-type="float">
            <text:p>0.809677419354839</text:p>
          </table:table-cell>
          <table:table-cell office:value-type="float" office:value="0.0574791280038886" calcext:value-type="float">
            <text:p>0.0574791280038886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288524900322553" calcext:value-type="float">
            <text:p>0.0288524900322553</text:p>
          </table:table-cell>
          <table:table-cell office:value-type="float" office:value="0.809677419354839" calcext:value-type="float">
            <text:p>0.809677419354839</text:p>
          </table:table-cell>
          <table:table-cell office:value-type="float" office:value="0.0349669086914174" calcext:value-type="float">
            <text:p>0.0349669086914174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554050452816699" calcext:value-type="float">
            <text:p>0.0554050452816699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vertebral_column</text:p>
          </table:table-cell>
          <table:table-cell office:value-type="float" office:value="0.8" calcext:value-type="float">
            <text:p>0.8</text:p>
          </table:table-cell>
          <table:table-cell office:value-type="float" office:value="0.0491869376837964" calcext:value-type="float">
            <text:p>0.0491869376837964</text:p>
          </table:table-cell>
          <table:table-cell office:value-type="float" office:value="0.848387096774193" calcext:value-type="float">
            <text:p>0.848387096774193</text:p>
          </table:table-cell>
          <table:table-cell office:value-type="float" office:value="0.0464672912609288" calcext:value-type="float">
            <text:p>0.0464672912609288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464672912609288" calcext:value-type="float">
            <text:p>0.0464672912609288</text:p>
          </table:table-cell>
          <table:table-cell office:value-type="float" office:value="0.803225806451613" calcext:value-type="float">
            <text:p>0.803225806451613</text:p>
          </table:table-cell>
          <table:table-cell office:value-type="float" office:value="0.038507536730043" calcext:value-type="float">
            <text:p>0.038507536730043</text:p>
          </table:table-cell>
          <table:table-cell office:value-type="float" office:value="0.8" calcext:value-type="float">
            <text:p>0.8</text:p>
          </table:table-cell>
          <table:table-cell office:value-type="float" office:value="0.0554050452816699" calcext:value-type="float">
            <text:p>0.0554050452816699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30054087908225" calcext:value-type="float">
            <text:p>0.0530054087908225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489217770583971" calcext:value-type="float">
            <text:p>0.0489217770583971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517638920512297" calcext:value-type="float">
            <text:p>0.0517638920512297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542185042386181" calcext:value-type="float">
            <text:p>0.0542185042386181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489217770583971" calcext:value-type="float">
            <text:p>0.0489217770583971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60656125403192" calcext:value-type="float">
            <text:p>0.0360656125403192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435782454390526" calcext:value-type="float">
            <text:p>0.0435782454390526</text:p>
          </table:table-cell>
          <table:table-cell office:value-type="float" office:value="0.809677419354839" calcext:value-type="float">
            <text:p>0.809677419354839</text:p>
          </table:table-cell>
          <table:table-cell office:value-type="float" office:value="0.0551697786338292" calcext:value-type="float">
            <text:p>0.0551697786338292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78259335469631" calcext:value-type="float">
            <text:p>0.0378259335469631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530054087908225" calcext:value-type="float">
            <text:p>0.0530054087908225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43278735048383" calcext:value-type="float">
            <text:p>0.043278735048383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vertebral_column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517638920512297" calcext:value-type="float">
            <text:p>0.0517638920512297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288524900322553" calcext:value-type="float">
            <text:p>0.028852490032255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6186519558956" calcext:value-type="float">
            <text:p>0.046186519558956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9507899077148" calcext:value-type="float">
            <text:p>0.039507899077148</text:p>
          </table:table-cell>
          <table:table-cell office:value-type="float" office:value="0.8" calcext:value-type="float">
            <text:p>0.8</text:p>
          </table:table-cell>
          <table:table-cell office:value-type="float" office:value="0.0504918575564468" calcext:value-type="float">
            <text:p>0.0504918575564468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75738103346859" calcext:value-type="float">
            <text:p>0.0475738103346859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551697786338292" calcext:value-type="float">
            <text:p>0.0551697786338292</text:p>
          </table:table-cell>
          <table:table-cell office:value-type="float" office:value="0.803225806451613" calcext:value-type="float">
            <text:p>0.803225806451613</text:p>
          </table:table-cell>
          <table:table-cell office:value-type="float" office:value="0.0489217770583971" calcext:value-type="float">
            <text:p>0.0489217770583971</text:p>
          </table:table-cell>
          <table:table-cell office:value-type="float" office:value="0.809677419354839" calcext:value-type="float">
            <text:p>0.809677419354839</text:p>
          </table:table-cell>
          <table:table-cell office:value-type="float" office:value="0.043278735048383" calcext:value-type="float">
            <text:p>0.043278735048383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41711739923521" calcext:value-type="float">
            <text:p>0.0441711739923521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447562481468116" calcext:value-type="float">
            <text:p>0.0447562481468116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01609664451249" calcext:value-type="float">
            <text:p>0.0401609664451249</text:p>
          </table:table-cell>
          <table:table-cell office:value-type="float" office:value="0.809677419354839" calcext:value-type="float">
            <text:p>0.809677419354839</text:p>
          </table:table-cell>
          <table:table-cell office:value-type="float" office:value="0.046186519558956" calcext:value-type="float">
            <text:p>0.046186519558956</text:p>
          </table:table-cell>
          <table:table-cell office:value-type="float" office:value="0.809677419354839" calcext:value-type="float">
            <text:p>0.809677419354839</text:p>
          </table:table-cell>
          <table:table-cell office:value-type="float" office:value="0.0539780662280049" calcext:value-type="float">
            <text:p>0.0539780662280049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577049800645107" calcext:value-type="float">
            <text:p>0.0577049800645107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78464418522301" calcext:value-type="float">
            <text:p>0.0478464418522301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vertebral_column</text:p>
          </table:table-cell>
          <table:table-cell office:value-type="float" office:value="0.809677419354839" calcext:value-type="float">
            <text:p>0.809677419354839</text:p>
          </table:table-cell>
          <table:table-cell office:value-type="float" office:value="0.0475738103346859" calcext:value-type="float">
            <text:p>0.0475738103346859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301746563449511" calcext:value-type="float">
            <text:p>0.0301746563449511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502335854916046" calcext:value-type="float">
            <text:p>0.0502335854916046</text:p>
          </table:table-cell>
          <table:table-cell office:value-type="float" office:value="0.806451612903226" calcext:value-type="float">
            <text:p>0.806451612903226</text:p>
          </table:table-cell>
          <table:table-cell office:value-type="float" office:value="0.0470238056035911" calcext:value-type="float">
            <text:p>0.0470238056035911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435782454390525" calcext:value-type="float">
            <text:p>0.0435782454390525</text:p>
          </table:table-cell>
          <table:table-cell office:value-type="float" office:value="0.809677419354839" calcext:value-type="float">
            <text:p>0.809677419354839</text:p>
          </table:table-cell>
          <table:table-cell office:value-type="float" office:value="0.0502335854916046" calcext:value-type="float">
            <text:p>0.0502335854916046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527594426896649" calcext:value-type="float">
            <text:p>0.0527594426896649</text:p>
          </table:table-cell>
          <table:table-cell office:value-type="float" office:value="0.8" calcext:value-type="float">
            <text:p>0.8</text:p>
          </table:table-cell>
          <table:table-cell office:value-type="float" office:value="0.0491869376837965" calcext:value-type="float">
            <text:p>0.0491869376837965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517638920512297" calcext:value-type="float">
            <text:p>0.0517638920512297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89217770583971" calcext:value-type="float">
            <text:p>0.0489217770583971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49669086914174" calcext:value-type="float">
            <text:p>0.0349669086914174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8507536730043" calcext:value-type="float">
            <text:p>0.038507536730043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464672912609288" calcext:value-type="float">
            <text:p>0.0464672912609288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464672912609288" calcext:value-type="float">
            <text:p>0.0464672912609288</text:p>
          </table:table-cell>
          <table:table-cell office:value-type="float" office:value="0.803225806451613" calcext:value-type="float">
            <text:p>0.803225806451613</text:p>
          </table:table-cell>
          <table:table-cell office:value-type="float" office:value="0.0489217770583971" calcext:value-type="float">
            <text:p>0.0489217770583971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11211251096192" calcext:value-type="float">
            <text:p>0.0411211251096192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vertebral_column</text:p>
          </table:table-cell>
          <table:table-cell office:value-type="float" office:value="0.793548387096774" calcext:value-type="float">
            <text:p>0.793548387096774</text:p>
          </table:table-cell>
          <table:table-cell office:value-type="float" office:value="0.0349669086914174" calcext:value-type="float">
            <text:p>0.0349669086914174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22809896167308" calcext:value-type="float">
            <text:p>0.022809896167308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89217770583971" calcext:value-type="float">
            <text:p>0.0489217770583971</text:p>
          </table:table-cell>
          <table:table-cell office:value-type="float" office:value="0.806451612903226" calcext:value-type="float">
            <text:p>0.806451612903226</text:p>
          </table:table-cell>
          <table:table-cell office:value-type="float" office:value="0.0470238056035911" calcext:value-type="float">
            <text:p>0.0470238056035911</text:p>
          </table:table-cell>
          <table:table-cell office:value-type="float" office:value="0.806451612903226" calcext:value-type="float">
            <text:p>0.806451612903226</text:p>
          </table:table-cell>
          <table:table-cell office:value-type="float" office:value="0.0411211251096192" calcext:value-type="float">
            <text:p>0.0411211251096192</text:p>
          </table:table-cell>
          <table:table-cell office:value-type="float" office:value="0.809677419354839" calcext:value-type="float">
            <text:p>0.809677419354839</text:p>
          </table:table-cell>
          <table:table-cell office:value-type="float" office:value="0.0502335854916046" calcext:value-type="float">
            <text:p>0.0502335854916046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464672912609288" calcext:value-type="float">
            <text:p>0.0464672912609288</text:p>
          </table:table-cell>
          <table:table-cell office:value-type="float" office:value="0.8" calcext:value-type="float">
            <text:p>0.8</text:p>
          </table:table-cell>
          <table:table-cell office:value-type="float" office:value="0.0491869376837965" calcext:value-type="float">
            <text:p>0.0491869376837965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464672912609288" calcext:value-type="float">
            <text:p>0.0464672912609288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97130161529756" calcext:value-type="float">
            <text:p>0.0497130161529756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4214844250962" calcext:value-type="float">
            <text:p>0.034214844250962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8507536730043" calcext:value-type="float">
            <text:p>0.038507536730043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530054087908225" calcext:value-type="float">
            <text:p>0.0530054087908225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447562481468116" calcext:value-type="float">
            <text:p>0.0447562481468116</text:p>
          </table:table-cell>
          <table:table-cell office:value-type="float" office:value="0.809677419354839" calcext:value-type="float">
            <text:p>0.809677419354839</text:p>
          </table:table-cell>
          <table:table-cell office:value-type="float" office:value="0.0447562481468116" calcext:value-type="float">
            <text:p>0.0447562481468116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43278735048383" calcext:value-type="float">
            <text:p>0.04327873504838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vertebral_column</text:p>
          </table:table-cell>
          <table:table-cell office:value-type="float" office:value="0.804516129032258" calcext:value-type="float">
            <text:p>0.804516129032258</text:p>
          </table:table-cell>
          <table:table-cell office:value-type="float" office:value="0.0450481027235451" calcext:value-type="float">
            <text:p>0.0450481027235451</text:p>
          </table:table-cell>
          <table:table-cell office:value-type="float" office:value="0.839354838709678" calcext:value-type="float">
            <text:p>0.839354838709678</text:p>
          </table:table-cell>
          <table:table-cell office:value-type="float" office:value="0.0340106597324078" calcext:value-type="float">
            <text:p>0.0340106597324078</text:p>
          </table:table-cell>
          <table:table-cell office:value-type="float" office:value="0.82" calcext:value-type="float">
            <text:p>0.82</text:p>
          </table:table-cell>
          <table:table-cell office:value-type="float" office:value="0.0476552929261631" calcext:value-type="float">
            <text:p>0.0476552929261631</text:p>
          </table:table-cell>
          <table:table-cell office:value-type="float" office:value="0.808387096774193" calcext:value-type="float">
            <text:p>0.808387096774193</text:p>
          </table:table-cell>
          <table:table-cell office:value-type="float" office:value="0.0424448026918996" calcext:value-type="float">
            <text:p>0.0424448026918996</text:p>
          </table:table-cell>
          <table:table-cell office:value-type="float" office:value="0.806451612903226" calcext:value-type="float">
            <text:p>0.806451612903226</text:p>
          </table:table-cell>
          <table:table-cell office:value-type="float" office:value="0.0479036100890371" calcext:value-type="float">
            <text:p>0.0479036100890371</text:p>
          </table:table-cell>
          <table:table-cell office:value-type="float" office:value="0.824516129032258" calcext:value-type="float">
            <text:p>0.824516129032258</text:p>
          </table:table-cell>
          <table:table-cell office:value-type="float" office:value="0.0476356421722089" calcext:value-type="float">
            <text:p>0.0476356421722089</text:p>
          </table:table-cell>
          <table:table-cell office:value-type="float" office:value="0.823870967741935" calcext:value-type="float">
            <text:p>0.823870967741935</text:p>
          </table:table-cell>
          <table:table-cell office:value-type="float" office:value="0.0519769985200157" calcext:value-type="float">
            <text:p>0.0519769985200157</text:p>
          </table:table-cell>
          <table:table-cell office:value-type="float" office:value="0.805806451612903" calcext:value-type="float">
            <text:p>0.805806451612903</text:p>
          </table:table-cell>
          <table:table-cell office:value-type="float" office:value="0.047580679591439" calcext:value-type="float">
            <text:p>0.047580679591439</text:p>
          </table:table-cell>
          <table:table-cell office:value-type="float" office:value="0.814838709677419" calcext:value-type="float">
            <text:p>0.814838709677419</text:p>
          </table:table-cell>
          <table:table-cell office:value-type="float" office:value="0.0451806157888222" calcext:value-type="float">
            <text:p>0.0451806157888222</text:p>
          </table:table-cell>
          <table:table-cell office:value-type="float" office:value="0.818709677419355" calcext:value-type="float">
            <text:p>0.818709677419355</text:p>
          </table:table-cell>
          <table:table-cell office:value-type="float" office:value="0.0472967984817867" calcext:value-type="float">
            <text:p>0.0472967984817867</text:p>
          </table:table-cell>
          <table:table-cell office:value-type="float" office:value="0.820645161290323" calcext:value-type="float">
            <text:p>0.820645161290323</text:p>
          </table:table-cell>
          <table:table-cell office:value-type="float" office:value="0.0353985293487025" calcext:value-type="float">
            <text:p>0.0353985293487025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74513979479349" calcext:value-type="float">
            <text:p>0.0374513979479349</text:p>
          </table:table-cell>
          <table:table-cell office:value-type="float" office:value="0.810967741935484" calcext:value-type="float">
            <text:p>0.810967741935484</text:p>
          </table:table-cell>
          <table:table-cell office:value-type="float" office:value="0.051661625249685" calcext:value-type="float">
            <text:p>0.051661625249685</text:p>
          </table:table-cell>
          <table:table-cell office:value-type="float" office:value="0.81741935483871" calcext:value-type="float">
            <text:p>0.81741935483871</text:p>
          </table:table-cell>
          <table:table-cell office:value-type="float" office:value="0.0423760058429927" calcext:value-type="float">
            <text:p>0.0423760058429927</text:p>
          </table:table-cell>
          <table:table-cell office:value-type="float" office:value="0.810322580645161" calcext:value-type="float">
            <text:p>0.810322580645161</text:p>
          </table:table-cell>
          <table:table-cell office:value-type="float" office:value="0.0478710645503919" calcext:value-type="float">
            <text:p>0.0478710645503919</text:p>
          </table:table-cell>
          <table:table-cell office:value-type="float" office:value="0.820645161290323" calcext:value-type="float">
            <text:p>0.820645161290323</text:p>
          </table:table-cell>
          <table:table-cell office:value-type="float" office:value="0.046186016468057" calcext:value-type="float">
            <text:p>0.046186016468057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49669086914174" calcext:value-type="float">
            <text:p>0.0349669086914174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420593703561461" calcext:value-type="float">
            <text:p>0.0420593703561461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38507536730043" calcext:value-type="float">
            <text:p>0.038507536730043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417489648565961" calcext:value-type="float">
            <text:p>0.0417489648565961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244608885291986" calcext:value-type="float">
            <text:p>0.0244608885291986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310248130026957" calcext:value-type="float">
            <text:p>0.0310248130026957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10248130026957" calcext:value-type="float">
            <text:p>0.0310248130026957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43278735048383" calcext:value-type="float">
            <text:p>0.043278735048383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456197923346159" calcext:value-type="float">
            <text:p>0.0456197923346159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70238056035911" calcext:value-type="float">
            <text:p>0.0470238056035911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417489648565961" calcext:value-type="float">
            <text:p>0.0417489648565961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411211251096192" calcext:value-type="float">
            <text:p>0.0411211251096192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60656125403191" calcext:value-type="float">
            <text:p>0.0360656125403191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255022391949063" calcext:value-type="float">
            <text:p>0.0255022391949063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14412720800289" calcext:value-type="float">
            <text:p>0.0314412720800289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301746563449511" calcext:value-type="float">
            <text:p>0.0301746563449511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38507536730043" calcext:value-type="float">
            <text:p>0.03850753673004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67798524225528" calcext:value-type="float">
            <text:p>0.0367798524225528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78464418522301" calcext:value-type="float">
            <text:p>0.047846441852230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04835496710037" calcext:value-type="float">
            <text:p>0.0404835496710037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3278735048383" calcext:value-type="float">
            <text:p>0.04327873504838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49669086914174" calcext:value-type="float">
            <text:p>0.0349669086914174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01746563449511" calcext:value-type="float">
            <text:p>0.0301746563449511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401609664451249" calcext:value-type="float">
            <text:p>0.0401609664451249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542185042386181" calcext:value-type="float">
            <text:p>0.054218504238618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78259335469631" calcext:value-type="float">
            <text:p>0.0378259335469631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353369391938817" calcext:value-type="float">
            <text:p>0.0353369391938817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349669086914174" calcext:value-type="float">
            <text:p>0.0349669086914174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3278735048383" calcext:value-type="float">
            <text:p>0.043278735048383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78259335469631" calcext:value-type="float">
            <text:p>0.037825933546963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17638920512297" calcext:value-type="float">
            <text:p>0.0517638920512297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91869376837965" calcext:value-type="float">
            <text:p>0.0491869376837965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70238056035911" calcext:value-type="float">
            <text:p>0.047023805603591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88438534799751" calcext:value-type="float">
            <text:p>0.0388438534799751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404835496710036" calcext:value-type="float">
            <text:p>0.0404835496710036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8507536730043" calcext:value-type="float">
            <text:p>0.03850753673004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50459356250611" calcext:value-type="float">
            <text:p>0.045045935625061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20593703561461" calcext:value-type="float">
            <text:p>0.042059370356146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64672912609288" calcext:value-type="float">
            <text:p>0.0464672912609288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41711739923521" calcext:value-type="float">
            <text:p>0.0441711739923521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47562481468116" calcext:value-type="float">
            <text:p>0.0447562481468116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56197923346159" calcext:value-type="float">
            <text:p>0.0456197923346159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38507536730043" calcext:value-type="float">
            <text:p>0.03850753673004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91869376837965" calcext:value-type="float">
            <text:p>0.0491869376837965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49669086914174" calcext:value-type="float">
            <text:p>0.0349669086914174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70238056035911" calcext:value-type="float">
            <text:p>0.0470238056035911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89217770583971" calcext:value-type="float">
            <text:p>0.0489217770583971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464672912609288" calcext:value-type="float">
            <text:p>0.0464672912609288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49669086914174" calcext:value-type="float">
            <text:p>0.0349669086914174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10248130026957" calcext:value-type="float">
            <text:p>0.0310248130026957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78259335469631" calcext:value-type="float">
            <text:p>0.0378259335469631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39507899077148" calcext:value-type="float">
            <text:p>0.039507899077148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292998421364273" calcext:value-type="float">
            <text:p>0.029299842136427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35782454390526" calcext:value-type="float">
            <text:p>0.0435782454390526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464672912609288" calcext:value-type="float">
            <text:p>0.0464672912609288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11211251096192" calcext:value-type="float">
            <text:p>0.0411211251096192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8507536730043" calcext:value-type="float">
            <text:p>0.03850753673004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88438534799751" calcext:value-type="float">
            <text:p>0.0388438534799751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292998421364273" calcext:value-type="float">
            <text:p>0.0292998421364273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417489648565961" calcext:value-type="float">
            <text:p>0.0417489648565961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411211251096192" calcext:value-type="float">
            <text:p>0.0411211251096192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5619792334616" calcext:value-type="float">
            <text:p>0.045619792334616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41711739923521" calcext:value-type="float">
            <text:p>0.0441711739923521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404835496710036" calcext:value-type="float">
            <text:p>0.0404835496710036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292998421364273" calcext:value-type="float">
            <text:p>0.029299842136427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04835496710036" calcext:value-type="float">
            <text:p>0.0404835496710036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78464418522301" calcext:value-type="float">
            <text:p>0.04784644185223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30322580645161" calcext:value-type="float">
            <text:p>0.830322580645161</text:p>
          </table:table-cell>
          <table:table-cell office:value-type="float" office:value="0.0385197257741208" calcext:value-type="float">
            <text:p>0.0385197257741208</text:p>
          </table:table-cell>
          <table:table-cell office:value-type="float" office:value="0.830967741935484" calcext:value-type="float">
            <text:p>0.830967741935484</text:p>
          </table:table-cell>
          <table:table-cell office:value-type="float" office:value="0.0404507358387431" calcext:value-type="float">
            <text:p>0.0404507358387431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73588833775241" calcext:value-type="float">
            <text:p>0.037358883377524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35974367488436" calcext:value-type="float">
            <text:p>0.0435974367488436</text:p>
          </table:table-cell>
          <table:table-cell office:value-type="float" office:value="0.829677419354839" calcext:value-type="float">
            <text:p>0.829677419354839</text:p>
          </table:table-cell>
          <table:table-cell office:value-type="float" office:value="0.0394939884595054" calcext:value-type="float">
            <text:p>0.0394939884595054</text:p>
          </table:table-cell>
          <table:table-cell office:value-type="float" office:value="0.830322580645161" calcext:value-type="float">
            <text:p>0.830322580645161</text:p>
          </table:table-cell>
          <table:table-cell office:value-type="float" office:value="0.0345813868507742" calcext:value-type="float">
            <text:p>0.0345813868507742</text:p>
          </table:table-cell>
          <table:table-cell office:value-type="float" office:value="0.820645161290323" calcext:value-type="float">
            <text:p>0.820645161290323</text:p>
          </table:table-cell>
          <table:table-cell office:value-type="float" office:value="0.0400534524434005" calcext:value-type="float">
            <text:p>0.0400534524434005</text:p>
          </table:table-cell>
          <table:table-cell office:value-type="float" office:value="0.827741935483871" calcext:value-type="float">
            <text:p>0.827741935483871</text:p>
          </table:table-cell>
          <table:table-cell office:value-type="float" office:value="0.0430888451489515" calcext:value-type="float">
            <text:p>0.0430888451489515</text:p>
          </table:table-cell>
          <table:table-cell office:value-type="float" office:value="0.830322580645161" calcext:value-type="float">
            <text:p>0.830322580645161</text:p>
          </table:table-cell>
          <table:table-cell office:value-type="float" office:value="0.0426314668585163" calcext:value-type="float">
            <text:p>0.042631466858516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75609456244659" calcext:value-type="float">
            <text:p>0.0375609456244659</text:p>
          </table:table-cell>
          <table:table-cell office:value-type="float" office:value="0.830967741935484" calcext:value-type="float">
            <text:p>0.830967741935484</text:p>
          </table:table-cell>
          <table:table-cell office:value-type="float" office:value="0.0384166709978013" calcext:value-type="float">
            <text:p>0.0384166709978013</text:p>
          </table:table-cell>
          <table:table-cell office:value-type="float" office:value="0.826451612903226" calcext:value-type="float">
            <text:p>0.826451612903226</text:p>
          </table:table-cell>
          <table:table-cell office:value-type="float" office:value="0.0410677138900411" calcext:value-type="float">
            <text:p>0.0410677138900411</text:p>
          </table:table-cell>
          <table:table-cell office:value-type="float" office:value="0.829677419354839" calcext:value-type="float">
            <text:p>0.829677419354839</text:p>
          </table:table-cell>
          <table:table-cell office:value-type="float" office:value="0.0428246234796454" calcext:value-type="float">
            <text:p>0.0428246234796454</text:p>
          </table:table-cell>
          <table:table-cell office:value-type="float" office:value="0.834193548387097" calcext:value-type="float">
            <text:p>0.834193548387097</text:p>
          </table:table-cell>
          <table:table-cell office:value-type="float" office:value="0.0317874607448881" calcext:value-type="float">
            <text:p>0.0317874607448881</text:p>
          </table:table-cell>
          <table:table-cell office:value-type="float" office:value="0.826451612903226" calcext:value-type="float">
            <text:p>0.826451612903226</text:p>
          </table:table-cell>
          <table:table-cell office:value-type="float" office:value="0.0377277474525879" calcext:value-type="float">
            <text:p>0.0377277474525879</text:p>
          </table:table-cell>
          <table:table-cell office:value-type="float" office:value="0.823870967741935" calcext:value-type="float">
            <text:p>0.823870967741935</text:p>
          </table:table-cell>
          <table:table-cell office:value-type="float" office:value="0.0392870079344846" calcext:value-type="float">
            <text:p>0.0392870079344846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wdbc</text:p>
          </table:table-cell>
          <table:table-cell office:value-type="float" office:value="0.949029653780469" calcext:value-type="float">
            <text:p>0.949029653780469</text:p>
          </table:table-cell>
          <table:table-cell office:value-type="float" office:value="0.0096326558058304" calcext:value-type="float">
            <text:p>0.0096326558058304</text:p>
          </table:table-cell>
          <table:table-cell office:value-type="float" office:value="0.950799565284894" calcext:value-type="float">
            <text:p>0.950799565284894</text:p>
          </table:table-cell>
          <table:table-cell office:value-type="float" office:value="0.0170706289879039" calcext:value-type="float">
            <text:p>0.0170706289879039</text:p>
          </table:table-cell>
          <table:table-cell office:value-type="float" office:value="0.948998602701444" calcext:value-type="float">
            <text:p>0.948998602701444</text:p>
          </table:table-cell>
          <table:table-cell office:value-type="float" office:value="0.0201542194555208" calcext:value-type="float">
            <text:p>0.0201542194555208</text:p>
          </table:table-cell>
          <table:table-cell office:value-type="float" office:value="0.943735444806707" calcext:value-type="float">
            <text:p>0.943735444806707</text:p>
          </table:table-cell>
          <table:table-cell office:value-type="float" office:value="0.023793832720328" calcext:value-type="float">
            <text:p>0.023793832720328</text:p>
          </table:table-cell>
          <table:table-cell office:value-type="float" office:value="0.949029653780469" calcext:value-type="float">
            <text:p>0.949029653780469</text:p>
          </table:table-cell>
          <table:table-cell office:value-type="float" office:value="0.0130282312967121" calcext:value-type="float">
            <text:p>0.0130282312967121</text:p>
          </table:table-cell>
          <table:table-cell office:value-type="float" office:value="0.949045179319981" calcext:value-type="float">
            <text:p>0.949045179319981</text:p>
          </table:table-cell>
          <table:table-cell office:value-type="float" office:value="0.014367479721691" calcext:value-type="float">
            <text:p>0.014367479721691</text:p>
          </table:table-cell>
          <table:table-cell office:value-type="float" office:value="0.945489830771619" calcext:value-type="float">
            <text:p>0.945489830771619</text:p>
          </table:table-cell>
          <table:table-cell office:value-type="float" office:value="0.0191475761884642" calcext:value-type="float">
            <text:p>0.0191475761884642</text:p>
          </table:table-cell>
          <table:table-cell office:value-type="float" office:value="0.950784039745381" calcext:value-type="float">
            <text:p>0.950784039745381</text:p>
          </table:table-cell>
          <table:table-cell office:value-type="float" office:value="0.0182134993487981" calcext:value-type="float">
            <text:p>0.0182134993487981</text:p>
          </table:table-cell>
          <table:table-cell office:value-type="float" office:value="0.957786058065518" calcext:value-type="float">
            <text:p>0.957786058065518</text:p>
          </table:table-cell>
          <table:table-cell office:value-type="float" office:value="0.0132130687561563" calcext:value-type="float">
            <text:p>0.0132130687561563</text:p>
          </table:table-cell>
          <table:table-cell office:value-type="float" office:value="0.949045179319981" calcext:value-type="float">
            <text:p>0.949045179319981</text:p>
          </table:table-cell>
          <table:table-cell office:value-type="float" office:value="0.0226762317182843" calcext:value-type="float">
            <text:p>0.0226762317182843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39446442726891" calcext:value-type="float">
            <text:p>0.0139446442726891</text:p>
          </table:table-cell>
          <table:table-cell office:value-type="float" office:value="0.952569476789318" calcext:value-type="float">
            <text:p>0.952569476789318</text:p>
          </table:table-cell>
          <table:table-cell office:value-type="float" office:value="0.0158756707758154" calcext:value-type="float">
            <text:p>0.0158756707758154</text:p>
          </table:table-cell>
          <table:table-cell office:value-type="float" office:value="0.949029653780469" calcext:value-type="float">
            <text:p>0.949029653780469</text:p>
          </table:table-cell>
          <table:table-cell office:value-type="float" office:value="0.0157060995656992" calcext:value-type="float">
            <text:p>0.0157060995656992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44718308320672" calcext:value-type="float">
            <text:p>0.0144718308320672</text:p>
          </table:table-cell>
          <table:table-cell office:value-type="float" office:value="0.954308337214718" calcext:value-type="float">
            <text:p>0.954308337214718</text:p>
          </table:table-cell>
          <table:table-cell office:value-type="float" office:value="0.015681813257717" calcext:value-type="float">
            <text:p>0.015681813257717</text:p>
          </table:table-cell>
          <table:table-cell office:value-type="float" office:value="0.952553951249806" calcext:value-type="float">
            <text:p>0.952553951249806</text:p>
          </table:table-cell>
          <table:table-cell office:value-type="float" office:value="0.0181719625473945" calcext:value-type="float">
            <text:p>0.0181719625473945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wdbc</text:p>
          </table:table-cell>
          <table:table-cell office:value-type="float" office:value="0.950799565284894" calcext:value-type="float">
            <text:p>0.950799565284894</text:p>
          </table:table-cell>
          <table:table-cell office:value-type="float" office:value="0.0181625920635294" calcext:value-type="float">
            <text:p>0.0181625920635294</text:p>
          </table:table-cell>
          <table:table-cell office:value-type="float" office:value="0.959587020648968" calcext:value-type="float">
            <text:p>0.959587020648968</text:p>
          </table:table-cell>
          <table:table-cell office:value-type="float" office:value="0.017076293817756" calcext:value-type="float">
            <text:p>0.017076293817756</text:p>
          </table:table-cell>
          <table:table-cell office:value-type="float" office:value="0.95780158360503" calcext:value-type="float">
            <text:p>0.95780158360503</text:p>
          </table:table-cell>
          <table:table-cell office:value-type="float" office:value="0.0169469104599497" calcext:value-type="float">
            <text:p>0.0169469104599497</text:p>
          </table:table-cell>
          <table:table-cell office:value-type="float" office:value="0.941996584381307" calcext:value-type="float">
            <text:p>0.941996584381307</text:p>
          </table:table-cell>
          <table:table-cell office:value-type="float" office:value="0.014712691322655" calcext:value-type="float">
            <text:p>0.014712691322655</text:p>
          </table:table-cell>
          <table:table-cell office:value-type="float" office:value="0.949029653780469" calcext:value-type="float">
            <text:p>0.949029653780469</text:p>
          </table:table-cell>
          <table:table-cell office:value-type="float" office:value="0.0114569382601598" calcext:value-type="float">
            <text:p>0.0114569382601598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90611487934497" calcext:value-type="float">
            <text:p>0.0190611487934497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59747730034237" calcext:value-type="float">
            <text:p>0.0159747730034237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211556199301388" calcext:value-type="float">
            <text:p>0.0211556199301388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33509033276361" calcext:value-type="float">
            <text:p>0.0133509033276361</text:p>
          </table:table-cell>
          <table:table-cell office:value-type="float" office:value="0.952553951249806" calcext:value-type="float">
            <text:p>0.952553951249806</text:p>
          </table:table-cell>
          <table:table-cell office:value-type="float" office:value="0.0132788070672727" calcext:value-type="float">
            <text:p>0.0132788070672727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48095662921189" calcext:value-type="float">
            <text:p>0.0148095662921189</text:p>
          </table:table-cell>
          <table:table-cell office:value-type="float" office:value="0.950799565284894" calcext:value-type="float">
            <text:p>0.950799565284894</text:p>
          </table:table-cell>
          <table:table-cell office:value-type="float" office:value="0.0099518587170986" calcext:value-type="float">
            <text:p>0.0099518587170986</text:p>
          </table:table-cell>
          <table:table-cell office:value-type="float" office:value="0.947275267815556" calcext:value-type="float">
            <text:p>0.947275267815556</text:p>
          </table:table-cell>
          <table:table-cell office:value-type="float" office:value="0.0138712028946829" calcext:value-type="float">
            <text:p>0.0138712028946829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33509033276361" calcext:value-type="float">
            <text:p>0.0133509033276361</text:p>
          </table:table-cell>
          <table:table-cell office:value-type="float" office:value="0.959571495109455" calcext:value-type="float">
            <text:p>0.959571495109455</text:p>
          </table:table-cell>
          <table:table-cell office:value-type="float" office:value="0.0133299889932727" calcext:value-type="float">
            <text:p>0.0133299889932727</text:p>
          </table:table-cell>
          <table:table-cell office:value-type="float" office:value="0.95606272317963" calcext:value-type="float">
            <text:p>0.95606272317963</text:p>
          </table:table-cell>
          <table:table-cell office:value-type="float" office:value="0.0164116959898039" calcext:value-type="float">
            <text:p>0.0164116959898039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wdbc</text:p>
          </table:table-cell>
          <table:table-cell office:value-type="float" office:value="0.950784039745381" calcext:value-type="float">
            <text:p>0.950784039745381</text:p>
          </table:table-cell>
          <table:table-cell office:value-type="float" office:value="0.0100444661375097" calcext:value-type="float">
            <text:p>0.0100444661375097</text:p>
          </table:table-cell>
          <table:table-cell office:value-type="float" office:value="0.952553951249806" calcext:value-type="float">
            <text:p>0.952553951249806</text:p>
          </table:table-cell>
          <table:table-cell office:value-type="float" office:value="0.0132788070672727" calcext:value-type="float">
            <text:p>0.0132788070672727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64742179401291" calcext:value-type="float">
            <text:p>0.0164742179401291</text:p>
          </table:table-cell>
          <table:table-cell office:value-type="float" office:value="0.945520881850644" calcext:value-type="float">
            <text:p>0.945520881850644</text:p>
          </table:table-cell>
          <table:table-cell office:value-type="float" office:value="0.0073142017877231" calcext:value-type="float">
            <text:p>0.0073142017877231</text:p>
          </table:table-cell>
          <table:table-cell office:value-type="float" office:value="0.950784039745381" calcext:value-type="float">
            <text:p>0.950784039745381</text:p>
          </table:table-cell>
          <table:table-cell office:value-type="float" office:value="0.0147075296789815" calcext:value-type="float">
            <text:p>0.0147075296789815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202901487396775" calcext:value-type="float">
            <text:p>0.0202901487396775</text:p>
          </table:table-cell>
          <table:table-cell office:value-type="float" office:value="0.947259742276044" calcext:value-type="float">
            <text:p>0.947259742276044</text:p>
          </table:table-cell>
          <table:table-cell office:value-type="float" office:value="0.0176133294204881" calcext:value-type="float">
            <text:p>0.0176133294204881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71986437054458" calcext:value-type="float">
            <text:p>0.0171986437054458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33509033276361" calcext:value-type="float">
            <text:p>0.0133509033276361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82247119417" calcext:value-type="float">
            <text:p>0.0182247119417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34303096031449" calcext:value-type="float">
            <text:p>0.0134303096031449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33509033276361" calcext:value-type="float">
            <text:p>0.0133509033276361</text:p>
          </table:table-cell>
          <table:table-cell office:value-type="float" office:value="0.950784039745381" calcext:value-type="float">
            <text:p>0.950784039745381</text:p>
          </table:table-cell>
          <table:table-cell office:value-type="float" office:value="0.0147075296789815" calcext:value-type="float">
            <text:p>0.0147075296789815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64742179401291" calcext:value-type="float">
            <text:p>0.0164742179401291</text:p>
          </table:table-cell>
          <table:table-cell office:value-type="float" office:value="0.957817109144543" calcext:value-type="float">
            <text:p>0.957817109144543</text:p>
          </table:table-cell>
          <table:table-cell office:value-type="float" office:value="0.0130251087871979" calcext:value-type="float">
            <text:p>0.0130251087871979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60560465303318" calcext:value-type="float">
            <text:p>0.0160560465303318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wdbc</text:p>
          </table:table-cell>
          <table:table-cell office:value-type="float" office:value="0.950784039745381" calcext:value-type="float">
            <text:p>0.950784039745381</text:p>
          </table:table-cell>
          <table:table-cell office:value-type="float" office:value="0.0100444661375096" calcext:value-type="float">
            <text:p>0.0100444661375096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59747730034237" calcext:value-type="float">
            <text:p>0.0159747730034237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48095662921189" calcext:value-type="float">
            <text:p>0.0148095662921189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33509033276361" calcext:value-type="float">
            <text:p>0.0133509033276361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115641040736966" calcext:value-type="float">
            <text:p>0.0115641040736966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59747730034237" calcext:value-type="float">
            <text:p>0.0159747730034237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169594224170915" calcext:value-type="float">
            <text:p>0.0169594224170915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44718308320672" calcext:value-type="float">
            <text:p>0.0144718308320672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30751868517607" calcext:value-type="float">
            <text:p>0.0130751868517607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33509033276361" calcext:value-type="float">
            <text:p>0.0133509033276361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48095662921189" calcext:value-type="float">
            <text:p>0.0148095662921189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39446442726891" calcext:value-type="float">
            <text:p>0.0139446442726891</text:p>
          </table:table-cell>
          <table:table-cell office:value-type="float" office:value="0.952553951249806" calcext:value-type="float">
            <text:p>0.952553951249806</text:p>
          </table:table-cell>
          <table:table-cell office:value-type="float" office:value="0.0146560599600768" calcext:value-type="float">
            <text:p>0.0146560599600768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82247119417" calcext:value-type="float">
            <text:p>0.0182247119417</text:p>
          </table:table-cell>
          <table:table-cell office:value-type="float" office:value="0.954308337214718" calcext:value-type="float">
            <text:p>0.954308337214718</text:p>
          </table:table-cell>
          <table:table-cell office:value-type="float" office:value="0.0129989428109704" calcext:value-type="float">
            <text:p>0.0129989428109704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60560465303318" calcext:value-type="float">
            <text:p>0.0160560465303318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wdbc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0169880195425" calcext:value-type="float">
            <text:p>0.010169880195425</text:p>
          </table:table-cell>
          <table:table-cell office:value-type="float" office:value="0.950784039745381" calcext:value-type="float">
            <text:p>0.950784039745381</text:p>
          </table:table-cell>
          <table:table-cell office:value-type="float" office:value="0.0159619800050507" calcext:value-type="float">
            <text:p>0.0159619800050507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48095662921189" calcext:value-type="float">
            <text:p>0.0148095662921189</text:p>
          </table:table-cell>
          <table:table-cell office:value-type="float" office:value="0.950784039745381" calcext:value-type="float">
            <text:p>0.950784039745381</text:p>
          </table:table-cell>
          <table:table-cell office:value-type="float" office:value="0.0147075296789815" calcext:value-type="float">
            <text:p>0.0147075296789815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47934645184906" calcext:value-type="float">
            <text:p>0.0147934645184906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19121719099756" calcext:value-type="float">
            <text:p>0.0119121719099756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71986437054458" calcext:value-type="float">
            <text:p>0.0171986437054458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44718308320672" calcext:value-type="float">
            <text:p>0.0144718308320672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30751868517607" calcext:value-type="float">
            <text:p>0.0130751868517607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82959936333397" calcext:value-type="float">
            <text:p>0.0182959936333397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47934645184906" calcext:value-type="float">
            <text:p>0.0147934645184906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48095662921189" calcext:value-type="float">
            <text:p>0.0148095662921189</text:p>
          </table:table-cell>
          <table:table-cell office:value-type="float" office:value="0.949029653780469" calcext:value-type="float">
            <text:p>0.949029653780469</text:p>
          </table:table-cell>
          <table:table-cell office:value-type="float" office:value="0.0114569382601598" calcext:value-type="float">
            <text:p>0.0114569382601598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33509033276361" calcext:value-type="float">
            <text:p>0.0133509033276361</text:p>
          </table:table-cell>
          <table:table-cell office:value-type="float" office:value="0.95606272317963" calcext:value-type="float">
            <text:p>0.95606272317963</text:p>
          </table:table-cell>
          <table:table-cell office:value-type="float" office:value="0.012406596470878" calcext:value-type="float">
            <text:p>0.012406596470878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48095662921189" calcext:value-type="float">
            <text:p>0.014809566292118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wdbc</text:p>
          </table:table-cell>
          <table:table-cell office:value-type="float" office:value="0.950433162552399" calcext:value-type="float">
            <text:p>0.950433162552399</text:p>
          </table:table-cell>
          <table:table-cell office:value-type="float" office:value="0.0116108120679608" calcext:value-type="float">
            <text:p>0.0116108120679608</text:p>
          </table:table-cell>
          <table:table-cell office:value-type="float" office:value="0.953252600527868" calcext:value-type="float">
            <text:p>0.953252600527868</text:p>
          </table:table-cell>
          <table:table-cell office:value-type="float" office:value="0.0158724965762814" calcext:value-type="float">
            <text:p>0.0158724965762814</text:p>
          </table:table-cell>
          <table:table-cell office:value-type="float" office:value="0.953578636857631" calcext:value-type="float">
            <text:p>0.953578636857631</text:p>
          </table:table-cell>
          <table:table-cell office:value-type="float" office:value="0.0166388960879675" calcext:value-type="float">
            <text:p>0.0166388960879675</text:p>
          </table:table-cell>
          <table:table-cell office:value-type="float" office:value="0.946915075298867" calcext:value-type="float">
            <text:p>0.946915075298867</text:p>
          </table:table-cell>
          <table:table-cell office:value-type="float" office:value="0.0147758317674647" calcext:value-type="float">
            <text:p>0.0147758317674647</text:p>
          </table:table-cell>
          <table:table-cell office:value-type="float" office:value="0.949725197950629" calcext:value-type="float">
            <text:p>0.949725197950629</text:p>
          </table:table-cell>
          <table:table-cell office:value-type="float" office:value="0.0131100535656081" calcext:value-type="float">
            <text:p>0.0131100535656081</text:p>
          </table:table-cell>
          <table:table-cell office:value-type="float" office:value="0.951833566216426" calcext:value-type="float">
            <text:p>0.951833566216426</text:p>
          </table:table-cell>
          <table:table-cell office:value-type="float" office:value="0.0163211444336435" calcext:value-type="float">
            <text:p>0.0163211444336435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173787489469827" calcext:value-type="float">
            <text:p>0.0173787489469827</text:p>
          </table:table-cell>
          <table:table-cell office:value-type="float" office:value="0.952535320602391" calcext:value-type="float">
            <text:p>0.952535320602391</text:p>
          </table:table-cell>
          <table:table-cell office:value-type="float" office:value="0.0171022849297034" calcext:value-type="float">
            <text:p>0.0171022849297034</text:p>
          </table:table-cell>
          <table:table-cell office:value-type="float" office:value="0.954289706567303" calcext:value-type="float">
            <text:p>0.954289706567303</text:p>
          </table:table-cell>
          <table:table-cell office:value-type="float" office:value="0.01321304982299" calcext:value-type="float">
            <text:p>0.01321304982299</text:p>
          </table:table-cell>
          <table:table-cell office:value-type="float" office:value="0.951839776432231" calcext:value-type="float">
            <text:p>0.951839776432231</text:p>
          </table:table-cell>
          <table:table-cell office:value-type="float" office:value="0.0171653295376466" calcext:value-type="float">
            <text:p>0.0171653295376466</text:p>
          </table:table-cell>
          <table:table-cell office:value-type="float" office:value="0.952526005278684" calcext:value-type="float">
            <text:p>0.952526005278684</text:p>
          </table:table-cell>
          <table:table-cell office:value-type="float" office:value="0.0143575101957125" calcext:value-type="float">
            <text:p>0.0143575101957125</text:p>
          </table:table-cell>
          <table:table-cell office:value-type="float" office:value="0.952895513119081" calcext:value-type="float">
            <text:p>0.952895513119081</text:p>
          </table:table-cell>
          <table:table-cell office:value-type="float" office:value="0.0135865286770716" calcext:value-type="float">
            <text:p>0.0135865286770716</text:p>
          </table:table-cell>
          <table:table-cell office:value-type="float" office:value="0.949734513274336" calcext:value-type="float">
            <text:p>0.949734513274336</text:p>
          </table:table-cell>
          <table:table-cell office:value-type="float" office:value="0.01407956607192" calcext:value-type="float">
            <text:p>0.01407956607192</text:p>
          </table:table-cell>
          <table:table-cell office:value-type="float" office:value="0.953591057289241" calcext:value-type="float">
            <text:p>0.953591057289241</text:p>
          </table:table-cell>
          <table:table-cell office:value-type="float" office:value="0.0151745134738337" calcext:value-type="float">
            <text:p>0.0151745134738337</text:p>
          </table:table-cell>
          <table:table-cell office:value-type="float" office:value="0.956413600372613" calcext:value-type="float">
            <text:p>0.956413600372613</text:p>
          </table:table-cell>
          <table:table-cell office:value-type="float" office:value="0.0134884900640072" calcext:value-type="float">
            <text:p>0.0134884900640072</text:p>
          </table:table-cell>
          <table:table-cell office:value-type="float" office:value="0.953237074988356" calcext:value-type="float">
            <text:p>0.953237074988356</text:p>
          </table:table-cell>
          <table:table-cell office:value-type="float" office:value="0.0163010635779962" calcext:value-type="float">
            <text:p>0.0163010635779962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18225734609842" calcext:value-type="float">
            <text:p>0.0118225734609842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229484989454204" calcext:value-type="float">
            <text:p>0.0229484989454204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075353666254706" calcext:value-type="float">
            <text:p>0.0075353666254706</text:p>
          </table:table-cell>
          <table:table-cell office:value-type="float" office:value="0.949029653780469" calcext:value-type="float">
            <text:p>0.949029653780469</text:p>
          </table:table-cell>
          <table:table-cell office:value-type="float" office:value="0.0130282312967121" calcext:value-type="float">
            <text:p>0.0130282312967121</text:p>
          </table:table-cell>
          <table:table-cell office:value-type="float" office:value="0.947275267815556" calcext:value-type="float">
            <text:p>0.947275267815556</text:p>
          </table:table-cell>
          <table:table-cell office:value-type="float" office:value="0.0164120998836983" calcext:value-type="float">
            <text:p>0.0164120998836983</text:p>
          </table:table-cell>
          <table:table-cell office:value-type="float" office:value="0.945505356311132" calcext:value-type="float">
            <text:p>0.945505356311132</text:p>
          </table:table-cell>
          <table:table-cell office:value-type="float" office:value="0.0169312931024096" calcext:value-type="float">
            <text:p>0.0169312931024096</text:p>
          </table:table-cell>
          <table:table-cell office:value-type="float" office:value="0.950752988666356" calcext:value-type="float">
            <text:p>0.950752988666356</text:p>
          </table:table-cell>
          <table:table-cell office:value-type="float" office:value="0.0161412046398125" calcext:value-type="float">
            <text:p>0.0161412046398125</text:p>
          </table:table-cell>
          <table:table-cell office:value-type="float" office:value="0.947259742276044" calcext:value-type="float">
            <text:p>0.947259742276044</text:p>
          </table:table-cell>
          <table:table-cell office:value-type="float" office:value="0.008910056943339" calcext:value-type="float">
            <text:p>0.008910056943339</text:p>
          </table:table-cell>
          <table:table-cell office:value-type="float" office:value="0.947244216736532" calcext:value-type="float">
            <text:p>0.947244216736532</text:p>
          </table:table-cell>
          <table:table-cell office:value-type="float" office:value="0.0177006130592274" calcext:value-type="float">
            <text:p>0.0177006130592274</text:p>
          </table:table-cell>
          <table:table-cell office:value-type="float" office:value="0.949060704859494" calcext:value-type="float">
            <text:p>0.949060704859494</text:p>
          </table:table-cell>
          <table:table-cell office:value-type="float" office:value="0.0129170715983917" calcext:value-type="float">
            <text:p>0.0129170715983917</text:p>
          </table:table-cell>
          <table:table-cell office:value-type="float" office:value="0.957817109144543" calcext:value-type="float">
            <text:p>0.957817109144543</text:p>
          </table:table-cell>
          <table:table-cell office:value-type="float" office:value="0.0130251087871979" calcext:value-type="float">
            <text:p>0.0130251087871979</text:p>
          </table:table-cell>
          <table:table-cell office:value-type="float" office:value="0.941996584381307" calcext:value-type="float">
            <text:p>0.941996584381307</text:p>
          </table:table-cell>
          <table:table-cell office:value-type="float" office:value="0.0159667361216763" calcext:value-type="float">
            <text:p>0.0159667361216763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235994839707555" calcext:value-type="float">
            <text:p>0.0235994839707555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229588820535491" calcext:value-type="float">
            <text:p>0.0229588820535491</text:p>
          </table:table-cell>
          <table:table-cell office:value-type="float" office:value="0.954261760596181" calcext:value-type="float">
            <text:p>0.954261760596181</text:p>
          </table:table-cell>
          <table:table-cell office:value-type="float" office:value="0.0201947228051885" calcext:value-type="float">
            <text:p>0.0201947228051885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191310936820361" calcext:value-type="float">
            <text:p>0.0191310936820361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145146565882323" calcext:value-type="float">
            <text:p>0.0145146565882323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219412596434523" calcext:value-type="float">
            <text:p>0.0219412596434523</text:p>
          </table:table-cell>
          <table:table-cell office:value-type="float" office:value="0.947275267815556" calcext:value-type="float">
            <text:p>0.947275267815556</text:p>
          </table:table-cell>
          <table:table-cell office:value-type="float" office:value="0.0107453951485476" calcext:value-type="float">
            <text:p>0.0107453951485476</text:p>
          </table:table-cell>
          <table:table-cell office:value-type="float" office:value="0.949029653780469" calcext:value-type="float">
            <text:p>0.949029653780469</text:p>
          </table:table-cell>
          <table:table-cell office:value-type="float" office:value="0.0144294208873448" calcext:value-type="float">
            <text:p>0.0144294208873448</text:p>
          </table:table-cell>
          <table:table-cell office:value-type="float" office:value="0.950784039745381" calcext:value-type="float">
            <text:p>0.950784039745381</text:p>
          </table:table-cell>
          <table:table-cell office:value-type="float" office:value="0.0228931963833415" calcext:value-type="float">
            <text:p>0.0228931963833415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074525419782725" calcext:value-type="float">
            <text:p>0.0074525419782725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15103055904238" calcext:value-type="float">
            <text:p>0.0115103055904238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24891844196619" calcext:value-type="float">
            <text:p>0.0124891844196619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60560465303317" calcext:value-type="float">
            <text:p>0.0160560465303317</text:p>
          </table:table-cell>
          <table:table-cell office:value-type="float" office:value="0.947259742276044" calcext:value-type="float">
            <text:p>0.947259742276044</text:p>
          </table:table-cell>
          <table:table-cell office:value-type="float" office:value="0.0164850234106937" calcext:value-type="float">
            <text:p>0.0164850234106937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39446442726891" calcext:value-type="float">
            <text:p>0.0139446442726891</text:p>
          </table:table-cell>
          <table:table-cell office:value-type="float" office:value="0.947275267815556" calcext:value-type="float">
            <text:p>0.947275267815556</text:p>
          </table:table-cell>
          <table:table-cell office:value-type="float" office:value="0.0087744025708259" calcext:value-type="float">
            <text:p>0.0087744025708259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202783992114125" calcext:value-type="float">
            <text:p>0.0202783992114125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157844427300374" calcext:value-type="float">
            <text:p>0.0157844427300374</text:p>
          </table:table-cell>
          <table:table-cell office:value-type="float" office:value="0.95954044403043" calcext:value-type="float">
            <text:p>0.95954044403043</text:p>
          </table:table-cell>
          <table:table-cell office:value-type="float" office:value="0.0221482173984399" calcext:value-type="float">
            <text:p>0.0221482173984399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0169880195425" calcext:value-type="float">
            <text:p>0.010169880195425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256151053281852" calcext:value-type="float">
            <text:p>0.0256151053281852</text:p>
          </table:table-cell>
          <table:table-cell office:value-type="float" office:value="0.956031672100606" calcext:value-type="float">
            <text:p>0.956031672100606</text:p>
          </table:table-cell>
          <table:table-cell office:value-type="float" office:value="0.0215987542574289" calcext:value-type="float">
            <text:p>0.0215987542574289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158296751767147" calcext:value-type="float">
            <text:p>0.0158296751767147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82959936333397" calcext:value-type="float">
            <text:p>0.0182959936333397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96677397280271" calcext:value-type="float">
            <text:p>0.0196677397280271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19121719099756" calcext:value-type="float">
            <text:p>0.0119121719099756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71367076457069" calcext:value-type="float">
            <text:p>0.0171367076457069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34480436248976" calcext:value-type="float">
            <text:p>0.0134480436248976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180976619773751" calcext:value-type="float">
            <text:p>0.0180976619773751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71367076457069" calcext:value-type="float">
            <text:p>0.0171367076457069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180976619773751" calcext:value-type="float">
            <text:p>0.0180976619773751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33509033276361" calcext:value-type="float">
            <text:p>0.0133509033276361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96677397280271" calcext:value-type="float">
            <text:p>0.0196677397280271</text:p>
          </table:table-cell>
          <table:table-cell office:value-type="float" office:value="0.949029653780469" calcext:value-type="float">
            <text:p>0.949029653780469</text:p>
          </table:table-cell>
          <table:table-cell office:value-type="float" office:value="0.0144294208873448" calcext:value-type="float">
            <text:p>0.0144294208873448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71986437054458" calcext:value-type="float">
            <text:p>0.0171986437054458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71986437054458" calcext:value-type="float">
            <text:p>0.0171986437054458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218802998744664" calcext:value-type="float">
            <text:p>0.0218802998744664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180976619773751" calcext:value-type="float">
            <text:p>0.0180976619773751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44718308320672" calcext:value-type="float">
            <text:p>0.0144718308320672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202901487396775" calcext:value-type="float">
            <text:p>0.0202901487396775</text:p>
          </table:table-cell>
          <table:table-cell office:value-type="float" office:value="0.950784039745381" calcext:value-type="float">
            <text:p>0.950784039745381</text:p>
          </table:table-cell>
          <table:table-cell office:value-type="float" office:value="0.0192407103546668" calcext:value-type="float">
            <text:p>0.0192407103546668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115641040736966" calcext:value-type="float">
            <text:p>0.0115641040736966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69227846549852" calcext:value-type="float">
            <text:p>0.0169227846549852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82959936333397" calcext:value-type="float">
            <text:p>0.0182959936333397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48095662921188" calcext:value-type="float">
            <text:p>0.0148095662921188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76032165572769" calcext:value-type="float">
            <text:p>0.0176032165572769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48095662921188" calcext:value-type="float">
            <text:p>0.0148095662921188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33509033276361" calcext:value-type="float">
            <text:p>0.0133509033276361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202901487396775" calcext:value-type="float">
            <text:p>0.0202901487396775</text:p>
          </table:table-cell>
          <table:table-cell office:value-type="float" office:value="0.950784039745381" calcext:value-type="float">
            <text:p>0.950784039745381</text:p>
          </table:table-cell>
          <table:table-cell office:value-type="float" office:value="0.0159619800050507" calcext:value-type="float">
            <text:p>0.0159619800050507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47934645184906" calcext:value-type="float">
            <text:p>0.0147934645184906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82959936333397" calcext:value-type="float">
            <text:p>0.0182959936333397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206226419847926" calcext:value-type="float">
            <text:p>0.0206226419847926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145146565882323" calcext:value-type="float">
            <text:p>0.0145146565882323</text:p>
          </table:table-cell>
          <table:table-cell office:value-type="float" office:value="0.956031672100606" calcext:value-type="float">
            <text:p>0.956031672100606</text:p>
          </table:table-cell>
          <table:table-cell office:value-type="float" office:value="0.0165571526342916" calcext:value-type="float">
            <text:p>0.0165571526342916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90611487934497" calcext:value-type="float">
            <text:p>0.0190611487934497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64742179401291" calcext:value-type="float">
            <text:p>0.0164742179401291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19121719099756" calcext:value-type="float">
            <text:p>0.0119121719099756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96677397280271" calcext:value-type="float">
            <text:p>0.0196677397280271</text:p>
          </table:table-cell>
          <table:table-cell office:value-type="float" office:value="0.947259742276044" calcext:value-type="float">
            <text:p>0.947259742276044</text:p>
          </table:table-cell>
          <table:table-cell office:value-type="float" office:value="0.0125034342314651" calcext:value-type="float">
            <text:p>0.0125034342314651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71986437054458" calcext:value-type="float">
            <text:p>0.0171986437054458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82959936333397" calcext:value-type="float">
            <text:p>0.0182959936333397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48095662921188" calcext:value-type="float">
            <text:p>0.0148095662921188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33509033276361" calcext:value-type="float">
            <text:p>0.0133509033276361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47934645184906" calcext:value-type="float">
            <text:p>0.0147934645184906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59747730034237" calcext:value-type="float">
            <text:p>0.0159747730034237</text:p>
          </table:table-cell>
          <table:table-cell office:value-type="float" office:value="0.956031672100606" calcext:value-type="float">
            <text:p>0.956031672100606</text:p>
          </table:table-cell>
          <table:table-cell office:value-type="float" office:value="0.0176808563078473" calcext:value-type="float">
            <text:p>0.0176808563078473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71986437054458" calcext:value-type="float">
            <text:p>0.017198643705445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53587952181338" calcext:value-type="float">
            <text:p>0.953587952181338</text:p>
          </table:table-cell>
          <table:table-cell office:value-type="float" office:value="0.0188910554473321" calcext:value-type="float">
            <text:p>0.0188910554473321</text:p>
          </table:table-cell>
          <table:table-cell office:value-type="float" office:value="0.952873777363763" calcext:value-type="float">
            <text:p>0.952873777363763</text:p>
          </table:table-cell>
          <table:table-cell office:value-type="float" office:value="0.0198201662823818" calcext:value-type="float">
            <text:p>0.0198201662823818</text:p>
          </table:table-cell>
          <table:table-cell office:value-type="float" office:value="0.952178233193603" calcext:value-type="float">
            <text:p>0.952178233193603</text:p>
          </table:table-cell>
          <table:table-cell office:value-type="float" office:value="0.0130278840834183" calcext:value-type="float">
            <text:p>0.0130278840834183</text:p>
          </table:table-cell>
          <table:table-cell office:value-type="float" office:value="0.951479583915541" calcext:value-type="float">
            <text:p>0.951479583915541</text:p>
          </table:table-cell>
          <table:table-cell office:value-type="float" office:value="0.0170209886701048" calcext:value-type="float">
            <text:p>0.0170209886701048</text:p>
          </table:table-cell>
          <table:table-cell office:value-type="float" office:value="0.952187548517311" calcext:value-type="float">
            <text:p>0.952187548517311</text:p>
          </table:table-cell>
          <table:table-cell office:value-type="float" office:value="0.0189375928579726" calcext:value-type="float">
            <text:p>0.0189375928579726</text:p>
          </table:table-cell>
          <table:table-cell office:value-type="float" office:value="0.950069864927806" calcext:value-type="float">
            <text:p>0.950069864927806</text:p>
          </table:table-cell>
          <table:table-cell office:value-type="float" office:value="0.011954456594866" calcext:value-type="float">
            <text:p>0.011954456594866</text:p>
          </table:table-cell>
          <table:table-cell office:value-type="float" office:value="0.953584847073436" calcext:value-type="float">
            <text:p>0.953584847073436</text:p>
          </table:table-cell>
          <table:table-cell office:value-type="float" office:value="0.0162757484517911" calcext:value-type="float">
            <text:p>0.0162757484517911</text:p>
          </table:table-cell>
          <table:table-cell office:value-type="float" office:value="0.951122496506753" calcext:value-type="float">
            <text:p>0.951122496506753</text:p>
          </table:table-cell>
          <table:table-cell office:value-type="float" office:value="0.0131293425705407" calcext:value-type="float">
            <text:p>0.0131293425705407</text:p>
          </table:table-cell>
          <table:table-cell office:value-type="float" office:value="0.951467163483931" calcext:value-type="float">
            <text:p>0.951467163483931</text:p>
          </table:table-cell>
          <table:table-cell office:value-type="float" office:value="0.0167725063128998" calcext:value-type="float">
            <text:p>0.0167725063128998</text:p>
          </table:table-cell>
          <table:table-cell office:value-type="float" office:value="0.951485794131346" calcext:value-type="float">
            <text:p>0.951485794131346</text:p>
          </table:table-cell>
          <table:table-cell office:value-type="float" office:value="0.0164876025690818" calcext:value-type="float">
            <text:p>0.0164876025690818</text:p>
          </table:table-cell>
          <table:table-cell office:value-type="float" office:value="0.954637478652383" calcext:value-type="float">
            <text:p>0.954637478652383</text:p>
          </table:table-cell>
          <table:table-cell office:value-type="float" office:value="0.0149373095242999" calcext:value-type="float">
            <text:p>0.0149373095242999</text:p>
          </table:table-cell>
          <table:table-cell office:value-type="float" office:value="0.949377425865549" calcext:value-type="float">
            <text:p>0.949377425865549</text:p>
          </table:table-cell>
          <table:table-cell office:value-type="float" office:value="0.0129587697350821" calcext:value-type="float">
            <text:p>0.0129587697350821</text:p>
          </table:table-cell>
          <table:table-cell office:value-type="float" office:value="0.951824250892719" calcext:value-type="float">
            <text:p>0.951824250892719</text:p>
          </table:table-cell>
          <table:table-cell office:value-type="float" office:value="0.0197258472336726" calcext:value-type="float">
            <text:p>0.0197258472336726</text:p>
          </table:table-cell>
          <table:table-cell office:value-type="float" office:value="0.950777829529576" calcext:value-type="float">
            <text:p>0.950777829529576</text:p>
          </table:table-cell>
          <table:table-cell office:value-type="float" office:value="0.0170218997358811" calcext:value-type="float">
            <text:p>0.0170218997358811</text:p>
          </table:table-cell>
          <table:table-cell office:value-type="float" office:value="0.954274181027791" calcext:value-type="float">
            <text:p>0.954274181027791</text:p>
          </table:table-cell>
          <table:table-cell office:value-type="float" office:value="0.0184031809470824" calcext:value-type="float">
            <text:p>0.0184031809470824</text:p>
          </table:table-cell>
          <table:table-cell office:value-type="float" office:value="0.951821145784816" calcext:value-type="float">
            <text:p>0.951821145784816</text:p>
          </table:table-cell>
          <table:table-cell office:value-type="float" office:value="0.0163988509843385" calcext:value-type="float">
            <text:p>0.0163988509843385</text:p>
          </table:table-cell>
        </table:table-row>
      </table:table>
      <table:table table:name="DifAccuracy" table:style-name="ta1">
        <table:table-column table:style-name="co18" table:number-columns-repeated="1024" table:default-cell-style-name="ce1"/>
        <table:table-row table:style-name="ro1"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accuracy_mean_easy</text:p>
          </table:table-cell>
          <table:table-cell office:value-type="string" calcext:value-type="string">
            <text:p>accuracy_mean_hard</text:p>
          </table:table-cell>
          <table:table-cell office:value-type="string" calcext:value-type="string">
            <text:p>accuracy_mean_combo</text:p>
          </table:table-cell>
          <table:table-cell office:value-type="string" calcext:value-type="string">
            <text:p>accuracy_mean_combo_extreme</text:p>
          </table:table-cell>
          <table:table-cell office:value-type="string" calcext:value-type="string">
            <text:p>accuracy_mean_split2</text:p>
          </table:table-cell>
          <table:table-cell office:value-type="string" calcext:value-type="string">
            <text:p>accuracy_mean_split2_extreme</text:p>
          </table:table-cell>
          <table:table-cell office:value-type="string" calcext:value-type="string">
            <text:p>accuracy_mean_split1_classic</text:p>
          </table:table-cell>
          <table:table-cell office:value-type="string" calcext:value-type="string">
            <text:p>accuracy_mean_split1_classic_extreme</text:p>
          </table:table-cell>
          <table:table-cell office:value-type="string" calcext:value-type="string">
            <text:p>accuracy_mean_split4</text:p>
          </table:table-cell>
          <table:table-cell office:value-type="string" calcext:value-type="string">
            <text:p>accuracy_mean_split4_extreme</text:p>
          </table:table-cell>
          <table:table-cell office:value-type="string" calcext:value-type="string">
            <text:p>accuracy_mean_split2_classic</text:p>
          </table:table-cell>
          <table:table-cell office:value-type="string" calcext:value-type="string">
            <text:p>accuracy_mean_split2_classic_extreme</text:p>
          </table:table-cell>
          <table:table-cell office:value-type="string" calcext:value-type="string">
            <text:p>accuracy_mean_split9</text:p>
          </table:table-cell>
          <table:table-cell office:value-type="string" calcext:value-type="string">
            <text:p>accuracy_mean_split9_extreme</text:p>
          </table:table-cell>
          <table:table-cell office:value-type="string" calcext:value-type="string">
            <text:p>accuracy_mean_split4_classic</text:p>
          </table:table-cell>
          <table:table-cell office:value-type="string" calcext:value-type="string">
            <text:p>accuracy_mean_split4_classic_extreme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0_</text:p>
          </table:table-cell>
          <table:table-cell office:value-type="float" office:value="0.0136666666666668" calcext:value-type="float">
            <text:p>0.0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36666666666668" calcext:value-type="float">
            <text:p>0.014</text:p>
          </table:table-cell>
          <table:table-cell office:value-type="float" office:value="0.0123333333333332" calcext:value-type="float">
            <text:p>0.012</text:p>
          </table:table-cell>
          <table:table-cell office:value-type="float" office:value="0.0126666666666668" calcext:value-type="float">
            <text:p>0.013</text:p>
          </table:table-cell>
          <table:table-cell office:value-type="float" office:value="0.0136666666666668" calcext:value-type="float">
            <text:p>0.01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6666666666666" calcext:value-type="float">
            <text:p>0.010</text:p>
          </table:table-cell>
          <table:table-cell office:value-type="float" office:value="0.0116666666666666" calcext:value-type="float">
            <text:p>0.012</text:p>
          </table:table-cell>
          <table:table-cell office:value-type="float" office:value="0.01" calcext:value-type="float">
            <text:p>0.010</text:p>
          </table:table-cell>
          <table:table-cell office:value-type="float" office:value="0.0106666666666666" calcext:value-type="float">
            <text:p>0.011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float" office:value="0.0086666666666666" calcext:value-type="float">
            <text:p>0.009</text:p>
          </table:table-cell>
          <table:table-cell office:value-type="float" office:value="0.00600000000000012" calcext:value-type="float">
            <text:p>0.006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0_</text:p>
          </table:table-cell>
          <table:table-cell office:value-type="float" office:value="0.0116666666666666" calcext:value-type="float">
            <text:p>0.012</text:p>
          </table:table-cell>
          <table:table-cell office:value-type="float" office:value="0.00266666666666648" calcext:value-type="float">
            <text:p>0.003</text:p>
          </table:table-cell>
          <table:table-cell office:value-type="float" office:value="0.0119999999999998" calcext:value-type="float">
            <text:p>0.012</text:p>
          </table:table-cell>
          <table:table-cell office:value-type="float" office:value="0.0123333333333334" calcext:value-type="float">
            <text:p>0.012</text:p>
          </table:table-cell>
          <table:table-cell office:value-type="float" office:value="0.0119999999999998" calcext:value-type="float">
            <text:p>0.012</text:p>
          </table:table-cell>
          <table:table-cell office:value-type="float" office:value="0.0136666666666666" calcext:value-type="float">
            <text:p>0.014</text:p>
          </table:table-cell>
          <table:table-cell office:value-type="float" office:value="0.0116666666666666" calcext:value-type="float">
            <text:p>0.012</text:p>
          </table:table-cell>
          <table:table-cell office:value-type="float" office:value="0.00999999999999979" calcext:value-type="float">
            <text:p>0.010</text:p>
          </table:table-cell>
          <table:table-cell office:value-type="float" office:value="0.0096666666666666" calcext:value-type="float">
            <text:p>0.010</text:p>
          </table:table-cell>
          <table:table-cell table:number-columns-repeated="2" office:value-type="float" office:value="0.0106666666666666" calcext:value-type="float">
            <text:p>0.011</text:p>
          </table:table-cell>
          <table:table-cell office:value-type="float" office:value="0.00999999999999979" calcext:value-type="float">
            <text:p>0.010</text:p>
          </table:table-cell>
          <table:table-cell office:value-type="float" office:value="0.00733333333333319" calcext:value-type="float">
            <text:p>0.007</text:p>
          </table:table-cell>
          <table:table-cell office:value-type="float" office:value="0.0106666666666666" calcext:value-type="float">
            <text:p>0.011</text:p>
          </table:table-cell>
          <table:table-cell office:value-type="float" office:value="0.0086666666666666" calcext:value-type="float">
            <text:p>0.009</text:p>
          </table:table-cell>
          <table:table-cell office:value-type="float" office:value="0.0096666666666666" calcext:value-type="float">
            <text:p>0.01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0_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00333333333333408" calcext:value-type="float">
            <text:p>0.000</text:p>
          </table:table-cell>
          <table:table-cell office:value-type="float" office:value="0.0116666666666668" calcext:value-type="float">
            <text:p>0.012</text:p>
          </table:table-cell>
          <table:table-cell office:value-type="float" office:value="0.0103333333333332" calcext:value-type="float">
            <text:p>0.010</text:p>
          </table:table-cell>
          <table:table-cell office:value-type="float" office:value="0.00900000000000001" calcext:value-type="float">
            <text:p>0.009</text:p>
          </table:table-cell>
          <table:table-cell office:value-type="float" office:value="0.0136666666666666" calcext:value-type="float">
            <text:p>0.014</text:p>
          </table:table-cell>
          <table:table-cell office:value-type="float" office:value="0.0113333333333332" calcext:value-type="float">
            <text:p>0.011</text:p>
          </table:table-cell>
          <table:table-cell office:value-type="float" office:value="0.01" calcext:value-type="float">
            <text:p>0.010</text:p>
          </table:table-cell>
          <table:table-cell office:value-type="float" office:value="0.00866666666666682" calcext:value-type="float">
            <text:p>0.009</text:p>
          </table:table-cell>
          <table:table-cell office:value-type="float" office:value="0.0106666666666668" calcext:value-type="float">
            <text:p>0.011</text:p>
          </table:table-cell>
          <table:table-cell office:value-type="float" office:value="0.00866666666666682" calcext:value-type="float">
            <text:p>0.009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066666666666666" calcext:value-type="float">
            <text:p>0.007</text:p>
          </table:table-cell>
          <table:table-cell office:value-type="float" office:value="0.0106666666666668" calcext:value-type="float">
            <text:p>0.011</text:p>
          </table:table-cell>
          <table:table-cell office:value-type="float" office:value="0.00966666666666682" calcext:value-type="float">
            <text:p>0.010</text:p>
          </table:table-cell>
          <table:table-cell office:value-type="float" office:value="0.0113333333333332" calcext:value-type="float">
            <text:p>0.01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0_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.000</text:p>
          </table:table-cell>
          <table:table-cell office:value-type="float" office:value="0.0113333333333332" calcext:value-type="float">
            <text:p>0.011</text:p>
          </table:table-cell>
          <table:table-cell office:value-type="float" office:value="0.0116666666666668" calcext:value-type="float">
            <text:p>0.012</text:p>
          </table:table-cell>
          <table:table-cell office:value-type="float" office:value="0.0113333333333332" calcext:value-type="float">
            <text:p>0.011</text:p>
          </table:table-cell>
          <table:table-cell office:value-type="float" office:value="0.0143333333333334" calcext:value-type="float">
            <text:p>0.014</text:p>
          </table:table-cell>
          <table:table-cell office:value-type="float" office:value="0.01" calcext:value-type="float">
            <text:p>0.010</text:p>
          </table:table-cell>
          <table:table-cell office:value-type="float" office:value="0.0106666666666668" calcext:value-type="float">
            <text:p>0.011</text:p>
          </table:table-cell>
          <table:table-cell office:value-type="float" office:value="0.00966666666666682" calcext:value-type="float">
            <text:p>0.01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33333333333319" calcext:value-type="float">
            <text:p>0.009</text:p>
          </table:table-cell>
          <table:table-cell office:value-type="float" office:value="0.00966666666666682" calcext:value-type="float">
            <text:p>0.010</text:p>
          </table:table-cell>
          <table:table-cell office:value-type="float" office:value="0.00900000000000001" calcext:value-type="float">
            <text:p>0.009</text:p>
          </table:table-cell>
          <table:table-cell office:value-type="float" office:value="0.0113333333333332" calcext:value-type="float">
            <text:p>0.011</text:p>
          </table:table-cell>
          <table:table-cell office:value-type="float" office:value="0.0086666666666666" calcext:value-type="float">
            <text:p>0.009</text:p>
          </table:table-cell>
          <table:table-cell office:value-type="float" office:value="0.0123333333333332" calcext:value-type="float">
            <text:p>0.012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0_</text:p>
          </table:table-cell>
          <table:table-cell office:value-type="float" office:value="0.0099999999999999" calcext:value-type="float">
            <text:p>0.010</text:p>
          </table:table-cell>
          <table:table-cell office:value-type="float" office:value="-0.00199999999999989" calcext:value-type="float">
            <text:p>-0.002</text:p>
          </table:table-cell>
          <table:table-cell office:value-type="float" office:value="0.0109999999999999" calcext:value-type="float">
            <text:p>0.011</text:p>
          </table:table-cell>
          <table:table-cell office:value-type="float" office:value="0.00933333333333353" calcext:value-type="float">
            <text:p>0.009</text:p>
          </table:table-cell>
          <table:table-cell office:value-type="float" office:value="0.0103333333333335" calcext:value-type="float">
            <text:p>0.010</text:p>
          </table:table-cell>
          <table:table-cell office:value-type="float" office:value="0.0119999999999999" calcext:value-type="float">
            <text:p>0.012</text:p>
          </table:table-cell>
          <table:table-cell office:value-type="float" office:value="0.00866666666666671" calcext:value-type="float">
            <text:p>0.009</text:p>
          </table:table-cell>
          <table:table-cell office:value-type="float" office:value="0.0099999999999999" calcext:value-type="float">
            <text:p>0.010</text:p>
          </table:table-cell>
          <table:table-cell office:value-type="float" office:value="0.00866666666666671" calcext:value-type="float">
            <text:p>0.009</text:p>
          </table:table-cell>
          <table:table-cell office:value-type="float" office:value="0.0106666666666667" calcext:value-type="float">
            <text:p>0.011</text:p>
          </table:table-cell>
          <table:table-cell office:value-type="float" office:value="0.0089999999999999" calcext:value-type="float">
            <text:p>0.009</text:p>
          </table:table-cell>
          <table:table-cell office:value-type="float" office:value="0.00833333333333353" calcext:value-type="float">
            <text:p>0.008</text:p>
          </table:table-cell>
          <table:table-cell office:value-type="float" office:value="0.0073333333333333" calcext:value-type="float">
            <text:p>0.007</text:p>
          </table:table-cell>
          <table:table-cell office:value-type="float" office:value="0.0099999999999999" calcext:value-type="float">
            <text:p>0.010</text:p>
          </table:table-cell>
          <table:table-cell office:value-type="float" office:value="0.0089999999999999" calcext:value-type="float">
            <text:p>0.009</text:p>
          </table:table-cell>
          <table:table-cell office:value-type="float" office:value="0.0103333333333335" calcext:value-type="float">
            <text:p>0.0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0_</text:p>
          </table:table-cell>
          <table:table-cell office:value-type="float" office:value="0.0114666666666667" calcext:value-type="float">
            <text:p>0.011</text:p>
          </table:table-cell>
          <table:table-cell office:value-type="float" office:value="0.000266666666666637" calcext:value-type="float">
            <text:p>0.000</text:p>
          </table:table-cell>
          <table:table-cell office:value-type="float" office:value="0.0119333333333332" calcext:value-type="float">
            <text:p>0.012</text:p>
          </table:table-cell>
          <table:table-cell office:value-type="float" office:value="0.0112000000000001" calcext:value-type="float">
            <text:p>0.011</text:p>
          </table:table-cell>
          <table:table-cell office:value-type="float" office:value="0.0110666666666666" calcext:value-type="float">
            <text:p>0.011</text:p>
          </table:table-cell>
          <table:table-cell office:value-type="float" office:value="0.0134666666666666" calcext:value-type="float">
            <text:p>0.013</text:p>
          </table:table-cell>
          <table:table-cell office:value-type="float" office:value="0.0109333333333332" calcext:value-type="float">
            <text:p>0.011</text:p>
          </table:table-cell>
          <table:table-cell office:value-type="float" office:value="0.0100666666666666" calcext:value-type="float">
            <text:p>0.010</text:p>
          </table:table-cell>
          <table:table-cell office:value-type="float" office:value="0.0096666666666666" calcext:value-type="float">
            <text:p>0.010</text:p>
          </table:table-cell>
          <table:table-cell office:value-type="float" office:value="0.0106000000000001" calcext:value-type="float">
            <text:p>0.011</text:p>
          </table:table-cell>
          <table:table-cell office:value-type="float" office:value="0.0096666666666666" calcext:value-type="float">
            <text:p>0.010</text:p>
          </table:table-cell>
          <table:table-cell office:value-type="float" office:value="0.00939999999999996" calcext:value-type="float">
            <text:p>0.009</text:p>
          </table:table-cell>
          <table:table-cell office:value-type="float" office:value="0.00886666666666658" calcext:value-type="float">
            <text:p>0.009</text:p>
          </table:table-cell>
          <table:table-cell office:value-type="float" office:value="0.0113333333333332" calcext:value-type="float">
            <text:p>0.011</text:p>
          </table:table-cell>
          <table:table-cell office:value-type="float" office:value="0.00893333333333324" calcext:value-type="float">
            <text:p>0.009</text:p>
          </table:table-cell>
          <table:table-cell office:value-type="float" office:value="0.00993333333333324" calcext:value-type="float">
            <text:p>0.01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1_</text:p>
          </table:table-cell>
          <table:table-cell office:value-type="float" office:value="0.01575" calcext:value-type="float">
            <text:p>0.016</text:p>
          </table:table-cell>
          <table:table-cell office:value-type="float" office:value="-0.0105000000000001" calcext:value-type="float">
            <text:p>-0.011</text:p>
          </table:table-cell>
          <table:table-cell office:value-type="float" office:value="0.0115" calcext:value-type="float">
            <text:p>0.012</text:p>
          </table:table-cell>
          <table:table-cell office:value-type="float" office:value="0.01425" calcext:value-type="float">
            <text:p>0.014</text:p>
          </table:table-cell>
          <table:table-cell office:value-type="float" office:value="0.0105" calcext:value-type="float">
            <text:p>0.011</text:p>
          </table:table-cell>
          <table:table-cell office:value-type="float" office:value="0.0115" calcext:value-type="float">
            <text:p>0.012</text:p>
          </table:table-cell>
          <table:table-cell office:value-type="float" office:value="0.0109999999999999" calcext:value-type="float">
            <text:p>0.011</text:p>
          </table:table-cell>
          <table:table-cell office:value-type="float" office:value="0.0125" calcext:value-type="float">
            <text:p>0.013</text:p>
          </table:table-cell>
          <table:table-cell office:value-type="float" office:value="0.0109999999999999" calcext:value-type="float">
            <text:p>0.011</text:p>
          </table:table-cell>
          <table:table-cell office:value-type="float" office:value="0.0089999999999999" calcext:value-type="float">
            <text:p>0.009</text:p>
          </table:table-cell>
          <table:table-cell office:value-type="float" office:value="0.00274999999999992" calcext:value-type="float">
            <text:p>0.003</text:p>
          </table:table-cell>
          <table:table-cell office:value-type="float" office:value="0.00875000000000004" calcext:value-type="float">
            <text:p>0.009</text:p>
          </table:table-cell>
          <table:table-cell office:value-type="float" office:value="0.0105" calcext:value-type="float">
            <text:p>0.011</text:p>
          </table:table-cell>
          <table:table-cell office:value-type="float" office:value="0.01325" calcext:value-type="float">
            <text:p>0.013</text:p>
          </table:table-cell>
          <table:table-cell office:value-type="float" office:value="0.00424999999999998" calcext:value-type="float">
            <text:p>0.004</text:p>
          </table:table-cell>
          <table:table-cell office:value-type="float" office:value="0.00449999999999995" calcext:value-type="float">
            <text:p>0.004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1_</text:p>
          </table:table-cell>
          <table:table-cell office:value-type="float" office:value="0.01675" calcext:value-type="float">
            <text:p>0.017</text:p>
          </table:table-cell>
          <table:table-cell office:value-type="float" office:value="-0.00600000000000001" calcext:value-type="float">
            <text:p>-0.006</text:p>
          </table:table-cell>
          <table:table-cell office:value-type="float" office:value="0.0110000000000001" calcext:value-type="float">
            <text:p>0.011</text:p>
          </table:table-cell>
          <table:table-cell office:value-type="float" office:value="0.01775" calcext:value-type="float">
            <text:p>0.018</text:p>
          </table:table-cell>
          <table:table-cell office:value-type="float" office:value="0.0125000000000001" calcext:value-type="float">
            <text:p>0.013</text:p>
          </table:table-cell>
          <table:table-cell office:value-type="float" office:value="0.0122500000000001" calcext:value-type="float">
            <text:p>0.012</text:p>
          </table:table-cell>
          <table:table-cell office:value-type="float" office:value="0.00975000000000004" calcext:value-type="float">
            <text:p>0.010</text:p>
          </table:table-cell>
          <table:table-cell table:number-columns-repeated="2" office:value-type="float" office:value="0.0119999999999999" calcext:value-type="float">
            <text:p>0.012</text:p>
          </table:table-cell>
          <table:table-cell office:value-type="float" office:value="0.0105000000000001" calcext:value-type="float">
            <text:p>0.011</text:p>
          </table:table-cell>
          <table:table-cell office:value-type="float" office:value="0.00474999999999992" calcext:value-type="float">
            <text:p>0.005</text:p>
          </table:table-cell>
          <table:table-cell office:value-type="float" office:value="0.00749999999999995" calcext:value-type="float">
            <text:p>0.007</text:p>
          </table:table-cell>
          <table:table-cell office:value-type="float" office:value="0.00649999999999995" calcext:value-type="float">
            <text:p>0.006</text:p>
          </table:table-cell>
          <table:table-cell office:value-type="float" office:value="0.00450000000000006" calcext:value-type="float">
            <text:p>0.005</text:p>
          </table:table-cell>
          <table:table-cell office:value-type="float" office:value="0.00600000000000012" calcext:value-type="float">
            <text:p>0.006</text:p>
          </table:table-cell>
          <table:table-cell office:value-type="float" office:value="0.00624999999999998" calcext:value-type="float">
            <text:p>0.006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1_</text:p>
          </table:table-cell>
          <table:table-cell office:value-type="float" office:value="0.01375" calcext:value-type="float">
            <text:p>0.014</text:p>
          </table:table-cell>
          <table:table-cell office:value-type="float" office:value="-0.00474999999999992" calcext:value-type="float">
            <text:p>-0.005</text:p>
          </table:table-cell>
          <table:table-cell office:value-type="float" office:value="0.0110000000000001" calcext:value-type="float">
            <text:p>0.011</text:p>
          </table:table-cell>
          <table:table-cell office:value-type="float" office:value="0.01425" calcext:value-type="float">
            <text:p>0.01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07499999999999" calcext:value-type="float">
            <text:p>0.011</text:p>
          </table:table-cell>
          <table:table-cell office:value-type="float" office:value="0.00750000000000006" calcext:value-type="float">
            <text:p>0.008</text:p>
          </table:table-cell>
          <table:table-cell office:value-type="float" office:value="0.0107499999999999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850000000000006" calcext:value-type="float">
            <text:p>0.009</text:p>
          </table:table-cell>
          <table:table-cell office:value-type="float" office:value="0.00675000000000003" calcext:value-type="float">
            <text:p>0.007</text:p>
          </table:table-cell>
          <table:table-cell office:value-type="float" office:value="0.00850000000000006" calcext:value-type="float">
            <text:p>0.009</text:p>
          </table:table-cell>
          <table:table-cell office:value-type="float" office:value="0.00925000000000009" calcext:value-type="float">
            <text:p>0.009</text:p>
          </table:table-cell>
          <table:table-cell office:value-type="float" office:value="0.00550000000000017" calcext:value-type="float">
            <text:p>0.006</text:p>
          </table:table-cell>
          <table:table-cell office:value-type="float" office:value="0.00775000000000003" calcext:value-type="float">
            <text:p>0.008</text:p>
          </table:table-cell>
          <table:table-cell office:value-type="float" office:value="0.00600000000000001" calcext:value-type="float">
            <text:p>0.006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1_</text:p>
          </table:table-cell>
          <table:table-cell office:value-type="float" office:value="0.01575" calcext:value-type="float">
            <text:p>0.016</text:p>
          </table:table-cell>
          <table:table-cell office:value-type="float" office:value="-0.00349999999999995" calcext:value-type="float">
            <text:p>-0.003</text:p>
          </table:table-cell>
          <table:table-cell office:value-type="float" office:value="0.0115000000000001" calcext:value-type="float">
            <text:p>0.012</text:p>
          </table:table-cell>
          <table:table-cell office:value-type="float" office:value="0.01725" calcext:value-type="float">
            <text:p>0.01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32500000000001" calcext:value-type="float">
            <text:p>0.013</text:p>
          </table:table-cell>
          <table:table-cell office:value-type="float" office:value="0.01175" calcext:value-type="float">
            <text:p>0.012</text:p>
          </table:table-cell>
          <table:table-cell office:value-type="float" office:value="0.0122500000000001" calcext:value-type="float">
            <text:p>0.012</text:p>
          </table:table-cell>
          <table:table-cell office:value-type="float" office:value="0.00950000000000006" calcext:value-type="float">
            <text:p>0.010</text:p>
          </table:table-cell>
          <table:table-cell office:value-type="float" office:value="0.00924999999999998" calcext:value-type="float">
            <text:p>0.009</text:p>
          </table:table-cell>
          <table:table-cell office:value-type="float" office:value="0.00875000000000004" calcext:value-type="float">
            <text:p>0.009</text:p>
          </table:table-cell>
          <table:table-cell office:value-type="float" office:value="0.0105000000000001" calcext:value-type="float">
            <text:p>0.011</text:p>
          </table:table-cell>
          <table:table-cell office:value-type="float" office:value="0.0112500000000001" calcext:value-type="float">
            <text:p>0.011</text:p>
          </table:table-cell>
          <table:table-cell office:value-type="float" office:value="0.00624999999999998" calcext:value-type="float">
            <text:p>0.006</text:p>
          </table:table-cell>
          <table:table-cell office:value-type="float" office:value="0.00900000000000001" calcext:value-type="float">
            <text:p>0.009</text:p>
          </table:table-cell>
          <table:table-cell office:value-type="float" office:value="0.00724999999999998" calcext:value-type="float">
            <text:p>0.007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1_</text:p>
          </table:table-cell>
          <table:table-cell office:value-type="float" office:value="0.01375" calcext:value-type="float">
            <text:p>0.014</text:p>
          </table:table-cell>
          <table:table-cell office:value-type="float" office:value="-0.00549999999999995" calcext:value-type="float">
            <text:p>-0.005</text:p>
          </table:table-cell>
          <table:table-cell office:value-type="float" office:value="0.0105000000000001" calcext:value-type="float">
            <text:p>0.011</text:p>
          </table:table-cell>
          <table:table-cell office:value-type="float" office:value="0.0155" calcext:value-type="float">
            <text:p>0.016</text:p>
          </table:table-cell>
          <table:table-cell office:value-type="float" office:value="0.0120000000000001" calcext:value-type="float">
            <text:p>0.012</text:p>
          </table:table-cell>
          <table:table-cell office:value-type="float" office:value="0.00900000000000001" calcext:value-type="float">
            <text:p>0.009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0925000000000009" calcext:value-type="float">
            <text:p>0.009</text:p>
          </table:table-cell>
          <table:table-cell office:value-type="float" office:value="0.00750000000000006" calcext:value-type="float">
            <text:p>0.008</text:p>
          </table:table-cell>
          <table:table-cell office:value-type="float" office:value="0.00775000000000003" calcext:value-type="float">
            <text:p>0.008</text:p>
          </table:table-cell>
          <table:table-cell office:value-type="float" office:value="0.00700000000000001" calcext:value-type="float">
            <text:p>0.007</text:p>
          </table:table-cell>
          <table:table-cell table:number-columns-repeated="2" office:value-type="float" office:value="0.00950000000000006" calcext:value-type="float">
            <text:p>0.010</text:p>
          </table:table-cell>
          <table:table-cell office:value-type="float" office:value="0.00325000000000009" calcext:value-type="float">
            <text:p>0.003</text:p>
          </table:table-cell>
          <table:table-cell office:value-type="float" office:value="0.00575000000000003" calcext:value-type="float">
            <text:p>0.006</text:p>
          </table:table-cell>
          <table:table-cell office:value-type="float" office:value="0.00475000000000014" calcext:value-type="float">
            <text:p>0.00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1_</text:p>
          </table:table-cell>
          <table:table-cell office:value-type="float" office:value="0.01515" calcext:value-type="float">
            <text:p>0.015</text:p>
          </table:table-cell>
          <table:table-cell office:value-type="float" office:value="-0.00605" calcext:value-type="float">
            <text:p>-0.006</text:p>
          </table:table-cell>
          <table:table-cell office:value-type="float" office:value="0.0111" calcext:value-type="float">
            <text:p>0.011</text:p>
          </table:table-cell>
          <table:table-cell office:value-type="float" office:value="0.0158000000000001" calcext:value-type="float">
            <text:p>0.016</text:p>
          </table:table-cell>
          <table:table-cell office:value-type="float" office:value="0.0128" calcext:value-type="float">
            <text:p>0.013</text:p>
          </table:table-cell>
          <table:table-cell office:value-type="float" office:value="0.01135" calcext:value-type="float">
            <text:p>0.011</text:p>
          </table:table-cell>
          <table:table-cell office:value-type="float" office:value="0.00959999999999994" calcext:value-type="float">
            <text:p>0.010</text:p>
          </table:table-cell>
          <table:table-cell office:value-type="float" office:value="0.01135" calcext:value-type="float">
            <text:p>0.011</text:p>
          </table:table-cell>
          <table:table-cell office:value-type="float" office:value="0.0105999999999999" calcext:value-type="float">
            <text:p>0.011</text:p>
          </table:table-cell>
          <table:table-cell office:value-type="float" office:value="0.00900000000000001" calcext:value-type="float">
            <text:p>0.009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0895000000000012" calcext:value-type="float">
            <text:p>0.009</text:p>
          </table:table-cell>
          <table:table-cell office:value-type="float" office:value="0.00940000000000008" calcext:value-type="float">
            <text:p>0.009</text:p>
          </table:table-cell>
          <table:table-cell table:number-columns-repeated="2" office:value-type="float" office:value="0.00654999999999995" calcext:value-type="float">
            <text:p>0.007</text:p>
          </table:table-cell>
          <table:table-cell office:value-type="float" office:value="0.00575000000000003" calcext:value-type="float">
            <text:p>0.006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2_</text:p>
          </table:table-cell>
          <table:table-cell office:value-type="float" office:value="-0.0163333333333334" calcext:value-type="float">
            <text:p>-0.016</text:p>
          </table:table-cell>
          <table:table-cell office:value-type="float" office:value="0.000333333333333186" calcext:value-type="float">
            <text:p>0.000</text:p>
          </table:table-cell>
          <table:table-cell table:number-columns-repeated="3" office:value-type="float" office:value="-0.00633333333333364" calcext:value-type="float">
            <text:p>-0.006</text:p>
          </table:table-cell>
          <table:table-cell office:value-type="float" office:value="-0.00600000000000001" calcext:value-type="float">
            <text:p>-0.006</text:p>
          </table:table-cell>
          <table:table-cell office:value-type="float" office:value="-0.00566666666666682" calcext:value-type="float">
            <text:p>-0.006</text:p>
          </table:table-cell>
          <table:table-cell office:value-type="float" office:value="-0.00433333333333363" calcext:value-type="float">
            <text:p>-0.004</text:p>
          </table:table-cell>
          <table:table-cell office:value-type="float" office:value="-0.00833333333333341" calcext:value-type="float">
            <text:p>-0.008</text:p>
          </table:table-cell>
          <table:table-cell office:value-type="float" office:value="-0.00333333333333341" calcext:value-type="float">
            <text:p>-0.003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0700000000000001" calcext:value-type="float">
            <text:p>-0.007</text:p>
          </table:table-cell>
          <table:table-cell office:value-type="float" office:value="-0.00866666666666682" calcext:value-type="float">
            <text:p>-0.009</text:p>
          </table:table-cell>
          <table:table-cell office:value-type="float" office:value="-0.00433333333333363" calcext:value-type="float">
            <text:p>-0.004</text:p>
          </table:table-cell>
          <table:table-cell office:value-type="float" office:value="-0.00366666666666682" calcext:value-type="float">
            <text:p>-0.004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2_</text:p>
          </table:table-cell>
          <table:table-cell office:value-type="float" office:value="-0.0146666666666664" calcext:value-type="float">
            <text:p>-0.015</text:p>
          </table:table-cell>
          <table:table-cell office:value-type="float" office:value="-0.00266666666666659" calcext:value-type="float">
            <text:p>-0.003</text:p>
          </table:table-cell>
          <table:table-cell office:value-type="float" office:value="-0.00533333333333319" calcext:value-type="float">
            <text:p>-0.005</text:p>
          </table:table-cell>
          <table:table-cell office:value-type="float" office:value="-0.00933333333333319" calcext:value-type="float">
            <text:p>-0.009</text:p>
          </table:table-cell>
          <table:table-cell office:value-type="float" office:value="-0.00666666666666638" calcext:value-type="float">
            <text:p>-0.007</text:p>
          </table:table-cell>
          <table:table-cell office:value-type="float" office:value="-0.00633333333333319" calcext:value-type="float">
            <text:p>-0.006</text:p>
          </table:table-cell>
          <table:table-cell office:value-type="float" office:value="-0.00433333333333319" calcext:value-type="float">
            <text:p>-0.004</text:p>
          </table:table-cell>
          <table:table-cell office:value-type="float" office:value="-0.00499999999999978" calcext:value-type="float">
            <text:p>-0.005</text:p>
          </table:table-cell>
          <table:table-cell office:value-type="float" office:value="-0.00566666666666638" calcext:value-type="float">
            <text:p>-0.006</text:p>
          </table:table-cell>
          <table:table-cell office:value-type="float" office:value="-0.00700000000000001" calcext:value-type="float">
            <text:p>-0.007</text:p>
          </table:table-cell>
          <table:table-cell office:value-type="float" office:value="-0.0036666666666666" calcext:value-type="float">
            <text:p>-0.004</text:p>
          </table:table-cell>
          <table:table-cell office:value-type="float" office:value="-0.00466666666666638" calcext:value-type="float">
            <text:p>-0.005</text:p>
          </table:table-cell>
          <table:table-cell office:value-type="float" office:value="-0.00766666666666638" calcext:value-type="float">
            <text:p>-0.008</text:p>
          </table:table-cell>
          <table:table-cell office:value-type="float" office:value="-0.00700000000000001" calcext:value-type="float">
            <text:p>-0.007</text:p>
          </table:table-cell>
          <table:table-cell office:value-type="float" office:value="-0.00399999999999978" calcext:value-type="float">
            <text:p>-0.004</text:p>
          </table:table-cell>
          <table:table-cell office:value-type="float" office:value="-0.0036666666666666" calcext:value-type="float">
            <text:p>-0.004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2_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433333333333319" calcext:value-type="float">
            <text:p>-0.004</text:p>
          </table:table-cell>
          <table:table-cell office:value-type="float" office:value="-0.00800000000000001" calcext:value-type="float">
            <text:p>-0.008</text:p>
          </table:table-cell>
          <table:table-cell office:value-type="float" office:value="-0.00666666666666682" calcext:value-type="float">
            <text:p>-0.007</text:p>
          </table:table-cell>
          <table:table-cell office:value-type="float" office:value="-0.00533333333333319" calcext:value-type="float">
            <text:p>-0.005</text:p>
          </table:table-cell>
          <table:table-cell office:value-type="float" office:value="-0.00266666666666659" calcext:value-type="float">
            <text:p>-0.003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0333333333333319" calcext:value-type="float">
            <text:p>-0.003</text:p>
          </table:table-cell>
          <table:table-cell office:value-type="float" office:value="-0.00433333333333319" calcext:value-type="float">
            <text:p>-0.004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166666666666659" calcext:value-type="float">
            <text:p>-0.002</text:p>
          </table:table-cell>
          <table:table-cell office:value-type="float" office:value="-0.00600000000000001" calcext:value-type="float">
            <text:p>-0.006</text:p>
          </table:table-cell>
          <table:table-cell office:value-type="float" office:value="-0.00700000000000001" calcext:value-type="float">
            <text:p>-0.007</text:p>
          </table:table-cell>
          <table:table-cell office:value-type="float" office:value="-0.00166666666666659" calcext:value-type="float">
            <text:p>-0.002</text:p>
          </table:table-cell>
          <table:table-cell office:value-type="float" office:value="-0.002" calcext:value-type="float">
            <text:p>-0.002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2_</text:p>
          </table:table-cell>
          <table:table-cell office:value-type="float" office:value="-0.0150000000000002" calcext:value-type="float">
            <text:p>-0.015</text:p>
          </table:table-cell>
          <table:table-cell office:value-type="float" office:value="-0.000333333333333408" calcext:value-type="float">
            <text:p>0.000</text:p>
          </table:table-cell>
          <table:table-cell office:value-type="float" office:value="-0.0056666666666666" calcext:value-type="float">
            <text:p>-0.006</text:p>
          </table:table-cell>
          <table:table-cell office:value-type="float" office:value="-0.00800000000000001" calcext:value-type="float">
            <text:p>-0.008</text:p>
          </table:table-cell>
          <table:table-cell office:value-type="float" office:value="-0.00733333333333341" calcext:value-type="float">
            <text:p>-0.007</text:p>
          </table:table-cell>
          <table:table-cell table:number-columns-repeated="2" office:value-type="float" office:value="-0.00500000000000023" calcext:value-type="float">
            <text:p>-0.005</text:p>
          </table:table-cell>
          <table:table-cell office:value-type="float" office:value="-0.0036666666666666" calcext:value-type="float">
            <text:p>-0.004</text:p>
          </table:table-cell>
          <table:table-cell office:value-type="float" office:value="-0.00433333333333341" calcext:value-type="float">
            <text:p>-0.004</text:p>
          </table:table-cell>
          <table:table-cell office:value-type="float" office:value="-0.0056666666666666" calcext:value-type="float">
            <text:p>-0.006</text:p>
          </table:table-cell>
          <table:table-cell office:value-type="float" office:value="-0.00266666666666682" calcext:value-type="float">
            <text:p>-0.003</text:p>
          </table:table-cell>
          <table:table-cell office:value-type="float" office:value="-0.00166666666666659" calcext:value-type="float">
            <text:p>-0.002</text:p>
          </table:table-cell>
          <table:table-cell office:value-type="float" office:value="-0.00600000000000023" calcext:value-type="float">
            <text:p>-0.006</text:p>
          </table:table-cell>
          <table:table-cell office:value-type="float" office:value="-0.00633333333333341" calcext:value-type="float">
            <text:p>-0.006</text:p>
          </table:table-cell>
          <table:table-cell office:value-type="float" office:value="-0.00266666666666682" calcext:value-type="float">
            <text:p>-0.003</text:p>
          </table:table-cell>
          <table:table-cell office:value-type="float" office:value="-0.00133333333333341" calcext:value-type="float">
            <text:p>-0.00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2_</text:p>
          </table:table-cell>
          <table:table-cell office:value-type="float" office:value="-0.0140000000000002" calcext:value-type="float">
            <text:p>-0.014</text:p>
          </table:table-cell>
          <table:table-cell office:value-type="float" office:value="-0.000666666666666593" calcext:value-type="float">
            <text:p>-0.001</text:p>
          </table:table-cell>
          <table:table-cell office:value-type="float" office:value="-0.0066666666666666" calcext:value-type="float">
            <text:p>-0.007</text:p>
          </table:table-cell>
          <table:table-cell office:value-type="float" office:value="-0.00733333333333341" calcext:value-type="float">
            <text:p>-0.007</text:p>
          </table:table-cell>
          <table:table-cell office:value-type="float" office:value="-0.00700000000000023" calcext:value-type="float">
            <text:p>-0.007</text:p>
          </table:table-cell>
          <table:table-cell office:value-type="float" office:value="-0.00600000000000023" calcext:value-type="float">
            <text:p>-0.006</text:p>
          </table:table-cell>
          <table:table-cell office:value-type="float" office:value="-0.0046666666666666" calcext:value-type="float">
            <text:p>-0.005</text:p>
          </table:table-cell>
          <table:table-cell office:value-type="float" office:value="-0.00333333333333341" calcext:value-type="float">
            <text:p>-0.003</text:p>
          </table:table-cell>
          <table:table-cell office:value-type="float" office:value="-0.00433333333333341" calcext:value-type="float">
            <text:p>-0.004</text:p>
          </table:table-cell>
          <table:table-cell office:value-type="float" office:value="-0.00533333333333341" calcext:value-type="float">
            <text:p>-0.005</text:p>
          </table:table-cell>
          <table:table-cell office:value-type="float" office:value="-0.00233333333333341" calcext:value-type="float">
            <text:p>-0.002</text:p>
          </table:table-cell>
          <table:table-cell office:value-type="float" office:value="-0.00266666666666682" calcext:value-type="float">
            <text:p>-0.003</text:p>
          </table:table-cell>
          <table:table-cell table:number-columns-repeated="2" office:value-type="float" office:value="-0.00633333333333341" calcext:value-type="float">
            <text:p>-0.006</text:p>
          </table:table-cell>
          <table:table-cell office:value-type="float" office:value="-0.00266666666666682" calcext:value-type="float">
            <text:p>-0.003</text:p>
          </table:table-cell>
          <table:table-cell office:value-type="float" office:value="-0.001" calcext:value-type="float">
            <text:p>-0.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2_</text:p>
          </table:table-cell>
          <table:table-cell office:value-type="float" office:value="-0.0150000000000001" calcext:value-type="float">
            <text:p>-0.015</text:p>
          </table:table-cell>
          <table:table-cell office:value-type="float" office:value="-0.000866666666666682" calcext:value-type="float">
            <text:p>-0.001</text:p>
          </table:table-cell>
          <table:table-cell office:value-type="float" office:value="-0.00566666666666671" calcext:value-type="float">
            <text:p>-0.006</text:p>
          </table:table-cell>
          <table:table-cell office:value-type="float" office:value="-0.00780000000000014" calcext:value-type="float">
            <text:p>-0.008</text:p>
          </table:table-cell>
          <table:table-cell office:value-type="float" office:value="-0.00680000000000014" calcext:value-type="float">
            <text:p>-0.007</text:p>
          </table:table-cell>
          <table:table-cell office:value-type="float" office:value="-0.00573333333333348" calcext:value-type="float">
            <text:p>-0.006</text:p>
          </table:table-cell>
          <table:table-cell office:value-type="float" office:value="-0.00446666666666662" calcext:value-type="float">
            <text:p>-0.004</text:p>
          </table:table-cell>
          <table:table-cell office:value-type="float" office:value="-0.00406666666666666" calcext:value-type="float">
            <text:p>-0.004</text:p>
          </table:table-cell>
          <table:table-cell office:value-type="float" office:value="-0.00519999999999998" calcext:value-type="float">
            <text:p>-0.005</text:p>
          </table:table-cell>
          <table:table-cell office:value-type="float" office:value="-0.00513333333333343" calcext:value-type="float">
            <text:p>-0.005</text:p>
          </table:table-cell>
          <table:table-cell office:value-type="float" office:value="-0.00273333333333337" calcext:value-type="float">
            <text:p>-0.003</text:p>
          </table:table-cell>
          <table:table-cell office:value-type="float" office:value="-0.00293333333333345" calcext:value-type="float">
            <text:p>-0.003</text:p>
          </table:table-cell>
          <table:table-cell office:value-type="float" office:value="-0.00660000000000016" calcext:value-type="float">
            <text:p>-0.007</text:p>
          </table:table-cell>
          <table:table-cell office:value-type="float" office:value="-0.00706666666666678" calcext:value-type="float">
            <text:p>-0.007</text:p>
          </table:table-cell>
          <table:table-cell office:value-type="float" office:value="-0.00306666666666677" calcext:value-type="float">
            <text:p>-0.003</text:p>
          </table:table-cell>
          <table:table-cell office:value-type="float" office:value="-0.00233333333333341" calcext:value-type="float">
            <text:p>-0.002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3_</text:p>
          </table:table-cell>
          <table:table-cell office:value-type="float" office:value="0.0156666666666666" calcext:value-type="float">
            <text:p>0.016</text:p>
          </table:table-cell>
          <table:table-cell office:value-type="float" office:value="0.00266666666666659" calcext:value-type="float">
            <text:p>0.003</text:p>
          </table:table-cell>
          <table:table-cell office:value-type="float" office:value="0.0153333333333332" calcext:value-type="float">
            <text:p>0.015</text:p>
          </table:table-cell>
          <table:table-cell office:value-type="float" office:value="0.0176666666666666" calcext:value-type="float">
            <text:p>0.018</text:p>
          </table:table-cell>
          <table:table-cell office:value-type="float" office:value="0.0173333333333334" calcext:value-type="float">
            <text:p>0.017</text:p>
          </table:table-cell>
          <table:table-cell office:value-type="float" office:value="0.0139999999999999" calcext:value-type="float">
            <text:p>0.014</text:p>
          </table:table-cell>
          <table:table-cell office:value-type="float" office:value="0.0126666666666667" calcext:value-type="float">
            <text:p>0.013</text:p>
          </table:table-cell>
          <table:table-cell office:value-type="float" office:value="0.0136666666666667" calcext:value-type="float">
            <text:p>0.014</text:p>
          </table:table-cell>
          <table:table-cell office:value-type="float" office:value="0.0146666666666666" calcext:value-type="float">
            <text:p>0.015</text:p>
          </table:table-cell>
          <table:table-cell office:value-type="float" office:value="0.0133333333333333" calcext:value-type="float">
            <text:p>0.013</text:p>
          </table:table-cell>
          <table:table-cell office:value-type="float" office:value="0.0163333333333332" calcext:value-type="float">
            <text:p>0.016</text:p>
          </table:table-cell>
          <table:table-cell office:value-type="float" office:value="0.0129999999999999" calcext:value-type="float">
            <text:p>0.013</text:p>
          </table:table-cell>
          <table:table-cell office:value-type="float" office:value="0.0136666666666667" calcext:value-type="float">
            <text:p>0.014</text:p>
          </table:table-cell>
          <table:table-cell office:value-type="float" office:value="0.0116666666666665" calcext:value-type="float">
            <text:p>0.012</text:p>
          </table:table-cell>
          <table:table-cell office:value-type="float" office:value="0.0119999999999999" calcext:value-type="float">
            <text:p>0.012</text:p>
          </table:table-cell>
          <table:table-cell office:value-type="float" office:value="0.0133333333333333" calcext:value-type="float">
            <text:p>0.013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3_</text:p>
          </table:table-cell>
          <table:table-cell office:value-type="float" office:value="0.0126666666666667" calcext:value-type="float">
            <text:p>0.013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146666666666666" calcext:value-type="float">
            <text:p>0.015</text:p>
          </table:table-cell>
          <table:table-cell office:value-type="float" office:value="0.0113333333333333" calcext:value-type="float">
            <text:p>0.011</text:p>
          </table:table-cell>
          <table:table-cell office:value-type="float" office:value="0.0133333333333334" calcext:value-type="float">
            <text:p>0.013</text:p>
          </table:table-cell>
          <table:table-cell office:value-type="float" office:value="0.0126666666666667" calcext:value-type="float">
            <text:p>0.013</text:p>
          </table:table-cell>
          <table:table-cell office:value-type="float" office:value="0.00733333333333341" calcext:value-type="float">
            <text:p>0.007</text:p>
          </table:table-cell>
          <table:table-cell office:value-type="float" office:value="0.00933333333333342" calcext:value-type="float">
            <text:p>0.009</text:p>
          </table:table-cell>
          <table:table-cell office:value-type="float" office:value="0.0103333333333333" calcext:value-type="float">
            <text:p>0.010</text:p>
          </table:table-cell>
          <table:table-cell office:value-type="float" office:value="0.0106666666666667" calcext:value-type="float">
            <text:p>0.011</text:p>
          </table:table-cell>
          <table:table-cell office:value-type="float" office:value="0.00733333333333341" calcext:value-type="float">
            <text:p>0.007</text:p>
          </table:table-cell>
          <table:table-cell office:value-type="float" office:value="0.00900000000000001" calcext:value-type="float">
            <text:p>0.009</text:p>
          </table:table-cell>
          <table:table-cell office:value-type="float" office:value="0.0126666666666667" calcext:value-type="float">
            <text:p>0.013</text:p>
          </table:table-cell>
          <table:table-cell office:value-type="float" office:value="0.0120000000000001" calcext:value-type="float">
            <text:p>0.012</text:p>
          </table:table-cell>
          <table:table-cell office:value-type="float" office:value="0.0106666666666667" calcext:value-type="float">
            <text:p>0.011</text:p>
          </table:table-cell>
          <table:table-cell office:value-type="float" office:value="0.00800000000000001" calcext:value-type="float">
            <text:p>0.008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3_</text:p>
          </table:table-cell>
          <table:table-cell office:value-type="float" office:value="0.00966666666666649" calcext:value-type="float">
            <text:p>0.010</text:p>
          </table:table-cell>
          <table:table-cell office:value-type="float" office:value="-0.00566666666666671" calcext:value-type="float">
            <text:p>-0.006</text:p>
          </table:table-cell>
          <table:table-cell office:value-type="float" office:value="0.0123333333333333" calcext:value-type="float">
            <text:p>0.012</text:p>
          </table:table-cell>
          <table:table-cell office:value-type="float" office:value="0.0109999999999999" calcext:value-type="float">
            <text:p>0.011</text:p>
          </table:table-cell>
          <table:table-cell office:value-type="float" office:value="0.0123333333333333" calcext:value-type="float">
            <text:p>0.012</text:p>
          </table:table-cell>
          <table:table-cell office:value-type="float" office:value="0.0133333333333332" calcext:value-type="float">
            <text:p>0.013</text:p>
          </table:table-cell>
          <table:table-cell office:value-type="float" office:value="0.00966666666666649" calcext:value-type="float">
            <text:p>0.010</text:p>
          </table:table-cell>
          <table:table-cell office:value-type="float" office:value="0.0099999999999999" calcext:value-type="float">
            <text:p>0.010</text:p>
          </table:table-cell>
          <table:table-cell office:value-type="float" office:value="0.00833333333333319" calcext:value-type="float">
            <text:p>0.008</text:p>
          </table:table-cell>
          <table:table-cell office:value-type="float" office:value="0.0106666666666665" calcext:value-type="float">
            <text:p>0.011</text:p>
          </table:table-cell>
          <table:table-cell office:value-type="float" office:value="0.0076666666666666" calcext:value-type="float">
            <text:p>0.008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123333333333333" calcext:value-type="float">
            <text:p>0.012</text:p>
          </table:table-cell>
          <table:table-cell office:value-type="float" office:value="0.0106666666666665" calcext:value-type="float">
            <text:p>0.011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103333333333333" calcext:value-type="float">
            <text:p>0.01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3_</text:p>
          </table:table-cell>
          <table:table-cell office:value-type="float" office:value="0.0100000000000001" calcext:value-type="float">
            <text:p>0.010</text:p>
          </table:table-cell>
          <table:table-cell office:value-type="float" office:value="-0.0053333333333333" calcext:value-type="float">
            <text:p>-0.005</text:p>
          </table:table-cell>
          <table:table-cell office:value-type="float" office:value="0.0116666666666667" calcext:value-type="float">
            <text:p>0.012</text:p>
          </table:table-cell>
          <table:table-cell office:value-type="float" office:value="0.0106666666666667" calcext:value-type="float">
            <text:p>0.011</text:p>
          </table:table-cell>
          <table:table-cell office:value-type="float" office:value="0.0113333333333335" calcext:value-type="float">
            <text:p>0.011</text:p>
          </table:table-cell>
          <table:table-cell office:value-type="float" office:value="0.0120000000000001" calcext:value-type="float">
            <text:p>0.012</text:p>
          </table:table-cell>
          <table:table-cell office:value-type="float" office:value="0.0100000000000001" calcext:value-type="float">
            <text:p>0.010</text:p>
          </table:table-cell>
          <table:table-cell office:value-type="float" office:value="0.00966666666666671" calcext:value-type="float">
            <text:p>0.010</text:p>
          </table:table-cell>
          <table:table-cell office:value-type="float" office:value="0.0103333333333333" calcext:value-type="float">
            <text:p>0.010</text:p>
          </table:table-cell>
          <table:table-cell office:value-type="float" office:value="0.0116666666666667" calcext:value-type="float">
            <text:p>0.012</text:p>
          </table:table-cell>
          <table:table-cell office:value-type="float" office:value="0.00866666666666671" calcext:value-type="float">
            <text:p>0.009</text:p>
          </table:table-cell>
          <table:table-cell office:value-type="float" office:value="0.0106666666666667" calcext:value-type="float">
            <text:p>0.011</text:p>
          </table:table-cell>
          <table:table-cell office:value-type="float" office:value="0.0120000000000001" calcext:value-type="float">
            <text:p>0.012</text:p>
          </table:table-cell>
          <table:table-cell office:value-type="float" office:value="0.0113333333333335" calcext:value-type="float">
            <text:p>0.011</text:p>
          </table:table-cell>
          <table:table-cell office:value-type="float" office:value="0.00766666666666682" calcext:value-type="float">
            <text:p>0.008</text:p>
          </table:table-cell>
          <table:table-cell office:value-type="float" office:value="0.0093333333333333" calcext:value-type="float">
            <text:p>0.009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3_</text:p>
          </table:table-cell>
          <table:table-cell office:value-type="float" office:value="0.00666666666666682" calcext:value-type="float">
            <text:p>0.007</text:p>
          </table:table-cell>
          <table:table-cell office:value-type="float" office:value="-0.00633333333333319" calcext:value-type="float">
            <text:p>-0.006</text:p>
          </table:table-cell>
          <table:table-cell table:number-columns-repeated="2" office:value-type="float" office:value="0.00833333333333341" calcext:value-type="float">
            <text:p>0.008</text:p>
          </table:table-cell>
          <table:table-cell office:value-type="float" office:value="0.00900000000000023" calcext:value-type="float">
            <text:p>0.009</text:p>
          </table:table-cell>
          <table:table-cell table:number-columns-repeated="2" office:value-type="float" office:value="0.00933333333333342" calcext:value-type="float">
            <text:p>0.009</text:p>
          </table:table-cell>
          <table:table-cell office:value-type="float" office:value="0.00900000000000001" calcext:value-type="float">
            <text:p>0.009</text:p>
          </table:table-cell>
          <table:table-cell office:value-type="float" office:value="0.00766666666666682" calcext:value-type="float">
            <text:p>0.008</text:p>
          </table:table-cell>
          <table:table-cell office:value-type="float" office:value="0.00933333333333342" calcext:value-type="float">
            <text:p>0.009</text:p>
          </table:table-cell>
          <table:table-cell office:value-type="float" office:value="0.00466666666666671" calcext:value-type="float">
            <text:p>0.005</text:p>
          </table:table-cell>
          <table:table-cell office:value-type="float" office:value="0.00733333333333341" calcext:value-type="float">
            <text:p>0.007</text:p>
          </table:table-cell>
          <table:table-cell office:value-type="float" office:value="0.00966666666666682" calcext:value-type="float">
            <text:p>0.010</text:p>
          </table:table-cell>
          <table:table-cell office:value-type="float" office:value="0.00866666666666682" calcext:value-type="float">
            <text:p>0.009</text:p>
          </table:table-cell>
          <table:table-cell office:value-type="float" office:value="0.00600000000000012" calcext:value-type="float">
            <text:p>0.006</text:p>
          </table:table-cell>
          <table:table-cell office:value-type="float" office:value="0.00700000000000001" calcext:value-type="float">
            <text:p>0.00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3_</text:p>
          </table:table-cell>
          <table:table-cell office:value-type="float" office:value="0.0109333333333334" calcext:value-type="float">
            <text:p>0.011</text:p>
          </table:table-cell>
          <table:table-cell office:value-type="float" office:value="-0.0033333333333333" calcext:value-type="float">
            <text:p>-0.003</text:p>
          </table:table-cell>
          <table:table-cell office:value-type="float" office:value="0.0124666666666666" calcext:value-type="float">
            <text:p>0.012</text:p>
          </table:table-cell>
          <table:table-cell office:value-type="float" office:value="0.0118" calcext:value-type="float">
            <text:p>0.012</text:p>
          </table:table-cell>
          <table:table-cell office:value-type="float" office:value="0.0126666666666668" calcext:value-type="float">
            <text:p>0.013</text:p>
          </table:table-cell>
          <table:table-cell office:value-type="float" office:value="0.0122666666666668" calcext:value-type="float">
            <text:p>0.012</text:p>
          </table:table-cell>
          <table:table-cell office:value-type="float" office:value="0.00980000000000003" calcext:value-type="float">
            <text:p>0.010</text:p>
          </table:table-cell>
          <table:table-cell office:value-type="float" office:value="0.0103333333333333" calcext:value-type="float">
            <text:p>0.010</text:p>
          </table:table-cell>
          <table:table-cell office:value-type="float" office:value="0.0102666666666668" calcext:value-type="float">
            <text:p>0.010</text:p>
          </table:table-cell>
          <table:table-cell office:value-type="float" office:value="0.0111333333333334" calcext:value-type="float">
            <text:p>0.011</text:p>
          </table:table-cell>
          <table:table-cell office:value-type="float" office:value="0.00893333333333346" calcext:value-type="float">
            <text:p>0.009</text:p>
          </table:table-cell>
          <table:table-cell office:value-type="float" office:value="0.00960000000000005" calcext:value-type="float">
            <text:p>0.010</text:p>
          </table:table-cell>
          <table:table-cell office:value-type="float" office:value="0.0120666666666669" calcext:value-type="float">
            <text:p>0.012</text:p>
          </table:table-cell>
          <table:table-cell office:value-type="float" office:value="0.0108666666666668" calcext:value-type="float">
            <text:p>0.011</text:p>
          </table:table-cell>
          <table:table-cell office:value-type="float" office:value="0.0088666666666668" calcext:value-type="float">
            <text:p>0.009</text:p>
          </table:table-cell>
          <table:table-cell office:value-type="float" office:value="0.00960000000000005" calcext:value-type="float">
            <text:p>0.01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_</text:p>
          </table:table-cell>
          <table:table-cell office:value-type="float" office:value="0.0238333333333334" calcext:value-type="float">
            <text:p>0.024</text:p>
          </table:table-cell>
          <table:table-cell office:value-type="float" office:value="-0.0151666666666667" calcext:value-type="float">
            <text:p>-0.015</text:p>
          </table:table-cell>
          <table:table-cell office:value-type="float" office:value="0.0156666666666666" calcext:value-type="float">
            <text:p>0.016</text:p>
          </table:table-cell>
          <table:table-cell office:value-type="float" office:value="0.0159999999999999" calcext:value-type="float">
            <text:p>0.016</text:p>
          </table:table-cell>
          <table:table-cell office:value-type="float" office:value="0.0108333333333333" calcext:value-type="float">
            <text:p>0.011</text:p>
          </table:table-cell>
          <table:table-cell office:value-type="float" office:value="0.0193333333333333" calcext:value-type="float">
            <text:p>0.019</text:p>
          </table:table-cell>
          <table:table-cell office:value-type="float" office:value="0.0113333333333333" calcext:value-type="float">
            <text:p>0.011</text:p>
          </table:table-cell>
          <table:table-cell office:value-type="float" office:value="0.0133333333333333" calcext:value-type="float">
            <text:p>0.013</text:p>
          </table:table-cell>
          <table:table-cell office:value-type="float" office:value="0.0093333333333333" calcext:value-type="float">
            <text:p>0.009</text:p>
          </table:table-cell>
          <table:table-cell office:value-type="float" office:value="0.0076666666666666" calcext:value-type="float">
            <text:p>0.008</text:p>
          </table:table-cell>
          <table:table-cell office:value-type="float" office:value="0.0123333333333332" calcext:value-type="float">
            <text:p>0.012</text:p>
          </table:table-cell>
          <table:table-cell office:value-type="float" office:value="0.0119999999999999" calcext:value-type="float">
            <text:p>0.012</text:p>
          </table:table-cell>
          <table:table-cell office:value-type="float" office:value="0.0115" calcext:value-type="float">
            <text:p>0.012</text:p>
          </table:table-cell>
          <table:table-cell office:value-type="float" office:value="0.0175" calcext:value-type="float">
            <text:p>0.018</text:p>
          </table:table-cell>
          <table:table-cell office:value-type="float" office:value="0.0126666666666665" calcext:value-type="float">
            <text:p>0.013</text:p>
          </table:table-cell>
          <table:table-cell office:value-type="float" office:value="0.0158333333333333" calcext:value-type="float">
            <text:p>0.016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_</text:p>
          </table:table-cell>
          <table:table-cell office:value-type="float" office:value="0.0189999999999999" calcext:value-type="float">
            <text:p>0.019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0138333333333333" calcext:value-type="float">
            <text:p>0.01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49999999999995" calcext:value-type="float">
            <text:p>0.008</text:p>
          </table:table-cell>
          <table:table-cell office:value-type="float" office:value="0.0143333333333333" calcext:value-type="float">
            <text:p>0.014</text:p>
          </table:table-cell>
          <table:table-cell office:value-type="float" office:value="0.0066666666666666" calcext:value-type="float">
            <text:p>0.007</text:p>
          </table:table-cell>
          <table:table-cell office:value-type="float" office:value="0.00949999999999995" calcext:value-type="float">
            <text:p>0.009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113333333333333" calcext:value-type="float">
            <text:p>0.011</text:p>
          </table:table-cell>
          <table:table-cell office:value-type="float" office:value="0.00849999999999995" calcext:value-type="float">
            <text:p>0.008</text:p>
          </table:table-cell>
          <table:table-cell office:value-type="float" office:value="0.00749999999999995" calcext:value-type="float">
            <text:p>0.007</text:p>
          </table:table-cell>
          <table:table-cell office:value-type="float" office:value="0.0046666666666666" calcext:value-type="float">
            <text:p>0.005</text:p>
          </table:table-cell>
          <table:table-cell office:value-type="float" office:value="0.0153333333333333" calcext:value-type="float">
            <text:p>0.015</text:p>
          </table:table-cell>
          <table:table-cell office:value-type="float" office:value="0.00766666666666671" calcext:value-type="float">
            <text:p>0.008</text:p>
          </table:table-cell>
          <table:table-cell office:value-type="float" office:value="0.00649999999999995" calcext:value-type="float">
            <text:p>0.006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_</text:p>
          </table:table-cell>
          <table:table-cell office:value-type="float" office:value="0.0195" calcext:value-type="float">
            <text:p>0.020</text:p>
          </table:table-cell>
          <table:table-cell office:value-type="float" office:value="-0.0103333333333334" calcext:value-type="float">
            <text:p>-0.010</text:p>
          </table:table-cell>
          <table:table-cell office:value-type="float" office:value="0.0133333333333333" calcext:value-type="float">
            <text:p>0.013</text:p>
          </table:table-cell>
          <table:table-cell office:value-type="float" office:value="0.0166666666666667" calcext:value-type="float">
            <text:p>0.017</text:p>
          </table:table-cell>
          <table:table-cell office:value-type="float" office:value="0.00883333333333325" calcext:value-type="float">
            <text:p>0.009</text:p>
          </table:table-cell>
          <table:table-cell office:value-type="float" office:value="0.0099999999999999" calcext:value-type="float">
            <text:p>0.010</text:p>
          </table:table-cell>
          <table:table-cell office:value-type="float" office:value="0.00716666666666665" calcext:value-type="float">
            <text:p>0.007</text:p>
          </table:table-cell>
          <table:table-cell office:value-type="float" office:value="0.0126666666666666" calcext:value-type="float">
            <text:p>0.013</text:p>
          </table:table-cell>
          <table:table-cell office:value-type="float" office:value="0.0083333333333333" calcext:value-type="float">
            <text:p>0.008</text:p>
          </table:table-cell>
          <table:table-cell office:value-type="float" office:value="0.0116666666666666" calcext:value-type="float">
            <text:p>0.012</text:p>
          </table:table-cell>
          <table:table-cell office:value-type="float" office:value="0.0069999999999999" calcext:value-type="float">
            <text:p>0.007</text:p>
          </table:table-cell>
          <table:table-cell office:value-type="float" office:value="0.00916666666666655" calcext:value-type="float">
            <text:p>0.009</text:p>
          </table:table-cell>
          <table:table-cell office:value-type="float" office:value="0.00583333333333325" calcext:value-type="float">
            <text:p>0.006</text:p>
          </table:table-cell>
          <table:table-cell office:value-type="float" office:value="0.0111666666666667" calcext:value-type="float">
            <text:p>0.011</text:p>
          </table:table-cell>
          <table:table-cell table:number-columns-repeated="2" office:value-type="float" office:value="0.0073333333333333" calcext:value-type="float">
            <text:p>0.007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_</text:p>
          </table:table-cell>
          <table:table-cell office:value-type="float" office:value="0.0158333333333334" calcext:value-type="float">
            <text:p>0.016</text:p>
          </table:table-cell>
          <table:table-cell office:value-type="float" office:value="-0.0111666666666667" calcext:value-type="float">
            <text:p>-0.011</text:p>
          </table:table-cell>
          <table:table-cell office:value-type="float" office:value="0.0115000000000001" calcext:value-type="float">
            <text:p>0.012</text:p>
          </table:table-cell>
          <table:table-cell office:value-type="float" office:value="0.0126666666666667" calcext:value-type="float">
            <text:p>0.013</text:p>
          </table:table-cell>
          <table:table-cell office:value-type="float" office:value="0.00616666666666665" calcext:value-type="float">
            <text:p>0.006</text:p>
          </table:table-cell>
          <table:table-cell office:value-type="float" office:value="0.0135000000000001" calcext:value-type="float">
            <text:p>0.014</text:p>
          </table:table-cell>
          <table:table-cell office:value-type="float" office:value="0.00866666666666671" calcext:value-type="float">
            <text:p>0.00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616666666666665" calcext:value-type="float">
            <text:p>0.006</text:p>
          </table:table-cell>
          <table:table-cell office:value-type="float" office:value="0.01" calcext:value-type="float">
            <text:p>0.010</text:p>
          </table:table-cell>
          <table:table-cell office:value-type="float" office:value="0.00516666666666665" calcext:value-type="float">
            <text:p>0.005</text:p>
          </table:table-cell>
          <table:table-cell office:value-type="float" office:value="0.00849999999999995" calcext:value-type="float">
            <text:p>0.008</text:p>
          </table:table-cell>
          <table:table-cell office:value-type="float" office:value="0.00616666666666665" calcext:value-type="float">
            <text:p>0.006</text:p>
          </table:table-cell>
          <table:table-cell office:value-type="float" office:value="0.00983333333333336" calcext:value-type="float">
            <text:p>0.010</text:p>
          </table:table-cell>
          <table:table-cell office:value-type="float" office:value="0.00583333333333336" calcext:value-type="float">
            <text:p>0.006</text:p>
          </table:table-cell>
          <table:table-cell office:value-type="float" office:value="0.00916666666666666" calcext:value-type="float">
            <text:p>0.009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_</text:p>
          </table:table-cell>
          <table:table-cell office:value-type="float" office:value="0.0185" calcext:value-type="float">
            <text:p>0.019</text:p>
          </table:table-cell>
          <table:table-cell office:value-type="float" office:value="-0.00983333333333336" calcext:value-type="float">
            <text:p>-0.010</text:p>
          </table:table-cell>
          <table:table-cell office:value-type="float" office:value="0.0118333333333334" calcext:value-type="float">
            <text:p>0.012</text:p>
          </table:table-cell>
          <table:table-cell office:value-type="float" office:value="0.0158333333333335" calcext:value-type="float">
            <text:p>0.016</text:p>
          </table:table-cell>
          <table:table-cell office:value-type="float" office:value="0.00916666666666677" calcext:value-type="float">
            <text:p>0.00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866666666666671" calcext:value-type="float">
            <text:p>0.009</text:p>
          </table:table-cell>
          <table:table-cell office:value-type="float" office:value="0.0123333333333334" calcext:value-type="float">
            <text:p>0.012</text:p>
          </table:table-cell>
          <table:table-cell office:value-type="float" office:value="0.00766666666666671" calcext:value-type="float">
            <text:p>0.008</text:p>
          </table:table-cell>
          <table:table-cell office:value-type="float" office:value="0.0105" calcext:value-type="float">
            <text:p>0.011</text:p>
          </table:table-cell>
          <table:table-cell office:value-type="float" office:value="0.00816666666666666" calcext:value-type="float">
            <text:p>0.008</text:p>
          </table:table-cell>
          <table:table-cell office:value-type="float" office:value="0.00916666666666677" calcext:value-type="float">
            <text:p>0.009</text:p>
          </table:table-cell>
          <table:table-cell office:value-type="float" office:value="0.00850000000000006" calcext:value-type="float">
            <text:p>0.00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3333333333333" calcext:value-type="float">
            <text:p>0.008</text:p>
          </table:table-cell>
          <table:table-cell office:value-type="float" office:value="0.0108333333333334" calcext:value-type="float">
            <text:p>0.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_</text:p>
          </table:table-cell>
          <table:table-cell office:value-type="float" office:value="0.0193333333333333" calcext:value-type="float">
            <text:p>0.019</text:p>
          </table:table-cell>
          <table:table-cell office:value-type="float" office:value="-0.0116999999999999" calcext:value-type="float">
            <text:p>-0.012</text:p>
          </table:table-cell>
          <table:table-cell office:value-type="float" office:value="0.0132333333333333" calcext:value-type="float">
            <text:p>0.013</text:p>
          </table:table-cell>
          <table:table-cell office:value-type="float" office:value="0.0146333333333334" calcext:value-type="float">
            <text:p>0.015</text:p>
          </table:table-cell>
          <table:table-cell office:value-type="float" office:value="0.00870000000000004" calcext:value-type="float">
            <text:p>0.009</text:p>
          </table:table-cell>
          <table:table-cell office:value-type="float" office:value="0.0142333333333333" calcext:value-type="float">
            <text:p>0.014</text:p>
          </table:table-cell>
          <table:table-cell office:value-type="float" office:value="0.00850000000000006" calcext:value-type="float">
            <text:p>0.009</text:p>
          </table:table-cell>
          <table:table-cell office:value-type="float" office:value="0.0117666666666667" calcext:value-type="float">
            <text:p>0.012</text:p>
          </table:table-cell>
          <table:table-cell office:value-type="float" office:value="0.00790000000000002" calcext:value-type="float">
            <text:p>0.008</text:p>
          </table:table-cell>
          <table:table-cell office:value-type="float" office:value="0.0102333333333333" calcext:value-type="float">
            <text:p>0.010</text:p>
          </table:table-cell>
          <table:table-cell office:value-type="float" office:value="0.00823333333333332" calcext:value-type="float">
            <text:p>0.008</text:p>
          </table:table-cell>
          <table:table-cell office:value-type="float" office:value="0.00926666666666664" calcext:value-type="float">
            <text:p>0.009</text:p>
          </table:table-cell>
          <table:table-cell office:value-type="float" office:value="0.0073333333333333" calcext:value-type="float">
            <text:p>0.007</text:p>
          </table:table-cell>
          <table:table-cell office:value-type="float" office:value="0.0131666666666667" calcext:value-type="float">
            <text:p>0.013</text:p>
          </table:table-cell>
          <table:table-cell office:value-type="float" office:value="0.00836666666666674" calcext:value-type="float">
            <text:p>0.008</text:p>
          </table:table-cell>
          <table:table-cell office:value-type="float" office:value="0.00993333333333335" calcext:value-type="float">
            <text:p>0.01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2_</text:p>
          </table:table-cell>
          <table:table-cell office:value-type="float" office:value="0.01" calcext:value-type="float">
            <text:p>0.010</text:p>
          </table:table-cell>
          <table:table-cell office:value-type="float" office:value="-0.0076666666666666" calcext:value-type="float">
            <text:p>-0.008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076666666666666" calcext:value-type="float">
            <text:p>0.008</text:p>
          </table:table-cell>
          <table:table-cell office:value-type="float" office:value="0.00566666666666671" calcext:value-type="float">
            <text:p>0.006</text:p>
          </table:table-cell>
          <table:table-cell office:value-type="float" office:value="0.00299999999999989" calcext:value-type="float">
            <text:p>0.003</text:p>
          </table:table-cell>
          <table:table-cell office:value-type="float" office:value="0.00566666666666671" calcext:value-type="float">
            <text:p>0.006</text:p>
          </table:table-cell>
          <table:table-cell office:value-type="float" office:value="0.00733333333333341" calcext:value-type="float">
            <text:p>0.007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0700000000000001" calcext:value-type="float">
            <text:p>0.007</text:p>
          </table:table-cell>
          <table:table-cell office:value-type="float" office:value="0.0066666666666666" calcext:value-type="float">
            <text:p>0.007</text:p>
          </table:table-cell>
          <table:table-cell office:value-type="float" office:value="0.0076666666666666" calcext:value-type="float">
            <text:p>0.008</text:p>
          </table:table-cell>
          <table:table-cell office:value-type="float" office:value="0.0053333333333333" calcext:value-type="float">
            <text:p>0.005</text:p>
          </table:table-cell>
          <table:table-cell office:value-type="float" office:value="0.00466666666666671" calcext:value-type="float">
            <text:p>0.005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096666666666666" calcext:value-type="float">
            <text:p>0.01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2_</text:p>
          </table:table-cell>
          <table:table-cell office:value-type="float" office:value="0.00533333333333319" calcext:value-type="float">
            <text:p>0.005</text:p>
          </table:table-cell>
          <table:table-cell office:value-type="float" office:value="-0.00700000000000012" calcext:value-type="float">
            <text:p>-0.007</text:p>
          </table:table-cell>
          <table:table-cell office:value-type="float" office:value="0.0033333333333333" calcext:value-type="float">
            <text:p>0.003</text:p>
          </table:table-cell>
          <table:table-cell office:value-type="float" office:value="0.00366666666666648" calcext:value-type="float">
            <text:p>0.004</text:p>
          </table:table-cell>
          <table:table-cell office:value-type="float" office:value="0.00599999999999978" calcext:value-type="float">
            <text:p>0.006</text:p>
          </table:table-cell>
          <table:table-cell office:value-type="float" office:value="0.00499999999999989" calcext:value-type="float">
            <text:p>0.005</text:p>
          </table:table-cell>
          <table:table-cell table:number-columns-repeated="2" office:value-type="float" office:value="0.00299999999999989" calcext:value-type="float">
            <text:p>0.003</text:p>
          </table:table-cell>
          <table:table-cell office:value-type="float" office:value="0.00266666666666648" calcext:value-type="float">
            <text:p>0.003</text:p>
          </table:table-cell>
          <table:table-cell office:value-type="float" office:value="0.00299999999999989" calcext:value-type="float">
            <text:p>0.003</text:p>
          </table:table-cell>
          <table:table-cell office:value-type="float" office:value="0.0043333333333333" calcext:value-type="float">
            <text:p>0.004</text:p>
          </table:table-cell>
          <table:table-cell office:value-type="float" office:value="0.0033333333333333" calcext:value-type="float">
            <text:p>0.003</text:p>
          </table:table-cell>
          <table:table-cell office:value-type="float" office:value="0.00499999999999989" calcext:value-type="float">
            <text:p>0.005</text:p>
          </table:table-cell>
          <table:table-cell office:value-type="float" office:value="0.0043333333333333" calcext:value-type="float">
            <text:p>0.004</text:p>
          </table:table-cell>
          <table:table-cell office:value-type="float" office:value="0.00599999999999978" calcext:value-type="float">
            <text:p>0.006</text:p>
          </table:table-cell>
          <table:table-cell office:value-type="float" office:value="0.00266666666666648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2_</text:p>
          </table:table-cell>
          <table:table-cell office:value-type="float" office:value="0.00499999999999989" calcext:value-type="float">
            <text:p>0.005</text:p>
          </table:table-cell>
          <table:table-cell office:value-type="float" office:value="-0.00700000000000001" calcext:value-type="float">
            <text:p>-0.00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66666666666671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33333333333341" calcext:value-type="float">
            <text:p>0.002</text:p>
          </table:table-cell>
          <table:table-cell office:value-type="float" office:value="0.00266666666666659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33333333333319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66666666666671" calcext:value-type="float">
            <text:p>0.005</text:p>
          </table:table-cell>
          <table:table-cell office:value-type="float" office:value="0.00266666666666659" calcext:value-type="float">
            <text:p>0.003</text:p>
          </table:table-cell>
          <table:table-cell office:value-type="float" office:value="0.00233333333333341" calcext:value-type="float">
            <text:p>0.002</text:p>
          </table:table-cell>
          <table:table-cell office:value-type="float" office:value="0.0043333333333333" calcext:value-type="float">
            <text:p>0.00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3333333333333" calcext:value-type="float">
            <text:p>0.004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2_</text:p>
          </table:table-cell>
          <table:table-cell office:value-type="float" office:value="0.00566666666666671" calcext:value-type="float">
            <text:p>0.006</text:p>
          </table:table-cell>
          <table:table-cell office:value-type="float" office:value="-0.00766666666666671" calcext:value-type="float">
            <text:p>-0.008</text:p>
          </table:table-cell>
          <table:table-cell table:number-columns-repeated="2" office:value-type="float" office:value="0.0036666666666666" calcext:value-type="float">
            <text:p>0.004</text:p>
          </table:table-cell>
          <table:table-cell office:value-type="float" office:value="0.00466666666666671" calcext:value-type="float">
            <text:p>0.005</text:p>
          </table:table-cell>
          <table:table-cell office:value-type="float" office:value="0.0043333333333333" calcext:value-type="float">
            <text:p>0.004</text:p>
          </table:table-cell>
          <table:table-cell office:value-type="float" office:value="0.00266666666666659" calcext:value-type="float">
            <text:p>0.00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33333333333341" calcext:value-type="float">
            <text:p>0.003</text:p>
          </table:table-cell>
          <table:table-cell office:value-type="float" office:value="0.00266666666666659" calcext:value-type="float">
            <text:p>0.003</text:p>
          </table:table-cell>
          <table:table-cell office:value-type="float" office:value="0.00166666666666659" calcext:value-type="float">
            <text:p>0.002</text:p>
          </table:table-cell>
          <table:table-cell office:value-type="float" office:value="0.00266666666666682" calcext:value-type="float">
            <text:p>0.003</text:p>
          </table:table-cell>
          <table:table-cell office:value-type="float" office:value="0.0036666666666666" calcext:value-type="float">
            <text:p>0.004</text:p>
          </table:table-cell>
          <table:table-cell office:value-type="float" office:value="0.00499999999999989" calcext:value-type="float">
            <text:p>0.005</text:p>
          </table:table-cell>
          <table:table-cell office:value-type="float" office:value="0.0036666666666666" calcext:value-type="float">
            <text:p>0.004</text:p>
          </table:table-cell>
          <table:table-cell office:value-type="float" office:value="0.004" calcext:value-type="float">
            <text:p>0.004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2_</text:p>
          </table:table-cell>
          <table:table-cell office:value-type="float" office:value="0.00400000000000011" calcext:value-type="float">
            <text:p>0.004</text:p>
          </table:table-cell>
          <table:table-cell office:value-type="float" office:value="-0.0066666666666666" calcext:value-type="float">
            <text:p>-0.007</text:p>
          </table:table-cell>
          <table:table-cell office:value-type="float" office:value="0.000666666666666815" calcext:value-type="float">
            <text:p>0.001</text:p>
          </table:table-cell>
          <table:table-cell table:number-columns-repeated="2" office:value-type="float" office:value="0.00233333333333341" calcext:value-type="float">
            <text:p>0.002</text:p>
          </table:table-cell>
          <table:table-cell office:value-type="float" office:value="0.00166666666666682" calcext:value-type="float">
            <text:p>0.002</text:p>
          </table:table-cell>
          <table:table-cell office:value-type="float" office:value="0.00133333333333341" calcext:value-type="float">
            <text:p>0.001</text:p>
          </table:table-cell>
          <table:table-cell office:value-type="float" office:value="0.0016666666666668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00000000000022" calcext:value-type="float">
            <text:p>0.001</text:p>
          </table:table-cell>
          <table:table-cell office:value-type="float" office:value="0.00166666666666682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00166666666666682" calcext:value-type="float">
            <text:p>0.00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33333333333341" calcext:value-type="float">
            <text:p>0.002</text:p>
          </table:table-cell>
          <table:table-cell office:value-type="float" office:value="0.00166666666666682" calcext:value-type="float">
            <text:p>0.00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2_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-0.00719999999999998" calcext:value-type="float">
            <text:p>-0.007</text:p>
          </table:table-cell>
          <table:table-cell office:value-type="float" office:value="0.00353333333333339" calcext:value-type="float">
            <text:p>0.004</text:p>
          </table:table-cell>
          <table:table-cell office:value-type="float" office:value="0.00440000000000007" calcext:value-type="float">
            <text:p>0.004</text:p>
          </table:table-cell>
          <table:table-cell office:value-type="float" office:value="0.00453333333333339" calcext:value-type="float">
            <text:p>0.005</text:p>
          </table:table-cell>
          <table:table-cell office:value-type="float" office:value="0.00326666666666675" calcext:value-type="float">
            <text:p>0.003</text:p>
          </table:table-cell>
          <table:table-cell office:value-type="float" office:value="0.00306666666666666" calcext:value-type="float">
            <text:p>0.003</text:p>
          </table:table-cell>
          <table:table-cell office:value-type="float" office:value="0.00340000000000007" calcext:value-type="float">
            <text:p>0.003</text:p>
          </table:table-cell>
          <table:table-cell office:value-type="float" office:value="0.00286666666666657" calcext:value-type="float">
            <text:p>0.003</text:p>
          </table:table-cell>
          <table:table-cell office:value-type="float" office:value="0.00313333333333343" calcext:value-type="float">
            <text:p>0.003</text:p>
          </table:table-cell>
          <table:table-cell office:value-type="float" office:value="0.00380000000000003" calcext:value-type="float">
            <text:p>0.004</text:p>
          </table:table-cell>
          <table:table-cell office:value-type="float" office:value="0.00326666666666675" calcext:value-type="float">
            <text:p>0.003</text:p>
          </table:table-cell>
          <table:table-cell office:value-type="float" office:value="0.00359999999999994" calcext:value-type="float">
            <text:p>0.004</text:p>
          </table:table-cell>
          <table:table-cell office:value-type="float" office:value="0.00406666666666666" calcext:value-type="float">
            <text:p>0.004</text:p>
          </table:table-cell>
          <table:table-cell office:value-type="float" office:value="0.00440000000000007" calcext:value-type="float">
            <text:p>0.004</text:p>
          </table:table-cell>
          <table:table-cell office:value-type="float" office:value="0.00446666666666662" calcext:value-type="float">
            <text:p>0.004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3_</text:p>
          </table:table-cell>
          <table:table-cell office:value-type="float" office:value="0.024" calcext:value-type="float">
            <text:p>0.024</text:p>
          </table:table-cell>
          <table:table-cell office:value-type="float" office:value="-0.022" calcext:value-type="float">
            <text:p>-0.022</text:p>
          </table:table-cell>
          <table:table-cell office:value-type="float" office:value="0.00900000000000001" calcext:value-type="float">
            <text:p>0.00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309999999999999" calcext:value-type="float">
            <text:p>0.031</text:p>
          </table:table-cell>
          <table:table-cell office:value-type="float" office:value="-0.00500000000000012" calcext:value-type="float">
            <text:p>-0.005</text:p>
          </table:table-cell>
          <table:table-cell office:value-type="float" office:value="0.00700000000000001" calcext:value-type="float">
            <text:p>0.00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900000000000001" calcext:value-type="float">
            <text:p>0.009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109999999999999" calcext:value-type="float">
            <text:p>0.01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3_</text:p>
          </table:table-cell>
          <table:table-cell office:value-type="float" office:value="0.024" calcext:value-type="float">
            <text:p>0.024</text:p>
          </table:table-cell>
          <table:table-cell office:value-type="float" office:value="-0.015" calcext:value-type="float">
            <text:p>-0.015</text:p>
          </table:table-cell>
          <table:table-cell office:value-type="float" office:value="0.0089999999999999" calcext:value-type="float">
            <text:p>0.009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29999999999999" calcext:value-type="float">
            <text:p>0.013</text:p>
          </table:table-cell>
          <table:table-cell office:value-type="float" office:value="-0.00800000000000001" calcext:value-type="float">
            <text:p>-0.008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900000000000001" calcext:value-type="float">
            <text:p>0.009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139999999999999" calcext:value-type="float">
            <text:p>0.014</text:p>
          </table:table-cell>
          <table:table-cell office:value-type="float" office:value="0.00499999999999989" calcext:value-type="float">
            <text:p>0.005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0700000000000001" calcext:value-type="float">
            <text:p>0.007</text:p>
          </table:table-cell>
          <table:table-cell office:value-type="float" office:value="0.002" calcext:value-type="float">
            <text:p>0.002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3_</text:p>
          </table:table-cell>
          <table:table-cell office:value-type="float" office:value="0.019" calcext:value-type="float">
            <text:p>0.019</text:p>
          </table:table-cell>
          <table:table-cell office:value-type="float" office:value="-0.022" calcext:value-type="float">
            <text:p>-0.022</text:p>
          </table:table-cell>
          <table:table-cell office:value-type="float" office:value="0.0129999999999999" calcext:value-type="float">
            <text:p>0.013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399999999999989" calcext:value-type="float">
            <text:p>0.004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600000000000001" calcext:value-type="float">
            <text:p>0.00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1" calcext:value-type="float">
            <text:p>0.010</text:p>
          </table:table-cell>
          <table:table-cell office:value-type="float" office:value="0.00399999999999989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 office:value-type="float" office:value="0.0119999999999999" calcext:value-type="float">
            <text:p>0.012</text:p>
          </table:table-cell>
          <table:table-cell office:value-type="float" office:value="0.00900000000000001" calcext:value-type="float">
            <text:p>0.009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3_</text:p>
          </table:table-cell>
          <table:table-cell office:value-type="float" office:value="0.017" calcext:value-type="float">
            <text:p>0.017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01" calcext:value-type="float">
            <text:p>0.01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700000000000001" calcext:value-type="float">
            <text:p>0.007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99999999999989" calcext:value-type="float">
            <text:p>0.006</text:p>
          </table:table-cell>
          <table:table-cell office:value-type="float" office:value="0.0139999999999999" calcext:value-type="float">
            <text:p>0.014</text:p>
          </table:table-cell>
          <table:table-cell table:number-columns-repeated="2" office:value-type="float" office:value="0.00599999999999989" calcext:value-type="float">
            <text:p>0.006</text:p>
          </table:table-cell>
          <table:table-cell office:value-type="float" office:value="0.0139999999999999" calcext:value-type="float">
            <text:p>0.01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900000000000001" calcext:value-type="float">
            <text:p>0.009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3_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110000000000001" calcext:value-type="float">
            <text:p>-0.011</text:p>
          </table:table-cell>
          <table:table-cell office:value-type="float" office:value="0.01" calcext:value-type="float">
            <text:p>0.010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29999999999999" calcext:value-type="float">
            <text:p>0.013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900000000000001" calcext:value-type="float">
            <text:p>0.009</text:p>
          </table:table-cell>
          <table:table-cell office:value-type="float" office:value="0.00700000000000001" calcext:value-type="float">
            <text:p>0.00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99999999999989" calcext:value-type="float">
            <text:p>0.005</text:p>
          </table:table-cell>
          <table:table-cell office:value-type="float" office:value="0.01" calcext:value-type="float">
            <text:p>0.0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3_</text:p>
          </table:table-cell>
          <table:table-cell office:value-type="float" office:value="0.0198" calcext:value-type="float">
            <text:p>0.020</text:p>
          </table:table-cell>
          <table:table-cell office:value-type="float" office:value="-0.0164000000000001" calcext:value-type="float">
            <text:p>-0.016</text:p>
          </table:table-cell>
          <table:table-cell office:value-type="float" office:value="0.0101999999999999" calcext:value-type="float">
            <text:p>0.010</text:p>
          </table:table-cell>
          <table:table-cell office:value-type="float" office:value="0.0164" calcext:value-type="float">
            <text:p>0.016</text:p>
          </table:table-cell>
          <table:table-cell office:value-type="float" office:value="0.00599999999999989" calcext:value-type="float">
            <text:p>0.006</text:p>
          </table:table-cell>
          <table:table-cell office:value-type="float" office:value="0.0179999999999999" calcext:value-type="float">
            <text:p>0.018</text:p>
          </table:table-cell>
          <table:table-cell office:value-type="float" office:value="-0.00140000000000007" calcext:value-type="float">
            <text:p>-0.001</text:p>
          </table:table-cell>
          <table:table-cell office:value-type="float" office:value="0.00900000000000001" calcext:value-type="float">
            <text:p>0.009</text:p>
          </table:table-cell>
          <table:table-cell office:value-type="float" office:value="0.00839999999999996" calcext:value-type="float">
            <text:p>0.008</text:p>
          </table:table-cell>
          <table:table-cell office:value-type="float" office:value="0.00719999999999998" calcext:value-type="float">
            <text:p>0.007</text:p>
          </table:table-cell>
          <table:table-cell office:value-type="float" office:value="0.00199999999999989" calcext:value-type="float">
            <text:p>0.002</text:p>
          </table:table-cell>
          <table:table-cell office:value-type="float" office:value="0.0128" calcext:value-type="float">
            <text:p>0.013</text:p>
          </table:table-cell>
          <table:table-cell office:value-type="float" office:value="0.00419999999999998" calcext:value-type="float">
            <text:p>0.004</text:p>
          </table:table-cell>
          <table:table-cell office:value-type="float" office:value="0.00339999999999996" calcext:value-type="float">
            <text:p>0.003</text:p>
          </table:table-cell>
          <table:table-cell office:value-type="float" office:value="0.0069999999999999" calcext:value-type="float">
            <text:p>0.007</text:p>
          </table:table-cell>
          <table:table-cell office:value-type="float" office:value="0.00819999999999999" calcext:value-type="float">
            <text:p>0.008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4_</text:p>
          </table:table-cell>
          <table:table-cell office:value-type="float" office:value="0.0013333333333334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" calcext:value-type="float">
            <text:p>0.010</text:p>
          </table:table-cell>
          <table:table-cell office:value-type="float" office:value="0.00666666666666649" calcext:value-type="float">
            <text:p>0.007</text:p>
          </table:table-cell>
          <table:table-cell office:value-type="float" office:value="0.00733333333333341" calcext:value-type="float">
            <text:p>0.007</text:p>
          </table:table-cell>
          <table:table-cell office:value-type="float" office:value="0.0106666666666668" calcext:value-type="float">
            <text:p>0.011</text:p>
          </table:table-cell>
          <table:table-cell office:value-type="float" office:value="0.00266666666666682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733333333333341" calcext:value-type="float">
            <text:p>0.007</text:p>
          </table:table-cell>
          <table:table-cell office:value-type="float" office:value="0.0053333333333333" calcext:value-type="float">
            <text:p>0.005</text:p>
          </table:table-cell>
          <table:table-cell office:value-type="float" office:value="0.01" calcext:value-type="float">
            <text:p>0.010</text:p>
          </table:table-cell>
          <table:table-cell office:value-type="float" office:value="0.00733333333333341" calcext:value-type="float">
            <text:p>0.007</text:p>
          </table:table-cell>
          <table:table-cell table:number-columns-repeated="3" office:value-type="float" office:value="0.00866666666666682" calcext:value-type="float">
            <text:p>0.009</text:p>
          </table:table-cell>
          <table:table-cell office:value-type="float" office:value="0.00600000000000001" calcext:value-type="float">
            <text:p>0.006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4_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666666666666704" calcext:value-type="float">
            <text:p>0.001</text:p>
          </table:table-cell>
          <table:table-cell office:value-type="float" office:value="0.00600000000000012" calcext:value-type="float">
            <text:p>0.006</text:p>
          </table:table-cell>
          <table:table-cell office:value-type="float" office:value="0.00533333333333352" calcext:value-type="float">
            <text:p>0.005</text:p>
          </table:table-cell>
          <table:table-cell office:value-type="float" office:value="0.00466666666666671" calcext:value-type="float">
            <text:p>0.005</text:p>
          </table:table-cell>
          <table:table-cell office:value-type="float" office:value="0.00400000000000011" calcext:value-type="float">
            <text:p>0.004</text:p>
          </table:table-cell>
          <table:table-cell office:value-type="float" office:value="0.000666666666666704" calcext:value-type="float">
            <text:p>0.001</text:p>
          </table:table-cell>
          <table:table-cell office:value-type="float" office:value="0.00200000000000011" calcext:value-type="float">
            <text:p>0.002</text:p>
          </table:table-cell>
          <table:table-cell office:value-type="float" office:value="0.00400000000000011" calcext:value-type="float">
            <text:p>0.004</text:p>
          </table:table-cell>
          <table:table-cell office:value-type="float" office:value="0.00466666666666671" calcext:value-type="float">
            <text:p>0.005</text:p>
          </table:table-cell>
          <table:table-cell office:value-type="float" office:value="0.00533333333333352" calcext:value-type="float">
            <text:p>0.005</text:p>
          </table:table-cell>
          <table:table-cell office:value-type="float" office:value="0.00133333333333352" calcext:value-type="float">
            <text:p>0.001</text:p>
          </table:table-cell>
          <table:table-cell office:value-type="float" office:value="0.00333333333333352" calcext:value-type="float">
            <text:p>0.003</text:p>
          </table:table-cell>
          <table:table-cell office:value-type="float" office:value="0.00400000000000011" calcext:value-type="float">
            <text:p>0.004</text:p>
          </table:table-cell>
          <table:table-cell office:value-type="float" office:value="0.00466666666666671" calcext:value-type="float">
            <text:p>0.005</text:p>
          </table:table-cell>
          <table:table-cell office:value-type="float" office:value="0.00333333333333319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4_</text:p>
          </table:table-cell>
          <table:table-cell table:number-columns-repeated="2" office:value-type="float" office:value="0.00333333333333341" calcext:value-type="float">
            <text:p>0.003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0533333333333308" calcext:value-type="float">
            <text:p>0.005</text:p>
          </table:table-cell>
          <table:table-cell office:value-type="float" office:value="0.00733333333333341" calcext:value-type="float">
            <text:p>0.007</text:p>
          </table:table-cell>
          <table:table-cell office:value-type="float" office:value="0.00533333333333308" calcext:value-type="float">
            <text:p>0.005</text:p>
          </table:table-cell>
          <table:table-cell office:value-type="float" office:value="0.00333333333333341" calcext:value-type="float">
            <text:p>0.003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0733333333333341" calcext:value-type="float">
            <text:p>0.007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0533333333333308" calcext:value-type="float">
            <text:p>0.005</text:p>
          </table:table-cell>
          <table:table-cell office:value-type="float" office:value="0.0046666666666666" calcext:value-type="float">
            <text:p>0.005</text:p>
          </table:table-cell>
          <table:table-cell table:number-columns-repeated="2" office:value-type="float" office:value="0.0066666666666666" calcext:value-type="float">
            <text:p>0.007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066666666666666" calcext:value-type="float">
            <text:p>0.007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4_</text:p>
          </table:table-cell>
          <table:table-cell office:value-type="float" office:value="-0.000666666666666704" calcext:value-type="float">
            <text:p>-0.001</text:p>
          </table:table-cell>
          <table:table-cell office:value-type="float" office:value="0.000666666666666815" calcext:value-type="float">
            <text:p>0.001</text:p>
          </table:table-cell>
          <table:table-cell office:value-type="float" office:value="0.00333333333333341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66666666666648" calcext:value-type="float">
            <text:p>0.003</text:p>
          </table:table-cell>
          <table:table-cell table:number-columns-repeated="2" office:value-type="float" office:value="0.00333333333333341" calcext:value-type="float">
            <text:p>0.003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266666666666648" calcext:value-type="float">
            <text:p>0.003</text:p>
          </table:table-cell>
          <table:table-cell office:value-type="float" office:value="0.00533333333333341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66666666666682" calcext:value-type="float">
            <text:p>0.005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266666666666648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4_</text:p>
          </table:table-cell>
          <table:table-cell office:value-type="float" office:value="0" calcext:value-type="float">
            <text:p>0.000</text:p>
          </table:table-cell>
          <table:table-cell office:value-type="float" office:value="0.00133333333333319" calcext:value-type="float">
            <text:p>0.001</text:p>
          </table:table-cell>
          <table:table-cell office:value-type="float" office:value="0.00333333333333319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66666666666659" calcext:value-type="float">
            <text:p>0.003</text:p>
          </table:table-cell>
          <table:table-cell office:value-type="float" office:value="0.00333333333333319" calcext:value-type="float">
            <text:p>0.003</text:p>
          </table:table-cell>
          <table:table-cell table:number-columns-repeated="2" office:value-type="float" office:value="0.00266666666666659" calcext:value-type="float">
            <text:p>0.003</text:p>
          </table:table-cell>
          <table:table-cell table:number-columns-repeated="3" office:value-type="float" office:value="0.00333333333333319" calcext:value-type="float">
            <text:p>0.003</text:p>
          </table:table-cell>
          <table:table-cell office:value-type="float" office:value="0.00133333333333319" calcext:value-type="float">
            <text:p>0.001</text:p>
          </table:table-cell>
          <table:table-cell table:number-columns-repeated="3" office:value-type="float" office:value="0.00333333333333319" calcext:value-type="float">
            <text:p>0.003</text:p>
          </table:table-cell>
          <table:table-cell office:value-type="float" office:value="0.00199999999999967" calcext:value-type="float">
            <text:p>0.00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4_</text:p>
          </table:table-cell>
          <table:table-cell office:value-type="float" office:value="0.00120000000000009" calcext:value-type="float">
            <text:p>0.001</text:p>
          </table:table-cell>
          <table:table-cell office:value-type="float" office:value="0.00160000000000005" calcext:value-type="float">
            <text:p>0.002</text:p>
          </table:table-cell>
          <table:table-cell office:value-type="float" office:value="0.00573333333333348" calcext:value-type="float">
            <text:p>0.006</text:p>
          </table:table-cell>
          <table:table-cell office:value-type="float" office:value="0.00426666666666653" calcext:value-type="float">
            <text:p>0.004</text:p>
          </table:table-cell>
          <table:table-cell office:value-type="float" office:value="0.00493333333333335" calcext:value-type="float">
            <text:p>0.005</text:p>
          </table:table-cell>
          <table:table-cell office:value-type="float" office:value="0.0053333333333333" calcext:value-type="float">
            <text:p>0.005</text:p>
          </table:table-cell>
          <table:table-cell office:value-type="float" office:value="0.00253333333333339" calcext:value-type="float">
            <text:p>0.003</text:p>
          </table:table-cell>
          <table:table-cell office:value-type="float" office:value="0.00413333333333321" calcext:value-type="float">
            <text:p>0.004</text:p>
          </table:table-cell>
          <table:table-cell office:value-type="float" office:value="0.00519999999999998" calcext:value-type="float">
            <text:p>0.005</text:p>
          </table:table-cell>
          <table:table-cell office:value-type="float" office:value="0.00439999999999985" calcext:value-type="float">
            <text:p>0.004</text:p>
          </table:table-cell>
          <table:table-cell office:value-type="float" office:value="0.00586666666666658" calcext:value-type="float">
            <text:p>0.006</text:p>
          </table:table-cell>
          <table:table-cell office:value-type="float" office:value="0.0033333333333333" calcext:value-type="float">
            <text:p>0.003</text:p>
          </table:table-cell>
          <table:table-cell table:number-columns-repeated="3" office:value-type="float" office:value="0.0053333333333333" calcext:value-type="float">
            <text:p>0.005</text:p>
          </table:table-cell>
          <table:table-cell office:value-type="float" office:value="0.00413333333333321" calcext:value-type="float">
            <text:p>0.004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5_</text:p>
          </table:table-cell>
          <table:table-cell office:value-type="float" office:value="0.0126666666666667" calcext:value-type="float">
            <text:p>0.013</text:p>
          </table:table-cell>
          <table:table-cell office:value-type="float" office:value="-0.0106666666666665" calcext:value-type="float">
            <text:p>-0.011</text:p>
          </table:table-cell>
          <table:table-cell office:value-type="float" office:value="0.00900000000000001" calcext:value-type="float">
            <text:p>0.009</text:p>
          </table:table-cell>
          <table:table-cell office:value-type="float" office:value="0.0110000000000001" calcext:value-type="float">
            <text:p>0.011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120000000000001" calcext:value-type="float">
            <text:p>0.012</text:p>
          </table:table-cell>
          <table:table-cell office:value-type="float" office:value="0.00733333333333341" calcext:value-type="float">
            <text:p>0.007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103333333333334" calcext:value-type="float">
            <text:p>0.010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0966666666666682" calcext:value-type="float">
            <text:p>0.010</text:p>
          </table:table-cell>
          <table:table-cell office:value-type="float" office:value="0.00833333333333341" calcext:value-type="float">
            <text:p>0.008</text:p>
          </table:table-cell>
          <table:table-cell office:value-type="float" office:value="0.00700000000000001" calcext:value-type="float">
            <text:p>0.007</text:p>
          </table:table-cell>
          <table:table-cell office:value-type="float" office:value="0.00966666666666682" calcext:value-type="float">
            <text:p>0.010</text:p>
          </table:table-cell>
          <table:table-cell office:value-type="float" office:value="0.00500000000000012" calcext:value-type="float">
            <text:p>0.005</text:p>
          </table:table-cell>
          <table:table-cell office:value-type="float" office:value="0.00633333333333341" calcext:value-type="float">
            <text:p>0.006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5_</text:p>
          </table:table-cell>
          <table:table-cell office:value-type="float" office:value="0.0086666666666666" calcext:value-type="float">
            <text:p>0.009</text:p>
          </table:table-cell>
          <table:table-cell office:value-type="float" office:value="-0.00600000000000001" calcext:value-type="float">
            <text:p>-0.006</text:p>
          </table:table-cell>
          <table:table-cell office:value-type="float" office:value="0.0063333333333333" calcext:value-type="float">
            <text:p>0.006</text:p>
          </table:table-cell>
          <table:table-cell office:value-type="float" office:value="0.00833333333333319" calcext:value-type="float">
            <text:p>0.008</text:p>
          </table:table-cell>
          <table:table-cell office:value-type="float" office:value="0.00700000000000001" calcext:value-type="float">
            <text:p>0.007</text:p>
          </table:table-cell>
          <table:table-cell office:value-type="float" office:value="0.0096666666666666" calcext:value-type="float">
            <text:p>0.010</text:p>
          </table:table-cell>
          <table:table-cell office:value-type="float" office:value="0.0069999999999999" calcext:value-type="float">
            <text:p>0.007</text:p>
          </table:table-cell>
          <table:table-cell table:number-columns-repeated="2" office:value-type="float" office:value="0.0063333333333333" calcext:value-type="float">
            <text:p>0.006</text:p>
          </table:table-cell>
          <table:table-cell office:value-type="float" office:value="0.0066666666666666" calcext:value-type="float">
            <text:p>0.007</text:p>
          </table:table-cell>
          <table:table-cell office:value-type="float" office:value="0.00299999999999989" calcext:value-type="float">
            <text:p>0.003</text:p>
          </table:table-cell>
          <table:table-cell office:value-type="float" office:value="0.00266666666666659" calcext:value-type="float">
            <text:p>0.003</text:p>
          </table:table-cell>
          <table:table-cell office:value-type="float" office:value="0.00399999999999989" calcext:value-type="float">
            <text:p>0.004</text:p>
          </table:table-cell>
          <table:table-cell office:value-type="float" office:value="0.0023333333333333" calcext:value-type="float">
            <text:p>0.002</text:p>
          </table:table-cell>
          <table:table-cell office:value-type="float" office:value="0.00266666666666659" calcext:value-type="float">
            <text:p>0.003</text:p>
          </table:table-cell>
          <table:table-cell office:value-type="float" office:value="0.00133333333333319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5_</text:p>
          </table:table-cell>
          <table:table-cell office:value-type="float" office:value="0.00733333333333341" calcext:value-type="float">
            <text:p>0.007</text:p>
          </table:table-cell>
          <table:table-cell office:value-type="float" office:value="-0.00766666666666671" calcext:value-type="float">
            <text:p>-0.008</text:p>
          </table:table-cell>
          <table:table-cell office:value-type="float" office:value="0.0033333333333333" calcext:value-type="float">
            <text:p>0.003</text:p>
          </table:table-cell>
          <table:table-cell office:value-type="float" office:value="0.00633333333333341" calcext:value-type="float">
            <text:p>0.006</text:p>
          </table:table-cell>
          <table:table-cell office:value-type="float" office:value="0.0023333333333333" calcext:value-type="float">
            <text:p>0.002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0300000000000011" calcext:value-type="float">
            <text:p>0.003</text:p>
          </table:table-cell>
          <table:table-cell office:value-type="float" office:value="0.0033333333333333" calcext:value-type="float">
            <text:p>0.003</text:p>
          </table:table-cell>
          <table:table-cell office:value-type="float" office:value="0.0056666666666666" calcext:value-type="float">
            <text:p>0.006</text:p>
          </table:table-cell>
          <table:table-cell office:value-type="float" office:value="0.00166666666666671" calcext:value-type="float">
            <text:p>0.002</text:p>
          </table:table-cell>
          <table:table-cell office:value-type="float" office:value="0.000666666666666704" calcext:value-type="float">
            <text:p>0.001</text:p>
          </table:table-cell>
          <table:table-cell office:value-type="float" office:value="0.0023333333333333" calcext:value-type="float">
            <text:p>0.002</text:p>
          </table:table-cell>
          <table:table-cell office:value-type="float" office:value="0.00099999999999989" calcext:value-type="float">
            <text:p>0.001</text:p>
          </table:table-cell>
          <table:table-cell office:value-type="float" office:value="0.00200000000000011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-0.000666666666666593" calcext:value-type="float">
            <text:p>-0.00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5_</text:p>
          </table:table-cell>
          <table:table-cell office:value-type="float" office:value="0.00900000000000001" calcext:value-type="float">
            <text:p>0.009</text:p>
          </table:table-cell>
          <table:table-cell office:value-type="float" office:value="-0.0066666666666666" calcext:value-type="float">
            <text:p>-0.007</text:p>
          </table:table-cell>
          <table:table-cell office:value-type="float" office:value="0.0033333333333333" calcext:value-type="float">
            <text:p>0.003</text:p>
          </table:table-cell>
          <table:table-cell office:value-type="float" office:value="0.01" calcext:value-type="float">
            <text:p>0.010</text:p>
          </table:table-cell>
          <table:table-cell office:value-type="float" office:value="0.0043333333333333" calcext:value-type="float">
            <text:p>0.004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0500000000000012" calcext:value-type="float">
            <text:p>0.005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0700000000000001" calcext:value-type="float">
            <text:p>0.007</text:p>
          </table:table-cell>
          <table:table-cell office:value-type="float" office:value="0.00500000000000012" calcext:value-type="float">
            <text:p>0.005</text:p>
          </table:table-cell>
          <table:table-cell office:value-type="float" office:value="0.00166666666666671" calcext:value-type="float">
            <text:p>0.002</text:p>
          </table:table-cell>
          <table:table-cell office:value-type="float" office:value="0.00500000000000012" calcext:value-type="float">
            <text:p>0.005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0500000000000012" calcext:value-type="float">
            <text:p>0.005</text:p>
          </table:table-cell>
          <table:table-cell office:value-type="float" office:value="0.00166666666666671" calcext:value-type="float">
            <text:p>0.002</text:p>
          </table:table-cell>
          <table:table-cell office:value-type="float" office:value="0.00133333333333341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5_</text:p>
          </table:table-cell>
          <table:table-cell office:value-type="float" office:value="0.0119999999999999" calcext:value-type="float">
            <text:p>0.012</text:p>
          </table:table-cell>
          <table:table-cell office:value-type="float" office:value="-0.00266666666666671" calcext:value-type="float">
            <text:p>-0.003</text:p>
          </table:table-cell>
          <table:table-cell office:value-type="float" office:value="0.0069999999999999" calcext:value-type="float">
            <text:p>0.007</text:p>
          </table:table-cell>
          <table:table-cell office:value-type="float" office:value="0.0113333333333333" calcext:value-type="float">
            <text:p>0.011</text:p>
          </table:table-cell>
          <table:table-cell office:value-type="float" office:value="0.0063333333333333" calcext:value-type="float">
            <text:p>0.006</text:p>
          </table:table-cell>
          <table:table-cell office:value-type="float" office:value="0.00900000000000001" calcext:value-type="float">
            <text:p>0.009</text:p>
          </table:table-cell>
          <table:table-cell office:value-type="float" office:value="0.00466666666666649" calcext:value-type="float">
            <text:p>0.005</text:p>
          </table:table-cell>
          <table:table-cell office:value-type="float" office:value="0.00666666666666671" calcext:value-type="float">
            <text:p>0.007</text:p>
          </table:table-cell>
          <table:table-cell office:value-type="float" office:value="0.0076666666666666" calcext:value-type="float">
            <text:p>0.008</text:p>
          </table:table-cell>
          <table:table-cell office:value-type="float" office:value="0.0073333333333333" calcext:value-type="float">
            <text:p>0.007</text:p>
          </table:table-cell>
          <table:table-cell office:value-type="float" office:value="0.0036666666666666" calcext:value-type="float">
            <text:p>0.004</text:p>
          </table:table-cell>
          <table:table-cell office:value-type="float" office:value="0.0073333333333333" calcext:value-type="float">
            <text:p>0.007</text:p>
          </table:table-cell>
          <table:table-cell office:value-type="float" office:value="0.0076666666666666" calcext:value-type="float">
            <text:p>0.008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0366666666666671" calcext:value-type="float">
            <text:p>0.004</text:p>
          </table:table-cell>
          <table:table-cell office:value-type="float" office:value="0.0033333333333333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5_</text:p>
          </table:table-cell>
          <table:table-cell office:value-type="float" office:value="0.00993333333333346" calcext:value-type="float">
            <text:p>0.010</text:p>
          </table:table-cell>
          <table:table-cell office:value-type="float" office:value="-0.00673333333333337" calcext:value-type="float">
            <text:p>-0.007</text:p>
          </table:table-cell>
          <table:table-cell office:value-type="float" office:value="0.00580000000000003" calcext:value-type="float">
            <text:p>0.006</text:p>
          </table:table-cell>
          <table:table-cell office:value-type="float" office:value="0.00939999999999996" calcext:value-type="float">
            <text:p>0.009</text:p>
          </table:table-cell>
          <table:table-cell office:value-type="float" office:value="0.00559999999999994" calcext:value-type="float">
            <text:p>0.006</text:p>
          </table:table-cell>
          <table:table-cell office:value-type="float" office:value="0.00893333333333346" calcext:value-type="float">
            <text:p>0.009</text:p>
          </table:table-cell>
          <table:table-cell office:value-type="float" office:value="0.00540000000000007" calcext:value-type="float">
            <text:p>0.005</text:p>
          </table:table-cell>
          <table:table-cell office:value-type="float" office:value="0.00606666666666666" calcext:value-type="float">
            <text:p>0.006</text:p>
          </table:table-cell>
          <table:table-cell office:value-type="float" office:value="0.00739999999999996" calcext:value-type="float">
            <text:p>0.007</text:p>
          </table:table-cell>
          <table:table-cell office:value-type="float" office:value="0.00573333333333348" calcext:value-type="float">
            <text:p>0.006</text:p>
          </table:table-cell>
          <table:table-cell office:value-type="float" office:value="0.00373333333333326" calcext:value-type="float">
            <text:p>0.004</text:p>
          </table:table-cell>
          <table:table-cell office:value-type="float" office:value="0.00513333333333343" calcext:value-type="float">
            <text:p>0.005</text:p>
          </table:table-cell>
          <table:table-cell office:value-type="float" office:value="0.00513333333333321" calcext:value-type="float">
            <text:p>0.005</text:p>
          </table:table-cell>
          <table:table-cell office:value-type="float" office:value="0.00540000000000007" calcext:value-type="float">
            <text:p>0.005</text:p>
          </table:table-cell>
          <table:table-cell office:value-type="float" office:value="0.00260000000000005" calcext:value-type="float">
            <text:p>0.003</text:p>
          </table:table-cell>
          <table:table-cell office:value-type="float" office:value="0.00233333333333341" calcext:value-type="float">
            <text:p>0.002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6_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0266666666666682" calcext:value-type="float">
            <text:p>0.003</text:p>
          </table:table-cell>
          <table:table-cell office:value-type="float" office:value="0.0086666666666666" calcext:value-type="float">
            <text:p>0.009</text:p>
          </table:table-cell>
          <table:table-cell office:value-type="float" office:value="0.0106666666666668" calcext:value-type="float">
            <text:p>0.011</text:p>
          </table:table-cell>
          <table:table-cell office:value-type="float" office:value="0.00733333333333341" calcext:value-type="float">
            <text:p>0.007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26666666666668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0733333333333319" calcext:value-type="float">
            <text:p>0.007</text:p>
          </table:table-cell>
          <table:table-cell office:value-type="float" office:value="0.01" calcext:value-type="float">
            <text:p>0.010</text:p>
          </table:table-cell>
          <table:table-cell office:value-type="float" office:value="0.0113333333333332" calcext:value-type="float">
            <text:p>0.011</text:p>
          </table:table-cell>
          <table:table-cell office:value-type="float" office:value="0.00933333333333319" calcext:value-type="float">
            <text:p>0.009</text:p>
          </table:table-cell>
          <table:table-cell office:value-type="float" office:value="0.0086666666666666" calcext:value-type="float">
            <text:p>0.009</text:p>
          </table:table-cell>
          <table:table-cell office:value-type="float" office:value="0.00800000000000001" calcext:value-type="float">
            <text:p>0.008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6_</text:p>
          </table:table-cell>
          <table:table-cell office:value-type="float" office:value="0.00533333333333341" calcext:value-type="float">
            <text:p>0.005</text:p>
          </table:table-cell>
          <table:table-cell office:value-type="float" office:value="0" calcext:value-type="float">
            <text:p>0.000</text:p>
          </table:table-cell>
          <table:table-cell office:value-type="float" office:value="0.01" calcext:value-type="float">
            <text:p>0.010</text:p>
          </table:table-cell>
          <table:table-cell office:value-type="float" office:value="0.00733333333333341" calcext:value-type="float">
            <text:p>0.007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0533333333333341" calcext:value-type="float">
            <text:p>0.005</text:p>
          </table:table-cell>
          <table:table-cell office:value-type="float" office:value="0.00866666666666682" calcext:value-type="float">
            <text:p>0.00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0</text:p>
          </table:table-cell>
          <table:table-cell office:value-type="float" office:value="0.00600000000000001" calcext:value-type="float">
            <text:p>0.006</text:p>
          </table:table-cell>
          <table:table-cell table:number-columns-repeated="2" office:value-type="float" office:value="0.00800000000000001" calcext:value-type="float">
            <text:p>0.008</text:p>
          </table:table-cell>
          <table:table-cell office:value-type="float" office:value="0.00733333333333341" calcext:value-type="float">
            <text:p>0.007</text:p>
          </table:table-cell>
          <table:table-cell office:value-type="float" office:value="0.00866666666666682" calcext:value-type="float">
            <text:p>0.009</text:p>
          </table:table-cell>
          <table:table-cell office:value-type="float" office:value="0.00666666666666682" calcext:value-type="float">
            <text:p>0.007</text:p>
          </table:table-cell>
          <table:table-cell office:value-type="float" office:value="0.0113333333333336" calcext:value-type="float">
            <text:p>0.01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6_</text:p>
          </table:table-cell>
          <table:table-cell office:value-type="float" office:value="0" calcext:value-type="float">
            <text:p>0.000</text:p>
          </table:table-cell>
          <table:table-cell office:value-type="float" office:value="-0.00533333333333341" calcext:value-type="float">
            <text:p>-0.005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0133333333333319" calcext:value-type="float">
            <text:p>0.001</text:p>
          </table:table-cell>
          <table:table-cell table:number-columns-repeated="2" office:value-type="float" office:value="0.00333333333333319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66666666666682" calcext:value-type="float">
            <text:p>0.007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466666666666682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33333333333319" calcext:value-type="float">
            <text:p>0.003</text:p>
          </table:table-cell>
          <table:table-cell office:value-type="float" office:value="0.00133333333333319" calcext:value-type="float">
            <text:p>0.001</text:p>
          </table:table-cell>
          <table:table-cell office:value-type="float" office:value="0.00533333333333319" calcext:value-type="float">
            <text:p>0.005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6_</text:p>
          </table:table-cell>
          <table:table-cell office:value-type="float" office:value="0.000666666666666371" calcext:value-type="float">
            <text:p>0.001</text:p>
          </table:table-cell>
          <table:table-cell office:value-type="float" office:value="-0.00533333333333341" calcext:value-type="float">
            <text:p>-0.005</text:p>
          </table:table-cell>
          <table:table-cell office:value-type="float" office:value="0.00733333333333319" calcext:value-type="float">
            <text:p>0.007</text:p>
          </table:table-cell>
          <table:table-cell office:value-type="float" office:value="0.00399999999999978" calcext:value-type="float">
            <text:p>0.004</text:p>
          </table:table-cell>
          <table:table-cell table:number-columns-repeated="2" office:value-type="float" office:value="0.00466666666666638" calcext:value-type="float">
            <text:p>0.005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0800000000000001" calcext:value-type="float">
            <text:p>0.008</text:p>
          </table:table-cell>
          <table:table-cell table:number-columns-repeated="2" office:value-type="float" office:value="0.00533333333333319" calcext:value-type="float">
            <text:p>0.005</text:p>
          </table:table-cell>
          <table:table-cell office:value-type="float" office:value="0.00333333333333319" calcext:value-type="float">
            <text:p>0.003</text:p>
          </table:table-cell>
          <table:table-cell office:value-type="float" office:value="0.00399999999999978" calcext:value-type="float">
            <text:p>0.004</text:p>
          </table:table-cell>
          <table:table-cell office:value-type="float" office:value="0.00466666666666638" calcext:value-type="float">
            <text:p>0.005</text:p>
          </table:table-cell>
          <table:table-cell table:number-columns-repeated="2" office:value-type="float" office:value="0.00399999999999978" calcext:value-type="float">
            <text:p>0.004</text:p>
          </table:table-cell>
          <table:table-cell office:value-type="float" office:value="0.00466666666666638" calcext:value-type="float">
            <text:p>0.005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6_</text:p>
          </table:table-cell>
          <table:table-cell office:value-type="float" office:value="0.000666666666666815" calcext:value-type="float">
            <text:p>0.001</text:p>
          </table:table-cell>
          <table:table-cell office:value-type="float" office:value="-0.00599999999999978" calcext:value-type="float">
            <text:p>-0.006</text:p>
          </table:table-cell>
          <table:table-cell office:value-type="float" office:value="0.00533333333333363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66666666666682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66666666666682" calcext:value-type="float">
            <text:p>0.005</text:p>
          </table:table-cell>
          <table:table-cell office:value-type="float" office:value="0.00666666666666682" calcext:value-type="float">
            <text:p>0.007</text:p>
          </table:table-cell>
          <table:table-cell office:value-type="float" office:value="0.00533333333333363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33333333333341" calcext:value-type="float">
            <text:p>0.001</text:p>
          </table:table-cell>
          <table:table-cell table:number-columns-repeated="2" office:value-type="float" office:value="0.00466666666666682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33333333333341" calcext:value-type="float">
            <text:p>0.003</text:p>
          </table:table-cell>
          <table:table-cell office:value-type="float" office:value="0.00466666666666682" calcext:value-type="float">
            <text:p>0.00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6_</text:p>
          </table:table-cell>
          <table:table-cell office:value-type="float" office:value="0.00253333333333339" calcext:value-type="float">
            <text:p>0.003</text:p>
          </table:table-cell>
          <table:table-cell office:value-type="float" office:value="-0.00279999999999991" calcext:value-type="float">
            <text:p>-0.003</text:p>
          </table:table-cell>
          <table:table-cell office:value-type="float" office:value="0.00746666666666673" calcext:value-type="float">
            <text:p>0.007</text:p>
          </table:table-cell>
          <table:table-cell office:value-type="float" office:value="0.00546666666666662" calcext:value-type="float">
            <text:p>0.005</text:p>
          </table:table-cell>
          <table:table-cell office:value-type="float" office:value="0.00559999999999994" calcext:value-type="float">
            <text:p>0.006</text:p>
          </table:table-cell>
          <table:table-cell office:value-type="float" office:value="0.00506666666666666" calcext:value-type="float">
            <text:p>0.005</text:p>
          </table:table-cell>
          <table:table-cell office:value-type="float" office:value="0.00746666666666673" calcext:value-type="float">
            <text:p>0.007</text:p>
          </table:table-cell>
          <table:table-cell office:value-type="float" office:value="0.0092000000000001" calcext:value-type="float">
            <text:p>0.009</text:p>
          </table:table-cell>
          <table:table-cell office:value-type="float" office:value="0.00773333333333337" calcext:value-type="float">
            <text:p>0.008</text:p>
          </table:table-cell>
          <table:table-cell office:value-type="float" office:value="0.00506666666666666" calcext:value-type="float">
            <text:p>0.005</text:p>
          </table:table-cell>
          <table:table-cell office:value-type="float" office:value="0.00493333333333335" calcext:value-type="float">
            <text:p>0.005</text:p>
          </table:table-cell>
          <table:table-cell office:value-type="float" office:value="0.00626666666666664" calcext:value-type="float">
            <text:p>0.006</text:p>
          </table:table-cell>
          <table:table-cell office:value-type="float" office:value="0.00639999999999996" calcext:value-type="float">
            <text:p>0.006</text:p>
          </table:table-cell>
          <table:table-cell office:value-type="float" office:value="0.00586666666666658" calcext:value-type="float">
            <text:p>0.006</text:p>
          </table:table-cell>
          <table:table-cell office:value-type="float" office:value="0.00480000000000003" calcext:value-type="float">
            <text:p>0.005</text:p>
          </table:table-cell>
          <table:table-cell office:value-type="float" office:value="0.00679999999999992" calcext:value-type="float">
            <text:p>0.007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7_</text:p>
          </table:table-cell>
          <table:table-cell office:value-type="float" office:value="-0.00166666666666659" calcext:value-type="float">
            <text:p>-0.002</text:p>
          </table:table-cell>
          <table:table-cell office:value-type="float" office:value="-0.000666666666666593" calcext:value-type="float">
            <text:p>-0.001</text:p>
          </table:table-cell>
          <table:table-cell office:value-type="float" office:value="0.00366666666666682" calcext:value-type="float">
            <text:p>0.004</text:p>
          </table:table-cell>
          <table:table-cell office:value-type="float" office:value="0.00266666666666682" calcext:value-type="float">
            <text:p>0.003</text:p>
          </table:table-cell>
          <table:table-cell office:value-type="float" office:value="0.00233333333333319" calcext:value-type="float">
            <text:p>0.002</text:p>
          </table:table-cell>
          <table:table-cell office:value-type="float" office:value="-0.000333333333333186" calcext:value-type="float">
            <text:p>0.00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33333333333319" calcext:value-type="float">
            <text:p>0.003</text:p>
          </table:table-cell>
          <table:table-cell office:value-type="float" office:value="0.00466666666666682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33333333333319" calcext:value-type="float">
            <text:p>0.0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666666666666815" calcext:value-type="float">
            <text:p>0.001</text:p>
          </table:table-cell>
          <table:table-cell office:value-type="float" office:value="0.00333333333333319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33333333333319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7_</text:p>
          </table:table-cell>
          <table:table-cell office:value-type="float" office:value="-0.00233333333333319" calcext:value-type="float">
            <text:p>-0.002</text:p>
          </table:table-cell>
          <table:table-cell office:value-type="float" office:value="0" calcext:value-type="float">
            <text:p>0.000</text:p>
          </table:table-cell>
          <table:table-cell office:value-type="float" office:value="0.00133333333333319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133333333333319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33333333333319" calcext:value-type="float">
            <text:p>0.002</text:p>
          </table:table-cell>
          <table:table-cell office:value-type="float" office:value="0.00433333333333341" calcext:value-type="float">
            <text:p>0.004</text:p>
          </table:table-cell>
          <table:table-cell office:value-type="float" office:value="0.0046666666666666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33333333333319" calcext:value-type="float">
            <text:p>0.00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66666666666682" calcext:value-type="float">
            <text:p>0.00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33333333333319" calcext:value-type="float">
            <text:p>0.002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7_</text:p>
          </table:table-cell>
          <table:table-cell office:value-type="float" office:value="-0.00533333333333319" calcext:value-type="float">
            <text:p>-0.005</text:p>
          </table:table-cell>
          <table:table-cell office:value-type="float" office:value="0.00133333333333363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666666666666815" calcext:value-type="float">
            <text:p>0.001</text:p>
          </table:table-cell>
          <table:table-cell office:value-type="float" office:value="0.00033333333333363" calcext:value-type="float">
            <text:p>0.000</text:p>
          </table:table-cell>
          <table:table-cell table:number-columns-repeated="2" office:value-type="float" office:value="0.00166666666666682" calcext:value-type="float">
            <text:p>0.002</text:p>
          </table:table-cell>
          <table:table-cell office:value-type="float" office:value="0.00233333333333363" calcext:value-type="float">
            <text:p>0.002</text:p>
          </table:table-cell>
          <table:table-cell office:value-type="float" office:value="0.00133333333333363" calcext:value-type="float">
            <text:p>0.001</text:p>
          </table:table-cell>
          <table:table-cell office:value-type="float" office:value="0.00266666666666682" calcext:value-type="float">
            <text:p>0.003</text:p>
          </table:table-cell>
          <table:table-cell office:value-type="float" office:value="0.0016666666666668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66666666666682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.001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7_</text:p>
          </table:table-cell>
          <table:table-cell office:value-type="float" office:value="-0.00700000000000001" calcext:value-type="float">
            <text:p>-0.007</text:p>
          </table:table-cell>
          <table:table-cell office:value-type="float" office:value="-0.001" calcext:value-type="float">
            <text:p>-0.001</text:p>
          </table:table-cell>
          <table:table-cell table:number-columns-repeated="4" office:value-type="float" office:value="-0.000666666666666815" calcext:value-type="float">
            <text:p>-0.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0666666666666815" calcext:value-type="float">
            <text:p>0.001</text:p>
          </table:table-cell>
          <table:table-cell office:value-type="float" office:value="0.000333333333333408" calcext:value-type="float">
            <text:p>0.000</text:p>
          </table:table-cell>
          <table:table-cell office:value-type="float" office:value="0.00133333333333341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666666666666815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00666666666666815" calcext:value-type="float">
            <text:p>-0.001</text:p>
          </table:table-cell>
          <table:table-cell office:value-type="float" office:value="-0.00133333333333319" calcext:value-type="float">
            <text:p>-0.00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7_</text:p>
          </table:table-cell>
          <table:table-cell office:value-type="float" office:value="-0.00566666666666693" calcext:value-type="float">
            <text:p>-0.006</text:p>
          </table:table-cell>
          <table:table-cell table:number-columns-repeated="3" office:value-type="float" office:value="-0.00100000000000022" calcext:value-type="float">
            <text:p>-0.001</text:p>
          </table:table-cell>
          <table:table-cell office:value-type="float" office:value="0.00133333333333319" calcext:value-type="float">
            <text:p>0.001</text:p>
          </table:table-cell>
          <table:table-cell office:value-type="float" office:value="-0.00133333333333341" calcext:value-type="float">
            <text:p>-0.001</text:p>
          </table:table-cell>
          <table:table-cell office:value-type="float" office:value="-0.000666666666666593" calcext:value-type="float">
            <text:p>-0.001</text:p>
          </table:table-cell>
          <table:table-cell office:value-type="float" office:value="-0.000333333333333408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 office:value-type="float" office:value="0.00033333333333340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166666666666659" calcext:value-type="float">
            <text:p>0.002</text:p>
          </table:table-cell>
          <table:table-cell office:value-type="float" office:value="-0.00133333333333341" calcext:value-type="float">
            <text:p>-0.001</text:p>
          </table:table-cell>
          <table:table-cell office:value-type="float" office:value="0.00133333333333319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7_</text:p>
          </table:table-cell>
          <table:table-cell office:value-type="float" office:value="-0.00439999999999985" calcext:value-type="float">
            <text:p>-0.004</text:p>
          </table:table-cell>
          <table:table-cell office:value-type="float" office:value="-0.000266666666666637" calcext:value-type="float">
            <text:p>0.000</text:p>
          </table:table-cell>
          <table:table-cell office:value-type="float" office:value="0.000866666666666682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00000000000089" calcext:value-type="float">
            <text:p>0.000</text:p>
          </table:table-cell>
          <table:table-cell office:value-type="float" office:value="0.00146666666666673" calcext:value-type="float">
            <text:p>0.001</text:p>
          </table:table-cell>
          <table:table-cell office:value-type="float" office:value="0.00180000000000013" calcext:value-type="float">
            <text:p>0.002</text:p>
          </table:table-cell>
          <table:table-cell office:value-type="float" office:value="0.00246666666666684" calcext:value-type="float">
            <text:p>0.002</text:p>
          </table:table-cell>
          <table:table-cell office:value-type="float" office:value="0.00133333333333363" calcext:value-type="float">
            <text:p>0.001</text:p>
          </table:table-cell>
          <table:table-cell office:value-type="float" office:value="0.00233333333333341" calcext:value-type="float">
            <text:p>0.002</text:p>
          </table:table-cell>
          <table:table-cell office:value-type="float" office:value="0.000866666666666682" calcext:value-type="float">
            <text:p>0.001</text:p>
          </table:table-cell>
          <table:table-cell office:value-type="float" office:value="0.000866666666666904" calcext:value-type="float">
            <text:p>0.001</text:p>
          </table:table-cell>
          <table:table-cell office:value-type="float" office:value="0.00226666666666686" calcext:value-type="float">
            <text:p>0.002</text:p>
          </table:table-cell>
          <table:table-cell office:value-type="float" office:value="0.000600000000000045" calcext:value-type="float">
            <text:p>0.001</text:p>
          </table:table-cell>
          <table:table-cell office:value-type="float" office:value="0.00133333333333341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8_</text:p>
          </table:table-cell>
          <table:table-cell office:value-type="float" office:value="0.0112" calcext:value-type="float">
            <text:p>0.011</text:p>
          </table:table-cell>
          <table:table-cell office:value-type="float" office:value="-0.00280000000000002" calcext:value-type="float">
            <text:p>-0.003</text:p>
          </table:table-cell>
          <table:table-cell table:number-columns-repeated="2" office:value-type="float" office:value="0.00719999999999998" calcext:value-type="float">
            <text:p>0.007</text:p>
          </table:table-cell>
          <table:table-cell office:value-type="float" office:value="0.00879999999999992" calcext:value-type="float">
            <text:p>0.009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0679999999999992" calcext:value-type="float">
            <text:p>0.007</text:p>
          </table:table-cell>
          <table:table-cell office:value-type="float" office:value="0.0104" calcext:value-type="float">
            <text:p>0.01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0479999999999992" calcext:value-type="float">
            <text:p>0.005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115999999999999" calcext:value-type="float">
            <text:p>0.012</text:p>
          </table:table-cell>
          <table:table-cell office:value-type="float" office:value="0.00159999999999993" calcext:value-type="float">
            <text:p>0.002</text:p>
          </table:table-cell>
          <table:table-cell office:value-type="float" office:value="0.01" calcext:value-type="float">
            <text:p>0.01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8_</text:p>
          </table:table-cell>
          <table:table-cell office:value-type="float" office:value="0.0104" calcext:value-type="float">
            <text:p>0.010</text:p>
          </table:table-cell>
          <table:table-cell office:value-type="float" office:value="-0.000400000000000067" calcext:value-type="float">
            <text:p>0.000</text:p>
          </table:table-cell>
          <table:table-cell office:value-type="float" office:value="0.00919999999999999" calcext:value-type="float">
            <text:p>0.009</text:p>
          </table:table-cell>
          <table:table-cell office:value-type="float" office:value="0.0079999999999999" calcext:value-type="float">
            <text:p>0.008</text:p>
          </table:table-cell>
          <table:table-cell office:value-type="float" office:value="0.00879999999999992" calcext:value-type="float">
            <text:p>0.009</text:p>
          </table:table-cell>
          <table:table-cell office:value-type="float" office:value="0.0079999999999999" calcext:value-type="float">
            <text:p>0.008</text:p>
          </table:table-cell>
          <table:table-cell office:value-type="float" office:value="0.00639999999999996" calcext:value-type="float">
            <text:p>0.006</text:p>
          </table:table-cell>
          <table:table-cell office:value-type="float" office:value="0.0079999999999999" calcext:value-type="float">
            <text:p>0.008</text:p>
          </table:table-cell>
          <table:table-cell office:value-type="float" office:value="0.00719999999999998" calcext:value-type="float">
            <text:p>0.007</text:p>
          </table:table-cell>
          <table:table-cell office:value-type="float" office:value="0.0099999999999999" calcext:value-type="float">
            <text:p>0.010</text:p>
          </table:table-cell>
          <table:table-cell office:value-type="float" office:value="0.00479999999999992" calcext:value-type="float">
            <text:p>0.005</text:p>
          </table:table-cell>
          <table:table-cell office:value-type="float" office:value="0.0079999999999999" calcext:value-type="float">
            <text:p>0.008</text:p>
          </table:table-cell>
          <table:table-cell office:value-type="float" office:value="0.00639999999999996" calcext:value-type="float">
            <text:p>0.006</text:p>
          </table:table-cell>
          <table:table-cell office:value-type="float" office:value="0.00879999999999992" calcext:value-type="float">
            <text:p>0.009</text:p>
          </table:table-cell>
          <table:table-cell office:value-type="float" office:value="0.00439999999999996" calcext:value-type="float">
            <text:p>0.004</text:p>
          </table:table-cell>
          <table:table-cell office:value-type="float" office:value="0.0079999999999999" calcext:value-type="float">
            <text:p>0.008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8_</text:p>
          </table:table-cell>
          <table:table-cell office:value-type="float" office:value="0.0100000000000001" calcext:value-type="float">
            <text:p>0.010</text:p>
          </table:table-cell>
          <table:table-cell office:value-type="float" office:value="-0.00119999999999998" calcext:value-type="float">
            <text:p>-0.001</text:p>
          </table:table-cell>
          <table:table-cell office:value-type="float" office:value="0.00879999999999992" calcext:value-type="float">
            <text:p>0.009</text:p>
          </table:table-cell>
          <table:table-cell office:value-type="float" office:value="0.00679999999999992" calcext:value-type="float">
            <text:p>0.007</text:p>
          </table:table-cell>
          <table:table-cell office:value-type="float" office:value="0.00639999999999996" calcext:value-type="float">
            <text:p>0.006</text:p>
          </table:table-cell>
          <table:table-cell office:value-type="float" office:value="0.00679999999999992" calcext:value-type="float">
            <text:p>0.007</text:p>
          </table:table-cell>
          <table:table-cell office:value-type="float" office:value="0.00439999999999996" calcext:value-type="float">
            <text:p>0.004</text:p>
          </table:table-cell>
          <table:table-cell office:value-type="float" office:value="0.00839999999999996" calcext:value-type="float">
            <text:p>0.008</text:p>
          </table:table-cell>
          <table:table-cell office:value-type="float" office:value="0.00559999999999994" calcext:value-type="float">
            <text:p>0.006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719999999999998" calcext:value-type="float">
            <text:p>0.007</text:p>
          </table:table-cell>
          <table:table-cell office:value-type="float" office:value="0.00639999999999996" calcext:value-type="float">
            <text:p>0.006</text:p>
          </table:table-cell>
          <table:table-cell office:value-type="float" office:value="0.00919999999999999" calcext:value-type="float">
            <text:p>0.009</text:p>
          </table:table-cell>
          <table:table-cell office:value-type="float" office:value="0.00279999999999991" calcext:value-type="float">
            <text:p>0.003</text:p>
          </table:table-cell>
          <table:table-cell office:value-type="float" office:value="0.00679999999999992" calcext:value-type="float">
            <text:p>0.007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8_</text:p>
          </table:table-cell>
          <table:table-cell office:value-type="float" office:value="0.0104000000000002" calcext:value-type="float">
            <text:p>0.010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0880000000000003" calcext:value-type="float">
            <text:p>0.009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1" calcext:value-type="float">
            <text:p>0.010</text:p>
          </table:table-cell>
          <table:table-cell office:value-type="float" office:value="0.00560000000000005" calcext:value-type="float">
            <text:p>0.006</text:p>
          </table:table-cell>
          <table:table-cell office:value-type="float" office:value="0.00519999999999998" calcext:value-type="float">
            <text:p>0.005</text:p>
          </table:table-cell>
          <table:table-cell office:value-type="float" office:value="0.00680000000000003" calcext:value-type="float">
            <text:p>0.007</text:p>
          </table:table-cell>
          <table:table-cell office:value-type="float" office:value="0.00719999999999998" calcext:value-type="float">
            <text:p>0.007</text:p>
          </table:table-cell>
          <table:table-cell office:value-type="float" office:value="0.00919999999999999" calcext:value-type="float">
            <text:p>0.009</text:p>
          </table:table-cell>
          <table:table-cell office:value-type="float" office:value="0.00640000000000007" calcext:value-type="float">
            <text:p>0.006</text:p>
          </table:table-cell>
          <table:table-cell office:value-type="float" office:value="0.00760000000000005" calcext:value-type="float">
            <text:p>0.008</text:p>
          </table:table-cell>
          <table:table-cell office:value-type="float" office:value="0.00680000000000003" calcext:value-type="float">
            <text:p>0.007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0319999999999998" calcext:value-type="float">
            <text:p>0.003</text:p>
          </table:table-cell>
          <table:table-cell office:value-type="float" office:value="0.00880000000000003" calcext:value-type="float">
            <text:p>0.009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8_</text:p>
          </table:table-cell>
          <table:table-cell office:value-type="float" office:value="0.0115999999999999" calcext:value-type="float">
            <text:p>0.012</text:p>
          </table:table-cell>
          <table:table-cell office:value-type="float" office:value="0" calcext:value-type="float">
            <text:p>0.000</text:p>
          </table:table-cell>
          <table:table-cell table:number-columns-repeated="2" office:value-type="float" office:value="0.0079999999999999" calcext:value-type="float">
            <text:p>0.008</text:p>
          </table:table-cell>
          <table:table-cell office:value-type="float" office:value="0.00919999999999999" calcext:value-type="float">
            <text:p>0.009</text:p>
          </table:table-cell>
          <table:table-cell office:value-type="float" office:value="0.00839999999999996" calcext:value-type="float">
            <text:p>0.008</text:p>
          </table:table-cell>
          <table:table-cell office:value-type="float" office:value="0.00679999999999992" calcext:value-type="float">
            <text:p>0.007</text:p>
          </table:table-cell>
          <table:table-cell table:number-columns-repeated="2" office:value-type="float" office:value="0.00719999999999998" calcext:value-type="float">
            <text:p>0.007</text:p>
          </table:table-cell>
          <table:table-cell office:value-type="float" office:value="0.0099999999999999" calcext:value-type="float">
            <text:p>0.010</text:p>
          </table:table-cell>
          <table:table-cell office:value-type="float" office:value="0.00359999999999994" calcext:value-type="float">
            <text:p>0.004</text:p>
          </table:table-cell>
          <table:table-cell office:value-type="float" office:value="0.00839999999999996" calcext:value-type="float">
            <text:p>0.008</text:p>
          </table:table-cell>
          <table:table-cell office:value-type="float" office:value="0.00639999999999996" calcext:value-type="float">
            <text:p>0.006</text:p>
          </table:table-cell>
          <table:table-cell office:value-type="float" office:value="0.0079999999999999" calcext:value-type="float">
            <text:p>0.008</text:p>
          </table:table-cell>
          <table:table-cell office:value-type="float" office:value="0.00359999999999994" calcext:value-type="float">
            <text:p>0.004</text:p>
          </table:table-cell>
          <table:table-cell office:value-type="float" office:value="0.00839999999999996" calcext:value-type="float">
            <text:p>0.00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8_</text:p>
          </table:table-cell>
          <table:table-cell office:value-type="float" office:value="0.0107200000000001" calcext:value-type="float">
            <text:p>0.011</text:p>
          </table:table-cell>
          <table:table-cell office:value-type="float" office:value="-0.00128000000000006" calcext:value-type="float">
            <text:p>-0.001</text:p>
          </table:table-cell>
          <table:table-cell office:value-type="float" office:value="0.00839999999999996" calcext:value-type="float">
            <text:p>0.008</text:p>
          </table:table-cell>
          <table:table-cell office:value-type="float" office:value="0.00759999999999983" calcext:value-type="float">
            <text:p>0.008</text:p>
          </table:table-cell>
          <table:table-cell office:value-type="float" office:value="0.00863999999999998" calcext:value-type="float">
            <text:p>0.009</text:p>
          </table:table-cell>
          <table:table-cell office:value-type="float" office:value="0.00735999999999992" calcext:value-type="float">
            <text:p>0.007</text:p>
          </table:table-cell>
          <table:table-cell office:value-type="float" office:value="0.00591999999999993" calcext:value-type="float">
            <text:p>0.006</text:p>
          </table:table-cell>
          <table:table-cell office:value-type="float" office:value="0.00815999999999995" calcext:value-type="float">
            <text:p>0.008</text:p>
          </table:table-cell>
          <table:table-cell office:value-type="float" office:value="0.0062399999999998" calcext:value-type="float">
            <text:p>0.006</text:p>
          </table:table-cell>
          <table:table-cell office:value-type="float" office:value="0.00903999999999994" calcext:value-type="float">
            <text:p>0.009</text:p>
          </table:table-cell>
          <table:table-cell office:value-type="float" office:value="0.00495999999999996" calcext:value-type="float">
            <text:p>0.005</text:p>
          </table:table-cell>
          <table:table-cell office:value-type="float" office:value="0.00719999999999987" calcext:value-type="float">
            <text:p>0.007</text:p>
          </table:table-cell>
          <table:table-cell office:value-type="float" office:value="0.00639999999999996" calcext:value-type="float">
            <text:p>0.006</text:p>
          </table:table-cell>
          <table:table-cell office:value-type="float" office:value="0.00911999999999991" calcext:value-type="float">
            <text:p>0.009</text:p>
          </table:table-cell>
          <table:table-cell office:value-type="float" office:value="0.00311999999999979" calcext:value-type="float">
            <text:p>0.003</text:p>
          </table:table-cell>
          <table:table-cell office:value-type="float" office:value="0.00839999999999996" calcext:value-type="float">
            <text:p>0.008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9_</text:p>
          </table:table-cell>
          <table:table-cell office:value-type="float" office:value="0.00150000000000006" calcext:value-type="float">
            <text:p>0.002</text:p>
          </table:table-cell>
          <table:table-cell office:value-type="float" office:value="-0.00350000000000006" calcext:value-type="float">
            <text:p>-0.004</text:p>
          </table:table-cell>
          <table:table-cell office:value-type="float" office:value="0.00500000000000012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99999999999989" calcext:value-type="float">
            <text:p>0.004</text:p>
          </table:table-cell>
          <table:table-cell office:value-type="float" office:value="-0.00250000000000006" calcext:value-type="float">
            <text:p>-0.003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50000000000006" calcext:value-type="float">
            <text:p>-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0150000000000006" calcext:value-type="float">
            <text:p>-0.002</text:p>
          </table:table-cell>
          <table:table-cell office:value-type="float" office:value="-0.00399999999999989" calcext:value-type="float">
            <text:p>-0.004</text:p>
          </table:table-cell>
          <table:table-cell office:value-type="float" office:value="-0.00150000000000006" calcext:value-type="float">
            <text:p>-0.002</text:p>
          </table:table-cell>
          <table:table-cell office:value-type="float" office:value="-0.00250000000000006" calcext:value-type="float">
            <text:p>-0.003</text:p>
          </table:table-cell>
          <table:table-cell office:value-type="float" office:value="-0.00150000000000006" calcext:value-type="float">
            <text:p>-0.002</text:p>
          </table:table-cell>
          <table:table-cell office:value-type="float" office:value="-0.000500000000000056" calcext:value-type="float">
            <text:p>-0.00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9_</text:p>
          </table:table-cell>
          <table:table-cell office:value-type="float" office:value="0.00350000000000006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50000000000006" calcext:value-type="float">
            <text:p>0.005</text:p>
          </table:table-cell>
          <table:table-cell office:value-type="float" office:value="0.00499999999999989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99999999999989" calcext:value-type="float">
            <text:p>0.005</text:p>
          </table:table-cell>
          <table:table-cell office:value-type="float" office:value="0" calcext:value-type="float">
            <text:p>0.000</text:p>
          </table:table-cell>
          <table:table-cell office:value-type="float" office:value="0.00350000000000006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49999999999995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49999999999995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9_</text:p>
          </table:table-cell>
          <table:table-cell office:value-type="float" office:value="0.00600000000000012" calcext:value-type="float">
            <text:p>0.006</text:p>
          </table:table-cell>
          <table:table-cell office:value-type="float" office:value="0.00350000000000006" calcext:value-type="float">
            <text:p>0.004</text:p>
          </table:table-cell>
          <table:table-cell office:value-type="float" office:value="0.00650000000000017" calcext:value-type="float">
            <text:p>0.007</text:p>
          </table:table-cell>
          <table:table-cell office:value-type="float" office:value="0.00700000000000012" calcext:value-type="float">
            <text:p>0.007</text:p>
          </table:table-cell>
          <table:table-cell office:value-type="float" office:value="0.00500000000000012" calcext:value-type="float">
            <text:p>0.005</text:p>
          </table:table-cell>
          <table:table-cell office:value-type="float" office:value="0.00600000000000012" calcext:value-type="float">
            <text:p>0.006</text:p>
          </table:table-cell>
          <table:table-cell office:value-type="float" office:value="0.00500000000000012" calcext:value-type="float">
            <text:p>0.005</text:p>
          </table:table-cell>
          <table:table-cell office:value-type="float" office:value="0.00850000000000017" calcext:value-type="float">
            <text:p>0.009</text:p>
          </table:table-cell>
          <table:table-cell office:value-type="float" office:value="0.00400000000000011" calcext:value-type="float">
            <text:p>0.004</text:p>
          </table:table-cell>
          <table:table-cell office:value-type="float" office:value="0.00550000000000006" calcext:value-type="float">
            <text:p>0.006</text:p>
          </table:table-cell>
          <table:table-cell office:value-type="float" office:value="0.00150000000000006" calcext:value-type="float">
            <text:p>0.002</text:p>
          </table:table-cell>
          <table:table-cell office:value-type="float" office:value="0.00250000000000006" calcext:value-type="float">
            <text:p>0.003</text:p>
          </table:table-cell>
          <table:table-cell office:value-type="float" office:value="0.00550000000000006" calcext:value-type="float">
            <text:p>0.006</text:p>
          </table:table-cell>
          <table:table-cell table:number-columns-repeated="2" office:value-type="float" office:value="0.00350000000000006" calcext:value-type="float">
            <text:p>0.004</text:p>
          </table:table-cell>
          <table:table-cell office:value-type="float" office:value="0.00550000000000006" calcext:value-type="float">
            <text:p>0.006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9_</text:p>
          </table:table-cell>
          <table:table-cell office:value-type="float" office:value="0.00350000000000006" calcext:value-type="float">
            <text:p>0.004</text:p>
          </table:table-cell>
          <table:table-cell office:value-type="float" office:value="0.000500000000000056" calcext:value-type="float">
            <text:p>0.001</text:p>
          </table:table-cell>
          <table:table-cell office:value-type="float" office:value="0.00450000000000006" calcext:value-type="float">
            <text:p>0.005</text:p>
          </table:table-cell>
          <table:table-cell office:value-type="float" office:value="0.00500000000000012" calcext:value-type="float">
            <text:p>0.005</text:p>
          </table:table-cell>
          <table:table-cell office:value-type="float" office:value="0.00350000000000006" calcext:value-type="float">
            <text:p>0.004</text:p>
          </table:table-cell>
          <table:table-cell office:value-type="float" office:value="0.00300000000000011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50000000000006" calcext:value-type="float">
            <text:p>0.005</text:p>
          </table:table-cell>
          <table:table-cell office:value-type="float" office:value="0.000500000000000056" calcext:value-type="float">
            <text:p>0.001</text:p>
          </table:table-cell>
          <table:table-cell office:value-type="float" office:value="0.00350000000000006" calcext:value-type="float">
            <text:p>0.004</text:p>
          </table:table-cell>
          <table:table-cell office:value-type="float" office:value="-0.00049999999999983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00500000000000056" calcext:value-type="float">
            <text:p>-0.001</text:p>
          </table:table-cell>
          <table:table-cell office:value-type="float" office:value="0.002" calcext:value-type="float">
            <text:p>0.002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9_</text:p>
          </table:table-cell>
          <table:table-cell office:value-type="float" office:value="0.00350000000000006" calcext:value-type="float">
            <text:p>0.004</text:p>
          </table:table-cell>
          <table:table-cell office:value-type="float" office:value="-0.000999999999999779" calcext:value-type="float">
            <text:p>-0.001</text:p>
          </table:table-cell>
          <table:table-cell table:number-columns-repeated="2" office:value-type="float" office:value="0.00550000000000017" calcext:value-type="float">
            <text:p>0.006</text:p>
          </table:table-cell>
          <table:table-cell office:value-type="float" office:value="0.00300000000000011" calcext:value-type="float">
            <text:p>0.003</text:p>
          </table:table-cell>
          <table:table-cell office:value-type="float" office:value="0.00450000000000017" calcext:value-type="float">
            <text:p>0.005</text:p>
          </table:table-cell>
          <table:table-cell office:value-type="float" office:value="0.00150000000000006" calcext:value-type="float">
            <text:p>0.002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0200000000000011" calcext:value-type="float">
            <text:p>0.002</text:p>
          </table:table-cell>
          <table:table-cell office:value-type="float" office:value="0.00400000000000011" calcext:value-type="float">
            <text:p>0.004</text:p>
          </table:table-cell>
          <table:table-cell table:number-columns-repeated="2" office:value-type="float" office:value="0.00150000000000006" calcext:value-type="float">
            <text:p>0.002</text:p>
          </table:table-cell>
          <table:table-cell office:value-type="float" office:value="0.00250000000000017" calcext:value-type="float">
            <text:p>0.003</text:p>
          </table:table-cell>
          <table:table-cell office:value-type="float" office:value="0.00200000000000011" calcext:value-type="float">
            <text:p>0.002</text:p>
          </table:table-cell>
          <table:table-cell office:value-type="float" office:value="0.00150000000000006" calcext:value-type="float">
            <text:p>0.002</text:p>
          </table:table-cell>
          <table:table-cell office:value-type="float" office:value="0.00250000000000006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9_</text:p>
          </table:table-cell>
          <table:table-cell office:value-type="float" office:value="0.00359999999999994" calcext:value-type="float">
            <text:p>0.004</text:p>
          </table:table-cell>
          <table:table-cell office:value-type="float" office:value="0.000300000000000078" calcext:value-type="float">
            <text:p>0.000</text:p>
          </table:table-cell>
          <table:table-cell office:value-type="float" office:value="0.0052000000000002" calcext:value-type="float">
            <text:p>0.005</text:p>
          </table:table-cell>
          <table:table-cell office:value-type="float" office:value="0.00470000000000004" calcext:value-type="float">
            <text:p>0.005</text:p>
          </table:table-cell>
          <table:table-cell office:value-type="float" office:value="0.0031000000000001" calcext:value-type="float">
            <text:p>0.003</text:p>
          </table:table-cell>
          <table:table-cell office:value-type="float" office:value="0.00450000000000006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30000000000008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59999999999994" calcext:value-type="float">
            <text:p>0.004</text:p>
          </table:table-cell>
          <table:table-cell office:value-type="float" office:value="0.000600000000000045" calcext:value-type="float">
            <text:p>0.001</text:p>
          </table:table-cell>
          <table:table-cell office:value-type="float" office:value="0.000300000000000078" calcext:value-type="float">
            <text:p>0.000</text:p>
          </table:table-cell>
          <table:table-cell office:value-type="float" office:value="0.0021000000000001" calcext:value-type="float">
            <text:p>0.002</text:p>
          </table:table-cell>
          <table:table-cell office:value-type="float" office:value="0.00139999999999996" calcext:value-type="float">
            <text:p>0.001</text:p>
          </table:table-cell>
          <table:table-cell office:value-type="float" office:value="0.000900000000000012" calcext:value-type="float">
            <text:p>0.001</text:p>
          </table:table-cell>
          <table:table-cell office:value-type="float" office:value="0.00229999999999997" calcext:value-type="float">
            <text:p>0.002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arrhythmia_cfs</text:p>
          </table:table-cell>
          <table:table-cell office:value-type="float" office:value="0.0066666666666666" calcext:value-type="float">
            <text:p>0.007</text:p>
          </table:table-cell>
          <table:table-cell office:value-type="float" office:value="-0.0132844932844934" calcext:value-type="float">
            <text:p>-0.013</text:p>
          </table:table-cell>
          <table:table-cell office:value-type="float" office:value="0.011062271062271" calcext:value-type="float">
            <text:p>0.011</text:p>
          </table:table-cell>
          <table:table-cell office:value-type="float" office:value="0.00659340659340657" calcext:value-type="float">
            <text:p>0.007</text:p>
          </table:table-cell>
          <table:table-cell office:value-type="float" office:value="-0.0176068376068378" calcext:value-type="float">
            <text:p>-0.018</text:p>
          </table:table-cell>
          <table:table-cell office:value-type="float" office:value="0.00449328449328446" calcext:value-type="float">
            <text:p>0.004</text:p>
          </table:table-cell>
          <table:table-cell office:value-type="float" office:value="0.00888888888888883" calcext:value-type="float">
            <text:p>0.009</text:p>
          </table:table-cell>
          <table:table-cell office:value-type="float" office:value="0.00446886446886441" calcext:value-type="float">
            <text:p>0.004</text:p>
          </table:table-cell>
          <table:table-cell office:value-type="float" office:value="0.00664224664224655" calcext:value-type="float">
            <text:p>0.007</text:p>
          </table:table-cell>
          <table:table-cell office:value-type="float" office:value="0.0243467643467642" calcext:value-type="float">
            <text:p>0.024</text:p>
          </table:table-cell>
          <table:table-cell office:value-type="float" office:value="0.0287423687423686" calcext:value-type="float">
            <text:p>0.029</text:p>
          </table:table-cell>
          <table:table-cell office:value-type="float" office:value="0.00456654456654448" calcext:value-type="float">
            <text:p>0.005</text:p>
          </table:table-cell>
          <table:table-cell office:value-type="float" office:value="0.0133333333333332" calcext:value-type="float">
            <text:p>0.013</text:p>
          </table:table-cell>
          <table:table-cell office:value-type="float" office:value="0.0132844932844932" calcext:value-type="float">
            <text:p>0.013</text:p>
          </table:table-cell>
          <table:table-cell office:value-type="float" office:value="0.0133333333333332" calcext:value-type="float">
            <text:p>0.013</text:p>
          </table:table-cell>
          <table:table-cell office:value-type="float" office:value="0.0155311355311354" calcext:value-type="float">
            <text:p>0.016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arrhythmia_cfs</text:p>
          </table:table-cell>
          <table:table-cell office:value-type="float" office:value="-0.0154334554334553" calcext:value-type="float">
            <text:p>-0.015</text:p>
          </table:table-cell>
          <table:table-cell office:value-type="float" office:value="-0.0066666666666666" calcext:value-type="float">
            <text:p>-0.007</text:p>
          </table:table-cell>
          <table:table-cell office:value-type="float" office:value="-0.00656898656898652" calcext:value-type="float">
            <text:p>-0.007</text:p>
          </table:table-cell>
          <table:table-cell office:value-type="float" office:value="-0.00661782661782651" calcext:value-type="float">
            <text:p>-0.007</text:p>
          </table:table-cell>
          <table:table-cell office:value-type="float" office:value="-0.0132844932844932" calcext:value-type="float">
            <text:p>-0.013</text:p>
          </table:table-cell>
          <table:table-cell office:value-type="float" office:value="0.00439560439560438" calcext:value-type="float">
            <text:p>0.004</text:p>
          </table:table-cell>
          <table:table-cell office:value-type="float" office:value="0.00219780219780219" calcext:value-type="float">
            <text:p>0.002</text:p>
          </table:table-cell>
          <table:table-cell table:number-columns-repeated="2" office:value-type="float" office:value="-0.00217338217338214" calcext:value-type="float">
            <text:p>-0.002</text:p>
          </table:table-cell>
          <table:table-cell office:value-type="float" office:value="0" calcext:value-type="float">
            <text:p>0.000</text:p>
          </table:table-cell>
          <table:table-cell office:value-type="float" office:value="0.0176800976800977" calcext:value-type="float">
            <text:p>0.018</text:p>
          </table:table-cell>
          <table:table-cell office:value-type="float" office:value="0.00219780219780219" calcext:value-type="float">
            <text:p>0.002</text:p>
          </table:table-cell>
          <table:table-cell office:value-type="float" office:value="0.00664224664224666" calcext:value-type="float">
            <text:p>0.007</text:p>
          </table:table-cell>
          <table:table-cell office:value-type="float" office:value="-0.0000244200244199355" calcext:value-type="float">
            <text:p>0.000</text:p>
          </table:table-cell>
          <table:table-cell office:value-type="float" office:value="0.0110622710622711" calcext:value-type="float">
            <text:p>0.011</text:p>
          </table:table-cell>
          <table:table-cell office:value-type="float" office:value="0.00881562881562881" calcext:value-type="float">
            <text:p>0.009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arrhythmia_cfs</text:p>
          </table:table-cell>
          <table:table-cell office:value-type="float" office:value="-0.0242490842490841" calcext:value-type="float">
            <text:p>-0.024</text:p>
          </table:table-cell>
          <table:table-cell office:value-type="float" office:value="-0.0176556776556776" calcext:value-type="float">
            <text:p>-0.018</text:p>
          </table:table-cell>
          <table:table-cell office:value-type="float" office:value="-0.00879120879120876" calcext:value-type="float">
            <text:p>-0.009</text:p>
          </table:table-cell>
          <table:table-cell office:value-type="float" office:value="-0.0175824175824175" calcext:value-type="float">
            <text:p>-0.018</text:p>
          </table:table-cell>
          <table:table-cell office:value-type="float" office:value="-0.0132600732600732" calcext:value-type="float">
            <text:p>-0.013</text:p>
          </table:table-cell>
          <table:table-cell office:value-type="float" office:value="-0.0110378510378509" calcext:value-type="float">
            <text:p>-0.011</text:p>
          </table:table-cell>
          <table:table-cell office:value-type="float" office:value="-0.00876678876678871" calcext:value-type="float">
            <text:p>-0.009</text:p>
          </table:table-cell>
          <table:table-cell office:value-type="float" office:value="-0.00652014652014643" calcext:value-type="float">
            <text:p>-0.007</text:p>
          </table:table-cell>
          <table:table-cell office:value-type="float" office:value="-0.00876678876678871" calcext:value-type="float">
            <text:p>-0.009</text:p>
          </table:table-cell>
          <table:table-cell office:value-type="float" office:value="0.00222222222222224" calcext:value-type="float">
            <text:p>0.002</text:p>
          </table:table-cell>
          <table:table-cell office:value-type="float" office:value="0.00446886446886452" calcext:value-type="float">
            <text:p>0.004</text:p>
          </table:table-cell>
          <table:table-cell office:value-type="float" office:value="-0.00879120879120876" calcext:value-type="float">
            <text:p>-0.009</text:p>
          </table:table-cell>
          <table:table-cell office:value-type="float" office:value="-0.00434676434676429" calcext:value-type="float">
            <text:p>-0.004</text:p>
          </table:table-cell>
          <table:table-cell office:value-type="float" office:value="-0.00659340659340657" calcext:value-type="float">
            <text:p>-0.007</text:p>
          </table:table-cell>
          <table:table-cell office:value-type="float" office:value="-0.00439560439560438" calcext:value-type="float">
            <text:p>-0.004</text:p>
          </table:table-cell>
          <table:table-cell office:value-type="float" office:value="-0.00437118437118433" calcext:value-type="float">
            <text:p>-0.004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arrhythmia_cfs</text:p>
          </table:table-cell>
          <table:table-cell office:value-type="float" office:value="-0.0242735042735042" calcext:value-type="float">
            <text:p>-0.024</text:p>
          </table:table-cell>
          <table:table-cell office:value-type="float" office:value="-0.00654456654456648" calcext:value-type="float">
            <text:p>-0.007</text:p>
          </table:table-cell>
          <table:table-cell office:value-type="float" office:value="-0.0131868131868131" calcext:value-type="float">
            <text:p>-0.013</text:p>
          </table:table-cell>
          <table:table-cell office:value-type="float" office:value="-0.0109645909645909" calcext:value-type="float">
            <text:p>-0.011</text:p>
          </table:table-cell>
          <table:table-cell office:value-type="float" office:value="-0.0198534798534797" calcext:value-type="float">
            <text:p>-0.020</text:p>
          </table:table-cell>
          <table:table-cell office:value-type="float" office:value="0" calcext:value-type="float">
            <text:p>0.000</text:p>
          </table:table-cell>
          <table:table-cell office:value-type="float" office:value="-0.0131868131868131" calcext:value-type="float">
            <text:p>-0.013</text:p>
          </table:table-cell>
          <table:table-cell office:value-type="float" office:value="-0.013137973137973" calcext:value-type="float">
            <text:p>-0.013</text:p>
          </table:table-cell>
          <table:table-cell table:number-columns-repeated="2" office:value-type="float" office:value="-0.00210012210012211" calcext:value-type="float">
            <text:p>-0.002</text:p>
          </table:table-cell>
          <table:table-cell office:value-type="float" office:value="0.00664224664224666" calcext:value-type="float">
            <text:p>0.007</text:p>
          </table:table-cell>
          <table:table-cell office:value-type="float" office:value="-0.011013431013431" calcext:value-type="float">
            <text:p>-0.011</text:p>
          </table:table-cell>
          <table:table-cell office:value-type="float" office:value="-0.00442002442002443" calcext:value-type="float">
            <text:p>-0.004</text:p>
          </table:table-cell>
          <table:table-cell office:value-type="float" office:value="-0.011013431013431" calcext:value-type="float">
            <text:p>-0.011</text:p>
          </table:table-cell>
          <table:table-cell office:value-type="float" office:value="-0.00661782661782662" calcext:value-type="float">
            <text:p>-0.007</text:p>
          </table:table-cell>
          <table:table-cell office:value-type="float" office:value="0.0000244200244200465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arrhythmia_cfs</text:p>
          </table:table-cell>
          <table:table-cell office:value-type="float" office:value="-0.0198046398046398" calcext:value-type="float">
            <text:p>-0.020</text:p>
          </table:table-cell>
          <table:table-cell office:value-type="float" office:value="-0.00210012210012211" calcext:value-type="float">
            <text:p>-0.002</text:p>
          </table:table-cell>
          <table:table-cell office:value-type="float" office:value="-0.00432234432234435" calcext:value-type="float">
            <text:p>-0.004</text:p>
          </table:table-cell>
          <table:table-cell office:value-type="float" office:value="-0.0064957264957265" calcext:value-type="float">
            <text:p>-0.006</text:p>
          </table:table-cell>
          <table:table-cell office:value-type="float" office:value="-0.00656898656898652" calcext:value-type="float">
            <text:p>-0.007</text:p>
          </table:table-cell>
          <table:table-cell office:value-type="float" office:value="0.00888888888888883" calcext:value-type="float">
            <text:p>0.009</text:p>
          </table:table-cell>
          <table:table-cell office:value-type="float" office:value="-0.00654456654456659" calcext:value-type="float">
            <text:p>-0.007</text:p>
          </table:table-cell>
          <table:table-cell office:value-type="float" office:value="-0.00427350427350426" calcext:value-type="float">
            <text:p>-0.004</text:p>
          </table:table-cell>
          <table:table-cell office:value-type="float" office:value="-0.00207570207570207" calcext:value-type="float">
            <text:p>-0.002</text:p>
          </table:table-cell>
          <table:table-cell office:value-type="float" office:value="0.0045177045177045" calcext:value-type="float">
            <text:p>0.005</text:p>
          </table:table-cell>
          <table:table-cell office:value-type="float" office:value="0.00449328449328446" calcext:value-type="float">
            <text:p>0.004</text:p>
          </table:table-cell>
          <table:table-cell office:value-type="float" office:value="0.00893772893772893" calcext:value-type="float">
            <text:p>0.009</text:p>
          </table:table-cell>
          <table:table-cell office:value-type="float" office:value="-0.00439560439560438" calcext:value-type="float">
            <text:p>-0.004</text:p>
          </table:table-cell>
          <table:table-cell office:value-type="float" office:value="-0.00214896214896221" calcext:value-type="float">
            <text:p>-0.002</text:p>
          </table:table-cell>
          <table:table-cell office:value-type="float" office:value="-0.00656898656898652" calcext:value-type="float">
            <text:p>-0.007</text:p>
          </table:table-cell>
          <table:table-cell office:value-type="float" office:value="0.0133333333333333" calcext:value-type="float">
            <text:p>0.01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arrhythmia_cfs</text:p>
          </table:table-cell>
          <table:table-cell office:value-type="float" office:value="-0.0154188034188034" calcext:value-type="float">
            <text:p>-0.015</text:p>
          </table:table-cell>
          <table:table-cell office:value-type="float" office:value="-0.00925030525030524" calcext:value-type="float">
            <text:p>-0.009</text:p>
          </table:table-cell>
          <table:table-cell office:value-type="float" office:value="-0.0043614163614164" calcext:value-type="float">
            <text:p>-0.004</text:p>
          </table:table-cell>
          <table:table-cell office:value-type="float" office:value="-0.00701343101343088" calcext:value-type="float">
            <text:p>-0.007</text:p>
          </table:table-cell>
          <table:table-cell office:value-type="float" office:value="-0.0141147741147741" calcext:value-type="float">
            <text:p>-0.014</text:p>
          </table:table-cell>
          <table:table-cell office:value-type="float" office:value="0.00134798534798541" calcext:value-type="float">
            <text:p>0.001</text:p>
          </table:table-cell>
          <table:table-cell office:value-type="float" office:value="-0.00348229548229551" calcext:value-type="float">
            <text:p>-0.003</text:p>
          </table:table-cell>
          <table:table-cell office:value-type="float" office:value="-0.00432722832722821" calcext:value-type="float">
            <text:p>-0.004</text:p>
          </table:table-cell>
          <table:table-cell office:value-type="float" office:value="-0.0016947496947497" calcext:value-type="float">
            <text:p>-0.002</text:p>
          </table:table-cell>
          <table:table-cell office:value-type="float" office:value="0.00579731379731374" calcext:value-type="float">
            <text:p>0.006</text:p>
          </table:table-cell>
          <table:table-cell office:value-type="float" office:value="0.0124053724053725" calcext:value-type="float">
            <text:p>0.012</text:p>
          </table:table-cell>
          <table:table-cell office:value-type="float" office:value="-0.000820512820512875" calcext:value-type="float">
            <text:p>-0.001</text:p>
          </table:table-cell>
          <table:table-cell office:value-type="float" office:value="0.00136263736263742" calcext:value-type="float">
            <text:p>0.001</text:p>
          </table:table-cell>
          <table:table-cell office:value-type="float" office:value="-0.00129914529914521" calcext:value-type="float">
            <text:p>-0.001</text:p>
          </table:table-cell>
          <table:table-cell office:value-type="float" office:value="0.00136263736263742" calcext:value-type="float">
            <text:p>0.001</text:p>
          </table:table-cell>
          <table:table-cell office:value-type="float" office:value="0.0066666666666666" calcext:value-type="float">
            <text:p>0.007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anknote_authentication</text:p>
          </table:table-cell>
          <table:table-cell office:value-type="float" office:value="-0.00000265428002688139" calcext:value-type="float">
            <text:p>0.000</text:p>
          </table:table-cell>
          <table:table-cell office:value-type="float" office:value="-0.000735235567352444" calcext:value-type="float">
            <text:p>-0.001</text:p>
          </table:table-cell>
          <table:table-cell office:value-type="float" office:value="0.000721964167219369" calcext:value-type="float">
            <text:p>0.001</text:p>
          </table:table-cell>
          <table:table-cell office:value-type="float" office:value="0.00217916390179151" calcext:value-type="float">
            <text:p>0.002</text:p>
          </table:table-cell>
          <table:table-cell office:value-type="float" office:value="-0.000729927007299458" calcext:value-type="float">
            <text:p>-0.001</text:p>
          </table:table-cell>
          <table:table-cell office:value-type="float" office:value="0.00145189117451872" calcext:value-type="float">
            <text:p>0.001</text:p>
          </table:table-cell>
          <table:table-cell office:value-type="float" office:value="-0.00000796284007986703" calcext:value-type="float">
            <text:p>0.000</text:p>
          </table:table-cell>
          <table:table-cell office:value-type="float" office:value="-0.00145719973457226" calcext:value-type="float">
            <text:p>-0.001</text:p>
          </table:table-cell>
          <table:table-cell office:value-type="float" office:value="0.00217916390179151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00145454545454515" calcext:value-type="float">
            <text:p>0.001</text:p>
          </table:table-cell>
          <table:table-cell office:value-type="float" office:value="0.00145719973457159" calcext:value-type="float">
            <text:p>0.001</text:p>
          </table:table-cell>
          <table:table-cell office:value-type="float" office:value="0.000721964167219369" calcext:value-type="float">
            <text:p>0.001</text:p>
          </table:table-cell>
          <table:table-cell office:value-type="float" office:value="-0.00146250829462524" calcext:value-type="float">
            <text:p>-0.001</text:p>
          </table:table-cell>
          <table:table-cell office:value-type="float" office:value="-0.00510152621101567" calcext:value-type="float">
            <text:p>-0.005</text:p>
          </table:table-cell>
          <table:table-cell office:value-type="float" office:value="-0.00218712674187149" calcext:value-type="float">
            <text:p>-0.002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anknote_authentication</text:p>
          </table:table-cell>
          <table:table-cell office:value-type="float" office:value="0.00291174518911752" calcext:value-type="float">
            <text:p>0.003</text:p>
          </table:table-cell>
          <table:table-cell office:value-type="float" office:value="0.000727272727272799" calcext:value-type="float">
            <text:p>0.001</text:p>
          </table:table-cell>
          <table:table-cell office:value-type="float" office:value="0.00218181818181817" calcext:value-type="float">
            <text:p>0.002</text:p>
          </table:table-cell>
          <table:table-cell office:value-type="float" office:value="0.00145454545454538" calcext:value-type="float">
            <text:p>0.001</text:p>
          </table:table-cell>
          <table:table-cell office:value-type="float" office:value="0.000727272727272799" calcext:value-type="float">
            <text:p>0.001</text:p>
          </table:table-cell>
          <table:table-cell office:value-type="float" office:value="0.00218447246184472" calcext:value-type="float">
            <text:p>0.002</text:p>
          </table:table-cell>
          <table:table-cell office:value-type="float" office:value="0.00291174518911752" calcext:value-type="float">
            <text:p>0.003</text:p>
          </table:table-cell>
          <table:table-cell office:value-type="float" office:value="0.00364432647644319" calcext:value-type="float">
            <text:p>0.004</text:p>
          </table:table-cell>
          <table:table-cell office:value-type="float" office:value="0.00290909090909075" calcext:value-type="float">
            <text:p>0.003</text:p>
          </table:table-cell>
          <table:table-cell office:value-type="float" office:value="0.00218447246184472" calcext:value-type="float">
            <text:p>0.002</text:p>
          </table:table-cell>
          <table:table-cell office:value-type="float" office:value="0.000727272727272799" calcext:value-type="float">
            <text:p>0.001</text:p>
          </table:table-cell>
          <table:table-cell office:value-type="float" office:value="0.00145719973457192" calcext:value-type="float">
            <text:p>0.001</text:p>
          </table:table-cell>
          <table:table-cell office:value-type="float" office:value="0.00218181818181817" calcext:value-type="float">
            <text:p>0.002</text:p>
          </table:table-cell>
          <table:table-cell office:value-type="float" office:value="0.00145719973457192" calcext:value-type="float">
            <text:p>0.001</text:p>
          </table:table-cell>
          <table:table-cell office:value-type="float" office:value="0.000727272727272799" calcext:value-type="float">
            <text:p>0.001</text:p>
          </table:table-cell>
          <table:table-cell office:value-type="float" office:value="0.00145454545454538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anknote_authentication</text:p>
          </table:table-cell>
          <table:table-cell office:value-type="float" office:value="0.00145189117451883" calcext:value-type="float">
            <text:p>0.001</text:p>
          </table:table-cell>
          <table:table-cell table:number-columns-repeated="2" office:value-type="float" office:value="-0.000732581287325784" calcext:value-type="float">
            <text:p>-0.001</text:p>
          </table:table-cell>
          <table:table-cell table:number-columns-repeated="2" office:value-type="float" office:value="-0.00145985401459836" calcext:value-type="float">
            <text:p>-0.001</text:p>
          </table:table-cell>
          <table:table-cell table:number-columns-repeated="2" office:value-type="float" office:value="-0.00000265428002643731" calcext:value-type="float">
            <text:p>0.000</text:p>
          </table:table-cell>
          <table:table-cell office:value-type="float" office:value="0.000727272727272799" calcext:value-type="float">
            <text:p>0.001</text:p>
          </table:table-cell>
          <table:table-cell office:value-type="float" office:value="-0.00145985401459836" calcext:value-type="float">
            <text:p>-0.001</text:p>
          </table:table-cell>
          <table:table-cell office:value-type="float" office:value="-0.00000265428002643731" calcext:value-type="float">
            <text:p>0.000</text:p>
          </table:table-cell>
          <table:table-cell office:value-type="float" office:value="-0.00145985401459836" calcext:value-type="float">
            <text:p>-0.001</text:p>
          </table:table-cell>
          <table:table-cell office:value-type="float" office:value="-0.000732581287325784" calcext:value-type="float">
            <text:p>-0.001</text:p>
          </table:table-cell>
          <table:table-cell office:value-type="float" office:value="-0.00000530856005298563" calcext:value-type="float">
            <text:p>0.000</text:p>
          </table:table-cell>
          <table:table-cell office:value-type="float" office:value="-0.00145985401459836" calcext:value-type="float">
            <text:p>-0.001</text:p>
          </table:table-cell>
          <table:table-cell office:value-type="float" office:value="-0.000729927007299236" calcext:value-type="float">
            <text:p>-0.001</text:p>
          </table:table-cell>
          <table:table-cell office:value-type="float" office:value="-0.000732581287325784" calcext:value-type="float">
            <text:p>-0.00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.000</text:p>
          </table:table-cell>
          <table:table-cell office:value-type="float" office:value="-0.00000265428002654833" calcext:value-type="float">
            <text:p>0.000</text:p>
          </table:table-cell>
          <table:table-cell office:value-type="float" office:value="-0.000729927007299125" calcext:value-type="float">
            <text:p>-0.001</text:p>
          </table:table-cell>
          <table:table-cell office:value-type="float" office:value="-0.0000026542800265483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-0.00000265428002654833" calcext:value-type="float">
            <text:p>0.000</text:p>
          </table:table-cell>
          <table:table-cell table:number-columns-repeated="2" office:value-type="float" office:value="0.000727272727272799" calcext:value-type="float">
            <text:p>0.001</text:p>
          </table:table-cell>
          <table:table-cell office:value-type="float" office:value="-0.000729927007299125" calcext:value-type="float">
            <text:p>-0.001</text:p>
          </table:table-cell>
          <table:table-cell office:value-type="float" office:value="0.000727272727272799" calcext:value-type="float">
            <text:p>0.001</text:p>
          </table:table-cell>
          <table:table-cell table:number-columns-repeated="3" office:value-type="float" office:value="-0.00000265428002654833" calcext:value-type="float">
            <text:p>0.000</text:p>
          </table:table-cell>
          <table:table-cell office:value-type="float" office:value="-0.000729927007299125" calcext:value-type="float">
            <text:p>-0.001</text:p>
          </table:table-cell>
          <table:table-cell office:value-type="float" office:value="0.000727272727272799" calcext:value-type="float">
            <text:p>0.001</text:p>
          </table:table-cell>
          <table:table-cell office:value-type="float" office:value="-0.00000265428002654833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anknote_authentication</text:p>
          </table:table-cell>
          <table:table-cell office:value-type="float" office:value="0.00145719973457192" calcext:value-type="float">
            <text:p>0.001</text:p>
          </table:table-cell>
          <table:table-cell table:number-columns-repeated="2" office:value-type="float" office:value="0.00145454545454538" calcext:value-type="float">
            <text:p>0.001</text:p>
          </table:table-cell>
          <table:table-cell office:value-type="float" office:value="0.000727272727272799" calcext:value-type="float">
            <text:p>0.001</text:p>
          </table:table-cell>
          <table:table-cell office:value-type="float" office:value="0.00218447246184472" calcext:value-type="float">
            <text:p>0.002</text:p>
          </table:table-cell>
          <table:table-cell table:number-columns-repeated="2" office:value-type="float" office:value="0.00145719973457192" calcext:value-type="float">
            <text:p>0.001</text:p>
          </table:table-cell>
          <table:table-cell office:value-type="float" office:value="0.00218181818181817" calcext:value-type="float">
            <text:p>0.002</text:p>
          </table:table-cell>
          <table:table-cell office:value-type="float" office:value="0.00145454545454538" calcext:value-type="float">
            <text:p>0.001</text:p>
          </table:table-cell>
          <table:table-cell office:value-type="float" office:value="0.00218447246184472" calcext:value-type="float">
            <text:p>0.002</text:p>
          </table:table-cell>
          <table:table-cell office:value-type="float" office:value="0.00145454545454538" calcext:value-type="float">
            <text:p>0.001</text:p>
          </table:table-cell>
          <table:table-cell office:value-type="float" office:value="0.00218447246184472" calcext:value-type="float">
            <text:p>0.002</text:p>
          </table:table-cell>
          <table:table-cell office:value-type="float" office:value="0.00145454545454538" calcext:value-type="float">
            <text:p>0.001</text:p>
          </table:table-cell>
          <table:table-cell office:value-type="float" office:value="0.000727272727272799" calcext:value-type="float">
            <text:p>0.001</text:p>
          </table:table-cell>
          <table:table-cell office:value-type="float" office:value="0.00218447246184472" calcext:value-type="float">
            <text:p>0.002</text:p>
          </table:table-cell>
          <table:table-cell office:value-type="float" office:value="0.00145454545454538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anknote_authentication</text:p>
          </table:table-cell>
          <table:table-cell office:value-type="float" office:value="0.00116363636363626" calcext:value-type="float">
            <text:p>0.001</text:p>
          </table:table-cell>
          <table:table-cell office:value-type="float" office:value="0.000142269409422635" calcext:value-type="float">
            <text:p>0.000</text:p>
          </table:table-cell>
          <table:table-cell office:value-type="float" office:value="0.00057916390179158" calcext:value-type="float">
            <text:p>0.001</text:p>
          </table:table-cell>
          <table:table-cell office:value-type="float" office:value="0.000579694757796956" calcext:value-type="float">
            <text:p>0.001</text:p>
          </table:table-cell>
          <table:table-cell office:value-type="float" office:value="0.000144392833443807" calcext:value-type="float">
            <text:p>0.000</text:p>
          </table:table-cell>
          <table:table-cell office:value-type="float" office:value="0.00101765096217643" calcext:value-type="float">
            <text:p>0.001</text:p>
          </table:table-cell>
          <table:table-cell office:value-type="float" office:value="0.00101712010617105" calcext:value-type="float">
            <text:p>0.001</text:p>
          </table:table-cell>
          <table:table-cell office:value-type="float" office:value="0.00116469807564679" calcext:value-type="float">
            <text:p>0.001</text:p>
          </table:table-cell>
          <table:table-cell office:value-type="float" office:value="0.000870603848705853" calcext:value-type="float">
            <text:p>0.001</text:p>
          </table:table-cell>
          <table:table-cell office:value-type="float" office:value="0.00101871267418696" calcext:value-type="float">
            <text:p>0.001</text:p>
          </table:table-cell>
          <table:table-cell office:value-type="float" office:value="0.00043477106834755" calcext:value-type="float">
            <text:p>0.000</text:p>
          </table:table-cell>
          <table:table-cell office:value-type="float" office:value="0.000872727272727025" calcext:value-type="float">
            <text:p>0.001</text:p>
          </table:table-cell>
          <table:table-cell office:value-type="float" office:value="0.000870072992700699" calcext:value-type="float">
            <text:p>0.001</text:p>
          </table:table-cell>
          <table:table-cell office:value-type="float" office:value="-0.000293563370935668" calcext:value-type="float">
            <text:p>0.000</text:p>
          </table:table-cell>
          <table:table-cell office:value-type="float" office:value="-0.000438487060385073" calcext:value-type="float">
            <text:p>0.000</text:p>
          </table:table-cell>
          <table:table-cell office:value-type="float" office:value="-0.00000265428002677037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reast-w</text:p>
          </table:table-cell>
          <table:table-cell office:value-type="float" office:value="-0.00286742034943466" calcext:value-type="float">
            <text:p>-0.003</text:p>
          </table:table-cell>
          <table:table-cell office:value-type="float" office:value="0" calcext:value-type="float">
            <text:p>0.000</text:p>
          </table:table-cell>
          <table:table-cell office:value-type="float" office:value="-0.0114388489208632" calcext:value-type="float">
            <text:p>-0.011</text:p>
          </table:table-cell>
          <table:table-cell office:value-type="float" office:value="-0.0057040082219938" calcext:value-type="float">
            <text:p>-0.006</text:p>
          </table:table-cell>
          <table:table-cell office:value-type="float" office:value="-0.00999999999999979" calcext:value-type="float">
            <text:p>-0.010</text:p>
          </table:table-cell>
          <table:table-cell office:value-type="float" office:value="-0.00715313463514899" calcext:value-type="float">
            <text:p>-0.007</text:p>
          </table:table-cell>
          <table:table-cell office:value-type="float" office:value="-0.00428571428571423" calcext:value-type="float">
            <text:p>-0.004</text:p>
          </table:table-cell>
          <table:table-cell office:value-type="float" office:value="-0.00571428571428578" calcext:value-type="float">
            <text:p>-0.006</text:p>
          </table:table-cell>
          <table:table-cell office:value-type="float" office:value="-0.00283658787255903" calcext:value-type="float">
            <text:p>-0.003</text:p>
          </table:table-cell>
          <table:table-cell office:value-type="float" office:value="-0.00714285714285701" calcext:value-type="float">
            <text:p>-0.007</text:p>
          </table:table-cell>
          <table:table-cell office:value-type="float" office:value="-0.0100102774922918" calcext:value-type="float">
            <text:p>-0.010</text:p>
          </table:table-cell>
          <table:table-cell table:number-columns-repeated="2" office:value-type="float" office:value="-0.00285714285714278" calcext:value-type="float">
            <text:p>-0.003</text:p>
          </table:table-cell>
          <table:table-cell office:value-type="float" office:value="-0.00571428571428578" calcext:value-type="float">
            <text:p>-0.006</text:p>
          </table:table-cell>
          <table:table-cell office:value-type="float" office:value="-0.00572456320657744" calcext:value-type="float">
            <text:p>-0.006</text:p>
          </table:table-cell>
          <table:table-cell office:value-type="float" office:value="-0.00284686536485101" calcext:value-type="float">
            <text:p>-0.003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reast-w</text:p>
          </table:table-cell>
          <table:table-cell office:value-type="float" office:value="-0.0000102774922917659" calcext:value-type="float">
            <text:p>0.000</text:p>
          </table:table-cell>
          <table:table-cell office:value-type="float" office:value="-0.00285714285714278" calcext:value-type="float">
            <text:p>-0.003</text:p>
          </table:table-cell>
          <table:table-cell office:value-type="float" office:value="-0.00428571428571434" calcext:value-type="float">
            <text:p>-0.004</text:p>
          </table:table-cell>
          <table:table-cell table:number-columns-repeated="2" office:value-type="float" office:value="-0.00284686536485079" calcext:value-type="float">
            <text:p>-0.003</text:p>
          </table:table-cell>
          <table:table-cell office:value-type="float" office:value="-0.00429599177800599" calcext:value-type="float">
            <text:p>-0.004</text:p>
          </table:table-cell>
          <table:table-cell table:number-columns-repeated="2" office:value-type="float" office:value="-0.00428571428571434" calcext:value-type="float">
            <text:p>-0.004</text:p>
          </table:table-cell>
          <table:table-cell office:value-type="float" office:value="-0.00141829393627957" calcext:value-type="float">
            <text:p>-0.001</text:p>
          </table:table-cell>
          <table:table-cell office:value-type="float" office:value="-0.00142857142857133" calcext:value-type="float">
            <text:p>-0.001</text:p>
          </table:table-cell>
          <table:table-cell office:value-type="float" office:value="-0.00571428571428556" calcext:value-type="float">
            <text:p>-0.006</text:p>
          </table:table-cell>
          <table:table-cell office:value-type="float" office:value="0.00286742034943488" calcext:value-type="float">
            <text:p>0.003</text:p>
          </table:table-cell>
          <table:table-cell table:number-columns-repeated="2" office:value-type="float" office:value="0.0000102774922919879" calcext:value-type="float">
            <text:p>0.000</text:p>
          </table:table-cell>
          <table:table-cell office:value-type="float" office:value="-0.0000102774922917659" calcext:value-type="float">
            <text:p>0.000</text:p>
          </table:table-cell>
          <table:table-cell office:value-type="float" office:value="-0.00714285714285701" calcext:value-type="float">
            <text:p>-0.007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reast-w</text:p>
          </table:table-cell>
          <table:table-cell office:value-type="float" office:value="-0.00715313463514877" calcext:value-type="float">
            <text:p>-0.007</text:p>
          </table:table-cell>
          <table:table-cell office:value-type="float" office:value="0.00142857142857145" calcext:value-type="float">
            <text:p>0.001</text:p>
          </table:table-cell>
          <table:table-cell table:number-columns-repeated="2" office:value-type="float" office:value="-0.00428571428571434" calcext:value-type="float">
            <text:p>-0.004</text:p>
          </table:table-cell>
          <table:table-cell table:number-columns-repeated="2" office:value-type="float" office:value="-0.00571428571428556" calcext:value-type="float">
            <text:p>-0.006</text:p>
          </table:table-cell>
          <table:table-cell office:value-type="float" office:value="-0.00284686536485079" calcext:value-type="float">
            <text:p>-0.003</text:p>
          </table:table-cell>
          <table:table-cell office:value-type="float" office:value="-0.00715313463514877" calcext:value-type="float">
            <text:p>-0.007</text:p>
          </table:table-cell>
          <table:table-cell table:number-columns-repeated="2" office:value-type="float" office:value="0.0000102774922919879" calcext:value-type="float">
            <text:p>0.000</text:p>
          </table:table-cell>
          <table:table-cell office:value-type="float" office:value="-0.00428571428571434" calcext:value-type="float">
            <text:p>-0.004</text:p>
          </table:table-cell>
          <table:table-cell table:number-columns-repeated="2" office:value-type="float" office:value="0.0000102774922919879" calcext:value-type="float">
            <text:p>0.000</text:p>
          </table:table-cell>
          <table:table-cell office:value-type="float" office:value="-0.00285714285714278" calcext:value-type="float">
            <text:p>-0.003</text:p>
          </table:table-cell>
          <table:table-cell office:value-type="float" office:value="-0.00143884892086321" calcext:value-type="float">
            <text:p>-0.001</text:p>
          </table:table-cell>
          <table:table-cell office:value-type="float" office:value="-0.00428571428571434" calcext:value-type="float">
            <text:p>-0.004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reast-w</text:p>
          </table:table-cell>
          <table:table-cell office:value-type="float" office:value="-0.00572456320657755" calcext:value-type="float">
            <text:p>-0.006</text:p>
          </table:table-cell>
          <table:table-cell office:value-type="float" office:value="0" calcext:value-type="float">
            <text:p>0.000</text:p>
          </table:table-cell>
          <table:table-cell office:value-type="float" office:value="-0.00285714285714278" calcext:value-type="float">
            <text:p>-0.003</text:p>
          </table:table-cell>
          <table:table-cell office:value-type="float" office:value="-0.00428571428571434" calcext:value-type="float">
            <text:p>-0.004</text:p>
          </table:table-cell>
          <table:table-cell office:value-type="float" office:value="-0.00285714285714278" calcext:value-type="float">
            <text:p>-0.003</text:p>
          </table:table-cell>
          <table:table-cell office:value-type="float" office:value="-0.00571428571428556" calcext:value-type="float">
            <text:p>-0.006</text:p>
          </table:table-cell>
          <table:table-cell table:number-columns-repeated="2" office:value-type="float" office:value="-0.00428571428571434" calcext:value-type="float">
            <text:p>-0.004</text:p>
          </table:table-cell>
          <table:table-cell table:number-columns-repeated="2" office:value-type="float" office:value="-0.00141829393627957" calcext:value-type="float">
            <text:p>-0.001</text:p>
          </table:table-cell>
          <table:table-cell office:value-type="float" office:value="0.0000102774922919879" calcext:value-type="float">
            <text:p>0.000</text:p>
          </table:table-cell>
          <table:table-cell office:value-type="float" office:value="-0.00142857142857133" calcext:value-type="float">
            <text:p>-0.001</text:p>
          </table:table-cell>
          <table:table-cell office:value-type="float" office:value="-0.00285714285714278" calcext:value-type="float">
            <text:p>-0.003</text:p>
          </table:table-cell>
          <table:table-cell office:value-type="float" office:value="-0.00142857142857133" calcext:value-type="float">
            <text:p>-0.001</text:p>
          </table:table-cell>
          <table:table-cell office:value-type="float" office:value="0" calcext:value-type="float">
            <text:p>0.000</text:p>
          </table:table-cell>
          <table:table-cell office:value-type="float" office:value="-0.00142857142857133" calcext:value-type="float">
            <text:p>-0.00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reast-w</text:p>
          </table:table-cell>
          <table:table-cell office:value-type="float" office:value="-0.00428571428571423" calcext:value-type="float">
            <text:p>-0.004</text:p>
          </table:table-cell>
          <table:table-cell office:value-type="float" office:value="0.00142857142857133" calcext:value-type="float">
            <text:p>0.001</text:p>
          </table:table-cell>
          <table:table-cell office:value-type="float" office:value="-0.002857142857143" calcext:value-type="float">
            <text:p>-0.003</text:p>
          </table:table-cell>
          <table:table-cell office:value-type="float" office:value="-0.00142857142857145" calcext:value-type="float">
            <text:p>-0.001</text:p>
          </table:table-cell>
          <table:table-cell office:value-type="float" office:value="0" calcext:value-type="float">
            <text:p>0.000</text:p>
          </table:table-cell>
          <table:table-cell office:value-type="float" office:value="-0.002857142857143" calcext:value-type="float">
            <text:p>-0.003</text:p>
          </table:table-cell>
          <table:table-cell office:value-type="float" office:value="0" calcext:value-type="float">
            <text:p>0.000</text:p>
          </table:table-cell>
          <table:table-cell office:value-type="float" office:value="-0.002857142857143" calcext:value-type="float">
            <text:p>-0.003</text:p>
          </table:table-cell>
          <table:table-cell office:value-type="float" office:value="0.0000102774922917659" calcext:value-type="float">
            <text:p>0.000</text:p>
          </table:table-cell>
          <table:table-cell office:value-type="float" office:value="-0.00142857142857145" calcext:value-type="float">
            <text:p>-0.001</text:p>
          </table:table-cell>
          <table:table-cell office:value-type="float" office:value="0.00286742034943455" calcext:value-type="float">
            <text:p>0.003</text:p>
          </table:table-cell>
          <table:table-cell office:value-type="float" office:value="-0.00142857142857145" calcext:value-type="float">
            <text:p>-0.001</text:p>
          </table:table-cell>
          <table:table-cell office:value-type="float" office:value="0.00143884892086332" calcext:value-type="float">
            <text:p>0.001</text:p>
          </table:table-cell>
          <table:table-cell office:value-type="float" office:value="-0.00142857142857145" calcext:value-type="float">
            <text:p>-0.001</text:p>
          </table:table-cell>
          <table:table-cell office:value-type="float" office:value="0" calcext:value-type="float">
            <text:p>0.000</text:p>
          </table:table-cell>
          <table:table-cell office:value-type="float" office:value="-0.00142857142857145" calcext:value-type="float">
            <text:p>-0.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reast-w</text:p>
          </table:table-cell>
          <table:table-cell office:value-type="float" office:value="-0.00400822199383344" calcext:value-type="float">
            <text:p>-0.004</text:p>
          </table:table-cell>
          <table:table-cell office:value-type="float" office:value="0" calcext:value-type="float">
            <text:p>0.000</text:p>
          </table:table-cell>
          <table:table-cell office:value-type="float" office:value="-0.00514491264131556" calcext:value-type="float">
            <text:p>-0.005</text:p>
          </table:table-cell>
          <table:table-cell office:value-type="float" office:value="-0.00371017471736901" calcext:value-type="float">
            <text:p>-0.004</text:p>
          </table:table-cell>
          <table:table-cell office:value-type="float" office:value="-0.0042836587872559" calcext:value-type="float">
            <text:p>-0.004</text:p>
          </table:table-cell>
          <table:table-cell office:value-type="float" office:value="-0.005146968139774" calcext:value-type="float">
            <text:p>-0.005</text:p>
          </table:table-cell>
          <table:table-cell office:value-type="float" office:value="-0.00314080164439889" calcext:value-type="float">
            <text:p>-0.003</text:p>
          </table:table-cell>
          <table:table-cell office:value-type="float" office:value="-0.00485919835560145" calcext:value-type="float">
            <text:p>-0.005</text:p>
          </table:table-cell>
          <table:table-cell office:value-type="float" office:value="-0.00113052415210702" calcext:value-type="float">
            <text:p>-0.001</text:p>
          </table:table-cell>
          <table:table-cell office:value-type="float" office:value="-0.00228160328879756" calcext:value-type="float">
            <text:p>-0.002</text:p>
          </table:table-cell>
          <table:table-cell office:value-type="float" office:value="-0.00342651593011301" calcext:value-type="float">
            <text:p>-0.003</text:p>
          </table:table-cell>
          <table:table-cell office:value-type="float" office:value="-0.000567317574511783" calcext:value-type="float">
            <text:p>-0.001</text:p>
          </table:table-cell>
          <table:table-cell office:value-type="float" office:value="-0.000850976361767786" calcext:value-type="float">
            <text:p>-0.001</text:p>
          </table:table-cell>
          <table:table-cell office:value-type="float" office:value="-0.002283658787256" calcext:value-type="float">
            <text:p>-0.002</text:p>
          </table:table-cell>
          <table:table-cell office:value-type="float" office:value="-0.00143473792394655" calcext:value-type="float">
            <text:p>-0.001</text:p>
          </table:table-cell>
          <table:table-cell office:value-type="float" office:value="-0.00342651593011301" calcext:value-type="float">
            <text:p>-0.003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iabetes</text:p>
          </table:table-cell>
          <table:table-cell office:value-type="float" office:value="0.0181563534504711" calcext:value-type="float">
            <text:p>0.018</text:p>
          </table:table-cell>
          <table:table-cell office:value-type="float" office:value="0.00387912740853913" calcext:value-type="float">
            <text:p>0.004</text:p>
          </table:table-cell>
          <table:table-cell office:value-type="float" office:value="0.0207877090230031" calcext:value-type="float">
            <text:p>0.021</text:p>
          </table:table-cell>
          <table:table-cell office:value-type="float" office:value="0.023368135132841" calcext:value-type="float">
            <text:p>0.023</text:p>
          </table:table-cell>
          <table:table-cell office:value-type="float" office:value="0.0142857142857142" calcext:value-type="float">
            <text:p>0.014</text:p>
          </table:table-cell>
          <table:table-cell office:value-type="float" office:value="0.0181478652066887" calcext:value-type="float">
            <text:p>0.018</text:p>
          </table:table-cell>
          <table:table-cell office:value-type="float" office:value="0.0246583481877599" calcext:value-type="float">
            <text:p>0.025</text:p>
          </table:table-cell>
          <table:table-cell office:value-type="float" office:value="0.0207792207792208" calcext:value-type="float">
            <text:p>0.021</text:p>
          </table:table-cell>
          <table:table-cell office:value-type="float" office:value="0.016815210932858" calcext:value-type="float">
            <text:p>0.017</text:p>
          </table:table-cell>
          <table:table-cell office:value-type="float" office:value="0.0129955012307953" calcext:value-type="float">
            <text:p>0.013</text:p>
          </table:table-cell>
          <table:table-cell office:value-type="float" office:value="0.0103386809269163" calcext:value-type="float">
            <text:p>0.010</text:p>
          </table:table-cell>
          <table:table-cell office:value-type="float" office:value="0.0207877090230031" calcext:value-type="float">
            <text:p>0.021</text:p>
          </table:table-cell>
          <table:table-cell office:value-type="float" office:value="0.0324166030048383" calcext:value-type="float">
            <text:p>0.032</text:p>
          </table:table-cell>
          <table:table-cell office:value-type="float" office:value="0.0181903064256005" calcext:value-type="float">
            <text:p>0.018</text:p>
          </table:table-cell>
          <table:table-cell office:value-type="float" office:value="0.025999490705373" calcext:value-type="float">
            <text:p>0.026</text:p>
          </table:table-cell>
          <table:table-cell office:value-type="float" office:value="0.0155419743655038" calcext:value-type="float">
            <text:p>0.016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iabetes</text:p>
          </table:table-cell>
          <table:table-cell office:value-type="float" office:value="0.0052032934385875" calcext:value-type="float">
            <text:p>0.005</text:p>
          </table:table-cell>
          <table:table-cell office:value-type="float" office:value="-0.00126474832357193" calcext:value-type="float">
            <text:p>-0.001</text:p>
          </table:table-cell>
          <table:table-cell office:value-type="float" office:value="0.00649350649350644" calcext:value-type="float">
            <text:p>0.006</text:p>
          </table:table-cell>
          <table:table-cell office:value-type="float" office:value="0.00910788557847375" calcext:value-type="float">
            <text:p>0.009</text:p>
          </table:table-cell>
          <table:table-cell office:value-type="float" office:value="0.0195654019183431" calcext:value-type="float">
            <text:p>0.020</text:p>
          </table:table-cell>
          <table:table-cell office:value-type="float" office:value="0.010406586877175" calcext:value-type="float">
            <text:p>0.010</text:p>
          </table:table-cell>
          <table:table-cell office:value-type="float" office:value="0.00522875816993462" calcext:value-type="float">
            <text:p>0.005</text:p>
          </table:table-cell>
          <table:table-cell office:value-type="float" office:value="0.0182412358882946" calcext:value-type="float">
            <text:p>0.018</text:p>
          </table:table-cell>
          <table:table-cell office:value-type="float" office:value="0.0129955012307952" calcext:value-type="float">
            <text:p>0.013</text:p>
          </table:table-cell>
          <table:table-cell office:value-type="float" office:value="0.0169170698582463" calcext:value-type="float">
            <text:p>0.017</text:p>
          </table:table-cell>
          <table:table-cell office:value-type="float" office:value="0.00525422290128164" calcext:value-type="float">
            <text:p>0.005</text:p>
          </table:table-cell>
          <table:table-cell office:value-type="float" office:value="0.00131567778626596" calcext:value-type="float">
            <text:p>0.001</text:p>
          </table:table-cell>
          <table:table-cell office:value-type="float" office:value="0.0117137764196587" calcext:value-type="float">
            <text:p>0.012</text:p>
          </table:table-cell>
          <table:table-cell office:value-type="float" office:value="0.0078091842797724" calcext:value-type="float">
            <text:p>0.008</text:p>
          </table:table-cell>
          <table:table-cell office:value-type="float" office:value="0.0117222646634411" calcext:value-type="float">
            <text:p>0.012</text:p>
          </table:table-cell>
          <table:table-cell office:value-type="float" office:value="0.0143366437484084" calcext:value-type="float">
            <text:p>0.014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iabetes</text:p>
          </table:table-cell>
          <table:table-cell office:value-type="float" office:value="-0.00782616076733722" calcext:value-type="float">
            <text:p>-0.008</text:p>
          </table:table-cell>
          <table:table-cell office:value-type="float" office:value="-0.010406586877175" calcext:value-type="float">
            <text:p>-0.010</text:p>
          </table:table-cell>
          <table:table-cell office:value-type="float" office:value="-0.00651048298107115" calcext:value-type="float">
            <text:p>-0.007</text:p>
          </table:table-cell>
          <table:table-cell office:value-type="float" office:value="-0.00393005687123327" calcext:value-type="float">
            <text:p>-0.004</text:p>
          </table:table-cell>
          <table:table-cell office:value-type="float" office:value="0.00263984381631444" calcext:value-type="float">
            <text:p>0.003</text:p>
          </table:table-cell>
          <table:table-cell office:value-type="float" office:value="-0.00654443595620058" calcext:value-type="float">
            <text:p>-0.007</text:p>
          </table:table-cell>
          <table:table-cell office:value-type="float" office:value="-0.00130718954248366" calcext:value-type="float">
            <text:p>-0.001</text:p>
          </table:table-cell>
          <table:table-cell office:value-type="float" office:value="-0.00392156862745097" calcext:value-type="float">
            <text:p>-0.004</text:p>
          </table:table-cell>
          <table:table-cell table:number-columns-repeated="2" office:value-type="float" office:value="-0.00000848824378230084" calcext:value-type="float">
            <text:p>0.000</text:p>
          </table:table-cell>
          <table:table-cell office:value-type="float" office:value="-0.00779220779220768" calcext:value-type="float">
            <text:p>-0.008</text:p>
          </table:table-cell>
          <table:table-cell office:value-type="float" office:value="-0.0130039894745777" calcext:value-type="float">
            <text:p>-0.013</text:p>
          </table:table-cell>
          <table:table-cell office:value-type="float" office:value="-0.00261437908496731" calcext:value-type="float">
            <text:p>-0.003</text:p>
          </table:table-cell>
          <table:table-cell office:value-type="float" office:value="-0.00782616076733722" calcext:value-type="float">
            <text:p>-0.008</text:p>
          </table:table-cell>
          <table:table-cell office:value-type="float" office:value="-0.0000339529751294254" calcext:value-type="float">
            <text:p>0.000</text:p>
          </table:table-cell>
          <table:table-cell office:value-type="float" office:value="0.00908242084712674" calcext:value-type="float">
            <text:p>0.009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iabetes</text:p>
          </table:table-cell>
          <table:table-cell office:value-type="float" office:value="0.0025974025974026" calcext:value-type="float">
            <text:p>0.003</text:p>
          </table:table-cell>
          <table:table-cell office:value-type="float" office:value="-0.0026058908411849" calcext:value-type="float">
            <text:p>-0.003</text:p>
          </table:table-cell>
          <table:table-cell office:value-type="float" office:value="-0.00261437908496731" calcext:value-type="float">
            <text:p>-0.003</text:p>
          </table:table-cell>
          <table:table-cell office:value-type="float" office:value="0.00127323656735434" calcext:value-type="float">
            <text:p>0.001</text:p>
          </table:table-cell>
          <table:table-cell office:value-type="float" office:value="0.00651897122485357" calcext:value-type="float">
            <text:p>0.007</text:p>
          </table:table-cell>
          <table:table-cell office:value-type="float" office:value="-0.00135811900517779" calcext:value-type="float">
            <text:p>-0.001</text:p>
          </table:table-cell>
          <table:table-cell office:value-type="float" office:value="0.00129870129870135" calcext:value-type="float">
            <text:p>0.001</text:p>
          </table:table-cell>
          <table:table-cell office:value-type="float" office:value="0.00129021305491894" calcext:value-type="float">
            <text:p>0.001</text:p>
          </table:table-cell>
          <table:table-cell office:value-type="float" office:value="0.00651048298107126" calcext:value-type="float">
            <text:p>0.007</text:p>
          </table:table-cell>
          <table:table-cell office:value-type="float" office:value="0.00129870129870135" calcext:value-type="float">
            <text:p>0.001</text:p>
          </table:table-cell>
          <table:table-cell office:value-type="float" office:value="0.00392156862745108" calcext:value-type="float">
            <text:p>0.004</text:p>
          </table:table-cell>
          <table:table-cell office:value-type="float" office:value="0.00129870129870135" calcext:value-type="float">
            <text:p>0.001</text:p>
          </table:table-cell>
          <table:table-cell office:value-type="float" office:value="-0.00130718954248366" calcext:value-type="float">
            <text:p>-0.001</text:p>
          </table:table-cell>
          <table:table-cell office:value-type="float" office:value="-0.00910788557847375" calcext:value-type="float">
            <text:p>-0.009</text:p>
          </table:table-cell>
          <table:table-cell office:value-type="float" office:value="-0.00392156862745097" calcext:value-type="float">
            <text:p>-0.004</text:p>
          </table:table-cell>
          <table:table-cell office:value-type="float" office:value="0.0130124777183601" calcext:value-type="float">
            <text:p>0.013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iabetes</text:p>
          </table:table-cell>
          <table:table-cell office:value-type="float" office:value="-0.00263135557253202" calcext:value-type="float">
            <text:p>-0.003</text:p>
          </table:table-cell>
          <table:table-cell office:value-type="float" office:value="-0.0104235633647398" calcext:value-type="float">
            <text:p>-0.010</text:p>
          </table:table-cell>
          <table:table-cell office:value-type="float" office:value="-0.00263984381631432" calcext:value-type="float">
            <text:p>-0.003</text:p>
          </table:table-cell>
          <table:table-cell office:value-type="float" office:value="-0.00134963076139549" calcext:value-type="float">
            <text:p>-0.001</text:p>
          </table:table-cell>
          <table:table-cell office:value-type="float" office:value="-0.00390459213988625" calcext:value-type="float">
            <text:p>-0.004</text:p>
          </table:table-cell>
          <table:table-cell office:value-type="float" office:value="-0.00528817587641117" calcext:value-type="float">
            <text:p>-0.005</text:p>
          </table:table-cell>
          <table:table-cell office:value-type="float" office:value="-0.00392156862745097" calcext:value-type="float">
            <text:p>-0.004</text:p>
          </table:table-cell>
          <table:table-cell office:value-type="float" office:value="-0.00133265427383078" calcext:value-type="float">
            <text:p>-0.001</text:p>
          </table:table-cell>
          <table:table-cell office:value-type="float" office:value="-0.00261437908496731" calcext:value-type="float">
            <text:p>-0.003</text:p>
          </table:table-cell>
          <table:table-cell office:value-type="float" office:value="-0.00393005687123338" calcext:value-type="float">
            <text:p>-0.004</text:p>
          </table:table-cell>
          <table:table-cell office:value-type="float" office:value="-0.0026058908411849" calcext:value-type="float">
            <text:p>-0.003</text:p>
          </table:table-cell>
          <table:table-cell office:value-type="float" office:value="0.00125626007978952" calcext:value-type="float">
            <text:p>0.001</text:p>
          </table:table-cell>
          <table:table-cell office:value-type="float" office:value="-0.00652745946863598" calcext:value-type="float">
            <text:p>-0.007</text:p>
          </table:table-cell>
          <table:table-cell office:value-type="float" office:value="-0.0156353450471097" calcext:value-type="float">
            <text:p>-0.016</text:p>
          </table:table-cell>
          <table:table-cell office:value-type="float" office:value="-0.00393005687123338" calcext:value-type="float">
            <text:p>-0.004</text:p>
          </table:table-cell>
          <table:table-cell office:value-type="float" office:value="0.00126474832357182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iabetes</text:p>
          </table:table-cell>
          <table:table-cell office:value-type="float" office:value="0.00309990662931836" calcext:value-type="float">
            <text:p>0.003</text:p>
          </table:table-cell>
          <table:table-cell office:value-type="float" office:value="-0.00416433239962655" calcext:value-type="float">
            <text:p>-0.004</text:p>
          </table:table-cell>
          <table:table-cell office:value-type="float" office:value="0.00310330192683139" calcext:value-type="float">
            <text:p>0.003</text:p>
          </table:table-cell>
          <table:table-cell office:value-type="float" office:value="0.00569391392920804" calcext:value-type="float">
            <text:p>0.006</text:p>
          </table:table-cell>
          <table:table-cell office:value-type="float" office:value="0.00782106782106773" calcext:value-type="float">
            <text:p>0.008</text:p>
          </table:table-cell>
          <table:table-cell office:value-type="float" office:value="0.00307274424921478" calcext:value-type="float">
            <text:p>0.003</text:p>
          </table:table-cell>
          <table:table-cell office:value-type="float" office:value="0.00519140989729217" calcext:value-type="float">
            <text:p>0.005</text:p>
          </table:table-cell>
          <table:table-cell office:value-type="float" office:value="0.00701128936423046" calcext:value-type="float">
            <text:p>0.007</text:p>
          </table:table-cell>
          <table:table-cell office:value-type="float" office:value="0.00673966556319494" calcext:value-type="float">
            <text:p>0.007</text:p>
          </table:table-cell>
          <table:table-cell office:value-type="float" office:value="0.00545454545454538" calcext:value-type="float">
            <text:p>0.005</text:p>
          </table:table-cell>
          <table:table-cell office:value-type="float" office:value="0.00182327476445121" calcext:value-type="float">
            <text:p>0.002</text:p>
          </table:table-cell>
          <table:table-cell office:value-type="float" office:value="0.00233087174263646" calcext:value-type="float">
            <text:p>0.002</text:p>
          </table:table-cell>
          <table:table-cell office:value-type="float" office:value="0.00673627026568191" calcext:value-type="float">
            <text:p>0.007</text:p>
          </table:table-cell>
          <table:table-cell office:value-type="float" office:value="-0.0013139801375095" calcext:value-type="float">
            <text:p>-0.001</text:p>
          </table:table-cell>
          <table:table-cell office:value-type="float" office:value="0.00596723537900001" calcext:value-type="float">
            <text:p>0.006</text:p>
          </table:table-cell>
          <table:table-cell office:value-type="float" office:value="0.0106476530005941" calcext:value-type="float">
            <text:p>0.01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iabetic_retinopathy</text:p>
          </table:table-cell>
          <table:table-cell office:value-type="float" office:value="0.00954263128176169" calcext:value-type="float">
            <text:p>0.010</text:p>
          </table:table-cell>
          <table:table-cell office:value-type="float" office:value="-0.0234970826275174" calcext:value-type="float">
            <text:p>-0.023</text:p>
          </table:table-cell>
          <table:table-cell office:value-type="float" office:value="-0.0165292678336157" calcext:value-type="float">
            <text:p>-0.017</text:p>
          </table:table-cell>
          <table:table-cell office:value-type="float" office:value="0.00258987389422172" calcext:value-type="float">
            <text:p>0.003</text:p>
          </table:table-cell>
          <table:table-cell office:value-type="float" office:value="0.00520233389798608" calcext:value-type="float">
            <text:p>0.005</text:p>
          </table:table-cell>
          <table:table-cell office:value-type="float" office:value="-0.000880858272162666" calcext:value-type="float">
            <text:p>-0.001</text:p>
          </table:table-cell>
          <table:table-cell office:value-type="float" office:value="-0.000914737436476631" calcext:value-type="float">
            <text:p>-0.001</text:p>
          </table:table-cell>
          <table:table-cell office:value-type="float" office:value="-0.00611330698287216" calcext:value-type="float">
            <text:p>-0.006</text:p>
          </table:table-cell>
          <table:table-cell office:value-type="float" office:value="-0.00784114436288352" calcext:value-type="float">
            <text:p>-0.008</text:p>
          </table:table-cell>
          <table:table-cell office:value-type="float" office:value="-0.00522115565593828" calcext:value-type="float">
            <text:p>-0.005</text:p>
          </table:table-cell>
          <table:table-cell office:value-type="float" office:value="-0.00260869565217392" calcext:value-type="float">
            <text:p>-0.003</text:p>
          </table:table-cell>
          <table:table-cell office:value-type="float" office:value="0.00347826086956526" calcext:value-type="float">
            <text:p>0.003</text:p>
          </table:table-cell>
          <table:table-cell office:value-type="float" office:value="0.00256728778467907" calcext:value-type="float">
            <text:p>0.003</text:p>
          </table:table-cell>
          <table:table-cell office:value-type="float" office:value="-0.00523621306230004" calcext:value-type="float">
            <text:p>-0.005</text:p>
          </table:table-cell>
          <table:table-cell office:value-type="float" office:value="0.0173687182382835" calcext:value-type="float">
            <text:p>0.017</text:p>
          </table:table-cell>
          <table:table-cell office:value-type="float" office:value="0.027777150385846" calcext:value-type="float">
            <text:p>0.028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iabetic_retinopathy</text:p>
          </table:table-cell>
          <table:table-cell office:value-type="float" office:value="0.00173536608319214" calcext:value-type="float">
            <text:p>0.002</text:p>
          </table:table-cell>
          <table:table-cell office:value-type="float" office:value="-0.0321701486918878" calcext:value-type="float">
            <text:p>-0.032</text:p>
          </table:table-cell>
          <table:table-cell office:value-type="float" office:value="-0.00260493130058348" calcext:value-type="float">
            <text:p>-0.003</text:p>
          </table:table-cell>
          <table:table-cell office:value-type="float" office:value="-0.00174289478637302" calcext:value-type="float">
            <text:p>-0.002</text:p>
          </table:table-cell>
          <table:table-cell office:value-type="float" office:value="0.00694146433276865" calcext:value-type="float">
            <text:p>0.007</text:p>
          </table:table-cell>
          <table:table-cell office:value-type="float" office:value="-0.00258987389422172" calcext:value-type="float">
            <text:p>-0.003</text:p>
          </table:table-cell>
          <table:table-cell office:value-type="float" office:value="-0.00260116694899304" calcext:value-type="float">
            <text:p>-0.003</text:p>
          </table:table-cell>
          <table:table-cell office:value-type="float" office:value="-0.0165142104272539" calcext:value-type="float">
            <text:p>-0.017</text:p>
          </table:table-cell>
          <table:table-cell office:value-type="float" office:value="-0.0112930547713157" calcext:value-type="float">
            <text:p>-0.011</text:p>
          </table:table-cell>
          <table:table-cell office:value-type="float" office:value="0.0113118765292678" calcext:value-type="float">
            <text:p>0.011</text:p>
          </table:table-cell>
          <table:table-cell office:value-type="float" office:value="0.0104498400150573" calcext:value-type="float">
            <text:p>0.010</text:p>
          </table:table-cell>
          <table:table-cell office:value-type="float" office:value="-0.00260493130058348" calcext:value-type="float">
            <text:p>-0.003</text:p>
          </table:table-cell>
          <table:table-cell office:value-type="float" office:value="-0.0130246565029174" calcext:value-type="float">
            <text:p>-0.013</text:p>
          </table:table-cell>
          <table:table-cell office:value-type="float" office:value="-0.0104084321475626" calcext:value-type="float">
            <text:p>-0.010</text:p>
          </table:table-cell>
          <table:table-cell office:value-type="float" office:value="-0.011296819122906" calcext:value-type="float">
            <text:p>-0.011</text:p>
          </table:table-cell>
          <table:table-cell office:value-type="float" office:value="-0.00000376435159044064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iabetic_retinopathy</text:p>
          </table:table-cell>
          <table:table-cell office:value-type="float" office:value="0.00606813476378698" calcext:value-type="float">
            <text:p>0.006</text:p>
          </table:table-cell>
          <table:table-cell office:value-type="float" office:value="-0.0330208921513269" calcext:value-type="float">
            <text:p>-0.033</text:p>
          </table:table-cell>
          <table:table-cell office:value-type="float" office:value="0.00175418784114445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-0.000884622623752995" calcext:value-type="float">
            <text:p>-0.001</text:p>
          </table:table-cell>
          <table:table-cell office:value-type="float" office:value="-0.00085074345943903" calcext:value-type="float">
            <text:p>-0.001</text:p>
          </table:table-cell>
          <table:table-cell office:value-type="float" office:value="0.00868059476755134" calcext:value-type="float">
            <text:p>0.009</text:p>
          </table:table-cell>
          <table:table-cell office:value-type="float" office:value="-0.00520986260116685" calcext:value-type="float">
            <text:p>-0.005</text:p>
          </table:table-cell>
          <table:table-cell office:value-type="float" office:value="-0.00869565217391299" calcext:value-type="float">
            <text:p>-0.009</text:p>
          </table:table-cell>
          <table:table-cell office:value-type="float" office:value="0.00783738001129308" calcext:value-type="float">
            <text:p>0.008</text:p>
          </table:table-cell>
          <table:table-cell office:value-type="float" office:value="0.00696781479390174" calcext:value-type="float">
            <text:p>0.007</text:p>
          </table:table-cell>
          <table:table-cell office:value-type="float" office:value="-0.00868435911914178" calcext:value-type="float">
            <text:p>-0.009</text:p>
          </table:table-cell>
          <table:table-cell office:value-type="float" office:value="-0.00607566346696775" calcext:value-type="float">
            <text:p>-0.006</text:p>
          </table:table-cell>
          <table:table-cell office:value-type="float" office:value="-0.00520609824957641" calcext:value-type="float">
            <text:p>-0.005</text:p>
          </table:table-cell>
          <table:table-cell office:value-type="float" office:value="0.00522868435911927" calcext:value-type="float">
            <text:p>0.005</text:p>
          </table:table-cell>
          <table:table-cell office:value-type="float" office:value="0.0086956521739131" calcext:value-type="float">
            <text:p>0.009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iabetic_retinopathy</text:p>
          </table:table-cell>
          <table:table-cell office:value-type="float" office:value="0.00782232260493121" calcext:value-type="float">
            <text:p>0.008</text:p>
          </table:table-cell>
          <table:table-cell office:value-type="float" office:value="-0.0277997364953887" calcext:value-type="float">
            <text:p>-0.028</text:p>
          </table:table-cell>
          <table:table-cell office:value-type="float" office:value="-0.00257481648786007" calcext:value-type="float">
            <text:p>-0.003</text:p>
          </table:table-cell>
          <table:table-cell office:value-type="float" office:value="-0.0025974025974026" calcext:value-type="float">
            <text:p>-0.003</text:p>
          </table:table-cell>
          <table:table-cell office:value-type="float" office:value="0.0026162243553548" calcext:value-type="float">
            <text:p>0.003</text:p>
          </table:table-cell>
          <table:table-cell office:value-type="float" office:value="0.0000188217579522032" calcext:value-type="float">
            <text:p>0.000</text:p>
          </table:table-cell>
          <table:table-cell office:value-type="float" office:value="0.0121701486918878" calcext:value-type="float">
            <text:p>0.012</text:p>
          </table:table-cell>
          <table:table-cell office:value-type="float" office:value="-0.00606437041219654" calcext:value-type="float">
            <text:p>-0.006</text:p>
          </table:table-cell>
          <table:table-cell office:value-type="float" office:value="-0.0121513269339357" calcext:value-type="float">
            <text:p>-0.012</text:p>
          </table:table-cell>
          <table:table-cell office:value-type="float" office:value="-0.00170901562205916" calcext:value-type="float">
            <text:p>-0.002</text:p>
          </table:table-cell>
          <table:table-cell office:value-type="float" office:value="0.0000112930547713219" calcext:value-type="float">
            <text:p>0.000</text:p>
          </table:table-cell>
          <table:table-cell office:value-type="float" office:value="-0.00953886693017125" calcext:value-type="float">
            <text:p>-0.010</text:p>
          </table:table-cell>
          <table:table-cell office:value-type="float" office:value="-0.00866553736118947" calcext:value-type="float">
            <text:p>-0.009</text:p>
          </table:table-cell>
          <table:table-cell office:value-type="float" office:value="-0.000854507811029581" calcext:value-type="float">
            <text:p>-0.001</text:p>
          </table:table-cell>
          <table:table-cell office:value-type="float" office:value="-0.0112855260681348" calcext:value-type="float">
            <text:p>-0.011</text:p>
          </table:table-cell>
          <table:table-cell office:value-type="float" office:value="-0.00258234519104095" calcext:value-type="float">
            <text:p>-0.003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iabetic_retinopathy</text:p>
          </table:table-cell>
          <table:table-cell office:value-type="float" office:value="0.00347449651797471" calcext:value-type="float">
            <text:p>0.003</text:p>
          </table:table-cell>
          <table:table-cell office:value-type="float" office:value="-0.0251722190852627" calcext:value-type="float">
            <text:p>-0.025</text:p>
          </table:table-cell>
          <table:table-cell office:value-type="float" office:value="-0.000839450404667819" calcext:value-type="float">
            <text:p>-0.001</text:p>
          </table:table-cell>
          <table:table-cell office:value-type="float" office:value="-0.00693017127799744" calcext:value-type="float">
            <text:p>-0.007</text:p>
          </table:table-cell>
          <table:table-cell office:value-type="float" office:value="0.00174289478637302" calcext:value-type="float">
            <text:p>0.002</text:p>
          </table:table-cell>
          <table:table-cell office:value-type="float" office:value="0.000880858272162555" calcext:value-type="float">
            <text:p>0.001</text:p>
          </table:table-cell>
          <table:table-cell office:value-type="float" office:value="0.00610201392810084" calcext:value-type="float">
            <text:p>0.006</text:p>
          </table:table-cell>
          <table:table-cell office:value-type="float" office:value="-0.00866930171278002" calcext:value-type="float">
            <text:p>-0.009</text:p>
          </table:table-cell>
          <table:table-cell office:value-type="float" office:value="-0.00866553736118958" calcext:value-type="float">
            <text:p>-0.009</text:p>
          </table:table-cell>
          <table:table-cell office:value-type="float" office:value="-0.00780350084697923" calcext:value-type="float">
            <text:p>-0.008</text:p>
          </table:table-cell>
          <table:table-cell office:value-type="float" office:value="-0.00520609824957663" calcext:value-type="float">
            <text:p>-0.005</text:p>
          </table:table-cell>
          <table:table-cell office:value-type="float" office:value="-0.0112855260681348" calcext:value-type="float">
            <text:p>-0.011</text:p>
          </table:table-cell>
          <table:table-cell office:value-type="float" office:value="-0.0086768304159609" calcext:value-type="float">
            <text:p>-0.009</text:p>
          </table:table-cell>
          <table:table-cell office:value-type="float" office:value="-0.0043290043290044" calcext:value-type="float">
            <text:p>-0.004</text:p>
          </table:table-cell>
          <table:table-cell office:value-type="float" office:value="-0.000850743459439141" calcext:value-type="float">
            <text:p>-0.001</text:p>
          </table:table-cell>
          <table:table-cell office:value-type="float" office:value="-0.00345567476002273" calcext:value-type="float">
            <text:p>-0.00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iabetic_retinopathy</text:p>
          </table:table-cell>
          <table:table-cell office:value-type="float" office:value="0.00572859025032935" calcext:value-type="float">
            <text:p>0.006</text:p>
          </table:table-cell>
          <table:table-cell office:value-type="float" office:value="-0.0283320158102768" calcext:value-type="float">
            <text:p>-0.028</text:p>
          </table:table-cell>
          <table:table-cell office:value-type="float" office:value="-0.0041588556371166" calcext:value-type="float">
            <text:p>-0.004</text:p>
          </table:table-cell>
          <table:table-cell office:value-type="float" office:value="-0.00173611895351034" calcext:value-type="float">
            <text:p>-0.002</text:p>
          </table:table-cell>
          <table:table-cell office:value-type="float" office:value="0.00312365894974587" calcext:value-type="float">
            <text:p>0.003</text:p>
          </table:table-cell>
          <table:table-cell office:value-type="float" office:value="-0.000684359119141775" calcext:value-type="float">
            <text:p>-0.001</text:p>
          </table:table-cell>
          <table:table-cell office:value-type="float" office:value="0.00468737060041402" calcext:value-type="float">
            <text:p>0.005</text:p>
          </table:table-cell>
          <table:table-cell office:value-type="float" office:value="-0.00851421042725386" calcext:value-type="float">
            <text:p>-0.009</text:p>
          </table:table-cell>
          <table:table-cell office:value-type="float" office:value="-0.00972934312064755" calcext:value-type="float">
            <text:p>-0.010</text:p>
          </table:table-cell>
          <table:table-cell office:value-type="float" office:value="0.000883116883116819" calcext:value-type="float">
            <text:p>0.001</text:p>
          </table:table-cell>
          <table:table-cell office:value-type="float" office:value="0.00192283079239597" calcext:value-type="float">
            <text:p>0.002</text:p>
          </table:table-cell>
          <table:table-cell office:value-type="float" office:value="-0.00572708450969328" calcext:value-type="float">
            <text:p>-0.006</text:p>
          </table:table-cell>
          <table:table-cell office:value-type="float" office:value="-0.0067750799924714" calcext:value-type="float">
            <text:p>-0.007</text:p>
          </table:table-cell>
          <table:table-cell office:value-type="float" office:value="-0.00520685111989472" calcext:value-type="float">
            <text:p>-0.005</text:p>
          </table:table-cell>
          <table:table-cell office:value-type="float" office:value="-0.000167137210615564" calcext:value-type="float">
            <text:p>0.000</text:p>
          </table:table-cell>
          <table:table-cell office:value-type="float" office:value="0.00608620365142099" calcext:value-type="float">
            <text:p>0.006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lpd</text:p>
          </table:table-cell>
          <table:table-cell office:value-type="float" office:value="-0.00338830584707639" calcext:value-type="float">
            <text:p>-0.003</text:p>
          </table:table-cell>
          <table:table-cell office:value-type="float" office:value="0.0379610194902549" calcext:value-type="float">
            <text:p>0.038</text:p>
          </table:table-cell>
          <table:table-cell office:value-type="float" office:value="0.0103898050974512" calcext:value-type="float">
            <text:p>0.010</text:p>
          </table:table-cell>
          <table:table-cell office:value-type="float" office:value="0.0465967016491754" calcext:value-type="float">
            <text:p>0.047</text:p>
          </table:table-cell>
          <table:table-cell office:value-type="float" office:value="0.0241229385307347" calcext:value-type="float">
            <text:p>0.024</text:p>
          </table:table-cell>
          <table:table-cell office:value-type="float" office:value="-0.0000299850074961805" calcext:value-type="float">
            <text:p>0.000</text:p>
          </table:table-cell>
          <table:table-cell office:value-type="float" office:value="0.0534932533733133" calcext:value-type="float">
            <text:p>0.053</text:p>
          </table:table-cell>
          <table:table-cell office:value-type="float" office:value="0.0017841079460269" calcext:value-type="float">
            <text:p>0.002</text:p>
          </table:table-cell>
          <table:table-cell office:value-type="float" office:value="0.0345127436281859" calcext:value-type="float">
            <text:p>0.035</text:p>
          </table:table-cell>
          <table:table-cell office:value-type="float" office:value="0.0156221889055472" calcext:value-type="float">
            <text:p>0.016</text:p>
          </table:table-cell>
          <table:table-cell table:number-columns-repeated="2" office:value-type="float" office:value="0.0328185907046477" calcext:value-type="float">
            <text:p>0.033</text:p>
          </table:table-cell>
          <table:table-cell office:value-type="float" office:value="0.0310794602698651" calcext:value-type="float">
            <text:p>0.031</text:p>
          </table:table-cell>
          <table:table-cell office:value-type="float" office:value="0.0431934032983509" calcext:value-type="float">
            <text:p>0.043</text:p>
          </table:table-cell>
          <table:table-cell office:value-type="float" office:value="0.0189505247376313" calcext:value-type="float">
            <text:p>0.019</text:p>
          </table:table-cell>
          <table:table-cell office:value-type="float" office:value="0.0224587706146927" calcext:value-type="float">
            <text:p>0.022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lpd</text:p>
          </table:table-cell>
          <table:table-cell office:value-type="float" office:value="0.0069865067466266" calcext:value-type="float">
            <text:p>0.007</text:p>
          </table:table-cell>
          <table:table-cell office:value-type="float" office:value="0.00694152923538227" calcext:value-type="float">
            <text:p>0.007</text:p>
          </table:table-cell>
          <table:table-cell office:value-type="float" office:value="0.00172413793103443" calcext:value-type="float">
            <text:p>0.002</text:p>
          </table:table-cell>
          <table:table-cell office:value-type="float" office:value="-0.00692653673163424" calcext:value-type="float">
            <text:p>-0.007</text:p>
          </table:table-cell>
          <table:table-cell office:value-type="float" office:value="0.00173913043478247" calcext:value-type="float">
            <text:p>0.002</text:p>
          </table:table-cell>
          <table:table-cell office:value-type="float" office:value="-0.0120989505247378" calcext:value-type="float">
            <text:p>-0.012</text:p>
          </table:table-cell>
          <table:table-cell office:value-type="float" office:value="0.00515742128935526" calcext:value-type="float">
            <text:p>0.005</text:p>
          </table:table-cell>
          <table:table-cell office:value-type="float" office:value="-0.00686656671664176" calcext:value-type="float">
            <text:p>-0.007</text:p>
          </table:table-cell>
          <table:table-cell office:value-type="float" office:value="0.0190104947526236" calcext:value-type="float">
            <text:p>0.019</text:p>
          </table:table-cell>
          <table:table-cell office:value-type="float" office:value="-0.0120989505247378" calcext:value-type="float">
            <text:p>-0.012</text:p>
          </table:table-cell>
          <table:table-cell office:value-type="float" office:value="0.0224587706146926" calcext:value-type="float">
            <text:p>0.022</text:p>
          </table:table-cell>
          <table:table-cell office:value-type="float" office:value="0.0138380809595201" calcext:value-type="float">
            <text:p>0.014</text:p>
          </table:table-cell>
          <table:table-cell office:value-type="float" office:value="0.00167916041978999" calcext:value-type="float">
            <text:p>0.002</text:p>
          </table:table-cell>
          <table:table-cell office:value-type="float" office:value="0.00691154422788598" calcext:value-type="float">
            <text:p>0.007</text:p>
          </table:table-cell>
          <table:table-cell office:value-type="float" office:value="0.00520239880059958" calcext:value-type="float">
            <text:p>0.005</text:p>
          </table:table-cell>
          <table:table-cell office:value-type="float" office:value="-0.00515742128935537" calcext:value-type="float">
            <text:p>-0.005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lpd</text:p>
          </table:table-cell>
          <table:table-cell office:value-type="float" office:value="-0.00515742128935526" calcext:value-type="float">
            <text:p>-0.005</text:p>
          </table:table-cell>
          <table:table-cell office:value-type="float" office:value="-0.0207646176911543" calcext:value-type="float">
            <text:p>-0.021</text:p>
          </table:table-cell>
          <table:table-cell office:value-type="float" office:value="-0.0120689655172413" calcext:value-type="float">
            <text:p>-0.012</text:p>
          </table:table-cell>
          <table:table-cell office:value-type="float" office:value="-0.0121289355322338" calcext:value-type="float">
            <text:p>-0.012</text:p>
          </table:table-cell>
          <table:table-cell office:value-type="float" office:value="0.00172413793103454" calcext:value-type="float">
            <text:p>0.002</text:p>
          </table:table-cell>
          <table:table-cell office:value-type="float" office:value="0.00344827586206897" calcext:value-type="float">
            <text:p>0.003</text:p>
          </table:table-cell>
          <table:table-cell office:value-type="float" office:value="0.00520239880059969" calcext:value-type="float">
            <text:p>0.005</text:p>
          </table:table-cell>
          <table:table-cell office:value-type="float" office:value="-0.0172263868065967" calcext:value-type="float">
            <text:p>-0.017</text:p>
          </table:table-cell>
          <table:table-cell office:value-type="float" office:value="-0.00515742128935526" calcext:value-type="float">
            <text:p>-0.005</text:p>
          </table:table-cell>
          <table:table-cell office:value-type="float" office:value="-0.017271364317841" calcext:value-type="float">
            <text:p>-0.017</text:p>
          </table:table-cell>
          <table:table-cell office:value-type="float" office:value="0.00340329835082465" calcext:value-type="float">
            <text:p>0.003</text:p>
          </table:table-cell>
          <table:table-cell office:value-type="float" office:value="-0.00691154422788598" calcext:value-type="float">
            <text:p>-0.007</text:p>
          </table:table-cell>
          <table:table-cell table:number-columns-repeated="2" office:value-type="float" office:value="-0.0086656671664167" calcext:value-type="float">
            <text:p>-0.009</text:p>
          </table:table-cell>
          <table:table-cell office:value-type="float" office:value="-0.0000149925037480347" calcext:value-type="float">
            <text:p>0.000</text:p>
          </table:table-cell>
          <table:table-cell office:value-type="float" office:value="-0.0120389805097451" calcext:value-type="float">
            <text:p>-0.012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lpd</text:p>
          </table:table-cell>
          <table:table-cell office:value-type="float" office:value="0.00863568215892052" calcext:value-type="float">
            <text:p>0.009</text:p>
          </table:table-cell>
          <table:table-cell office:value-type="float" office:value="-0.0104047976011994" calcext:value-type="float">
            <text:p>-0.010</text:p>
          </table:table-cell>
          <table:table-cell office:value-type="float" office:value="-0.00691154422788598" calcext:value-type="float">
            <text:p>-0.007</text:p>
          </table:table-cell>
          <table:table-cell office:value-type="float" office:value="-0.0155622188905546" calcext:value-type="float">
            <text:p>-0.016</text:p>
          </table:table-cell>
          <table:table-cell office:value-type="float" office:value="0.00686656671664165" calcext:value-type="float">
            <text:p>0.007</text:p>
          </table:table-cell>
          <table:table-cell office:value-type="float" office:value="-0.0034932533733133" calcext:value-type="float">
            <text:p>-0.003</text:p>
          </table:table-cell>
          <table:table-cell office:value-type="float" office:value="0.00340329835082454" calcext:value-type="float">
            <text:p>0.003</text:p>
          </table:table-cell>
          <table:table-cell office:value-type="float" office:value="-0.010359820089955" calcext:value-type="float">
            <text:p>-0.010</text:p>
          </table:table-cell>
          <table:table-cell office:value-type="float" office:value="0.0103598200899551" calcext:value-type="float">
            <text:p>0.010</text:p>
          </table:table-cell>
          <table:table-cell office:value-type="float" office:value="-0.00862068965517238" calcext:value-type="float">
            <text:p>-0.009</text:p>
          </table:table-cell>
          <table:table-cell office:value-type="float" office:value="0.00169415292353836" calcext:value-type="float">
            <text:p>0.002</text:p>
          </table:table-cell>
          <table:table-cell office:value-type="float" office:value="-0.0034932533733133" calcext:value-type="float">
            <text:p>-0.003</text:p>
          </table:table-cell>
          <table:table-cell office:value-type="float" office:value="-0.00521739130434784" calcext:value-type="float">
            <text:p>-0.005</text:p>
          </table:table-cell>
          <table:table-cell office:value-type="float" office:value="-0.00173913043478269" calcext:value-type="float">
            <text:p>-0.002</text:p>
          </table:table-cell>
          <table:table-cell office:value-type="float" office:value="0.00514242878560722" calcext:value-type="float">
            <text:p>0.005</text:p>
          </table:table-cell>
          <table:table-cell office:value-type="float" office:value="-0.0000149925037481458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lpd</text:p>
          </table:table-cell>
          <table:table-cell office:value-type="float" office:value="-0.0051724137931034" calcext:value-type="float">
            <text:p>-0.005</text:p>
          </table:table-cell>
          <table:table-cell office:value-type="float" office:value="-0.0207496251874063" calcext:value-type="float">
            <text:p>-0.021</text:p>
          </table:table-cell>
          <table:table-cell office:value-type="float" office:value="-0.0189805097451274" calcext:value-type="float">
            <text:p>-0.019</text:p>
          </table:table-cell>
          <table:table-cell office:value-type="float" office:value="-0.0224587706146927" calcext:value-type="float">
            <text:p>-0.022</text:p>
          </table:table-cell>
          <table:table-cell office:value-type="float" office:value="-0.0121289355322339" calcext:value-type="float">
            <text:p>-0.012</text:p>
          </table:table-cell>
          <table:table-cell office:value-type="float" office:value="-0.0120539730134932" calcext:value-type="float">
            <text:p>-0.012</text:p>
          </table:table-cell>
          <table:table-cell office:value-type="float" office:value="-0.0103598200899551" calcext:value-type="float">
            <text:p>-0.010</text:p>
          </table:table-cell>
          <table:table-cell office:value-type="float" office:value="-0.0276311844077961" calcext:value-type="float">
            <text:p>-0.028</text:p>
          </table:table-cell>
          <table:table-cell office:value-type="float" office:value="-0.00172413793103443" calcext:value-type="float">
            <text:p>-0.002</text:p>
          </table:table-cell>
          <table:table-cell office:value-type="float" office:value="-0.0259070464767616" calcext:value-type="float">
            <text:p>-0.026</text:p>
          </table:table-cell>
          <table:table-cell office:value-type="float" office:value="-0.00347826086956526" calcext:value-type="float">
            <text:p>-0.003</text:p>
          </table:table-cell>
          <table:table-cell office:value-type="float" office:value="-0.0172413793103448" calcext:value-type="float">
            <text:p>-0.017</text:p>
          </table:table-cell>
          <table:table-cell office:value-type="float" office:value="-0.0104047976011994" calcext:value-type="float">
            <text:p>-0.010</text:p>
          </table:table-cell>
          <table:table-cell office:value-type="float" office:value="-0.00689655172413795" calcext:value-type="float">
            <text:p>-0.007</text:p>
          </table:table-cell>
          <table:table-cell office:value-type="float" office:value="-0.0121439280359821" calcext:value-type="float">
            <text:p>-0.012</text:p>
          </table:table-cell>
          <table:table-cell office:value-type="float" office:value="-0.0172413793103448" calcext:value-type="float">
            <text:p>-0.01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lpd</text:p>
          </table:table-cell>
          <table:table-cell office:value-type="float" office:value="0.00038080959520248" calcext:value-type="float">
            <text:p>0.000</text:p>
          </table:table-cell>
          <table:table-cell office:value-type="float" office:value="-0.00140329835082453" calcext:value-type="float">
            <text:p>-0.001</text:p>
          </table:table-cell>
          <table:table-cell office:value-type="float" office:value="-0.00516941529235382" calcext:value-type="float">
            <text:p>-0.005</text:p>
          </table:table-cell>
          <table:table-cell office:value-type="float" office:value="-0.00209595202398782" calcext:value-type="float">
            <text:p>-0.002</text:p>
          </table:table-cell>
          <table:table-cell office:value-type="float" office:value="0.00446476761619197" calcext:value-type="float">
            <text:p>0.004</text:p>
          </table:table-cell>
          <table:table-cell office:value-type="float" office:value="-0.00484557721139423" calcext:value-type="float">
            <text:p>-0.005</text:p>
          </table:table-cell>
          <table:table-cell office:value-type="float" office:value="0.0113793103448276" calcext:value-type="float">
            <text:p>0.011</text:p>
          </table:table-cell>
          <table:table-cell office:value-type="float" office:value="-0.0120599700149925" calcext:value-type="float">
            <text:p>-0.012</text:p>
          </table:table-cell>
          <table:table-cell office:value-type="float" office:value="0.0114002998500751" calcext:value-type="float">
            <text:p>0.011</text:p>
          </table:table-cell>
          <table:table-cell office:value-type="float" office:value="-0.00965517241379299" calcext:value-type="float">
            <text:p>-0.010</text:p>
          </table:table-cell>
          <table:table-cell office:value-type="float" office:value="0.0113793103448278" calcext:value-type="float">
            <text:p>0.011</text:p>
          </table:table-cell>
          <table:table-cell office:value-type="float" office:value="0.00380209895052486" calcext:value-type="float">
            <text:p>0.004</text:p>
          </table:table-cell>
          <table:table-cell office:value-type="float" office:value="0.00169415292353836" calcext:value-type="float">
            <text:p>0.002</text:p>
          </table:table-cell>
          <table:table-cell office:value-type="float" office:value="0.00656071964018001" calcext:value-type="float">
            <text:p>0.007</text:p>
          </table:table-cell>
          <table:table-cell office:value-type="float" office:value="0.00342728635682166" calcext:value-type="float">
            <text:p>0.003</text:p>
          </table:table-cell>
          <table:table-cell office:value-type="float" office:value="-0.0023988005997001" calcext:value-type="float">
            <text:p>-0.002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onosphere</text:p>
          </table:table-cell>
          <table:table-cell office:value-type="float" office:value="-0.00869215291750503" calcext:value-type="float">
            <text:p>-0.009</text:p>
          </table:table-cell>
          <table:table-cell office:value-type="float" office:value="-0.0142052313883299" calcext:value-type="float">
            <text:p>-0.014</text:p>
          </table:table-cell>
          <table:table-cell office:value-type="float" office:value="-0.0229376257545272" calcext:value-type="float">
            <text:p>-0.023</text:p>
          </table:table-cell>
          <table:table-cell office:value-type="float" office:value="-0.0114285714285717" calcext:value-type="float">
            <text:p>-0.011</text:p>
          </table:table-cell>
          <table:table-cell office:value-type="float" office:value="-0.00293762575452705" calcext:value-type="float">
            <text:p>-0.003</text:p>
          </table:table-cell>
          <table:table-cell office:value-type="float" office:value="-0.0199195171026157" calcext:value-type="float">
            <text:p>-0.020</text:p>
          </table:table-cell>
          <table:table-cell office:value-type="float" office:value="-0.0114688128772636" calcext:value-type="float">
            <text:p>-0.011</text:p>
          </table:table-cell>
          <table:table-cell office:value-type="float" office:value="-0.00583501006036202" calcext:value-type="float">
            <text:p>-0.006</text:p>
          </table:table-cell>
          <table:table-cell office:value-type="float" office:value="0.00845070422535199" calcext:value-type="float">
            <text:p>0.008</text:p>
          </table:table-cell>
          <table:table-cell office:value-type="float" office:value="-0.0143259557344064" calcext:value-type="float">
            <text:p>-0.014</text:p>
          </table:table-cell>
          <table:table-cell office:value-type="float" office:value="-0.00865191146881283" calcext:value-type="float">
            <text:p>-0.009</text:p>
          </table:table-cell>
          <table:table-cell office:value-type="float" office:value="-0.00575452716297786" calcext:value-type="float">
            <text:p>-0.006</text:p>
          </table:table-cell>
          <table:table-cell table:number-columns-repeated="2" office:value-type="float" office:value="-0.00579476861167005" calcext:value-type="float">
            <text:p>-0.006</text:p>
          </table:table-cell>
          <table:table-cell office:value-type="float" office:value="-0.0143661971830986" calcext:value-type="float">
            <text:p>-0.014</text:p>
          </table:table-cell>
          <table:table-cell office:value-type="float" office:value="-0.00579476861167005" calcext:value-type="float">
            <text:p>-0.006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onosphere</text:p>
          </table:table-cell>
          <table:table-cell office:value-type="float" office:value="0.00269617706237435" calcext:value-type="float">
            <text:p>0.003</text:p>
          </table:table-cell>
          <table:table-cell office:value-type="float" office:value="0.00281690140845081" calcext:value-type="float">
            <text:p>0.003</text:p>
          </table:table-cell>
          <table:table-cell office:value-type="float" office:value="-0.00297786720321924" calcext:value-type="float">
            <text:p>-0.003</text:p>
          </table:table-cell>
          <table:table-cell office:value-type="float" office:value="0.00277665995975851" calcext:value-type="float">
            <text:p>0.003</text:p>
          </table:table-cell>
          <table:table-cell office:value-type="float" office:value="0.00559356136820932" calcext:value-type="float">
            <text:p>0.006</text:p>
          </table:table-cell>
          <table:table-cell office:value-type="float" office:value="-0.00575452716297809" calcext:value-type="float">
            <text:p>-0.006</text:p>
          </table:table-cell>
          <table:table-cell office:value-type="float" office:value="0.00277665995975851" calcext:value-type="float">
            <text:p>0.003</text:p>
          </table:table-cell>
          <table:table-cell office:value-type="float" office:value="0.0084909456740444" calcext:value-type="float">
            <text:p>0.008</text:p>
          </table:table-cell>
          <table:table-cell office:value-type="float" office:value="-0.0000804828973842708" calcext:value-type="float">
            <text:p>0.000</text:p>
          </table:table-cell>
          <table:table-cell office:value-type="float" office:value="0.00269617706237435" calcext:value-type="float">
            <text:p>0.003</text:p>
          </table:table-cell>
          <table:table-cell office:value-type="float" office:value="0.00277665995975851" calcext:value-type="float">
            <text:p>0.003</text:p>
          </table:table-cell>
          <table:table-cell office:value-type="float" office:value="0.00845070422535232" calcext:value-type="float">
            <text:p>0.008</text:p>
          </table:table-cell>
          <table:table-cell office:value-type="float" office:value="-0.0000804828973842708" calcext:value-type="float">
            <text:p>0.000</text:p>
          </table:table-cell>
          <table:table-cell office:value-type="float" office:value="-0.00293762575452727" calcext:value-type="float">
            <text:p>-0.003</text:p>
          </table:table-cell>
          <table:table-cell office:value-type="float" office:value="0.0056338028169014" calcext:value-type="float">
            <text:p>0.006</text:p>
          </table:table-cell>
          <table:table-cell office:value-type="float" office:value="0.00555331991951713" calcext:value-type="float">
            <text:p>0.006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onosphere</text:p>
          </table:table-cell>
          <table:table-cell office:value-type="float" office:value="-0.00297786720321924" calcext:value-type="float">
            <text:p>-0.003</text:p>
          </table:table-cell>
          <table:table-cell office:value-type="float" office:value="-0.00285714285714289" calcext:value-type="float">
            <text:p>-0.003</text:p>
          </table:table-cell>
          <table:table-cell office:value-type="float" office:value="-0.00293762575452727" calcext:value-type="float">
            <text:p>-0.003</text:p>
          </table:table-cell>
          <table:table-cell office:value-type="float" office:value="0.00273641851106632" calcext:value-type="float">
            <text:p>0.003</text:p>
          </table:table-cell>
          <table:table-cell office:value-type="float" office:value="0.00563380281690151" calcext:value-type="float">
            <text:p>0.006</text:p>
          </table:table-cell>
          <table:table-cell office:value-type="float" office:value="-0.00289738430583508" calcext:value-type="float">
            <text:p>-0.003</text:p>
          </table:table-cell>
          <table:table-cell table:number-columns-repeated="2" office:value-type="float" office:value="-0.000040241448692302" calcext:value-type="float">
            <text:p>0.000</text:p>
          </table:table-cell>
          <table:table-cell office:value-type="float" office:value="-0.0000804828973842708" calcext:value-type="float">
            <text:p>0.000</text:p>
          </table:table-cell>
          <table:table-cell office:value-type="float" office:value="-0.00293762575452727" calcext:value-type="float">
            <text:p>-0.003</text:p>
          </table:table-cell>
          <table:table-cell table:number-columns-repeated="2" office:value-type="float" office:value="-0.000040241448692302" calcext:value-type="float">
            <text:p>0.000</text:p>
          </table:table-cell>
          <table:table-cell office:value-type="float" office:value="-0.00575452716297809" calcext:value-type="float">
            <text:p>-0.006</text:p>
          </table:table-cell>
          <table:table-cell office:value-type="float" office:value="-0.00289738430583508" calcext:value-type="float">
            <text:p>-0.003</text:p>
          </table:table-cell>
          <table:table-cell office:value-type="float" office:value="-0.00285714285714289" calcext:value-type="float">
            <text:p>-0.003</text:p>
          </table:table-cell>
          <table:table-cell office:value-type="float" office:value="0.0055935613682091" calcext:value-type="float">
            <text:p>0.006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onosphere</text:p>
          </table:table-cell>
          <table:table-cell office:value-type="float" office:value="0.0112676056338028" calcext:value-type="float">
            <text:p>0.011</text:p>
          </table:table-cell>
          <table:table-cell office:value-type="float" office:value="-0.00289738430583486" calcext:value-type="float">
            <text:p>-0.003</text:p>
          </table:table-cell>
          <table:table-cell office:value-type="float" office:value="0.00837022132796794" calcext:value-type="float">
            <text:p>0.008</text:p>
          </table:table-cell>
          <table:table-cell office:value-type="float" office:value="0.00555331991951713" calcext:value-type="float">
            <text:p>0.006</text:p>
          </table:table-cell>
          <table:table-cell office:value-type="float" office:value="0.0141247484909456" calcext:value-type="float">
            <text:p>0.014</text:p>
          </table:table-cell>
          <table:table-cell table:number-columns-repeated="2" office:value-type="float" office:value="0.00273641851106654" calcext:value-type="float">
            <text:p>0.003</text:p>
          </table:table-cell>
          <table:table-cell office:value-type="float" office:value="0.00277665995975851" calcext:value-type="float">
            <text:p>0.003</text:p>
          </table:table-cell>
          <table:table-cell office:value-type="float" office:value="-0.0000804828973842708" calcext:value-type="float">
            <text:p>0.000</text:p>
          </table:table-cell>
          <table:table-cell office:value-type="float" office:value="0.00273641851106654" calcext:value-type="float">
            <text:p>0.003</text:p>
          </table:table-cell>
          <table:table-cell office:value-type="float" office:value="0.00845070422535232" calcext:value-type="float">
            <text:p>0.008</text:p>
          </table:table-cell>
          <table:table-cell office:value-type="float" office:value="0.00273641851106654" calcext:value-type="float">
            <text:p>0.003</text:p>
          </table:table-cell>
          <table:table-cell office:value-type="float" office:value="0.00837022132796794" calcext:value-type="float">
            <text:p>0.008</text:p>
          </table:table-cell>
          <table:table-cell office:value-type="float" office:value="0.00273641851106654" calcext:value-type="float">
            <text:p>0.003</text:p>
          </table:table-cell>
          <table:table-cell office:value-type="float" office:value="0.00277665995975851" calcext:value-type="float">
            <text:p>0.003</text:p>
          </table:table-cell>
          <table:table-cell office:value-type="float" office:value="0.00559356136820932" calcext:value-type="float">
            <text:p>0.006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onosphere</text:p>
          </table:table-cell>
          <table:table-cell office:value-type="float" office:value="0.00559356136820921" calcext:value-type="float">
            <text:p>0.006</text:p>
          </table:table-cell>
          <table:table-cell office:value-type="float" office:value="-0.00571428571428567" calcext:value-type="float">
            <text:p>-0.006</text:p>
          </table:table-cell>
          <table:table-cell office:value-type="float" office:value="0.00269617706237435" calcext:value-type="float">
            <text:p>0.003</text:p>
          </table:table-cell>
          <table:table-cell office:value-type="float" office:value="-0.000120724346076462" calcext:value-type="float">
            <text:p>0.000</text:p>
          </table:table-cell>
          <table:table-cell office:value-type="float" office:value="0.00559356136820921" calcext:value-type="float">
            <text:p>0.006</text:p>
          </table:table-cell>
          <table:table-cell office:value-type="float" office:value="-0.0000804828973842708" calcext:value-type="float">
            <text:p>0.000</text:p>
          </table:table-cell>
          <table:table-cell office:value-type="float" office:value="-0.00293762575452705" calcext:value-type="float">
            <text:p>-0.003</text:p>
          </table:table-cell>
          <table:table-cell table:number-columns-repeated="2" office:value-type="float" office:value="-0.0000804828973842708" calcext:value-type="float">
            <text:p>0.000</text:p>
          </table:table-cell>
          <table:table-cell office:value-type="float" office:value="0.00273641851106632" calcext:value-type="float">
            <text:p>0.003</text:p>
          </table:table-cell>
          <table:table-cell office:value-type="float" office:value="0.00845070422535199" calcext:value-type="float">
            <text:p>0.008</text:p>
          </table:table-cell>
          <table:table-cell office:value-type="float" office:value="0.00273641851106632" calcext:value-type="float">
            <text:p>0.003</text:p>
          </table:table-cell>
          <table:table-cell office:value-type="float" office:value="-0.0000804828973842708" calcext:value-type="float">
            <text:p>0.000</text:p>
          </table:table-cell>
          <table:table-cell office:value-type="float" office:value="-0.00293762575452705" calcext:value-type="float">
            <text:p>-0.003</text:p>
          </table:table-cell>
          <table:table-cell office:value-type="float" office:value="-0.00571428571428567" calcext:value-type="float">
            <text:p>-0.006</text:p>
          </table:table-cell>
          <table:table-cell office:value-type="float" office:value="-0.0000804828973842708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onosphere</text:p>
          </table:table-cell>
          <table:table-cell office:value-type="float" office:value="0.00157746478873244" calcext:value-type="float">
            <text:p>0.002</text:p>
          </table:table-cell>
          <table:table-cell office:value-type="float" office:value="-0.00457142857142845" calcext:value-type="float">
            <text:p>-0.005</text:p>
          </table:table-cell>
          <table:table-cell office:value-type="float" office:value="-0.00355734406438624" calcext:value-type="float">
            <text:p>-0.004</text:p>
          </table:table-cell>
          <table:table-cell office:value-type="float" office:value="-0.0000965794768612582" calcext:value-type="float">
            <text:p>0.000</text:p>
          </table:table-cell>
          <table:table-cell office:value-type="float" office:value="0.00560160965794765" calcext:value-type="float">
            <text:p>0.006</text:p>
          </table:table-cell>
          <table:table-cell office:value-type="float" office:value="-0.00518309859154942" calcext:value-type="float">
            <text:p>-0.005</text:p>
          </table:table-cell>
          <table:table-cell office:value-type="float" office:value="-0.00178672032193161" calcext:value-type="float">
            <text:p>-0.002</text:p>
          </table:table-cell>
          <table:table-cell office:value-type="float" office:value="0.00106237424547295" calcext:value-type="float">
            <text:p>0.001</text:p>
          </table:table-cell>
          <table:table-cell office:value-type="float" office:value="0.00162575452716296" calcext:value-type="float">
            <text:p>0.002</text:p>
          </table:table-cell>
          <table:table-cell office:value-type="float" office:value="-0.00181891348088536" calcext:value-type="float">
            <text:p>-0.002</text:p>
          </table:table-cell>
          <table:table-cell office:value-type="float" office:value="0.00219718309859152" calcext:value-type="float">
            <text:p>0.002</text:p>
          </table:table-cell>
          <table:table-cell office:value-type="float" office:value="0.00162575452716296" calcext:value-type="float">
            <text:p>0.002</text:p>
          </table:table-cell>
          <table:table-cell office:value-type="float" office:value="-0.000668008048289814" calcext:value-type="float">
            <text:p>-0.001</text:p>
          </table:table-cell>
          <table:table-cell office:value-type="float" office:value="-0.00236619718309861" calcext:value-type="float">
            <text:p>-0.002</text:p>
          </table:table-cell>
          <table:table-cell office:value-type="float" office:value="-0.00290543259557341" calcext:value-type="float">
            <text:p>-0.003</text:p>
          </table:table-cell>
          <table:table-cell office:value-type="float" office:value="0.00217303822937631" calcext:value-type="float">
            <text:p>0.002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ima</text:p>
          </table:table-cell>
          <table:table-cell office:value-type="float" office:value="0.0311773194126135" calcext:value-type="float">
            <text:p>0.031</text:p>
          </table:table-cell>
          <table:table-cell office:value-type="float" office:value="-0.00533061709532312" calcext:value-type="float">
            <text:p>-0.005</text:p>
          </table:table-cell>
          <table:table-cell office:value-type="float" office:value="0.00125626007978941" calcext:value-type="float">
            <text:p>0.001</text:p>
          </table:table-cell>
          <table:table-cell office:value-type="float" office:value="0.00775825481707837" calcext:value-type="float">
            <text:p>0.008</text:p>
          </table:table-cell>
          <table:table-cell office:value-type="float" office:value="0.00385366267719212" calcext:value-type="float">
            <text:p>0.004</text:p>
          </table:table-cell>
          <table:table-cell office:value-type="float" office:value="0.0025974025974026" calcext:value-type="float">
            <text:p>0.003</text:p>
          </table:table-cell>
          <table:table-cell office:value-type="float" office:value="0.0116798234445293" calcext:value-type="float">
            <text:p>0.012</text:p>
          </table:table-cell>
          <table:table-cell office:value-type="float" office:value="0.0129700364994483" calcext:value-type="float">
            <text:p>0.013</text:p>
          </table:table-cell>
          <table:table-cell office:value-type="float" office:value="0.00908242084712674" calcext:value-type="float">
            <text:p>0.009</text:p>
          </table:table-cell>
          <table:table-cell office:value-type="float" office:value="-0.00005941770647655" calcext:value-type="float">
            <text:p>0.000</text:p>
          </table:table-cell>
          <table:table-cell office:value-type="float" office:value="0.0104150751209574" calcext:value-type="float">
            <text:p>0.010</text:p>
          </table:table-cell>
          <table:table-cell office:value-type="float" office:value="0.0207961972667855" calcext:value-type="float">
            <text:p>0.021</text:p>
          </table:table-cell>
          <table:table-cell office:value-type="float" office:value="0.00910788557847375" calcext:value-type="float">
            <text:p>0.009</text:p>
          </table:table-cell>
          <table:table-cell office:value-type="float" office:value="0.0169425345895933" calcext:value-type="float">
            <text:p>0.017</text:p>
          </table:table-cell>
          <table:table-cell office:value-type="float" office:value="0.0116628469569645" calcext:value-type="float">
            <text:p>0.012</text:p>
          </table:table-cell>
          <table:table-cell office:value-type="float" office:value="-0.0000679059502588508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ima</text:p>
          </table:table-cell>
          <table:table-cell office:value-type="float" office:value="0.0117137764196588" calcext:value-type="float">
            <text:p>0.012</text:p>
          </table:table-cell>
          <table:table-cell office:value-type="float" office:value="-0.0104320516085221" calcext:value-type="float">
            <text:p>-0.010</text:p>
          </table:table-cell>
          <table:table-cell office:value-type="float" office:value="0.00523724641371703" calcext:value-type="float">
            <text:p>0.005</text:p>
          </table:table-cell>
          <table:table-cell office:value-type="float" office:value="-0.0052032934385875" calcext:value-type="float">
            <text:p>-0.005</text:p>
          </table:table-cell>
          <table:table-cell office:value-type="float" office:value="0.00260589084118501" calcext:value-type="float">
            <text:p>0.003</text:p>
          </table:table-cell>
          <table:table-cell office:value-type="float" office:value="0.0156523215346744" calcext:value-type="float">
            <text:p>0.016</text:p>
          </table:table-cell>
          <table:table-cell office:value-type="float" office:value="0.00913335030982099" calcext:value-type="float">
            <text:p>0.009</text:p>
          </table:table-cell>
          <table:table-cell office:value-type="float" office:value="0.0116798234445293" calcext:value-type="float">
            <text:p>0.012</text:p>
          </table:table-cell>
          <table:table-cell office:value-type="float" office:value="0.0103980986333928" calcext:value-type="float">
            <text:p>0.010</text:p>
          </table:table-cell>
          <table:table-cell office:value-type="float" office:value="0.0143196672608438" calcext:value-type="float">
            <text:p>0.014</text:p>
          </table:table-cell>
          <table:table-cell office:value-type="float" office:value="-0.00389610389610384" calcext:value-type="float">
            <text:p>-0.004</text:p>
          </table:table-cell>
          <table:table-cell office:value-type="float" office:value="0.00130718954248366" calcext:value-type="float">
            <text:p>0.001</text:p>
          </table:table-cell>
          <table:table-cell office:value-type="float" office:value="0.00651897122485368" calcext:value-type="float">
            <text:p>0.007</text:p>
          </table:table-cell>
          <table:table-cell office:value-type="float" office:value="0.0169510228333758" calcext:value-type="float">
            <text:p>0.017</text:p>
          </table:table-cell>
          <table:table-cell office:value-type="float" office:value="0.00262286732874972" calcext:value-type="float">
            <text:p>0.003</text:p>
          </table:table-cell>
          <table:table-cell office:value-type="float" office:value="-0.00130718954248366" calcext:value-type="float">
            <text:p>-0.00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ima</text:p>
          </table:table-cell>
          <table:table-cell office:value-type="float" office:value="0.0207452678040914" calcext:value-type="float">
            <text:p>0.021</text:p>
          </table:table-cell>
          <table:table-cell office:value-type="float" office:value="0.00126474832357182" calcext:value-type="float">
            <text:p>0.001</text:p>
          </table:table-cell>
          <table:table-cell office:value-type="float" office:value="0.0116883116883117" calcext:value-type="float">
            <text:p>0.012</text:p>
          </table:table-cell>
          <table:table-cell office:value-type="float" office:value="0.0142687377981496" calcext:value-type="float">
            <text:p>0.014</text:p>
          </table:table-cell>
          <table:table-cell office:value-type="float" office:value="0.0129700364994483" calcext:value-type="float">
            <text:p>0.013</text:p>
          </table:table-cell>
          <table:table-cell office:value-type="float" office:value="0.0234190645955352" calcext:value-type="float">
            <text:p>0.023</text:p>
          </table:table-cell>
          <table:table-cell office:value-type="float" office:value="0.0207961972667856" calcext:value-type="float">
            <text:p>0.021</text:p>
          </table:table-cell>
          <table:table-cell office:value-type="float" office:value="0.0208046855105679" calcext:value-type="float">
            <text:p>0.021</text:p>
          </table:table-cell>
          <table:table-cell office:value-type="float" office:value="0.0247177658942366" calcext:value-type="float">
            <text:p>0.025</text:p>
          </table:table-cell>
          <table:table-cell office:value-type="float" office:value="0.018198794669383" calcext:value-type="float">
            <text:p>0.018</text:p>
          </table:table-cell>
          <table:table-cell office:value-type="float" office:value="0.00388761565232154" calcext:value-type="float">
            <text:p>0.004</text:p>
          </table:table-cell>
          <table:table-cell office:value-type="float" office:value="0.0129700364994484" calcext:value-type="float">
            <text:p>0.013</text:p>
          </table:table-cell>
          <table:table-cell office:value-type="float" office:value="0.0181903064256006" calcext:value-type="float">
            <text:p>0.018</text:p>
          </table:table-cell>
          <table:table-cell office:value-type="float" office:value="0.0221288515406163" calcext:value-type="float">
            <text:p>0.022</text:p>
          </table:table-cell>
          <table:table-cell office:value-type="float" office:value="0.0116798234445293" calcext:value-type="float">
            <text:p>0.012</text:p>
          </table:table-cell>
          <table:table-cell office:value-type="float" office:value="0.010355657414481" calcext:value-type="float">
            <text:p>0.01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ima</text:p>
          </table:table-cell>
          <table:table-cell office:value-type="float" office:value="0.0103556574144809" calcext:value-type="float">
            <text:p>0.010</text:p>
          </table:table-cell>
          <table:table-cell office:value-type="float" office:value="0.00390459213988625" calcext:value-type="float">
            <text:p>0.004</text:p>
          </table:table-cell>
          <table:table-cell office:value-type="float" office:value="0.00517782870724048" calcext:value-type="float">
            <text:p>0.005</text:p>
          </table:table-cell>
          <table:table-cell office:value-type="float" office:value="0.00908242084712674" calcext:value-type="float">
            <text:p>0.009</text:p>
          </table:table-cell>
          <table:table-cell office:value-type="float" office:value="0.00127323656735423" calcext:value-type="float">
            <text:p>0.001</text:p>
          </table:table-cell>
          <table:table-cell office:value-type="float" office:value="0.0104235633647398" calcext:value-type="float">
            <text:p>0.010</text:p>
          </table:table-cell>
          <table:table-cell office:value-type="float" office:value="0.0103726339020457" calcext:value-type="float">
            <text:p>0.010</text:p>
          </table:table-cell>
          <table:table-cell office:value-type="float" office:value="0.00647653000594173" calcext:value-type="float">
            <text:p>0.006</text:p>
          </table:table-cell>
          <table:table-cell office:value-type="float" office:value="0.0143281555046261" calcext:value-type="float">
            <text:p>0.014</text:p>
          </table:table-cell>
          <table:table-cell office:value-type="float" office:value="0.0130039894745777" calcext:value-type="float">
            <text:p>0.013</text:p>
          </table:table-cell>
          <table:table-cell office:value-type="float" office:value="0.00652745946863587" calcext:value-type="float">
            <text:p>0.007</text:p>
          </table:table-cell>
          <table:table-cell office:value-type="float" office:value="0.0117052881758765" calcext:value-type="float">
            <text:p>0.012</text:p>
          </table:table-cell>
          <table:table-cell office:value-type="float" office:value="0.0117222646634412" calcext:value-type="float">
            <text:p>0.012</text:p>
          </table:table-cell>
          <table:table-cell office:value-type="float" office:value="0.00911637382225616" calcext:value-type="float">
            <text:p>0.009</text:p>
          </table:table-cell>
          <table:table-cell office:value-type="float" office:value="0.0051948051948052" calcext:value-type="float">
            <text:p>0.005</text:p>
          </table:table-cell>
          <table:table-cell office:value-type="float" office:value="0.00255496137849076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ima</text:p>
          </table:table-cell>
          <table:table-cell office:value-type="float" office:value="0.0038366861896274" calcext:value-type="float">
            <text:p>0.004</text:p>
          </table:table-cell>
          <table:table-cell office:value-type="float" office:value="-0.00392156862745097" calcext:value-type="float">
            <text:p>-0.004</text:p>
          </table:table-cell>
          <table:table-cell office:value-type="float" office:value="-0.0000509294626941381" calcext:value-type="float">
            <text:p>0.000</text:p>
          </table:table-cell>
          <table:table-cell office:value-type="float" office:value="-0.00525422290128164" calcext:value-type="float">
            <text:p>-0.005</text:p>
          </table:table-cell>
          <table:table-cell office:value-type="float" office:value="-0.00523724641371703" calcext:value-type="float">
            <text:p>-0.005</text:p>
          </table:table-cell>
          <table:table-cell office:value-type="float" office:value="0.00129021305491894" calcext:value-type="float">
            <text:p>0.001</text:p>
          </table:table-cell>
          <table:table-cell office:value-type="float" office:value="0.00387063916475683" calcext:value-type="float">
            <text:p>0.004</text:p>
          </table:table-cell>
          <table:table-cell office:value-type="float" office:value="-0.00132416603004837" calcext:value-type="float">
            <text:p>-0.001</text:p>
          </table:table-cell>
          <table:table-cell office:value-type="float" office:value="-0.00261437908496731" calcext:value-type="float">
            <text:p>-0.003</text:p>
          </table:table-cell>
          <table:table-cell office:value-type="float" office:value="0.00256344962227317" calcext:value-type="float">
            <text:p>0.003</text:p>
          </table:table-cell>
          <table:table-cell office:value-type="float" office:value="-0.00652745946863598" calcext:value-type="float">
            <text:p>-0.007</text:p>
          </table:table-cell>
          <table:table-cell office:value-type="float" office:value="-0.00131567778626607" calcext:value-type="float">
            <text:p>-0.001</text:p>
          </table:table-cell>
          <table:table-cell office:value-type="float" office:value="0.00520329343858761" calcext:value-type="float">
            <text:p>0.005</text:p>
          </table:table-cell>
          <table:table-cell office:value-type="float" office:value="-0.00131567778626607" calcext:value-type="float">
            <text:p>-0.001</text:p>
          </table:table-cell>
          <table:table-cell office:value-type="float" office:value="-0.00393854511501568" calcext:value-type="float">
            <text:p>-0.004</text:p>
          </table:table-cell>
          <table:table-cell office:value-type="float" office:value="-0.00526271114506416" calcext:value-type="float">
            <text:p>-0.00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ima</text:p>
          </table:table-cell>
          <table:table-cell office:value-type="float" office:value="0.0155657414480944" calcext:value-type="float">
            <text:p>0.016</text:p>
          </table:table-cell>
          <table:table-cell office:value-type="float" office:value="-0.00290297937356765" calcext:value-type="float">
            <text:p>-0.003</text:p>
          </table:table-cell>
          <table:table-cell office:value-type="float" office:value="0.00466174348527293" calcext:value-type="float">
            <text:p>0.005</text:p>
          </table:table-cell>
          <table:table-cell office:value-type="float" office:value="0.00413037942449712" calcext:value-type="float">
            <text:p>0.004</text:p>
          </table:table-cell>
          <table:table-cell office:value-type="float" office:value="0.00309311603429252" calcext:value-type="float">
            <text:p>0.003</text:p>
          </table:table-cell>
          <table:table-cell office:value-type="float" office:value="0.0106765130294543" calcext:value-type="float">
            <text:p>0.011</text:p>
          </table:table-cell>
          <table:table-cell office:value-type="float" office:value="0.0111705288175877" calcext:value-type="float">
            <text:p>0.011</text:p>
          </table:table-cell>
          <table:table-cell office:value-type="float" office:value="0.0101213818860878" calcext:value-type="float">
            <text:p>0.010</text:p>
          </table:table-cell>
          <table:table-cell office:value-type="float" office:value="0.011182412358883" calcext:value-type="float">
            <text:p>0.011</text:p>
          </table:table-cell>
          <table:table-cell office:value-type="float" office:value="0.00960529666412024" calcext:value-type="float">
            <text:p>0.010</text:p>
          </table:table-cell>
          <table:table-cell office:value-type="float" office:value="0.00208131737543493" calcext:value-type="float">
            <text:p>0.002</text:p>
          </table:table-cell>
          <table:table-cell office:value-type="float" office:value="0.00909260673966561" calcext:value-type="float">
            <text:p>0.009</text:p>
          </table:table-cell>
          <table:table-cell office:value-type="float" office:value="0.0101485442661914" calcext:value-type="float">
            <text:p>0.010</text:p>
          </table:table-cell>
          <table:table-cell office:value-type="float" office:value="0.012764620999915" calcext:value-type="float">
            <text:p>0.013</text:p>
          </table:table-cell>
          <table:table-cell office:value-type="float" office:value="0.00544435956200662" calcext:value-type="float">
            <text:p>0.005</text:p>
          </table:table-cell>
          <table:table-cell office:value-type="float" office:value="0.00125456243103306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egment</text:p>
          </table:table-cell>
          <table:table-cell office:value-type="float" office:value="-0.0095238095238096" calcext:value-type="float">
            <text:p>-0.010</text:p>
          </table:table-cell>
          <table:table-cell office:value-type="float" office:value="-0.00129870129870124" calcext:value-type="float">
            <text:p>-0.001</text:p>
          </table:table-cell>
          <table:table-cell office:value-type="float" office:value="-0.0043290043290044" calcext:value-type="float">
            <text:p>-0.004</text:p>
          </table:table-cell>
          <table:table-cell office:value-type="float" office:value="-0.00476190476190486" calcext:value-type="float">
            <text:p>-0.005</text:p>
          </table:table-cell>
          <table:table-cell office:value-type="float" office:value="-0.00346320346320317" calcext:value-type="float">
            <text:p>-0.003</text:p>
          </table:table-cell>
          <table:table-cell office:value-type="float" office:value="-0.00649350649350644" calcext:value-type="float">
            <text:p>-0.006</text:p>
          </table:table-cell>
          <table:table-cell office:value-type="float" office:value="-0.00779220779220757" calcext:value-type="float">
            <text:p>-0.008</text:p>
          </table:table-cell>
          <table:table-cell table:number-columns-repeated="2" office:value-type="float" office:value="-0.0043290043290044" calcext:value-type="float">
            <text:p>-0.004</text:p>
          </table:table-cell>
          <table:table-cell office:value-type="float" office:value="-0.00389610389610362" calcext:value-type="float">
            <text:p>-0.004</text:p>
          </table:table-cell>
          <table:table-cell office:value-type="float" office:value="-0.00216450216450204" calcext:value-type="float">
            <text:p>-0.002</text:p>
          </table:table-cell>
          <table:table-cell office:value-type="float" office:value="-0.00476190476190486" calcext:value-type="float">
            <text:p>-0.005</text:p>
          </table:table-cell>
          <table:table-cell office:value-type="float" office:value="-0.00606060606060599" calcext:value-type="float">
            <text:p>-0.006</text:p>
          </table:table-cell>
          <table:table-cell office:value-type="float" office:value="-0.00346320346320361" calcext:value-type="float">
            <text:p>-0.003</text:p>
          </table:table-cell>
          <table:table-cell office:value-type="float" office:value="-0.00735930735930723" calcext:value-type="float">
            <text:p>-0.007</text:p>
          </table:table-cell>
          <table:table-cell office:value-type="float" office:value="-0.0051948051948052" calcext:value-type="float">
            <text:p>-0.005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egment</text:p>
          </table:table-cell>
          <table:table-cell office:value-type="float" office:value="-0.0103896103896102" calcext:value-type="float">
            <text:p>-0.010</text:p>
          </table:table-cell>
          <table:table-cell office:value-type="float" office:value="-0.00173160173160158" calcext:value-type="float">
            <text:p>-0.002</text:p>
          </table:table-cell>
          <table:table-cell office:value-type="float" office:value="-0.00606060606060599" calcext:value-type="float">
            <text:p>-0.006</text:p>
          </table:table-cell>
          <table:table-cell office:value-type="float" office:value="-0.00735930735930712" calcext:value-type="float">
            <text:p>-0.007</text:p>
          </table:table-cell>
          <table:table-cell office:value-type="float" office:value="-0.00259740259740238" calcext:value-type="float">
            <text:p>-0.003</text:p>
          </table:table-cell>
          <table:table-cell office:value-type="float" office:value="-0.00346320346320317" calcext:value-type="float">
            <text:p>-0.003</text:p>
          </table:table-cell>
          <table:table-cell table:number-columns-repeated="2" office:value-type="float" office:value="-0.00259740259740238" calcext:value-type="float">
            <text:p>-0.003</text:p>
          </table:table-cell>
          <table:table-cell office:value-type="float" office:value="-0.00303030303030272" calcext:value-type="float">
            <text:p>-0.003</text:p>
          </table:table-cell>
          <table:table-cell table:number-columns-repeated="2" office:value-type="float" office:value="-0.00346320346320317" calcext:value-type="float">
            <text:p>-0.003</text:p>
          </table:table-cell>
          <table:table-cell office:value-type="float" office:value="0.000432900432900674" calcext:value-type="float">
            <text:p>0.000</text:p>
          </table:table-cell>
          <table:table-cell table:number-columns-repeated="2" office:value-type="float" office:value="-0.00432900432900396" calcext:value-type="float">
            <text:p>-0.004</text:p>
          </table:table-cell>
          <table:table-cell office:value-type="float" office:value="-0.00346320346320317" calcext:value-type="float">
            <text:p>-0.003</text:p>
          </table:table-cell>
          <table:table-cell office:value-type="float" office:value="0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egment</text:p>
          </table:table-cell>
          <table:table-cell office:value-type="float" office:value="-0.0108225108225112" calcext:value-type="float">
            <text:p>-0.011</text:p>
          </table:table-cell>
          <table:table-cell office:value-type="float" office:value="-0.00259740259740282" calcext:value-type="float">
            <text:p>-0.003</text:p>
          </table:table-cell>
          <table:table-cell office:value-type="float" office:value="-0.00606060606060643" calcext:value-type="float">
            <text:p>-0.006</text:p>
          </table:table-cell>
          <table:table-cell office:value-type="float" office:value="-0.0051948051948052" calcext:value-type="float">
            <text:p>-0.005</text:p>
          </table:table-cell>
          <table:table-cell office:value-type="float" office:value="-0.0043290043290044" calcext:value-type="float">
            <text:p>-0.004</text:p>
          </table:table-cell>
          <table:table-cell table:number-columns-repeated="3" office:value-type="float" office:value="-0.00346320346320361" calcext:value-type="float">
            <text:p>-0.003</text:p>
          </table:table-cell>
          <table:table-cell office:value-type="float" office:value="-0.00259740259740282" calcext:value-type="float">
            <text:p>-0.003</text:p>
          </table:table-cell>
          <table:table-cell office:value-type="float" office:value="-0.0043290043290044" calcext:value-type="float">
            <text:p>-0.004</text:p>
          </table:table-cell>
          <table:table-cell office:value-type="float" office:value="-0.00303030303030316" calcext:value-type="float">
            <text:p>-0.003</text:p>
          </table:table-cell>
          <table:table-cell office:value-type="float" office:value="-0.00173160173160203" calcext:value-type="float">
            <text:p>-0.002</text:p>
          </table:table-cell>
          <table:table-cell office:value-type="float" office:value="-0.00389610389610395" calcext:value-type="float">
            <text:p>-0.004</text:p>
          </table:table-cell>
          <table:table-cell office:value-type="float" office:value="-0.00259740259740282" calcext:value-type="float">
            <text:p>-0.003</text:p>
          </table:table-cell>
          <table:table-cell office:value-type="float" office:value="-0.000432900432900563" calcext:value-type="float">
            <text:p>0.000</text:p>
          </table:table-cell>
          <table:table-cell office:value-type="float" office:value="-0.00129870129870158" calcext:value-type="float">
            <text:p>-0.00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egment</text:p>
          </table:table-cell>
          <table:table-cell office:value-type="float" office:value="-0.00995670995670994" calcext:value-type="float">
            <text:p>-0.010</text:p>
          </table:table-cell>
          <table:table-cell office:value-type="float" office:value="-0.00129870129870113" calcext:value-type="float">
            <text:p>-0.001</text:p>
          </table:table-cell>
          <table:table-cell office:value-type="float" office:value="-0.00389610389610395" calcext:value-type="float">
            <text:p>-0.004</text:p>
          </table:table-cell>
          <table:table-cell office:value-type="float" office:value="-0.00476190476190475" calcext:value-type="float">
            <text:p>-0.005</text:p>
          </table:table-cell>
          <table:table-cell office:value-type="float" office:value="-0.00346320346320317" calcext:value-type="float">
            <text:p>-0.003</text:p>
          </table:table-cell>
          <table:table-cell office:value-type="float" office:value="-0.00303030303030272" calcext:value-type="float">
            <text:p>-0.003</text:p>
          </table:table-cell>
          <table:table-cell office:value-type="float" office:value="-0.00216450216450192" calcext:value-type="float">
            <text:p>-0.002</text:p>
          </table:table-cell>
          <table:table-cell office:value-type="float" office:value="-0.00173160173160158" calcext:value-type="float">
            <text:p>-0.002</text:p>
          </table:table-cell>
          <table:table-cell office:value-type="float" office:value="-0.00346320346320317" calcext:value-type="float">
            <text:p>-0.003</text:p>
          </table:table-cell>
          <table:table-cell office:value-type="float" office:value="-0.00389610389610351" calcext:value-type="float">
            <text:p>-0.004</text:p>
          </table:table-cell>
          <table:table-cell office:value-type="float" office:value="-0.00216450216450192" calcext:value-type="float">
            <text:p>-0.002</text:p>
          </table:table-cell>
          <table:table-cell office:value-type="float" office:value="-0.00173160173160158" calcext:value-type="float">
            <text:p>-0.002</text:p>
          </table:table-cell>
          <table:table-cell office:value-type="float" office:value="-0.00259740259740238" calcext:value-type="float">
            <text:p>-0.003</text:p>
          </table:table-cell>
          <table:table-cell office:value-type="float" office:value="-0.00173160173160158" calcext:value-type="float">
            <text:p>-0.002</text:p>
          </table:table-cell>
          <table:table-cell office:value-type="float" office:value="-0.000432900432900341" calcext:value-type="float">
            <text:p>0.000</text:p>
          </table:table-cell>
          <table:table-cell office:value-type="float" office:value="-0.00129870129870113" calcext:value-type="float">
            <text:p>-0.00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egment</text:p>
          </table:table-cell>
          <table:table-cell office:value-type="float" office:value="-0.00952380952380938" calcext:value-type="float">
            <text:p>-0.010</text:p>
          </table:table-cell>
          <table:table-cell office:value-type="float" office:value="-0.00173160173160158" calcext:value-type="float">
            <text:p>-0.002</text:p>
          </table:table-cell>
          <table:table-cell office:value-type="float" office:value="-0.00346320346320317" calcext:value-type="float">
            <text:p>-0.003</text:p>
          </table:table-cell>
          <table:table-cell office:value-type="float" office:value="-0.00432900432900396" calcext:value-type="float">
            <text:p>-0.004</text:p>
          </table:table-cell>
          <table:table-cell office:value-type="float" office:value="-0.00346320346320317" calcext:value-type="float">
            <text:p>-0.003</text:p>
          </table:table-cell>
          <table:table-cell office:value-type="float" office:value="-0.00303030303030272" calcext:value-type="float">
            <text:p>-0.003</text:p>
          </table:table-cell>
          <table:table-cell office:value-type="float" office:value="-0.00173160173160158" calcext:value-type="float">
            <text:p>-0.002</text:p>
          </table:table-cell>
          <table:table-cell office:value-type="float" office:value="-0.00259740259740238" calcext:value-type="float">
            <text:p>-0.003</text:p>
          </table:table-cell>
          <table:table-cell office:value-type="float" office:value="-0.00303030303030272" calcext:value-type="float">
            <text:p>-0.003</text:p>
          </table:table-cell>
          <table:table-cell office:value-type="float" office:value="-0.00432900432900396" calcext:value-type="float">
            <text:p>-0.004</text:p>
          </table:table-cell>
          <table:table-cell office:value-type="float" office:value="-0.000865800865800792" calcext:value-type="float">
            <text:p>-0.001</text:p>
          </table:table-cell>
          <table:table-cell office:value-type="float" office:value="-0.00216450216450192" calcext:value-type="float">
            <text:p>-0.002</text:p>
          </table:table-cell>
          <table:table-cell office:value-type="float" office:value="-0.00303030303030272" calcext:value-type="float">
            <text:p>-0.003</text:p>
          </table:table-cell>
          <table:table-cell office:value-type="float" office:value="-0.00216450216450192" calcext:value-type="float">
            <text:p>-0.002</text:p>
          </table:table-cell>
          <table:table-cell office:value-type="float" office:value="-0.00043290043290034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egment</text:p>
          </table:table-cell>
          <table:table-cell office:value-type="float" office:value="-0.01004329004329" calcext:value-type="float">
            <text:p>-0.010</text:p>
          </table:table-cell>
          <table:table-cell office:value-type="float" office:value="-0.0017316017316017" calcext:value-type="float">
            <text:p>-0.002</text:p>
          </table:table-cell>
          <table:table-cell office:value-type="float" office:value="-0.00476190476190475" calcext:value-type="float">
            <text:p>-0.005</text:p>
          </table:table-cell>
          <table:table-cell office:value-type="float" office:value="-0.00528138528138511" calcext:value-type="float">
            <text:p>-0.005</text:p>
          </table:table-cell>
          <table:table-cell office:value-type="float" office:value="-0.00346320346320328" calcext:value-type="float">
            <text:p>-0.003</text:p>
          </table:table-cell>
          <table:table-cell office:value-type="float" office:value="-0.00389610389610362" calcext:value-type="float">
            <text:p>-0.004</text:p>
          </table:table-cell>
          <table:table-cell office:value-type="float" office:value="-0.00354978354978341" calcext:value-type="float">
            <text:p>-0.004</text:p>
          </table:table-cell>
          <table:table-cell office:value-type="float" office:value="-0.0029437229437228" calcext:value-type="float">
            <text:p>-0.003</text:p>
          </table:table-cell>
          <table:table-cell office:value-type="float" office:value="-0.00329004329004301" calcext:value-type="float">
            <text:p>-0.003</text:p>
          </table:table-cell>
          <table:table-cell office:value-type="float" office:value="-0.00398268398268375" calcext:value-type="float">
            <text:p>-0.004</text:p>
          </table:table-cell>
          <table:table-cell office:value-type="float" office:value="-0.00233766233766208" calcext:value-type="float">
            <text:p>-0.002</text:p>
          </table:table-cell>
          <table:table-cell office:value-type="float" office:value="-0.00199134199134188" calcext:value-type="float">
            <text:p>-0.002</text:p>
          </table:table-cell>
          <table:table-cell office:value-type="float" office:value="-0.00398268398268375" calcext:value-type="float">
            <text:p>-0.004</text:p>
          </table:table-cell>
          <table:table-cell office:value-type="float" office:value="-0.00285714285714267" calcext:value-type="float">
            <text:p>-0.003</text:p>
          </table:table-cell>
          <table:table-cell office:value-type="float" office:value="-0.00242424242424222" calcext:value-type="float">
            <text:p>-0.002</text:p>
          </table:table-cell>
          <table:table-cell office:value-type="float" office:value="-0.00155844155844154" calcext:value-type="float">
            <text:p>-0.002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onar</text:p>
          </table:table-cell>
          <table:table-cell office:value-type="float" office:value="-0.0102206736353077" calcext:value-type="float">
            <text:p>-0.010</text:p>
          </table:table-cell>
          <table:table-cell office:value-type="float" office:value="-0.000464576074332035" calcext:value-type="float">
            <text:p>0.000</text:p>
          </table:table-cell>
          <table:table-cell office:value-type="float" office:value="-0.0243902439024389" calcext:value-type="float">
            <text:p>-0.024</text:p>
          </table:table-cell>
          <table:table-cell office:value-type="float" office:value="-0.0389082462253193" calcext:value-type="float">
            <text:p>-0.039</text:p>
          </table:table-cell>
          <table:table-cell office:value-type="float" office:value="-0.0631823461091753" calcext:value-type="float">
            <text:p>-0.063</text:p>
          </table:table-cell>
          <table:table-cell office:value-type="float" office:value="-0.00987224157955857" calcext:value-type="float">
            <text:p>-0.010</text:p>
          </table:table-cell>
          <table:table-cell office:value-type="float" office:value="-0.043437862950058" calcext:value-type="float">
            <text:p>-0.043</text:p>
          </table:table-cell>
          <table:table-cell office:value-type="float" office:value="-0.0292682926829267" calcext:value-type="float">
            <text:p>-0.029</text:p>
          </table:table-cell>
          <table:table-cell office:value-type="float" office:value="-0.0295005807200928" calcext:value-type="float">
            <text:p>-0.030</text:p>
          </table:table-cell>
          <table:table-cell office:value-type="float" office:value="-0.024274099883856" calcext:value-type="float">
            <text:p>-0.024</text:p>
          </table:table-cell>
          <table:table-cell office:value-type="float" office:value="-0.024622531939605" calcext:value-type="float">
            <text:p>-0.025</text:p>
          </table:table-cell>
          <table:table-cell office:value-type="float" office:value="-0.0048780487804877" calcext:value-type="float">
            <text:p>-0.005</text:p>
          </table:table-cell>
          <table:table-cell office:value-type="float" office:value="0.0139372822299653" calcext:value-type="float">
            <text:p>0.014</text:p>
          </table:table-cell>
          <table:table-cell office:value-type="float" office:value="0.00441347270615577" calcext:value-type="float">
            <text:p>0.004</text:p>
          </table:table-cell>
          <table:table-cell office:value-type="float" office:value="-0.00522648083623678" calcext:value-type="float">
            <text:p>-0.005</text:p>
          </table:table-cell>
          <table:table-cell office:value-type="float" office:value="-0.0291521486643437" calcext:value-type="float">
            <text:p>-0.029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onar</text:p>
          </table:table-cell>
          <table:table-cell office:value-type="float" office:value="-0.0387921022067363" calcext:value-type="float">
            <text:p>-0.039</text:p>
          </table:table-cell>
          <table:table-cell office:value-type="float" office:value="0.0138211382113821" calcext:value-type="float">
            <text:p>0.014</text:p>
          </table:table-cell>
          <table:table-cell office:value-type="float" office:value="-0.0384436701509873" calcext:value-type="float">
            <text:p>-0.038</text:p>
          </table:table-cell>
          <table:table-cell office:value-type="float" office:value="-0.000348432055749082" calcext:value-type="float">
            <text:p>0.000</text:p>
          </table:table-cell>
          <table:table-cell office:value-type="float" office:value="-0.0247386759581881" calcext:value-type="float">
            <text:p>-0.025</text:p>
          </table:table-cell>
          <table:table-cell office:value-type="float" office:value="0.00476190476190475" calcext:value-type="float">
            <text:p>0.005</text:p>
          </table:table-cell>
          <table:table-cell office:value-type="float" office:value="-0.0195121951219512" calcext:value-type="float">
            <text:p>-0.020</text:p>
          </table:table-cell>
          <table:table-cell office:value-type="float" office:value="-0.000464576074332146" calcext:value-type="float">
            <text:p>0.000</text:p>
          </table:table-cell>
          <table:table-cell office:value-type="float" office:value="-0.0292682926829269" calcext:value-type="float">
            <text:p>-0.029</text:p>
          </table:table-cell>
          <table:table-cell office:value-type="float" office:value="-0.024157955865273" calcext:value-type="float">
            <text:p>-0.024</text:p>
          </table:table-cell>
          <table:table-cell office:value-type="float" office:value="-0.0291521486643438" calcext:value-type="float">
            <text:p>-0.029</text:p>
          </table:table-cell>
          <table:table-cell office:value-type="float" office:value="0.00476190476190475" calcext:value-type="float">
            <text:p>0.005</text:p>
          </table:table-cell>
          <table:table-cell office:value-type="float" office:value="-0.00487804878048781" calcext:value-type="float">
            <text:p>-0.005</text:p>
          </table:table-cell>
          <table:table-cell office:value-type="float" office:value="0.00952380952380949" calcext:value-type="float">
            <text:p>0.010</text:p>
          </table:table-cell>
          <table:table-cell office:value-type="float" office:value="-0.0342624854819977" calcext:value-type="float">
            <text:p>-0.034</text:p>
          </table:table-cell>
          <table:table-cell office:value-type="float" office:value="-0.000696864111498274" calcext:value-type="float">
            <text:p>-0.00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onar</text:p>
          </table:table-cell>
          <table:table-cell office:value-type="float" office:value="-0.0530778164924505" calcext:value-type="float">
            <text:p>-0.053</text:p>
          </table:table-cell>
          <table:table-cell office:value-type="float" office:value="-0.0148664343786293" calcext:value-type="float">
            <text:p>-0.015</text:p>
          </table:table-cell>
          <table:table-cell office:value-type="float" office:value="-0.0385598141695701" calcext:value-type="float">
            <text:p>-0.039</text:p>
          </table:table-cell>
          <table:table-cell office:value-type="float" office:value="-0.0245063879210219" calcext:value-type="float">
            <text:p>-0.025</text:p>
          </table:table-cell>
          <table:table-cell office:value-type="float" office:value="-0.0580720092915213" calcext:value-type="float">
            <text:p>-0.058</text:p>
          </table:table-cell>
          <table:table-cell office:value-type="float" office:value="-0.0433217189314748" calcext:value-type="float">
            <text:p>-0.043</text:p>
          </table:table-cell>
          <table:table-cell table:number-columns-repeated="2" office:value-type="float" office:value="-0.0484320557491288" calcext:value-type="float">
            <text:p>-0.048</text:p>
          </table:table-cell>
          <table:table-cell office:value-type="float" office:value="-0.0481997677119627" calcext:value-type="float">
            <text:p>-0.048</text:p>
          </table:table-cell>
          <table:table-cell office:value-type="float" office:value="-0.0385598141695702" calcext:value-type="float">
            <text:p>-0.039</text:p>
          </table:table-cell>
          <table:table-cell office:value-type="float" office:value="-0.0387921022067362" calcext:value-type="float">
            <text:p>-0.039</text:p>
          </table:table-cell>
          <table:table-cell office:value-type="float" office:value="-0.00940766550522643" calcext:value-type="float">
            <text:p>-0.009</text:p>
          </table:table-cell>
          <table:table-cell office:value-type="float" office:value="-0.0530778164924505" calcext:value-type="float">
            <text:p>-0.053</text:p>
          </table:table-cell>
          <table:table-cell office:value-type="float" office:value="-0.019512195121951" calcext:value-type="float">
            <text:p>-0.020</text:p>
          </table:table-cell>
          <table:table-cell office:value-type="float" office:value="-0.0485481997677117" calcext:value-type="float">
            <text:p>-0.049</text:p>
          </table:table-cell>
          <table:table-cell office:value-type="float" office:value="-0.0242740998838558" calcext:value-type="float">
            <text:p>-0.024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onar</text:p>
          </table:table-cell>
          <table:table-cell office:value-type="float" office:value="-0.048432055749129" calcext:value-type="float">
            <text:p>-0.048</text:p>
          </table:table-cell>
          <table:table-cell office:value-type="float" office:value="0.00441347270615566" calcext:value-type="float">
            <text:p>0.004</text:p>
          </table:table-cell>
          <table:table-cell office:value-type="float" office:value="-0.0147502903600465" calcext:value-type="float">
            <text:p>-0.015</text:p>
          </table:table-cell>
          <table:table-cell office:value-type="float" office:value="-0.0292682926829269" calcext:value-type="float">
            <text:p>-0.029</text:p>
          </table:table-cell>
          <table:table-cell office:value-type="float" office:value="-0.0390243902439025" calcext:value-type="float">
            <text:p>-0.039</text:p>
          </table:table-cell>
          <table:table-cell office:value-type="float" office:value="-0.0340301974448316" calcext:value-type="float">
            <text:p>-0.034</text:p>
          </table:table-cell>
          <table:table-cell office:value-type="float" office:value="-0.0242740998838561" calcext:value-type="float">
            <text:p>-0.024</text:p>
          </table:table-cell>
          <table:table-cell office:value-type="float" office:value="-0.024274099883856" calcext:value-type="float">
            <text:p>-0.024</text:p>
          </table:table-cell>
          <table:table-cell office:value-type="float" office:value="-0.0196283391405343" calcext:value-type="float">
            <text:p>-0.020</text:p>
          </table:table-cell>
          <table:table-cell office:value-type="float" office:value="-0.0195121951219512" calcext:value-type="float">
            <text:p>-0.020</text:p>
          </table:table-cell>
          <table:table-cell office:value-type="float" office:value="-0.024506387921022" calcext:value-type="float">
            <text:p>-0.025</text:p>
          </table:table-cell>
          <table:table-cell office:value-type="float" office:value="0" calcext:value-type="float">
            <text:p>0.000</text:p>
          </table:table-cell>
          <table:table-cell office:value-type="float" office:value="-0.024274099883856" calcext:value-type="float">
            <text:p>-0.024</text:p>
          </table:table-cell>
          <table:table-cell office:value-type="float" office:value="-0.000232288037166017" calcext:value-type="float">
            <text:p>0.000</text:p>
          </table:table-cell>
          <table:table-cell office:value-type="float" office:value="-0.0391405342624855" calcext:value-type="float">
            <text:p>-0.039</text:p>
          </table:table-cell>
          <table:table-cell office:value-type="float" office:value="-0.0246225319396051" calcext:value-type="float">
            <text:p>-0.025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onar</text:p>
          </table:table-cell>
          <table:table-cell office:value-type="float" office:value="-0.0337979094076656" calcext:value-type="float">
            <text:p>-0.034</text:p>
          </table:table-cell>
          <table:table-cell office:value-type="float" office:value="0.00917537746806041" calcext:value-type="float">
            <text:p>0.009</text:p>
          </table:table-cell>
          <table:table-cell office:value-type="float" office:value="-0.0196283391405342" calcext:value-type="float">
            <text:p>-0.020</text:p>
          </table:table-cell>
          <table:table-cell office:value-type="float" office:value="-0.0147502903600465" calcext:value-type="float">
            <text:p>-0.015</text:p>
          </table:table-cell>
          <table:table-cell office:value-type="float" office:value="-0.0196283391405343" calcext:value-type="float">
            <text:p>-0.020</text:p>
          </table:table-cell>
          <table:table-cell office:value-type="float" office:value="-0.0146341463414634" calcext:value-type="float">
            <text:p>-0.015</text:p>
          </table:table-cell>
          <table:table-cell office:value-type="float" office:value="-0.00975609756097562" calcext:value-type="float">
            <text:p>-0.010</text:p>
          </table:table-cell>
          <table:table-cell office:value-type="float" office:value="-0.0193960511033682" calcext:value-type="float">
            <text:p>-0.019</text:p>
          </table:table-cell>
          <table:table-cell office:value-type="float" office:value="-0.0147502903600465" calcext:value-type="float">
            <text:p>-0.015</text:p>
          </table:table-cell>
          <table:table-cell office:value-type="float" office:value="-0.00487804878048781" calcext:value-type="float">
            <text:p>-0.005</text:p>
          </table:table-cell>
          <table:table-cell office:value-type="float" office:value="-0.00511033681765394" calcext:value-type="float">
            <text:p>-0.005</text:p>
          </table:table-cell>
          <table:table-cell office:value-type="float" office:value="-0.00963995354239255" calcext:value-type="float">
            <text:p>-0.010</text:p>
          </table:table-cell>
          <table:table-cell office:value-type="float" office:value="-0.00499419279907087" calcext:value-type="float">
            <text:p>-0.005</text:p>
          </table:table-cell>
          <table:table-cell office:value-type="float" office:value="0.0142857142857143" calcext:value-type="float">
            <text:p>0.014</text:p>
          </table:table-cell>
          <table:table-cell office:value-type="float" office:value="-0.0245063879210221" calcext:value-type="float">
            <text:p>-0.025</text:p>
          </table:table-cell>
          <table:table-cell office:value-type="float" office:value="-0.0197444831591173" calcext:value-type="float">
            <text:p>-0.0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onar</text:p>
          </table:table-cell>
          <table:table-cell office:value-type="float" office:value="-0.0368641114982577" calcext:value-type="float">
            <text:p>-0.037</text:p>
          </table:table-cell>
          <table:table-cell office:value-type="float" office:value="0.00241579558652738" calcext:value-type="float">
            <text:p>0.002</text:p>
          </table:table-cell>
          <table:table-cell office:value-type="float" office:value="-0.0271544715447154" calcext:value-type="float">
            <text:p>-0.027</text:p>
          </table:table-cell>
          <table:table-cell office:value-type="float" office:value="-0.0215563298490127" calcext:value-type="float">
            <text:p>-0.022</text:p>
          </table:table-cell>
          <table:table-cell office:value-type="float" office:value="-0.0409291521486643" calcext:value-type="float">
            <text:p>-0.041</text:p>
          </table:table-cell>
          <table:table-cell office:value-type="float" office:value="-0.0194192799070847" calcext:value-type="float">
            <text:p>-0.019</text:p>
          </table:table-cell>
          <table:table-cell office:value-type="float" office:value="-0.029082462253194" calcext:value-type="float">
            <text:p>-0.029</text:p>
          </table:table-cell>
          <table:table-cell office:value-type="float" office:value="-0.0243670150987224" calcext:value-type="float">
            <text:p>-0.024</text:p>
          </table:table-cell>
          <table:table-cell office:value-type="float" office:value="-0.0282694541231127" calcext:value-type="float">
            <text:p>-0.028</text:p>
          </table:table-cell>
          <table:table-cell office:value-type="float" office:value="-0.0222764227642277" calcext:value-type="float">
            <text:p>-0.022</text:p>
          </table:table-cell>
          <table:table-cell office:value-type="float" office:value="-0.0244367015098721" calcext:value-type="float">
            <text:p>-0.024</text:p>
          </table:table-cell>
          <table:table-cell office:value-type="float" office:value="-0.00383275261324034" calcext:value-type="float">
            <text:p>-0.004</text:p>
          </table:table-cell>
          <table:table-cell office:value-type="float" office:value="-0.01465737514518" calcext:value-type="float">
            <text:p>-0.015</text:p>
          </table:table-cell>
          <table:table-cell office:value-type="float" office:value="0.00169570267131258" calcext:value-type="float">
            <text:p>0.002</text:p>
          </table:table-cell>
          <table:table-cell office:value-type="float" office:value="-0.0303368176538907" calcext:value-type="float">
            <text:p>-0.030</text:p>
          </table:table-cell>
          <table:table-cell office:value-type="float" office:value="-0.019698025551684" calcext:value-type="float">
            <text:p>-0.02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vertebral_column</text:p>
          </table:table-cell>
          <table:table-cell office:value-type="float" office:value="-0.0225806451612904" calcext:value-type="float">
            <text:p>-0.023</text:p>
          </table:table-cell>
          <table:table-cell office:value-type="float" office:value="0.00967741935483879" calcext:value-type="float">
            <text:p>0.010</text:p>
          </table:table-cell>
          <table:table-cell office:value-type="float" office:value="-0.0129032258064516" calcext:value-type="float">
            <text:p>-0.013</text:p>
          </table:table-cell>
          <table:table-cell office:value-type="float" office:value="-0.0225806451612904" calcext:value-type="float">
            <text:p>-0.023</text:p>
          </table:table-cell>
          <table:table-cell office:value-type="float" office:value="-0.0161290322580644" calcext:value-type="float">
            <text:p>-0.016</text:p>
          </table:table-cell>
          <table:table-cell office:value-type="float" office:value="0.0225806451612903" calcext:value-type="float">
            <text:p>0.023</text:p>
          </table:table-cell>
          <table:table-cell office:value-type="float" office:value="0.00322580645161297" calcext:value-type="float">
            <text:p>0.003</text:p>
          </table:table-cell>
          <table:table-cell office:value-type="float" office:value="-0.0129032258064516" calcext:value-type="float">
            <text:p>-0.013</text:p>
          </table:table-cell>
          <table:table-cell office:value-type="float" office:value="-0.00322580645161286" calcext:value-type="float">
            <text:p>-0.003</text:p>
          </table:table-cell>
          <table:table-cell office:value-type="float" office:value="-0.0225806451612904" calcext:value-type="float">
            <text:p>-0.023</text:p>
          </table:table-cell>
          <table:table-cell office:value-type="float" office:value="-0.0129032258064516" calcext:value-type="float">
            <text:p>-0.013</text:p>
          </table:table-cell>
          <table:table-cell office:value-type="float" office:value="-0.00645161290322582" calcext:value-type="float">
            <text:p>-0.006</text:p>
          </table:table-cell>
          <table:table-cell office:value-type="float" office:value="-0.0161290322580644" calcext:value-type="float">
            <text:p>-0.016</text:p>
          </table:table-cell>
          <table:table-cell office:value-type="float" office:value="-0.00645161290322582" calcext:value-type="float">
            <text:p>-0.006</text:p>
          </table:table-cell>
          <table:table-cell office:value-type="float" office:value="-0.0161290322580644" calcext:value-type="float">
            <text:p>-0.016</text:p>
          </table:table-cell>
          <table:table-cell office:value-type="float" office:value="-0.0129032258064516" calcext:value-type="float">
            <text:p>-0.013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vertebral_column</text:p>
          </table:table-cell>
          <table:table-cell office:value-type="float" office:value="-0.032258064516129" calcext:value-type="float">
            <text:p>-0.032</text:p>
          </table:table-cell>
          <table:table-cell office:value-type="float" office:value="0.0161290322580645" calcext:value-type="float">
            <text:p>0.016</text:p>
          </table:table-cell>
          <table:table-cell office:value-type="float" office:value="-0.0161290322580646" calcext:value-type="float">
            <text:p>-0.016</text:p>
          </table:table-cell>
          <table:table-cell office:value-type="float" office:value="-0.0290322580645163" calcext:value-type="float">
            <text:p>-0.029</text:p>
          </table:table-cell>
          <table:table-cell office:value-type="float" office:value="-0.032258064516129" calcext:value-type="float">
            <text:p>-0.032</text:p>
          </table:table-cell>
          <table:table-cell office:value-type="float" office:value="-0.00322580645161286" calcext:value-type="float">
            <text:p>-0.003</text:p>
          </table:table-cell>
          <table:table-cell office:value-type="float" office:value="0.00322580645161297" calcext:value-type="float">
            <text:p>0.003</text:p>
          </table:table-cell>
          <table:table-cell table:number-columns-repeated="2" office:value-type="float" office:value="-0.0193548387096775" calcext:value-type="float">
            <text:p>-0.019</text:p>
          </table:table-cell>
          <table:table-cell office:value-type="float" office:value="-0.0129032258064516" calcext:value-type="float">
            <text:p>-0.013</text:p>
          </table:table-cell>
          <table:table-cell office:value-type="float" office:value="-0.00967741935483868" calcext:value-type="float">
            <text:p>-0.010</text:p>
          </table:table-cell>
          <table:table-cell office:value-type="float" office:value="-0.0161290322580646" calcext:value-type="float">
            <text:p>-0.016</text:p>
          </table:table-cell>
          <table:table-cell office:value-type="float" office:value="-0.0225806451612902" calcext:value-type="float">
            <text:p>-0.023</text:p>
          </table:table-cell>
          <table:table-cell office:value-type="float" office:value="-0.00967741935483868" calcext:value-type="float">
            <text:p>-0.010</text:p>
          </table:table-cell>
          <table:table-cell office:value-type="float" office:value="-0.0161290322580646" calcext:value-type="float">
            <text:p>-0.016</text:p>
          </table:table-cell>
          <table:table-cell office:value-type="float" office:value="-0.0129032258064516" calcext:value-type="float">
            <text:p>-0.013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vertebral_column</text:p>
          </table:table-cell>
          <table:table-cell office:value-type="float" office:value="-0.0193548387096775" calcext:value-type="float">
            <text:p>-0.019</text:p>
          </table:table-cell>
          <table:table-cell office:value-type="float" office:value="0" calcext:value-type="float">
            <text:p>0.000</text:p>
          </table:table-cell>
          <table:table-cell office:value-type="float" office:value="-0.00967741935483879" calcext:value-type="float">
            <text:p>-0.010</text:p>
          </table:table-cell>
          <table:table-cell office:value-type="float" office:value="-0.0129032258064516" calcext:value-type="float">
            <text:p>-0.013</text:p>
          </table:table-cell>
          <table:table-cell office:value-type="float" office:value="-0.035483870967742" calcext:value-type="float">
            <text:p>-0.035</text:p>
          </table:table-cell>
          <table:table-cell office:value-type="float" office:value="-0.00967741935483879" calcext:value-type="float">
            <text:p>-0.010</text:p>
          </table:table-cell>
          <table:table-cell office:value-type="float" office:value="-0.0161290322580646" calcext:value-type="float">
            <text:p>-0.016</text:p>
          </table:table-cell>
          <table:table-cell office:value-type="float" office:value="-0.0322580645161292" calcext:value-type="float">
            <text:p>-0.032</text:p>
          </table:table-cell>
          <table:table-cell office:value-type="float" office:value="-0.0258064516129032" calcext:value-type="float">
            <text:p>-0.026</text:p>
          </table:table-cell>
          <table:table-cell office:value-type="float" office:value="-0.0129032258064516" calcext:value-type="float">
            <text:p>-0.013</text:p>
          </table:table-cell>
          <table:table-cell office:value-type="float" office:value="-0.0161290322580646" calcext:value-type="float">
            <text:p>-0.016</text:p>
          </table:table-cell>
          <table:table-cell office:value-type="float" office:value="-0.00967741935483879" calcext:value-type="float">
            <text:p>-0.010</text:p>
          </table:table-cell>
          <table:table-cell table:number-columns-repeated="2" office:value-type="float" office:value="-0.0258064516129032" calcext:value-type="float">
            <text:p>-0.026</text:p>
          </table:table-cell>
          <table:table-cell office:value-type="float" office:value="-0.0225806451612904" calcext:value-type="float">
            <text:p>-0.023</text:p>
          </table:table-cell>
          <table:table-cell office:value-type="float" office:value="-0.00645161290322582" calcext:value-type="float">
            <text:p>-0.006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vertebral_column</text:p>
          </table:table-cell>
          <table:table-cell office:value-type="float" office:value="-0.0161290322580644" calcext:value-type="float">
            <text:p>-0.016</text:p>
          </table:table-cell>
          <table:table-cell office:value-type="float" office:value="0.0129032258064515" calcext:value-type="float">
            <text:p>0.013</text:p>
          </table:table-cell>
          <table:table-cell office:value-type="float" office:value="-0.00645161290322582" calcext:value-type="float">
            <text:p>-0.006</text:p>
          </table:table-cell>
          <table:table-cell office:value-type="float" office:value="-0.0193548387096775" calcext:value-type="float">
            <text:p>-0.019</text:p>
          </table:table-cell>
          <table:table-cell office:value-type="float" office:value="-0.00967741935483879" calcext:value-type="float">
            <text:p>-0.010</text:p>
          </table:table-cell>
          <table:table-cell office:value-type="float" office:value="-0.0161290322580644" calcext:value-type="float">
            <text:p>-0.016</text:p>
          </table:table-cell>
          <table:table-cell office:value-type="float" office:value="-0.00645161290322582" calcext:value-type="float">
            <text:p>-0.006</text:p>
          </table:table-cell>
          <table:table-cell office:value-type="float" office:value="-0.0258064516129032" calcext:value-type="float">
            <text:p>-0.026</text:p>
          </table:table-cell>
          <table:table-cell office:value-type="float" office:value="-0.00967741935483879" calcext:value-type="float">
            <text:p>-0.010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-0.0129032258064516" calcext:value-type="float">
            <text:p>-0.013</text:p>
          </table:table-cell>
          <table:table-cell office:value-type="float" office:value="-0.00967741935483879" calcext:value-type="float">
            <text:p>-0.010</text:p>
          </table:table-cell>
          <table:table-cell office:value-type="float" office:value="-0.0225806451612904" calcext:value-type="float">
            <text:p>-0.023</text:p>
          </table:table-cell>
          <table:table-cell office:value-type="float" office:value="-0.00322580645161286" calcext:value-type="float">
            <text:p>-0.003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vertebral_column</text:p>
          </table:table-cell>
          <table:table-cell office:value-type="float" office:value="-0.0387096774193548" calcext:value-type="float">
            <text:p>-0.039</text:p>
          </table:table-cell>
          <table:table-cell office:value-type="float" office:value="0.00645161290322571" calcext:value-type="float">
            <text:p>0.006</text:p>
          </table:table-cell>
          <table:table-cell office:value-type="float" office:value="-0.00645161290322582" calcext:value-type="float">
            <text:p>-0.006</text:p>
          </table:table-cell>
          <table:table-cell table:number-columns-repeated="2" office:value-type="float" office:value="-0.0258064516129033" calcext:value-type="float">
            <text:p>-0.026</text:p>
          </table:table-cell>
          <table:table-cell office:value-type="float" office:value="-0.0225806451612902" calcext:value-type="float">
            <text:p>-0.023</text:p>
          </table:table-cell>
          <table:table-cell office:value-type="float" office:value="-0.0161290322580646" calcext:value-type="float">
            <text:p>-0.016</text:p>
          </table:table-cell>
          <table:table-cell office:value-type="float" office:value="-0.032258064516129" calcext:value-type="float">
            <text:p>-0.032</text:p>
          </table:table-cell>
          <table:table-cell office:value-type="float" office:value="-0.0193548387096775" calcext:value-type="float">
            <text:p>-0.019</text:p>
          </table:table-cell>
          <table:table-cell table:number-columns-repeated="2" office:value-type="float" office:value="-0.00967741935483868" calcext:value-type="float">
            <text:p>-0.010</text:p>
          </table:table-cell>
          <table:table-cell office:value-type="float" office:value="-0.00645161290322582" calcext:value-type="float">
            <text:p>-0.006</text:p>
          </table:table-cell>
          <table:table-cell office:value-type="float" office:value="-0.0193548387096775" calcext:value-type="float">
            <text:p>-0.019</text:p>
          </table:table-cell>
          <table:table-cell office:value-type="float" office:value="-0.0129032258064516" calcext:value-type="float">
            <text:p>-0.013</text:p>
          </table:table-cell>
          <table:table-cell office:value-type="float" office:value="-0.0225806451612902" calcext:value-type="float">
            <text:p>-0.023</text:p>
          </table:table-cell>
          <table:table-cell office:value-type="float" office:value="-0.0129032258064516" calcext:value-type="float">
            <text:p>-0.01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vertebral_column</text:p>
          </table:table-cell>
          <table:table-cell office:value-type="float" office:value="-0.0258064516129033" calcext:value-type="float">
            <text:p>-0.026</text:p>
          </table:table-cell>
          <table:table-cell office:value-type="float" office:value="0.00903225806451624" calcext:value-type="float">
            <text:p>0.009</text:p>
          </table:table-cell>
          <table:table-cell office:value-type="float" office:value="-0.0103225806451613" calcext:value-type="float">
            <text:p>-0.010</text:p>
          </table:table-cell>
          <table:table-cell office:value-type="float" office:value="-0.0219354838709678" calcext:value-type="float">
            <text:p>-0.022</text:p>
          </table:table-cell>
          <table:table-cell office:value-type="float" office:value="-0.0238709677419355" calcext:value-type="float">
            <text:p>-0.024</text:p>
          </table:table-cell>
          <table:table-cell office:value-type="float" office:value="-0.00580645161290316" calcext:value-type="float">
            <text:p>-0.006</text:p>
          </table:table-cell>
          <table:table-cell office:value-type="float" office:value="-0.00645161290322582" calcext:value-type="float">
            <text:p>-0.006</text:p>
          </table:table-cell>
          <table:table-cell office:value-type="float" office:value="-0.024516129032258" calcext:value-type="float">
            <text:p>-0.025</text:p>
          </table:table-cell>
          <table:table-cell office:value-type="float" office:value="-0.015483870967742" calcext:value-type="float">
            <text:p>-0.015</text:p>
          </table:table-cell>
          <table:table-cell office:value-type="float" office:value="-0.0116129032258064" calcext:value-type="float">
            <text:p>-0.012</text:p>
          </table:table-cell>
          <table:table-cell office:value-type="float" office:value="-0.00967741935483868" calcext:value-type="float">
            <text:p>-0.010</text:p>
          </table:table-cell>
          <table:table-cell office:value-type="float" office:value="-0.00774193548387092" calcext:value-type="float">
            <text:p>-0.008</text:p>
          </table:table-cell>
          <table:table-cell office:value-type="float" office:value="-0.0193548387096775" calcext:value-type="float">
            <text:p>-0.019</text:p>
          </table:table-cell>
          <table:table-cell office:value-type="float" office:value="-0.0129032258064516" calcext:value-type="float">
            <text:p>-0.013</text:p>
          </table:table-cell>
          <table:table-cell office:value-type="float" office:value="-0.02" calcext:value-type="float">
            <text:p>-0.020</text:p>
          </table:table-cell>
          <table:table-cell office:value-type="float" office:value="-0.00967741935483868" calcext:value-type="float">
            <text:p>-0.01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wdbc</text:p>
          </table:table-cell>
          <table:table-cell office:value-type="float" office:value="-0.00350877192982479" calcext:value-type="float">
            <text:p>-0.004</text:p>
          </table:table-cell>
          <table:table-cell office:value-type="float" office:value="-0.00173886042539995" calcext:value-type="float">
            <text:p>-0.002</text:p>
          </table:table-cell>
          <table:table-cell office:value-type="float" office:value="-0.00353982300884959" calcext:value-type="float">
            <text:p>-0.004</text:p>
          </table:table-cell>
          <table:table-cell office:value-type="float" office:value="-0.00880298090358656" calcext:value-type="float">
            <text:p>-0.009</text:p>
          </table:table-cell>
          <table:table-cell office:value-type="float" office:value="-0.00350877192982479" calcext:value-type="float">
            <text:p>-0.004</text:p>
          </table:table-cell>
          <table:table-cell office:value-type="float" office:value="-0.00349324639031234" calcext:value-type="float">
            <text:p>-0.003</text:p>
          </table:table-cell>
          <table:table-cell office:value-type="float" office:value="-0.00704859493867416" calcext:value-type="float">
            <text:p>-0.007</text:p>
          </table:table-cell>
          <table:table-cell office:value-type="float" office:value="-0.0017543859649124" calcext:value-type="float">
            <text:p>-0.002</text:p>
          </table:table-cell>
          <table:table-cell office:value-type="float" office:value="0.00524763235522441" calcext:value-type="float">
            <text:p>0.005</text:p>
          </table:table-cell>
          <table:table-cell office:value-type="float" office:value="-0.00349324639031234" calcext:value-type="float">
            <text:p>-0.003</text:p>
          </table:table-cell>
          <table:table-cell office:value-type="float" office:value="0.00350877192982446" calcext:value-type="float">
            <text:p>0.004</text:p>
          </table:table-cell>
          <table:table-cell office:value-type="float" office:value="0.0000310510790247909" calcext:value-type="float">
            <text:p>0.000</text:p>
          </table:table-cell>
          <table:table-cell office:value-type="float" office:value="-0.00350877192982479" calcext:value-type="float">
            <text:p>-0.004</text:p>
          </table:table-cell>
          <table:table-cell office:value-type="float" office:value="0.00175438596491206" calcext:value-type="float">
            <text:p>0.002</text:p>
          </table:table-cell>
          <table:table-cell office:value-type="float" office:value="0.00176991150442463" calcext:value-type="float">
            <text:p>0.002</text:p>
          </table:table-cell>
          <table:table-cell office:value-type="float" office:value="0.0000155255395124509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wdbc</text:p>
          </table:table-cell>
          <table:table-cell office:value-type="float" office:value="0.00178543704393719" calcext:value-type="float">
            <text:p>0.002</text:p>
          </table:table-cell>
          <table:table-cell office:value-type="float" office:value="0.0105728924080112" calcext:value-type="float">
            <text:p>0.011</text:p>
          </table:table-cell>
          <table:table-cell office:value-type="float" office:value="0.00878745536407399" calcext:value-type="float">
            <text:p>0.009</text:p>
          </table:table-cell>
          <table:table-cell office:value-type="float" office:value="-0.00701754385964926" calcext:value-type="float">
            <text:p>-0.007</text:p>
          </table:table-cell>
          <table:table-cell office:value-type="float" office:value="0.0000155255395123399" calcext:value-type="float">
            <text:p>0.000</text:p>
          </table:table-cell>
          <table:table-cell office:value-type="float" office:value="0.0052786834342492" calcext:value-type="float">
            <text:p>0.005</text:p>
          </table:table-cell>
          <table:table-cell table:number-columns-repeated="3" office:value-type="float" office:value="0.00352429746933713" calcext:value-type="float">
            <text:p>0.004</text:p>
          </table:table-cell>
          <table:table-cell office:value-type="float" office:value="0.00353982300884959" calcext:value-type="float">
            <text:p>0.004</text:p>
          </table:table-cell>
          <table:table-cell office:value-type="float" office:value="0.00350877192982457" calcext:value-type="float">
            <text:p>0.004</text:p>
          </table:table-cell>
          <table:table-cell office:value-type="float" office:value="0.00178543704393719" calcext:value-type="float">
            <text:p>0.002</text:p>
          </table:table-cell>
          <table:table-cell office:value-type="float" office:value="-0.00173886042540006" calcext:value-type="float">
            <text:p>-0.002</text:p>
          </table:table-cell>
          <table:table-cell office:value-type="float" office:value="0.00352429746933713" calcext:value-type="float">
            <text:p>0.004</text:p>
          </table:table-cell>
          <table:table-cell office:value-type="float" office:value="0.0105573668684984" calcext:value-type="float">
            <text:p>0.011</text:p>
          </table:table-cell>
          <table:table-cell office:value-type="float" office:value="0.00704859493867394" calcext:value-type="float">
            <text:p>0.007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wdbc</text:p>
          </table:table-cell>
          <table:table-cell office:value-type="float" office:value="-0.00526315789473686" calcext:value-type="float">
            <text:p>-0.005</text:p>
          </table:table-cell>
          <table:table-cell office:value-type="float" office:value="-0.00349324639031201" calcext:value-type="float">
            <text:p>-0.003</text:p>
          </table:table-cell>
          <table:table-cell office:value-type="float" office:value="0" calcext:value-type="float">
            <text:p>0.000</text:p>
          </table:table-cell>
          <table:table-cell office:value-type="float" office:value="-0.0105263157894736" calcext:value-type="float">
            <text:p>-0.011</text:p>
          </table:table-cell>
          <table:table-cell office:value-type="float" office:value="-0.00526315789473686" calcext:value-type="float">
            <text:p>-0.005</text:p>
          </table:table-cell>
          <table:table-cell office:value-type="float" office:value="-0.00352429746933725" calcext:value-type="float">
            <text:p>-0.004</text:p>
          </table:table-cell>
          <table:table-cell office:value-type="float" office:value="-0.00878745536407399" calcext:value-type="float">
            <text:p>-0.009</text:p>
          </table:table-cell>
          <table:table-cell office:value-type="float" office:value="-0.0052786834342492" calcext:value-type="float">
            <text:p>-0.005</text:p>
          </table:table-cell>
          <table:table-cell table:number-columns-repeated="2" office:value-type="float" office:value="-0.00350877192982446" calcext:value-type="float">
            <text:p>-0.004</text:p>
          </table:table-cell>
          <table:table-cell office:value-type="float" office:value="-0.0052786834342492" calcext:value-type="float">
            <text:p>-0.005</text:p>
          </table:table-cell>
          <table:table-cell office:value-type="float" office:value="-0.00350877192982446" calcext:value-type="float">
            <text:p>-0.004</text:p>
          </table:table-cell>
          <table:table-cell office:value-type="float" office:value="-0.00526315789473686" calcext:value-type="float">
            <text:p>-0.005</text:p>
          </table:table-cell>
          <table:table-cell office:value-type="float" office:value="0" calcext:value-type="float">
            <text:p>0.000</text:p>
          </table:table-cell>
          <table:table-cell office:value-type="float" office:value="0.00176991150442474" calcext:value-type="float">
            <text:p>0.002</text:p>
          </table:table-cell>
          <table:table-cell office:value-type="float" office:value="-0.00352429746933702" calcext:value-type="float">
            <text:p>-0.004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wdbc</text:p>
          </table:table-cell>
          <table:table-cell office:value-type="float" office:value="-0.00350877192982446" calcext:value-type="float">
            <text:p>-0.004</text:p>
          </table:table-cell>
          <table:table-cell office:value-type="float" office:value="-0.00175438596491206" calcext:value-type="float">
            <text:p>-0.002</text:p>
          </table:table-cell>
          <table:table-cell office:value-type="float" office:value="-0.00176991150442463" calcext:value-type="float">
            <text:p>-0.002</text:p>
          </table:table-cell>
          <table:table-cell office:value-type="float" office:value="-0.00175438596491206" calcext:value-type="float">
            <text:p>-0.002</text:p>
          </table:table-cell>
          <table:table-cell office:value-type="float" office:value="-0.0052786834342492" calcext:value-type="float">
            <text:p>-0.005</text:p>
          </table:table-cell>
          <table:table-cell office:value-type="float" office:value="-0.00175438596491206" calcext:value-type="float">
            <text:p>-0.002</text:p>
          </table:table-cell>
          <table:table-cell office:value-type="float" office:value="-0.0052786834342492" calcext:value-type="float">
            <text:p>-0.005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-0.00175438596491206" calcext:value-type="float">
            <text:p>-0.002</text:p>
          </table:table-cell>
          <table:table-cell office:value-type="float" office:value="-0.00176991150442463" calcext:value-type="float">
            <text:p>-0.002</text:p>
          </table:table-cell>
          <table:table-cell office:value-type="float" office:value="0.0017543859649124" calcext:value-type="float">
            <text:p>0.002</text:p>
          </table:table-cell>
          <table:table-cell office:value-type="float" office:value="-0.00173886042539961" calcext:value-type="float">
            <text:p>-0.002</text:p>
          </table:table-cell>
          <table:table-cell office:value-type="float" office:value="-0.00175438596491206" calcext:value-type="float">
            <text:p>-0.002</text:p>
          </table:table-cell>
          <table:table-cell office:value-type="float" office:value="0.000015525539512562" calcext:value-type="float">
            <text:p>0.000</text:p>
          </table:table-cell>
          <table:table-cell office:value-type="float" office:value="-0.00176991150442463" calcext:value-type="float">
            <text:p>-0.002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wdbc</text:p>
          </table:table-cell>
          <table:table-cell office:value-type="float" office:value="-0.0052786834342492" calcext:value-type="float">
            <text:p>-0.005</text:p>
          </table:table-cell>
          <table:table-cell office:value-type="float" office:value="-0.00526315789473686" calcext:value-type="float">
            <text:p>-0.005</text:p>
          </table:table-cell>
          <table:table-cell office:value-type="float" office:value="-0.00352429746933702" calcext:value-type="float">
            <text:p>-0.004</text:p>
          </table:table-cell>
          <table:table-cell office:value-type="float" office:value="-0.00526315789473686" calcext:value-type="float">
            <text:p>-0.005</text:p>
          </table:table-cell>
          <table:table-cell table:number-columns-repeated="3" office:value-type="float" office:value="-0.0052786834342492" calcext:value-type="float">
            <text:p>-0.005</text:p>
          </table:table-cell>
          <table:table-cell table:number-columns-repeated="2" office:value-type="float" office:value="-0.0017543859649124" calcext:value-type="float">
            <text:p>-0.002</text:p>
          </table:table-cell>
          <table:table-cell office:value-type="float" office:value="-0.00352429746933725" calcext:value-type="float">
            <text:p>-0.004</text:p>
          </table:table-cell>
          <table:table-cell office:value-type="float" office:value="-0.0052786834342492" calcext:value-type="float">
            <text:p>-0.005</text:p>
          </table:table-cell>
          <table:table-cell office:value-type="float" office:value="-0.00352429746933702" calcext:value-type="float">
            <text:p>-0.004</text:p>
          </table:table-cell>
          <table:table-cell office:value-type="float" office:value="-0.00701754385964926" calcext:value-type="float">
            <text:p>-0.007</text:p>
          </table:table-cell>
          <table:table-cell office:value-type="float" office:value="-0.00350877192982446" calcext:value-type="float">
            <text:p>-0.004</text:p>
          </table:table-cell>
          <table:table-cell office:value-type="float" office:value="0.0000155255395123399" calcext:value-type="float">
            <text:p>0.000</text:p>
          </table:table-cell>
          <table:table-cell office:value-type="float" office:value="-0.00352429746933702" calcext:value-type="float">
            <text:p>-0.00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wdbc</text:p>
          </table:table-cell>
          <table:table-cell office:value-type="float" office:value="-0.00315478962893956" calcext:value-type="float">
            <text:p>-0.003</text:p>
          </table:table-cell>
          <table:table-cell office:value-type="float" office:value="-0.000335351653469984" calcext:value-type="float">
            <text:p>0.000</text:p>
          </table:table-cell>
          <table:table-cell office:value-type="float" office:value="-0.00000931532370740396" calcext:value-type="float">
            <text:p>0.000</text:p>
          </table:table-cell>
          <table:table-cell office:value-type="float" office:value="-0.00667287688247165" calcext:value-type="float">
            <text:p>-0.007</text:p>
          </table:table-cell>
          <table:table-cell office:value-type="float" office:value="-0.00386275423070948" calcext:value-type="float">
            <text:p>-0.004</text:p>
          </table:table-cell>
          <table:table-cell office:value-type="float" office:value="-0.00175438596491229" calcext:value-type="float">
            <text:p>-0.002</text:p>
          </table:table-cell>
          <table:table-cell office:value-type="float" office:value="-0.00457382394038197" calcext:value-type="float">
            <text:p>-0.005</text:p>
          </table:table-cell>
          <table:table-cell office:value-type="float" office:value="-0.00105263157894731" calcext:value-type="float">
            <text:p>-0.001</text:p>
          </table:table-cell>
          <table:table-cell office:value-type="float" office:value="0.000701754385964981" calcext:value-type="float">
            <text:p>0.001</text:p>
          </table:table-cell>
          <table:table-cell office:value-type="float" office:value="-0.00174817574910724" calcext:value-type="float">
            <text:p>-0.002</text:p>
          </table:table-cell>
          <table:table-cell office:value-type="float" office:value="-0.00106194690265471" calcext:value-type="float">
            <text:p>-0.001</text:p>
          </table:table-cell>
          <table:table-cell office:value-type="float" office:value="-0.000692439062257355" calcext:value-type="float">
            <text:p>-0.001</text:p>
          </table:table-cell>
          <table:table-cell office:value-type="float" office:value="-0.00385343890700207" calcext:value-type="float">
            <text:p>-0.004</text:p>
          </table:table-cell>
          <table:table-cell office:value-type="float" office:value="0.00000310510790257901" calcext:value-type="float">
            <text:p>0.000</text:p>
          </table:table-cell>
          <table:table-cell office:value-type="float" office:value="0.00282564819127451" calcext:value-type="float">
            <text:p>0.003</text:p>
          </table:table-cell>
          <table:table-cell office:value-type="float" office:value="-0.000350877192982435" calcext:value-type="float">
            <text:p>0.000</text:p>
          </table:table-cell>
          <table:table-cell table:number-columns-repeated="1005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average artificial (without D12)</text:p>
          </table:table-cell>
          <table:table-cell table:style-name="ce4" table:formula="of:=AVERAGE([.D7];[.D13];[.D25];[.D31];[.D37];[.D43];[.D49];[.D55];[.D61];[.D67];[.D73];[.D79])" office:value-type="float" office:value="0.00885583333333338" calcext:value-type="float">
            <text:p>0.009</text:p>
          </table:table-cell>
          <table:table-cell table:style-name="ce2" table:formula="of:=AVERAGE([.E7];[.E13];[.E25];[.E31];[.E37];[.E43];[.E49];[.E55];[.E61];[.E67];[.E73];[.E79])" office:value-type="float" office:value="-0.00446638888888887" calcext:value-type="float">
            <text:p>-0.004</text:p>
          </table:table-cell>
          <table:table-cell table:style-name="ce4" table:formula="of:=AVERAGE([.F7];[.F13];[.F25];[.F31];[.F37];[.F43];[.F49];[.F55];[.F61];[.F67];[.F73];[.F79])" office:value-type="float" office:value="0.00799444444444446" calcext:value-type="float">
            <text:p>0.008</text:p>
          </table:table-cell>
          <table:table-cell table:style-name="ce4" table:formula="of:=AVERAGE([.G7];[.G13];[.G25];[.G31];[.G37];[.G43];[.G49];[.G55];[.G61];[.G67];[.G73];[.G79])" office:value-type="float" office:value="0.00880555555555555" calcext:value-type="float">
            <text:p>0.009</text:p>
          </table:table-cell>
          <table:table-cell table:style-name="ce4" table:formula="of:=AVERAGE([.H7];[.H13];[.H25];[.H31];[.H37];[.H43];[.H49];[.H55];[.H61];[.H67];[.H73];[.H79])" office:value-type="float" office:value="0.00705333333333334" calcext:value-type="float">
            <text:p>0.007</text:p>
          </table:table-cell>
          <table:table-cell table:style-name="ce4" table:formula="of:=AVERAGE([.I7];[.I13];[.I25];[.I31];[.I37];[.I43];[.I49];[.I55];[.I61];[.I67];[.I73];[.I79])" office:value-type="float" office:value="0.00866472222222224" calcext:value-type="float">
            <text:p>0.009</text:p>
          </table:table-cell>
          <table:table-cell table:style-name="ce2" table:formula="of:=AVERAGE([.J7];[.J13];[.J25];[.J31];[.J37];[.J43];[.J49];[.J55];[.J61];[.J67];[.J73];[.J79])" office:value-type="float" office:value="0.00535722222222222" calcext:value-type="float">
            <text:p>0.005</text:p>
          </table:table-cell>
          <table:table-cell table:style-name="ce4" table:formula="of:=AVERAGE([.K7];[.K13];[.K25];[.K31];[.K37];[.K43];[.K49];[.K55];[.K61];[.K67];[.K73];[.K79])" office:value-type="float" office:value="0.00746472222222223" calcext:value-type="float">
            <text:p>0.007</text:p>
          </table:table-cell>
          <table:table-cell table:style-name="ce4" table:formula="of:=AVERAGE([.L7];[.L13];[.L25];[.L31];[.L37];[.L43];[.L49];[.L55];[.L61];[.L67];[.L73];[.L79])" office:value-type="float" office:value="0.00664499999999998" calcext:value-type="float">
            <text:p>0.007</text:p>
          </table:table-cell>
          <table:table-cell table:style-name="ce4" table:formula="of:=AVERAGE([.M7];[.M13];[.M25];[.M31];[.M37];[.M43];[.M49];[.M55];[.M61];[.M67];[.M73];[.M79])" office:value-type="float" office:value="0.00670611111111114" calcext:value-type="float">
            <text:p>0.007</text:p>
          </table:table-cell>
          <table:table-cell table:style-name="ce2" table:formula="of:=AVERAGE([.N7];[.N13];[.N25];[.N31];[.N37];[.N43];[.N49];[.N55];[.N61];[.N67];[.N73];[.N79])" office:value-type="float" office:value="0.00508833333333333" calcext:value-type="float">
            <text:p>0.005</text:p>
          </table:table-cell>
          <table:table-cell table:style-name="ce2" table:formula="of:=AVERAGE([.O7];[.O13];[.O25];[.O31];[.O37];[.O43];[.O49];[.O55];[.O61];[.O67];[.O73];[.O79])" office:value-type="float" office:value="0.00636527777777779" calcext:value-type="float">
            <text:p>0.006</text:p>
          </table:table-cell>
          <table:table-cell table:style-name="ce2" table:formula="of:=AVERAGE([.P7];[.P13];[.P25];[.P31];[.P37];[.P43];[.P49];[.P55];[.P61];[.P67];[.P73];[.P79])" office:value-type="float" office:value="0.00597500000000002" calcext:value-type="float">
            <text:p>0.006</text:p>
          </table:table-cell>
          <table:table-cell table:style-name="ce4" table:formula="of:=AVERAGE([.Q7];[.Q13];[.Q25];[.Q31];[.Q37];[.Q43];[.Q49];[.Q55];[.Q61];[.Q67];[.Q73];[.Q79])" office:value-type="float" office:value="0.00656416666666666" calcext:value-type="float">
            <text:p>0.007</text:p>
          </table:table-cell>
          <table:table-cell table:style-name="ce2" table:formula="of:=AVERAGE([.R7];[.R13];[.R25];[.R31];[.R37];[.R43];[.R49];[.R55];[.R61];[.R67];[.R73];[.R79])" office:value-type="float" office:value="0.00512249999999999" calcext:value-type="float">
            <text:p>0.005</text:p>
          </table:table-cell>
          <table:table-cell table:style-name="ce2" table:formula="of:=AVERAGE([.S7];[.S13];[.S25];[.S31];[.S37];[.S43];[.S49];[.S55];[.S61];[.S67];[.S73];[.S79])" office:value-type="float" office:value="0.0060986111111111" calcext:value-type="float">
            <text:p>0.006</text:p>
          </table:table-cell>
          <table:table-cell table:style-name="ce2" table:number-columns-repeated="1005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average real</text:p>
          </table:table-cell>
          <table:table-cell table:style-name="ce2" table:formula="of:=AVERAGE([.D85];[.D91];[.D97];[.D103];[.D109];[.D115];[.D121];[.D127];[.D133];[.D139];[.D145];[.D151])" office:value-type="float" office:value="-0.00564829326005951" calcext:value-type="float">
            <text:p>-0.006</text:p>
          </table:table-cell>
          <table:table-cell table:style-name="ce2" table:formula="of:=AVERAGE([.E85];[.E91];[.E97];[.E103];[.E109];[.E115];[.E121];[.E127];[.E133];[.E139];[.E145];[.E151])" office:value-type="float" office:value="-0.00342508250671955" calcext:value-type="float">
            <text:p>-0.003</text:p>
          </table:table-cell>
          <table:table-cell table:style-name="ce2" table:formula="of:=AVERAGE([.F85];[.F91];[.F97];[.F103];[.F109];[.F115];[.F121];[.F127];[.F133];[.F139];[.F145];[.F151])" office:value-type="float" office:value="-0.0046913339131818" calcext:value-type="float">
            <text:p>-0.005</text:p>
          </table:table-cell>
          <table:table-cell table:style-name="ce2" table:formula="of:=AVERAGE([.G85];[.G91];[.G97];[.G103];[.G109];[.G115];[.G121];[.G127];[.G133];[.G139];[.G145];[.G151])" office:value-type="float" office:value="-0.00497452866312454" calcext:value-type="float">
            <text:p>-0.005</text:p>
          </table:table-cell>
          <table:table-cell table:style-name="ce2" table:formula="of:=AVERAGE([.H85];[.H91];[.H97];[.H103];[.H109];[.H115];[.H121];[.H127];[.H133];[.H139];[.H145];[.H151])" office:value-type="float" office:value="-0.00552299146448775" calcext:value-type="float">
            <text:p>-0.006</text:p>
          </table:table-cell>
          <table:table-cell table:style-name="ce2" table:formula="of:=AVERAGE([.I85];[.I91];[.I97];[.I103];[.I109];[.I115];[.I121];[.I127];[.I133];[.I139];[.I145];[.I151])" office:value-type="float" office:value="-0.00255177757116936" calcext:value-type="float">
            <text:p>-0.003</text:p>
          </table:table-cell>
          <table:table-cell table:style-name="ce2" table:formula="of:=AVERAGE([.J85];[.J91];[.J97];[.J103];[.J109];[.J115];[.J121];[.J127];[.J133];[.J139];[.J145];[.J151])" office:value-type="float" office:value="-0.00155181336074322" calcext:value-type="float">
            <text:p>-0.002</text:p>
          </table:table-cell>
          <table:table-cell table:style-name="ce2" table:formula="of:=AVERAGE([.K85];[.K91];[.K97];[.K103];[.K109];[.K115];[.K121];[.K127];[.K133];[.K139];[.K145];[.K151])" office:value-type="float" office:value="-0.00527336351727404" calcext:value-type="float">
            <text:p>-0.005</text:p>
          </table:table-cell>
          <table:table-cell table:style-name="ce2" table:formula="of:=AVERAGE([.L85];[.L91];[.L97];[.L103];[.L109];[.L115];[.L121];[.L127];[.L133];[.L139];[.L145];[.L151])" office:value-type="float" office:value="-0.00225645790120126" calcext:value-type="float">
            <text:p>-0.002</text:p>
          </table:table-cell>
          <table:table-cell table:style-name="ce2" table:formula="of:=AVERAGE([.M85];[.M91];[.M97];[.M103];[.M109];[.M115];[.M121];[.M127];[.M133];[.M139];[.M145];[.M151])" office:value-type="float" office:value="-0.00255140745266816" calcext:value-type="float">
            <text:p>-0.003</text:p>
          </table:table-cell>
          <table:table-cell table:style-name="ce2" table:formula="of:=AVERAGE([.N85];[.N91];[.N97];[.N103];[.N109];[.N115];[.N121];[.N127];[.N133];[.N139];[.N145];[.N151])" office:value-type="float" office:value="-0.000724682182143258" calcext:value-type="float">
            <text:p>-0.001</text:p>
          </table:table-cell>
          <table:table-cell table:style-name="ce5" table:formula="of:=AVERAGE([.O85];[.O91];[.O97];[.O103];[.O109];[.O115];[.O121];[.O127];[.O133];[.O139];[.O145];[.O151])" office:value-type="float" office:value="-0.000304110401892626" calcext:value-type="float">
            <text:p>-0.0003</text:p>
          </table:table-cell>
          <table:table-cell table:style-name="ce2" table:formula="of:=AVERAGE([.P85];[.P91];[.P97];[.P103];[.P109];[.P115];[.P121];[.P127];[.P133];[.P139];[.P145];[.P151])" office:value-type="float" office:value="-0.00244422694469354" calcext:value-type="float">
            <text:p>-0.002</text:p>
          </table:table-cell>
          <table:table-cell table:style-name="ce2" table:formula="of:=AVERAGE([.Q85];[.Q91];[.Q97];[.Q103];[.Q109];[.Q115];[.Q121];[.Q127];[.Q133];[.Q139];[.Q145];[.Q151])" office:value-type="float" office:value="-0.000624968011843651" calcext:value-type="float">
            <text:p>-0.001</text:p>
          </table:table-cell>
          <table:table-cell table:style-name="ce2" table:formula="of:=AVERAGE([.R85];[.R91];[.R97];[.R103];[.R109];[.R115];[.R121];[.R127];[.R133];[.R139];[.R145];[.R151])" office:value-type="float" office:value="-0.00322330733474277" calcext:value-type="float">
            <text:p>-0.003</text:p>
          </table:table-cell>
          <table:table-cell table:style-name="ce2" table:formula="of:=AVERAGE([.S85];[.S91];[.S97];[.S103];[.S109];[.S115];[.S121];[.S127];[.S133];[.S139];[.S145];[.S151])" office:value-type="float" office:value="-0.000857050874057956" calcext:value-type="float">
            <text:p>-0.001</text:p>
          </table:table-cell>
          <table:table-cell table:style-name="ce2" table:number-columns-repeated="1005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combo</text:p>
          </table:table-cell>
          <table:table-cell table:style-name="ce2" office:value-type="string" calcext:value-type="string">
            <text:p>combo X</text:p>
          </table:table-cell>
          <table:table-cell table:style-name="ce2" office:value-type="string" calcext:value-type="string">
            <text:p>split2</text:p>
          </table:table-cell>
          <table:table-cell table:style-name="ce2" office:value-type="string" calcext:value-type="string">
            <text:p>split2 X</text:p>
          </table:table-cell>
          <table:table-cell table:style-name="ce2" office:value-type="string" calcext:value-type="string">
            <text:p>split1 classic</text:p>
          </table:table-cell>
          <table:table-cell table:style-name="ce2" office:value-type="string" calcext:value-type="string">
            <text:p>split1 classic X</text:p>
          </table:table-cell>
          <table:table-cell table:style-name="ce2" office:value-type="string" calcext:value-type="string">
            <text:p>split4</text:p>
          </table:table-cell>
          <table:table-cell table:style-name="ce2" office:value-type="string" calcext:value-type="string">
            <text:p>split4 X</text:p>
          </table:table-cell>
          <table:table-cell table:style-name="ce2" office:value-type="string" calcext:value-type="string">
            <text:p>split2 classic</text:p>
          </table:table-cell>
          <table:table-cell table:style-name="ce2" office:value-type="string" calcext:value-type="string">
            <text:p>split2 classic X</text:p>
          </table:table-cell>
          <table:table-cell table:style-name="ce2" office:value-type="string" calcext:value-type="string">
            <text:p>split9</text:p>
          </table:table-cell>
          <table:table-cell table:style-name="ce2" office:value-type="string" calcext:value-type="string">
            <text:p>split9 X</text:p>
          </table:table-cell>
          <table:table-cell table:style-name="ce2" office:value-type="string" calcext:value-type="string">
            <text:p>split4 classic</text:p>
          </table:table-cell>
          <table:table-cell table:style-name="ce2" office:value-type="string" calcext:value-type="string">
            <text:p>split4 classic X</text:p>
          </table:table-cell>
          <table:table-cell table:style-name="ce2" table:number-columns-repeated="1005"/>
        </table:table-row>
        <table:table-row table:style-name="ro1">
          <table:table-cell table:style-name="ce3" table:number-columns-repeated="1024"/>
        </table:table-row>
        <table:table-row table:style-name="ro1" table:number-rows-repeated="10484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TL" table:style-name="ta1">
        <table:table-column table:style-name="co19" table:number-columns-repeated="1024" table:default-cell-style-name="Default"/>
        <table:table-row table:style-name="ro1"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accuracy_mean_easy</text:p>
          </table:table-cell>
          <table:table-cell office:value-type="string" calcext:value-type="string">
            <text:p>accuracy_mean_hard</text:p>
          </table:table-cell>
          <table:table-cell office:value-type="string" calcext:value-type="string">
            <text:p>accuracy_mean_combo</text:p>
          </table:table-cell>
          <table:table-cell office:value-type="string" calcext:value-type="string">
            <text:p>accuracy_mean_combo_extreme</text:p>
          </table:table-cell>
          <table:table-cell office:value-type="string" calcext:value-type="string">
            <text:p>accuracy_mean_split2</text:p>
          </table:table-cell>
          <table:table-cell office:value-type="string" calcext:value-type="string">
            <text:p>accuracy_mean_split2_extreme</text:p>
          </table:table-cell>
          <table:table-cell office:value-type="string" calcext:value-type="string">
            <text:p>accuracy_mean_split1_classic</text:p>
          </table:table-cell>
          <table:table-cell office:value-type="string" calcext:value-type="string">
            <text:p>accuracy_mean_split1_classic_extreme</text:p>
          </table:table-cell>
          <table:table-cell office:value-type="string" calcext:value-type="string">
            <text:p>accuracy_mean_split4</text:p>
          </table:table-cell>
          <table:table-cell office:value-type="string" calcext:value-type="string">
            <text:p>accuracy_mean_split4_extreme</text:p>
          </table:table-cell>
          <table:table-cell office:value-type="string" calcext:value-type="string">
            <text:p>accuracy_mean_split2_classic</text:p>
          </table:table-cell>
          <table:table-cell office:value-type="string" calcext:value-type="string">
            <text:p>accuracy_mean_split2_classic_extreme</text:p>
          </table:table-cell>
          <table:table-cell office:value-type="string" calcext:value-type="string">
            <text:p>accuracy_mean_split9</text:p>
          </table:table-cell>
          <table:table-cell office:value-type="string" calcext:value-type="string">
            <text:p>accuracy_mean_split9_extreme</text:p>
          </table:table-cell>
          <table:table-cell office:value-type="string" calcext:value-type="string">
            <text:p>accuracy_mean_split4_classic</text:p>
          </table:table-cell>
          <table:table-cell office:value-type="string" calcext:value-type="string">
            <text:p>accuracy_mean_split4_classic_extreme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0_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0_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0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0_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0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0_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2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2_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2_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2_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2_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2_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3_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2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2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2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2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2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2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4_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4_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4_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4_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4_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4_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5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5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5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5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5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5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6_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6_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6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6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6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6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7_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7_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7_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7_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7_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7_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8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8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8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8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8_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8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9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9_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9_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9_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9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ata9_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arrhythmia_cf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arrhythmia_cf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arrhythmia_cf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arrhythmia_cf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arrhythmia_cf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arrhythmia_cf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anknote_authentic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anknote_authentication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anknote_authentication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anknote_authenticatio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anknote_authentication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anknote_authentication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reast-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reast-w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reast-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reast-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reast-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reast-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iabetes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iabete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iabete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iabetic_retinopath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iabetic_retinopath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iabetic_retinopath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iabetic_retinopath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iabetic_retinopath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iabetic_retinopath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lpd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lp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lp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lp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lpd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lp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onospher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onosphe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onospher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onosphe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onosphe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onospher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i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i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ima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ima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im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i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egment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egment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egment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egment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egment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egment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ona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on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onar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on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on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on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vertebral_colum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vertebral_colum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vertebral_colum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vertebral_colum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vertebral_colum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vertebral_colum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wdbc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wdb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wdb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wdbc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wdbc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wdbc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6" table:number-columns-repeated="1024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artificial sum</text:p>
          </table:table-cell>
          <table:table-cell table:style-name="ce8" table:formula="of:=SUM([.D2:.D6];[.D8:.D12];[.D14:.D18];[.D20:.D24];[.D26:.D30];[.D32:.D36];[.D38:.D42];[.D44:.D48];[.D50:.D54];[.D56:.D60];[.D62:.D66];[.D68:.D72];[.D74:.D78])/65" office:value-type="float" office:value="0.830769230769231" calcext:value-type="float">
            <text:p>0.831</text:p>
          </table:table-cell>
          <table:table-cell table:style-name="ce9" table:formula="of:=SUM([.E2:.E6];[.E8:.E12];[.E14:.E18];[.E20:.E24];[.E26:.E30];[.E32:.E36];[.E38:.E42];[.E44:.E48];[.E50:.E54];[.E56:.E60];[.E62:.E66];[.E68:.E72];[.E74:.E78])/65" office:value-type="float" office:value="0.276923076923077" calcext:value-type="float">
            <text:p>0.277</text:p>
          </table:table-cell>
          <table:table-cell table:style-name="ce8" table:formula="of:=SUM([.F2:.F6];[.F8:.F12];[.F14:.F18];[.F20:.F24];[.F26:.F30];[.F32:.F36];[.F38:.F42];[.F44:.F48];[.F50:.F54];[.F56:.F60];[.F62:.F66];[.F68:.F72];[.F74:.F78])/65" office:value-type="float" office:value="0.892307692307692" calcext:value-type="float">
            <text:p>0.892</text:p>
          </table:table-cell>
          <table:table-cell table:style-name="ce8" table:formula="of:=SUM([.G2:.G6];[.G8:.G12];[.G14:.G18];[.G20:.G24];[.G26:.G30];[.G32:.G36];[.G38:.G42];[.G44:.G48];[.G50:.G54];[.G56:.G60];[.G62:.G66];[.G68:.G72];[.G74:.G78])/65" office:value-type="float" office:value="0.876923076923077" calcext:value-type="float">
            <text:p>0.877</text:p>
          </table:table-cell>
          <table:table-cell table:style-name="ce8" table:formula="of:=SUM([.H2:.H6];[.H8:.H12];[.H14:.H18];[.H20:.H24];[.H26:.H30];[.H32:.H36];[.H38:.H42];[.H44:.H48];[.H50:.H54];[.H56:.H60];[.H62:.H66];[.H68:.H72];[.H74:.H78])/65" office:value-type="float" office:value="0.907692307692308" calcext:value-type="float">
            <text:p>0.908</text:p>
          </table:table-cell>
          <table:table-cell table:style-name="ce8" table:formula="of:=SUM([.I2:.I6];[.I8:.I12];[.I14:.I18];[.I20:.I24];[.I26:.I30];[.I32:.I36];[.I38:.I42];[.I44:.I48];[.I50:.I54];[.I56:.I60];[.I62:.I66];[.I68:.I72];[.I74:.I78])/65" office:value-type="float" office:value="0.876923076923077" calcext:value-type="float">
            <text:p>0.877</text:p>
          </table:table-cell>
          <table:table-cell table:style-name="ce8" table:formula="of:=SUM([.J2:.J6];[.J8:.J12];[.J14:.J18];[.J20:.J24];[.J26:.J30];[.J32:.J36];[.J38:.J42];[.J44:.J48];[.J50:.J54];[.J56:.J60];[.J62:.J66];[.J68:.J72];[.J74:.J78])/65" office:value-type="float" office:value="0.861538461538462" calcext:value-type="float">
            <text:p>0.862</text:p>
          </table:table-cell>
          <table:table-cell table:style-name="ce8" table:formula="of:=SUM([.K2:.K6];[.K8:.K12];[.K14:.K18];[.K20:.K24];[.K26:.K30];[.K32:.K36];[.K38:.K42];[.K44:.K48];[.K50:.K54];[.K56:.K60];[.K62:.K66];[.K68:.K72];[.K74:.K78])/65" office:value-type="float" office:value="0.892307692307692" calcext:value-type="float">
            <text:p>0.892</text:p>
          </table:table-cell>
          <table:table-cell table:style-name="ce8" table:formula="of:=SUM([.L2:.L6];[.L8:.L12];[.L14:.L18];[.L20:.L24];[.L26:.L30];[.L32:.L36];[.L38:.L42];[.L44:.L48];[.L50:.L54];[.L56:.L60];[.L62:.L66];[.L68:.L72];[.L74:.L78])/65" office:value-type="float" office:value="0.907692307692308" calcext:value-type="float">
            <text:p>0.908</text:p>
          </table:table-cell>
          <table:table-cell table:style-name="ce8" table:formula="of:=SUM([.M2:.M6];[.M8:.M12];[.M14:.M18];[.M20:.M24];[.M26:.M30];[.M32:.M36];[.M38:.M42];[.M44:.M48];[.M50:.M54];[.M56:.M60];[.M62:.M66];[.M68:.M72];[.M74:.M78])/65" office:value-type="float" office:value="0.923076923076923" calcext:value-type="float">
            <text:p>0.923</text:p>
          </table:table-cell>
          <table:table-cell table:style-name="ce8" table:formula="of:=SUM([.N2:.N6];[.N8:.N12];[.N14:.N18];[.N20:.N24];[.N26:.N30];[.N32:.N36];[.N38:.N42];[.N44:.N48];[.N50:.N54];[.N56:.N60];[.N62:.N66];[.N68:.N72];[.N74:.N78])/65" office:value-type="float" office:value="0.861538461538462" calcext:value-type="float">
            <text:p>0.862</text:p>
          </table:table-cell>
          <table:table-cell table:style-name="ce8" table:formula="of:=SUM([.O2:.O6];[.O8:.O12];[.O14:.O18];[.O20:.O24];[.O26:.O30];[.O32:.O36];[.O38:.O42];[.O44:.O48];[.O50:.O54];[.O56:.O60];[.O62:.O66];[.O68:.O72];[.O74:.O78])/65" office:value-type="float" office:value="0.892307692307692" calcext:value-type="float">
            <text:p>0.892</text:p>
          </table:table-cell>
          <table:table-cell table:style-name="ce8" table:formula="of:=SUM([.P2:.P6];[.P8:.P12];[.P14:.P18];[.P20:.P24];[.P26:.P30];[.P32:.P36];[.P38:.P42];[.P44:.P48];[.P50:.P54];[.P56:.P60];[.P62:.P66];[.P68:.P72];[.P74:.P78])/65" office:value-type="float" office:value="0.907692307692308" calcext:value-type="float">
            <text:p>0.908</text:p>
          </table:table-cell>
          <table:table-cell table:style-name="ce8" table:formula="of:=SUM([.Q2:.Q6];[.Q8:.Q12];[.Q14:.Q18];[.Q20:.Q24];[.Q26:.Q30];[.Q32:.Q36];[.Q38:.Q42];[.Q44:.Q48];[.Q50:.Q54];[.Q56:.Q60];[.Q62:.Q66];[.Q68:.Q72];[.Q74:.Q78])/65" office:value-type="float" office:value="0.892307692307692" calcext:value-type="float">
            <text:p>0.892</text:p>
          </table:table-cell>
          <table:table-cell table:style-name="ce8" table:formula="of:=SUM([.R2:.R6];[.R8:.R12];[.R14:.R18];[.R20:.R24];[.R26:.R30];[.R32:.R36];[.R38:.R42];[.R44:.R48];[.R50:.R54];[.R56:.R60];[.R62:.R66];[.R68:.R72];[.R74:.R78])/65" office:value-type="float" office:value="0.861538461538462" calcext:value-type="float">
            <text:p>0.862</text:p>
          </table:table-cell>
          <table:table-cell table:style-name="ce8" table:formula="of:=SUM([.S2:.S6];[.S8:.S12];[.S14:.S18];[.S20:.S24];[.S26:.S30];[.S32:.S36];[.S38:.S42];[.S44:.S48];[.S50:.S54];[.S56:.S60];[.S62:.S66];[.S68:.S72];[.S74:.S78])/65" office:value-type="float" office:value="0.876923076923077" calcext:value-type="float">
            <text:p>0.877</text:p>
          </table:table-cell>
          <table:table-cell table:style-name="ce6" table:number-columns-repeated="1005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artificial sum avg</text:p>
          </table:table-cell>
          <table:table-cell table:style-name="ce8" table:formula="of:=SUM([.D7];[.D13];[.D19];[.D25];[.D31];[.D37];[.D43];[.D49];[.D55];[.D61];[.D67];[.D73];[.D79])/13" office:value-type="float" office:value="0.846153846153846" calcext:value-type="float">
            <text:p>0.846</text:p>
          </table:table-cell>
          <table:table-cell table:style-name="ce9" table:formula="of:=SUM([.E7];[.E13];[.E19];[.E25];[.E31];[.E37];[.E43];[.E49];[.E55];[.E61];[.E67];[.E73];[.E79])/13" office:value-type="float" office:value="0.230769230769231" calcext:value-type="float">
            <text:p>0.231</text:p>
          </table:table-cell>
          <table:table-cell table:style-name="ce8" table:formula="of:=SUM([.F7];[.F13];[.F19];[.F25];[.F31];[.F37];[.F43];[.F49];[.F55];[.F61];[.F67];[.F73];[.F79])/13" office:value-type="float" office:value="0.923076923076923" calcext:value-type="float">
            <text:p>0.923</text:p>
          </table:table-cell>
          <table:table-cell table:style-name="ce8" table:formula="of:=SUM([.G7];[.G13];[.G19];[.G25];[.G31];[.G37];[.G43];[.G49];[.G55];[.G61];[.G67];[.G73];[.G79])/13" office:value-type="float" office:value="0.923076923076923" calcext:value-type="float">
            <text:p>0.923</text:p>
          </table:table-cell>
          <table:table-cell table:style-name="ce8" table:formula="of:=SUM([.H7];[.H13];[.H19];[.H25];[.H31];[.H37];[.H43];[.H49];[.H55];[.H61];[.H67];[.H73];[.H79])/13" office:value-type="float" office:value="0.923076923076923" calcext:value-type="float">
            <text:p>0.923</text:p>
          </table:table-cell>
          <table:table-cell table:style-name="ce8" table:formula="of:=SUM([.I7];[.I13];[.I19];[.I25];[.I31];[.I37];[.I43];[.I49];[.I55];[.I61];[.I67];[.I73];[.I79])/13" office:value-type="float" office:value="0.923076923076923" calcext:value-type="float">
            <text:p>0.923</text:p>
          </table:table-cell>
          <table:table-cell table:style-name="ce8" table:formula="of:=SUM([.J7];[.J13];[.J19];[.J25];[.J31];[.J37];[.J43];[.J49];[.J55];[.J61];[.J67];[.J73];[.J79])/13" office:value-type="float" office:value="0.846153846153846" calcext:value-type="float">
            <text:p>0.846</text:p>
          </table:table-cell>
          <table:table-cell table:style-name="ce8" table:formula="of:=SUM([.K7];[.K13];[.K19];[.K25];[.K31];[.K37];[.K43];[.K49];[.K55];[.K61];[.K67];[.K73];[.K79])/13" office:value-type="float" office:value="0.923076923076923" calcext:value-type="float">
            <text:p>0.923</text:p>
          </table:table-cell>
          <table:table-cell table:style-name="ce8" table:formula="of:=SUM([.L7];[.L13];[.L19];[.L25];[.L31];[.L37];[.L43];[.L49];[.L55];[.L61];[.L67];[.L73];[.L79])/13" office:value-type="float" office:value="0.923076923076923" calcext:value-type="float">
            <text:p>0.923</text:p>
          </table:table-cell>
          <table:table-cell table:style-name="ce8" table:formula="of:=SUM([.M7];[.M13];[.M19];[.M25];[.M31];[.M37];[.M43];[.M49];[.M55];[.M61];[.M67];[.M73];[.M79])/13" office:value-type="float" office:value="0.923076923076923" calcext:value-type="float">
            <text:p>0.923</text:p>
          </table:table-cell>
          <table:table-cell table:style-name="ce8" table:formula="of:=SUM([.N7];[.N13];[.N19];[.N25];[.N31];[.N37];[.N43];[.N49];[.N55];[.N61];[.N67];[.N73];[.N79])/13" office:value-type="float" office:value="0.923076923076923" calcext:value-type="float">
            <text:p>0.923</text:p>
          </table:table-cell>
          <table:table-cell table:style-name="ce8" table:formula="of:=SUM([.O7];[.O13];[.O19];[.O25];[.O31];[.O37];[.O43];[.O49];[.O55];[.O61];[.O67];[.O73];[.O79])/13" office:value-type="float" office:value="0.923076923076923" calcext:value-type="float">
            <text:p>0.923</text:p>
          </table:table-cell>
          <table:table-cell table:style-name="ce8" table:formula="of:=SUM([.P7];[.P13];[.P19];[.P25];[.P31];[.P37];[.P43];[.P49];[.P55];[.P61];[.P67];[.P73];[.P79])/13" office:value-type="float" office:value="0.923076923076923" calcext:value-type="float">
            <text:p>0.923</text:p>
          </table:table-cell>
          <table:table-cell table:style-name="ce8" table:formula="of:=SUM([.Q7];[.Q13];[.Q19];[.Q25];[.Q31];[.Q37];[.Q43];[.Q49];[.Q55];[.Q61];[.Q67];[.Q73];[.Q79])/13" office:value-type="float" office:value="0.923076923076923" calcext:value-type="float">
            <text:p>0.923</text:p>
          </table:table-cell>
          <table:table-cell table:style-name="ce8" table:formula="of:=SUM([.R7];[.R13];[.R19];[.R25];[.R31];[.R37];[.R43];[.R49];[.R55];[.R61];[.R67];[.R73];[.R79])/13" office:value-type="float" office:value="0.923076923076923" calcext:value-type="float">
            <text:p>0.923</text:p>
          </table:table-cell>
          <table:table-cell table:style-name="ce8" table:formula="of:=SUM([.S7];[.S13];[.S19];[.S25];[.S31];[.S37];[.S43];[.S49];[.S55];[.S61];[.S67];[.S73];[.S79])/13" office:value-type="float" office:value="0.923076923076923" calcext:value-type="float">
            <text:p>0.923</text:p>
          </table:table-cell>
          <table:table-cell table:style-name="ce6" table:number-columns-repeated="1005"/>
        </table:table-row>
        <table:table-row table:style-name="ro1">
          <table:table-cell table:style-name="ce6" table:number-columns-repeated="1024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real sum</text:p>
          </table:table-cell>
          <table:table-cell table:style-name="ce9" table:formula="of:=SUM([.D80:.D84];[.D86:.D90];[.D92:.D96];[.D98:.D102];[.D104:.D108];[.D110:.D114];[.D116:.D120];[.D122:.D126];[.D128:.D132];[.D134:.D138];[.D140:.D144];[.D146:.D150])/60" office:value-type="float" office:value="0.4" calcext:value-type="float">
            <text:p>0.400</text:p>
          </table:table-cell>
          <table:table-cell table:style-name="ce9" table:formula="of:=SUM([.E80:.E84];[.E86:.E90];[.E92:.E96];[.E98:.E102];[.E104:.E108];[.E110:.E114];[.E116:.E120];[.E122:.E126];[.E128:.E132];[.E134:.E138];[.E140:.E144];[.E146:.E150])/60" office:value-type="float" office:value="0.35" calcext:value-type="float">
            <text:p>0.350</text:p>
          </table:table-cell>
          <table:table-cell table:style-name="ce9" table:formula="of:=SUM([.F80:.F84];[.F86:.F90];[.F92:.F96];[.F98:.F102];[.F104:.F108];[.F110:.F114];[.F116:.F120];[.F122:.F126];[.F128:.F132];[.F134:.F138];[.F140:.F144];[.F146:.F150])/60" office:value-type="float" office:value="0.283333333333333" calcext:value-type="float">
            <text:p>0.283</text:p>
          </table:table-cell>
          <table:table-cell table:style-name="ce9" table:formula="of:=SUM([.G80:.G84];[.G86:.G90];[.G92:.G96];[.G98:.G102];[.G104:.G108];[.G110:.G114];[.G116:.G120];[.G122:.G126];[.G128:.G132];[.G134:.G138];[.G140:.G144];[.G146:.G150])/60" office:value-type="float" office:value="0.266666666666667" calcext:value-type="float">
            <text:p>0.267</text:p>
          </table:table-cell>
          <table:table-cell table:style-name="ce9" table:formula="of:=SUM([.H80:.H84];[.H86:.H90];[.H92:.H96];[.H98:.H102];[.H104:.H108];[.H110:.H114];[.H116:.H120];[.H122:.H126];[.H128:.H132];[.H134:.H138];[.H140:.H144];[.H146:.H150])/60" office:value-type="float" office:value="0.416666666666667" calcext:value-type="float">
            <text:p>0.417</text:p>
          </table:table-cell>
          <table:table-cell table:style-name="ce9" table:formula="of:=SUM([.I80:.I84];[.I86:.I90];[.I92:.I96];[.I98:.I102];[.I104:.I108];[.I110:.I114];[.I116:.I120];[.I122:.I126];[.I128:.I132];[.I134:.I138];[.I140:.I144];[.I146:.I150])/60" office:value-type="float" office:value="0.35" calcext:value-type="float">
            <text:p>0.350</text:p>
          </table:table-cell>
          <table:table-cell table:style-name="ce9" table:formula="of:=SUM([.J80:.J84];[.J86:.J90];[.J92:.J96];[.J98:.J102];[.J104:.J108];[.J110:.J114];[.J116:.J120];[.J122:.J126];[.J128:.J132];[.J134:.J138];[.J140:.J144];[.J146:.J150])/60" office:value-type="float" office:value="0.433333333333333" calcext:value-type="float">
            <text:p>0.433</text:p>
          </table:table-cell>
          <table:table-cell table:style-name="ce9" table:formula="of:=SUM([.K80:.K84];[.K86:.K90];[.K92:.K96];[.K98:.K102];[.K104:.K108];[.K110:.K114];[.K116:.K120];[.K122:.K126];[.K128:.K132];[.K134:.K138];[.K140:.K144];[.K146:.K150])/60" office:value-type="float" office:value="0.283333333333333" calcext:value-type="float">
            <text:p>0.283</text:p>
          </table:table-cell>
          <table:table-cell table:style-name="ce9" table:formula="of:=SUM([.L80:.L84];[.L86:.L90];[.L92:.L96];[.L98:.L102];[.L104:.L108];[.L110:.L114];[.L116:.L120];[.L122:.L126];[.L128:.L132];[.L134:.L138];[.L140:.L144];[.L146:.L150])/60" office:value-type="float" office:value="0.333333333333333" calcext:value-type="float">
            <text:p>0.333</text:p>
          </table:table-cell>
          <table:table-cell table:style-name="ce9" table:formula="of:=SUM([.M80:.M84];[.M86:.M90];[.M92:.M96];[.M98:.M102];[.M104:.M108];[.M110:.M114];[.M116:.M120];[.M122:.M126];[.M128:.M132];[.M134:.M138];[.M140:.M144];[.M146:.M150])/60" office:value-type="float" office:value="0.4" calcext:value-type="float">
            <text:p>0.400</text:p>
          </table:table-cell>
          <table:table-cell table:style-name="ce9" table:formula="of:=SUM([.N80:.N84];[.N86:.N90];[.N92:.N96];[.N98:.N102];[.N104:.N108];[.N110:.N114];[.N116:.N120];[.N122:.N126];[.N128:.N132];[.N134:.N138];[.N140:.N144];[.N146:.N150])/60" office:value-type="float" office:value="0.483333333333333" calcext:value-type="float">
            <text:p>0.483</text:p>
          </table:table-cell>
          <table:table-cell table:style-name="ce9" table:formula="of:=SUM([.O80:.O84];[.O86:.O90];[.O92:.O96];[.O98:.O102];[.O104:.O108];[.O110:.O114];[.O116:.O120];[.O122:.O126];[.O128:.O132];[.O134:.O138];[.O140:.O144];[.O146:.O150])/60" office:value-type="float" office:value="0.483333333333333" calcext:value-type="float">
            <text:p>0.483</text:p>
          </table:table-cell>
          <table:table-cell table:style-name="ce9" table:formula="of:=SUM([.P80:.P84];[.P86:.P90];[.P92:.P96];[.P98:.P102];[.P104:.P108];[.P110:.P114];[.P116:.P120];[.P122:.P126];[.P128:.P132];[.P134:.P138];[.P140:.P144];[.P146:.P150])/60" office:value-type="float" office:value="0.333333333333333" calcext:value-type="float">
            <text:p>0.333</text:p>
          </table:table-cell>
          <table:table-cell table:style-name="ce9" table:formula="of:=SUM([.Q80:.Q84];[.Q86:.Q90];[.Q92:.Q96];[.Q98:.Q102];[.Q104:.Q108];[.Q110:.Q114];[.Q116:.Q120];[.Q122:.Q126];[.Q128:.Q132];[.Q134:.Q138];[.Q140:.Q144];[.Q146:.Q150])/60" office:value-type="float" office:value="0.316666666666667" calcext:value-type="float">
            <text:p>0.317</text:p>
          </table:table-cell>
          <table:table-cell table:style-name="ce9" table:formula="of:=SUM([.R80:.R84];[.R86:.R90];[.R92:.R96];[.R98:.R102];[.R104:.R108];[.R110:.R114];[.R116:.R120];[.R122:.R126];[.R128:.R132];[.R134:.R138];[.R140:.R144];[.R146:.R150])/60" office:value-type="float" office:value="0.416666666666667" calcext:value-type="float">
            <text:p>0.417</text:p>
          </table:table-cell>
          <table:table-cell table:style-name="ce9" table:formula="of:=SUM([.S80:.S84];[.S86:.S90];[.S92:.S96];[.S98:.S102];[.S104:.S108];[.S110:.S114];[.S116:.S120];[.S122:.S126];[.S128:.S132];[.S134:.S138];[.S140:.S144];[.S146:.S150])/60" office:value-type="float" office:value="0.383333333333333" calcext:value-type="float">
            <text:p>0.383</text:p>
          </table:table-cell>
          <table:table-cell table:style-name="ce6" table:number-columns-repeated="1005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real sum avg</text:p>
          </table:table-cell>
          <table:table-cell table:style-name="ce9" table:formula="of:=SUM([.D85];[.D91];[.D97];[.D103];[.D109];[.D115];[.D121];[.D127];[.D133];[.D139];[.D145];[.D151])/12" office:value-type="float" office:value="0.5" calcext:value-type="float">
            <text:p>0.500</text:p>
          </table:table-cell>
          <table:table-cell table:style-name="ce9" table:formula="of:=SUM([.E85];[.E91];[.E97];[.E103];[.E109];[.E115];[.E121];[.E127];[.E133];[.E139];[.E145];[.E151])/12" office:value-type="float" office:value="0.333333333333333" calcext:value-type="float">
            <text:p>0.333</text:p>
          </table:table-cell>
          <table:table-cell table:style-name="ce9" table:formula="of:=SUM([.F85];[.F91];[.F97];[.F103];[.F109];[.F115];[.F121];[.F127];[.F133];[.F139];[.F145];[.F151])/12" office:value-type="float" office:value="0.25" calcext:value-type="float">
            <text:p>0.250</text:p>
          </table:table-cell>
          <table:table-cell table:style-name="ce9" table:formula="of:=SUM([.G85];[.G91];[.G97];[.G103];[.G109];[.G115];[.G121];[.G127];[.G133];[.G139];[.G145];[.G151])/12" office:value-type="float" office:value="0.25" calcext:value-type="float">
            <text:p>0.250</text:p>
          </table:table-cell>
          <table:table-cell table:style-name="ce9" table:formula="of:=SUM([.H85];[.H91];[.H97];[.H103];[.H109];[.H115];[.H121];[.H127];[.H133];[.H139];[.H145];[.H151])/12" office:value-type="float" office:value="0.5" calcext:value-type="float">
            <text:p>0.500</text:p>
          </table:table-cell>
          <table:table-cell table:style-name="ce9" table:formula="of:=SUM([.I85];[.I91];[.I97];[.I103];[.I109];[.I115];[.I121];[.I127];[.I133];[.I139];[.I145];[.I151])/12" office:value-type="float" office:value="0.333333333333333" calcext:value-type="float">
            <text:p>0.333</text:p>
          </table:table-cell>
          <table:table-cell table:style-name="ce9" table:formula="of:=SUM([.J85];[.J91];[.J97];[.J103];[.J109];[.J115];[.J121];[.J127];[.J133];[.J139];[.J145];[.J151])/12" office:value-type="float" office:value="0.416666666666667" calcext:value-type="float">
            <text:p>0.417</text:p>
          </table:table-cell>
          <table:table-cell table:style-name="ce9" table:formula="of:=SUM([.K85];[.K91];[.K97];[.K103];[.K109];[.K115];[.K121];[.K127];[.K133];[.K139];[.K145];[.K151])/12" office:value-type="float" office:value="0.333333333333333" calcext:value-type="float">
            <text:p>0.333</text:p>
          </table:table-cell>
          <table:table-cell table:style-name="ce9" table:formula="of:=SUM([.L85];[.L91];[.L97];[.L103];[.L109];[.L115];[.L121];[.L127];[.L133];[.L139];[.L145];[.L151])/12" office:value-type="float" office:value="0.5" calcext:value-type="float">
            <text:p>0.500</text:p>
          </table:table-cell>
          <table:table-cell table:style-name="ce9" table:formula="of:=SUM([.M85];[.M91];[.M97];[.M103];[.M109];[.M115];[.M121];[.M127];[.M133];[.M139];[.M145];[.M151])/12" office:value-type="float" office:value="0.416666666666667" calcext:value-type="float">
            <text:p>0.417</text:p>
          </table:table-cell>
          <table:table-cell table:style-name="ce9" table:formula="of:=SUM([.N85];[.N91];[.N97];[.N103];[.N109];[.N115];[.N121];[.N127];[.N133];[.N139];[.N145];[.N151])/12" office:value-type="float" office:value="0.583333333333333" calcext:value-type="float">
            <text:p>0.583</text:p>
          </table:table-cell>
          <table:table-cell table:style-name="ce9" table:formula="of:=SUM([.O85];[.O91];[.O97];[.O103];[.O109];[.O115];[.O121];[.O127];[.O133];[.O139];[.O145];[.O151])/12" office:value-type="float" office:value="0.416666666666667" calcext:value-type="float">
            <text:p>0.417</text:p>
          </table:table-cell>
          <table:table-cell table:style-name="ce9" table:formula="of:=SUM([.P85];[.P91];[.P97];[.P103];[.P109];[.P115];[.P121];[.P127];[.P133];[.P139];[.P145];[.P151])/12" office:value-type="float" office:value="0.416666666666667" calcext:value-type="float">
            <text:p>0.417</text:p>
          </table:table-cell>
          <table:table-cell table:style-name="ce9" table:formula="of:=SUM([.Q85];[.Q91];[.Q97];[.Q103];[.Q109];[.Q115];[.Q121];[.Q127];[.Q133];[.Q139];[.Q145];[.Q151])/12" office:value-type="float" office:value="0.333333333333333" calcext:value-type="float">
            <text:p>0.333</text:p>
          </table:table-cell>
          <table:table-cell table:style-name="ce9" table:formula="of:=SUM([.R85];[.R91];[.R97];[.R103];[.R109];[.R115];[.R121];[.R127];[.R133];[.R139];[.R145];[.R151])/12" office:value-type="float" office:value="0.416666666666667" calcext:value-type="float">
            <text:p>0.417</text:p>
          </table:table-cell>
          <table:table-cell table:style-name="ce9" table:formula="of:=SUM([.S85];[.S91];[.S97];[.S103];[.S109];[.S115];[.S121];[.S127];[.S133];[.S139];[.S145];[.S151])/12" office:value-type="float" office:value="0.416666666666667" calcext:value-type="float">
            <text:p>0.417</text:p>
          </table:table-cell>
          <table:table-cell table:style-name="ce6" table:number-columns-repeated="1005"/>
        </table:table-row>
        <table:table-row table:style-name="ro1">
          <table:table-cell table:style-name="ce6" table:number-columns-repeated="3"/>
          <table:table-cell table:style-name="ce9" table:number-columns-repeated="16"/>
          <table:table-cell table:style-name="ce6" table:number-columns-repeated="1005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real sum</text:p>
          </table:table-cell>
          <table:table-cell table:style-name="ce9" table:formula="of:=SUM([.D80:.D84];[.D92:.D96];[.D98:.D102];[.D104:.D108];[.D110:.D114];[.D116:.D120];[.D122:.D126];[.D134:.D138];[.D140:.D144];[.D146:.D150])/50" office:value-type="float" office:value="0.4" calcext:value-type="float">
            <text:p>0.400</text:p>
          </table:table-cell>
          <table:table-cell table:style-name="ce9" table:formula="of:=SUM([.E80:.E84];[.E92:.E96];[.E98:.E102];[.E104:.E108];[.E110:.E114];[.E116:.E120];[.E122:.E126];[.E134:.E138];[.E140:.E144];[.E146:.E150])/50" office:value-type="float" office:value="0.38" calcext:value-type="float">
            <text:p>0.380</text:p>
          </table:table-cell>
          <table:table-cell table:style-name="ce9" table:formula="of:=SUM([.F80:.F84];[.F92:.F96];[.F98:.F102];[.F104:.F108];[.F110:.F114];[.F116:.F120];[.F122:.F126];[.F134:.F138];[.F140:.F144];[.F146:.F150])/50" office:value-type="float" office:value="0.28" calcext:value-type="float">
            <text:p>0.280</text:p>
          </table:table-cell>
          <table:table-cell table:style-name="ce9" table:formula="of:=SUM([.G80:.G84];[.G92:.G96];[.G98:.G102];[.G104:.G108];[.G110:.G114];[.G116:.G120];[.G122:.G126];[.G134:.G138];[.G140:.G144];[.G146:.G150])/50" office:value-type="float" office:value="0.26" calcext:value-type="float">
            <text:p>0.260</text:p>
          </table:table-cell>
          <table:table-cell table:style-name="ce9" table:formula="of:=SUM([.H80:.H84];[.H92:.H96];[.H98:.H102];[.H104:.H108];[.H110:.H114];[.H116:.H120];[.H122:.H126];[.H134:.H138];[.H140:.H144];[.H146:.H150])/50" office:value-type="float" office:value="0.44" calcext:value-type="float">
            <text:p>0.440</text:p>
          </table:table-cell>
          <table:table-cell table:style-name="ce9" table:formula="of:=SUM([.I80:.I84];[.I92:.I96];[.I98:.I102];[.I104:.I108];[.I110:.I114];[.I116:.I120];[.I122:.I126];[.I134:.I138];[.I140:.I144];[.I146:.I150])/50" office:value-type="float" office:value="0.36" calcext:value-type="float">
            <text:p>0.360</text:p>
          </table:table-cell>
          <table:table-cell table:style-name="ce9" table:formula="of:=SUM([.J80:.J84];[.J92:.J96];[.J98:.J102];[.J104:.J108];[.J110:.J114];[.J116:.J120];[.J122:.J126];[.J134:.J138];[.J140:.J144];[.J146:.J150])/50" office:value-type="float" office:value="0.46" calcext:value-type="float">
            <text:p>0.460</text:p>
          </table:table-cell>
          <table:table-cell table:style-name="ce9" table:formula="of:=SUM([.K80:.K84];[.K92:.K96];[.K98:.K102];[.K104:.K108];[.K110:.K114];[.K116:.K120];[.K122:.K126];[.K134:.K138];[.K140:.K144];[.K146:.K150])/50" office:value-type="float" office:value="0.26" calcext:value-type="float">
            <text:p>0.260</text:p>
          </table:table-cell>
          <table:table-cell table:style-name="ce9" table:formula="of:=SUM([.L80:.L84];[.L92:.L96];[.L98:.L102];[.L104:.L108];[.L110:.L114];[.L116:.L120];[.L122:.L126];[.L134:.L138];[.L140:.L144];[.L146:.L150])/50" office:value-type="float" office:value="0.34" calcext:value-type="float">
            <text:p>0.340</text:p>
          </table:table-cell>
          <table:table-cell table:style-name="ce9" table:formula="of:=SUM([.M80:.M84];[.M92:.M96];[.M98:.M102];[.M104:.M108];[.M110:.M114];[.M116:.M120];[.M122:.M126];[.M134:.M138];[.M140:.M144];[.M146:.M150])/50" office:value-type="float" office:value="0.4" calcext:value-type="float">
            <text:p>0.400</text:p>
          </table:table-cell>
          <table:table-cell table:style-name="ce8" table:formula="of:=SUM([.N80:.N84];[.N92:.N96];[.N98:.N102];[.N104:.N108];[.N110:.N114];[.N116:.N120];[.N122:.N126];[.N134:.N138];[.N140:.N144];[.N146:.N150])/50" office:value-type="float" office:value="0.52" calcext:value-type="float">
            <text:p>0.520</text:p>
          </table:table-cell>
          <table:table-cell table:style-name="ce9" table:formula="of:=SUM([.O80:.O84];[.O92:.O96];[.O98:.O102];[.O104:.O108];[.O110:.O114];[.O116:.O120];[.O122:.O126];[.O134:.O138];[.O140:.O144];[.O146:.O150])/50" office:value-type="float" office:value="0.5" calcext:value-type="float">
            <text:p>0.500</text:p>
          </table:table-cell>
          <table:table-cell table:style-name="ce9" table:formula="of:=SUM([.P80:.P84];[.P92:.P96];[.P98:.P102];[.P104:.P108];[.P110:.P114];[.P116:.P120];[.P122:.P126];[.P134:.P138];[.P140:.P144];[.P146:.P150])/50" office:value-type="float" office:value="0.34" calcext:value-type="float">
            <text:p>0.340</text:p>
          </table:table-cell>
          <table:table-cell table:style-name="ce9" table:formula="of:=SUM([.Q80:.Q84];[.Q92:.Q96];[.Q98:.Q102];[.Q104:.Q108];[.Q110:.Q114];[.Q116:.Q120];[.Q122:.Q126];[.Q134:.Q138];[.Q140:.Q144];[.Q146:.Q150])/50" office:value-type="float" office:value="0.34" calcext:value-type="float">
            <text:p>0.340</text:p>
          </table:table-cell>
          <table:table-cell table:style-name="ce9" table:formula="of:=SUM([.R80:.R84];[.R92:.R96];[.R98:.R102];[.R104:.R108];[.R110:.R114];[.R116:.R120];[.R122:.R126];[.R134:.R138];[.R140:.R144];[.R146:.R150])/50" office:value-type="float" office:value="0.44" calcext:value-type="float">
            <text:p>0.440</text:p>
          </table:table-cell>
          <table:table-cell table:style-name="ce9" table:formula="of:=SUM([.S80:.S84];[.S92:.S96];[.S98:.S102];[.S104:.S108];[.S110:.S114];[.S116:.S120];[.S122:.S126];[.S134:.S138];[.S140:.S144];[.S146:.S150])/50" office:value-type="float" office:value="0.38" calcext:value-type="float">
            <text:p>0.380</text:p>
          </table:table-cell>
          <table:table-cell table:style-name="ce6" table:number-columns-repeated="1005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real sum avg</text:p>
          </table:table-cell>
          <table:table-cell table:style-name="ce9" table:formula="of:=SUM([.D85];[.D97];[.D103];[.D109];[.D115];[.D121];[.D127];[.D139];[.D145];[.D151])/10" office:value-type="float" office:value="0.5" calcext:value-type="float">
            <text:p>0.500</text:p>
          </table:table-cell>
          <table:table-cell table:style-name="ce9" table:formula="of:=SUM([.E85];[.E97];[.E103];[.E109];[.E115];[.E121];[.E127];[.E139];[.E145];[.E151])/10" office:value-type="float" office:value="0.3" calcext:value-type="float">
            <text:p>0.300</text:p>
          </table:table-cell>
          <table:table-cell table:style-name="ce9" table:formula="of:=SUM([.F85];[.F97];[.F103];[.F109];[.F115];[.F121];[.F127];[.F139];[.F145];[.F151])/10" office:value-type="float" office:value="0.2" calcext:value-type="float">
            <text:p>0.200</text:p>
          </table:table-cell>
          <table:table-cell table:style-name="ce9" table:formula="of:=SUM([.G85];[.G97];[.G103];[.G109];[.G115];[.G121];[.G127];[.G139];[.G145];[.G151])/10" office:value-type="float" office:value="0.2" calcext:value-type="float">
            <text:p>0.200</text:p>
          </table:table-cell>
          <table:table-cell table:style-name="ce9" table:formula="of:=SUM([.H85];[.H97];[.H103];[.H109];[.H115];[.H121];[.H127];[.H139];[.H145];[.H151])/10" office:value-type="float" office:value="0.5" calcext:value-type="float">
            <text:p>0.500</text:p>
          </table:table-cell>
          <table:table-cell table:style-name="ce9" table:formula="of:=SUM([.I85];[.I97];[.I103];[.I109];[.I115];[.I121];[.I127];[.I139];[.I145];[.I151])/10" office:value-type="float" office:value="0.3" calcext:value-type="float">
            <text:p>0.300</text:p>
          </table:table-cell>
          <table:table-cell table:style-name="ce9" table:formula="of:=SUM([.J85];[.J97];[.J103];[.J109];[.J115];[.J121];[.J127];[.J139];[.J145];[.J151])/10" office:value-type="float" office:value="0.4" calcext:value-type="float">
            <text:p>0.400</text:p>
          </table:table-cell>
          <table:table-cell table:style-name="ce9" table:formula="of:=SUM([.K85];[.K97];[.K103];[.K109];[.K115];[.K121];[.K127];[.K139];[.K145];[.K151])/10" office:value-type="float" office:value="0.3" calcext:value-type="float">
            <text:p>0.300</text:p>
          </table:table-cell>
          <table:table-cell table:style-name="ce9" table:formula="of:=SUM([.L85];[.L97];[.L103];[.L109];[.L115];[.L121];[.L127];[.L139];[.L145];[.L151])/10" office:value-type="float" office:value="0.5" calcext:value-type="float">
            <text:p>0.500</text:p>
          </table:table-cell>
          <table:table-cell table:style-name="ce9" table:formula="of:=SUM([.M85];[.M97];[.M103];[.M109];[.M115];[.M121];[.M127];[.M139];[.M145];[.M151])/10" office:value-type="float" office:value="0.4" calcext:value-type="float">
            <text:p>0.400</text:p>
          </table:table-cell>
          <table:table-cell table:style-name="ce8" table:formula="of:=SUM([.N85];[.N97];[.N103];[.N109];[.N115];[.N121];[.N127];[.N139];[.N145];[.N151])/10" office:value-type="float" office:value="0.6" calcext:value-type="float">
            <text:p>0.600</text:p>
          </table:table-cell>
          <table:table-cell table:style-name="ce9" table:formula="of:=SUM([.O85];[.O97];[.O103];[.O109];[.O115];[.O121];[.O127];[.O139];[.O145];[.O151])/10" office:value-type="float" office:value="0.4" calcext:value-type="float">
            <text:p>0.400</text:p>
          </table:table-cell>
          <table:table-cell table:style-name="ce9" table:formula="of:=SUM([.P85];[.P97];[.P103];[.P109];[.P115];[.P121];[.P127];[.P139];[.P145];[.P151])/10" office:value-type="float" office:value="0.4" calcext:value-type="float">
            <text:p>0.400</text:p>
          </table:table-cell>
          <table:table-cell table:style-name="ce9" table:formula="of:=SUM([.Q85];[.Q97];[.Q103];[.Q109];[.Q115];[.Q121];[.Q127];[.Q139];[.Q145];[.Q151])/10" office:value-type="float" office:value="0.4" calcext:value-type="float">
            <text:p>0.400</text:p>
          </table:table-cell>
          <table:table-cell table:style-name="ce9" table:formula="of:=SUM([.R85];[.R97];[.R103];[.R109];[.R115];[.R121];[.R127];[.R139];[.R145];[.R151])/10" office:value-type="float" office:value="0.5" calcext:value-type="float">
            <text:p>0.500</text:p>
          </table:table-cell>
          <table:table-cell table:style-name="ce9" table:formula="of:=SUM([.S85];[.S97];[.S103];[.S109];[.S115];[.S121];[.S127];[.S139];[.S145];[.S151])/10" office:value-type="float" office:value="0.5" calcext:value-type="float">
            <text:p>0.500</text:p>
          </table:table-cell>
          <table:table-cell table:style-name="ce6" table:number-columns-repeated="1005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(no segment, no banknote)</text:p>
          </table:table-cell>
          <table:table-cell table:style-name="ce9" table:number-columns-repeated="16"/>
          <table:table-cell table:style-name="ce6" table:number-columns-repeated="1005"/>
        </table:table-row>
        <table:table-row table:style-name="ro1">
          <table:table-cell table:style-name="ce6" table:number-columns-repeated="1024"/>
        </table:table-row>
        <table:table-row table:style-name="ro1">
          <table:table-cell table:style-name="ce6" table:number-columns-repeated="3"/>
          <table:table-cell table:style-name="ce10" office:value-type="string" calcext:value-type="string">
            <text:p>easy</text:p>
          </table:table-cell>
          <table:table-cell table:style-name="ce10" office:value-type="string" calcext:value-type="string">
            <text:p>hard</text:p>
          </table:table-cell>
          <table:table-cell table:style-name="ce10" office:value-type="string" calcext:value-type="string">
            <text:p>combo</text:p>
          </table:table-cell>
          <table:table-cell table:style-name="ce10" office:value-type="string" calcext:value-type="string">
            <text:p>combo X</text:p>
          </table:table-cell>
          <table:table-cell table:style-name="ce10" office:value-type="string" calcext:value-type="string">
            <text:p>split2</text:p>
          </table:table-cell>
          <table:table-cell table:style-name="ce10" office:value-type="string" calcext:value-type="string">
            <text:p>split2 X</text:p>
          </table:table-cell>
          <table:table-cell table:style-name="ce10" office:value-type="string" calcext:value-type="string">
            <text:p>split1 classic</text:p>
          </table:table-cell>
          <table:table-cell table:style-name="ce10" office:value-type="string" calcext:value-type="string">
            <text:p>split1 classic X</text:p>
          </table:table-cell>
          <table:table-cell table:style-name="ce10" office:value-type="string" calcext:value-type="string">
            <text:p>split4</text:p>
          </table:table-cell>
          <table:table-cell table:style-name="ce10" office:value-type="string" calcext:value-type="string">
            <text:p>split4 X</text:p>
          </table:table-cell>
          <table:table-cell table:style-name="ce10" office:value-type="string" calcext:value-type="string">
            <text:p>split2 classic</text:p>
          </table:table-cell>
          <table:table-cell table:style-name="ce10" office:value-type="string" calcext:value-type="string">
            <text:p>split2 classic X</text:p>
          </table:table-cell>
          <table:table-cell table:style-name="ce10" office:value-type="string" calcext:value-type="string">
            <text:p>split9</text:p>
          </table:table-cell>
          <table:table-cell table:style-name="ce10" office:value-type="string" calcext:value-type="string">
            <text:p>split9 X</text:p>
          </table:table-cell>
          <table:table-cell table:style-name="ce10" office:value-type="string" calcext:value-type="string">
            <text:p>split4 classic</text:p>
          </table:table-cell>
          <table:table-cell table:style-name="ce10" office:value-type="string" calcext:value-type="string">
            <text:p>split4 classic X</text:p>
          </table:table-cell>
          <table:table-cell table:style-name="ce6" table:number-columns-repeated="1005"/>
        </table:table-row>
        <table:table-row table:style-name="ro1" table:number-rows-repeated="2">
          <table:table-cell table:style-name="ce7" table:number-columns-repeated="1024"/>
        </table:table-row>
        <table:table-row table:style-name="ro1">
          <table:table-cell table:style-name="ce7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4" number:min-decimal-places="4" number:min-integer-digits="1" number:grouping="true"/>
    </number:number-style>
    <number:number-style style:name="N122">
      <number:number number:decimal-places="3" number:min-decimal-places="3" number:min-integer-digits="1" number:grouping="true"/>
    </number:number-style>
    <number:number-style style:name="N121">
      <number:number number:decimal-places="5" number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5-21T17:34:16.332954541</dc:date>
    <meta:editing-duration>PT2M37S</meta:editing-duration>
    <meta:editing-cycles>3</meta:editing-cycles>
    <meta:document-statistic meta:table-count="3" meta:cell-count="16742" meta:object-count="0"/>
  </office:meta>
</office:document-meta>
</file>